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5475" calcext:value-type="float">
            <text:p>547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425.6" calcext:value-type="float">
            <text:p>5425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49.8" calcext:value-type="float">
            <text:p>3649,8</text:p>
          </table:table-cell>
          <table:table-cell table:style-name="ce1" office:value-type="float" office:value="3128.4" calcext:value-type="float">
            <text:p>3128,4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4452" calcext:value-type="float">
            <text:p>4452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float" office:value="651.3" calcext:value-type="float">
            <text:p>651,3</text:p>
          </table:table-cell>
          <table:table-cell table:style-name="ce1" office:value-type="float" office:value="450.8" calcext:value-type="float">
            <text:p>450,8</text:p>
          </table:table-cell>
          <table:table-cell table:style-name="ce1" office:value-type="float" office:value="23906.8" calcext:value-type="float">
            <text:p>23906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22.4" calcext:value-type="float">
            <text:p>1122,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5494.8" calcext:value-type="float">
            <text:p>5494,8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60.3" calcext:value-type="float">
            <text:p>3760,3</text:p>
          </table:table-cell>
          <table:table-cell table:style-name="ce1" office:value-type="float" office:value="3133.5" calcext:value-type="float">
            <text:p>3133,5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3850.2" calcext:value-type="float">
            <text:p>3850,2</text:p>
          </table:table-cell>
          <table:table-cell table:style-name="ce1" office:value-type="float" office:value="1804.5" calcext:value-type="float">
            <text:p>1804,5</text:p>
          </table:table-cell>
          <table:table-cell table:style-name="ce1" office:value-type="float" office:value="450.8" calcext:value-type="float">
            <text:p>450,8</text:p>
          </table:table-cell>
          <table:table-cell table:style-name="ce1" office:value-type="float" office:value="360.4" calcext:value-type="float">
            <text:p>360,4</text:p>
          </table:table-cell>
          <table:table-cell table:style-name="ce1" office:value-type="float" office:value="23044" calcext:value-type="float">
            <text:p>2304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23.4" calcext:value-type="float">
            <text:p>1423,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66.7" calcext:value-type="float">
            <text:p>66,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5455" calcext:value-type="float">
            <text:p>5455</text:p>
          </table:table-cell>
          <table:table-cell table:style-name="ce1" office:value-type="float" office:value="260.2" calcext:value-type="float">
            <text:p>260,2</text:p>
          </table:table-cell>
          <table:table-cell table:style-name="ce1" office:value-type="float" office:value="4521.4" calcext:value-type="float">
            <text:p>4521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7.8" calcext:value-type="float">
            <text:p>2967,8</text:p>
          </table:table-cell>
          <table:table-cell table:style-name="ce1" office:value-type="float" office:value="2486.4" calcext:value-type="float">
            <text:p>2486,4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4632.2" calcext:value-type="float">
            <text:p>4632,2</text:p>
          </table:table-cell>
          <table:table-cell table:style-name="ce1" office:value-type="float" office:value="1253.3" calcext:value-type="float">
            <text:p>1253,3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24287.4" calcext:value-type="float">
            <text:p>24287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2.2" calcext:value-type="float">
            <text:p>1002,2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5134" calcext:value-type="float">
            <text:p>5134</text:p>
          </table:table-cell>
          <table:table-cell table:style-name="ce1" office:value-type="float" office:value="320.4" calcext:value-type="float">
            <text:p>320,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425.6" calcext:value-type="float">
            <text:p>5425,6</text:p>
          </table:table-cell>
          <table:table-cell table:style-name="ce1" office:value-type="float" office:value="3529.2" calcext:value-type="float">
            <text:p>3529,2</text:p>
          </table:table-cell>
          <table:table-cell table:style-name="ce1" office:value-type="float" office:value="2045.4" calcext:value-type="float">
            <text:p>2045,4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5174" calcext:value-type="float">
            <text:p>5174</text:p>
          </table:table-cell>
          <table:table-cell table:style-name="ce1" office:value-type="float" office:value="1453.8" calcext:value-type="float">
            <text:p>1453,8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350.5" calcext:value-type="float">
            <text:p>350,5</text:p>
          </table:table-cell>
          <table:table-cell table:style-name="ce1" office:value-type="float" office:value="22261.8" calcext:value-type="float">
            <text:p>22261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523.8" calcext:value-type="float">
            <text:p>1523,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4792.8" calcext:value-type="float">
            <text:p>4792,8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3391" calcext:value-type="float">
            <text:p>33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8" calcext:value-type="float">
            <text:p>3008</text:p>
          </table:table-cell>
          <table:table-cell table:style-name="ce1" office:value-type="float" office:value="2426.2" calcext:value-type="float">
            <text:p>2426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12.8" calcext:value-type="float">
            <text:p>4712,8</text:p>
          </table:table-cell>
          <table:table-cell table:style-name="ce1" office:value-type="float" office:value="1629" calcext:value-type="float">
            <text:p>1629</text:p>
          </table:table-cell>
          <table:table-cell table:style-name="ce1" office:value-type="float" office:value="475.5" calcext:value-type="float">
            <text:p>475,5</text:p>
          </table:table-cell>
          <table:table-cell table:style-name="ce1" office:value-type="float" office:value="350.5" calcext:value-type="float">
            <text:p>350,5</text:p>
          </table:table-cell>
          <table:table-cell table:style-name="ce1" office:value-type="float" office:value="22482.2" calcext:value-type="float">
            <text:p>22482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43.8" calcext:value-type="float">
            <text:p>1543,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5173.8" calcext:value-type="float">
            <text:p>5173,8</text:p>
          </table:table-cell>
          <table:table-cell table:style-name="ce1" office:value-type="float" office:value="250.3" calcext:value-type="float">
            <text:p>250,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85.5" calcext:value-type="float">
            <text:p>3885,5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4512.2" calcext:value-type="float">
            <text:p>4512,2</text:p>
          </table:table-cell>
          <table:table-cell table:style-name="ce1" office:value-type="float" office:value="1127.8" calcext:value-type="float">
            <text:p>1127,8</text:p>
          </table:table-cell>
          <table:table-cell table:style-name="ce1" office:value-type="float" office:value="400.8" calcext:value-type="float">
            <text:p>400,8</text:p>
          </table:table-cell>
          <table:table-cell table:style-name="ce1" office:value-type="float" office:value="375.5" calcext:value-type="float">
            <text:p>375,5</text:p>
          </table:table-cell>
          <table:table-cell table:style-name="ce1" office:value-type="float" office:value="22703.2" calcext:value-type="float">
            <text:p>22703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42.4" calcext:value-type="float">
            <text:p>1042,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5133.6" calcext:value-type="float">
            <text:p>5133,6</text:p>
          </table:table-cell>
          <table:table-cell table:style-name="ce1" office:value-type="float" office:value="300.2" calcext:value-type="float">
            <text:p>300,2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68.4" calcext:value-type="float">
            <text:p>3168,4</text:p>
          </table:table-cell>
          <table:table-cell table:style-name="ce1" office:value-type="float" office:value="2426.4" calcext:value-type="float">
            <text:p>2426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74" calcext:value-type="float">
            <text:p>5074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340.6" calcext:value-type="float">
            <text:p>340,6</text:p>
          </table:table-cell>
          <table:table-cell table:style-name="ce1" office:value-type="float" office:value="325.5" calcext:value-type="float">
            <text:p>325,5</text:p>
          </table:table-cell>
          <table:table-cell table:style-name="ce1" office:value-type="float" office:value="23425" calcext:value-type="float">
            <text:p>23425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1082.4" calcext:value-type="float">
            <text:p>1082,4</text:p>
          </table:table-cell>
          <table:table-cell table:style-name="ce1" office:value-type="float" office:value="87.5" calcext:value-type="float">
            <text:p>8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4632.2" calcext:value-type="float">
            <text:p>4632,2</text:p>
          </table:table-cell>
          <table:table-cell table:style-name="ce1" office:value-type="float" office:value="200.2" calcext:value-type="float">
            <text:p>20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3068.2" calcext:value-type="float">
            <text:p>3068,2</text:p>
          </table:table-cell>
          <table:table-cell table:style-name="ce1" office:value-type="float" office:value="2345.8" calcext:value-type="float">
            <text:p>2345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870.2" calcext:value-type="float">
            <text:p>3870,2</text:p>
          </table:table-cell>
          <table:table-cell table:style-name="ce1" office:value-type="float" office:value="1478.8" calcext:value-type="float">
            <text:p>1478,8</text:p>
          </table:table-cell>
          <table:table-cell table:style-name="ce1" office:value-type="float" office:value="280.2" calcext:value-type="float">
            <text:p>280,2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22161.6" calcext:value-type="float">
            <text:p>22161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1323.2" calcext:value-type="float">
            <text:p>1323,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5.9" calcext:value-type="float">
            <text:p>15,9</text:p>
          </table:table-cell>
          <table:table-cell office:value-type="float" office:value="5053.6" calcext:value-type="float">
            <text:p>5053,6</text:p>
          </table:table-cell>
          <table:table-cell office:value-type="float" office:value="340.6" calcext:value-type="float">
            <text:p>340,6</text:p>
          </table:table-cell>
          <table:table-cell office:value-type="float" office:value="0" calcext:value-type="float">
            <text:p>0</text:p>
          </table:table-cell>
          <table:table-cell office:value-type="float" office:value="3391" calcext:value-type="float">
            <text:p>3391</text:p>
          </table:table-cell>
          <table:table-cell office:value-type="float" office:value="2712.8" calcext:value-type="float">
            <text:p>2712,8</text:p>
          </table:table-cell>
          <table:table-cell office:value-type="float" office:value="3489.2" calcext:value-type="float">
            <text:p>3489,2</text:p>
          </table:table-cell>
          <table:table-cell office:value-type="float" office:value="2666.8" calcext:value-type="float">
            <text:p>2666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4732.6" calcext:value-type="float">
            <text:p>4732,6</text:p>
          </table:table-cell>
          <table:table-cell office:value-type="float" office:value="1854.8" calcext:value-type="float">
            <text:p>1854,8</text:p>
          </table:table-cell>
          <table:table-cell office:value-type="float" office:value="200" calcext:value-type="float">
            <text:p>200</text:p>
          </table:table-cell>
          <table:table-cell office:value-type="float" office:value="375.5" calcext:value-type="float">
            <text:p>375,5</text:p>
          </table:table-cell>
          <table:table-cell office:value-type="float" office:value="22041.4" calcext:value-type="float">
            <text:p>22041,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02.4" calcext:value-type="float">
            <text:p>1102,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7.7" calcext:value-type="float">
            <text:p>17,7</text:p>
          </table:table-cell>
          <table:table-cell office:value-type="float" office:value="4793" calcext:value-type="float">
            <text:p>4793</text:p>
          </table:table-cell>
          <table:table-cell office:value-type="float" office:value="300.4" calcext:value-type="float">
            <text:p>30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2245.6" calcext:value-type="float">
            <text:p>2245,6</text:p>
          </table:table-cell>
          <table:table-cell office:value-type="float" office:value="2712.8" calcext:value-type="float">
            <text:p>2712,8</text:p>
          </table:table-cell>
          <table:table-cell office:value-type="float" office:value="4070.8" calcext:value-type="float">
            <text:p>4070,8</text:p>
          </table:table-cell>
          <table:table-cell office:value-type="float" office:value="1428.5" calcext:value-type="float">
            <text:p>1428,5</text:p>
          </table:table-cell>
          <table:table-cell office:value-type="float" office:value="360.6" calcext:value-type="float">
            <text:p>360,6</text:p>
          </table:table-cell>
          <table:table-cell office:value-type="float" office:value="350.8" calcext:value-type="float">
            <text:p>350,8</text:p>
          </table:table-cell>
          <table:table-cell office:value-type="float" office:value="22883.8" calcext:value-type="float">
            <text:p>22883,8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1584" calcext:value-type="float">
            <text:p>1584</text:p>
          </table:table-cell>
          <table:table-cell office:value-type="float" office:value="30" calcext:value-type="float">
            <text:p>30</text:p>
          </table:table-cell>
          <table:table-cell office:value-type="float" office:value="5425.6" calcext:value-type="float">
            <text:p>5425,6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9.4" calcext:value-type="float">
            <text:p>19,4</text:p>
          </table:table-cell>
          <table:table-cell office:value-type="float" office:value="5174" calcext:value-type="float">
            <text:p>5174</text:p>
          </table:table-cell>
          <table:table-cell office:value-type="float" office:value="240.2" calcext:value-type="float">
            <text:p>240,2</text:p>
          </table:table-cell>
          <table:table-cell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2887.6" calcext:value-type="float">
            <text:p>2887,6</text:p>
          </table:table-cell>
          <table:table-cell office:value-type="float" office:value="2807.6" calcext:value-type="float">
            <text:p>2807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3629.6" calcext:value-type="float">
            <text:p>3629,6</text:p>
          </table:table-cell>
          <table:table-cell office:value-type="float" office:value="1328.3" calcext:value-type="float">
            <text:p>1328,3</text:p>
          </table:table-cell>
          <table:table-cell office:value-type="float" office:value="300.4" calcext:value-type="float">
            <text:p>300,4</text:p>
          </table:table-cell>
          <table:table-cell office:value-type="float" office:value="350.5" calcext:value-type="float">
            <text:p>350,5</text:p>
          </table:table-cell>
          <table:table-cell office:value-type="float" office:value="21900.8" calcext:value-type="float">
            <text:p>21900,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63.6" calcext:value-type="float">
            <text:p>1463,6</text:p>
          </table:table-cell>
          <table:table-cell office:value-type="float" office:value="62.5" calcext:value-type="float">
            <text:p>62,5</text:p>
          </table:table-cell>
          <table:table-cell office:value-type="float" office:value="3391" calcext:value-type="float">
            <text:p>3391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4732.6" calcext:value-type="float">
            <text:p>4732,6</text:p>
          </table:table-cell>
          <table:table-cell office:value-type="float" office:value="320.6" calcext:value-type="float">
            <text:p>320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0" calcext:value-type="float">
            <text:p>0</text:p>
          </table:table-cell>
          <table:table-cell office:value-type="float" office:value="5425.6" calcext:value-type="float">
            <text:p>5425,6</text:p>
          </table:table-cell>
          <table:table-cell office:value-type="float" office:value="2707" calcext:value-type="float">
            <text:p>2707</text:p>
          </table:table-cell>
          <table:table-cell office:value-type="float" office:value="2486.6" calcext:value-type="float">
            <text:p>2486,6</text:p>
          </table:table-cell>
          <table:table-cell office:value-type="float" office:value="3391" calcext:value-type="float">
            <text:p>3391</text:p>
          </table:table-cell>
          <table:table-cell office:value-type="float" office:value="4030.8" calcext:value-type="float">
            <text:p>4030,8</text:p>
          </table:table-cell>
          <table:table-cell office:value-type="float" office:value="1679.3" calcext:value-type="float">
            <text:p>1679,3</text:p>
          </table:table-cell>
          <table:table-cell office:value-type="float" office:value="220.4" calcext:value-type="float">
            <text:p>220,4</text:p>
          </table:table-cell>
          <table:table-cell office:value-type="float" office:value="360.4" calcext:value-type="float">
            <text:p>360,4</text:p>
          </table:table-cell>
          <table:table-cell office:value-type="float" office:value="22181.8" calcext:value-type="float">
            <text:p>22181,8</text:p>
          </table:table-cell>
          <table:table-cell office:value-type="float" office:value="37.5" calcext:value-type="float">
            <text:p>37,5</text:p>
          </table:table-cell>
          <table:table-cell office:value-type="float" office:value="133.3" calcext:value-type="float">
            <text:p>133,3</text:p>
          </table:table-cell>
          <table:table-cell office:value-type="float" office:value="1223" calcext:value-type="float">
            <text:p>1223</text:p>
          </table:table-cell>
          <table:table-cell office:value-type="float" office:value="80" calcext:value-type="float">
            <text:p>80</text:p>
          </table:table-cell>
          <table:table-cell office:value-type="float" office:value="4521.4" calcext:value-type="float">
            <text:p>4521,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4231.2" calcext:value-type="float">
            <text:p>4231,2</text:p>
          </table:table-cell>
          <table:table-cell office:value-type="float" office:value="480.8" calcext:value-type="float">
            <text:p>480,8</text:p>
          </table:table-cell>
          <table:table-cell office:value-type="float" office:value="0" calcext:value-type="float">
            <text:p>0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3391" calcext:value-type="float">
            <text:p>3391</text:p>
          </table:table-cell>
          <table:table-cell office:value-type="float" office:value="2667.2" calcext:value-type="float">
            <text:p>2667,2</text:p>
          </table:table-cell>
          <table:table-cell office:value-type="float" office:value="2587" calcext:value-type="float">
            <text:p>2587</text:p>
          </table:table-cell>
          <table:table-cell office:value-type="float" office:value="4521.4" calcext:value-type="float">
            <text:p>4521,4</text:p>
          </table:table-cell>
          <table:table-cell office:value-type="float" office:value="4050.8" calcext:value-type="float">
            <text:p>4050,8</text:p>
          </table:table-cell>
          <table:table-cell office:value-type="float" office:value="2486.6" calcext:value-type="float">
            <text:p>2486,6</text:p>
          </table:table-cell>
          <table:table-cell office:value-type="float" office:value="681.4" calcext:value-type="float">
            <text:p>681,4</text:p>
          </table:table-cell>
          <table:table-cell office:value-type="float" office:value="340.6" calcext:value-type="float">
            <text:p>340,6</text:p>
          </table:table-cell>
          <table:table-cell office:value-type="float" office:value="694092.8" calcext:value-type="float">
            <text:p>694092,8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122.6" calcext:value-type="float">
            <text:p>1122,6</text:p>
          </table:table-cell>
          <table:table-cell office:value-type="float" office:value="183.3" calcext:value-type="float">
            <text:p>183,3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5193.8" calcext:value-type="float">
            <text:p>5193,8</text:p>
          </table:table-cell>
          <table:table-cell office:value-type="float" office:value="781.6" calcext:value-type="float">
            <text:p>781,6</text:p>
          </table:table-cell>
          <table:table-cell office:value-type="float" office:value="0" calcext:value-type="float">
            <text:p>0</text:p>
          </table:table-cell>
          <table:table-cell office:value-type="float" office:value="86972.8" calcext:value-type="float">
            <text:p>8697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2847.6" calcext:value-type="float">
            <text:p>2847,6</text:p>
          </table:table-cell>
          <table:table-cell office:value-type="float" office:value="2386.4" calcext:value-type="float">
            <text:p>2386,4</text:p>
          </table:table-cell>
          <table:table-cell office:value-type="float" office:value="8138.4" calcext:value-type="float">
            <text:p>8138,4</text:p>
          </table:table-cell>
          <table:table-cell office:value-type="float" office:value="4111" calcext:value-type="float">
            <text:p>4111</text:p>
          </table:table-cell>
          <table:table-cell office:value-type="float" office:value="2682" calcext:value-type="float">
            <text:p>2682</text:p>
          </table:table-cell>
          <table:table-cell office:value-type="float" office:value="721.2" calcext:value-type="float">
            <text:p>721,2</text:p>
          </table:table-cell>
          <table:table-cell office:value-type="float" office:value="500.8" calcext:value-type="float">
            <text:p>500,8</text:p>
          </table:table-cell>
          <table:table-cell office:value-type="float" office:value="1625056" calcext:value-type="float">
            <text:p>1625056</text:p>
          </table:table-cell>
          <table:table-cell office:value-type="float" office:value="62.5" calcext:value-type="float">
            <text:p>62,5</text:p>
          </table:table-cell>
          <table:table-cell office:value-type="float" office:value="50" calcext:value-type="float">
            <text:p>50</text:p>
          </table:table-cell>
          <table:table-cell office:value-type="float" office:value="1202.6" calcext:value-type="float">
            <text:p>1202,6</text:p>
          </table:table-cell>
          <table:table-cell office:value-type="float" office:value="160" calcext:value-type="float">
            <text:p>160</text:p>
          </table:table-cell>
          <table:table-cell office:value-type="float" office:value="8138.4" calcext:value-type="float">
            <text:p>8138,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5013.6" calcext:value-type="float">
            <text:p>5013,6</text:p>
          </table:table-cell>
          <table:table-cell office:value-type="float" office:value="1463.6" calcext:value-type="float">
            <text:p>1463,6</text:p>
          </table:table-cell>
          <table:table-cell office:value-type="float" office:value="2712.8" calcext:value-type="float">
            <text:p>2712,8</text:p>
          </table:table-cell>
          <table:table-cell office:value-type="float" office:value="2241462" calcext:value-type="float">
            <text:p>2241462</text:p>
          </table:table-cell>
          <table:table-cell office:value-type="float" office:value="3391" calcext:value-type="float">
            <text:p>3391</text:p>
          </table:table-cell>
          <table:table-cell office:value-type="float" office:value="3108.4" calcext:value-type="float">
            <text:p>3108,4</text:p>
          </table:table-cell>
          <table:table-cell office:value-type="float" office:value="2326" calcext:value-type="float">
            <text:p>2326</text:p>
          </table:table-cell>
          <table:table-cell office:value-type="float" office:value="78807.2" calcext:value-type="float">
            <text:p>78807,2</text:p>
          </table:table-cell>
          <table:table-cell office:value-type="float" office:value="4050.8" calcext:value-type="float">
            <text:p>4050,8</text:p>
          </table:table-cell>
          <table:table-cell office:value-type="float" office:value="2155.5" calcext:value-type="float">
            <text:p>2155,5</text:p>
          </table:table-cell>
          <table:table-cell office:value-type="float" office:value="861.8" calcext:value-type="float">
            <text:p>861,8</text:p>
          </table:table-cell>
          <table:table-cell office:value-type="float" office:value="641.6" calcext:value-type="float">
            <text:p>641,6</text:p>
          </table:table-cell>
          <table:table-cell office:value-type="float" office:value="2072960" calcext:value-type="float">
            <text:p>207296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63" calcext:value-type="float">
            <text:p>1263</text:p>
          </table:table-cell>
          <table:table-cell office:value-type="float" office:value="225" calcext:value-type="float">
            <text:p>225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office:value-type="float" office:value="5013.6" calcext:value-type="float">
            <text:p>5013,6</text:p>
          </table:table-cell>
          <table:table-cell office:value-type="float" office:value="2025" calcext:value-type="float">
            <text:p>2025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220868.5" calcext:value-type="float">
            <text:p>3220868,5</text:p>
          </table:table-cell>
          <table:table-cell office:value-type="float" office:value="0" calcext:value-type="float">
            <text:p>0</text:p>
          </table:table-cell>
          <table:table-cell office:value-type="float" office:value="2827.4" calcext:value-type="float">
            <text:p>2827,4</text:p>
          </table:table-cell>
          <table:table-cell office:value-type="float" office:value="2586.6" calcext:value-type="float">
            <text:p>2586,6</text:p>
          </table:table-cell>
          <table:table-cell office:value-type="float" office:value="89685.6" calcext:value-type="float">
            <text:p>89685,6</text:p>
          </table:table-cell>
          <table:table-cell office:value-type="float" office:value="3629.8" calcext:value-type="float">
            <text:p>3629,8</text:p>
          </table:table-cell>
          <table:table-cell office:value-type="float" office:value="1724.2" calcext:value-type="float">
            <text:p>1724,2</text:p>
          </table:table-cell>
          <table:table-cell office:value-type="float" office:value="621.4" calcext:value-type="float">
            <text:p>621,4</text:p>
          </table:table-cell>
          <table:table-cell office:value-type="float" office:value="701.4" calcext:value-type="float">
            <text:p>701,4</text:p>
          </table:table-cell>
          <table:table-cell office:value-type="float" office:value="2761731.4" calcext:value-type="float">
            <text:p>2761731,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42.6" calcext:value-type="float">
            <text:p>1142,6</text:p>
          </table:table-cell>
          <table:table-cell office:value-type="float" office:value="220" calcext:value-type="float">
            <text:p>220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200.3" calcext:value-type="float">
            <text:p>200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4492.2" calcext:value-type="float">
            <text:p>4492,2</text:p>
          </table:table-cell>
          <table:table-cell office:value-type="float" office:value="2446.4" calcext:value-type="float">
            <text:p>2446,4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3919987.4" calcext:value-type="float">
            <text:p>3919987,4</text:p>
          </table:table-cell>
          <table:table-cell office:value-type="float" office:value="0" calcext:value-type="float">
            <text:p>0</text:p>
          </table:table-cell>
          <table:table-cell office:value-type="float" office:value="2406.2" calcext:value-type="float">
            <text:p>2406,2</text:p>
          </table:table-cell>
          <table:table-cell office:value-type="float" office:value="2666.8" calcext:value-type="float">
            <text:p>2666,8</text:p>
          </table:table-cell>
          <table:table-cell office:value-type="float" office:value="92398.4" calcext:value-type="float">
            <text:p>92398,4</text:p>
          </table:table-cell>
          <table:table-cell office:value-type="float" office:value="4572.2" calcext:value-type="float">
            <text:p>4572,2</text:p>
          </table:table-cell>
          <table:table-cell office:value-type="float" office:value="1629" calcext:value-type="float">
            <text:p>1629</text:p>
          </table:table-cell>
          <table:table-cell office:value-type="float" office:value="521.2" calcext:value-type="float">
            <text:p>521,2</text:p>
          </table:table-cell>
          <table:table-cell office:value-type="float" office:value="927" calcext:value-type="float">
            <text:p>927</text:p>
          </table:table-cell>
          <table:table-cell office:value-type="float" office:value="2947827.2" calcext:value-type="float">
            <text:p>2947827,2</text:p>
          </table:table-cell>
          <table:table-cell office:value-type="float" office:value="116.7" calcext:value-type="float">
            <text:p>116,7</text:p>
          </table:table-cell>
          <table:table-cell office:value-type="float" office:value="80" calcext:value-type="float">
            <text:p>8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10" calcext:value-type="float">
            <text:p>110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200.3" calcext:value-type="float">
            <text:p>200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2" office:value-type="float" office:value="4612.6" calcext:value-type="float">
            <text:p>4612,6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241048.8" calcext:value-type="float">
            <text:p>424104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83.3" calcext:value-type="float">
            <text:p>3183,3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4351.8" calcext:value-type="float">
            <text:p>4351,8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701.2" calcext:value-type="float">
            <text:p>701,2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893747.2" calcext:value-type="float">
            <text:p>2893747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2" office:value-type="float" office:value="4752.8" calcext:value-type="float">
            <text:p>4752,8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113112.7" calcext:value-type="float">
            <text:p>4113112,7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97851.1" calcext:value-type="float">
            <text:p>97851,1</text:p>
          </table:table-cell>
          <table:table-cell table:style-name="ce2" office:value-type="float" office:value="4131" calcext:value-type="float">
            <text:p>4131</text:p>
          </table:table-cell>
          <table:table-cell table:style-name="ce2" office:value-type="float" office:value="1684.4" calcext:value-type="float">
            <text:p>1684,4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701.2" calcext:value-type="float">
            <text:p>701,2</text:p>
          </table:table-cell>
          <table:table-cell table:style-name="ce2" office:value-type="float" office:value="2715059.2" calcext:value-type="float">
            <text:p>2715059,2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2" office:value-type="float" office:value="5414.6" calcext:value-type="float">
            <text:p>5414,6</text:p>
          </table:table-cell>
          <table:table-cell table:style-name="ce2" office:value-type="float" office:value="2386.4" calcext:value-type="float">
            <text:p>2386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197481.2" calcext:value-type="float">
            <text:p>4197481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2686.8" calcext:value-type="float">
            <text:p>2686,8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92425.5" calcext:value-type="float">
            <text:p>92425,5</text:p>
          </table:table-cell>
          <table:table-cell table:style-name="ce2" office:value-type="float" office:value="3850.2" calcext:value-type="float">
            <text:p>3850,2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2719168.9" calcext:value-type="float">
            <text:p>2719168,9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5113.8" calcext:value-type="float">
            <text:p>5113,8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273657" calcext:value-type="float">
            <text:p>4273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2366.4" calcext:value-type="float">
            <text:p>2366,4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4833" calcext:value-type="float">
            <text:p>4833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3440160.6" calcext:value-type="float">
            <text:p>344016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5113.8" calcext:value-type="float">
            <text:p>5113,8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303579.3" calcext:value-type="float">
            <text:p>430357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97878.3" calcext:value-type="float">
            <text:p>97878,3</text:p>
          </table:table-cell>
          <table:table-cell table:style-name="ce2" office:value-type="float" office:value="4411.6" calcext:value-type="float">
            <text:p>4411,6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607731.2" calcext:value-type="float">
            <text:p>260773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142.4" calcext:value-type="float">
            <text:p>114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4773" calcext:value-type="float">
            <text:p>4773</text:p>
          </table:table-cell>
          <table:table-cell table:style-name="ce2" office:value-type="float" office:value="2185.4" calcext:value-type="float">
            <text:p>218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66109.6" calcext:value-type="float">
            <text:p>436610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3.5" calcext:value-type="float">
            <text:p>3133,5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97851.1" calcext:value-type="float">
            <text:p>97851,1</text:p>
          </table:table-cell>
          <table:table-cell table:style-name="ce2" office:value-type="float" office:value="4351.6" calcext:value-type="float">
            <text:p>4351,6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826.5" calcext:value-type="float">
            <text:p>826,5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2507206.4" calcext:value-type="float">
            <text:p>2507206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4893.2" calcext:value-type="float">
            <text:p>4893,2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387893.6" calcext:value-type="float">
            <text:p>4387893,6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2832.3" calcext:value-type="float">
            <text:p>2832,3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100591.1" calcext:value-type="float">
            <text:p>100591,1</text:p>
          </table:table-cell>
          <table:table-cell table:style-name="ce2" office:value-type="float" office:value="4291.4" calcext:value-type="float">
            <text:p>4291,4</text:p>
          </table:table-cell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2613339.6" calcext:value-type="float">
            <text:p>2613339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122.4" calcext:value-type="float">
            <text:p>112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19210.8" calcext:value-type="float">
            <text:p>421921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7.5" calcext:value-type="float">
            <text:p>2807,5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100564" calcext:value-type="float">
            <text:p>100564</text:p>
          </table:table-cell>
          <table:table-cell table:style-name="ce2" office:value-type="float" office:value="4371.8" calcext:value-type="float">
            <text:p>4371,8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2319550.1" calcext:value-type="float">
            <text:p>231955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5266.6" calcext:value-type="float">
            <text:p>35266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4813" calcext:value-type="float">
            <text:p>4813</text:p>
          </table:table-cell>
          <table:table-cell table:style-name="ce2" office:value-type="float" office:value="1724.6" calcext:value-type="float">
            <text:p>1724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89960.9" calcext:value-type="float">
            <text:p>4289960,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103303.9" calcext:value-type="float">
            <text:p>103303,9</text:p>
          </table:table-cell>
          <table:table-cell table:style-name="ce2" office:value-type="float" office:value="3549.6" calcext:value-type="float">
            <text:p>3549,6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473395.2" calcext:value-type="float">
            <text:p>2473395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203.2" calcext:value-type="float">
            <text:p>1203,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5293.7" calcext:value-type="float">
            <text:p>35293,7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4632.4" calcext:value-type="float">
            <text:p>4632,4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423322.4" calcext:value-type="float">
            <text:p>442332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5" calcext:value-type="float">
            <text:p>2080,5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2513024" calcext:value-type="float">
            <text:p>251302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4452" calcext:value-type="float">
            <text:p>4452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79727.9" calcext:value-type="float">
            <text:p>437972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119635" calcext:value-type="float">
            <text:p>119635</text:p>
          </table:table-cell>
          <table:table-cell table:style-name="ce2" office:value-type="float" office:value="4010.8" calcext:value-type="float">
            <text:p>4010,8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537932.8" calcext:value-type="float">
            <text:p>2537932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5033.8" calcext:value-type="float">
            <text:p>5033,8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534738.5" calcext:value-type="float">
            <text:p>453473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3033.3" calcext:value-type="float">
            <text:p>3033,3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4371.8" calcext:value-type="float">
            <text:p>4371,8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592136.2" calcext:value-type="float">
            <text:p>2592136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48912" calcext:value-type="float">
            <text:p>48912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4933.4" calcext:value-type="float">
            <text:p>4933,4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428694.4" calcext:value-type="float">
            <text:p>442869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4271.6" calcext:value-type="float">
            <text:p>4271,6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641.6" calcext:value-type="float">
            <text:p>641,6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2536064" calcext:value-type="float">
            <text:p>253606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8912" calcext:value-type="float">
            <text:p>4891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4973.6" calcext:value-type="float">
            <text:p>4973,6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85853" calcext:value-type="float">
            <text:p>448585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085.6" calcext:value-type="float">
            <text:p>2085,6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22347.8" calcext:value-type="float">
            <text:p>122347,8</text:p>
          </table:table-cell>
          <table:table-cell table:style-name="ce2" office:value-type="float" office:value="4291.6" calcext:value-type="float">
            <text:p>4291,6</text:p>
          </table:table-cell>
          <table:table-cell table:style-name="ce2" office:value-type="float" office:value="1954.8" calcext:value-type="float">
            <text:p>1954,8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2377478.4" calcext:value-type="float">
            <text:p>2377478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1624.8" calcext:value-type="float">
            <text:p>51624,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5294.2" calcext:value-type="float">
            <text:p>5294,2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510349.8" calcext:value-type="float">
            <text:p>451034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4291.4" calcext:value-type="float">
            <text:p>4291,4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2395507.2" calcext:value-type="float">
            <text:p>2395507,2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6199.2" calcext:value-type="float">
            <text:p>46199,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5113.8" calcext:value-type="float">
            <text:p>5113,8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90633.4" calcext:value-type="float">
            <text:p>4390633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108702.4" calcext:value-type="float">
            <text:p>108702,4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2389382.4" calcext:value-type="float">
            <text:p>2389382,4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5293.7" calcext:value-type="float">
            <text:p>35293,7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5414.8" calcext:value-type="float">
            <text:p>5414,8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55876.7" calcext:value-type="float">
            <text:p>445587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4371.6" calcext:value-type="float">
            <text:p>4371,6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268486.4" calcext:value-type="float">
            <text:p>2268486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22.6" calcext:value-type="float">
            <text:p>102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5154" calcext:value-type="float">
            <text:p>5154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44433.9" calcext:value-type="float">
            <text:p>4344433,9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904.6" calcext:value-type="float">
            <text:p>1904,6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11469.5" calcext:value-type="float">
            <text:p>111469,5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221497.6" calcext:value-type="float">
            <text:p>2221497,6</text:p>
          </table:table-cell>
          <table:table-cell table:style-name="ce2" office:value-type="float" office:value="42.9" calcext:value-type="float">
            <text:p>42,9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4813.2" calcext:value-type="float">
            <text:p>4813,2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31433.9" calcext:value-type="float">
            <text:p>4431433,9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274329.6" calcext:value-type="float">
            <text:p>2274329,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5293.7" calcext:value-type="float">
            <text:p>35293,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4331.6" calcext:value-type="float">
            <text:p>4331,6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91278.6" calcext:value-type="float">
            <text:p>449127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16868" calcext:value-type="float">
            <text:p>116868</text:p>
          </table:table-cell>
          <table:table-cell table:style-name="ce2" office:value-type="float" office:value="4351.6" calcext:value-type="float">
            <text:p>4351,6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198163.2" calcext:value-type="float">
            <text:p>2198163,2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4632.6" calcext:value-type="float">
            <text:p>4632,6</text:p>
          </table:table-cell>
          <table:table-cell table:style-name="ce2" office:value-type="float" office:value="2466.6" calcext:value-type="float">
            <text:p>2466,6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485853.2" calcext:value-type="float">
            <text:p>4485853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2466.6" calcext:value-type="float">
            <text:p>2466,6</text:p>
          </table:table-cell>
          <table:table-cell table:style-name="ce2" office:value-type="float" office:value="116922.2" calcext:value-type="float">
            <text:p>116922,2</text:p>
          </table:table-cell>
          <table:table-cell table:style-name="ce2" office:value-type="float" office:value="4451.8" calcext:value-type="float">
            <text:p>4451,8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242035.2" calcext:value-type="float">
            <text:p>2242035,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4732.8" calcext:value-type="float">
            <text:p>4732,8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09677.2" calcext:value-type="float">
            <text:p>440967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22347.8" calcext:value-type="float">
            <text:p>122347,8</text:p>
          </table:table-cell>
          <table:table-cell table:style-name="ce2" office:value-type="float" office:value="4010.6" calcext:value-type="float">
            <text:p>4010,6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861.6" calcext:value-type="float">
            <text:p>861,6</text:p>
          </table:table-cell>
          <table:table-cell table:style-name="ce2" office:value-type="float" office:value="2235289.6" calcext:value-type="float">
            <text:p>2235289,6</text:p>
          </table:table-cell>
          <table:table-cell table:style-name="ce2" office:value-type="float" office:value="114.3" calcext:value-type="float">
            <text:p>114,3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5434.6" calcext:value-type="float">
            <text:p>5434,6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91332.7" calcext:value-type="float">
            <text:p>4491332,7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824.8" calcext:value-type="float">
            <text:p>1824,8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3689.6" calcext:value-type="float">
            <text:p>3689,6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326790.4" calcext:value-type="float">
            <text:p>2326790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4652.6" calcext:value-type="float">
            <text:p>4652,6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357998.1" calcext:value-type="float">
            <text:p>4357998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22320.7" calcext:value-type="float">
            <text:p>122320,7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262125.5" calcext:value-type="float">
            <text:p>2262125,5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5073.6" calcext:value-type="float">
            <text:p>5073,6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09650.4" calcext:value-type="float">
            <text:p>440965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22347.8" calcext:value-type="float">
            <text:p>122347,8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324806.4" calcext:value-type="float">
            <text:p>2324806,4</text:p>
          </table:table-cell>
          <table:table-cell table:style-name="ce2" office:value-type="float" office:value="85.7" calcext:value-type="float">
            <text:p>85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4271.4" calcext:value-type="float">
            <text:p>4271,4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562136.8" calcext:value-type="float">
            <text:p>456213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4191" calcext:value-type="float">
            <text:p>4191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2529971.2" calcext:value-type="float">
            <text:p>2529971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5274.2" calcext:value-type="float">
            <text:p>5274,2</text:p>
          </table:table-cell>
          <table:table-cell table:style-name="ce2" office:value-type="float" office:value="2245.6" calcext:value-type="float">
            <text:p>2245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36913.6" calcext:value-type="float">
            <text:p>4436913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3749.8" calcext:value-type="float">
            <text:p>3749,8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543532.8" calcext:value-type="float">
            <text:p>2543532,8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4552.2" calcext:value-type="float">
            <text:p>4552,2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125154.5" calcext:value-type="float">
            <text:p>512515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4030.6" calcext:value-type="float">
            <text:p>4030,6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674112" calcext:value-type="float">
            <text:p>267411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4251.4" calcext:value-type="float">
            <text:p>4251,4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651822.8" calcext:value-type="float">
            <text:p>465182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4632.4" calcext:value-type="float">
            <text:p>4632,4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729382.4" calcext:value-type="float">
            <text:p>272938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2" office:value-type="float" office:value="5575.2" calcext:value-type="float">
            <text:p>5575,2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809653.9" calcext:value-type="float">
            <text:p>480965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4832.8" calcext:value-type="float">
            <text:p>4832,8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942.4" calcext:value-type="float">
            <text:p>942,4</text:p>
          </table:table-cell>
          <table:table-cell table:style-name="ce2" office:value-type="float" office:value="2571532.8" calcext:value-type="float">
            <text:p>2571532,8</text:p>
          </table:table-cell>
          <table:table-cell table:style-name="ce2" office:value-type="float" office:value="85.7" calcext:value-type="float">
            <text:p>8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746.4" calcext:value-type="float">
            <text:p>40746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2" office:value-type="float" office:value="4752.8" calcext:value-type="float">
            <text:p>4752,8</text:p>
          </table:table-cell>
          <table:table-cell table:style-name="ce2" office:value-type="float" office:value="2045" calcext:value-type="float">
            <text:p>204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50532" calcext:value-type="float">
            <text:p>44505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03303.9" calcext:value-type="float">
            <text:p>103303,9</text:p>
          </table:table-cell>
          <table:table-cell table:style-name="ce2" office:value-type="float" office:value="3790.2" calcext:value-type="float">
            <text:p>3790,2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921.8" calcext:value-type="float">
            <text:p>921,8</text:p>
          </table:table-cell>
          <table:table-cell table:style-name="ce2" office:value-type="float" office:value="2748236.8" calcext:value-type="float">
            <text:p>2748236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2" office:value-type="float" office:value="4271.2" calcext:value-type="float">
            <text:p>4271,2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96731.3" calcext:value-type="float">
            <text:p>4496731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3990.8" calcext:value-type="float">
            <text:p>3990,8</text:p>
          </table:table-cell>
          <table:table-cell table:style-name="ce2" office:value-type="float" office:value="1679.5" calcext:value-type="float">
            <text:p>1679,5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301963.8" calcext:value-type="float">
            <text:p>2301963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1684.4" calcext:value-type="float">
            <text:p>1684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20555.5" calcext:value-type="float">
            <text:p>442055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4331.4" calcext:value-type="float">
            <text:p>4331,4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404096" calcext:value-type="float">
            <text:p>24040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5266.6" calcext:value-type="float">
            <text:p>35266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2" office:value-type="float" office:value="4913.4" calcext:value-type="float">
            <text:p>4913,4</text:p>
          </table:table-cell>
          <table:table-cell table:style-name="ce2" office:value-type="float" office:value="1945.2" calcext:value-type="float">
            <text:p>194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46474.3" calcext:value-type="float">
            <text:p>424647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3770" calcext:value-type="float">
            <text:p>3770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2628727.2" calcext:value-type="float">
            <text:p>2628727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80373.3" calcext:value-type="float">
            <text:p>448037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4271.4" calcext:value-type="float">
            <text:p>4271,4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275737.6" calcext:value-type="float">
            <text:p>2275737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2" office:value-type="float" office:value="4692.8" calcext:value-type="float">
            <text:p>4692,8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61383.3" calcext:value-type="float">
            <text:p>446138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100591.1" calcext:value-type="float">
            <text:p>100591,1</text:p>
          </table:table-cell>
          <table:table-cell table:style-name="ce2" office:value-type="float" office:value="3509.4" calcext:value-type="float">
            <text:p>3509,4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861.6" calcext:value-type="float">
            <text:p>861,6</text:p>
          </table:table-cell>
          <table:table-cell table:style-name="ce2" office:value-type="float" office:value="2361548.8" calcext:value-type="float">
            <text:p>2361548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2" office:value-type="float" office:value="4592.4" calcext:value-type="float">
            <text:p>4592,4</text:p>
          </table:table-cell>
          <table:table-cell table:style-name="ce2" office:value-type="float" office:value="1443.8" calcext:value-type="float">
            <text:p>144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38954.2" calcext:value-type="float">
            <text:p>433895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3830.4" calcext:value-type="float">
            <text:p>3830,4</text:p>
          </table:table-cell>
          <table:table-cell table:style-name="ce2" office:value-type="float" office:value="1578.8" calcext:value-type="float">
            <text:p>1578,8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2278726.4" calcext:value-type="float">
            <text:p>2278726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2" office:value-type="float" office:value="4351.6" calcext:value-type="float">
            <text:p>4351,6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20346.1" calcext:value-type="float">
            <text:p>20346,1</text:p>
          </table:table-cell>
          <table:table-cell table:style-name="ce2" office:value-type="float" office:value="4363451" calcext:value-type="float">
            <text:p>43634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95111.2" calcext:value-type="float">
            <text:p>95111,2</text:p>
          </table:table-cell>
          <table:table-cell table:style-name="ce2" office:value-type="float" office:value="4191.2" calcext:value-type="float">
            <text:p>4191,2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378432" calcext:value-type="float">
            <text:p>237843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float" office:value="5294.4" calcext:value-type="float">
            <text:p>5294,4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27376.6" calcext:value-type="float">
            <text:p>4227376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727.4" calcext:value-type="float">
            <text:p>2727,4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941.8" calcext:value-type="float">
            <text:p>941,8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361004.8" calcext:value-type="float">
            <text:p>2361004,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2" office:value-type="float" office:value="5173.8" calcext:value-type="float">
            <text:p>5173,8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80400.4" calcext:value-type="float">
            <text:p>4480400,4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86972.8" calcext:value-type="float">
            <text:p>86972,8</text:p>
          </table:table-cell>
          <table:table-cell table:style-name="ce2" office:value-type="float" office:value="4632.6" calcext:value-type="float">
            <text:p>4632,6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2418822.4" calcext:value-type="float">
            <text:p>2418822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2" office:value-type="float" office:value="5033.6" calcext:value-type="float">
            <text:p>5033,6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69522" calcext:value-type="float">
            <text:p>44695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56.8" calcext:value-type="float">
            <text:p>2656,8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84260" calcext:value-type="float">
            <text:p>84260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558297.6" calcext:value-type="float">
            <text:p>2558297,6</text:p>
          </table:table-cell>
          <table:table-cell table:style-name="ce2" office:value-type="float" office:value="128.6" calcext:value-type="float">
            <text:p>128,6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2" office:value-type="float" office:value="4733" calcext:value-type="float">
            <text:p>473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572880.4" calcext:value-type="float">
            <text:p>4572880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81547.1" calcext:value-type="float">
            <text:p>81547,1</text:p>
          </table:table-cell>
          <table:table-cell table:style-name="ce2" office:value-type="float" office:value="3850.2" calcext:value-type="float">
            <text:p>3850,2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344512" calcext:value-type="float">
            <text:p>23445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2" office:value-type="float" office:value="5274.2" calcext:value-type="float">
            <text:p>5274,2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74302.3" calcext:value-type="float">
            <text:p>437430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2242963.2" calcext:value-type="float">
            <text:p>2242963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2" office:value-type="float" office:value="4251.4" calcext:value-type="float">
            <text:p>4251,4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97400.1" calcext:value-type="float">
            <text:p>419740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25.2" calcext:value-type="float">
            <text:p>2125,2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4030.6" calcext:value-type="float">
            <text:p>4030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282803.2" calcext:value-type="float">
            <text:p>2282803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2" office:value-type="float" office:value="4432" calcext:value-type="float">
            <text:p>4432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95440.7" calcext:value-type="float">
            <text:p>4295440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540.8" calcext:value-type="float">
            <text:p>540,8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2195110.4" calcext:value-type="float">
            <text:p>219511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5266.6" calcext:value-type="float">
            <text:p>35266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2" office:value-type="float" office:value="4572.2" calcext:value-type="float">
            <text:p>4572,2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27430.4" calcext:value-type="float">
            <text:p>422743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6.3" calcext:value-type="float">
            <text:p>2506,3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810.4" calcext:value-type="float">
            <text:p>3810,4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2360276.5" calcext:value-type="float">
            <text:p>2360276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56680.5" calcext:value-type="float">
            <text:p>415668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629.8" calcext:value-type="float">
            <text:p>3629,8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2323884.8" calcext:value-type="float">
            <text:p>2323884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2" office:value-type="float" office:value="4953.2" calcext:value-type="float">
            <text:p>4953,2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35623.2" calcext:value-type="float">
            <text:p>423562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5.2" calcext:value-type="float">
            <text:p>1905,2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4432" calcext:value-type="float">
            <text:p>4432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1052.3" calcext:value-type="float">
            <text:p>1052,3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300326.4" calcext:value-type="float">
            <text:p>2300326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16.7" calcext:value-type="float">
            <text:p>216,7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2" office:value-type="float" office:value="4231.6" calcext:value-type="float">
            <text:p>4231,6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21332.3" calcext:value-type="float">
            <text:p>412133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2666.8" calcext:value-type="float">
            <text:p>2666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950.4" calcext:value-type="float">
            <text:p>3950,4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876.8" calcext:value-type="float">
            <text:p>876,8</text:p>
          </table:table-cell>
          <table:table-cell table:style-name="ce2" office:value-type="float" office:value="2300652.8" calcext:value-type="float">
            <text:p>230065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2" office:value-type="float" office:value="4873" calcext:value-type="float">
            <text:p>487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398852.9" calcext:value-type="float">
            <text:p>4398852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2686.8" calcext:value-type="float">
            <text:p>2686,8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4492.2" calcext:value-type="float">
            <text:p>4492,2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173702.4" calcext:value-type="float">
            <text:p>2173702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75751.5" calcext:value-type="float">
            <text:p>4175751,5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2339872" calcext:value-type="float">
            <text:p>233987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float" office:value="4572.2" calcext:value-type="float">
            <text:p>4572,2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08386.3" calcext:value-type="float">
            <text:p>420838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4070.8" calcext:value-type="float">
            <text:p>4070,8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810009.5" calcext:value-type="float">
            <text:p>181000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125.3" calcext:value-type="float">
            <text:p>1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2" office:value-type="float" office:value="4813" calcext:value-type="float">
            <text:p>4813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97508.1" calcext:value-type="float">
            <text:p>4197508,1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990.4" calcext:value-type="float">
            <text:p>3990,4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2104979.2" calcext:value-type="float">
            <text:p>2104979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2" office:value-type="float" office:value="5053.8" calcext:value-type="float">
            <text:p>5053,8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75052.2" calcext:value-type="float">
            <text:p>4075052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73354.4" calcext:value-type="float">
            <text:p>73354,4</text:p>
          </table:table-cell>
          <table:table-cell table:style-name="ce2" office:value-type="float" office:value="3870.4" calcext:value-type="float">
            <text:p>3870,4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2167980.8" calcext:value-type="float">
            <text:p>216798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133.3" calcext:value-type="float">
            <text:p>1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2" office:value-type="float" office:value="4692.6" calcext:value-type="float">
            <text:p>4692,6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42393.3" calcext:value-type="float">
            <text:p>4442393,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4311.6" calcext:value-type="float">
            <text:p>4311,6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003488" calcext:value-type="float">
            <text:p>200348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400.3" calcext:value-type="float">
            <text:p>400,3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float" office:value="4953.2" calcext:value-type="float">
            <text:p>4953,2</text:p>
          </table:table-cell>
          <table:table-cell table:style-name="ce2" office:value-type="float" office:value="941.8" calcext:value-type="float">
            <text:p>941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97508.1" calcext:value-type="float">
            <text:p>4197508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4251.2" calcext:value-type="float">
            <text:p>4251,2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626.5" calcext:value-type="float">
            <text:p>626,5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2199718.4" calcext:value-type="float">
            <text:p>2199718,4</text:p>
          </table:table-cell>
          <table:table-cell table:style-name="ce2" office:value-type="float" office:value="116.7" calcext:value-type="float">
            <text:p>116,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2" office:value-type="float" office:value="4311.4" calcext:value-type="float">
            <text:p>4311,4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776910.6" calcext:value-type="float">
            <text:p>4776910,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2125.2" calcext:value-type="float">
            <text:p>2125,2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669.8" calcext:value-type="float">
            <text:p>3669,8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550.8" calcext:value-type="float">
            <text:p>550,8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090668.8" calcext:value-type="float">
            <text:p>2090668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2261.8" calcext:value-type="float">
            <text:p>2261,8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2" office:value-type="float" office:value="5013.8" calcext:value-type="float">
            <text:p>5013,8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65518.4" calcext:value-type="float">
            <text:p>426551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770" calcext:value-type="float">
            <text:p>3770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2254196.5" calcext:value-type="float">
            <text:p>2254196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230.8" calcext:value-type="float">
            <text:p>1230,8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2" office:value-type="float" office:value="4552.4" calcext:value-type="float">
            <text:p>4552,4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92727.8" calcext:value-type="float">
            <text:p>429272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870.4" calcext:value-type="float">
            <text:p>3870,4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954195.2" calcext:value-type="float">
            <text:p>1954195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2" office:value-type="float" office:value="4492.2" calcext:value-type="float">
            <text:p>4492,2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62106" calcext:value-type="float">
            <text:p>41621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4010.6" calcext:value-type="float">
            <text:p>4010,6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184774.4" calcext:value-type="float">
            <text:p>2184774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2" office:value-type="float" office:value="4572.6" calcext:value-type="float">
            <text:p>4572,6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63474.4" calcext:value-type="float">
            <text:p>3963474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4572.2" calcext:value-type="float">
            <text:p>4572,2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2266860.8" calcext:value-type="float">
            <text:p>226686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2" office:value-type="float" office:value="4492" calcext:value-type="float">
            <text:p>4492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42907.6" calcext:value-type="float">
            <text:p>494290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289" calcext:value-type="float">
            <text:p>3289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2236601.6" calcext:value-type="float">
            <text:p>2236601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2" office:value-type="float" office:value="4973.4" calcext:value-type="float">
            <text:p>4973,4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07045.4" calcext:value-type="float">
            <text:p>440704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4251.6" calcext:value-type="float">
            <text:p>4251,6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2528786" calcext:value-type="float">
            <text:p>252878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2" office:value-type="float" office:value="4812.8" calcext:value-type="float">
            <text:p>4812,8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073502.3" calcext:value-type="float">
            <text:p>507350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6083" calcext:value-type="float">
            <text:p>6083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2204480" calcext:value-type="float">
            <text:p>22044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387.5" calcext:value-type="float">
            <text:p>387,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2" office:value-type="float" office:value="4552.2" calcext:value-type="float">
            <text:p>4552,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40890.4" calcext:value-type="float">
            <text:p>464089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970.6" calcext:value-type="float">
            <text:p>3970,6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380.6" calcext:value-type="float">
            <text:p>380,6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2401152" calcext:value-type="float">
            <text:p>240115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2" office:value-type="float" office:value="4712.6" calcext:value-type="float">
            <text:p>4712,6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54559" calcext:value-type="float">
            <text:p>42545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4351.8" calcext:value-type="float">
            <text:p>4351,8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701.2" calcext:value-type="float">
            <text:p>701,2</text:p>
          </table:table-cell>
          <table:table-cell table:style-name="ce2" office:value-type="float" office:value="2152608" calcext:value-type="float">
            <text:p>215260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2" office:value-type="float" office:value="4411.6" calcext:value-type="float">
            <text:p>4411,6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151665.7" calcext:value-type="float">
            <text:p>5151665,7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656.8" calcext:value-type="float">
            <text:p>2656,8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950.4" calcext:value-type="float">
            <text:p>3950,4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2300646.4" calcext:value-type="float">
            <text:p>2300646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1.8" calcext:value-type="float">
            <text:p>741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2" office:value-type="float" office:value="3930.6" calcext:value-type="float">
            <text:p>3930,6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01589" calcext:value-type="float">
            <text:p>400158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4071" calcext:value-type="float">
            <text:p>4071</text:p>
          </table:table-cell>
          <table:table-cell table:style-name="ce2" office:value-type="float" office:value="2155.3" calcext:value-type="float">
            <text:p>2155,3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876.8" calcext:value-type="float">
            <text:p>876,8</text:p>
          </table:table-cell>
          <table:table-cell table:style-name="ce2" office:value-type="float" office:value="2657324.8" calcext:value-type="float">
            <text:p>265732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float" office:value="4773" calcext:value-type="float">
            <text:p>4773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86683.6" calcext:value-type="float">
            <text:p>4186683,6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4331.4" calcext:value-type="float">
            <text:p>4331,4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2079366.4" calcext:value-type="float">
            <text:p>2079366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022.6" calcext:value-type="float">
            <text:p>1022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2" office:value-type="float" office:value="4712.8" calcext:value-type="float">
            <text:p>4712,8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88653.6" calcext:value-type="float">
            <text:p>4488653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2532780.8" calcext:value-type="float">
            <text:p>253278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2.2" calcext:value-type="float">
            <text:p>88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2" office:value-type="float" office:value="3910.6" calcext:value-type="float">
            <text:p>3910,6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47119.9" calcext:value-type="float">
            <text:p>4347119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952.5" calcext:value-type="float">
            <text:p>952,5</text:p>
          </table:table-cell>
          <table:table-cell table:style-name="ce2" office:value-type="float" office:value="3039964.8" calcext:value-type="float">
            <text:p>303996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2" office:value-type="float" office:value="4231.4" calcext:value-type="float">
            <text:p>4231,4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498599.9" calcext:value-type="float">
            <text:p>5498599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2506016" calcext:value-type="float">
            <text:p>250601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1702.5" calcext:value-type="float">
            <text:p>2170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2" office:value-type="float" office:value="4953.4" calcext:value-type="float">
            <text:p>4953,4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944565.1" calcext:value-type="float">
            <text:p>3944565,1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2546.8" calcext:value-type="float">
            <text:p>2546,8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2692697.6" calcext:value-type="float">
            <text:p>2692697,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2" office:value-type="float" office:value="4652.6" calcext:value-type="float">
            <text:p>4652,6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87171" calcext:value-type="float">
            <text:p>46871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990.8" calcext:value-type="float">
            <text:p>3990,8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550.8" calcext:value-type="float">
            <text:p>550,8</text:p>
          </table:table-cell>
          <table:table-cell table:style-name="ce2" office:value-type="float" office:value="2415944" calcext:value-type="float">
            <text:p>241594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2" office:value-type="float" office:value="4732.8" calcext:value-type="float">
            <text:p>4732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52442.1" calcext:value-type="float">
            <text:p>485244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669.6" calcext:value-type="float">
            <text:p>3669,6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3495343.7" calcext:value-type="float">
            <text:p>3495343,7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2" office:value-type="float" office:value="4873.2" calcext:value-type="float">
            <text:p>4873,2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30761.7" calcext:value-type="float">
            <text:p>433076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830.4" calcext:value-type="float">
            <text:p>3830,4</text:p>
          </table:table-cell>
          <table:table-cell table:style-name="ce2" office:value-type="float" office:value="1704.5" calcext:value-type="float">
            <text:p>1704,5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2336857.6" calcext:value-type="float">
            <text:p>2336857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2" office:value-type="float" office:value="4732.6" calcext:value-type="float">
            <text:p>4732,6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056513.1" calcext:value-type="float">
            <text:p>5056513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76067.3" calcext:value-type="float">
            <text:p>76067,3</text:p>
          </table:table-cell>
          <table:table-cell table:style-name="ce2" office:value-type="float" office:value="3850.4" calcext:value-type="float">
            <text:p>3850,4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2503678.8" calcext:value-type="float">
            <text:p>2503678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2" office:value-type="float" office:value="4753" calcext:value-type="float">
            <text:p>4753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462959.9" calcext:value-type="float">
            <text:p>3462959,9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022243.1" calcext:value-type="float">
            <text:p>2022243,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2" office:value-type="float" office:value="4652.2" calcext:value-type="float">
            <text:p>4652,2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58774.7" calcext:value-type="float">
            <text:p>4058774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2526.4" calcext:value-type="float">
            <text:p>2526,4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930.6" calcext:value-type="float">
            <text:p>3930,6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832275.2" calcext:value-type="float">
            <text:p>1832275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200.4" calcext:value-type="float">
            <text:p>20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922727.4" calcext:value-type="float">
            <text:p>392272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86972.8" calcext:value-type="float">
            <text:p>86972,8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1604.3" calcext:value-type="float">
            <text:p>1604,3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430987.1" calcext:value-type="float">
            <text:p>2430987,1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2" office:value-type="float" office:value="4612.6" calcext:value-type="float">
            <text:p>4612,6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42389.6" calcext:value-type="float">
            <text:p>404238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3910.2" calcext:value-type="float">
            <text:p>3910,2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563450.7" calcext:value-type="float">
            <text:p>1563450,7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float" office:value="4552.4" calcext:value-type="float">
            <text:p>4552,4</text:p>
          </table:table-cell>
          <table:table-cell table:style-name="ce2" office:value-type="float" office:value="701.2" calcext:value-type="float">
            <text:p>701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66040.2" calcext:value-type="float">
            <text:p>4866040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1604.3" calcext:value-type="float">
            <text:p>1604,3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162573.4" calcext:value-type="float">
            <text:p>2162573,4</text:p>
          </table:table-cell>
          <table:table-cell table:style-name="ce2" office:value-type="float" office:value="28.6" calcext:value-type="float">
            <text:p>28,6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2" office:value-type="float" office:value="4151.4" calcext:value-type="float">
            <text:p>4151,4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378645.6" calcext:value-type="float">
            <text:p>337864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4091.2" calcext:value-type="float">
            <text:p>4091,2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2643819.5" calcext:value-type="float">
            <text:p>2643819,5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737740.6" calcext:value-type="float">
            <text:p>373774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729.8" calcext:value-type="float">
            <text:p>3729,8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1797382.4" calcext:value-type="float">
            <text:p>1797382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2" office:value-type="float" office:value="4913.2" calcext:value-type="float">
            <text:p>4913,2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47170" calcext:value-type="float">
            <text:p>3947170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623.8" calcext:value-type="float">
            <text:p>1623,8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2969787.4" calcext:value-type="float">
            <text:p>2969787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2" office:value-type="float" office:value="4572.4" calcext:value-type="float">
            <text:p>4572,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04792.8" calcext:value-type="float">
            <text:p>4904792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689.8" calcext:value-type="float">
            <text:p>3689,8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571165.8" calcext:value-type="float">
            <text:p>1571165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2" office:value-type="float" office:value="4572.4" calcext:value-type="float">
            <text:p>4572,4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702338.6" calcext:value-type="float">
            <text:p>3702338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2018886.4" calcext:value-type="float">
            <text:p>2018886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2" office:value-type="float" office:value="4311.4" calcext:value-type="float">
            <text:p>4311,4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94741.4" calcext:value-type="float">
            <text:p>4194741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569.4" calcext:value-type="float">
            <text:p>3569,4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988359.6" calcext:value-type="float">
            <text:p>1988359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6276.9" calcext:value-type="float">
            <text:p>16276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2" office:value-type="float" office:value="4893.4" calcext:value-type="float">
            <text:p>4893,4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097273.6" calcext:value-type="float">
            <text:p>5097273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2366.4" calcext:value-type="float">
            <text:p>2366,4</text:p>
          </table:table-cell>
          <table:table-cell table:style-name="ce2" office:value-type="float" office:value="81547.1" calcext:value-type="float">
            <text:p>81547,1</text:p>
          </table:table-cell>
          <table:table-cell table:style-name="ce2" office:value-type="float" office:value="3990.6" calcext:value-type="float">
            <text:p>3990,6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2163753.6" calcext:value-type="float">
            <text:p>2163753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2" office:value-type="float" office:value="4451.8" calcext:value-type="float">
            <text:p>4451,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37532" calcext:value-type="float">
            <text:p>45375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509.4" calcext:value-type="float">
            <text:p>3509,4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996454.8" calcext:value-type="float">
            <text:p>199645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150.3" calcext:value-type="float">
            <text:p>1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2" office:value-type="float" office:value="4652.6" calcext:value-type="float">
            <text:p>4652,6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975488.8" calcext:value-type="float">
            <text:p>497548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589.6" calcext:value-type="float">
            <text:p>3589,6</text:p>
          </table:table-cell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859206.4" calcext:value-type="float">
            <text:p>1859206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2" office:value-type="float" office:value="4271.6" calcext:value-type="float">
            <text:p>4271,6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621141.2" calcext:value-type="float">
            <text:p>4621141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2466.6" calcext:value-type="float">
            <text:p>2466,6</text:p>
          </table:table-cell>
          <table:table-cell table:style-name="ce2" office:value-type="float" office:value="73354.4" calcext:value-type="float">
            <text:p>73354,4</text:p>
          </table:table-cell>
          <table:table-cell table:style-name="ce2" office:value-type="float" office:value="3990.6" calcext:value-type="float">
            <text:p>3990,6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2246954" calcext:value-type="float">
            <text:p>224695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2" office:value-type="float" office:value="4351.8" calcext:value-type="float">
            <text:p>4351,8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70167.3" calcext:value-type="float">
            <text:p>457016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2606.6" calcext:value-type="float">
            <text:p>2606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509.2" calcext:value-type="float">
            <text:p>3509,2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967692.8" calcext:value-type="float">
            <text:p>196769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2" office:value-type="float" office:value="4612.6" calcext:value-type="float">
            <text:p>4612,6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562055.8" calcext:value-type="float">
            <text:p>456205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31.3" calcext:value-type="float">
            <text:p>2331,3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4151.2" calcext:value-type="float">
            <text:p>4151,2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2036153.6" calcext:value-type="float">
            <text:p>2036153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float" office:value="4471.8" calcext:value-type="float">
            <text:p>4471,8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947170" calcext:value-type="float">
            <text:p>39471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830.2" calcext:value-type="float">
            <text:p>3830,2</text:p>
          </table:table-cell>
          <table:table-cell table:style-name="ce2" office:value-type="float" office:value="1779.8" calcext:value-type="float">
            <text:p>1779,8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2280649.1" calcext:value-type="float">
            <text:p>2280649,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2" office:value-type="float" office:value="4050.6" calcext:value-type="float">
            <text:p>4050,6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43089.1" calcext:value-type="float">
            <text:p>414308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45.6" calcext:value-type="float">
            <text:p>2245,6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4372" calcext:value-type="float">
            <text:p>437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138912" calcext:value-type="float">
            <text:p>213891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2" office:value-type="float" office:value="4652.6" calcext:value-type="float">
            <text:p>4652,6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792159.7" calcext:value-type="float">
            <text:p>379215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689.6" calcext:value-type="float">
            <text:p>3689,6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136403.2" calcext:value-type="float">
            <text:p>2136403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80.2" calcext:value-type="float">
            <text:p>180,2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200.3" calcext:value-type="float">
            <text:p>2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2" office:value-type="float" office:value="5154" calcext:value-type="float">
            <text:p>5154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941798.4" calcext:value-type="float">
            <text:p>394179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4211.4" calcext:value-type="float">
            <text:p>4211,4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194092.8" calcext:value-type="float">
            <text:p>219409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float" office:value="4712.8" calcext:value-type="float">
            <text:p>4712,8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87275" calcext:value-type="float">
            <text:p>42872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4031" calcext:value-type="float">
            <text:p>4031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2313497.6" calcext:value-type="float">
            <text:p>2313497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855799.3" calcext:value-type="float">
            <text:p>4855799,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2450470.4" calcext:value-type="float">
            <text:p>2450470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1702.5" calcext:value-type="float">
            <text:p>2170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2" office:value-type="float" office:value="4492" calcext:value-type="float">
            <text:p>4492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37690.4" calcext:value-type="float">
            <text:p>413769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4171.2" calcext:value-type="float">
            <text:p>4171,2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638604.7" calcext:value-type="float">
            <text:p>2638604,7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2" office:value-type="float" office:value="4472.2" calcext:value-type="float">
            <text:p>4472,2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39704.2" calcext:value-type="float">
            <text:p>403970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400.6" calcext:value-type="float">
            <text:p>400,6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403093.8" calcext:value-type="float">
            <text:p>2403093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2" office:value-type="float" office:value="4411.8" calcext:value-type="float">
            <text:p>4411,8</text:p>
          </table:table-cell>
          <table:table-cell table:style-name="ce2" office:value-type="float" office:value="9225.3" calcext:value-type="float">
            <text:p>9225,3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792105.6" calcext:value-type="float">
            <text:p>379210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76121.5" calcext:value-type="float">
            <text:p>76121,5</text:p>
          </table:table-cell>
          <table:table-cell table:style-name="ce2" office:value-type="float" office:value="3830.2" calcext:value-type="float">
            <text:p>3830,2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2243232" calcext:value-type="float">
            <text:p>2243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2" office:value-type="float" office:value="4753" calcext:value-type="float">
            <text:p>4753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32906.5" calcext:value-type="float">
            <text:p>383290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2647.2" calcext:value-type="float">
            <text:p>2647,2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861987.9" calcext:value-type="float">
            <text:p>1861987,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style-name="ce2" office:value-type="float" office:value="4612.6" calcext:value-type="float">
            <text:p>4612,6</text:p>
          </table:table-cell>
          <table:table-cell table:style-name="ce2" office:value-type="float" office:value="4487.3" calcext:value-type="float">
            <text:p>4487,3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083244.4" calcext:value-type="float">
            <text:p>408324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589.6" calcext:value-type="float">
            <text:p>3589,6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018363.1" calcext:value-type="float">
            <text:p>2018363,1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17.4" calcext:value-type="float">
            <text:p>217,4</text:p>
          </table:table-cell>
          <table:table-cell office:value-type="float" office:value="4311.6" calcext:value-type="float">
            <text:p>4311,6</text:p>
          </table:table-cell>
          <table:table-cell office:value-type="float" office:value="2165.6" calcext:value-type="float">
            <text:p>2165,6</text:p>
          </table:table-cell>
          <table:table-cell office:value-type="float" office:value="10173" calcext:value-type="float">
            <text:p>10173</text:p>
          </table:table-cell>
          <table:table-cell office:value-type="float" office:value="2255080.3" calcext:value-type="float">
            <text:p>2255080,3</text:p>
          </table:table-cell>
          <table:table-cell office:value-type="float" office:value="3391" calcext:value-type="float">
            <text:p>3391</text:p>
          </table:table-cell>
          <table:table-cell office:value-type="float" office:value="1879.8" calcext:value-type="float">
            <text:p>1879,8</text:p>
          </table:table-cell>
          <table:table-cell office:value-type="float" office:value="2185.4" calcext:value-type="float">
            <text:p>2185,4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3148.4" calcext:value-type="float">
            <text:p>3148,4</text:p>
          </table:table-cell>
          <table:table-cell office:value-type="float" office:value="1879.8" calcext:value-type="float">
            <text:p>1879,8</text:p>
          </table:table-cell>
          <table:table-cell office:value-type="float" office:value="676.3" calcext:value-type="float">
            <text:p>676,3</text:p>
          </table:table-cell>
          <table:table-cell office:value-type="float" office:value="501" calcext:value-type="float">
            <text:p>501</text:p>
          </table:table-cell>
          <table:table-cell office:value-type="float" office:value="1181238.4" calcext:value-type="float">
            <text:p>1181238,4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242.8" calcext:value-type="float">
            <text:p>1242,8</text:p>
          </table:table-cell>
          <table:table-cell office:value-type="float" office:value="140" calcext:value-type="float">
            <text:p>140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9.2" calcext:value-type="float">
            <text:p>219,2</text:p>
          </table:table-cell>
          <table:table-cell office:value-type="float" office:value="4371.6" calcext:value-type="float">
            <text:p>4371,6</text:p>
          </table:table-cell>
          <table:table-cell office:value-type="float" office:value="1965" calcext:value-type="float">
            <text:p>1965</text:p>
          </table:table-cell>
          <table:table-cell office:value-type="float" office:value="6782" calcext:value-type="float">
            <text:p>6782</text:p>
          </table:table-cell>
          <table:table-cell office:value-type="float" office:value="1599528.7" calcext:value-type="float">
            <text:p>1599528,7</text:p>
          </table:table-cell>
          <table:table-cell office:value-type="float" office:value="0" calcext:value-type="float">
            <text:p>0</text:p>
          </table:table-cell>
          <table:table-cell office:value-type="float" office:value="2055.3" calcext:value-type="float">
            <text:p>2055,3</text:p>
          </table:table-cell>
          <table:table-cell office:value-type="float" office:value="1624.2" calcext:value-type="float">
            <text:p>1624,2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369" calcext:value-type="float">
            <text:p>3369</text:p>
          </table:table-cell>
          <table:table-cell office:value-type="float" office:value="1654.5" calcext:value-type="float">
            <text:p>1654,5</text:p>
          </table:table-cell>
          <table:table-cell office:value-type="float" office:value="240" calcext:value-type="float">
            <text:p>240</text:p>
          </table:table-cell>
          <table:table-cell office:value-type="float" office:value="460.8" calcext:value-type="float">
            <text:p>460,8</text:p>
          </table:table-cell>
          <table:table-cell office:value-type="float" office:value="842387.2" calcext:value-type="float">
            <text:p>842387,2</text:p>
          </table:table-cell>
          <table:table-cell office:value-type="float" office:value="62.5" calcext:value-type="float">
            <text:p>62,5</text:p>
          </table:table-cell>
          <table:table-cell office:value-type="float" office:value="66.7" calcext:value-type="float">
            <text:p>66,7</text:p>
          </table:table-cell>
          <table:table-cell office:value-type="float" office:value="1122.6" calcext:value-type="float">
            <text:p>1122,6</text:p>
          </table:table-cell>
          <table:table-cell office:value-type="float" office:value="130" calcext:value-type="float">
            <text:p>130</text:p>
          </table:table-cell>
          <table:table-cell office:value-type="float" office:value="10173" calcext:value-type="float">
            <text:p>1017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office:value-type="float" office:value="4111.2" calcext:value-type="float">
            <text:p>4111,2</text:p>
          </table:table-cell>
          <table:table-cell office:value-type="float" office:value="1283" calcext:value-type="float">
            <text:p>1283</text:p>
          </table:table-cell>
          <table:table-cell office:value-type="float" office:value="6782" calcext:value-type="float">
            <text:p>6782</text:p>
          </table:table-cell>
          <table:table-cell office:value-type="float" office:value="1281207.5" calcext:value-type="float">
            <text:p>1281207,5</text:p>
          </table:table-cell>
          <table:table-cell office:value-type="float" office:value="0" calcext:value-type="float">
            <text:p>0</text:p>
          </table:table-cell>
          <table:table-cell office:value-type="float" office:value="2165.6" calcext:value-type="float">
            <text:p>2165,6</text:p>
          </table:table-cell>
          <table:table-cell office:value-type="float" office:value="2646.8" calcext:value-type="float">
            <text:p>2646,8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3710" calcext:value-type="float">
            <text:p>3710</text:p>
          </table:table-cell>
          <table:table-cell office:value-type="float" office:value="1679.3" calcext:value-type="float">
            <text:p>1679,3</text:p>
          </table:table-cell>
          <table:table-cell office:value-type="float" office:value="400.6" calcext:value-type="float">
            <text:p>400,6</text:p>
          </table:table-cell>
          <table:table-cell office:value-type="float" office:value="420.4" calcext:value-type="float">
            <text:p>420,4</text:p>
          </table:table-cell>
          <table:table-cell office:value-type="float" office:value="639963.2" calcext:value-type="float">
            <text:p>639963,2</text:p>
          </table:table-cell>
          <table:table-cell office:value-type="float" office:value="37.5" calcext:value-type="float">
            <text:p>37,5</text:p>
          </table:table-cell>
          <table:table-cell office:value-type="float" office:value="25" calcext:value-type="float">
            <text:p>25</text:p>
          </table:table-cell>
          <table:table-cell office:value-type="float" office:value="982.4" calcext:value-type="float">
            <text:p>982,4</text:p>
          </table:table-cell>
          <table:table-cell office:value-type="float" office:value="112.5" calcext:value-type="float">
            <text:p>112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2.7" calcext:value-type="float">
            <text:p>222,7</text:p>
          </table:table-cell>
          <table:table-cell office:value-type="float" office:value="4372" calcext:value-type="float">
            <text:p>4372</text:p>
          </table:table-cell>
          <table:table-cell office:value-type="float" office:value="962.2" calcext:value-type="float">
            <text:p>962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965599.1" calcext:value-type="float">
            <text:p>965599,1</text:p>
          </table:table-cell>
          <table:table-cell office:value-type="float" office:value="0" calcext:value-type="float">
            <text:p>0</text:p>
          </table:table-cell>
          <table:table-cell office:value-type="float" office:value="2225.8" calcext:value-type="float">
            <text:p>2225,8</text:p>
          </table:table-cell>
          <table:table-cell office:value-type="float" office:value="1965" calcext:value-type="float">
            <text:p>1965</text:p>
          </table:table-cell>
          <table:table-cell office:value-type="float" office:value="67956" calcext:value-type="float">
            <text:p>67956</text:p>
          </table:table-cell>
          <table:table-cell office:value-type="float" office:value="3328.8" calcext:value-type="float">
            <text:p>3328,8</text:p>
          </table:table-cell>
          <table:table-cell office:value-type="float" office:value="1754.5" calcext:value-type="float">
            <text:p>1754,5</text:p>
          </table:table-cell>
          <table:table-cell office:value-type="float" office:value="460.8" calcext:value-type="float">
            <text:p>460,8</text:p>
          </table:table-cell>
          <table:table-cell office:value-type="float" office:value="400.8" calcext:value-type="float">
            <text:p>400,8</text:p>
          </table:table-cell>
          <table:table-cell office:value-type="float" office:value="500934.4" calcext:value-type="float">
            <text:p>500934,4</text:p>
          </table:table-cell>
          <table:table-cell office:value-type="float" office:value="57.1" calcext:value-type="float">
            <text:p>57,1</text:p>
          </table:table-cell>
          <table:table-cell office:value-type="float" office:value="100" calcext:value-type="float">
            <text:p>100</text:p>
          </table:table-cell>
          <table:table-cell office:value-type="float" office:value="1062.6" calcext:value-type="float">
            <text:p>1062,6</text:p>
          </table:table-cell>
          <table:table-cell office:value-type="float" office:value="62.5" calcext:value-type="float">
            <text:p>62,5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4.5" calcext:value-type="float">
            <text:p>224,5</text:p>
          </table:table-cell>
          <table:table-cell office:value-type="float" office:value="4191.4" calcext:value-type="float">
            <text:p>4191,4</text:p>
          </table:table-cell>
          <table:table-cell office:value-type="float" office:value="541" calcext:value-type="float">
            <text:p>541</text:p>
          </table:table-cell>
          <table:table-cell office:value-type="float" office:value="8138.4" calcext:value-type="float">
            <text:p>8138,4</text:p>
          </table:table-cell>
          <table:table-cell office:value-type="float" office:value="699037.9" calcext:value-type="float">
            <text:p>699037,9</text:p>
          </table:table-cell>
          <table:table-cell office:value-type="float" office:value="5425.6" calcext:value-type="float">
            <text:p>5425,6</text:p>
          </table:table-cell>
          <table:table-cell office:value-type="float" office:value="2225.6" calcext:value-type="float">
            <text:p>2225,6</text:p>
          </table:table-cell>
          <table:table-cell office:value-type="float" office:value="1784.6" calcext:value-type="float">
            <text:p>1784,6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750" calcext:value-type="float">
            <text:p>3750</text:p>
          </table:table-cell>
          <table:table-cell office:value-type="float" office:value="1523.8" calcext:value-type="float">
            <text:p>1523,8</text:p>
          </table:table-cell>
          <table:table-cell office:value-type="float" office:value="400.5" calcext:value-type="float">
            <text:p>400,5</text:p>
          </table:table-cell>
          <table:table-cell office:value-type="float" office:value="300.5" calcext:value-type="float">
            <text:p>300,5</text:p>
          </table:table-cell>
          <table:table-cell office:value-type="float" office:value="372619.2" calcext:value-type="float">
            <text:p>372619,2</text:p>
          </table:table-cell>
          <table:table-cell office:value-type="float" office:value="62.5" calcext:value-type="float">
            <text:p>62,5</text:p>
          </table:table-cell>
          <table:table-cell office:value-type="float" office:value="25" calcext:value-type="float">
            <text:p>25</text:p>
          </table:table-cell>
          <table:table-cell office:value-type="float" office:value="1544" calcext:value-type="float">
            <text:p>1544</text:p>
          </table:table-cell>
          <table:table-cell office:value-type="float" office:value="125" calcext:value-type="float">
            <text:p>125</text:p>
          </table:table-cell>
          <table:table-cell office:value-type="float" office:value="3391" calcext:value-type="float">
            <text:p>33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6.3" calcext:value-type="float">
            <text:p>226,3</text:p>
          </table:table-cell>
          <table:table-cell office:value-type="float" office:value="3810" calcext:value-type="float">
            <text:p>3810</text:p>
          </table:table-cell>
          <table:table-cell office:value-type="float" office:value="380.4" calcext:value-type="float">
            <text:p>380,4</text:p>
          </table:table-cell>
          <table:table-cell office:value-type="float" office:value="8138.4" calcext:value-type="float">
            <text:p>8138,4</text:p>
          </table:table-cell>
          <table:table-cell office:value-type="float" office:value="451520.5" calcext:value-type="float">
            <text:p>451520,5</text:p>
          </table:table-cell>
          <table:table-cell office:value-type="float" office:value="3391" calcext:value-type="float">
            <text:p>3391</text:p>
          </table:table-cell>
          <table:table-cell office:value-type="float" office:value="2346" calcext:value-type="float">
            <text:p>2346</text:p>
          </table:table-cell>
          <table:table-cell office:value-type="float" office:value="2085.4" calcext:value-type="float">
            <text:p>2085,4</text:p>
          </table:table-cell>
          <table:table-cell office:value-type="float" office:value="65216" calcext:value-type="float">
            <text:p>65216</text:p>
          </table:table-cell>
          <table:table-cell office:value-type="float" office:value="3368.8" calcext:value-type="float">
            <text:p>3368,8</text:p>
          </table:table-cell>
          <table:table-cell office:value-type="float" office:value="1378.5" calcext:value-type="float">
            <text:p>1378,5</text:p>
          </table:table-cell>
          <table:table-cell office:value-type="float" office:value="350.5" calcext:value-type="float">
            <text:p>350,5</text:p>
          </table:table-cell>
          <table:table-cell office:value-type="float" office:value="581.2" calcext:value-type="float">
            <text:p>581,2</text:p>
          </table:table-cell>
          <table:table-cell office:value-type="float" office:value="280624" calcext:value-type="float">
            <text:p>280624</text:p>
          </table:table-cell>
          <table:table-cell office:value-type="float" office:value="62.5" calcext:value-type="float">
            <text:p>62,5</text:p>
          </table:table-cell>
          <table:table-cell office:value-type="float" office:value="125.3" calcext:value-type="float">
            <text:p>125,3</text:p>
          </table:table-cell>
          <table:table-cell office:value-type="float" office:value="1122.4" calcext:value-type="float">
            <text:p>1122,4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float" office:value="4030.6" calcext:value-type="float">
            <text:p>4030,6</text:p>
          </table:table-cell>
          <table:table-cell office:value-type="float" office:value="560.8" calcext:value-type="float">
            <text:p>560,8</text:p>
          </table:table-cell>
          <table:table-cell office:value-type="float" office:value="6782" calcext:value-type="float">
            <text:p>6782</text:p>
          </table:table-cell>
          <table:table-cell office:value-type="float" office:value="345395.5" calcext:value-type="float">
            <text:p>345395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2281" calcext:value-type="float">
            <text:p>2281</text:p>
          </table:table-cell>
          <table:table-cell office:value-type="float" office:value="2005" calcext:value-type="float">
            <text:p>2005</text:p>
          </table:table-cell>
          <table:table-cell office:value-type="float" office:value="65216" calcext:value-type="float">
            <text:p>65216</text:p>
          </table:table-cell>
          <table:table-cell office:value-type="float" office:value="3669.8" calcext:value-type="float">
            <text:p>3669,8</text:p>
          </table:table-cell>
          <table:table-cell office:value-type="float" office:value="1654.3" calcext:value-type="float">
            <text:p>1654,3</text:p>
          </table:table-cell>
          <table:table-cell office:value-type="float" office:value="676.3" calcext:value-type="float">
            <text:p>676,3</text:p>
          </table:table-cell>
          <table:table-cell office:value-type="float" office:value="375.8" calcext:value-type="float">
            <text:p>375,8</text:p>
          </table:table-cell>
          <table:table-cell office:value-type="float" office:value="194783.2" calcext:value-type="float">
            <text:p>194783,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62.2" calcext:value-type="float">
            <text:p>962,2</text:p>
          </table:table-cell>
          <table:table-cell office:value-type="float" office:value="130" calcext:value-type="float">
            <text:p>130</text:p>
          </table:table-cell>
          <table:table-cell office:value-type="float" office:value="5425.6" calcext:value-type="float">
            <text:p>5425,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9.8" calcext:value-type="float">
            <text:p>229,8</text:p>
          </table:table-cell>
          <table:table-cell office:value-type="float" office:value="4792.8" calcext:value-type="float">
            <text:p>4792,8</text:p>
          </table:table-cell>
          <table:table-cell office:value-type="float" office:value="560.8" calcext:value-type="float">
            <text:p>560,8</text:p>
          </table:table-cell>
          <table:table-cell office:value-type="float" office:value="6782" calcext:value-type="float">
            <text:p>6782</text:p>
          </table:table-cell>
          <table:table-cell office:value-type="float" office:value="255628.5" calcext:value-type="float">
            <text:p>255628,5</text:p>
          </table:table-cell>
          <table:table-cell office:value-type="float" office:value="0" calcext:value-type="float">
            <text:p>0</text:p>
          </table:table-cell>
          <table:table-cell office:value-type="float" office:value="1864.8" calcext:value-type="float">
            <text:p>1864,8</text:p>
          </table:table-cell>
          <table:table-cell office:value-type="float" office:value="1624" calcext:value-type="float">
            <text:p>1624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4191.4" calcext:value-type="float">
            <text:p>4191,4</text:p>
          </table:table-cell>
          <table:table-cell office:value-type="float" office:value="1754.5" calcext:value-type="float">
            <text:p>1754,5</text:p>
          </table:table-cell>
          <table:table-cell office:value-type="float" office:value="450.8" calcext:value-type="float">
            <text:p>450,8</text:p>
          </table:table-cell>
          <table:table-cell office:value-type="float" office:value="200" calcext:value-type="float">
            <text:p>200</text:p>
          </table:table-cell>
          <table:table-cell office:value-type="float" office:value="144523.2" calcext:value-type="float">
            <text:p>144523,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202.8" calcext:value-type="float">
            <text:p>1202,8</text:p>
          </table:table-cell>
          <table:table-cell office:value-type="float" office:value="50" calcext:value-type="float">
            <text:p>50</text:p>
          </table:table-cell>
          <table:table-cell office:value-type="float" office:value="4521.4" calcext:value-type="float">
            <text:p>4521,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1.6" calcext:value-type="float">
            <text:p>231,6</text:p>
          </table:table-cell>
          <table:table-cell office:value-type="float" office:value="4391.8" calcext:value-type="float">
            <text:p>4391,8</text:p>
          </table:table-cell>
          <table:table-cell office:value-type="float" office:value="425.8" calcext:value-type="float">
            <text:p>425,8</text:p>
          </table:table-cell>
          <table:table-cell office:value-type="float" office:value="10173" calcext:value-type="float">
            <text:p>10173</text:p>
          </table:table-cell>
          <table:table-cell office:value-type="float" office:value="184905.3" calcext:value-type="float">
            <text:p>184905,3</text:p>
          </table:table-cell>
          <table:table-cell office:value-type="float" office:value="0" calcext:value-type="float">
            <text:p>0</text:p>
          </table:table-cell>
          <table:table-cell office:value-type="float" office:value="1724.4" calcext:value-type="float">
            <text:p>1724,4</text:p>
          </table:table-cell>
          <table:table-cell office:value-type="float" office:value="2165.6" calcext:value-type="float">
            <text:p>2165,6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328.8" calcext:value-type="float">
            <text:p>3328,8</text:p>
          </table:table-cell>
          <table:table-cell office:value-type="float" office:value="1503.8" calcext:value-type="float">
            <text:p>1503,8</text:p>
          </table:table-cell>
          <table:table-cell office:value-type="float" office:value="375.5" calcext:value-type="float">
            <text:p>375,5</text:p>
          </table:table-cell>
          <table:table-cell office:value-type="float" office:value="526" calcext:value-type="float">
            <text:p>526</text:p>
          </table:table-cell>
          <table:table-cell office:value-type="float" office:value="120817.6" calcext:value-type="float">
            <text:p>120817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2.3" calcext:value-type="float">
            <text:p>1002,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3.3" calcext:value-type="float">
            <text:p>233,3</text:p>
          </table:table-cell>
          <table:table-cell office:value-type="float" office:value="3970.4" calcext:value-type="float">
            <text:p>3970,4</text:p>
          </table:table-cell>
          <table:table-cell office:value-type="float" office:value="300.2" calcext:value-type="float">
            <text:p>300,2</text:p>
          </table:table-cell>
          <table:table-cell office:value-type="float" office:value="6782" calcext:value-type="float">
            <text:p>6782</text:p>
          </table:table-cell>
          <table:table-cell office:value-type="float" office:value="144131.7" calcext:value-type="float">
            <text:p>144131,7</text:p>
          </table:table-cell>
          <table:table-cell office:value-type="float" office:value="4521.4" calcext:value-type="float">
            <text:p>4521,4</text:p>
          </table:table-cell>
          <table:table-cell office:value-type="float" office:value="1624.2" calcext:value-type="float">
            <text:p>1624,2</text:p>
          </table:table-cell>
          <table:table-cell office:value-type="float" office:value="2025" calcext:value-type="float">
            <text:p>2025</text:p>
          </table:table-cell>
          <table:table-cell office:value-type="float" office:value="67956" calcext:value-type="float">
            <text:p>67956</text:p>
          </table:table-cell>
          <table:table-cell office:value-type="float" office:value="3609.4" calcext:value-type="float">
            <text:p>3609,4</text:p>
          </table:table-cell>
          <table:table-cell office:value-type="float" office:value="1704.3" calcext:value-type="float">
            <text:p>1704,3</text:p>
          </table:table-cell>
          <table:table-cell office:value-type="float" office:value="400.5" calcext:value-type="float">
            <text:p>400,5</text:p>
          </table:table-cell>
          <table:table-cell office:value-type="float" office:value="200.3" calcext:value-type="float">
            <text:p>200,3</text:p>
          </table:table-cell>
          <table:table-cell office:value-type="float" office:value="94403.2" calcext:value-type="float">
            <text:p>94403,2</text:p>
          </table:table-cell>
          <table:table-cell office:value-type="float" office:value="12.5" calcext:value-type="float">
            <text:p>12,5</text:p>
          </table:table-cell>
          <table:table-cell office:value-type="float" office:value="250.3" calcext:value-type="float">
            <text:p>250,3</text:p>
          </table:table-cell>
          <table:table-cell office:value-type="float" office:value="1082.4" calcext:value-type="float">
            <text:p>1082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5.1" calcext:value-type="float">
            <text:p>235,1</text:p>
          </table:table-cell>
          <table:table-cell office:value-type="float" office:value="4231.4" calcext:value-type="float">
            <text:p>4231,4</text:p>
          </table:table-cell>
          <table:table-cell office:value-type="float" office:value="200" calcext:value-type="float">
            <text:p>200</text:p>
          </table:table-cell>
          <table:table-cell office:value-type="float" office:value="8138.4" calcext:value-type="float">
            <text:p>8138,4</text:p>
          </table:table-cell>
          <table:table-cell office:value-type="float" office:value="125738.9" calcext:value-type="float">
            <text:p>125738,9</text:p>
          </table:table-cell>
          <table:table-cell office:value-type="float" office:value="0" calcext:value-type="float">
            <text:p>0</text:p>
          </table:table-cell>
          <table:table-cell office:value-type="float" office:value="2055.3" calcext:value-type="float">
            <text:p>2055,3</text:p>
          </table:table-cell>
          <table:table-cell office:value-type="float" office:value="2305.8" calcext:value-type="float">
            <text:p>2305,8</text:p>
          </table:table-cell>
          <table:table-cell office:value-type="float" office:value="70641.6" calcext:value-type="float">
            <text:p>70641,6</text:p>
          </table:table-cell>
          <table:table-cell office:value-type="float" office:value="3509.2" calcext:value-type="float">
            <text:p>3509,2</text:p>
          </table:table-cell>
          <table:table-cell office:value-type="float" office:value="1779.5" calcext:value-type="float">
            <text:p>1779,5</text:p>
          </table:table-cell>
          <table:table-cell office:value-type="float" office:value="480.8" calcext:value-type="float">
            <text:p>480,8</text:p>
          </table:table-cell>
          <table:table-cell office:value-type="float" office:value="576.3" calcext:value-type="float">
            <text:p>576,3</text:p>
          </table:table-cell>
          <table:table-cell office:value-type="float" office:value="76834.2" calcext:value-type="float">
            <text:p>76834,2</text:p>
          </table:table-cell>
          <table:table-cell office:value-type="float" office:value="12.5" calcext:value-type="float">
            <text:p>12,5</text:p>
          </table:table-cell>
          <table:table-cell office:value-type="float" office:value="40" calcext:value-type="float">
            <text:p>40</text:p>
          </table:table-cell>
          <table:table-cell office:value-type="float" office:value="1127.5" calcext:value-type="float">
            <text:p>1127,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6.9" calcext:value-type="float">
            <text:p>236,9</text:p>
          </table:table-cell>
          <table:table-cell office:value-type="float" office:value="3749.8" calcext:value-type="float">
            <text:p>3749,8</text:p>
          </table:table-cell>
          <table:table-cell office:value-type="float" office:value="240.2" calcext:value-type="float">
            <text:p>240,2</text:p>
          </table:table-cell>
          <table:table-cell office:value-type="float" office:value="3391" calcext:value-type="float">
            <text:p>3391</text:p>
          </table:table-cell>
          <table:table-cell office:value-type="float" office:value="95118" calcext:value-type="float">
            <text:p>95118</text:p>
          </table:table-cell>
          <table:table-cell office:value-type="float" office:value="0" calcext:value-type="float">
            <text:p>0</text:p>
          </table:table-cell>
          <table:table-cell office:value-type="float" office:value="1864.8" calcext:value-type="float">
            <text:p>1864,8</text:p>
          </table:table-cell>
          <table:table-cell office:value-type="float" office:value="2205.4" calcext:value-type="float">
            <text:p>2205,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348.8" calcext:value-type="float">
            <text:p>3348,8</text:p>
          </table:table-cell>
          <table:table-cell office:value-type="float" office:value="1503.8" calcext:value-type="float">
            <text:p>1503,8</text:p>
          </table:table-cell>
          <table:table-cell office:value-type="float" office:value="280.4" calcext:value-type="float">
            <text:p>280,4</text:p>
          </table:table-cell>
          <table:table-cell office:value-type="float" office:value="500.8" calcext:value-type="float">
            <text:p>500,8</text:p>
          </table:table-cell>
          <table:table-cell office:value-type="float" office:value="61532" calcext:value-type="float">
            <text:p>61532</text:p>
          </table:table-cell>
          <table:table-cell office:value-type="float" office:value="28.6" calcext:value-type="float">
            <text:p>28,6</text:p>
          </table:table-cell>
          <table:table-cell office:value-type="float" office:value="20" calcext:value-type="float">
            <text:p>20</text:p>
          </table:table-cell>
          <table:table-cell office:value-type="float" office:value="1383.2" calcext:value-type="float">
            <text:p>1383,2</text:p>
          </table:table-cell>
          <table:table-cell office:value-type="float" office:value="75" calcext:value-type="float">
            <text:p>75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8.6" calcext:value-type="float">
            <text:p>238,6</text:p>
          </table:table-cell>
          <table:table-cell office:value-type="float" office:value="4251.6" calcext:value-type="float">
            <text:p>4251,6</text:p>
          </table:table-cell>
          <table:table-cell office:value-type="float" office:value="320.6" calcext:value-type="float">
            <text:p>320,6</text:p>
          </table:table-cell>
          <table:table-cell office:value-type="float" office:value="6782" calcext:value-type="float">
            <text:p>6782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0" calcext:value-type="float">
            <text:p>0</text:p>
          </table:table-cell>
          <table:table-cell office:value-type="float" office:value="2080.3" calcext:value-type="float">
            <text:p>2080,3</text:p>
          </table:table-cell>
          <table:table-cell office:value-type="float" office:value="1945" calcext:value-type="float">
            <text:p>1945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890.4" calcext:value-type="float">
            <text:p>3890,4</text:p>
          </table:table-cell>
          <table:table-cell office:value-type="float" office:value="1854.5" calcext:value-type="float">
            <text:p>1854,5</text:p>
          </table:table-cell>
          <table:table-cell office:value-type="float" office:value="360.6" calcext:value-type="float">
            <text:p>360,6</text:p>
          </table:table-cell>
          <table:table-cell office:value-type="float" office:value="721.6" calcext:value-type="float">
            <text:p>721,6</text:p>
          </table:table-cell>
          <table:table-cell office:value-type="float" office:value="54893.2" calcext:value-type="float">
            <text:p>54893,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83.4" calcext:value-type="float">
            <text:p>1383,4</text:p>
          </table:table-cell>
          <table:table-cell office:value-type="float" office:value="137.5" calcext:value-type="float">
            <text:p>137,5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0.4" calcext:value-type="float">
            <text:p>240,4</text:p>
          </table:table-cell>
          <table:table-cell office:value-type="float" office:value="4452.2" calcext:value-type="float">
            <text:p>4452,2</text:p>
          </table:table-cell>
          <table:table-cell office:value-type="float" office:value="350.5" calcext:value-type="float">
            <text:p>350,5</text:p>
          </table:table-cell>
          <table:table-cell office:value-type="float" office:value="8138.4" calcext:value-type="float">
            <text:p>8138,4</text:p>
          </table:table-cell>
          <table:table-cell office:value-type="float" office:value="64531" calcext:value-type="float">
            <text:p>64531</text:p>
          </table:table-cell>
          <table:table-cell office:value-type="float" office:value="3391" calcext:value-type="float">
            <text:p>3391</text:p>
          </table:table-cell>
          <table:table-cell office:value-type="float" office:value="1829.8" calcext:value-type="float">
            <text:p>1829,8</text:p>
          </table:table-cell>
          <table:table-cell office:value-type="float" office:value="2145.6" calcext:value-type="float">
            <text:p>2145,6</text:p>
          </table:table-cell>
          <table:table-cell office:value-type="float" office:value="67956" calcext:value-type="float">
            <text:p>67956</text:p>
          </table:table-cell>
          <table:table-cell office:value-type="float" office:value="3649.8" calcext:value-type="float">
            <text:p>3649,8</text:p>
          </table:table-cell>
          <table:table-cell office:value-type="float" office:value="2080.3" calcext:value-type="float">
            <text:p>2080,3</text:p>
          </table:table-cell>
          <table:table-cell office:value-type="float" office:value="280.4" calcext:value-type="float">
            <text:p>280,4</text:p>
          </table:table-cell>
          <table:table-cell office:value-type="float" office:value="125" calcext:value-type="float">
            <text:p>125</text:p>
          </table:table-cell>
          <table:table-cell office:value-type="float" office:value="48976.6" calcext:value-type="float">
            <text:p>48976,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22.8" calcext:value-type="float">
            <text:p>1222,8</text:p>
          </table:table-cell>
          <table:table-cell office:value-type="float" office:value="50" calcext:value-type="float">
            <text:p>50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2.2" calcext:value-type="float">
            <text:p>242,2</text:p>
          </table:table-cell>
          <table:table-cell office:value-type="float" office:value="3609.8" calcext:value-type="float">
            <text:p>3609,8</text:p>
          </table:table-cell>
          <table:table-cell office:value-type="float" office:value="240.4" calcext:value-type="float">
            <text:p>240,4</text:p>
          </table:table-cell>
          <table:table-cell office:value-type="float" office:value="6782" calcext:value-type="float">
            <text:p>6782</text:p>
          </table:table-cell>
          <table:table-cell office:value-type="float" office:value="46199.2" calcext:value-type="float">
            <text:p>46199,2</text:p>
          </table:table-cell>
          <table:table-cell office:value-type="float" office:value="0" calcext:value-type="float">
            <text:p>0</text:p>
          </table:table-cell>
          <table:table-cell office:value-type="float" office:value="1664.2" calcext:value-type="float">
            <text:p>1664,2</text:p>
          </table:table-cell>
          <table:table-cell office:value-type="float" office:value="2747" calcext:value-type="float">
            <text:p>2747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389" calcext:value-type="float">
            <text:p>3389</text:p>
          </table:table-cell>
          <table:table-cell office:value-type="float" office:value="1343" calcext:value-type="float">
            <text:p>1343</text:p>
          </table:table-cell>
          <table:table-cell office:value-type="float" office:value="375.5" calcext:value-type="float">
            <text:p>375,5</text:p>
          </table:table-cell>
          <table:table-cell office:value-type="float" office:value="400.5" calcext:value-type="float">
            <text:p>400,5</text:p>
          </table:table-cell>
          <table:table-cell office:value-type="float" office:value="43120.2" calcext:value-type="float">
            <text:p>43120,2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303" calcext:value-type="float">
            <text:p>130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3.9" calcext:value-type="float">
            <text:p>243,9</text:p>
          </table:table-cell>
          <table:table-cell office:value-type="float" office:value="4271.4" calcext:value-type="float">
            <text:p>4271,4</text:p>
          </table:table-cell>
          <table:table-cell office:value-type="float" office:value="220.2" calcext:value-type="float">
            <text:p>220,2</text:p>
          </table:table-cell>
          <table:table-cell office:value-type="float" office:value="6782" calcext:value-type="float">
            <text:p>6782</text:p>
          </table:table-cell>
          <table:table-cell office:value-type="float" office:value="35293.7" calcext:value-type="float">
            <text:p>35293,7</text:p>
          </table:table-cell>
          <table:table-cell office:value-type="float" office:value="3391" calcext:value-type="float">
            <text:p>3391</text:p>
          </table:table-cell>
          <table:table-cell office:value-type="float" office:value="1944.8" calcext:value-type="float">
            <text:p>1944,8</text:p>
          </table:table-cell>
          <table:table-cell office:value-type="float" office:value="2005.2" calcext:value-type="float">
            <text:p>2005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529.2" calcext:value-type="float">
            <text:p>3529,2</text:p>
          </table:table-cell>
          <table:table-cell office:value-type="float" office:value="1854.8" calcext:value-type="float">
            <text:p>1854,8</text:p>
          </table:table-cell>
          <table:table-cell office:value-type="float" office:value="300.4" calcext:value-type="float">
            <text:p>300,4</text:p>
          </table:table-cell>
          <table:table-cell office:value-type="float" office:value="260.2" calcext:value-type="float">
            <text:p>260,2</text:p>
          </table:table-cell>
          <table:table-cell office:value-type="float" office:value="37003.2" calcext:value-type="float">
            <text:p>37003,2</text:p>
          </table:table-cell>
          <table:table-cell office:value-type="float" office:value="12.5" calcext:value-type="float">
            <text:p>12,5</text:p>
          </table:table-cell>
          <table:table-cell office:value-type="float" office:value="120" calcext:value-type="float">
            <text:p>120</text:p>
          </table:table-cell>
          <table:table-cell office:value-type="float" office:value="1042.4" calcext:value-type="float">
            <text:p>1042,4</text:p>
          </table:table-cell>
          <table:table-cell office:value-type="float" office:value="130" calcext:value-type="float">
            <text:p>13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5.7" calcext:value-type="float">
            <text:p>245,7</text:p>
          </table:table-cell>
          <table:table-cell office:value-type="float" office:value="3950.6" calcext:value-type="float">
            <text:p>3950,6</text:p>
          </table:table-cell>
          <table:table-cell office:value-type="float" office:value="375.3" calcext:value-type="float">
            <text:p>375,3</text:p>
          </table:table-cell>
          <table:table-cell office:value-type="float" office:value="6782" calcext:value-type="float">
            <text:p>6782</text:p>
          </table:table-cell>
          <table:table-cell office:value-type="float" office:value="33944.1" calcext:value-type="float">
            <text:p>33944,1</text:p>
          </table:table-cell>
          <table:table-cell office:value-type="float" office:value="0" calcext:value-type="float">
            <text:p>0</text:p>
          </table:table-cell>
          <table:table-cell office:value-type="float" office:value="2481.3" calcext:value-type="float">
            <text:p>2481,3</text:p>
          </table:table-cell>
          <table:table-cell office:value-type="float" office:value="1904.8" calcext:value-type="float">
            <text:p>1904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910.4" calcext:value-type="float">
            <text:p>3910,4</text:p>
          </table:table-cell>
          <table:table-cell office:value-type="float" office:value="2005" calcext:value-type="float">
            <text:p>2005</text:p>
          </table:table-cell>
          <table:table-cell office:value-type="float" office:value="601.3" calcext:value-type="float">
            <text:p>601,3</text:p>
          </table:table-cell>
          <table:table-cell office:value-type="float" office:value="300.2" calcext:value-type="float">
            <text:p>300,2</text:p>
          </table:table-cell>
          <table:table-cell office:value-type="float" office:value="36822.4" calcext:value-type="float">
            <text:p>36822,4</text:p>
          </table:table-cell>
          <table:table-cell office:value-type="float" office:value="37.5" calcext:value-type="float">
            <text:p>37,5</text:p>
          </table:table-cell>
          <table:table-cell office:value-type="float" office:value="20" calcext:value-type="float">
            <text:p>20</text:p>
          </table:table-cell>
          <table:table-cell office:value-type="float" office:value="1162.8" calcext:value-type="float">
            <text:p>1162,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7.5" calcext:value-type="float">
            <text:p>247,5</text:p>
          </table:table-cell>
          <table:table-cell office:value-type="float" office:value="4231.2" calcext:value-type="float">
            <text:p>4231,2</text:p>
          </table:table-cell>
          <table:table-cell office:value-type="float" office:value="200.3" calcext:value-type="float">
            <text:p>200,3</text:p>
          </table:table-cell>
          <table:table-cell office:value-type="float" office:value="6782" calcext:value-type="float">
            <text:p>6782</text:p>
          </table:table-cell>
          <table:table-cell office:value-type="float" office:value="27128.1" calcext:value-type="float">
            <text:p>27128,1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1864.6" calcext:value-type="float">
            <text:p>1864,6</text:p>
          </table:table-cell>
          <table:table-cell office:value-type="float" office:value="65216" calcext:value-type="float">
            <text:p>65216</text:p>
          </table:table-cell>
          <table:table-cell office:value-type="float" office:value="3509.2" calcext:value-type="float">
            <text:p>3509,2</text:p>
          </table:table-cell>
          <table:table-cell office:value-type="float" office:value="1378.3" calcext:value-type="float">
            <text:p>1378,3</text:p>
          </table:table-cell>
          <table:table-cell office:value-type="float" office:value="300.5" calcext:value-type="float">
            <text:p>300,5</text:p>
          </table:table-cell>
          <table:table-cell office:value-type="float" office:value="501" calcext:value-type="float">
            <text:p>501</text:p>
          </table:table-cell>
          <table:table-cell office:value-type="float" office:value="34014.6" calcext:value-type="float">
            <text:p>34014,6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278" calcext:value-type="float">
            <text:p>12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9.2" calcext:value-type="float">
            <text:p>249,2</text:p>
          </table:table-cell>
          <table:table-cell office:value-type="float" office:value="4451.8" calcext:value-type="float">
            <text:p>4451,8</text:p>
          </table:table-cell>
          <table:table-cell office:value-type="float" office:value="300.2" calcext:value-type="float">
            <text:p>300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0" calcext:value-type="float">
            <text:p>0</text:p>
          </table:table-cell>
          <table:table-cell office:value-type="float" office:value="1744.4" calcext:value-type="float">
            <text:p>1744,4</text:p>
          </table:table-cell>
          <table:table-cell office:value-type="float" office:value="2085.2" calcext:value-type="float">
            <text:p>2085,2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729.8" calcext:value-type="float">
            <text:p>3729,8</text:p>
          </table:table-cell>
          <table:table-cell office:value-type="float" office:value="2230.5" calcext:value-type="float">
            <text:p>2230,5</text:p>
          </table:table-cell>
          <table:table-cell office:value-type="float" office:value="400.8" calcext:value-type="float">
            <text:p>400,8</text:p>
          </table:table-cell>
          <table:table-cell office:value-type="float" office:value="626.3" calcext:value-type="float">
            <text:p>626,3</text:p>
          </table:table-cell>
          <table:table-cell office:value-type="float" office:value="31808.4" calcext:value-type="float">
            <text:p>31808,4</text:p>
          </table:table-cell>
          <table:table-cell office:value-type="float" office:value="62.5" calcext:value-type="float">
            <text:p>62,5</text:p>
          </table:table-cell>
          <table:table-cell office:value-type="float" office:value="125" calcext:value-type="float">
            <text:p>125</text:p>
          </table:table-cell>
          <table:table-cell office:value-type="float" office:value="902.2" calcext:value-type="float">
            <text:p>902,2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float" office:value="4070.8" calcext:value-type="float">
            <text:p>4070,8</text:p>
          </table:table-cell>
          <table:table-cell office:value-type="float" office:value="240.2" calcext:value-type="float">
            <text:p>24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0" calcext:value-type="float">
            <text:p>0</text:p>
          </table:table-cell>
          <table:table-cell office:value-type="float" office:value="1804.5" calcext:value-type="float">
            <text:p>1804,5</text:p>
          </table:table-cell>
          <table:table-cell office:value-type="float" office:value="2105.6" calcext:value-type="float">
            <text:p>2105,6</text:p>
          </table:table-cell>
          <table:table-cell office:value-type="float" office:value="65216" calcext:value-type="float">
            <text:p>65216</text:p>
          </table:table-cell>
          <table:table-cell office:value-type="float" office:value="3669.8" calcext:value-type="float">
            <text:p>3669,8</text:p>
          </table:table-cell>
          <table:table-cell office:value-type="float" office:value="1303" calcext:value-type="float">
            <text:p>1303</text:p>
          </table:table-cell>
          <table:table-cell office:value-type="float" office:value="320.4" calcext:value-type="float">
            <text:p>320,4</text:p>
          </table:table-cell>
          <table:table-cell office:value-type="float" office:value="601.3" calcext:value-type="float">
            <text:p>601,3</text:p>
          </table:table-cell>
          <table:table-cell office:value-type="float" office:value="30103.8" calcext:value-type="float">
            <text:p>30103,8</text:p>
          </table:table-cell>
          <table:table-cell office:value-type="float" office:value="62.5" calcext:value-type="float">
            <text:p>62,5</text:p>
          </table:table-cell>
          <table:table-cell office:value-type="float" office:value="100" calcext:value-type="float">
            <text:p>100</text:p>
          </table:table-cell>
          <table:table-cell office:value-type="float" office:value="1122.6" calcext:value-type="float">
            <text:p>1122,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2.8" calcext:value-type="float">
            <text:p>252,8</text:p>
          </table:table-cell>
          <table:table-cell office:value-type="float" office:value="4231.2" calcext:value-type="float">
            <text:p>4231,2</text:p>
          </table:table-cell>
          <table:table-cell office:value-type="float" office:value="350.3" calcext:value-type="float">
            <text:p>350,3</text:p>
          </table:table-cell>
          <table:table-cell office:value-type="float" office:value="6782" calcext:value-type="float">
            <text:p>678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664.4" calcext:value-type="float">
            <text:p>1664,4</text:p>
          </table:table-cell>
          <table:table-cell office:value-type="float" office:value="2005.4" calcext:value-type="float">
            <text:p>2005,4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368.8" calcext:value-type="float">
            <text:p>3368,8</text:p>
          </table:table-cell>
          <table:table-cell office:value-type="float" office:value="1579" calcext:value-type="float">
            <text:p>1579</text:p>
          </table:table-cell>
          <table:table-cell office:value-type="float" office:value="500.8" calcext:value-type="float">
            <text:p>500,8</text:p>
          </table:table-cell>
          <table:table-cell office:value-type="float" office:value="601.3" calcext:value-type="float">
            <text:p>601,3</text:p>
          </table:table-cell>
          <table:table-cell office:value-type="float" office:value="30003.6" calcext:value-type="float">
            <text:p>30003,6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142.6" calcext:value-type="float">
            <text:p>1142,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4.5" calcext:value-type="float">
            <text:p>254,5</text:p>
          </table:table-cell>
          <table:table-cell office:value-type="float" office:value="4131" calcext:value-type="float">
            <text:p>4131</text:p>
          </table:table-cell>
          <table:table-cell office:value-type="float" office:value="260.2" calcext:value-type="float">
            <text:p>260,2</text:p>
          </table:table-cell>
          <table:table-cell office:value-type="float" office:value="6782" calcext:value-type="float">
            <text:p>6782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2165.6" calcext:value-type="float">
            <text:p>2165,6</text:p>
          </table:table-cell>
          <table:table-cell office:value-type="float" office:value="2125.4" calcext:value-type="float">
            <text:p>2125,4</text:p>
          </table:table-cell>
          <table:table-cell office:value-type="float" office:value="67956" calcext:value-type="float">
            <text:p>67956</text:p>
          </table:table-cell>
          <table:table-cell office:value-type="float" office:value="3589.6" calcext:value-type="float">
            <text:p>3589,6</text:p>
          </table:table-cell>
          <table:table-cell office:value-type="float" office:value="1829.8" calcext:value-type="float">
            <text:p>1829,8</text:p>
          </table:table-cell>
          <table:table-cell office:value-type="float" office:value="275.3" calcext:value-type="float">
            <text:p>275,3</text:p>
          </table:table-cell>
          <table:table-cell office:value-type="float" office:value="425.5" calcext:value-type="float">
            <text:p>425,5</text:p>
          </table:table-cell>
          <table:table-cell office:value-type="float" office:value="27316" calcext:value-type="float">
            <text:p>27316</text:p>
          </table:table-cell>
          <table:table-cell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office:value-type="float" office:value="1242.8" calcext:value-type="float">
            <text:p>1242,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6.3" calcext:value-type="float">
            <text:p>256,3</text:p>
          </table:table-cell>
          <table:table-cell office:value-type="float" office:value="4051" calcext:value-type="float">
            <text:p>4051</text:p>
          </table:table-cell>
          <table:table-cell office:value-type="float" office:value="175.3" calcext:value-type="float">
            <text:p>175,3</text:p>
          </table:table-cell>
          <table:table-cell office:value-type="float" office:value="9042.7" calcext:value-type="float">
            <text:p>9042,7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2626.8" calcext:value-type="float">
            <text:p>2626,8</text:p>
          </table:table-cell>
          <table:table-cell office:value-type="float" office:value="2125.4" calcext:value-type="float">
            <text:p>2125,4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469.4" calcext:value-type="float">
            <text:p>3469,4</text:p>
          </table:table-cell>
          <table:table-cell office:value-type="float" office:value="1904.8" calcext:value-type="float">
            <text:p>1904,8</text:p>
          </table:table-cell>
          <table:table-cell office:value-type="float" office:value="481" calcext:value-type="float">
            <text:p>481</text:p>
          </table:table-cell>
          <table:table-cell office:value-type="float" office:value="340.4" calcext:value-type="float">
            <text:p>340,4</text:p>
          </table:table-cell>
          <table:table-cell office:value-type="float" office:value="28960.6" calcext:value-type="float">
            <text:p>28960,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41.6" calcext:value-type="float">
            <text:p>841,6</text:p>
          </table:table-cell>
          <table:table-cell office:value-type="float" office:value="100" calcext:value-type="float">
            <text:p>100</text:p>
          </table:table-cell>
          <table:table-cell office:value-type="float" office:value="4521.4" calcext:value-type="float">
            <text:p>4521,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8.1" calcext:value-type="float">
            <text:p>258,1</text:p>
          </table:table-cell>
          <table:table-cell office:value-type="float" office:value="4031" calcext:value-type="float">
            <text:p>4031</text:p>
          </table:table-cell>
          <table:table-cell office:value-type="float" office:value="340.6" calcext:value-type="float">
            <text:p>340,6</text:p>
          </table:table-cell>
          <table:table-cell office:value-type="float" office:value="6782" calcext:value-type="float">
            <text:p>6782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0" calcext:value-type="float">
            <text:p>0</text:p>
          </table:table-cell>
          <table:table-cell office:value-type="float" office:value="1929.8" calcext:value-type="float">
            <text:p>1929,8</text:p>
          </table:table-cell>
          <table:table-cell office:value-type="float" office:value="2305.8" calcext:value-type="float">
            <text:p>2305,8</text:p>
          </table:table-cell>
          <table:table-cell office:value-type="float" office:value="67956" calcext:value-type="float">
            <text:p>67956</text:p>
          </table:table-cell>
          <table:table-cell office:value-type="float" office:value="3228.6" calcext:value-type="float">
            <text:p>3228,6</text:p>
          </table:table-cell>
          <table:table-cell office:value-type="float" office:value="1223" calcext:value-type="float">
            <text:p>1223</text:p>
          </table:table-cell>
          <table:table-cell office:value-type="float" office:value="360.4" calcext:value-type="float">
            <text:p>360,4</text:p>
          </table:table-cell>
          <table:table-cell office:value-type="float" office:value="400.8" calcext:value-type="float">
            <text:p>400,8</text:p>
          </table:table-cell>
          <table:table-cell office:value-type="float" office:value="28158.4" calcext:value-type="float">
            <text:p>28158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1.8" calcext:value-type="float">
            <text:p>801,8</text:p>
          </table:table-cell>
          <table:table-cell office:value-type="float" office:value="50" calcext:value-type="float">
            <text:p>50</text:p>
          </table:table-cell>
          <table:table-cell office:value-type="float" office:value="4521.4" calcext:value-type="float">
            <text:p>4521,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9.8" calcext:value-type="float">
            <text:p>259,8</text:p>
          </table:table-cell>
          <table:table-cell office:value-type="float" office:value="4913.2" calcext:value-type="float">
            <text:p>4913,2</text:p>
          </table:table-cell>
          <table:table-cell office:value-type="float" office:value="360.4" calcext:value-type="float">
            <text:p>360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543.8" calcext:value-type="float">
            <text:p>1543,8</text:p>
          </table:table-cell>
          <table:table-cell office:value-type="float" office:value="1904.8" calcext:value-type="float">
            <text:p>1904,8</text:p>
          </table:table-cell>
          <table:table-cell office:value-type="float" office:value="65216" calcext:value-type="float">
            <text:p>65216</text:p>
          </table:table-cell>
          <table:table-cell office:value-type="float" office:value="4371.8" calcext:value-type="float">
            <text:p>4371,8</text:p>
          </table:table-cell>
          <table:table-cell office:value-type="float" office:value="1654.3" calcext:value-type="float">
            <text:p>1654,3</text:p>
          </table:table-cell>
          <table:table-cell office:value-type="float" office:value="541" calcext:value-type="float">
            <text:p>541</text:p>
          </table:table-cell>
          <table:table-cell office:value-type="float" office:value="526" calcext:value-type="float">
            <text:p>526</text:p>
          </table:table-cell>
          <table:table-cell office:value-type="float" office:value="23886.2" calcext:value-type="float">
            <text:p>23886,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81.4" calcext:value-type="float">
            <text:p>681,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0.2" calcext:value-type="float">
            <text:p>20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1.6" calcext:value-type="float">
            <text:p>261,6</text:p>
          </table:table-cell>
          <table:table-cell office:value-type="float" office:value="4191.4" calcext:value-type="float">
            <text:p>4191,4</text:p>
          </table:table-cell>
          <table:table-cell office:value-type="float" office:value="240.2" calcext:value-type="float">
            <text:p>24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2045.4" calcext:value-type="float">
            <text:p>2045,4</text:p>
          </table:table-cell>
          <table:table-cell office:value-type="float" office:value="2165.6" calcext:value-type="float">
            <text:p>2165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4050.8" calcext:value-type="float">
            <text:p>4050,8</text:p>
          </table:table-cell>
          <table:table-cell office:value-type="float" office:value="1930" calcext:value-type="float">
            <text:p>1930</text:p>
          </table:table-cell>
          <table:table-cell office:value-type="float" office:value="420.6" calcext:value-type="float">
            <text:p>420,6</text:p>
          </table:table-cell>
          <table:table-cell office:value-type="float" office:value="450.8" calcext:value-type="float">
            <text:p>450,8</text:p>
          </table:table-cell>
          <table:table-cell office:value-type="float" office:value="26694.2" calcext:value-type="float">
            <text:p>26694,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82.6" calcext:value-type="float">
            <text:p>1082,6</text:p>
          </table:table-cell>
          <table:table-cell office:value-type="float" office:value="170" calcext:value-type="float">
            <text:p>170</text:p>
          </table:table-cell>
          <table:table-cell office:value-type="float" office:value="4521.4" calcext:value-type="float">
            <text:p>4521,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3.4" calcext:value-type="float">
            <text:p>263,4</text:p>
          </table:table-cell>
          <table:table-cell office:value-type="float" office:value="4311.6" calcext:value-type="float">
            <text:p>4311,6</text:p>
          </table:table-cell>
          <table:table-cell office:value-type="float" office:value="200.3" calcext:value-type="float">
            <text:p>200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4521.4" calcext:value-type="float">
            <text:p>4521,4</text:p>
          </table:table-cell>
          <table:table-cell office:value-type="float" office:value="1985.2" calcext:value-type="float">
            <text:p>1985,2</text:p>
          </table:table-cell>
          <table:table-cell office:value-type="float" office:value="2165.6" calcext:value-type="float">
            <text:p>2165,6</text:p>
          </table:table-cell>
          <table:table-cell office:value-type="float" office:value="65216" calcext:value-type="float">
            <text:p>65216</text:p>
          </table:table-cell>
          <table:table-cell office:value-type="float" office:value="3509.2" calcext:value-type="float">
            <text:p>3509,2</text:p>
          </table:table-cell>
          <table:table-cell office:value-type="float" office:value="1930" calcext:value-type="float">
            <text:p>1930</text:p>
          </table:table-cell>
          <table:table-cell office:value-type="float" office:value="300.4" calcext:value-type="float">
            <text:p>300,4</text:p>
          </table:table-cell>
          <table:table-cell office:value-type="float" office:value="476" calcext:value-type="float">
            <text:p>476</text:p>
          </table:table-cell>
          <table:table-cell office:value-type="float" office:value="26393.6" calcext:value-type="float">
            <text:p>26393,6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882" calcext:value-type="float">
            <text:p>882</text:p>
          </table:table-cell>
          <table:table-cell office:value-type="float" office:value="112.5" calcext:value-type="float">
            <text:p>11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5.1" calcext:value-type="float">
            <text:p>265,1</text:p>
          </table:table-cell>
          <table:table-cell office:value-type="float" office:value="4612.4" calcext:value-type="float">
            <text:p>4612,4</text:p>
          </table:table-cell>
          <table:table-cell office:value-type="float" office:value="340.6" calcext:value-type="float">
            <text:p>340,6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864.6" calcext:value-type="float">
            <text:p>1864,6</text:p>
          </table:table-cell>
          <table:table-cell office:value-type="float" office:value="1884.8" calcext:value-type="float">
            <text:p>1884,8</text:p>
          </table:table-cell>
          <table:table-cell office:value-type="float" office:value="65216" calcext:value-type="float">
            <text:p>65216</text:p>
          </table:table-cell>
          <table:table-cell office:value-type="float" office:value="3930.4" calcext:value-type="float">
            <text:p>3930,4</text:p>
          </table:table-cell>
          <table:table-cell office:value-type="float" office:value="1553.8" calcext:value-type="float">
            <text:p>1553,8</text:p>
          </table:table-cell>
          <table:table-cell office:value-type="float" office:value="320.4" calcext:value-type="float">
            <text:p>320,4</text:p>
          </table:table-cell>
          <table:table-cell office:value-type="float" office:value="420.8" calcext:value-type="float">
            <text:p>420,8</text:p>
          </table:table-cell>
          <table:table-cell office:value-type="float" office:value="24207.4" calcext:value-type="float">
            <text:p>24207,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21.8" calcext:value-type="float">
            <text:p>821,8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6.9" calcext:value-type="float">
            <text:p>266,9</text:p>
          </table:table-cell>
          <table:table-cell office:value-type="float" office:value="3910.2" calcext:value-type="float">
            <text:p>3910,2</text:p>
          </table:table-cell>
          <table:table-cell office:value-type="float" office:value="125" calcext:value-type="float">
            <text:p>125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2005.2" calcext:value-type="float">
            <text:p>2005,2</text:p>
          </table:table-cell>
          <table:table-cell office:value-type="float" office:value="1684.2" calcext:value-type="float">
            <text:p>1684,2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4091" calcext:value-type="float">
            <text:p>4091</text:p>
          </table:table-cell>
          <table:table-cell office:value-type="float" office:value="2180.5" calcext:value-type="float">
            <text:p>2180,5</text:p>
          </table:table-cell>
          <table:table-cell office:value-type="float" office:value="541" calcext:value-type="float">
            <text:p>541</text:p>
          </table:table-cell>
          <table:table-cell office:value-type="float" office:value="300.5" calcext:value-type="float">
            <text:p>300,5</text:p>
          </table:table-cell>
          <table:table-cell office:value-type="float" office:value="26273.2" calcext:value-type="float">
            <text:p>26273,2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962" calcext:value-type="float">
            <text:p>962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8.7" calcext:value-type="float">
            <text:p>268,7</text:p>
          </table:table-cell>
          <table:table-cell office:value-type="float" office:value="4090.8" calcext:value-type="float">
            <text:p>4090,8</text:p>
          </table:table-cell>
          <table:table-cell office:value-type="float" office:value="350.5" calcext:value-type="float">
            <text:p>350,5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884.8" calcext:value-type="float">
            <text:p>1884,8</text:p>
          </table:table-cell>
          <table:table-cell office:value-type="float" office:value="2386.4" calcext:value-type="float">
            <text:p>2386,4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749.8" calcext:value-type="float">
            <text:p>3749,8</text:p>
          </table:table-cell>
          <table:table-cell office:value-type="float" office:value="1378.5" calcext:value-type="float">
            <text:p>1378,5</text:p>
          </table:table-cell>
          <table:table-cell office:value-type="float" office:value="481" calcext:value-type="float">
            <text:p>481</text:p>
          </table:table-cell>
          <table:table-cell office:value-type="float" office:value="450.8" calcext:value-type="float">
            <text:p>450,8</text:p>
          </table:table-cell>
          <table:table-cell office:value-type="float" office:value="24909.4" calcext:value-type="float">
            <text:p>24909,4</text:p>
          </table:table-cell>
          <table:table-cell office:value-type="float" office:value="37.5" calcext:value-type="float">
            <text:p>37,5</text:p>
          </table:table-cell>
          <table:table-cell office:value-type="float" office:value="40" calcext:value-type="float">
            <text:p>40</text:p>
          </table:table-cell>
          <table:table-cell office:value-type="float" office:value="1222.8" calcext:value-type="float">
            <text:p>1222,8</text:p>
          </table:table-cell>
          <table:table-cell office:value-type="float" office:value="50" calcext:value-type="float">
            <text:p>50</text:p>
          </table:table-cell>
          <table:table-cell office:value-type="float" office:value="5425.6" calcext:value-type="float">
            <text:p>5425,6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0.4" calcext:value-type="float">
            <text:p>270,4</text:p>
          </table:table-cell>
          <table:table-cell office:value-type="float" office:value="4211.2" calcext:value-type="float">
            <text:p>4211,2</text:p>
          </table:table-cell>
          <table:table-cell office:value-type="float" office:value="280.2" calcext:value-type="float">
            <text:p>28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2045.2" calcext:value-type="float">
            <text:p>2045,2</text:p>
          </table:table-cell>
          <table:table-cell office:value-type="float" office:value="2025.2" calcext:value-type="float">
            <text:p>2025,2</text:p>
          </table:table-cell>
          <table:table-cell office:value-type="float" office:value="67956" calcext:value-type="float">
            <text:p>67956</text:p>
          </table:table-cell>
          <table:table-cell office:value-type="float" office:value="3208.6" calcext:value-type="float">
            <text:p>3208,6</text:p>
          </table:table-cell>
          <table:table-cell office:value-type="float" office:value="1253" calcext:value-type="float">
            <text:p>1253</text:p>
          </table:table-cell>
          <table:table-cell office:value-type="float" office:value="651.3" calcext:value-type="float">
            <text:p>651,3</text:p>
          </table:table-cell>
          <table:table-cell office:value-type="float" office:value="668" calcext:value-type="float">
            <text:p>668</text:p>
          </table:table-cell>
          <table:table-cell office:value-type="float" office:value="24848.8" calcext:value-type="float">
            <text:p>24848,8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862" calcext:value-type="float">
            <text:p>86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2.2" calcext:value-type="float">
            <text:p>272,2</text:p>
          </table:table-cell>
          <table:table-cell office:value-type="float" office:value="4472" calcext:value-type="float">
            <text:p>4472</text:p>
          </table:table-cell>
          <table:table-cell office:value-type="float" office:value="425.5" calcext:value-type="float">
            <text:p>425,5</text:p>
          </table:table-cell>
          <table:table-cell office:value-type="float" office:value="6782" calcext:value-type="float">
            <text:p>6782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,3</text:p>
          </table:table-cell>
          <table:table-cell office:value-type="float" office:value="2426.2" calcext:value-type="float">
            <text:p>2426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4111" calcext:value-type="float">
            <text:p>4111</text:p>
          </table:table-cell>
          <table:table-cell office:value-type="float" office:value="1754.5" calcext:value-type="float">
            <text:p>1754,5</text:p>
          </table:table-cell>
          <table:table-cell office:value-type="float" office:value="500.8" calcext:value-type="float">
            <text:p>500,8</text:p>
          </table:table-cell>
          <table:table-cell office:value-type="float" office:value="480.8" calcext:value-type="float">
            <text:p>480,8</text:p>
          </table:table-cell>
          <table:table-cell office:value-type="float" office:value="24367.8" calcext:value-type="float">
            <text:p>24367,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2.6" calcext:value-type="float">
            <text:p>1002,6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float" office:value="4291.6" calcext:value-type="float">
            <text:p>4291,6</text:p>
          </table:table-cell>
          <table:table-cell office:value-type="float" office:value="180" calcext:value-type="float">
            <text:p>18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1804.6" calcext:value-type="float">
            <text:p>1804,6</text:p>
          </table:table-cell>
          <table:table-cell office:value-type="float" office:value="1965" calcext:value-type="float">
            <text:p>1965</text:p>
          </table:table-cell>
          <table:table-cell office:value-type="float" office:value="65216" calcext:value-type="float">
            <text:p>65216</text:p>
          </table:table-cell>
          <table:table-cell office:value-type="float" office:value="3328.8" calcext:value-type="float">
            <text:p>3328,8</text:p>
          </table:table-cell>
          <table:table-cell office:value-type="float" office:value="1428.5" calcext:value-type="float">
            <text:p>1428,5</text:p>
          </table:table-cell>
          <table:table-cell office:value-type="float" office:value="551" calcext:value-type="float">
            <text:p>551</text:p>
          </table:table-cell>
          <table:table-cell office:value-type="float" office:value="350.5" calcext:value-type="float">
            <text:p>350,5</text:p>
          </table:table-cell>
          <table:table-cell office:value-type="float" office:value="23184.6" calcext:value-type="float">
            <text:p>23184,6</text:p>
          </table:table-cell>
          <table:table-cell office:value-type="float" office:value="25" calcext:value-type="float">
            <text:p>25</text:p>
          </table:table-cell>
          <table:table-cell office:value-type="float" office:value="200.3" calcext:value-type="float">
            <text:p>200,3</text:p>
          </table:table-cell>
          <table:table-cell office:value-type="float" office:value="862" calcext:value-type="float">
            <text:p>86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5.7" calcext:value-type="float">
            <text:p>275,7</text:p>
          </table:table-cell>
          <table:table-cell office:value-type="float" office:value="4311.6" calcext:value-type="float">
            <text:p>4311,6</text:p>
          </table:table-cell>
          <table:table-cell office:value-type="float" office:value="200.2" calcext:value-type="float">
            <text:p>200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2055.3" calcext:value-type="float">
            <text:p>2055,3</text:p>
          </table:table-cell>
          <table:table-cell office:value-type="float" office:value="1865" calcext:value-type="float">
            <text:p>1865</text:p>
          </table:table-cell>
          <table:table-cell office:value-type="float" office:value="65216" calcext:value-type="float">
            <text:p>65216</text:p>
          </table:table-cell>
          <table:table-cell office:value-type="float" office:value="3589.6" calcext:value-type="float">
            <text:p>3589,6</text:p>
          </table:table-cell>
          <table:table-cell office:value-type="float" office:value="1929.8" calcext:value-type="float">
            <text:p>1929,8</text:p>
          </table:table-cell>
          <table:table-cell office:value-type="float" office:value="400.8" calcext:value-type="float">
            <text:p>400,8</text:p>
          </table:table-cell>
          <table:table-cell office:value-type="float" office:value="325.3" calcext:value-type="float">
            <text:p>325,3</text:p>
          </table:table-cell>
          <table:table-cell office:value-type="float" office:value="23164.6" calcext:value-type="float">
            <text:p>23164,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22" calcext:value-type="float">
            <text:p>922</text:p>
          </table:table-cell>
          <table:table-cell office:value-type="float" office:value="80" calcext:value-type="float">
            <text:p>8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7.5" calcext:value-type="float">
            <text:p>277,5</text:p>
          </table:table-cell>
          <table:table-cell office:value-type="float" office:value="4151" calcext:value-type="float">
            <text:p>4151</text:p>
          </table:table-cell>
          <table:table-cell office:value-type="float" office:value="340.4" calcext:value-type="float">
            <text:p>340,4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524" calcext:value-type="float">
            <text:p>1524</text:p>
          </table:table-cell>
          <table:table-cell office:value-type="float" office:value="2326.2" calcext:value-type="float">
            <text:p>2326,2</text:p>
          </table:table-cell>
          <table:table-cell office:value-type="float" office:value="65216" calcext:value-type="float">
            <text:p>65216</text:p>
          </table:table-cell>
          <table:table-cell office:value-type="float" office:value="3669.8" calcext:value-type="float">
            <text:p>3669,8</text:p>
          </table:table-cell>
          <table:table-cell office:value-type="float" office:value="1779.5" calcext:value-type="float">
            <text:p>1779,5</text:p>
          </table:table-cell>
          <table:table-cell office:value-type="float" office:value="526" calcext:value-type="float">
            <text:p>526</text:p>
          </table:table-cell>
          <table:table-cell office:value-type="float" office:value="350.5" calcext:value-type="float">
            <text:p>350,5</text:p>
          </table:table-cell>
          <table:table-cell office:value-type="float" office:value="23946.6" calcext:value-type="float">
            <text:p>23946,6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882" calcext:value-type="float">
            <text:p>882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9.3" calcext:value-type="float">
            <text:p>279,3</text:p>
          </table:table-cell>
          <table:table-cell office:value-type="float" office:value="4191.2" calcext:value-type="float">
            <text:p>4191,2</text:p>
          </table:table-cell>
          <table:table-cell office:value-type="float" office:value="140" calcext:value-type="float">
            <text:p>14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985.2" calcext:value-type="float">
            <text:p>1985,2</text:p>
          </table:table-cell>
          <table:table-cell office:value-type="float" office:value="1784.4" calcext:value-type="float">
            <text:p>1784,4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589.4" calcext:value-type="float">
            <text:p>3589,4</text:p>
          </table:table-cell>
          <table:table-cell office:value-type="float" office:value="1879.8" calcext:value-type="float">
            <text:p>1879,8</text:p>
          </table:table-cell>
          <table:table-cell office:value-type="float" office:value="360.6" calcext:value-type="float">
            <text:p>360,6</text:p>
          </table:table-cell>
          <table:table-cell office:value-type="float" office:value="425.8" calcext:value-type="float">
            <text:p>425,8</text:p>
          </table:table-cell>
          <table:table-cell office:value-type="float" office:value="24869" calcext:value-type="float">
            <text:p>24869</text:p>
          </table:table-cell>
          <table:table-cell office:value-type="float" office:value="62.5" calcext:value-type="float">
            <text:p>62,5</text:p>
          </table:table-cell>
          <table:table-cell office:value-type="float" office:value="80" calcext:value-type="float">
            <text:p>80</text:p>
          </table:table-cell>
          <table:table-cell office:value-type="float" office:value="1223" calcext:value-type="float">
            <text:p>1223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1.1" calcext:value-type="float">
            <text:p>281,1</text:p>
          </table:table-cell>
          <table:table-cell office:value-type="float" office:value="4231.2" calcext:value-type="float">
            <text:p>4231,2</text:p>
          </table:table-cell>
          <table:table-cell office:value-type="float" office:value="180" calcext:value-type="float">
            <text:p>18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2225.8" calcext:value-type="float">
            <text:p>2225,8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308.6" calcext:value-type="float">
            <text:p>3308,6</text:p>
          </table:table-cell>
          <table:table-cell office:value-type="float" office:value="1829.8" calcext:value-type="float">
            <text:p>1829,8</text:p>
          </table:table-cell>
          <table:table-cell office:value-type="float" office:value="425.8" calcext:value-type="float">
            <text:p>425,8</text:p>
          </table:table-cell>
          <table:table-cell office:value-type="float" office:value="601.3" calcext:value-type="float">
            <text:p>601,3</text:p>
          </table:table-cell>
          <table:table-cell office:value-type="float" office:value="23665.8" calcext:value-type="float">
            <text:p>23665,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63" calcext:value-type="float">
            <text:p>1263</text:p>
          </table:table-cell>
          <table:table-cell office:value-type="float" office:value="87.5" calcext:value-type="float">
            <text:p>87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2.8" calcext:value-type="float">
            <text:p>282,8</text:p>
          </table:table-cell>
          <table:table-cell office:value-type="float" office:value="4472.2" calcext:value-type="float">
            <text:p>4472,2</text:p>
          </table:table-cell>
          <table:table-cell office:value-type="float" office:value="180.2" calcext:value-type="float">
            <text:p>18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2185.6" calcext:value-type="float">
            <text:p>2185,6</text:p>
          </table:table-cell>
          <table:table-cell office:value-type="float" office:value="2225.8" calcext:value-type="float">
            <text:p>2225,8</text:p>
          </table:table-cell>
          <table:table-cell office:value-type="float" office:value="65216" calcext:value-type="float">
            <text:p>65216</text:p>
          </table:table-cell>
          <table:table-cell office:value-type="float" office:value="3850.4" calcext:value-type="float">
            <text:p>3850,4</text:p>
          </table:table-cell>
          <table:table-cell office:value-type="float" office:value="1779.8" calcext:value-type="float">
            <text:p>1779,8</text:p>
          </table:table-cell>
          <table:table-cell office:value-type="float" office:value="320.6" calcext:value-type="float">
            <text:p>320,6</text:p>
          </table:table-cell>
          <table:table-cell office:value-type="float" office:value="526" calcext:value-type="float">
            <text:p>526</text:p>
          </table:table-cell>
          <table:table-cell office:value-type="float" office:value="23445.2" calcext:value-type="float">
            <text:p>23445,2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942.2" calcext:value-type="float">
            <text:p>942,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4.6" calcext:value-type="float">
            <text:p>284,6</text:p>
          </table:table-cell>
          <table:table-cell office:value-type="float" office:value="4853" calcext:value-type="float">
            <text:p>4853</text:p>
          </table:table-cell>
          <table:table-cell office:value-type="float" office:value="240.2" calcext:value-type="float">
            <text:p>24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704.4" calcext:value-type="float">
            <text:p>1704,4</text:p>
          </table:table-cell>
          <table:table-cell office:value-type="float" office:value="2085.6" calcext:value-type="float">
            <text:p>2085,6</text:p>
          </table:table-cell>
          <table:table-cell office:value-type="float" office:value="65216" calcext:value-type="float">
            <text:p>65216</text:p>
          </table:table-cell>
          <table:table-cell office:value-type="float" office:value="4171.2" calcext:value-type="float">
            <text:p>4171,2</text:p>
          </table:table-cell>
          <table:table-cell office:value-type="float" office:value="1854.5" calcext:value-type="float">
            <text:p>1854,5</text:p>
          </table:table-cell>
          <table:table-cell office:value-type="float" office:value="525.8" calcext:value-type="float">
            <text:p>525,8</text:p>
          </table:table-cell>
          <table:table-cell office:value-type="float" office:value="175.3" calcext:value-type="float">
            <text:p>175,3</text:p>
          </table:table-cell>
          <table:table-cell office:value-type="float" office:value="23044" calcext:value-type="float">
            <text:p>23044</text:p>
          </table:table-cell>
          <table:table-cell office:value-type="float" office:value="12.5" calcext:value-type="float">
            <text:p>12,5</text:p>
          </table:table-cell>
          <table:table-cell office:value-type="float" office:value="120" calcext:value-type="float">
            <text:p>120</text:p>
          </table:table-cell>
          <table:table-cell office:value-type="float" office:value="1062.4" calcext:value-type="float">
            <text:p>1062,4</text:p>
          </table:table-cell>
          <table:table-cell office:value-type="float" office:value="87.5" calcext:value-type="float">
            <text:p>8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6.4" calcext:value-type="float">
            <text:p>286,4</text:p>
          </table:table-cell>
          <table:table-cell office:value-type="float" office:value="4071" calcext:value-type="float">
            <text:p>4071</text:p>
          </table:table-cell>
          <table:table-cell office:value-type="float" office:value="220.2" calcext:value-type="float">
            <text:p>220,2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2230.8" calcext:value-type="float">
            <text:p>2230,8</text:p>
          </table:table-cell>
          <table:table-cell office:value-type="float" office:value="2326" calcext:value-type="float">
            <text:p>2326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228.4" calcext:value-type="float">
            <text:p>3228,4</text:p>
          </table:table-cell>
          <table:table-cell office:value-type="float" office:value="2506.3" calcext:value-type="float">
            <text:p>2506,3</text:p>
          </table:table-cell>
          <table:table-cell office:value-type="float" office:value="551" calcext:value-type="float">
            <text:p>551</text:p>
          </table:table-cell>
          <table:table-cell office:value-type="float" office:value="450.8" calcext:value-type="float">
            <text:p>450,8</text:p>
          </table:table-cell>
          <table:table-cell office:value-type="float" office:value="24648.6" calcext:value-type="float">
            <text:p>24648,6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222.8" calcext:value-type="float">
            <text:p>1222,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8.1" calcext:value-type="float">
            <text:p>288,1</text:p>
          </table:table-cell>
          <table:table-cell office:value-type="float" office:value="4191.2" calcext:value-type="float">
            <text:p>4191,2</text:p>
          </table:table-cell>
          <table:table-cell office:value-type="float" office:value="400.6" calcext:value-type="float">
            <text:p>400,6</text:p>
          </table:table-cell>
          <table:table-cell table:number-columns-repeated="2" office:value-type="float" office:value="5425.6" calcext:value-type="float">
            <text:p>5425,6</text:p>
          </table:table-cell>
          <table:table-cell office:value-type="float" office:value="3391" calcext:value-type="float">
            <text:p>3391</text:p>
          </table:table-cell>
          <table:table-cell office:value-type="float" office:value="2255.8" calcext:value-type="float">
            <text:p>2255,8</text:p>
          </table:table-cell>
          <table:table-cell office:value-type="float" office:value="2566.6" calcext:value-type="float">
            <text:p>2566,6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3329" calcext:value-type="float">
            <text:p>3329</text:p>
          </table:table-cell>
          <table:table-cell office:value-type="float" office:value="1779.3" calcext:value-type="float">
            <text:p>1779,3</text:p>
          </table:table-cell>
          <table:table-cell office:value-type="float" office:value="360.6" calcext:value-type="float">
            <text:p>360,6</text:p>
          </table:table-cell>
          <table:table-cell office:value-type="float" office:value="250" calcext:value-type="float">
            <text:p>250</text:p>
          </table:table-cell>
          <table:table-cell office:value-type="float" office:value="22903.8" calcext:value-type="float">
            <text:p>22903,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03" calcext:value-type="float">
            <text:p>1303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9.9" calcext:value-type="float">
            <text:p>289,9</text:p>
          </table:table-cell>
          <table:table-cell office:value-type="float" office:value="3509.2" calcext:value-type="float">
            <text:p>3509,2</text:p>
          </table:table-cell>
          <table:table-cell office:value-type="float" office:value="300.3" calcext:value-type="float">
            <text:p>300,3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2055.3" calcext:value-type="float">
            <text:p>2055,3</text:p>
          </table:table-cell>
          <table:table-cell office:value-type="float" office:value="2331.3" calcext:value-type="float">
            <text:p>2331,3</text:p>
          </table:table-cell>
          <table:table-cell office:value-type="float" office:value="67956" calcext:value-type="float">
            <text:p>67956</text:p>
          </table:table-cell>
          <table:table-cell office:value-type="float" office:value="3970.6" calcext:value-type="float">
            <text:p>3970,6</text:p>
          </table:table-cell>
          <table:table-cell office:value-type="float" office:value="1152.8" calcext:value-type="float">
            <text:p>1152,8</text:p>
          </table:table-cell>
          <table:table-cell office:value-type="float" office:value="551" calcext:value-type="float">
            <text:p>551</text:p>
          </table:table-cell>
          <table:table-cell office:value-type="float" office:value="420.6" calcext:value-type="float">
            <text:p>420,6</text:p>
          </table:table-cell>
          <table:table-cell office:value-type="float" office:value="23746" calcext:value-type="float">
            <text:p>2374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02.4" calcext:value-type="float">
            <text:p>1102,4</text:p>
          </table:table-cell>
          <table:table-cell office:value-type="float" office:value="30" calcext:value-type="float">
            <text:p>3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1.7" calcext:value-type="float">
            <text:p>291,7</text:p>
          </table:table-cell>
          <table:table-cell office:value-type="float" office:value="4030.8" calcext:value-type="float">
            <text:p>4030,8</text:p>
          </table:table-cell>
          <table:table-cell office:value-type="float" office:value="380.4" calcext:value-type="float">
            <text:p>380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483.8" calcext:value-type="float">
            <text:p>1483,8</text:p>
          </table:table-cell>
          <table:table-cell office:value-type="float" office:value="2125.6" calcext:value-type="float">
            <text:p>2125,6</text:p>
          </table:table-cell>
          <table:table-cell office:value-type="float" office:value="70641.6" calcext:value-type="float">
            <text:p>70641,6</text:p>
          </table:table-cell>
          <table:table-cell office:value-type="float" office:value="3429.2" calcext:value-type="float">
            <text:p>3429,2</text:p>
          </table:table-cell>
          <table:table-cell office:value-type="float" office:value="2005.3" calcext:value-type="float">
            <text:p>2005,3</text:p>
          </table:table-cell>
          <table:table-cell office:value-type="float" office:value="550.8" calcext:value-type="float">
            <text:p>550,8</text:p>
          </table:table-cell>
          <table:table-cell office:value-type="float" office:value="300.3" calcext:value-type="float">
            <text:p>300,3</text:p>
          </table:table-cell>
          <table:table-cell office:value-type="float" office:value="23505.6" calcext:value-type="float">
            <text:p>23505,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23.8" calcext:value-type="float">
            <text:p>1523,8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3.4" calcext:value-type="float">
            <text:p>293,4</text:p>
          </table:table-cell>
          <table:table-cell office:value-type="float" office:value="4472" calcext:value-type="float">
            <text:p>4472</text:p>
          </table:table-cell>
          <table:table-cell office:value-type="float" office:value="280.2" calcext:value-type="float">
            <text:p>280,2</text:p>
          </table:table-cell>
          <table:table-cell office:value-type="float" office:value="6782" calcext:value-type="float">
            <text:p>6782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2130.5" calcext:value-type="float">
            <text:p>2130,5</text:p>
          </table:table-cell>
          <table:table-cell office:value-type="float" office:value="2205.8" calcext:value-type="float">
            <text:p>2205,8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368.8" calcext:value-type="float">
            <text:p>3368,8</text:p>
          </table:table-cell>
          <table:table-cell office:value-type="float" office:value="2080.5" calcext:value-type="float">
            <text:p>2080,5</text:p>
          </table:table-cell>
          <table:table-cell office:value-type="float" office:value="726.5" calcext:value-type="float">
            <text:p>726,5</text:p>
          </table:table-cell>
          <table:table-cell office:value-type="float" office:value="450.8" calcext:value-type="float">
            <text:p>450,8</text:p>
          </table:table-cell>
          <table:table-cell office:value-type="float" office:value="22683.2" calcext:value-type="float">
            <text:p>22683,2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,3</text:p>
          </table:table-cell>
          <table:table-cell office:value-type="float" office:value="1283.2" calcext:value-type="float">
            <text:p>1283,2</text:p>
          </table:table-cell>
          <table:table-cell office:value-type="float" office:value="137.5" calcext:value-type="float">
            <text:p>13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5.2" calcext:value-type="float">
            <text:p>295,2</text:p>
          </table:table-cell>
          <table:table-cell office:value-type="float" office:value="4211.2" calcext:value-type="float">
            <text:p>4211,2</text:p>
          </table:table-cell>
          <table:table-cell office:value-type="float" office:value="160.2" calcext:value-type="float">
            <text:p>160,2</text:p>
          </table:table-cell>
          <table:table-cell table:number-columns-repeated="2"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884.8" calcext:value-type="float">
            <text:p>1884,8</text:p>
          </table:table-cell>
          <table:table-cell office:value-type="float" office:value="2386.2" calcext:value-type="float">
            <text:p>2386,2</text:p>
          </table:table-cell>
          <table:table-cell office:value-type="float" office:value="65216" calcext:value-type="float">
            <text:p>65216</text:p>
          </table:table-cell>
          <table:table-cell office:value-type="float" office:value="3449.2" calcext:value-type="float">
            <text:p>3449,2</text:p>
          </table:table-cell>
          <table:table-cell office:value-type="float" office:value="1854.5" calcext:value-type="float">
            <text:p>1854,5</text:p>
          </table:table-cell>
          <table:table-cell office:value-type="float" office:value="280.4" calcext:value-type="float">
            <text:p>280,4</text:p>
          </table:table-cell>
          <table:table-cell office:value-type="float" office:value="380.6" calcext:value-type="float">
            <text:p>380,6</text:p>
          </table:table-cell>
          <table:table-cell office:value-type="float" office:value="23144.4" calcext:value-type="float">
            <text:p>23144,4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1062.6" calcext:value-type="float">
            <text:p>1062,6</text:p>
          </table:table-cell>
          <table:table-cell office:value-type="float" office:value="75" calcext:value-type="float">
            <text:p>75</text:p>
          </table:table-cell>
          <table:table-cell office:value-type="float" office:value="4521.4" calcext:value-type="float">
            <text:p>4521,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office:value-type="float" office:value="3910.2" calcext:value-type="float">
            <text:p>3910,2</text:p>
          </table:table-cell>
          <table:table-cell office:value-type="float" office:value="75" calcext:value-type="float">
            <text:p>75</text:p>
          </table:table-cell>
          <table:table-cell office:value-type="float" office:value="6782" calcext:value-type="float">
            <text:p>6782</text:p>
          </table:table-cell>
          <table:table-cell office:value-type="float" office:value="10173" calcext:value-type="float">
            <text:p>10173</text:p>
          </table:table-cell>
          <table:table-cell office:value-type="float" office:value="6782" calcext:value-type="float">
            <text:p>6782</text:p>
          </table:table-cell>
          <table:table-cell office:value-type="float" office:value="1624.2" calcext:value-type="float">
            <text:p>1624,2</text:p>
          </table:table-cell>
          <table:table-cell office:value-type="float" office:value="2346" calcext:value-type="float">
            <text:p>2346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2907.6" calcext:value-type="float">
            <text:p>2907,6</text:p>
          </table:table-cell>
          <table:table-cell office:value-type="float" office:value="1478.8" calcext:value-type="float">
            <text:p>1478,8</text:p>
          </table:table-cell>
          <table:table-cell office:value-type="float" office:value="651.3" calcext:value-type="float">
            <text:p>651,3</text:p>
          </table:table-cell>
          <table:table-cell office:value-type="float" office:value="275.3" calcext:value-type="float">
            <text:p>275,3</text:p>
          </table:table-cell>
          <table:table-cell office:value-type="float" office:value="21800.6" calcext:value-type="float">
            <text:p>21800,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01.8" calcext:value-type="float">
            <text:p>901,8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8.7" calcext:value-type="float">
            <text:p>298,7</text:p>
          </table:table-cell>
          <table:table-cell office:value-type="float" office:value="3509.4" calcext:value-type="float">
            <text:p>3509,4</text:p>
          </table:table-cell>
          <table:table-cell office:value-type="float" office:value="240.2" calcext:value-type="float">
            <text:p>240,2</text:p>
          </table:table-cell>
          <table:table-cell office:value-type="float" office:value="10173" calcext:value-type="float">
            <text:p>10173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624.2" calcext:value-type="float">
            <text:p>1624,2</text:p>
          </table:table-cell>
          <table:table-cell office:value-type="float" office:value="2125.6" calcext:value-type="float">
            <text:p>2125,6</text:p>
          </table:table-cell>
          <table:table-cell office:value-type="float" office:value="65216" calcext:value-type="float">
            <text:p>65216</text:p>
          </table:table-cell>
          <table:table-cell office:value-type="float" office:value="2767.4" calcext:value-type="float">
            <text:p>2767,4</text:p>
          </table:table-cell>
          <table:table-cell office:value-type="float" office:value="1528.8" calcext:value-type="float">
            <text:p>1528,8</text:p>
          </table:table-cell>
          <table:table-cell office:value-type="float" office:value="460.8" calcext:value-type="float">
            <text:p>460,8</text:p>
          </table:table-cell>
          <table:table-cell office:value-type="float" office:value="250.5" calcext:value-type="float">
            <text:p>250,5</text:p>
          </table:table-cell>
          <table:table-cell office:value-type="float" office:value="22944" calcext:value-type="float">
            <text:p>22944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921.8" calcext:value-type="float">
            <text:p>921,8</text:p>
          </table:table-cell>
          <table:table-cell office:value-type="float" office:value="50" calcext:value-type="float">
            <text:p>5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0.5" calcext:value-type="float">
            <text:p>300,5</text:p>
          </table:table-cell>
          <table:table-cell office:value-type="float" office:value="3890.4" calcext:value-type="float">
            <text:p>3890,4</text:p>
          </table:table-cell>
          <table:table-cell office:value-type="float" office:value="320.2" calcext:value-type="float">
            <text:p>32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2431.3" calcext:value-type="float">
            <text:p>2431,3</text:p>
          </table:table-cell>
          <table:table-cell office:value-type="float" office:value="1945.2" calcext:value-type="float">
            <text:p>1945,2</text:p>
          </table:table-cell>
          <table:table-cell office:value-type="float" office:value="67956" calcext:value-type="float">
            <text:p>67956</text:p>
          </table:table-cell>
          <table:table-cell office:value-type="float" office:value="3810.2" calcext:value-type="float">
            <text:p>3810,2</text:p>
          </table:table-cell>
          <table:table-cell office:value-type="float" office:value="2155.5" calcext:value-type="float">
            <text:p>2155,5</text:p>
          </table:table-cell>
          <table:table-cell office:value-type="float" office:value="400.8" calcext:value-type="float">
            <text:p>400,8</text:p>
          </table:table-cell>
          <table:table-cell office:value-type="float" office:value="375.8" calcext:value-type="float">
            <text:p>375,8</text:p>
          </table:table-cell>
          <table:table-cell office:value-type="float" office:value="23003.8" calcext:value-type="float">
            <text:p>23003,8</text:p>
          </table:table-cell>
          <table:table-cell office:value-type="float" office:value="12.5" calcext:value-type="float">
            <text:p>12,5</text:p>
          </table:table-cell>
          <table:table-cell office:value-type="float" office:value="80" calcext:value-type="float">
            <text:p>80</text:p>
          </table:table-cell>
          <table:table-cell office:value-type="float" office:value="1243" calcext:value-type="float">
            <text:p>1243</text:p>
          </table:table-cell>
          <table:table-cell office:value-type="float" office:value="50" calcext:value-type="float">
            <text:p>5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2.3" calcext:value-type="float">
            <text:p>302,3</text:p>
          </table:table-cell>
          <table:table-cell office:value-type="float" office:value="4431.8" calcext:value-type="float">
            <text:p>4431,8</text:p>
          </table:table-cell>
          <table:table-cell office:value-type="float" office:value="300.4" calcext:value-type="float">
            <text:p>300,4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724.4" calcext:value-type="float">
            <text:p>1724,4</text:p>
          </table:table-cell>
          <table:table-cell office:value-type="float" office:value="1624" calcext:value-type="float">
            <text:p>1624</text:p>
          </table:table-cell>
          <table:table-cell office:value-type="float" office:value="65216" calcext:value-type="float">
            <text:p>65216</text:p>
          </table:table-cell>
          <table:table-cell office:value-type="float" office:value="3529.4" calcext:value-type="float">
            <text:p>3529,4</text:p>
          </table:table-cell>
          <table:table-cell office:value-type="float" office:value="1528.5" calcext:value-type="float">
            <text:p>1528,5</text:p>
          </table:table-cell>
          <table:table-cell office:value-type="float" office:value="260.4" calcext:value-type="float">
            <text:p>260,4</text:p>
          </table:table-cell>
          <table:table-cell office:value-type="float" office:value="280.4" calcext:value-type="float">
            <text:p>280,4</text:p>
          </table:table-cell>
          <table:table-cell office:value-type="float" office:value="23766" calcext:value-type="float">
            <text:p>23766</text:p>
          </table:table-cell>
          <table:table-cell office:value-type="float" office:value="37.5" calcext:value-type="float">
            <text:p>37,5</text:p>
          </table:table-cell>
          <table:table-cell office:value-type="float" office:value="225" calcext:value-type="float">
            <text:p>225</text:p>
          </table:table-cell>
          <table:table-cell office:value-type="float" office:value="1022.4" calcext:value-type="float">
            <text:p>1022,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office:value-type="float" office:value="3749.8" calcext:value-type="float">
            <text:p>3749,8</text:p>
          </table:table-cell>
          <table:table-cell office:value-type="float" office:value="200.3" calcext:value-type="float">
            <text:p>200,3</text:p>
          </table:table-cell>
          <table:table-cell office:value-type="float" office:value="8138.4" calcext:value-type="float">
            <text:p>8138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2155.5" calcext:value-type="float">
            <text:p>2155,5</text:p>
          </table:table-cell>
          <table:table-cell office:value-type="float" office:value="2306" calcext:value-type="float">
            <text:p>2306</text:p>
          </table:table-cell>
          <table:table-cell office:value-type="float" office:value="65216" calcext:value-type="float">
            <text:p>65216</text:p>
          </table:table-cell>
          <table:table-cell office:value-type="float" office:value="3689.8" calcext:value-type="float">
            <text:p>3689,8</text:p>
          </table:table-cell>
          <table:table-cell office:value-type="float" office:value="1503.8" calcext:value-type="float">
            <text:p>1503,8</text:p>
          </table:table-cell>
          <table:table-cell office:value-type="float" office:value="576.3" calcext:value-type="float">
            <text:p>576,3</text:p>
          </table:table-cell>
          <table:table-cell office:value-type="float" office:value="225" calcext:value-type="float">
            <text:p>225</text:p>
          </table:table-cell>
          <table:table-cell office:value-type="float" office:value="22402.2" calcext:value-type="float">
            <text:p>22402,2</text:p>
          </table:table-cell>
          <table:table-cell office:value-type="float" office:value="37.5" calcext:value-type="float">
            <text:p>37,5</text:p>
          </table:table-cell>
          <table:table-cell office:value-type="float" office:value="40" calcext:value-type="float">
            <text:p>40</text:p>
          </table:table-cell>
          <table:table-cell office:value-type="float" office:value="741.6" calcext:value-type="float">
            <text:p>741,6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5161.4" calcext:value-type="float">
            <text:p>5161,4</text:p>
          </table:table-cell>
          <table:table-cell table:formula="of:=AVERAGE([.C2:.C9])" office:value-type="float" office:value="243.3375" calcext:value-type="float">
            <text:p>243,3375</text:p>
          </table:table-cell>
          <table:table-cell table:formula="of:=AVERAGE([.D2:.D9])" office:value-type="float" office:value="2232.425" calcext:value-type="float">
            <text:p>2232,425</text:p>
          </table:table-cell>
          <table:table-cell table:formula="of:=AVERAGE([.E2:.E9])" office:value-type="float" office:value="2486.75" calcext:value-type="float">
            <text:p>2486,75</text:p>
          </table:table-cell>
          <table:table-cell table:formula="of:=AVERAGE([.F2:.F9])" office:value-type="float" office:value="1356.4" calcext:value-type="float">
            <text:p>1356,4</text:p>
          </table:table-cell>
          <table:table-cell table:formula="of:=AVERAGE([.G2:.G9])" office:value-type="float" office:value="3379.65" calcext:value-type="float">
            <text:p>3379,65</text:p>
          </table:table-cell>
          <table:table-cell table:formula="of:=AVERAGE([.H2:.H9])" office:value-type="float" office:value="2584.8875" calcext:value-type="float">
            <text:p>2584,8875</text:p>
          </table:table-cell>
          <table:table-cell table:formula="of:=AVERAGE([.I2:.I9])" office:value-type="float" office:value="3249.725" calcext:value-type="float">
            <text:p>3249,725</text:p>
          </table:table-cell>
          <table:table-cell table:formula="of:=AVERAGE([.J2:.J9])" office:value-type="float" office:value="4534.7" calcext:value-type="float">
            <text:p>4534,7</text:p>
          </table:table-cell>
          <table:table-cell table:formula="of:=AVERAGE([.K2:.K9])" office:value-type="float" office:value="1422.275" calcext:value-type="float">
            <text:p>1422,275</text:p>
          </table:table-cell>
          <table:table-cell table:formula="of:=AVERAGE([.L2:.L9])" office:value-type="float" office:value="459.525" calcext:value-type="float">
            <text:p>459,525</text:p>
          </table:table-cell>
          <table:table-cell table:formula="of:=AVERAGE([.M2:.M9])" office:value-type="float" office:value="436.375" calcext:value-type="float">
            <text:p>436,375</text:p>
          </table:table-cell>
          <table:table-cell table:formula="of:=AVERAGE([.N2:.N9])" office:value-type="float" office:value="23034" calcext:value-type="float">
            <text:p>23034</text:p>
          </table:table-cell>
          <table:table-cell table:formula="of:=AVERAGE([.O2:.O9])" office:value-type="float" office:value="17.1875" calcext:value-type="float">
            <text:p>17,1875</text:p>
          </table:table-cell>
          <table:table-cell table:formula="of:=AVERAGE([.P2:.P9])" office:value-type="float" office:value="103.4125" calcext:value-type="float">
            <text:p>103,4125</text:p>
          </table:table-cell>
          <table:table-cell table:formula="of:=AVERAGE([.Q2:.Q9])" office:value-type="float" office:value="1257.95" calcext:value-type="float">
            <text:p>1257,95</text:p>
          </table:table-cell>
          <table:table-cell table:formula="of:=AVERAGE([.R2:.R9])" office:value-type="float" office:value="112.1875" calcext:value-type="float">
            <text:p>112,1875</text:p>
          </table:table-cell>
          <table:table-cell table:formula="of:=AVERAGE([.S2:.S9])" office:value-type="float" office:value="339.1" calcext:value-type="float">
            <text:p>339,1</text:p>
          </table:table-cell>
          <table:table-cell table:formula="of:=AVERAGE([.T2:.T9])" office:value-type="float" office:value="57.0875" calcext:value-type="float">
            <text:p>57,0875</text:p>
          </table:table-cell>
          <table:table-cell table:formula="of:=AVERAGE([.U2:.U9])" office:value-type="float" office:value="8.3375" calcext:value-type="float">
            <text:p>8,3375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957.651663482828" calcext:value-type="float">
            <text:p>957,6516634828</text:p>
          </table:table-cell>
          <table:table-cell table:formula="of:=3*STDEV([.C2:.C9])" office:value-type="float" office:value="148.30328420889" calcext:value-type="float">
            <text:p>148,3032842089</text:p>
          </table:table-cell>
          <table:table-cell table:formula="of:=3*STDEV([.D2:.D9])" office:value-type="float" office:value="7344.30052212501" calcext:value-type="float">
            <text:p>7344,300522125</text:p>
          </table:table-cell>
          <table:table-cell table:formula="of:=3*STDEV([.E2:.E9])" office:value-type="float" office:value="8040.97399270938" calcext:value-type="float">
            <text:p>8040,9739927094</text:p>
          </table:table-cell>
          <table:table-cell table:formula="of:=3*STDEV([.F2:.F9])" office:value-type="float" office:value="7534.69429998893" calcext:value-type="float">
            <text:p>7534,6942999889</text:p>
          </table:table-cell>
          <table:table-cell table:formula="of:=3*STDEV([.G2:.G9])" office:value-type="float" office:value="1102.5600158592" calcext:value-type="float">
            <text:p>1102,5600158592</text:p>
          </table:table-cell>
          <table:table-cell table:formula="of:=3*STDEV([.H2:.H9])" office:value-type="float" office:value="1142.37602132885" calcext:value-type="float">
            <text:p>1142,3760213289</text:p>
          </table:table-cell>
          <table:table-cell table:formula="of:=3*STDEV([.I2:.I9])" office:value-type="float" office:value="6887.18521017736" calcext:value-type="float">
            <text:p>6887,1852101774</text:p>
          </table:table-cell>
          <table:table-cell table:formula="of:=3*STDEV([.J2:.J9])" office:value-type="float" office:value="1460.1363889328" calcext:value-type="float">
            <text:p>1460,1363889328</text:p>
          </table:table-cell>
          <table:table-cell table:formula="of:=3*STDEV([.K2:.K9])" office:value-type="float" office:value="652.754832011442" calcext:value-type="float">
            <text:p>652,7548320114</text:p>
          </table:table-cell>
          <table:table-cell table:formula="of:=3*STDEV([.L2:.L9])" office:value-type="float" office:value="357.931225437034" calcext:value-type="float">
            <text:p>357,931225437</text:p>
          </table:table-cell>
          <table:table-cell table:formula="of:=3*STDEV([.M2:.M9])" office:value-type="float" office:value="470.031189694593" calcext:value-type="float">
            <text:p>470,0311896946</text:p>
          </table:table-cell>
          <table:table-cell table:formula="of:=3*STDEV([.N2:.N9])" office:value-type="float" office:value="2339.52162143094" calcext:value-type="float">
            <text:p>2339,521621431</text:p>
          </table:table-cell>
          <table:table-cell table:formula="of:=3*STDEV([.O2:.O9])" office:value-type="float" office:value="56.4727731490393" calcext:value-type="float">
            <text:p>56,472773149</text:p>
          </table:table-cell>
          <table:table-cell table:formula="of:=3*STDEV([.P2:.P9])" office:value-type="float" office:value="190.601813343945" calcext:value-type="float">
            <text:p>190,6018133439</text:p>
          </table:table-cell>
          <table:table-cell table:formula="of:=3*STDEV([.Q2:.Q9])" office:value-type="float" office:value="666.088005768436" calcext:value-type="float">
            <text:p>666,0880057684</text:p>
          </table:table-cell>
          <table:table-cell table:formula="of:=3*STDEV([.R2:.R9])" office:value-type="float" office:value="85.3662017010078" calcext:value-type="float">
            <text:p>85,366201701</text:p>
          </table:table-cell>
          <table:table-cell table:formula="of:=3*STDEV([.S2:.S9])" office:value-type="float" office:value="2877.3589140043" calcext:value-type="float">
            <text:p>2877,3589140043</text:p>
          </table:table-cell>
          <table:table-cell table:formula="of:=3*STDEV([.T2:.T9])" office:value-type="float" office:value="163.83495996625" calcext:value-type="float">
            <text:p>163,8349599663</text:p>
          </table:table-cell>
          <table:table-cell table:formula="of:=3*STDEV([.U2:.U9])" office:value-type="float" office:value="70.7460334577141" calcext:value-type="float">
            <text:p>70,7460334577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[.B19]-[.B$176]" office:value-type="float" office:value="-548.799999999999" calcext:value-type="float">
            <text:p>-548,8</text:p>
          </table:table-cell>
          <table:table-cell table:style-name="ce3" table:formula="of:=[.C19]-[.C$176]" office:value-type="float" office:value="2905.0625" calcext:value-type="float">
            <text:p>2905,0625</text:p>
          </table:table-cell>
          <table:table-cell table:style-name="ce3" table:formula="of:=[.D19]-[.D$176]" office:value-type="float" office:value="16757.275" calcext:value-type="float">
            <text:p>16757,275</text:p>
          </table:table-cell>
          <table:table-cell table:style-name="ce3" table:formula="of:=[.E19]-[.E$176]" office:value-type="float" office:value="4238562.05" calcext:value-type="float">
            <text:p>4238562,05</text:p>
          </table:table-cell>
          <table:table-cell table:style-name="ce3" table:formula="of:=[.F19]-[.F$176]" office:value-type="float" office:value="-1356.4" calcext:value-type="float">
            <text:p>-1356,4</text:p>
          </table:table-cell>
          <table:table-cell table:style-name="ce3" table:formula="of:=[.G19]-[.G$176]" office:value-type="float" office:value="-196.35" calcext:value-type="float">
            <text:p>-196,35</text:p>
          </table:table-cell>
          <table:table-cell table:style-name="ce3" table:formula="of:=[.H19]-[.H$176]" office:value-type="float" office:value="-58.2875000000004" calcext:value-type="float">
            <text:p>-58,2875</text:p>
          </table:table-cell>
          <table:table-cell table:style-name="ce3" table:formula="of:=[.I19]-[.I$176]" office:value-type="float" office:value="91888.575" calcext:value-type="float">
            <text:p>91888,575</text:p>
          </table:table-cell>
          <table:table-cell table:style-name="ce3" table:formula="of:=[.J19]-[.J$176]" office:value-type="float" office:value="-182.900000000001" calcext:value-type="float">
            <text:p>-182,9</text:p>
          </table:table-cell>
          <table:table-cell table:style-name="ce3" table:formula="of:=[.K19]-[.K$176]" office:value-type="float" office:value="783.525" calcext:value-type="float">
            <text:p>783,525</text:p>
          </table:table-cell>
          <table:table-cell table:style-name="ce3" table:formula="of:=[.L19]-[.L$176]" office:value-type="float" office:value="241.675" calcext:value-type="float">
            <text:p>241,675</text:p>
          </table:table-cell>
          <table:table-cell table:style-name="ce3" table:formula="of:=[.M19]-[.M$176]" office:value-type="float" office:value="440.625" calcext:value-type="float">
            <text:p>440,625</text:p>
          </table:table-cell>
          <table:table-cell table:style-name="ce3" table:formula="of:=[.N19]-[.N$176]" office:value-type="float" office:value="2870713.2" calcext:value-type="float">
            <text:p>2870713,2</text:p>
          </table:table-cell>
          <table:table-cell table:style-name="ce3" table:formula="of:=[.O19]-[.O$176]" office:value-type="float" office:value="157.8125" calcext:value-type="float">
            <text:p>157,8125</text:p>
          </table:table-cell>
          <table:table-cell table:style-name="ce3" table:formula="of:=[.P19]-[.P$176]" office:value-type="float" office:value="-103.4125" calcext:value-type="float">
            <text:p>-103,4125</text:p>
          </table:table-cell>
          <table:table-cell table:style-name="ce3" table:formula="of:=[.Q19]-[.Q$176]" office:value-type="float" office:value="-34.95" calcext:value-type="float">
            <text:p>-34,95</text:p>
          </table:table-cell>
          <table:table-cell table:style-name="ce3" table:formula="of:=[.R19]-[.R$176]" office:value-type="float" office:value="7.8125" calcext:value-type="float">
            <text:p>7,8125</text:p>
          </table:table-cell>
          <table:table-cell table:style-name="ce3" table:formula="of:=[.S19]-[.S$176]" office:value-type="float" office:value="26789" calcext:value-type="float">
            <text:p>26789</text:p>
          </table:table-cell>
          <table:table-cell table:style-name="ce3" table:formula="of:=[.T19]-[.T$176]" office:value-type="float" office:value="62.9125" calcext:value-type="float">
            <text:p>62,9125</text:p>
          </table:table-cell>
          <table:table-cell table:style-name="ce3" table:formula="of:=[.U19]-[.U$176]" office:value-type="float" office:value="-8.3375" calcext:value-type="float">
            <text:p>-8,3375</text:p>
          </table:table-cell>
          <table:table-cell table:style-name="ce3"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[.B20]-[.B$176]" office:value-type="float" office:value="-408.6" calcext:value-type="float">
            <text:p>-408,6</text:p>
          </table:table-cell>
          <table:table-cell table:style-name="ce3" table:formula="of:=[.C20]-[.C$176]" office:value-type="float" office:value="2824.6625" calcext:value-type="float">
            <text:p>2824,6625</text:p>
          </table:table-cell>
          <table:table-cell table:style-name="ce3" table:formula="of:=[.D20]-[.D$176]" office:value-type="float" office:value="14044.475" calcext:value-type="float">
            <text:p>14044,475</text:p>
          </table:table-cell>
          <table:table-cell table:style-name="ce3" table:formula="of:=[.E20]-[.E$176]" office:value-type="float" office:value="4110625.95" calcext:value-type="float">
            <text:p>4110625,95</text:p>
          </table:table-cell>
          <table:table-cell table:style-name="ce3" table:formula="of:=[.F20]-[.F$176]" office:value-type="float" office:value="4069.2" calcext:value-type="float">
            <text:p>4069,2</text:p>
          </table:table-cell>
          <table:table-cell table:style-name="ce3" table:formula="of:=[.G20]-[.G$176]" office:value-type="float" office:value="-1093.85" calcext:value-type="float">
            <text:p>-1093,85</text:p>
          </table:table-cell>
          <table:table-cell table:style-name="ce3" table:formula="of:=[.H20]-[.H$176]" office:value-type="float" office:value="122.1125" calcext:value-type="float">
            <text:p>122,1125</text:p>
          </table:table-cell>
          <table:table-cell table:style-name="ce3" table:formula="of:=[.I20]-[.I$176]" office:value-type="float" office:value="94601.375" calcext:value-type="float">
            <text:p>94601,375</text:p>
          </table:table-cell>
          <table:table-cell table:style-name="ce3" table:formula="of:=[.J20]-[.J$176]" office:value-type="float" office:value="-403.700000000001" calcext:value-type="float">
            <text:p>-403,7</text:p>
          </table:table-cell>
          <table:table-cell table:style-name="ce3" table:formula="of:=[.K20]-[.K$176]" office:value-type="float" office:value="262.125" calcext:value-type="float">
            <text:p>262,125</text:p>
          </table:table-cell>
          <table:table-cell table:style-name="ce3" table:formula="of:=[.L20]-[.L$176]" office:value-type="float" office:value="201.675" calcext:value-type="float">
            <text:p>201,675</text:p>
          </table:table-cell>
          <table:table-cell table:style-name="ce3" table:formula="of:=[.M20]-[.M$176]" office:value-type="float" office:value="264.825" calcext:value-type="float">
            <text:p>264,825</text:p>
          </table:table-cell>
          <table:table-cell table:style-name="ce3" table:formula="of:=[.N20]-[.N$176]" office:value-type="float" office:value="2692025.2" calcext:value-type="float">
            <text:p>2692025,2</text:p>
          </table:table-cell>
          <table:table-cell table:style-name="ce3" table:formula="of:=[.O20]-[.O$176]" office:value-type="float" office:value="107.8125" calcext:value-type="float">
            <text:p>107,8125</text:p>
          </table:table-cell>
          <table:table-cell table:style-name="ce3" table:formula="of:=[.P20]-[.P$176]" office:value-type="float" office:value="21.5875" calcext:value-type="float">
            <text:p>21,5875</text:p>
          </table:table-cell>
          <table:table-cell table:style-name="ce3" table:formula="of:=[.Q20]-[.Q$176]" office:value-type="float" office:value="-195.55" calcext:value-type="float">
            <text:p>-195,55</text:p>
          </table:table-cell>
          <table:table-cell table:style-name="ce3" table:formula="of:=[.R20]-[.R$176]" office:value-type="float" office:value="17.8125" calcext:value-type="float">
            <text:p>17,8125</text:p>
          </table:table-cell>
          <table:table-cell table:style-name="ce3" table:formula="of:=[.S20]-[.S$176]" office:value-type="float" office:value="26789" calcext:value-type="float">
            <text:p>26789</text:p>
          </table:table-cell>
          <table:table-cell table:style-name="ce3" table:formula="of:=[.T20]-[.T$176]" office:value-type="float" office:value="-57.0875" calcext:value-type="float">
            <text:p>-57,0875</text:p>
          </table:table-cell>
          <table:table-cell table:style-name="ce3" table:formula="of:=[.U20]-[.U$176]" office:value-type="float" office:value="-8.3375" calcext:value-type="float">
            <text:p>-8,3375</text:p>
          </table:table-cell>
          <table:table-cell table:style-name="ce3"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[.B21]-[.B$176]" office:value-type="float" office:value="253.200000000001" calcext:value-type="float">
            <text:p>253,2</text:p>
          </table:table-cell>
          <table:table-cell table:style-name="ce3" table:formula="of:=[.C21]-[.C$176]" office:value-type="float" office:value="2143.0625" calcext:value-type="float">
            <text:p>2143,0625</text:p>
          </table:table-cell>
          <table:table-cell table:style-name="ce3" table:formula="of:=[.D21]-[.D$176]" office:value-type="float" office:value="14044.475" calcext:value-type="float">
            <text:p>14044,475</text:p>
          </table:table-cell>
          <table:table-cell table:style-name="ce3" table:formula="of:=[.E21]-[.E$176]" office:value-type="float" office:value="4194994.45" calcext:value-type="float">
            <text:p>4194994,45</text:p>
          </table:table-cell>
          <table:table-cell table:style-name="ce3" table:formula="of:=[.F21]-[.F$176]" office:value-type="float" office:value="4069.2" calcext:value-type="float">
            <text:p>4069,2</text:p>
          </table:table-cell>
          <table:table-cell table:style-name="ce3" table:formula="of:=[.G21]-[.G$176]" office:value-type="float" office:value="-692.85" calcext:value-type="float">
            <text:p>-692,85</text:p>
          </table:table-cell>
          <table:table-cell table:style-name="ce3" table:formula="of:=[.H21]-[.H$176]" office:value-type="float" office:value="-459.2875" calcext:value-type="float">
            <text:p>-459,2875</text:p>
          </table:table-cell>
          <table:table-cell table:style-name="ce3" table:formula="of:=[.I21]-[.I$176]" office:value-type="float" office:value="89175.775" calcext:value-type="float">
            <text:p>89175,775</text:p>
          </table:table-cell>
          <table:table-cell table:style-name="ce3" table:formula="of:=[.J21]-[.J$176]" office:value-type="float" office:value="-684.500000000001" calcext:value-type="float">
            <text:p>-684,5</text:p>
          </table:table-cell>
          <table:table-cell table:style-name="ce3" table:formula="of:=[.K21]-[.K$176]" office:value-type="float" office:value="-144.275" calcext:value-type="float">
            <text:p>-144,275</text:p>
          </table:table-cell>
          <table:table-cell table:style-name="ce3" table:formula="of:=[.L21]-[.L$176]" office:value-type="float" office:value="181.675" calcext:value-type="float">
            <text:p>181,675</text:p>
          </table:table-cell>
          <table:table-cell table:style-name="ce3" table:formula="of:=[.M21]-[.M$176]" office:value-type="float" office:value="340.425" calcext:value-type="float">
            <text:p>340,425</text:p>
          </table:table-cell>
          <table:table-cell table:style-name="ce3" table:formula="of:=[.N21]-[.N$176]" office:value-type="float" office:value="2696134.9" calcext:value-type="float">
            <text:p>2696134,9</text:p>
          </table:table-cell>
          <table:table-cell table:style-name="ce3" table:formula="of:=[.O21]-[.O$176]" office:value-type="float" office:value="70.3125" calcext:value-type="float">
            <text:p>70,3125</text:p>
          </table:table-cell>
          <table:table-cell table:style-name="ce3" table:formula="of:=[.P21]-[.P$176]" office:value-type="float" office:value="71.5875" calcext:value-type="float">
            <text:p>71,5875</text:p>
          </table:table-cell>
          <table:table-cell table:style-name="ce3" table:formula="of:=[.Q21]-[.Q$176]" office:value-type="float" office:value="-356.15" calcext:value-type="float">
            <text:p>-356,15</text:p>
          </table:table-cell>
          <table:table-cell table:style-name="ce3" table:formula="of:=[.R21]-[.R$176]" office:value-type="float" office:value="67.8125" calcext:value-type="float">
            <text:p>67,8125</text:p>
          </table:table-cell>
          <table:table-cell table:style-name="ce3" table:formula="of:=[.S21]-[.S$176]" office:value-type="float" office:value="26789" calcext:value-type="float">
            <text:p>26789</text:p>
          </table:table-cell>
          <table:table-cell table:style-name="ce3" table:formula="of:=[.T21]-[.T$176]" office:value-type="float" office:value="-32.0875" calcext:value-type="float">
            <text:p>-32,0875</text:p>
          </table:table-cell>
          <table:table-cell table:style-name="ce3" table:formula="of:=[.U21]-[.U$176]" office:value-type="float" office:value="-8.3375" calcext:value-type="float">
            <text:p>-8,3375</text:p>
          </table:table-cell>
          <table:table-cell table:style-name="ce3"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-47.5999999999995" calcext:value-type="float">
            <text:p>-47,6</text:p>
          </table:table-cell>
          <table:table-cell table:style-name="ce3" table:formula="of:=[.C22]-[.C$176]" office:value-type="float" office:value="1641.6625" calcext:value-type="float">
            <text:p>1641,6625</text:p>
          </table:table-cell>
          <table:table-cell table:style-name="ce3" table:formula="of:=[.D22]-[.D$176]" office:value-type="float" office:value="14722.675" calcext:value-type="float">
            <text:p>14722,675</text:p>
          </table:table-cell>
          <table:table-cell table:style-name="ce3" table:formula="of:=[.E22]-[.E$176]" office:value-type="float" office:value="4271170.25" calcext:value-type="float">
            <text:p>4271170,25</text:p>
          </table:table-cell>
          <table:table-cell table:style-name="ce3" table:formula="of:=[.F22]-[.F$176]" office:value-type="float" office:value="-1356.4" calcext:value-type="float">
            <text:p>-1356,4</text:p>
          </table:table-cell>
          <table:table-cell table:style-name="ce3" table:formula="of:=[.G22]-[.G$176]" office:value-type="float" office:value="-898.15" calcext:value-type="float">
            <text:p>-898,15</text:p>
          </table:table-cell>
          <table:table-cell table:style-name="ce3" table:formula="of:=[.H22]-[.H$176]" office:value-type="float" office:value="-218.4875" calcext:value-type="float">
            <text:p>-218,4875</text:p>
          </table:table-cell>
          <table:table-cell table:style-name="ce3" table:formula="of:=[.I22]-[.I$176]" office:value-type="float" office:value="91888.575" calcext:value-type="float">
            <text:p>91888,575</text:p>
          </table:table-cell>
          <table:table-cell table:style-name="ce3" table:formula="of:=[.J22]-[.J$176]" office:value-type="float" office:value="298.299999999999" calcext:value-type="float">
            <text:p>298,3</text:p>
          </table:table-cell>
          <table:table-cell table:style-name="ce3" table:formula="of:=[.K22]-[.K$176]" office:value-type="float" office:value="457.525" calcext:value-type="float">
            <text:p>457,525</text:p>
          </table:table-cell>
          <table:table-cell table:style-name="ce3" table:formula="of:=[.L22]-[.L$176]" office:value-type="float" office:value="161.475" calcext:value-type="float">
            <text:p>161,475</text:p>
          </table:table-cell>
          <table:table-cell table:style-name="ce3" table:formula="of:=[.M22]-[.M$176]" office:value-type="float" office:value="666.125" calcext:value-type="float">
            <text:p>666,125</text:p>
          </table:table-cell>
          <table:table-cell table:style-name="ce3" table:formula="of:=[.N22]-[.N$176]" office:value-type="float" office:value="3417126.6" calcext:value-type="float">
            <text:p>3417126,6</text:p>
          </table:table-cell>
          <table:table-cell table:style-name="ce3" table:formula="of:=[.O22]-[.O$176]" office:value-type="float" office:value="82.8125" calcext:value-type="float">
            <text:p>82,8125</text:p>
          </table:table-cell>
          <table:table-cell table:style-name="ce3" table:formula="of:=[.P22]-[.P$176]" office:value-type="float" office:value="-53.4125" calcext:value-type="float">
            <text:p>-53,4125</text:p>
          </table:table-cell>
          <table:table-cell table:style-name="ce3" table:formula="of:=[.Q22]-[.Q$176]" office:value-type="float" office:value="-295.75" calcext:value-type="float">
            <text:p>-295,75</text:p>
          </table:table-cell>
          <table:table-cell table:style-name="ce3" table:formula="of:=[.R22]-[.R$176]" office:value-type="float" office:value="47.8125" calcext:value-type="float">
            <text:p>47,8125</text:p>
          </table:table-cell>
          <table:table-cell table:style-name="ce3" table:formula="of:=[.S22]-[.S$176]" office:value-type="float" office:value="24076.2" calcext:value-type="float">
            <text:p>24076,2</text:p>
          </table:table-cell>
          <table:table-cell table:style-name="ce3" table:formula="of:=[.T22]-[.T$176]" office:value-type="float" office:value="-57.0875" calcext:value-type="float">
            <text:p>-57,0875</text:p>
          </table:table-cell>
          <table:table-cell table:style-name="ce3" table:formula="of:=[.U22]-[.U$176]" office:value-type="float" office:value="-8.3375" calcext:value-type="float">
            <text:p>-8,3375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-47.5999999999995" calcext:value-type="float">
            <text:p>-47,6</text:p>
          </table:table-cell>
          <table:table-cell table:style-name="ce3" table:formula="of:=[.C23]-[.C$176]" office:value-type="float" office:value="1922.2625" calcext:value-type="float">
            <text:p>1922,2625</text:p>
          </table:table-cell>
          <table:table-cell table:style-name="ce3" table:formula="of:=[.D23]-[.D$176]" office:value-type="float" office:value="14722.675" calcext:value-type="float">
            <text:p>14722,675</text:p>
          </table:table-cell>
          <table:table-cell table:style-name="ce3" table:formula="of:=[.E23]-[.E$176]" office:value-type="float" office:value="4301092.55" calcext:value-type="float">
            <text:p>4301092,55</text:p>
          </table:table-cell>
          <table:table-cell table:style-name="ce3" table:formula="of:=[.F23]-[.F$176]" office:value-type="float" office:value="-1356.4" calcext:value-type="float">
            <text:p>-1356,4</text:p>
          </table:table-cell>
          <table:table-cell table:style-name="ce3" table:formula="of:=[.G23]-[.G$176]" office:value-type="float" office:value="-1214.05" calcext:value-type="float">
            <text:p>-1214,05</text:p>
          </table:table-cell>
          <table:table-cell table:style-name="ce3" table:formula="of:=[.H23]-[.H$176]" office:value-type="float" office:value="-178.6875" calcext:value-type="float">
            <text:p>-178,6875</text:p>
          </table:table-cell>
          <table:table-cell table:style-name="ce3" table:formula="of:=[.I23]-[.I$176]" office:value-type="float" office:value="94628.575" calcext:value-type="float">
            <text:p>94628,575</text:p>
          </table:table-cell>
          <table:table-cell table:style-name="ce3" table:formula="of:=[.J23]-[.J$176]" office:value-type="float" office:value="-123.1" calcext:value-type="float">
            <text:p>-123,1</text:p>
          </table:table-cell>
          <table:table-cell table:style-name="ce3" table:formula="of:=[.K23]-[.K$176]" office:value-type="float" office:value="683.025" calcext:value-type="float">
            <text:p>683,025</text:p>
          </table:table-cell>
          <table:table-cell table:style-name="ce3" table:formula="of:=[.L23]-[.L$176]" office:value-type="float" office:value="342.275" calcext:value-type="float">
            <text:p>342,275</text:p>
          </table:table-cell>
          <table:table-cell table:style-name="ce3" table:formula="of:=[.M23]-[.M$176]" office:value-type="float" office:value="325.225" calcext:value-type="float">
            <text:p>325,225</text:p>
          </table:table-cell>
          <table:table-cell table:style-name="ce3" table:formula="of:=[.N23]-[.N$176]" office:value-type="float" office:value="2584697.2" calcext:value-type="float">
            <text:p>2584697,2</text:p>
          </table:table-cell>
          <table:table-cell table:style-name="ce3" table:formula="of:=[.O23]-[.O$176]" office:value-type="float" office:value="32.8125" calcext:value-type="float">
            <text:p>32,8125</text:p>
          </table:table-cell>
          <table:table-cell table:style-name="ce3" table:formula="of:=[.P23]-[.P$176]" office:value-type="float" office:value="-70.1125" calcext:value-type="float">
            <text:p>-70,1125</text:p>
          </table:table-cell>
          <table:table-cell table:style-name="ce3" table:formula="of:=[.Q23]-[.Q$176]" office:value-type="float" office:value="-115.55" calcext:value-type="float">
            <text:p>-115,55</text:p>
          </table:table-cell>
          <table:table-cell table:style-name="ce3" table:formula="of:=[.R23]-[.R$176]" office:value-type="float" office:value="-12.1875" calcext:value-type="float">
            <text:p>-12,1875</text:p>
          </table:table-cell>
          <table:table-cell table:style-name="ce3" table:formula="of:=[.S23]-[.S$176]" office:value-type="float" office:value="26789" calcext:value-type="float">
            <text:p>26789</text:p>
          </table:table-cell>
          <table:table-cell table:style-name="ce3" table:formula="of:=[.T23]-[.T$176]" office:value-type="float" office:value="17.9125" calcext:value-type="float">
            <text:p>17,9125</text:p>
          </table:table-cell>
          <table:table-cell table:style-name="ce3" table:formula="of:=[.U23]-[.U$176]" office:value-type="float" office:value="-8.3375" calcext:value-type="float">
            <text:p>-8,3375</text:p>
          </table:table-cell>
          <table:table-cell table:style-name="ce3"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-388.4" calcext:value-type="float">
            <text:p>-388,4</text:p>
          </table:table-cell>
          <table:table-cell table:style-name="ce3" table:formula="of:=[.C24]-[.C$176]" office:value-type="float" office:value="1942.0625" calcext:value-type="float">
            <text:p>1942,0625</text:p>
          </table:table-cell>
          <table:table-cell table:style-name="ce3" table:formula="of:=[.D24]-[.D$176]" office:value-type="float" office:value="11331.675" calcext:value-type="float">
            <text:p>11331,675</text:p>
          </table:table-cell>
          <table:table-cell table:style-name="ce3" table:formula="of:=[.E24]-[.E$176]" office:value-type="float" office:value="4363622.85" calcext:value-type="float">
            <text:p>4363622,85</text:p>
          </table:table-cell>
          <table:table-cell table:style-name="ce3" table:formula="of:=[.F24]-[.F$176]" office:value-type="float" office:value="-1356.4" calcext:value-type="float">
            <text:p>-1356,4</text:p>
          </table:table-cell>
          <table:table-cell table:style-name="ce3" table:formula="of:=[.G24]-[.G$176]" office:value-type="float" office:value="-246.15" calcext:value-type="float">
            <text:p>-246,15</text:p>
          </table:table-cell>
          <table:table-cell table:style-name="ce3" table:formula="of:=[.H24]-[.H$176]" office:value-type="float" office:value="-198.8875" calcext:value-type="float">
            <text:p>-198,8875</text:p>
          </table:table-cell>
          <table:table-cell table:style-name="ce3" table:formula="of:=[.I24]-[.I$176]" office:value-type="float" office:value="94601.375" calcext:value-type="float">
            <text:p>94601,375</text:p>
          </table:table-cell>
          <table:table-cell table:style-name="ce3" table:formula="of:=[.J24]-[.J$176]" office:value-type="float" office:value="-183.1" calcext:value-type="float">
            <text:p>-183,1</text:p>
          </table:table-cell>
          <table:table-cell table:style-name="ce3" table:formula="of:=[.K24]-[.K$176]" office:value-type="float" office:value="81.5249999999999" calcext:value-type="float">
            <text:p>81,525</text:p>
          </table:table-cell>
          <table:table-cell table:style-name="ce3" table:formula="of:=[.L24]-[.L$176]" office:value-type="float" office:value="366.975" calcext:value-type="float">
            <text:p>366,975</text:p>
          </table:table-cell>
          <table:table-cell table:style-name="ce3" table:formula="of:=[.M24]-[.M$176]" office:value-type="float" office:value="340.425" calcext:value-type="float">
            <text:p>340,425</text:p>
          </table:table-cell>
          <table:table-cell table:style-name="ce3" table:formula="of:=[.N24]-[.N$176]" office:value-type="float" office:value="2484172.4" calcext:value-type="float">
            <text:p>2484172,4</text:p>
          </table:table-cell>
          <table:table-cell table:style-name="ce3" table:formula="of:=[.O24]-[.O$176]" office:value-type="float" office:value="132.8125" calcext:value-type="float">
            <text:p>132,8125</text:p>
          </table:table-cell>
          <table:table-cell table:style-name="ce3" table:formula="of:=[.P24]-[.P$176]" office:value-type="float" office:value="-3.41249999999999" calcext:value-type="float">
            <text:p>-3,4125</text:p>
          </table:table-cell>
          <table:table-cell table:style-name="ce3" table:formula="of:=[.Q24]-[.Q$176]" office:value-type="float" office:value="-716.95" calcext:value-type="float">
            <text:p>-716,95</text:p>
          </table:table-cell>
          <table:table-cell table:style-name="ce3" table:formula="of:=[.R24]-[.R$176]" office:value-type="float" office:value="137.8125" calcext:value-type="float">
            <text:p>137,8125</text:p>
          </table:table-cell>
          <table:table-cell table:style-name="ce3" table:formula="of:=[.S24]-[.S$176]" office:value-type="float" office:value="26789" calcext:value-type="float">
            <text:p>26789</text:p>
          </table:table-cell>
          <table:table-cell table:style-name="ce3" table:formula="of:=[.T24]-[.T$176]" office:value-type="float" office:value="67.9125" calcext:value-type="float">
            <text:p>67,9125</text:p>
          </table:table-cell>
          <table:table-cell table:style-name="ce3" table:formula="of:=[.U24]-[.U$176]" office:value-type="float" office:value="-8.3375" calcext:value-type="float">
            <text:p>-8,3375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-268.2" calcext:value-type="float">
            <text:p>-268,2</text:p>
          </table:table-cell>
          <table:table-cell table:style-name="ce3" table:formula="of:=[.C25]-[.C$176]" office:value-type="float" office:value="1982.4625" calcext:value-type="float">
            <text:p>1982,4625</text:p>
          </table:table-cell>
          <table:table-cell table:style-name="ce3" table:formula="of:=[.D25]-[.D$176]" office:value-type="float" office:value="8618.875" calcext:value-type="float">
            <text:p>8618,875</text:p>
          </table:table-cell>
          <table:table-cell table:style-name="ce3" table:formula="of:=[.E25]-[.E$176]" office:value-type="float" office:value="4385406.85" calcext:value-type="float">
            <text:p>4385406,85</text:p>
          </table:table-cell>
          <table:table-cell table:style-name="ce3" table:formula="of:=[.F25]-[.F$176]" office:value-type="float" office:value="3165" calcext:value-type="float">
            <text:p>3165</text:p>
          </table:table-cell>
          <table:table-cell table:style-name="ce3" table:formula="of:=[.G25]-[.G$176]" office:value-type="float" office:value="-547.35" calcext:value-type="float">
            <text:p>-547,35</text:p>
          </table:table-cell>
          <table:table-cell table:style-name="ce3" table:formula="of:=[.H25]-[.H$176]" office:value-type="float" office:value="202.3125" calcext:value-type="float">
            <text:p>202,3125</text:p>
          </table:table-cell>
          <table:table-cell table:style-name="ce3" table:formula="of:=[.I25]-[.I$176]" office:value-type="float" office:value="97341.375" calcext:value-type="float">
            <text:p>97341,375</text:p>
          </table:table-cell>
          <table:table-cell table:style-name="ce3" table:formula="of:=[.J25]-[.J$176]" office:value-type="float" office:value="-243.300000000001" calcext:value-type="float">
            <text:p>-243,3</text:p>
          </table:table-cell>
          <table:table-cell table:style-name="ce3" table:formula="of:=[.K25]-[.K$176]" office:value-type="float" office:value="281.725" calcext:value-type="float">
            <text:p>281,725</text:p>
          </table:table-cell>
          <table:table-cell table:style-name="ce3" table:formula="of:=[.L25]-[.L$176]" office:value-type="float" office:value="467.475" calcext:value-type="float">
            <text:p>467,475</text:p>
          </table:table-cell>
          <table:table-cell table:style-name="ce3" table:formula="of:=[.M25]-[.M$176]" office:value-type="float" office:value="164.625" calcext:value-type="float">
            <text:p>164,625</text:p>
          </table:table-cell>
          <table:table-cell table:style-name="ce3" table:formula="of:=[.N25]-[.N$176]" office:value-type="float" office:value="2590305.6" calcext:value-type="float">
            <text:p>2590305,6</text:p>
          </table:table-cell>
          <table:table-cell table:style-name="ce3" table:formula="of:=[.O25]-[.O$176]" office:value-type="float" office:value="57.8125" calcext:value-type="float">
            <text:p>57,8125</text:p>
          </table:table-cell>
          <table:table-cell table:style-name="ce3" table:formula="of:=[.P25]-[.P$176]" office:value-type="float" office:value="-70.1125" calcext:value-type="float">
            <text:p>-70,1125</text:p>
          </table:table-cell>
          <table:table-cell table:style-name="ce3" table:formula="of:=[.Q25]-[.Q$176]" office:value-type="float" office:value="-135.55" calcext:value-type="float">
            <text:p>-135,55</text:p>
          </table:table-cell>
          <table:table-cell table:style-name="ce3" table:formula="of:=[.R25]-[.R$176]" office:value-type="float" office:value="-37.1875" calcext:value-type="float">
            <text:p>-37,1875</text:p>
          </table:table-cell>
          <table:table-cell table:style-name="ce3" table:formula="of:=[.S25]-[.S$176]" office:value-type="float" office:value="32214.7" calcext:value-type="float">
            <text:p>32214,7</text:p>
          </table:table-cell>
          <table:table-cell table:style-name="ce3" table:formula="of:=[.T25]-[.T$176]" office:value-type="float" office:value="-57.0875" calcext:value-type="float">
            <text:p>-57,0875</text:p>
          </table:table-cell>
          <table:table-cell table:style-name="ce3" table:formula="of:=[.U25]-[.U$176]" office:value-type="float" office:value="-8.3375" calcext:value-type="float">
            <text:p>-8,3375</text:p>
          </table:table-cell>
          <table:table-cell table:style-name="ce3"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-368.4" calcext:value-type="float">
            <text:p>-368,4</text:p>
          </table:table-cell>
          <table:table-cell table:style-name="ce3" table:formula="of:=[.C26]-[.C$176]" office:value-type="float" office:value="1841.8625" calcext:value-type="float">
            <text:p>1841,8625</text:p>
          </table:table-cell>
          <table:table-cell table:style-name="ce3" table:formula="of:=[.D26]-[.D$176]" office:value-type="float" office:value="11331.675" calcext:value-type="float">
            <text:p>11331,675</text:p>
          </table:table-cell>
          <table:table-cell table:style-name="ce3" table:formula="of:=[.E26]-[.E$176]" office:value-type="float" office:value="4216724.05" calcext:value-type="float">
            <text:p>4216724,05</text:p>
          </table:table-cell>
          <table:table-cell table:style-name="ce3" table:formula="of:=[.F26]-[.F$176]" office:value-type="float" office:value="-1356.4" calcext:value-type="float">
            <text:p>-1356,4</text:p>
          </table:table-cell>
          <table:table-cell table:style-name="ce3" table:formula="of:=[.G26]-[.G$176]" office:value-type="float" office:value="-572.15" calcext:value-type="float">
            <text:p>-572,15</text:p>
          </table:table-cell>
          <table:table-cell table:style-name="ce3" table:formula="of:=[.H26]-[.H$176]" office:value-type="float" office:value="-238.6875" calcext:value-type="float">
            <text:p>-238,6875</text:p>
          </table:table-cell>
          <table:table-cell table:style-name="ce3" table:formula="of:=[.I26]-[.I$176]" office:value-type="float" office:value="97314.275" calcext:value-type="float">
            <text:p>97314,275</text:p>
          </table:table-cell>
          <table:table-cell table:style-name="ce3" table:formula="of:=[.J26]-[.J$176]" office:value-type="float" office:value="-162.900000000001" calcext:value-type="float">
            <text:p>-162,9</text:p>
          </table:table-cell>
          <table:table-cell table:style-name="ce3" table:formula="of:=[.K26]-[.K$176]" office:value-type="float" office:value="-139.275" calcext:value-type="float">
            <text:p>-139,275</text:p>
          </table:table-cell>
          <table:table-cell table:style-name="ce3" table:formula="of:=[.L26]-[.L$176]" office:value-type="float" office:value="241.875" calcext:value-type="float">
            <text:p>241,875</text:p>
          </table:table-cell>
          <table:table-cell table:style-name="ce3" table:formula="of:=[.M26]-[.M$176]" office:value-type="float" office:value="64.425" calcext:value-type="float">
            <text:p>64,425</text:p>
          </table:table-cell>
          <table:table-cell table:style-name="ce3" table:formula="of:=[.N26]-[.N$176]" office:value-type="float" office:value="2296516.1" calcext:value-type="float">
            <text:p>2296516,1</text:p>
          </table:table-cell>
          <table:table-cell table:style-name="ce3" table:formula="of:=[.O26]-[.O$176]" office:value-type="float" office:value="32.8125" calcext:value-type="float">
            <text:p>32,8125</text:p>
          </table:table-cell>
          <table:table-cell table:style-name="ce3" table:formula="of:=[.P26]-[.P$176]" office:value-type="float" office:value="-36.7125" calcext:value-type="float">
            <text:p>-36,7125</text:p>
          </table:table-cell>
          <table:table-cell table:style-name="ce3" table:formula="of:=[.Q26]-[.Q$176]" office:value-type="float" office:value="-456.15" calcext:value-type="float">
            <text:p>-456,15</text:p>
          </table:table-cell>
          <table:table-cell table:style-name="ce3" table:formula="of:=[.R26]-[.R$176]" office:value-type="float" office:value="112.8125" calcext:value-type="float">
            <text:p>112,8125</text:p>
          </table:table-cell>
          <table:table-cell table:style-name="ce3" table:formula="of:=[.S26]-[.S$176]" office:value-type="float" office:value="34927.5" calcext:value-type="float">
            <text:p>34927,5</text:p>
          </table:table-cell>
          <table:table-cell table:style-name="ce3" table:formula="of:=[.T26]-[.T$176]" office:value-type="float" office:value="-57.0875" calcext:value-type="float">
            <text:p>-57,0875</text:p>
          </table:table-cell>
          <table:table-cell table:style-name="ce3" table:formula="of:=[.U26]-[.U$176]" office:value-type="float" office:value="-8.3375" calcext:value-type="float">
            <text:p>-8,3375</text:p>
          </table:table-cell>
          <table:table-cell table:style-name="ce3"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-348.4" calcext:value-type="float">
            <text:p>-348,4</text:p>
          </table:table-cell>
          <table:table-cell table:style-name="ce3" table:formula="of:=[.C27]-[.C$176]" office:value-type="float" office:value="1481.2625" calcext:value-type="float">
            <text:p>1481,2625</text:p>
          </table:table-cell>
          <table:table-cell table:style-name="ce3" table:formula="of:=[.D27]-[.D$176]" office:value-type="float" office:value="8618.875" calcext:value-type="float">
            <text:p>8618,875</text:p>
          </table:table-cell>
          <table:table-cell table:style-name="ce3" table:formula="of:=[.E27]-[.E$176]" office:value-type="float" office:value="4287474.15" calcext:value-type="float">
            <text:p>4287474,15</text:p>
          </table:table-cell>
          <table:table-cell table:style-name="ce3" table:formula="of:=[.F27]-[.F$176]" office:value-type="float" office:value="1356.4" calcext:value-type="float">
            <text:p>1356,4</text:p>
          </table:table-cell>
          <table:table-cell table:style-name="ce3" table:formula="of:=[.G27]-[.G$176]" office:value-type="float" office:value="-893.25" calcext:value-type="float">
            <text:p>-893,25</text:p>
          </table:table-cell>
          <table:table-cell table:style-name="ce3" table:formula="of:=[.H27]-[.H$176]" office:value-type="float" office:value="-138.4875" calcext:value-type="float">
            <text:p>-138,4875</text:p>
          </table:table-cell>
          <table:table-cell table:style-name="ce3" table:formula="of:=[.I27]-[.I$176]" office:value-type="float" office:value="100054.175" calcext:value-type="float">
            <text:p>100054,175</text:p>
          </table:table-cell>
          <table:table-cell table:style-name="ce3" table:formula="of:=[.J27]-[.J$176]" office:value-type="float" office:value="-985.100000000001" calcext:value-type="float">
            <text:p>-985,1</text:p>
          </table:table-cell>
          <table:table-cell table:style-name="ce3" table:formula="of:=[.K27]-[.K$176]" office:value-type="float" office:value="231.725" calcext:value-type="float">
            <text:p>231,725</text:p>
          </table:table-cell>
          <table:table-cell table:style-name="ce3" table:formula="of:=[.L27]-[.L$176]" office:value-type="float" office:value="302.075" calcext:value-type="float">
            <text:p>302,075</text:p>
          </table:table-cell>
          <table:table-cell table:style-name="ce3" table:formula="of:=[.M27]-[.M$176]" office:value-type="float" office:value="445.625" calcext:value-type="float">
            <text:p>445,625</text:p>
          </table:table-cell>
          <table:table-cell table:style-name="ce3" table:formula="of:=[.N27]-[.N$176]" office:value-type="float" office:value="2450361.2" calcext:value-type="float">
            <text:p>2450361,2</text:p>
          </table:table-cell>
          <table:table-cell table:style-name="ce3" table:formula="of:=[.O27]-[.O$176]" office:value-type="float" office:value="107.8125" calcext:value-type="float">
            <text:p>107,8125</text:p>
          </table:table-cell>
          <table:table-cell table:style-name="ce3" table:formula="of:=[.P27]-[.P$176]" office:value-type="float" office:value="-70.1125" calcext:value-type="float">
            <text:p>-70,1125</text:p>
          </table:table-cell>
          <table:table-cell table:style-name="ce3" table:formula="of:=[.Q27]-[.Q$176]" office:value-type="float" office:value="-54.75" calcext:value-type="float">
            <text:p>-54,75</text:p>
          </table:table-cell>
          <table:table-cell table:style-name="ce3" table:formula="of:=[.R27]-[.R$176]" office:value-type="float" office:value="-22.1875" calcext:value-type="float">
            <text:p>-22,1875</text:p>
          </table:table-cell>
          <table:table-cell table:style-name="ce3" table:formula="of:=[.S27]-[.S$176]" office:value-type="float" office:value="34954.6" calcext:value-type="float">
            <text:p>34954,6</text:p>
          </table:table-cell>
          <table:table-cell table:style-name="ce3" table:formula="of:=[.T27]-[.T$176]" office:value-type="float" office:value="67.9125" calcext:value-type="float">
            <text:p>67,9125</text:p>
          </table:table-cell>
          <table:table-cell table:style-name="ce3" table:formula="of:=[.U27]-[.U$176]" office:value-type="float" office:value="-8.3375" calcext:value-type="float">
            <text:p>-8,3375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-529" calcext:value-type="float">
            <text:p>-529</text:p>
          </table:table-cell>
          <table:table-cell table:style-name="ce3" table:formula="of:=[.C28]-[.C$176]" office:value-type="float" office:value="1701.4625" calcext:value-type="float">
            <text:p>1701,4625</text:p>
          </table:table-cell>
          <table:table-cell table:style-name="ce3" table:formula="of:=[.D28]-[.D$176]" office:value-type="float" office:value="8618.875" calcext:value-type="float">
            <text:p>8618,875</text:p>
          </table:table-cell>
          <table:table-cell table:style-name="ce3" table:formula="of:=[.E28]-[.E$176]" office:value-type="float" office:value="4420835.65" calcext:value-type="float">
            <text:p>4420835,65</text:p>
          </table:table-cell>
          <table:table-cell table:style-name="ce3" table:formula="of:=[.F28]-[.F$176]" office:value-type="float" office:value="-1356.4" calcext:value-type="float">
            <text:p>-1356,4</text:p>
          </table:table-cell>
          <table:table-cell table:style-name="ce3" table:formula="of:=[.G28]-[.G$176]" office:value-type="float" office:value="-1299.15" calcext:value-type="float">
            <text:p>-1299,15</text:p>
          </table:table-cell>
          <table:table-cell table:style-name="ce3" table:formula="of:=[.H28]-[.H$176]" office:value-type="float" office:value="21.9124999999999" calcext:value-type="float">
            <text:p>21,9125</text:p>
          </table:table-cell>
          <table:table-cell table:style-name="ce3" table:formula="of:=[.I28]-[.I$176]" office:value-type="float" office:value="102766.975" calcext:value-type="float">
            <text:p>102766,975</text:p>
          </table:table-cell>
          <table:table-cell table:style-name="ce3" table:formula="of:=[.J28]-[.J$176]" office:value-type="float" office:value="-122.700000000001" calcext:value-type="float">
            <text:p>-122,7</text:p>
          </table:table-cell>
          <table:table-cell table:style-name="ce3" table:formula="of:=[.K28]-[.K$176]" office:value-type="float" office:value="-244.475" calcext:value-type="float">
            <text:p>-244,475</text:p>
          </table:table-cell>
          <table:table-cell table:style-name="ce3" table:formula="of:=[.L28]-[.L$176]" office:value-type="float" office:value="216.775" calcext:value-type="float">
            <text:p>216,775</text:p>
          </table:table-cell>
          <table:table-cell table:style-name="ce3" table:formula="of:=[.M28]-[.M$176]" office:value-type="float" office:value="565.925" calcext:value-type="float">
            <text:p>565,925</text:p>
          </table:table-cell>
          <table:table-cell table:style-name="ce3" table:formula="of:=[.N28]-[.N$176]" office:value-type="float" office:value="2489990" calcext:value-type="float">
            <text:p>2489990</text:p>
          </table:table-cell>
          <table:table-cell table:style-name="ce3" table:formula="of:=[.O28]-[.O$176]" office:value-type="float" office:value="70.3125" calcext:value-type="float">
            <text:p>70,3125</text:p>
          </table:table-cell>
          <table:table-cell table:style-name="ce3" table:formula="of:=[.P28]-[.P$176]" office:value-type="float" office:value="36.5875" calcext:value-type="float">
            <text:p>36,5875</text:p>
          </table:table-cell>
          <table:table-cell table:style-name="ce3" table:formula="of:=[.Q28]-[.Q$176]" office:value-type="float" office:value="-55.3500000000001" calcext:value-type="float">
            <text:p>-55,35</text:p>
          </table:table-cell>
          <table:table-cell table:style-name="ce3" table:formula="of:=[.R28]-[.R$176]" office:value-type="float" office:value="27.8125" calcext:value-type="float">
            <text:p>27,8125</text:p>
          </table:table-cell>
          <table:table-cell table:style-name="ce3" table:formula="of:=[.S28]-[.S$176]" office:value-type="float" office:value="37640.3" calcext:value-type="float">
            <text:p>37640,3</text:p>
          </table:table-cell>
          <table:table-cell table:style-name="ce3" table:formula="of:=[.T28]-[.T$176]" office:value-type="float" office:value="-23.7875" calcext:value-type="float">
            <text:p>-23,7875</text:p>
          </table:table-cell>
          <table:table-cell table:style-name="ce3" table:formula="of:=[.U28]-[.U$176]" office:value-type="float" office:value="-8.3375" calcext:value-type="float">
            <text:p>-8,3375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-709.4" calcext:value-type="float">
            <text:p>-709,4</text:p>
          </table:table-cell>
          <table:table-cell table:style-name="ce3" table:formula="of:=[.C29]-[.C$176]" office:value-type="float" office:value="1661.4625" calcext:value-type="float">
            <text:p>1661,4625</text:p>
          </table:table-cell>
          <table:table-cell table:style-name="ce3" table:formula="of:=[.D29]-[.D$176]" office:value-type="float" office:value="14044.475" calcext:value-type="float">
            <text:p>14044,475</text:p>
          </table:table-cell>
          <table:table-cell table:style-name="ce3" table:formula="of:=[.E29]-[.E$176]" office:value-type="float" office:value="4377241.15" calcext:value-type="float">
            <text:p>4377241,15</text:p>
          </table:table-cell>
          <table:table-cell table:style-name="ce3" table:formula="of:=[.F29]-[.F$176]" office:value-type="float" office:value="-1356.4" calcext:value-type="float">
            <text:p>-1356,4</text:p>
          </table:table-cell>
          <table:table-cell table:style-name="ce3" table:formula="of:=[.G29]-[.G$176]" office:value-type="float" office:value="-993.45" calcext:value-type="float">
            <text:p>-993,45</text:p>
          </table:table-cell>
          <table:table-cell table:style-name="ce3" table:formula="of:=[.H29]-[.H$176]" office:value-type="float" office:value="-419.4875" calcext:value-type="float">
            <text:p>-419,4875</text:p>
          </table:table-cell>
          <table:table-cell table:style-name="ce3" table:formula="of:=[.I29]-[.I$176]" office:value-type="float" office:value="116385.275" calcext:value-type="float">
            <text:p>116385,275</text:p>
          </table:table-cell>
          <table:table-cell table:style-name="ce3" table:formula="of:=[.J29]-[.J$176]" office:value-type="float" office:value="-523.900000000001" calcext:value-type="float">
            <text:p>-523,9</text:p>
          </table:table-cell>
          <table:table-cell table:style-name="ce3" table:formula="of:=[.K29]-[.K$176]" office:value-type="float" office:value="-68.9750000000001" calcext:value-type="float">
            <text:p>-68,975</text:p>
          </table:table-cell>
          <table:table-cell table:style-name="ce3" table:formula="of:=[.L29]-[.L$176]" office:value-type="float" office:value="261.875" calcext:value-type="float">
            <text:p>261,875</text:p>
          </table:table-cell>
          <table:table-cell table:style-name="ce3" table:formula="of:=[.M29]-[.M$176]" office:value-type="float" office:value="465.625" calcext:value-type="float">
            <text:p>465,625</text:p>
          </table:table-cell>
          <table:table-cell table:style-name="ce3" table:formula="of:=[.N29]-[.N$176]" office:value-type="float" office:value="2514898.8" calcext:value-type="float">
            <text:p>2514898,8</text:p>
          </table:table-cell>
          <table:table-cell table:style-name="ce3" table:formula="of:=[.O29]-[.O$176]" office:value-type="float" office:value="32.8125" calcext:value-type="float">
            <text:p>32,8125</text:p>
          </table:table-cell>
          <table:table-cell table:style-name="ce3" table:formula="of:=[.P29]-[.P$176]" office:value-type="float" office:value="-103.4125" calcext:value-type="float">
            <text:p>-103,4125</text:p>
          </table:table-cell>
          <table:table-cell table:style-name="ce3" table:formula="of:=[.Q29]-[.Q$176]" office:value-type="float" office:value="-295.75" calcext:value-type="float">
            <text:p>-295,75</text:p>
          </table:table-cell>
          <table:table-cell table:style-name="ce3" table:formula="of:=[.R29]-[.R$176]" office:value-type="float" office:value="67.8125" calcext:value-type="float">
            <text:p>67,8125</text:p>
          </table:table-cell>
          <table:table-cell table:style-name="ce3" table:formula="of:=[.S29]-[.S$176]" office:value-type="float" office:value="40380.2" calcext:value-type="float">
            <text:p>40380,2</text:p>
          </table:table-cell>
          <table:table-cell table:style-name="ce3" table:formula="of:=[.T29]-[.T$176]" office:value-type="float" office:value="-57.0875" calcext:value-type="float">
            <text:p>-57,0875</text:p>
          </table:table-cell>
          <table:table-cell table:style-name="ce3" table:formula="of:=[.U29]-[.U$176]" office:value-type="float" office:value="-8.3375" calcext:value-type="float">
            <text:p>-8,3375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-127.599999999999" calcext:value-type="float">
            <text:p>-127,6</text:p>
          </table:table-cell>
          <table:table-cell table:style-name="ce3" table:formula="of:=[.C30]-[.C$176]" office:value-type="float" office:value="1822.0625" calcext:value-type="float">
            <text:p>1822,0625</text:p>
          </table:table-cell>
          <table:table-cell table:style-name="ce3" table:formula="of:=[.D30]-[.D$176]" office:value-type="float" office:value="14044.475" calcext:value-type="float">
            <text:p>14044,475</text:p>
          </table:table-cell>
          <table:table-cell table:style-name="ce3" table:formula="of:=[.E30]-[.E$176]" office:value-type="float" office:value="4532251.75" calcext:value-type="float">
            <text:p>4532251,75</text:p>
          </table:table-cell>
          <table:table-cell table:style-name="ce3" table:formula="of:=[.F30]-[.F$176]" office:value-type="float" office:value="-1356.4" calcext:value-type="float">
            <text:p>-1356,4</text:p>
          </table:table-cell>
          <table:table-cell table:style-name="ce3" table:formula="of:=[.G30]-[.G$176]" office:value-type="float" office:value="-1474.65" calcext:value-type="float">
            <text:p>-1474,65</text:p>
          </table:table-cell>
          <table:table-cell table:style-name="ce3" table:formula="of:=[.H30]-[.H$176]" office:value-type="float" office:value="448.4125" calcext:value-type="float">
            <text:p>448,4125</text:p>
          </table:table-cell>
          <table:table-cell table:style-name="ce3" table:formula="of:=[.I30]-[.I$176]" office:value-type="float" office:value="116358.175" calcext:value-type="float">
            <text:p>116358,175</text:p>
          </table:table-cell>
          <table:table-cell table:style-name="ce3" table:formula="of:=[.J30]-[.J$176]" office:value-type="float" office:value="-162.900000000001" calcext:value-type="float">
            <text:p>-162,9</text:p>
          </table:table-cell>
          <table:table-cell table:style-name="ce3" table:formula="of:=[.K30]-[.K$176]" office:value-type="float" office:value="-169.275" calcext:value-type="float">
            <text:p>-169,275</text:p>
          </table:table-cell>
          <table:table-cell table:style-name="ce3" table:formula="of:=[.L30]-[.L$176]" office:value-type="float" office:value="101.475" calcext:value-type="float">
            <text:p>101,475</text:p>
          </table:table-cell>
          <table:table-cell table:style-name="ce3" table:formula="of:=[.M30]-[.M$176]" office:value-type="float" office:value="365.425" calcext:value-type="float">
            <text:p>365,425</text:p>
          </table:table-cell>
          <table:table-cell table:style-name="ce3" table:formula="of:=[.N30]-[.N$176]" office:value-type="float" office:value="2569102.2" calcext:value-type="float">
            <text:p>2569102,2</text:p>
          </table:table-cell>
          <table:table-cell table:style-name="ce3" table:formula="of:=[.O30]-[.O$176]" office:value-type="float" office:value="20.3125" calcext:value-type="float">
            <text:p>20,3125</text:p>
          </table:table-cell>
          <table:table-cell table:style-name="ce3" table:formula="of:=[.P30]-[.P$176]" office:value-type="float" office:value="-28.4125" calcext:value-type="float">
            <text:p>-28,4125</text:p>
          </table:table-cell>
          <table:table-cell table:style-name="ce3" table:formula="of:=[.Q30]-[.Q$176]" office:value-type="float" office:value="-75.1500000000001" calcext:value-type="float">
            <text:p>-75,15</text:p>
          </table:table-cell>
          <table:table-cell table:style-name="ce3" table:formula="of:=[.R30]-[.R$176]" office:value-type="float" office:value="50.3125" calcext:value-type="float">
            <text:p>50,3125</text:p>
          </table:table-cell>
          <table:table-cell table:style-name="ce3" table:formula="of:=[.S30]-[.S$176]" office:value-type="float" office:value="48572.9" calcext:value-type="float">
            <text:p>48572,9</text:p>
          </table:table-cell>
          <table:table-cell table:style-name="ce3" table:formula="of:=[.T30]-[.T$176]" office:value-type="float" office:value="-23.7875" calcext:value-type="float">
            <text:p>-23,7875</text:p>
          </table:table-cell>
          <table:table-cell table:style-name="ce3" table:formula="of:=[.U30]-[.U$176]" office:value-type="float" office:value="-8.3375" calcext:value-type="float">
            <text:p>-8,3375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-228" calcext:value-type="float">
            <text:p>-228</text:p>
          </table:table-cell>
          <table:table-cell table:style-name="ce3" table:formula="of:=[.C31]-[.C$176]" office:value-type="float" office:value="1801.8625" calcext:value-type="float">
            <text:p>1801,8625</text:p>
          </table:table-cell>
          <table:table-cell table:style-name="ce3" table:formula="of:=[.D31]-[.D$176]" office:value-type="float" office:value="14722.675" calcext:value-type="float">
            <text:p>14722,675</text:p>
          </table:table-cell>
          <table:table-cell table:style-name="ce3" table:formula="of:=[.E31]-[.E$176]" office:value-type="float" office:value="4426207.65" calcext:value-type="float">
            <text:p>4426207,65</text:p>
          </table:table-cell>
          <table:table-cell table:style-name="ce3" table:formula="of:=[.F31]-[.F$176]" office:value-type="float" office:value="-1356.4" calcext:value-type="float">
            <text:p>-1356,4</text:p>
          </table:table-cell>
          <table:table-cell table:style-name="ce3" table:formula="of:=[.G31]-[.G$176]" office:value-type="float" office:value="-1174.05" calcext:value-type="float">
            <text:p>-1174,05</text:p>
          </table:table-cell>
          <table:table-cell table:style-name="ce3" table:formula="of:=[.H31]-[.H$176]" office:value-type="float" office:value="-218.6875" calcext:value-type="float">
            <text:p>-218,6875</text:p>
          </table:table-cell>
          <table:table-cell table:style-name="ce3" table:formula="of:=[.I31]-[.I$176]" office:value-type="float" office:value="113645.375" calcext:value-type="float">
            <text:p>113645,375</text:p>
          </table:table-cell>
          <table:table-cell table:style-name="ce3" table:formula="of:=[.J31]-[.J$176]" office:value-type="float" office:value="-263.1" calcext:value-type="float">
            <text:p>-263,1</text:p>
          </table:table-cell>
          <table:table-cell table:style-name="ce3" table:formula="of:=[.K31]-[.K$176]" office:value-type="float" office:value="-279.475" calcext:value-type="float">
            <text:p>-279,475</text:p>
          </table:table-cell>
          <table:table-cell table:style-name="ce3" table:formula="of:=[.L31]-[.L$176]" office:value-type="float" office:value="182.075" calcext:value-type="float">
            <text:p>182,075</text:p>
          </table:table-cell>
          <table:table-cell table:style-name="ce3" table:formula="of:=[.M31]-[.M$176]" office:value-type="float" office:value="385.225" calcext:value-type="float">
            <text:p>385,225</text:p>
          </table:table-cell>
          <table:table-cell table:style-name="ce3" table:formula="of:=[.N31]-[.N$176]" office:value-type="float" office:value="2513030" calcext:value-type="float">
            <text:p>2513030</text:p>
          </table:table-cell>
          <table:table-cell table:style-name="ce3" table:formula="of:=[.O31]-[.O$176]" office:value-type="float" office:value="95.3125" calcext:value-type="float">
            <text:p>95,3125</text:p>
          </table:table-cell>
          <table:table-cell table:style-name="ce3" table:formula="of:=[.P31]-[.P$176]" office:value-type="float" office:value="-3.41249999999999" calcext:value-type="float">
            <text:p>-3,4125</text:p>
          </table:table-cell>
          <table:table-cell table:style-name="ce3" table:formula="of:=[.Q31]-[.Q$176]" office:value-type="float" office:value="265.85" calcext:value-type="float">
            <text:p>265,85</text:p>
          </table:table-cell>
          <table:table-cell table:style-name="ce3" table:formula="of:=[.R31]-[.R$176]" office:value-type="float" office:value="77.8125" calcext:value-type="float">
            <text:p>77,8125</text:p>
          </table:table-cell>
          <table:table-cell table:style-name="ce3" table:formula="of:=[.S31]-[.S$176]" office:value-type="float" office:value="48572.9" calcext:value-type="float">
            <text:p>48572,9</text:p>
          </table:table-cell>
          <table:table-cell table:style-name="ce3" table:formula="of:=[.T31]-[.T$176]" office:value-type="float" office:value="-32.0875" calcext:value-type="float">
            <text:p>-32,0875</text:p>
          </table:table-cell>
          <table:table-cell table:style-name="ce3" table:formula="of:=[.U31]-[.U$176]" office:value-type="float" office:value="-8.3375" calcext:value-type="float">
            <text:p>-8,3375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-187.799999999999" calcext:value-type="float">
            <text:p>-187,8</text:p>
          </table:table-cell>
          <table:table-cell table:style-name="ce3" table:formula="of:=[.C32]-[.C$176]" office:value-type="float" office:value="2042.6625" calcext:value-type="float">
            <text:p>2042,6625</text:p>
          </table:table-cell>
          <table:table-cell table:style-name="ce3" table:formula="of:=[.D32]-[.D$176]" office:value-type="float" office:value="14044.475" calcext:value-type="float">
            <text:p>14044,475</text:p>
          </table:table-cell>
          <table:table-cell table:style-name="ce3" table:formula="of:=[.E32]-[.E$176]" office:value-type="float" office:value="4483366.25" calcext:value-type="float">
            <text:p>4483366,25</text:p>
          </table:table-cell>
          <table:table-cell table:style-name="ce3" table:formula="of:=[.F32]-[.F$176]" office:value-type="float" office:value="2034.6" calcext:value-type="float">
            <text:p>2034,6</text:p>
          </table:table-cell>
          <table:table-cell table:style-name="ce3" table:formula="of:=[.G32]-[.G$176]" office:value-type="float" office:value="-1294.05" calcext:value-type="float">
            <text:p>-1294,05</text:p>
          </table:table-cell>
          <table:table-cell table:style-name="ce3" table:formula="of:=[.H32]-[.H$176]" office:value-type="float" office:value="-18.0875000000001" calcext:value-type="float">
            <text:p>-18,0875</text:p>
          </table:table-cell>
          <table:table-cell table:style-name="ce3" table:formula="of:=[.I32]-[.I$176]" office:value-type="float" office:value="119098.075" calcext:value-type="float">
            <text:p>119098,075</text:p>
          </table:table-cell>
          <table:table-cell table:style-name="ce3" table:formula="of:=[.J32]-[.J$176]" office:value-type="float" office:value="-243.1" calcext:value-type="float">
            <text:p>-243,1</text:p>
          </table:table-cell>
          <table:table-cell table:style-name="ce3" table:formula="of:=[.K32]-[.K$176]" office:value-type="float" office:value="532.525" calcext:value-type="float">
            <text:p>532,525</text:p>
          </table:table-cell>
          <table:table-cell table:style-name="ce3" table:formula="of:=[.L32]-[.L$176]" office:value-type="float" office:value="281.875" calcext:value-type="float">
            <text:p>281,875</text:p>
          </table:table-cell>
          <table:table-cell table:style-name="ce3" table:formula="of:=[.M32]-[.M$176]" office:value-type="float" office:value="204.825" calcext:value-type="float">
            <text:p>204,825</text:p>
          </table:table-cell>
          <table:table-cell table:style-name="ce3" table:formula="of:=[.N32]-[.N$176]" office:value-type="float" office:value="2354444.4" calcext:value-type="float">
            <text:p>2354444,4</text:p>
          </table:table-cell>
          <table:table-cell table:style-name="ce3" table:formula="of:=[.O32]-[.O$176]" office:value-type="float" office:value="82.8125" calcext:value-type="float">
            <text:p>82,8125</text:p>
          </table:table-cell>
          <table:table-cell table:style-name="ce3" table:formula="of:=[.P32]-[.P$176]" office:value-type="float" office:value="63.2875" calcext:value-type="float">
            <text:p>63,2875</text:p>
          </table:table-cell>
          <table:table-cell table:style-name="ce3" table:formula="of:=[.Q32]-[.Q$176]" office:value-type="float" office:value="-135.35" calcext:value-type="float">
            <text:p>-135,35</text:p>
          </table:table-cell>
          <table:table-cell table:style-name="ce3" table:formula="of:=[.R32]-[.R$176]" office:value-type="float" office:value="-49.6875" calcext:value-type="float">
            <text:p>-49,6875</text:p>
          </table:table-cell>
          <table:table-cell table:style-name="ce3" table:formula="of:=[.S32]-[.S$176]" office:value-type="float" office:value="51285.7" calcext:value-type="float">
            <text:p>51285,7</text:p>
          </table:table-cell>
          <table:table-cell table:style-name="ce3" table:formula="of:=[.T32]-[.T$176]" office:value-type="float" office:value="-37.0875" calcext:value-type="float">
            <text:p>-37,0875</text:p>
          </table:table-cell>
          <table:table-cell table:style-name="ce3" table:formula="of:=[.U32]-[.U$176]" office:value-type="float" office:value="-8.3375" calcext:value-type="float">
            <text:p>-8,3375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132.8" calcext:value-type="float">
            <text:p>132,8</text:p>
          </table:table-cell>
          <table:table-cell table:style-name="ce3" table:formula="of:=[.C33]-[.C$176]" office:value-type="float" office:value="1821.8625" calcext:value-type="float">
            <text:p>1821,8625</text:p>
          </table:table-cell>
          <table:table-cell table:style-name="ce3" table:formula="of:=[.D33]-[.D$176]" office:value-type="float" office:value="11331.675" calcext:value-type="float">
            <text:p>11331,675</text:p>
          </table:table-cell>
          <table:table-cell table:style-name="ce3" table:formula="of:=[.E33]-[.E$176]" office:value-type="float" office:value="4507863.05" calcext:value-type="float">
            <text:p>4507863,05</text:p>
          </table:table-cell>
          <table:table-cell table:style-name="ce3" table:formula="of:=[.F33]-[.F$176]" office:value-type="float" office:value="-1356.4" calcext:value-type="float">
            <text:p>-1356,4</text:p>
          </table:table-cell>
          <table:table-cell table:style-name="ce3" table:formula="of:=[.G33]-[.G$176]" office:value-type="float" office:value="-913.25" calcext:value-type="float">
            <text:p>-913,25</text:p>
          </table:table-cell>
          <table:table-cell table:style-name="ce3" table:formula="of:=[.H33]-[.H$176]" office:value-type="float" office:value="-178.4875" calcext:value-type="float">
            <text:p>-178,4875</text:p>
          </table:table-cell>
          <table:table-cell table:style-name="ce3" table:formula="of:=[.I33]-[.I$176]" office:value-type="float" office:value="108192.575" calcext:value-type="float">
            <text:p>108192,575</text:p>
          </table:table-cell>
          <table:table-cell table:style-name="ce3" table:formula="of:=[.J33]-[.J$176]" office:value-type="float" office:value="-243.300000000001" calcext:value-type="float">
            <text:p>-243,3</text:p>
          </table:table-cell>
          <table:table-cell table:style-name="ce3" table:formula="of:=[.K33]-[.K$176]" office:value-type="float" office:value="56.5249999999999" calcext:value-type="float">
            <text:p>56,525</text:p>
          </table:table-cell>
          <table:table-cell table:style-name="ce3" table:formula="of:=[.L33]-[.L$176]" office:value-type="float" office:value="282.075" calcext:value-type="float">
            <text:p>282,075</text:p>
          </table:table-cell>
          <table:table-cell table:style-name="ce3" table:formula="of:=[.M33]-[.M$176]" office:value-type="float" office:value="605.825" calcext:value-type="float">
            <text:p>605,825</text:p>
          </table:table-cell>
          <table:table-cell table:style-name="ce3" table:formula="of:=[.N33]-[.N$176]" office:value-type="float" office:value="2372473.2" calcext:value-type="float">
            <text:p>2372473,2</text:p>
          </table:table-cell>
          <table:table-cell table:style-name="ce3" table:formula="of:=[.O33]-[.O$176]" office:value-type="float" office:value="32.8125" calcext:value-type="float">
            <text:p>32,8125</text:p>
          </table:table-cell>
          <table:table-cell table:style-name="ce3" table:formula="of:=[.P33]-[.P$176]" office:value-type="float" office:value="-53.4125" calcext:value-type="float">
            <text:p>-53,4125</text:p>
          </table:table-cell>
          <table:table-cell table:style-name="ce3" table:formula="of:=[.Q33]-[.Q$176]" office:value-type="float" office:value="-155.55" calcext:value-type="float">
            <text:p>-155,55</text:p>
          </table:table-cell>
          <table:table-cell table:style-name="ce3" table:formula="of:=[.R33]-[.R$176]" office:value-type="float" office:value="17.8125" calcext:value-type="float">
            <text:p>17,8125</text:p>
          </table:table-cell>
          <table:table-cell table:style-name="ce3" table:formula="of:=[.S33]-[.S$176]" office:value-type="float" office:value="45860.1" calcext:value-type="float">
            <text:p>45860,1</text:p>
          </table:table-cell>
          <table:table-cell table:style-name="ce3" table:formula="of:=[.T33]-[.T$176]" office:value-type="float" office:value="-7.0875" calcext:value-type="float">
            <text:p>-7,0875</text:p>
          </table:table-cell>
          <table:table-cell table:style-name="ce3" table:formula="of:=[.U33]-[.U$176]" office:value-type="float" office:value="-8.3375" calcext:value-type="float">
            <text:p>-8,3375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-47.5999999999995" calcext:value-type="float">
            <text:p>-47,6</text:p>
          </table:table-cell>
          <table:table-cell table:style-name="ce3" table:formula="of:=[.C34]-[.C$176]" office:value-type="float" office:value="2142.8625" calcext:value-type="float">
            <text:p>2142,8625</text:p>
          </table:table-cell>
          <table:table-cell table:style-name="ce3" table:formula="of:=[.D34]-[.D$176]" office:value-type="float" office:value="14044.475" calcext:value-type="float">
            <text:p>14044,475</text:p>
          </table:table-cell>
          <table:table-cell table:style-name="ce3" table:formula="of:=[.E34]-[.E$176]" office:value-type="float" office:value="4388146.65" calcext:value-type="float">
            <text:p>4388146,65</text:p>
          </table:table-cell>
          <table:table-cell table:style-name="ce3" table:formula="of:=[.F34]-[.F$176]" office:value-type="float" office:value="-1356.4" calcext:value-type="float">
            <text:p>-1356,4</text:p>
          </table:table-cell>
          <table:table-cell table:style-name="ce3" table:formula="of:=[.G34]-[.G$176]" office:value-type="float" office:value="-1555.05" calcext:value-type="float">
            <text:p>-1555,05</text:p>
          </table:table-cell>
          <table:table-cell table:style-name="ce3" table:formula="of:=[.H34]-[.H$176]" office:value-type="float" office:value="-218.6875" calcext:value-type="float">
            <text:p>-218,6875</text:p>
          </table:table-cell>
          <table:table-cell table:style-name="ce3" table:formula="of:=[.I34]-[.I$176]" office:value-type="float" office:value="105452.675" calcext:value-type="float">
            <text:p>105452,675</text:p>
          </table:table-cell>
          <table:table-cell table:style-name="ce3" table:formula="of:=[.J34]-[.J$176]" office:value-type="float" office:value="-1225.7" calcext:value-type="float">
            <text:p>-1225,7</text:p>
          </table:table-cell>
          <table:table-cell table:style-name="ce3" table:formula="of:=[.K34]-[.K$176]" office:value-type="float" office:value="-319.775" calcext:value-type="float">
            <text:p>-319,775</text:p>
          </table:table-cell>
          <table:table-cell table:style-name="ce3" table:formula="of:=[.L34]-[.L$176]" office:value-type="float" office:value="141.475" calcext:value-type="float">
            <text:p>141,475</text:p>
          </table:table-cell>
          <table:table-cell table:style-name="ce3" table:formula="of:=[.M34]-[.M$176]" office:value-type="float" office:value="866.925" calcext:value-type="float">
            <text:p>866,925</text:p>
          </table:table-cell>
          <table:table-cell table:style-name="ce3" table:formula="of:=[.N34]-[.N$176]" office:value-type="float" office:value="2366348.4" calcext:value-type="float">
            <text:p>2366348,4</text:p>
          </table:table-cell>
          <table:table-cell table:style-name="ce3" table:formula="of:=[.O34]-[.O$176]" office:value-type="float" office:value="170.3125" calcext:value-type="float">
            <text:p>170,3125</text:p>
          </table:table-cell>
          <table:table-cell table:style-name="ce3" table:formula="of:=[.P34]-[.P$176]" office:value-type="float" office:value="21.5875" calcext:value-type="float">
            <text:p>21,5875</text:p>
          </table:table-cell>
          <table:table-cell table:style-name="ce3" table:formula="of:=[.Q34]-[.Q$176]" office:value-type="float" office:value="-135.15" calcext:value-type="float">
            <text:p>-135,15</text:p>
          </table:table-cell>
          <table:table-cell table:style-name="ce3" table:formula="of:=[.R34]-[.R$176]" office:value-type="float" office:value="87.8125" calcext:value-type="float">
            <text:p>87,8125</text:p>
          </table:table-cell>
          <table:table-cell table:style-name="ce3" table:formula="of:=[.S34]-[.S$176]" office:value-type="float" office:value="34954.6" calcext:value-type="float">
            <text:p>34954,6</text:p>
          </table:table-cell>
          <table:table-cell table:style-name="ce3" table:formula="of:=[.T34]-[.T$176]" office:value-type="float" office:value="118.2125" calcext:value-type="float">
            <text:p>118,2125</text:p>
          </table:table-cell>
          <table:table-cell table:style-name="ce3" table:formula="of:=[.U34]-[.U$176]" office:value-type="float" office:value="-8.3375" calcext:value-type="float">
            <text:p>-8,3375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253.400000000001" calcext:value-type="float">
            <text:p>253,4</text:p>
          </table:table-cell>
          <table:table-cell table:style-name="ce3" table:formula="of:=[.C35]-[.C$176]" office:value-type="float" office:value="2363.4625" calcext:value-type="float">
            <text:p>2363,4625</text:p>
          </table:table-cell>
          <table:table-cell table:style-name="ce3" table:formula="of:=[.D35]-[.D$176]" office:value-type="float" office:value="14044.475" calcext:value-type="float">
            <text:p>14044,475</text:p>
          </table:table-cell>
          <table:table-cell table:style-name="ce3" table:formula="of:=[.E35]-[.E$176]" office:value-type="float" office:value="4453389.95" calcext:value-type="float">
            <text:p>4453389,95</text:p>
          </table:table-cell>
          <table:table-cell table:style-name="ce3" table:formula="of:=[.F35]-[.F$176]" office:value-type="float" office:value="-1356.4" calcext:value-type="float">
            <text:p>-1356,4</text:p>
          </table:table-cell>
          <table:table-cell table:style-name="ce3" table:formula="of:=[.G35]-[.G$176]" office:value-type="float" office:value="-973.35" calcext:value-type="float">
            <text:p>-973,35</text:p>
          </table:table-cell>
          <table:table-cell table:style-name="ce3" table:formula="of:=[.H35]-[.H$176]" office:value-type="float" office:value="-259.0875" calcext:value-type="float">
            <text:p>-259,0875</text:p>
          </table:table-cell>
          <table:table-cell table:style-name="ce3" table:formula="of:=[.I35]-[.I$176]" office:value-type="float" office:value="105479.775" calcext:value-type="float">
            <text:p>105479,775</text:p>
          </table:table-cell>
          <table:table-cell table:style-name="ce3" table:formula="of:=[.J35]-[.J$176]" office:value-type="float" office:value="-163.1" calcext:value-type="float">
            <text:p>-163,1</text:p>
          </table:table-cell>
          <table:table-cell table:style-name="ce3" table:formula="of:=[.K35]-[.K$176]" office:value-type="float" office:value="-18.9750000000001" calcext:value-type="float">
            <text:p>-18,975</text:p>
          </table:table-cell>
          <table:table-cell table:style-name="ce3" table:formula="of:=[.L35]-[.L$176]" office:value-type="float" office:value="603.075" calcext:value-type="float">
            <text:p>603,075</text:p>
          </table:table-cell>
          <table:table-cell table:style-name="ce3" table:formula="of:=[.M35]-[.M$176]" office:value-type="float" office:value="666.425" calcext:value-type="float">
            <text:p>666,425</text:p>
          </table:table-cell>
          <table:table-cell table:style-name="ce3" table:formula="of:=[.N35]-[.N$176]" office:value-type="float" office:value="2245452.4" calcext:value-type="float">
            <text:p>2245452,4</text:p>
          </table:table-cell>
          <table:table-cell table:style-name="ce3" table:formula="of:=[.O35]-[.O$176]" office:value-type="float" office:value="45.3125" calcext:value-type="float">
            <text:p>45,3125</text:p>
          </table:table-cell>
          <table:table-cell table:style-name="ce3" table:formula="of:=[.P35]-[.P$176]" office:value-type="float" office:value="-53.4125" calcext:value-type="float">
            <text:p>-53,4125</text:p>
          </table:table-cell>
          <table:table-cell table:style-name="ce3" table:formula="of:=[.Q35]-[.Q$176]" office:value-type="float" office:value="-235.35" calcext:value-type="float">
            <text:p>-235,35</text:p>
          </table:table-cell>
          <table:table-cell table:style-name="ce3" table:formula="of:=[.R35]-[.R$176]" office:value-type="float" office:value="47.8125" calcext:value-type="float">
            <text:p>47,8125</text:p>
          </table:table-cell>
          <table:table-cell table:style-name="ce3" table:formula="of:=[.S35]-[.S$176]" office:value-type="float" office:value="40380.2" calcext:value-type="float">
            <text:p>40380,2</text:p>
          </table:table-cell>
          <table:table-cell table:style-name="ce3" table:formula="of:=[.T35]-[.T$176]" office:value-type="float" office:value="-37.0875" calcext:value-type="float">
            <text:p>-37,0875</text:p>
          </table:table-cell>
          <table:table-cell table:style-name="ce3" table:formula="of:=[.U35]-[.U$176]" office:value-type="float" office:value="-8.3375" calcext:value-type="float">
            <text:p>-8,3375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-7.39999999999964" calcext:value-type="float">
            <text:p>-7,4</text:p>
          </table:table-cell>
          <table:table-cell table:style-name="ce3" table:formula="of:=[.C36]-[.C$176]" office:value-type="float" office:value="2203.0625" calcext:value-type="float">
            <text:p>2203,0625</text:p>
          </table:table-cell>
          <table:table-cell table:style-name="ce3" table:formula="of:=[.D36]-[.D$176]" office:value-type="float" office:value="11331.675" calcext:value-type="float">
            <text:p>11331,675</text:p>
          </table:table-cell>
          <table:table-cell table:style-name="ce3" table:formula="of:=[.E36]-[.E$176]" office:value-type="float" office:value="4341947.15" calcext:value-type="float">
            <text:p>4341947,15</text:p>
          </table:table-cell>
          <table:table-cell table:style-name="ce3" table:formula="of:=[.F36]-[.F$176]" office:value-type="float" office:value="3165" calcext:value-type="float">
            <text:p>3165</text:p>
          </table:table-cell>
          <table:table-cell table:style-name="ce3" table:formula="of:=[.G36]-[.G$176]" office:value-type="float" office:value="-1475.05" calcext:value-type="float">
            <text:p>-1475,05</text:p>
          </table:table-cell>
          <table:table-cell table:style-name="ce3" table:formula="of:=[.H36]-[.H$176]" office:value-type="float" office:value="162.3125" calcext:value-type="float">
            <text:p>162,3125</text:p>
          </table:table-cell>
          <table:table-cell table:style-name="ce3" table:formula="of:=[.I36]-[.I$176]" office:value-type="float" office:value="108219.775" calcext:value-type="float">
            <text:p>108219,775</text:p>
          </table:table-cell>
          <table:table-cell table:style-name="ce3" table:formula="of:=[.J36]-[.J$176]" office:value-type="float" office:value="-443.700000000001" calcext:value-type="float">
            <text:p>-443,7</text:p>
          </table:table-cell>
          <table:table-cell table:style-name="ce3" table:formula="of:=[.K36]-[.K$176]" office:value-type="float" office:value="282.025" calcext:value-type="float">
            <text:p>282,025</text:p>
          </table:table-cell>
          <table:table-cell table:style-name="ce3" table:formula="of:=[.L36]-[.L$176]" office:value-type="float" office:value="161.475" calcext:value-type="float">
            <text:p>161,475</text:p>
          </table:table-cell>
          <table:table-cell table:style-name="ce3" table:formula="of:=[.M36]-[.M$176]" office:value-type="float" office:value="766.425" calcext:value-type="float">
            <text:p>766,425</text:p>
          </table:table-cell>
          <table:table-cell table:style-name="ce3" table:formula="of:=[.N36]-[.N$176]" office:value-type="float" office:value="2198463.6" calcext:value-type="float">
            <text:p>2198463,6</text:p>
          </table:table-cell>
          <table:table-cell table:style-name="ce3" table:formula="of:=[.O36]-[.O$176]" office:value-type="float" office:value="25.7125" calcext:value-type="float">
            <text:p>25,7125</text:p>
          </table:table-cell>
          <table:table-cell table:style-name="ce3" table:formula="of:=[.P36]-[.P$176]" office:value-type="float" office:value="46.8875" calcext:value-type="float">
            <text:p>46,8875</text:p>
          </table:table-cell>
          <table:table-cell table:style-name="ce3" table:formula="of:=[.Q36]-[.Q$176]" office:value-type="float" office:value="-135.35" calcext:value-type="float">
            <text:p>-135,35</text:p>
          </table:table-cell>
          <table:table-cell table:style-name="ce3" table:formula="of:=[.R36]-[.R$176]" office:value-type="float" office:value="57.8125" calcext:value-type="float">
            <text:p>57,8125</text:p>
          </table:table-cell>
          <table:table-cell table:style-name="ce3" table:formula="of:=[.S36]-[.S$176]" office:value-type="float" office:value="32214.7" calcext:value-type="float">
            <text:p>32214,7</text:p>
          </table:table-cell>
          <table:table-cell table:style-name="ce3" table:formula="of:=[.T36]-[.T$176]" office:value-type="float" office:value="-57.0875" calcext:value-type="float">
            <text:p>-57,0875</text:p>
          </table:table-cell>
          <table:table-cell table:style-name="ce3" table:formula="of:=[.U36]-[.U$176]" office:value-type="float" office:value="-8.3375" calcext:value-type="float">
            <text:p>-8,3375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-348.2" calcext:value-type="float">
            <text:p>-348,2</text:p>
          </table:table-cell>
          <table:table-cell table:style-name="ce3" table:formula="of:=[.C37]-[.C$176]" office:value-type="float" office:value="2323.2625" calcext:value-type="float">
            <text:p>2323,2625</text:p>
          </table:table-cell>
          <table:table-cell table:style-name="ce3" table:formula="of:=[.D37]-[.D$176]" office:value-type="float" office:value="11331.675" calcext:value-type="float">
            <text:p>11331,675</text:p>
          </table:table-cell>
          <table:table-cell table:style-name="ce3" table:formula="of:=[.E37]-[.E$176]" office:value-type="float" office:value="4428947.15" calcext:value-type="float">
            <text:p>4428947,15</text:p>
          </table:table-cell>
          <table:table-cell table:style-name="ce3" table:formula="of:=[.F37]-[.F$176]" office:value-type="float" office:value="2034.6" calcext:value-type="float">
            <text:p>2034,6</text:p>
          </table:table-cell>
          <table:table-cell table:style-name="ce3" table:formula="of:=[.G37]-[.G$176]" office:value-type="float" office:value="-1153.65" calcext:value-type="float">
            <text:p>-1153,65</text:p>
          </table:table-cell>
          <table:table-cell table:style-name="ce3" table:formula="of:=[.H37]-[.H$176]" office:value-type="float" office:value="1.91249999999991" calcext:value-type="float">
            <text:p>1,9125</text:p>
          </table:table-cell>
          <table:table-cell table:style-name="ce3" table:formula="of:=[.I37]-[.I$176]" office:value-type="float" office:value="116358.175" calcext:value-type="float">
            <text:p>116358,175</text:p>
          </table:table-cell>
          <table:table-cell table:style-name="ce3" table:formula="of:=[.J37]-[.J$176]" office:value-type="float" office:value="-624.300000000001" calcext:value-type="float">
            <text:p>-624,3</text:p>
          </table:table-cell>
          <table:table-cell table:style-name="ce3" table:formula="of:=[.K37]-[.K$176]" office:value-type="float" office:value="282.025" calcext:value-type="float">
            <text:p>282,025</text:p>
          </table:table-cell>
          <table:table-cell table:style-name="ce3" table:formula="of:=[.L37]-[.L$176]" office:value-type="float" office:value="442.675" calcext:value-type="float">
            <text:p>442,675</text:p>
          </table:table-cell>
          <table:table-cell table:style-name="ce3" table:formula="of:=[.M37]-[.M$176]" office:value-type="float" office:value="445.625" calcext:value-type="float">
            <text:p>445,625</text:p>
          </table:table-cell>
          <table:table-cell table:style-name="ce3" table:formula="of:=[.N37]-[.N$176]" office:value-type="float" office:value="2251295.6" calcext:value-type="float">
            <text:p>2251295,6</text:p>
          </table:table-cell>
          <table:table-cell table:style-name="ce3" table:formula="of:=[.O37]-[.O$176]" office:value-type="float" office:value="157.8125" calcext:value-type="float">
            <text:p>157,8125</text:p>
          </table:table-cell>
          <table:table-cell table:style-name="ce3" table:formula="of:=[.P37]-[.P$176]" office:value-type="float" office:value="-70.1125" calcext:value-type="float">
            <text:p>-70,1125</text:p>
          </table:table-cell>
          <table:table-cell table:style-name="ce3" table:formula="of:=[.Q37]-[.Q$176]" office:value-type="float" office:value="-175.35" calcext:value-type="float">
            <text:p>-175,35</text:p>
          </table:table-cell>
          <table:table-cell table:style-name="ce3" table:formula="of:=[.R37]-[.R$176]" office:value-type="float" office:value="-2.1875" calcext:value-type="float">
            <text:p>-2,1875</text:p>
          </table:table-cell>
          <table:table-cell table:style-name="ce3" table:formula="of:=[.S37]-[.S$176]" office:value-type="float" office:value="34954.6" calcext:value-type="float">
            <text:p>34954,6</text:p>
          </table:table-cell>
          <table:table-cell table:style-name="ce3" table:formula="of:=[.T37]-[.T$176]" office:value-type="float" office:value="42.9125" calcext:value-type="float">
            <text:p>42,9125</text:p>
          </table:table-cell>
          <table:table-cell table:style-name="ce3" table:formula="of:=[.U37]-[.U$176]" office:value-type="float" office:value="-8.3375" calcext:value-type="float">
            <text:p>-8,3375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-829.799999999999" calcext:value-type="float">
            <text:p>-829,8</text:p>
          </table:table-cell>
          <table:table-cell table:style-name="ce3" table:formula="of:=[.C38]-[.C$176]" office:value-type="float" office:value="2343.2625" calcext:value-type="float">
            <text:p>2343,2625</text:p>
          </table:table-cell>
          <table:table-cell table:style-name="ce3" table:formula="of:=[.D38]-[.D$176]" office:value-type="float" office:value="11331.675" calcext:value-type="float">
            <text:p>11331,675</text:p>
          </table:table-cell>
          <table:table-cell table:style-name="ce3" table:formula="of:=[.E38]-[.E$176]" office:value-type="float" office:value="4488791.85" calcext:value-type="float">
            <text:p>4488791,85</text:p>
          </table:table-cell>
          <table:table-cell table:style-name="ce3" table:formula="of:=[.F38]-[.F$176]" office:value-type="float" office:value="-1356.4" calcext:value-type="float">
            <text:p>-1356,4</text:p>
          </table:table-cell>
          <table:table-cell table:style-name="ce3" table:formula="of:=[.G38]-[.G$176]" office:value-type="float" office:value="-1514.85" calcext:value-type="float">
            <text:p>-1514,85</text:p>
          </table:table-cell>
          <table:table-cell table:style-name="ce3" table:formula="of:=[.H38]-[.H$176]" office:value-type="float" office:value="-359.0875" calcext:value-type="float">
            <text:p>-359,0875</text:p>
          </table:table-cell>
          <table:table-cell table:style-name="ce3" table:formula="of:=[.I38]-[.I$176]" office:value-type="float" office:value="113618.275" calcext:value-type="float">
            <text:p>113618,275</text:p>
          </table:table-cell>
          <table:table-cell table:style-name="ce3" table:formula="of:=[.J38]-[.J$176]" office:value-type="float" office:value="-183.1" calcext:value-type="float">
            <text:p>-183,1</text:p>
          </table:table-cell>
          <table:table-cell table:style-name="ce3" table:formula="of:=[.K38]-[.K$176]" office:value-type="float" office:value="457.525" calcext:value-type="float">
            <text:p>457,525</text:p>
          </table:table-cell>
          <table:table-cell table:style-name="ce3" table:formula="of:=[.L38]-[.L$176]" office:value-type="float" office:value="141.475" calcext:value-type="float">
            <text:p>141,475</text:p>
          </table:table-cell>
          <table:table-cell table:style-name="ce3" table:formula="of:=[.M38]-[.M$176]" office:value-type="float" office:value="525.825" calcext:value-type="float">
            <text:p>525,825</text:p>
          </table:table-cell>
          <table:table-cell table:style-name="ce3" table:formula="of:=[.N38]-[.N$176]" office:value-type="float" office:value="2175129.2" calcext:value-type="float">
            <text:p>2175129,2</text:p>
          </table:table-cell>
          <table:table-cell table:style-name="ce3" table:formula="of:=[.O38]-[.O$176]" office:value-type="float" office:value="49.5125" calcext:value-type="float">
            <text:p>49,5125</text:p>
          </table:table-cell>
          <table:table-cell table:style-name="ce3" table:formula="of:=[.P38]-[.P$176]" office:value-type="float" office:value="-103.4125" calcext:value-type="float">
            <text:p>-103,4125</text:p>
          </table:table-cell>
          <table:table-cell table:style-name="ce3" table:formula="of:=[.Q38]-[.Q$176]" office:value-type="float" office:value="-396.15" calcext:value-type="float">
            <text:p>-396,15</text:p>
          </table:table-cell>
          <table:table-cell table:style-name="ce3" table:formula="of:=[.R38]-[.R$176]" office:value-type="float" office:value="-37.1875" calcext:value-type="float">
            <text:p>-37,1875</text:p>
          </table:table-cell>
          <table:table-cell table:style-name="ce3" table:formula="of:=[.S38]-[.S$176]" office:value-type="float" office:value="34927.5" calcext:value-type="float">
            <text:p>34927,5</text:p>
          </table:table-cell>
          <table:table-cell table:style-name="ce3" table:formula="of:=[.T38]-[.T$176]" office:value-type="float" office:value="-17.0875" calcext:value-type="float">
            <text:p>-17,0875</text:p>
          </table:table-cell>
          <table:table-cell table:style-name="ce3" table:formula="of:=[.U38]-[.U$176]" office:value-type="float" office:value="-8.3375" calcext:value-type="float">
            <text:p>-8,3375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-528.799999999999" calcext:value-type="float">
            <text:p>-528,8</text:p>
          </table:table-cell>
          <table:table-cell table:style-name="ce3" table:formula="of:=[.C39]-[.C$176]" office:value-type="float" office:value="2223.2625" calcext:value-type="float">
            <text:p>2223,2625</text:p>
          </table:table-cell>
          <table:table-cell table:style-name="ce3" table:formula="of:=[.D39]-[.D$176]" office:value-type="float" office:value="16757.275" calcext:value-type="float">
            <text:p>16757,275</text:p>
          </table:table-cell>
          <table:table-cell table:style-name="ce3" table:formula="of:=[.E39]-[.E$176]" office:value-type="float" office:value="4483366.45" calcext:value-type="float">
            <text:p>4483366,45</text:p>
          </table:table-cell>
          <table:table-cell table:style-name="ce3" table:formula="of:=[.F39]-[.F$176]" office:value-type="float" office:value="3165" calcext:value-type="float">
            <text:p>3165</text:p>
          </table:table-cell>
          <table:table-cell table:style-name="ce3" table:formula="of:=[.G39]-[.G$176]" office:value-type="float" office:value="-873.25" calcext:value-type="float">
            <text:p>-873,25</text:p>
          </table:table-cell>
          <table:table-cell table:style-name="ce3" table:formula="of:=[.H39]-[.H$176]" office:value-type="float" office:value="-118.2875" calcext:value-type="float">
            <text:p>-118,2875</text:p>
          </table:table-cell>
          <table:table-cell table:style-name="ce3" table:formula="of:=[.I39]-[.I$176]" office:value-type="float" office:value="113672.475" calcext:value-type="float">
            <text:p>113672,475</text:p>
          </table:table-cell>
          <table:table-cell table:style-name="ce3" table:formula="of:=[.J39]-[.J$176]" office:value-type="float" office:value="-82.9000000000005" calcext:value-type="float">
            <text:p>-82,9</text:p>
          </table:table-cell>
          <table:table-cell table:style-name="ce3" table:formula="of:=[.K39]-[.K$176]" office:value-type="float" office:value="-118.975" calcext:value-type="float">
            <text:p>-118,975</text:p>
          </table:table-cell>
          <table:table-cell table:style-name="ce3" table:formula="of:=[.L39]-[.L$176]" office:value-type="float" office:value="201.875" calcext:value-type="float">
            <text:p>201,875</text:p>
          </table:table-cell>
          <table:table-cell table:style-name="ce3" table:formula="of:=[.M39]-[.M$176]" office:value-type="float" office:value="545.825" calcext:value-type="float">
            <text:p>545,825</text:p>
          </table:table-cell>
          <table:table-cell table:style-name="ce3" table:formula="of:=[.N39]-[.N$176]" office:value-type="float" office:value="2219001.2" calcext:value-type="float">
            <text:p>2219001,2</text:p>
          </table:table-cell>
          <table:table-cell table:style-name="ce3" table:formula="of:=[.O39]-[.O$176]" office:value-type="float" office:value="22.8125" calcext:value-type="float">
            <text:p>22,8125</text:p>
          </table:table-cell>
          <table:table-cell table:style-name="ce3" table:formula="of:=[.P39]-[.P$176]" office:value-type="float" office:value="71.8875" calcext:value-type="float">
            <text:p>71,8875</text:p>
          </table:table-cell>
          <table:table-cell table:style-name="ce3" table:formula="of:=[.Q39]-[.Q$176]" office:value-type="float" office:value="-155.55" calcext:value-type="float">
            <text:p>-155,55</text:p>
          </table:table-cell>
          <table:table-cell table:style-name="ce3" table:formula="of:=[.R39]-[.R$176]" office:value-type="float" office:value="50.3125" calcext:value-type="float">
            <text:p>50,3125</text:p>
          </table:table-cell>
          <table:table-cell table:style-name="ce3" table:formula="of:=[.S39]-[.S$176]" office:value-type="float" office:value="32214.7" calcext:value-type="float">
            <text:p>32214,7</text:p>
          </table:table-cell>
          <table:table-cell table:style-name="ce3" table:formula="of:=[.T39]-[.T$176]" office:value-type="float" office:value="9.6125" calcext:value-type="float">
            <text:p>9,6125</text:p>
          </table:table-cell>
          <table:table-cell table:style-name="ce3" table:formula="of:=[.U39]-[.U$176]" office:value-type="float" office:value="-8.3375" calcext:value-type="float">
            <text:p>-8,3375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-428.599999999999" calcext:value-type="float">
            <text:p>-428,6</text:p>
          </table:table-cell>
          <table:table-cell table:style-name="ce3" table:formula="of:=[.C40]-[.C$176]" office:value-type="float" office:value="1781.8625" calcext:value-type="float">
            <text:p>1781,8625</text:p>
          </table:table-cell>
          <table:table-cell table:style-name="ce3" table:formula="of:=[.D40]-[.D$176]" office:value-type="float" office:value="11331.675" calcext:value-type="float">
            <text:p>11331,675</text:p>
          </table:table-cell>
          <table:table-cell table:style-name="ce3" table:formula="of:=[.E40]-[.E$176]" office:value-type="float" office:value="4407190.45" calcext:value-type="float">
            <text:p>4407190,45</text:p>
          </table:table-cell>
          <table:table-cell table:style-name="ce3" table:formula="of:=[.F40]-[.F$176]" office:value-type="float" office:value="-1356.4" calcext:value-type="float">
            <text:p>-1356,4</text:p>
          </table:table-cell>
          <table:table-cell table:style-name="ce3" table:formula="of:=[.G40]-[.G$176]" office:value-type="float" office:value="-998.35" calcext:value-type="float">
            <text:p>-998,35</text:p>
          </table:table-cell>
          <table:table-cell table:style-name="ce3" table:formula="of:=[.H40]-[.H$176]" office:value-type="float" office:value="-298.8875" calcext:value-type="float">
            <text:p>-298,8875</text:p>
          </table:table-cell>
          <table:table-cell table:style-name="ce3" table:formula="of:=[.I40]-[.I$176]" office:value-type="float" office:value="119098.075" calcext:value-type="float">
            <text:p>119098,075</text:p>
          </table:table-cell>
          <table:table-cell table:style-name="ce3" table:formula="of:=[.J40]-[.J$176]" office:value-type="float" office:value="-524.100000000001" calcext:value-type="float">
            <text:p>-524,1</text:p>
          </table:table-cell>
          <table:table-cell table:style-name="ce3" table:formula="of:=[.K40]-[.K$176]" office:value-type="float" office:value="81.3249999999998" calcext:value-type="float">
            <text:p>81,325</text:p>
          </table:table-cell>
          <table:table-cell table:style-name="ce3" table:formula="of:=[.L40]-[.L$176]" office:value-type="float" office:value="382.275" calcext:value-type="float">
            <text:p>382,275</text:p>
          </table:table-cell>
          <table:table-cell table:style-name="ce3" table:formula="of:=[.M40]-[.M$176]" office:value-type="float" office:value="425.225" calcext:value-type="float">
            <text:p>425,225</text:p>
          </table:table-cell>
          <table:table-cell table:style-name="ce3" table:formula="of:=[.N40]-[.N$176]" office:value-type="float" office:value="2212255.6" calcext:value-type="float">
            <text:p>2212255,6</text:p>
          </table:table-cell>
          <table:table-cell table:style-name="ce3" table:formula="of:=[.O40]-[.O$176]" office:value-type="float" office:value="97.1125" calcext:value-type="float">
            <text:p>97,1125</text:p>
          </table:table-cell>
          <table:table-cell table:style-name="ce3" table:formula="of:=[.P40]-[.P$176]" office:value-type="float" office:value="46.8875" calcext:value-type="float">
            <text:p>46,8875</text:p>
          </table:table-cell>
          <table:table-cell table:style-name="ce3" table:formula="of:=[.Q40]-[.Q$176]" office:value-type="float" office:value="-75.1500000000001" calcext:value-type="float">
            <text:p>-75,15</text:p>
          </table:table-cell>
          <table:table-cell table:style-name="ce3" table:formula="of:=[.R40]-[.R$176]" office:value-type="float" office:value="-22.1875" calcext:value-type="float">
            <text:p>-22,1875</text:p>
          </table:table-cell>
          <table:table-cell table:style-name="ce3" table:formula="of:=[.S40]-[.S$176]" office:value-type="float" office:value="32214.7" calcext:value-type="float">
            <text:p>32214,7</text:p>
          </table:table-cell>
          <table:table-cell table:style-name="ce3" table:formula="of:=[.T40]-[.T$176]" office:value-type="float" office:value="-7.0875" calcext:value-type="float">
            <text:p>-7,0875</text:p>
          </table:table-cell>
          <table:table-cell table:style-name="ce3" table:formula="of:=[.U40]-[.U$176]" office:value-type="float" office:value="-8.3375" calcext:value-type="float">
            <text:p>-8,3375</text:p>
          </table:table-cell>
          <table:table-cell table:style-name="ce3"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273.200000000001" calcext:value-type="float">
            <text:p>273,2</text:p>
          </table:table-cell>
          <table:table-cell table:style-name="ce3" table:formula="of:=[.C41]-[.C$176]" office:value-type="float" office:value="2142.8625" calcext:value-type="float">
            <text:p>2142,8625</text:p>
          </table:table-cell>
          <table:table-cell table:style-name="ce3" table:formula="of:=[.D41]-[.D$176]" office:value-type="float" office:value="11331.675" calcext:value-type="float">
            <text:p>11331,675</text:p>
          </table:table-cell>
          <table:table-cell table:style-name="ce3" table:formula="of:=[.E41]-[.E$176]" office:value-type="float" office:value="4488845.95" calcext:value-type="float">
            <text:p>4488845,95</text:p>
          </table:table-cell>
          <table:table-cell table:style-name="ce3" table:formula="of:=[.F41]-[.F$176]" office:value-type="float" office:value="1356.4" calcext:value-type="float">
            <text:p>1356,4</text:p>
          </table:table-cell>
          <table:table-cell table:style-name="ce3" table:formula="of:=[.G41]-[.G$176]" office:value-type="float" office:value="-1274.25" calcext:value-type="float">
            <text:p>-1274,25</text:p>
          </table:table-cell>
          <table:table-cell table:style-name="ce3" table:formula="of:=[.H41]-[.H$176]" office:value-type="float" office:value="-760.0875" calcext:value-type="float">
            <text:p>-760,0875</text:p>
          </table:table-cell>
          <table:table-cell table:style-name="ce3" table:formula="of:=[.I41]-[.I$176]" office:value-type="float" office:value="116358.175" calcext:value-type="float">
            <text:p>116358,175</text:p>
          </table:table-cell>
          <table:table-cell table:style-name="ce3" table:formula="of:=[.J41]-[.J$176]" office:value-type="float" office:value="-845.100000000001" calcext:value-type="float">
            <text:p>-845,1</text:p>
          </table:table-cell>
          <table:table-cell table:style-name="ce3" table:formula="of:=[.K41]-[.K$176]" office:value-type="float" office:value="783.525" calcext:value-type="float">
            <text:p>783,525</text:p>
          </table:table-cell>
          <table:table-cell table:style-name="ce3" table:formula="of:=[.L41]-[.L$176]" office:value-type="float" office:value="462.675" calcext:value-type="float">
            <text:p>462,675</text:p>
          </table:table-cell>
          <table:table-cell table:style-name="ce3" table:formula="of:=[.M41]-[.M$176]" office:value-type="float" office:value="305.025" calcext:value-type="float">
            <text:p>305,025</text:p>
          </table:table-cell>
          <table:table-cell table:style-name="ce3" table:formula="of:=[.N41]-[.N$176]" office:value-type="float" office:value="2303756.4" calcext:value-type="float">
            <text:p>2303756,4</text:p>
          </table:table-cell>
          <table:table-cell table:style-name="ce3" table:formula="of:=[.O41]-[.O$176]" office:value-type="float" office:value="70.3125" calcext:value-type="float">
            <text:p>70,3125</text:p>
          </table:table-cell>
          <table:table-cell table:style-name="ce3" table:formula="of:=[.P41]-[.P$176]" office:value-type="float" office:value="56.7875" calcext:value-type="float">
            <text:p>56,7875</text:p>
          </table:table-cell>
          <table:table-cell table:style-name="ce3" table:formula="of:=[.Q41]-[.Q$176]" office:value-type="float" office:value="25.05" calcext:value-type="float">
            <text:p>25,05</text:p>
          </table:table-cell>
          <table:table-cell table:style-name="ce3" table:formula="of:=[.R41]-[.R$176]" office:value-type="float" office:value="100.3125" calcext:value-type="float">
            <text:p>100,3125</text:p>
          </table:table-cell>
          <table:table-cell table:style-name="ce3" table:formula="of:=[.S41]-[.S$176]" office:value-type="float" office:value="32214.7" calcext:value-type="float">
            <text:p>32214,7</text:p>
          </table:table-cell>
          <table:table-cell table:style-name="ce3" table:formula="of:=[.T41]-[.T$176]" office:value-type="float" office:value="2.9125" calcext:value-type="float">
            <text:p>2,9125</text:p>
          </table:table-cell>
          <table:table-cell table:style-name="ce3" table:formula="of:=[.U41]-[.U$176]" office:value-type="float" office:value="-8.3375" calcext:value-type="float">
            <text:p>-8,3375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-508.799999999999" calcext:value-type="float">
            <text:p>-508,8</text:p>
          </table:table-cell>
          <table:table-cell table:style-name="ce3" table:formula="of:=[.C42]-[.C$176]" office:value-type="float" office:value="2383.6625" calcext:value-type="float">
            <text:p>2383,6625</text:p>
          </table:table-cell>
          <table:table-cell table:style-name="ce3" table:formula="of:=[.D42]-[.D$176]" office:value-type="float" office:value="16757.275" calcext:value-type="float">
            <text:p>16757,275</text:p>
          </table:table-cell>
          <table:table-cell table:style-name="ce3" table:formula="of:=[.E42]-[.E$176]" office:value-type="float" office:value="4355511.35" calcext:value-type="float">
            <text:p>4355511,35</text:p>
          </table:table-cell>
          <table:table-cell table:style-name="ce3" table:formula="of:=[.F42]-[.F$176]" office:value-type="float" office:value="-1356.4" calcext:value-type="float">
            <text:p>-1356,4</text:p>
          </table:table-cell>
          <table:table-cell table:style-name="ce3" table:formula="of:=[.G42]-[.G$176]" office:value-type="float" office:value="-1374.45" calcext:value-type="float">
            <text:p>-1374,45</text:p>
          </table:table-cell>
          <table:table-cell table:style-name="ce3" table:formula="of:=[.H42]-[.H$176]" office:value-type="float" office:value="-18.0875000000001" calcext:value-type="float">
            <text:p>-18,0875</text:p>
          </table:table-cell>
          <table:table-cell table:style-name="ce3" table:formula="of:=[.I42]-[.I$176]" office:value-type="float" office:value="119070.975" calcext:value-type="float">
            <text:p>119070,975</text:p>
          </table:table-cell>
          <table:table-cell table:style-name="ce3" table:formula="of:=[.J42]-[.J$176]" office:value-type="float" office:value="-885.100000000001" calcext:value-type="float">
            <text:p>-885,1</text:p>
          </table:table-cell>
          <table:table-cell table:style-name="ce3" table:formula="of:=[.K42]-[.K$176]" office:value-type="float" office:value="-279.275" calcext:value-type="float">
            <text:p>-279,275</text:p>
          </table:table-cell>
          <table:table-cell table:style-name="ce3" table:formula="of:=[.L42]-[.L$176]" office:value-type="float" office:value="502.675" calcext:value-type="float">
            <text:p>502,675</text:p>
          </table:table-cell>
          <table:table-cell table:style-name="ce3" table:formula="of:=[.M42]-[.M$176]" office:value-type="float" office:value="505.625" calcext:value-type="float">
            <text:p>505,625</text:p>
          </table:table-cell>
          <table:table-cell table:style-name="ce3" table:formula="of:=[.N42]-[.N$176]" office:value-type="float" office:value="2239091.5" calcext:value-type="float">
            <text:p>2239091,5</text:p>
          </table:table-cell>
          <table:table-cell table:style-name="ce3" table:formula="of:=[.O42]-[.O$176]" office:value-type="float" office:value="20.3125" calcext:value-type="float">
            <text:p>20,3125</text:p>
          </table:table-cell>
          <table:table-cell table:style-name="ce3" table:formula="of:=[.P42]-[.P$176]" office:value-type="float" office:value="-53.4125" calcext:value-type="float">
            <text:p>-53,4125</text:p>
          </table:table-cell>
          <table:table-cell table:style-name="ce3" table:formula="of:=[.Q42]-[.Q$176]" office:value-type="float" office:value="-75.1500000000001" calcext:value-type="float">
            <text:p>-75,15</text:p>
          </table:table-cell>
          <table:table-cell table:style-name="ce3" table:formula="of:=[.R42]-[.R$176]" office:value-type="float" office:value="-12.1875" calcext:value-type="float">
            <text:p>-12,1875</text:p>
          </table:table-cell>
          <table:table-cell table:style-name="ce3" table:formula="of:=[.S42]-[.S$176]" office:value-type="float" office:value="34927.5" calcext:value-type="float">
            <text:p>34927,5</text:p>
          </table:table-cell>
          <table:table-cell table:style-name="ce3" table:formula="of:=[.T42]-[.T$176]" office:value-type="float" office:value="17.9125" calcext:value-type="float">
            <text:p>17,9125</text:p>
          </table:table-cell>
          <table:table-cell table:style-name="ce3" table:formula="of:=[.U42]-[.U$176]" office:value-type="float" office:value="-8.3375" calcext:value-type="float">
            <text:p>-8,3375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-87.7999999999993" calcext:value-type="float">
            <text:p>-87,8</text:p>
          </table:table-cell>
          <table:table-cell table:style-name="ce3" table:formula="of:=[.C43]-[.C$176]" office:value-type="float" office:value="1721.8625" calcext:value-type="float">
            <text:p>1721,8625</text:p>
          </table:table-cell>
          <table:table-cell table:style-name="ce3" table:formula="of:=[.D43]-[.D$176]" office:value-type="float" office:value="14044.475" calcext:value-type="float">
            <text:p>14044,475</text:p>
          </table:table-cell>
          <table:table-cell table:style-name="ce3" table:formula="of:=[.E43]-[.E$176]" office:value-type="float" office:value="4407163.65" calcext:value-type="float">
            <text:p>4407163,65</text:p>
          </table:table-cell>
          <table:table-cell table:style-name="ce3" table:formula="of:=[.F43]-[.F$176]" office:value-type="float" office:value="-1356.4" calcext:value-type="float">
            <text:p>-1356,4</text:p>
          </table:table-cell>
          <table:table-cell table:style-name="ce3" table:formula="of:=[.G43]-[.G$176]" office:value-type="float" office:value="-1575.05" calcext:value-type="float">
            <text:p>-1575,05</text:p>
          </table:table-cell>
          <table:table-cell table:style-name="ce3" table:formula="of:=[.H43]-[.H$176]" office:value-type="float" office:value="-479.4875" calcext:value-type="float">
            <text:p>-479,4875</text:p>
          </table:table-cell>
          <table:table-cell table:style-name="ce3" table:formula="of:=[.I43]-[.I$176]" office:value-type="float" office:value="119098.075" calcext:value-type="float">
            <text:p>119098,075</text:p>
          </table:table-cell>
          <table:table-cell table:style-name="ce3" table:formula="of:=[.J43]-[.J$176]" office:value-type="float" office:value="-824.900000000001" calcext:value-type="float">
            <text:p>-824,9</text:p>
          </table:table-cell>
          <table:table-cell table:style-name="ce3" table:formula="of:=[.K43]-[.K$176]" office:value-type="float" office:value="232.025" calcext:value-type="float">
            <text:p>232,025</text:p>
          </table:table-cell>
          <table:table-cell table:style-name="ce3" table:formula="of:=[.L43]-[.L$176]" office:value-type="float" office:value="141.775" calcext:value-type="float">
            <text:p>141,775</text:p>
          </table:table-cell>
          <table:table-cell table:style-name="ce3" table:formula="of:=[.M43]-[.M$176]" office:value-type="float" office:value="485.825" calcext:value-type="float">
            <text:p>485,825</text:p>
          </table:table-cell>
          <table:table-cell table:style-name="ce3" table:formula="of:=[.N43]-[.N$176]" office:value-type="float" office:value="2301772.4" calcext:value-type="float">
            <text:p>2301772,4</text:p>
          </table:table-cell>
          <table:table-cell table:style-name="ce3" table:formula="of:=[.O43]-[.O$176]" office:value-type="float" office:value="68.5125" calcext:value-type="float">
            <text:p>68,5125</text:p>
          </table:table-cell>
          <table:table-cell table:style-name="ce3" table:formula="of:=[.P43]-[.P$176]" office:value-type="float" office:value="-53.4125" calcext:value-type="float">
            <text:p>-53,4125</text:p>
          </table:table-cell>
          <table:table-cell table:style-name="ce3" table:formula="of:=[.Q43]-[.Q$176]" office:value-type="float" office:value="-215.55" calcext:value-type="float">
            <text:p>-215,55</text:p>
          </table:table-cell>
          <table:table-cell table:style-name="ce3" table:formula="of:=[.R43]-[.R$176]" office:value-type="float" office:value="87.8125" calcext:value-type="float">
            <text:p>87,8125</text:p>
          </table:table-cell>
          <table:table-cell table:style-name="ce3" table:formula="of:=[.S43]-[.S$176]" office:value-type="float" office:value="32214.7" calcext:value-type="float">
            <text:p>32214,7</text:p>
          </table:table-cell>
          <table:table-cell table:style-name="ce3" table:formula="of:=[.T43]-[.T$176]" office:value-type="float" office:value="22.9125" calcext:value-type="float">
            <text:p>22,9125</text:p>
          </table:table-cell>
          <table:table-cell table:style-name="ce3" table:formula="of:=[.U43]-[.U$176]" office:value-type="float" office:value="-8.3375" calcext:value-type="float">
            <text:p>-8,3375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-890" calcext:value-type="float">
            <text:p>-890</text:p>
          </table:table-cell>
          <table:table-cell table:style-name="ce3" table:formula="of:=[.C44]-[.C$176]" office:value-type="float" office:value="1962.2625" calcext:value-type="float">
            <text:p>1962,2625</text:p>
          </table:table-cell>
          <table:table-cell table:style-name="ce3" table:formula="of:=[.D44]-[.D$176]" office:value-type="float" office:value="16757.275" calcext:value-type="float">
            <text:p>16757,275</text:p>
          </table:table-cell>
          <table:table-cell table:style-name="ce3" table:formula="of:=[.E44]-[.E$176]" office:value-type="float" office:value="4559650.05" calcext:value-type="float">
            <text:p>4559650,05</text:p>
          </table:table-cell>
          <table:table-cell table:style-name="ce3" table:formula="of:=[.F44]-[.F$176]" office:value-type="float" office:value="-1356.4" calcext:value-type="float">
            <text:p>-1356,4</text:p>
          </table:table-cell>
          <table:table-cell table:style-name="ce3" table:formula="of:=[.G44]-[.G$176]" office:value-type="float" office:value="-1474.65" calcext:value-type="float">
            <text:p>-1474,65</text:p>
          </table:table-cell>
          <table:table-cell table:style-name="ce3" table:formula="of:=[.H44]-[.H$176]" office:value-type="float" office:value="-318.8875" calcext:value-type="float">
            <text:p>-318,8875</text:p>
          </table:table-cell>
          <table:table-cell table:style-name="ce3" table:formula="of:=[.I44]-[.I$176]" office:value-type="float" office:value="121810.975" calcext:value-type="float">
            <text:p>121810,975</text:p>
          </table:table-cell>
          <table:table-cell table:style-name="ce3" table:formula="of:=[.J44]-[.J$176]" office:value-type="float" office:value="-343.700000000001" calcext:value-type="float">
            <text:p>-343,7</text:p>
          </table:table-cell>
          <table:table-cell table:style-name="ce3" table:formula="of:=[.K44]-[.K$176]" office:value-type="float" office:value="457.525" calcext:value-type="float">
            <text:p>457,525</text:p>
          </table:table-cell>
          <table:table-cell table:style-name="ce3" table:formula="of:=[.L44]-[.L$176]" office:value-type="float" office:value="66.475" calcext:value-type="float">
            <text:p>66,475</text:p>
          </table:table-cell>
          <table:table-cell table:style-name="ce3" table:formula="of:=[.M44]-[.M$176]" office:value-type="float" office:value="641.125" calcext:value-type="float">
            <text:p>641,125</text:p>
          </table:table-cell>
          <table:table-cell table:style-name="ce3" table:formula="of:=[.N44]-[.N$176]" office:value-type="float" office:value="2506937.2" calcext:value-type="float">
            <text:p>2506937,2</text:p>
          </table:table-cell>
          <table:table-cell table:style-name="ce3" table:formula="of:=[.O44]-[.O$176]" office:value-type="float" office:value="157.8125" calcext:value-type="float">
            <text:p>157,8125</text:p>
          </table:table-cell>
          <table:table-cell table:style-name="ce3" table:formula="of:=[.P44]-[.P$176]" office:value-type="float" office:value="-83.4125" calcext:value-type="float">
            <text:p>-83,4125</text:p>
          </table:table-cell>
          <table:table-cell table:style-name="ce3" table:formula="of:=[.Q44]-[.Q$176]" office:value-type="float" office:value="-175.55" calcext:value-type="float">
            <text:p>-175,55</text:p>
          </table:table-cell>
          <table:table-cell table:style-name="ce3" table:formula="of:=[.R44]-[.R$176]" office:value-type="float" office:value="-2.1875" calcext:value-type="float">
            <text:p>-2,1875</text:p>
          </table:table-cell>
          <table:table-cell table:style-name="ce3" table:formula="of:=[.S44]-[.S$176]" office:value-type="float" office:value="29501.8" calcext:value-type="float">
            <text:p>29501,8</text:p>
          </table:table-cell>
          <table:table-cell table:style-name="ce3" table:formula="of:=[.T44]-[.T$176]" office:value-type="float" office:value="-57.0875" calcext:value-type="float">
            <text:p>-57,0875</text:p>
          </table:table-cell>
          <table:table-cell table:style-name="ce3" table:formula="of:=[.U44]-[.U$176]" office:value-type="float" office:value="-8.3375" calcext:value-type="float">
            <text:p>-8,3375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112.8" calcext:value-type="float">
            <text:p>112,8</text:p>
          </table:table-cell>
          <table:table-cell table:style-name="ce3" table:formula="of:=[.C45]-[.C$176]" office:value-type="float" office:value="2002.2625" calcext:value-type="float">
            <text:p>2002,2625</text:p>
          </table:table-cell>
          <table:table-cell table:style-name="ce3" table:formula="of:=[.D45]-[.D$176]" office:value-type="float" office:value="11331.675" calcext:value-type="float">
            <text:p>11331,675</text:p>
          </table:table-cell>
          <table:table-cell table:style-name="ce3" table:formula="of:=[.E45]-[.E$176]" office:value-type="float" office:value="4434426.85" calcext:value-type="float">
            <text:p>4434426,85</text:p>
          </table:table-cell>
          <table:table-cell table:style-name="ce3" table:formula="of:=[.F45]-[.F$176]" office:value-type="float" office:value="-1356.4" calcext:value-type="float">
            <text:p>-1356,4</text:p>
          </table:table-cell>
          <table:table-cell table:style-name="ce3" table:formula="of:=[.G45]-[.G$176]" office:value-type="float" office:value="-597.35" calcext:value-type="float">
            <text:p>-597,35</text:p>
          </table:table-cell>
          <table:table-cell table:style-name="ce3" table:formula="of:=[.H45]-[.H$176]" office:value-type="float" office:value="-218.6875" calcext:value-type="float">
            <text:p>-218,6875</text:p>
          </table:table-cell>
          <table:table-cell table:style-name="ce3" table:formula="of:=[.I45]-[.I$176]" office:value-type="float" office:value="113645.375" calcext:value-type="float">
            <text:p>113645,375</text:p>
          </table:table-cell>
          <table:table-cell table:style-name="ce3" table:formula="of:=[.J45]-[.J$176]" office:value-type="float" office:value="-784.900000000001" calcext:value-type="float">
            <text:p>-784,9</text:p>
          </table:table-cell>
          <table:table-cell table:style-name="ce3" table:formula="of:=[.K45]-[.K$176]" office:value-type="float" office:value="608.025" calcext:value-type="float">
            <text:p>608,025</text:p>
          </table:table-cell>
          <table:table-cell table:style-name="ce3" table:formula="of:=[.L45]-[.L$176]" office:value-type="float" office:value="161.675" calcext:value-type="float">
            <text:p>161,675</text:p>
          </table:table-cell>
          <table:table-cell table:style-name="ce3" table:formula="of:=[.M45]-[.M$176]" office:value-type="float" office:value="405.425" calcext:value-type="float">
            <text:p>405,425</text:p>
          </table:table-cell>
          <table:table-cell table:style-name="ce3" table:formula="of:=[.N45]-[.N$176]" office:value-type="float" office:value="2520498.8" calcext:value-type="float">
            <text:p>2520498,8</text:p>
          </table:table-cell>
          <table:table-cell table:style-name="ce3" table:formula="of:=[.O45]-[.O$176]" office:value-type="float" office:value="170.3125" calcext:value-type="float">
            <text:p>170,3125</text:p>
          </table:table-cell>
          <table:table-cell table:style-name="ce3" table:formula="of:=[.P45]-[.P$176]" office:value-type="float" office:value="56.5875" calcext:value-type="float">
            <text:p>56,5875</text:p>
          </table:table-cell>
          <table:table-cell table:style-name="ce3" table:formula="of:=[.Q45]-[.Q$176]" office:value-type="float" office:value="-215.55" calcext:value-type="float">
            <text:p>-215,55</text:p>
          </table:table-cell>
          <table:table-cell table:style-name="ce3" table:formula="of:=[.R45]-[.R$176]" office:value-type="float" office:value="-42.1875" calcext:value-type="float">
            <text:p>-42,1875</text:p>
          </table:table-cell>
          <table:table-cell table:style-name="ce3" table:formula="of:=[.S45]-[.S$176]" office:value-type="float" office:value="34927.5" calcext:value-type="float">
            <text:p>34927,5</text:p>
          </table:table-cell>
          <table:table-cell table:style-name="ce3" table:formula="of:=[.T45]-[.T$176]" office:value-type="float" office:value="22.9125" calcext:value-type="float">
            <text:p>22,9125</text:p>
          </table:table-cell>
          <table:table-cell table:style-name="ce3" table:formula="of:=[.U45]-[.U$176]" office:value-type="float" office:value="-8.3375" calcext:value-type="float">
            <text:p>-8,3375</text:p>
          </table:table-cell>
          <table:table-cell table:style-name="ce3"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-609.2" calcext:value-type="float">
            <text:p>-609,2</text:p>
          </table:table-cell>
          <table:table-cell table:style-name="ce3" table:formula="of:=[.C46]-[.C$176]" office:value-type="float" office:value="1842.0625" calcext:value-type="float">
            <text:p>1842,0625</text:p>
          </table:table-cell>
          <table:table-cell table:style-name="ce3" table:formula="of:=[.D46]-[.D$176]" office:value-type="float" office:value="11331.675" calcext:value-type="float">
            <text:p>11331,675</text:p>
          </table:table-cell>
          <table:table-cell table:style-name="ce3" table:formula="of:=[.E46]-[.E$176]" office:value-type="float" office:value="5122667.75" calcext:value-type="float">
            <text:p>5122667,75</text:p>
          </table:table-cell>
          <table:table-cell table:style-name="ce3" table:formula="of:=[.F46]-[.F$176]" office:value-type="float" office:value="-1356.4" calcext:value-type="float">
            <text:p>-1356,4</text:p>
          </table:table-cell>
          <table:table-cell table:style-name="ce3" table:formula="of:=[.G46]-[.G$176]" office:value-type="float" office:value="-1394.65" calcext:value-type="float">
            <text:p>-1394,65</text:p>
          </table:table-cell>
          <table:table-cell table:style-name="ce3" table:formula="of:=[.H46]-[.H$176]" office:value-type="float" office:value="-338.8875" calcext:value-type="float">
            <text:p>-338,8875</text:p>
          </table:table-cell>
          <table:table-cell table:style-name="ce3" table:formula="of:=[.I46]-[.I$176]" office:value-type="float" office:value="110932.575" calcext:value-type="float">
            <text:p>110932,575</text:p>
          </table:table-cell>
          <table:table-cell table:style-name="ce3" table:formula="of:=[.J46]-[.J$176]" office:value-type="float" office:value="-504.100000000001" calcext:value-type="float">
            <text:p>-504,1</text:p>
          </table:table-cell>
          <table:table-cell table:style-name="ce3" table:formula="of:=[.K46]-[.K$176]" office:value-type="float" office:value="382.225" calcext:value-type="float">
            <text:p>382,225</text:p>
          </table:table-cell>
          <table:table-cell table:style-name="ce3" table:formula="of:=[.L46]-[.L$176]" office:value-type="float" office:value="181.875" calcext:value-type="float">
            <text:p>181,875</text:p>
          </table:table-cell>
          <table:table-cell table:style-name="ce3" table:formula="of:=[.M46]-[.M$176]" office:value-type="float" office:value="285.025" calcext:value-type="float">
            <text:p>285,025</text:p>
          </table:table-cell>
          <table:table-cell table:style-name="ce3" table:formula="of:=[.N46]-[.N$176]" office:value-type="float" office:value="2651078" calcext:value-type="float">
            <text:p>2651078</text:p>
          </table:table-cell>
          <table:table-cell table:style-name="ce3" table:formula="of:=[.O46]-[.O$176]" office:value-type="float" office:value="70.3125" calcext:value-type="float">
            <text:p>70,3125</text:p>
          </table:table-cell>
          <table:table-cell table:style-name="ce3" table:formula="of:=[.P46]-[.P$176]" office:value-type="float" office:value="-36.7125" calcext:value-type="float">
            <text:p>-36,7125</text:p>
          </table:table-cell>
          <table:table-cell table:style-name="ce3" table:formula="of:=[.Q46]-[.Q$176]" office:value-type="float" office:value="-215.55" calcext:value-type="float">
            <text:p>-215,55</text:p>
          </table:table-cell>
          <table:table-cell table:style-name="ce3" table:formula="of:=[.R46]-[.R$176]" office:value-type="float" office:value="-37.1875" calcext:value-type="float">
            <text:p>-37,1875</text:p>
          </table:table-cell>
          <table:table-cell table:style-name="ce3" table:formula="of:=[.S46]-[.S$176]" office:value-type="float" office:value="37640.3" calcext:value-type="float">
            <text:p>37640,3</text:p>
          </table:table-cell>
          <table:table-cell table:style-name="ce3" table:formula="of:=[.T46]-[.T$176]" office:value-type="float" office:value="-32.0875" calcext:value-type="float">
            <text:p>-32,0875</text:p>
          </table:table-cell>
          <table:table-cell table:style-name="ce3" table:formula="of:=[.U46]-[.U$176]" office:value-type="float" office:value="-8.3375" calcext:value-type="float">
            <text:p>-8,3375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-910" calcext:value-type="float">
            <text:p>-910</text:p>
          </table:table-cell>
          <table:table-cell table:style-name="ce3" table:formula="of:=[.C47]-[.C$176]" office:value-type="float" office:value="2022.4625" calcext:value-type="float">
            <text:p>2022,4625</text:p>
          </table:table-cell>
          <table:table-cell table:style-name="ce3" table:formula="of:=[.D47]-[.D$176]" office:value-type="float" office:value="14044.475" calcext:value-type="float">
            <text:p>14044,475</text:p>
          </table:table-cell>
          <table:table-cell table:style-name="ce3" table:formula="of:=[.E47]-[.E$176]" office:value-type="float" office:value="4649336.05" calcext:value-type="float">
            <text:p>4649336,05</text:p>
          </table:table-cell>
          <table:table-cell table:style-name="ce3" table:formula="of:=[.F47]-[.F$176]" office:value-type="float" office:value="-1356.4" calcext:value-type="float">
            <text:p>-1356,4</text:p>
          </table:table-cell>
          <table:table-cell table:style-name="ce3" table:formula="of:=[.G47]-[.G$176]" office:value-type="float" office:value="-1534.85" calcext:value-type="float">
            <text:p>-1534,85</text:p>
          </table:table-cell>
          <table:table-cell table:style-name="ce3" table:formula="of:=[.H47]-[.H$176]" office:value-type="float" office:value="543.3125" calcext:value-type="float">
            <text:p>543,3125</text:p>
          </table:table-cell>
          <table:table-cell table:style-name="ce3" table:formula="of:=[.I47]-[.I$176]" office:value-type="float" office:value="108192.575" calcext:value-type="float">
            <text:p>108192,575</text:p>
          </table:table-cell>
          <table:table-cell table:style-name="ce3" table:formula="of:=[.J47]-[.J$176]" office:value-type="float" office:value="97.6999999999989" calcext:value-type="float">
            <text:p>97,7</text:p>
          </table:table-cell>
          <table:table-cell table:style-name="ce3" table:formula="of:=[.K47]-[.K$176]" office:value-type="float" office:value="-244.475" calcext:value-type="float">
            <text:p>-244,475</text:p>
          </table:table-cell>
          <table:table-cell table:style-name="ce3" table:formula="of:=[.L47]-[.L$176]" office:value-type="float" office:value="1.27500000000003" calcext:value-type="float">
            <text:p>1,275</text:p>
          </table:table-cell>
          <table:table-cell table:style-name="ce3" table:formula="of:=[.M47]-[.M$176]" office:value-type="float" office:value="646.025" calcext:value-type="float">
            <text:p>646,025</text:p>
          </table:table-cell>
          <table:table-cell table:style-name="ce3" table:formula="of:=[.N47]-[.N$176]" office:value-type="float" office:value="2706348.4" calcext:value-type="float">
            <text:p>2706348,4</text:p>
          </table:table-cell>
          <table:table-cell table:style-name="ce3" table:formula="of:=[.O47]-[.O$176]" office:value-type="float" office:value="107.8125" calcext:value-type="float">
            <text:p>107,8125</text:p>
          </table:table-cell>
          <table:table-cell table:style-name="ce3" table:formula="of:=[.P47]-[.P$176]" office:value-type="float" office:value="-3.41249999999999" calcext:value-type="float">
            <text:p>-3,4125</text:p>
          </table:table-cell>
          <table:table-cell table:style-name="ce3" table:formula="of:=[.Q47]-[.Q$176]" office:value-type="float" office:value="-396.15" calcext:value-type="float">
            <text:p>-396,15</text:p>
          </table:table-cell>
          <table:table-cell table:style-name="ce3" table:formula="of:=[.R47]-[.R$176]" office:value-type="float" office:value="-72.1875" calcext:value-type="float">
            <text:p>-72,1875</text:p>
          </table:table-cell>
          <table:table-cell table:style-name="ce3" table:formula="of:=[.S47]-[.S$176]" office:value-type="float" office:value="37640.3" calcext:value-type="float">
            <text:p>37640,3</text:p>
          </table:table-cell>
          <table:table-cell table:style-name="ce3" table:formula="of:=[.T47]-[.T$176]" office:value-type="float" office:value="-37.0875" calcext:value-type="float">
            <text:p>-37,0875</text:p>
          </table:table-cell>
          <table:table-cell table:style-name="ce3" table:formula="of:=[.U47]-[.U$176]" office:value-type="float" office:value="16.6625" calcext:value-type="float">
            <text:p>16,6625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413.8" calcext:value-type="float">
            <text:p>413,8</text:p>
          </table:table-cell>
          <table:table-cell table:style-name="ce3" table:formula="of:=[.C48]-[.C$176]" office:value-type="float" office:value="1842.0625" calcext:value-type="float">
            <text:p>1842,0625</text:p>
          </table:table-cell>
          <table:table-cell table:style-name="ce3" table:formula="of:=[.D48]-[.D$176]" office:value-type="float" office:value="14044.475" calcext:value-type="float">
            <text:p>14044,475</text:p>
          </table:table-cell>
          <table:table-cell table:style-name="ce3" table:formula="of:=[.E48]-[.E$176]" office:value-type="float" office:value="4807167.15" calcext:value-type="float">
            <text:p>4807167,15</text:p>
          </table:table-cell>
          <table:table-cell table:style-name="ce3" table:formula="of:=[.F48]-[.F$176]" office:value-type="float" office:value="-1356.4" calcext:value-type="float">
            <text:p>-1356,4</text:p>
          </table:table-cell>
          <table:table-cell table:style-name="ce3" table:formula="of:=[.G48]-[.G$176]" office:value-type="float" office:value="-752.65" calcext:value-type="float">
            <text:p>-752,65</text:p>
          </table:table-cell>
          <table:table-cell table:style-name="ce3" table:formula="of:=[.H48]-[.H$176]" office:value-type="float" office:value="-298.8875" calcext:value-type="float">
            <text:p>-298,8875</text:p>
          </table:table-cell>
          <table:table-cell table:style-name="ce3" table:formula="of:=[.I48]-[.I$176]" office:value-type="float" office:value="110932.575" calcext:value-type="float">
            <text:p>110932,575</text:p>
          </table:table-cell>
          <table:table-cell table:style-name="ce3" table:formula="of:=[.J48]-[.J$176]" office:value-type="float" office:value="298.099999999999" calcext:value-type="float">
            <text:p>298,1</text:p>
          </table:table-cell>
          <table:table-cell table:style-name="ce3" table:formula="of:=[.K48]-[.K$176]" office:value-type="float" office:value="232.025" calcext:value-type="float">
            <text:p>232,025</text:p>
          </table:table-cell>
          <table:table-cell table:style-name="ce3" table:formula="of:=[.L48]-[.L$176]" office:value-type="float" office:value="622.875" calcext:value-type="float">
            <text:p>622,875</text:p>
          </table:table-cell>
          <table:table-cell table:style-name="ce3" table:formula="of:=[.M48]-[.M$176]" office:value-type="float" office:value="506.025" calcext:value-type="float">
            <text:p>506,025</text:p>
          </table:table-cell>
          <table:table-cell table:style-name="ce3" table:formula="of:=[.N48]-[.N$176]" office:value-type="float" office:value="2548498.8" calcext:value-type="float">
            <text:p>2548498,8</text:p>
          </table:table-cell>
          <table:table-cell table:style-name="ce3" table:formula="of:=[.O48]-[.O$176]" office:value-type="float" office:value="68.5125" calcext:value-type="float">
            <text:p>68,5125</text:p>
          </table:table-cell>
          <table:table-cell table:style-name="ce3" table:formula="of:=[.P48]-[.P$176]" office:value-type="float" office:value="-103.4125" calcext:value-type="float">
            <text:p>-103,4125</text:p>
          </table:table-cell>
          <table:table-cell table:style-name="ce3" table:formula="of:=[.Q48]-[.Q$176]" office:value-type="float" office:value="65.05" calcext:value-type="float">
            <text:p>65,05</text:p>
          </table:table-cell>
          <table:table-cell table:style-name="ce3" table:formula="of:=[.R48]-[.R$176]" office:value-type="float" office:value="17.8125" calcext:value-type="float">
            <text:p>17,8125</text:p>
          </table:table-cell>
          <table:table-cell table:style-name="ce3" table:formula="of:=[.S48]-[.S$176]" office:value-type="float" office:value="40407.3" calcext:value-type="float">
            <text:p>40407,3</text:p>
          </table:table-cell>
          <table:table-cell table:style-name="ce3" table:formula="of:=[.T48]-[.T$176]" office:value-type="float" office:value="-23.7875" calcext:value-type="float">
            <text:p>-23,7875</text:p>
          </table:table-cell>
          <table:table-cell table:style-name="ce3" table:formula="of:=[.U48]-[.U$176]" office:value-type="float" office:value="-8.3375" calcext:value-type="float">
            <text:p>-8,3375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-408.6" calcext:value-type="float">
            <text:p>-408,6</text:p>
          </table:table-cell>
          <table:table-cell table:style-name="ce3" table:formula="of:=[.C49]-[.C$176]" office:value-type="float" office:value="1801.6625" calcext:value-type="float">
            <text:p>1801,6625</text:p>
          </table:table-cell>
          <table:table-cell table:style-name="ce3" table:formula="of:=[.D49]-[.D$176]" office:value-type="float" office:value="14044.475" calcext:value-type="float">
            <text:p>14044,475</text:p>
          </table:table-cell>
          <table:table-cell table:style-name="ce3" table:formula="of:=[.E49]-[.E$176]" office:value-type="float" office:value="4448045.25" calcext:value-type="float">
            <text:p>4448045,25</text:p>
          </table:table-cell>
          <table:table-cell table:style-name="ce3" table:formula="of:=[.F49]-[.F$176]" office:value-type="float" office:value="-1356.4" calcext:value-type="float">
            <text:p>-1356,4</text:p>
          </table:table-cell>
          <table:table-cell table:style-name="ce3" table:formula="of:=[.G49]-[.G$176]" office:value-type="float" office:value="-1214.25" calcext:value-type="float">
            <text:p>-1214,25</text:p>
          </table:table-cell>
          <table:table-cell table:style-name="ce3" table:formula="of:=[.H49]-[.H$176]" office:value-type="float" office:value="-319.0875" calcext:value-type="float">
            <text:p>-319,0875</text:p>
          </table:table-cell>
          <table:table-cell table:style-name="ce3" table:formula="of:=[.I49]-[.I$176]" office:value-type="float" office:value="100054.175" calcext:value-type="float">
            <text:p>100054,175</text:p>
          </table:table-cell>
          <table:table-cell table:style-name="ce3" table:formula="of:=[.J49]-[.J$176]" office:value-type="float" office:value="-744.500000000001" calcext:value-type="float">
            <text:p>-744,5</text:p>
          </table:table-cell>
          <table:table-cell table:style-name="ce3" table:formula="of:=[.K49]-[.K$176]" office:value-type="float" office:value="557.725" calcext:value-type="float">
            <text:p>557,725</text:p>
          </table:table-cell>
          <table:table-cell table:style-name="ce3" table:formula="of:=[.L49]-[.L$176]" office:value-type="float" office:value="482.475" calcext:value-type="float">
            <text:p>482,475</text:p>
          </table:table-cell>
          <table:table-cell table:style-name="ce3" table:formula="of:=[.M49]-[.M$176]" office:value-type="float" office:value="485.425" calcext:value-type="float">
            <text:p>485,425</text:p>
          </table:table-cell>
          <table:table-cell table:style-name="ce3" table:formula="of:=[.N49]-[.N$176]" office:value-type="float" office:value="2725202.8" calcext:value-type="float">
            <text:p>2725202,8</text:p>
          </table:table-cell>
          <table:table-cell table:style-name="ce3" table:formula="of:=[.O49]-[.O$176]" office:value-type="float" office:value="57.8125" calcext:value-type="float">
            <text:p>57,8125</text:p>
          </table:table-cell>
          <table:table-cell table:style-name="ce3" table:formula="of:=[.P49]-[.P$176]" office:value-type="float" office:value="36.7875" calcext:value-type="float">
            <text:p>36,7875</text:p>
          </table:table-cell>
          <table:table-cell table:style-name="ce3" table:formula="of:=[.Q49]-[.Q$176]" office:value-type="float" office:value="-230.65" calcext:value-type="float">
            <text:p>-230,65</text:p>
          </table:table-cell>
          <table:table-cell table:style-name="ce3" table:formula="of:=[.R49]-[.R$176]" office:value-type="float" office:value="7.8125" calcext:value-type="float">
            <text:p>7,8125</text:p>
          </table:table-cell>
          <table:table-cell table:style-name="ce3" table:formula="of:=[.S49]-[.S$176]" office:value-type="float" office:value="34927.5" calcext:value-type="float">
            <text:p>34927,5</text:p>
          </table:table-cell>
          <table:table-cell table:style-name="ce3" table:formula="of:=[.T49]-[.T$176]" office:value-type="float" office:value="-7.0875" calcext:value-type="float">
            <text:p>-7,0875</text:p>
          </table:table-cell>
          <table:table-cell table:style-name="ce3" table:formula="of:=[.U49]-[.U$176]" office:value-type="float" office:value="-8.3375" calcext:value-type="float">
            <text:p>-8,3375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-890.2" calcext:value-type="float">
            <text:p>-890,2</text:p>
          </table:table-cell>
          <table:table-cell table:style-name="ce3" table:formula="of:=[.C50]-[.C$176]" office:value-type="float" office:value="1400.6625" calcext:value-type="float">
            <text:p>1400,6625</text:p>
          </table:table-cell>
          <table:table-cell table:style-name="ce3" table:formula="of:=[.D50]-[.D$176]" office:value-type="float" office:value="14044.475" calcext:value-type="float">
            <text:p>14044,475</text:p>
          </table:table-cell>
          <table:table-cell table:style-name="ce3" table:formula="of:=[.E50]-[.E$176]" office:value-type="float" office:value="4494244.55" calcext:value-type="float">
            <text:p>4494244,55</text:p>
          </table:table-cell>
          <table:table-cell table:style-name="ce3" table:formula="of:=[.F50]-[.F$176]" office:value-type="float" office:value="-1356.4" calcext:value-type="float">
            <text:p>-1356,4</text:p>
          </table:table-cell>
          <table:table-cell table:style-name="ce3" table:formula="of:=[.G50]-[.G$176]" office:value-type="float" office:value="-1193.85" calcext:value-type="float">
            <text:p>-1193,85</text:p>
          </table:table-cell>
          <table:table-cell table:style-name="ce3" table:formula="of:=[.H50]-[.H$176]" office:value-type="float" office:value="-238.8875" calcext:value-type="float">
            <text:p>-238,8875</text:p>
          </table:table-cell>
          <table:table-cell table:style-name="ce3" table:formula="of:=[.I50]-[.I$176]" office:value-type="float" office:value="102766.975" calcext:value-type="float">
            <text:p>102766,975</text:p>
          </table:table-cell>
          <table:table-cell table:style-name="ce3" table:formula="of:=[.J50]-[.J$176]" office:value-type="float" office:value="-543.900000000001" calcext:value-type="float">
            <text:p>-543,9</text:p>
          </table:table-cell>
          <table:table-cell table:style-name="ce3" table:formula="of:=[.K50]-[.K$176]" office:value-type="float" office:value="257.225" calcext:value-type="float">
            <text:p>257,225</text:p>
          </table:table-cell>
          <table:table-cell table:style-name="ce3" table:formula="of:=[.L50]-[.L$176]" office:value-type="float" office:value="402.475" calcext:value-type="float">
            <text:p>402,475</text:p>
          </table:table-cell>
          <table:table-cell table:style-name="ce3" table:formula="of:=[.M50]-[.M$176]" office:value-type="float" office:value="345.225" calcext:value-type="float">
            <text:p>345,225</text:p>
          </table:table-cell>
          <table:table-cell table:style-name="ce3" table:formula="of:=[.N50]-[.N$176]" office:value-type="float" office:value="2278929.8" calcext:value-type="float">
            <text:p>2278929,8</text:p>
          </table:table-cell>
          <table:table-cell table:style-name="ce3" table:formula="of:=[.O50]-[.O$176]" office:value-type="float" office:value="57.8125" calcext:value-type="float">
            <text:p>57,8125</text:p>
          </table:table-cell>
          <table:table-cell table:style-name="ce3" table:formula="of:=[.P50]-[.P$176]" office:value-type="float" office:value="-3.1125" calcext:value-type="float">
            <text:p>-3,1125</text:p>
          </table:table-cell>
          <table:table-cell table:style-name="ce3" table:formula="of:=[.Q50]-[.Q$176]" office:value-type="float" office:value="-175.55" calcext:value-type="float">
            <text:p>-175,55</text:p>
          </table:table-cell>
          <table:table-cell table:style-name="ce3" table:formula="of:=[.R50]-[.R$176]" office:value-type="float" office:value="37.8125" calcext:value-type="float">
            <text:p>37,8125</text:p>
          </table:table-cell>
          <table:table-cell table:style-name="ce3" table:formula="of:=[.S50]-[.S$176]" office:value-type="float" office:value="34927.5" calcext:value-type="float">
            <text:p>34927,5</text:p>
          </table:table-cell>
          <table:table-cell table:style-name="ce3" table:formula="of:=[.T50]-[.T$176]" office:value-type="float" office:value="-37.0875" calcext:value-type="float">
            <text:p>-37,0875</text:p>
          </table:table-cell>
          <table:table-cell table:style-name="ce3" table:formula="of:=[.U50]-[.U$176]" office:value-type="float" office:value="-8.3375" calcext:value-type="float">
            <text:p>-8,3375</text:p>
          </table:table-cell>
          <table:table-cell table:style-name="ce3" table:formula="of:=[.V5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-1271" calcext:value-type="float">
            <text:p>-1271</text:p>
          </table:table-cell>
          <table:table-cell table:style-name="ce3" table:formula="of:=[.C51]-[.C$176]" office:value-type="float" office:value="1441.0625" calcext:value-type="float">
            <text:p>1441,0625</text:p>
          </table:table-cell>
          <table:table-cell table:style-name="ce3" table:formula="of:=[.D51]-[.D$176]" office:value-type="float" office:value="14044.475" calcext:value-type="float">
            <text:p>14044,475</text:p>
          </table:table-cell>
          <table:table-cell table:style-name="ce3" table:formula="of:=[.E51]-[.E$176]" office:value-type="float" office:value="4418068.75" calcext:value-type="float">
            <text:p>4418068,75</text:p>
          </table:table-cell>
          <table:table-cell table:style-name="ce3" table:formula="of:=[.F51]-[.F$176]" office:value-type="float" office:value="-1356.4" calcext:value-type="float">
            <text:p>-1356,4</text:p>
          </table:table-cell>
          <table:table-cell table:style-name="ce3" table:formula="of:=[.G51]-[.G$176]" office:value-type="float" office:value="-1354.45" calcext:value-type="float">
            <text:p>-1354,45</text:p>
          </table:table-cell>
          <table:table-cell table:style-name="ce3" table:formula="of:=[.H51]-[.H$176]" office:value-type="float" office:value="-298.8875" calcext:value-type="float">
            <text:p>-298,8875</text:p>
          </table:table-cell>
          <table:table-cell table:style-name="ce3" table:formula="of:=[.I51]-[.I$176]" office:value-type="float" office:value="108192.575" calcext:value-type="float">
            <text:p>108192,575</text:p>
          </table:table-cell>
          <table:table-cell table:style-name="ce3" table:formula="of:=[.J51]-[.J$176]" office:value-type="float" office:value="-203.300000000001" calcext:value-type="float">
            <text:p>-203,3</text:p>
          </table:table-cell>
          <table:table-cell table:style-name="ce3" table:formula="of:=[.K51]-[.K$176]" office:value-type="float" office:value="181.725" calcext:value-type="float">
            <text:p>181,725</text:p>
          </table:table-cell>
          <table:table-cell table:style-name="ce3" table:formula="of:=[.L51]-[.L$176]" office:value-type="float" office:value="181.675" calcext:value-type="float">
            <text:p>181,675</text:p>
          </table:table-cell>
          <table:table-cell table:style-name="ce3" table:formula="of:=[.M51]-[.M$176]" office:value-type="float" office:value="285.025" calcext:value-type="float">
            <text:p>285,025</text:p>
          </table:table-cell>
          <table:table-cell table:style-name="ce3" table:formula="of:=[.N51]-[.N$176]" office:value-type="float" office:value="2381062" calcext:value-type="float">
            <text:p>2381062</text:p>
          </table:table-cell>
          <table:table-cell table:style-name="ce3" table:formula="of:=[.O51]-[.O$176]" office:value-type="float" office:value="82.8125" calcext:value-type="float">
            <text:p>82,8125</text:p>
          </table:table-cell>
          <table:table-cell table:style-name="ce3" table:formula="of:=[.P51]-[.P$176]" office:value-type="float" office:value="36.7875" calcext:value-type="float">
            <text:p>36,7875</text:p>
          </table:table-cell>
          <table:table-cell table:style-name="ce3" table:formula="of:=[.Q51]-[.Q$176]" office:value-type="float" office:value="-155.35" calcext:value-type="float">
            <text:p>-155,35</text:p>
          </table:table-cell>
          <table:table-cell table:style-name="ce3" table:formula="of:=[.R51]-[.R$176]" office:value-type="float" office:value="-32.1875" calcext:value-type="float">
            <text:p>-32,1875</text:p>
          </table:table-cell>
          <table:table-cell table:style-name="ce3" table:formula="of:=[.S51]-[.S$176]" office:value-type="float" office:value="34927.5" calcext:value-type="float">
            <text:p>34927,5</text:p>
          </table:table-cell>
          <table:table-cell table:style-name="ce3" table:formula="of:=[.T51]-[.T$176]" office:value-type="float" office:value="-57.0875" calcext:value-type="float">
            <text:p>-57,0875</text:p>
          </table:table-cell>
          <table:table-cell table:style-name="ce3" table:formula="of:=[.U51]-[.U$176]" office:value-type="float" office:value="-8.3375" calcext:value-type="float">
            <text:p>-8,3375</text:p>
          </table:table-cell>
          <table:table-cell table:style-name="ce3" table:formula="of:=[.V5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-248" calcext:value-type="float">
            <text:p>-248</text:p>
          </table:table-cell>
          <table:table-cell table:style-name="ce3" table:formula="of:=[.C52]-[.C$176]" office:value-type="float" office:value="1701.8625" calcext:value-type="float">
            <text:p>1701,8625</text:p>
          </table:table-cell>
          <table:table-cell table:style-name="ce3" table:formula="of:=[.D52]-[.D$176]" office:value-type="float" office:value="11331.675" calcext:value-type="float">
            <text:p>11331,675</text:p>
          </table:table-cell>
          <table:table-cell table:style-name="ce3" table:formula="of:=[.E52]-[.E$176]" office:value-type="float" office:value="4243987.55" calcext:value-type="float">
            <text:p>4243987,55</text:p>
          </table:table-cell>
          <table:table-cell table:style-name="ce3" table:formula="of:=[.F52]-[.F$176]" office:value-type="float" office:value="-1356.4" calcext:value-type="float">
            <text:p>-1356,4</text:p>
          </table:table-cell>
          <table:table-cell table:style-name="ce3" table:formula="of:=[.G52]-[.G$176]" office:value-type="float" office:value="-1655.45" calcext:value-type="float">
            <text:p>-1655,45</text:p>
          </table:table-cell>
          <table:table-cell table:style-name="ce3" table:formula="of:=[.H52]-[.H$176]" office:value-type="float" office:value="-198.8875" calcext:value-type="float">
            <text:p>-198,8875</text:p>
          </table:table-cell>
          <table:table-cell table:style-name="ce3" table:formula="of:=[.I52]-[.I$176]" office:value-type="float" office:value="105479.775" calcext:value-type="float">
            <text:p>105479,775</text:p>
          </table:table-cell>
          <table:table-cell table:style-name="ce3" table:formula="of:=[.J52]-[.J$176]" office:value-type="float" office:value="-764.700000000001" calcext:value-type="float">
            <text:p>-764,7</text:p>
          </table:table-cell>
          <table:table-cell table:style-name="ce3" table:formula="of:=[.K52]-[.K$176]" office:value-type="float" office:value="231.725" calcext:value-type="float">
            <text:p>231,725</text:p>
          </table:table-cell>
          <table:table-cell table:style-name="ce3" table:formula="of:=[.L52]-[.L$176]" office:value-type="float" office:value="723.275" calcext:value-type="float">
            <text:p>723,275</text:p>
          </table:table-cell>
          <table:table-cell table:style-name="ce3" table:formula="of:=[.M52]-[.M$176]" office:value-type="float" office:value="315.125" calcext:value-type="float">
            <text:p>315,125</text:p>
          </table:table-cell>
          <table:table-cell table:style-name="ce3" table:formula="of:=[.N52]-[.N$176]" office:value-type="float" office:value="2605693.2" calcext:value-type="float">
            <text:p>2605693,2</text:p>
          </table:table-cell>
          <table:table-cell table:style-name="ce3" table:formula="of:=[.O52]-[.O$176]" office:value-type="float" office:value="20.3125" calcext:value-type="float">
            <text:p>20,3125</text:p>
          </table:table-cell>
          <table:table-cell table:style-name="ce3" table:formula="of:=[.P52]-[.P$176]" office:value-type="float" office:value="-78.4125" calcext:value-type="float">
            <text:p>-78,4125</text:p>
          </table:table-cell>
          <table:table-cell table:style-name="ce3" table:formula="of:=[.Q52]-[.Q$176]" office:value-type="float" office:value="-14.95" calcext:value-type="float">
            <text:p>-14,95</text:p>
          </table:table-cell>
          <table:table-cell table:style-name="ce3" table:formula="of:=[.R52]-[.R$176]" office:value-type="float" office:value="50.3125" calcext:value-type="float">
            <text:p>50,3125</text:p>
          </table:table-cell>
          <table:table-cell table:style-name="ce3" table:formula="of:=[.S52]-[.S$176]" office:value-type="float" office:value="32214.7" calcext:value-type="float">
            <text:p>32214,7</text:p>
          </table:table-cell>
          <table:table-cell table:style-name="ce3" table:formula="of:=[.T52]-[.T$176]" office:value-type="float" office:value="-23.7875" calcext:value-type="float">
            <text:p>-23,7875</text:p>
          </table:table-cell>
          <table:table-cell table:style-name="ce3" table:formula="of:=[.U52]-[.U$176]" office:value-type="float" office:value="-8.3375" calcext:value-type="float">
            <text:p>-8,3375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-47.3999999999996" calcext:value-type="float">
            <text:p>-47,4</text:p>
          </table:table-cell>
          <table:table-cell table:style-name="ce3" table:formula="of:=[.C53]-[.C$176]" office:value-type="float" office:value="1400.6625" calcext:value-type="float">
            <text:p>1400,6625</text:p>
          </table:table-cell>
          <table:table-cell table:style-name="ce3" table:formula="of:=[.D53]-[.D$176]" office:value-type="float" office:value="11331.675" calcext:value-type="float">
            <text:p>11331,675</text:p>
          </table:table-cell>
          <table:table-cell table:style-name="ce3" table:formula="of:=[.E53]-[.E$176]" office:value-type="float" office:value="4477886.55" calcext:value-type="float">
            <text:p>4477886,55</text:p>
          </table:table-cell>
          <table:table-cell table:style-name="ce3" table:formula="of:=[.F53]-[.F$176]" office:value-type="float" office:value="-1356.4" calcext:value-type="float">
            <text:p>-1356,4</text:p>
          </table:table-cell>
          <table:table-cell table:style-name="ce3" table:formula="of:=[.G53]-[.G$176]" office:value-type="float" office:value="-1700.65" calcext:value-type="float">
            <text:p>-1700,65</text:p>
          </table:table-cell>
          <table:table-cell table:style-name="ce3" table:formula="of:=[.H53]-[.H$176]" office:value-type="float" office:value="-258.6875" calcext:value-type="float">
            <text:p>-258,6875</text:p>
          </table:table-cell>
          <table:table-cell table:style-name="ce3" table:formula="of:=[.I53]-[.I$176]" office:value-type="float" office:value="105479.775" calcext:value-type="float">
            <text:p>105479,775</text:p>
          </table:table-cell>
          <table:table-cell table:style-name="ce3" table:formula="of:=[.J53]-[.J$176]" office:value-type="float" office:value="-263.300000000001" calcext:value-type="float">
            <text:p>-263,3</text:p>
          </table:table-cell>
          <table:table-cell table:style-name="ce3" table:formula="of:=[.K53]-[.K$176]" office:value-type="float" office:value="307.025" calcext:value-type="float">
            <text:p>307,025</text:p>
          </table:table-cell>
          <table:table-cell table:style-name="ce3" table:formula="of:=[.L53]-[.L$176]" office:value-type="float" office:value="322.275" calcext:value-type="float">
            <text:p>322,275</text:p>
          </table:table-cell>
          <table:table-cell table:style-name="ce3" table:formula="of:=[.M53]-[.M$176]" office:value-type="float" office:value="786.625" calcext:value-type="float">
            <text:p>786,625</text:p>
          </table:table-cell>
          <table:table-cell table:style-name="ce3" table:formula="of:=[.N53]-[.N$176]" office:value-type="float" office:value="2252703.6" calcext:value-type="float">
            <text:p>2252703,6</text:p>
          </table:table-cell>
          <table:table-cell table:style-name="ce3" table:formula="of:=[.O53]-[.O$176]" office:value-type="float" office:value="95.3125" calcext:value-type="float">
            <text:p>95,3125</text:p>
          </table:table-cell>
          <table:table-cell table:style-name="ce3" table:formula="of:=[.P53]-[.P$176]" office:value-type="float" office:value="-3.41249999999999" calcext:value-type="float">
            <text:p>-3,4125</text:p>
          </table:table-cell>
          <table:table-cell table:style-name="ce3" table:formula="of:=[.Q53]-[.Q$176]" office:value-type="float" office:value="-255.75" calcext:value-type="float">
            <text:p>-255,75</text:p>
          </table:table-cell>
          <table:table-cell table:style-name="ce3" table:formula="of:=[.R53]-[.R$176]" office:value-type="float" office:value="27.8125" calcext:value-type="float">
            <text:p>27,8125</text:p>
          </table:table-cell>
          <table:table-cell table:style-name="ce3" table:formula="of:=[.S53]-[.S$176]" office:value-type="float" office:value="34927.5" calcext:value-type="float">
            <text:p>34927,5</text:p>
          </table:table-cell>
          <table:table-cell table:style-name="ce3" table:formula="of:=[.T53]-[.T$176]" office:value-type="float" office:value="-23.7875" calcext:value-type="float">
            <text:p>-23,7875</text:p>
          </table:table-cell>
          <table:table-cell table:style-name="ce3" table:formula="of:=[.U53]-[.U$176]" office:value-type="float" office:value="-8.3375" calcext:value-type="float">
            <text:p>-8,3375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-468.599999999999" calcext:value-type="float">
            <text:p>-468,6</text:p>
          </table:table-cell>
          <table:table-cell table:style-name="ce3" table:formula="of:=[.C54]-[.C$176]" office:value-type="float" office:value="1400.6625" calcext:value-type="float">
            <text:p>1400,6625</text:p>
          </table:table-cell>
          <table:table-cell table:style-name="ce3" table:formula="of:=[.D54]-[.D$176]" office:value-type="float" office:value="11331.675" calcext:value-type="float">
            <text:p>11331,675</text:p>
          </table:table-cell>
          <table:table-cell table:style-name="ce3" table:formula="of:=[.E54]-[.E$176]" office:value-type="float" office:value="4458896.55" calcext:value-type="float">
            <text:p>4458896,55</text:p>
          </table:table-cell>
          <table:table-cell table:style-name="ce3" table:formula="of:=[.F54]-[.F$176]" office:value-type="float" office:value="-1356.4" calcext:value-type="float">
            <text:p>-1356,4</text:p>
          </table:table-cell>
          <table:table-cell table:style-name="ce3" table:formula="of:=[.G54]-[.G$176]" office:value-type="float" office:value="-747.85" calcext:value-type="float">
            <text:p>-747,85</text:p>
          </table:table-cell>
          <table:table-cell table:style-name="ce3" table:formula="of:=[.H54]-[.H$176]" office:value-type="float" office:value="-339.0875" calcext:value-type="float">
            <text:p>-339,0875</text:p>
          </table:table-cell>
          <table:table-cell table:style-name="ce3" table:formula="of:=[.I54]-[.I$176]" office:value-type="float" office:value="97341.375" calcext:value-type="float">
            <text:p>97341,375</text:p>
          </table:table-cell>
          <table:table-cell table:style-name="ce3" table:formula="of:=[.J54]-[.J$176]" office:value-type="float" office:value="-1025.3" calcext:value-type="float">
            <text:p>-1025,3</text:p>
          </table:table-cell>
          <table:table-cell table:style-name="ce3" table:formula="of:=[.K54]-[.K$176]" office:value-type="float" office:value="-169.275" calcext:value-type="float">
            <text:p>-169,275</text:p>
          </table:table-cell>
          <table:table-cell table:style-name="ce3" table:formula="of:=[.L54]-[.L$176]" office:value-type="float" office:value="181.875" calcext:value-type="float">
            <text:p>181,875</text:p>
          </table:table-cell>
          <table:table-cell table:style-name="ce3" table:formula="of:=[.M54]-[.M$176]" office:value-type="float" office:value="425.225" calcext:value-type="float">
            <text:p>425,225</text:p>
          </table:table-cell>
          <table:table-cell table:style-name="ce3" table:formula="of:=[.N54]-[.N$176]" office:value-type="float" office:value="2338514.8" calcext:value-type="float">
            <text:p>2338514,8</text:p>
          </table:table-cell>
          <table:table-cell table:style-name="ce3" table:formula="of:=[.O54]-[.O$176]" office:value-type="float" office:value="102.8125" calcext:value-type="float">
            <text:p>102,8125</text:p>
          </table:table-cell>
          <table:table-cell table:style-name="ce3" table:formula="of:=[.P54]-[.P$176]" office:value-type="float" office:value="-28.4125" calcext:value-type="float">
            <text:p>-28,4125</text:p>
          </table:table-cell>
          <table:table-cell table:style-name="ce3" table:formula="of:=[.Q54]-[.Q$176]" office:value-type="float" office:value="-215.55" calcext:value-type="float">
            <text:p>-215,55</text:p>
          </table:table-cell>
          <table:table-cell table:style-name="ce3" table:formula="of:=[.R54]-[.R$176]" office:value-type="float" office:value="50.3125" calcext:value-type="float">
            <text:p>50,3125</text:p>
          </table:table-cell>
          <table:table-cell table:style-name="ce3" table:formula="of:=[.S54]-[.S$176]" office:value-type="float" office:value="29501.8" calcext:value-type="float">
            <text:p>29501,8</text:p>
          </table:table-cell>
          <table:table-cell table:style-name="ce3" table:formula="of:=[.T54]-[.T$176]" office:value-type="float" office:value="-57.0875" calcext:value-type="float">
            <text:p>-57,0875</text:p>
          </table:table-cell>
          <table:table-cell table:style-name="ce3" table:formula="of:=[.U54]-[.U$176]" office:value-type="float" office:value="-8.3375" calcext:value-type="float">
            <text:p>-8,3375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-569" calcext:value-type="float">
            <text:p>-569</text:p>
          </table:table-cell>
          <table:table-cell table:style-name="ce3" table:formula="of:=[.C55]-[.C$176]" office:value-type="float" office:value="1200.4625" calcext:value-type="float">
            <text:p>1200,4625</text:p>
          </table:table-cell>
          <table:table-cell table:style-name="ce3" table:formula="of:=[.D55]-[.D$176]" office:value-type="float" office:value="11331.675" calcext:value-type="float">
            <text:p>11331,675</text:p>
          </table:table-cell>
          <table:table-cell table:style-name="ce3" table:formula="of:=[.E55]-[.E$176]" office:value-type="float" office:value="4336467.45" calcext:value-type="float">
            <text:p>4336467,45</text:p>
          </table:table-cell>
          <table:table-cell table:style-name="ce3" table:formula="of:=[.F55]-[.F$176]" office:value-type="float" office:value="-1356.4" calcext:value-type="float">
            <text:p>-1356,4</text:p>
          </table:table-cell>
          <table:table-cell table:style-name="ce3" table:formula="of:=[.G55]-[.G$176]" office:value-type="float" office:value="-1073.65" calcext:value-type="float">
            <text:p>-1073,65</text:p>
          </table:table-cell>
          <table:table-cell table:style-name="ce3" table:formula="of:=[.H55]-[.H$176]" office:value-type="float" office:value="142.3125" calcext:value-type="float">
            <text:p>142,3125</text:p>
          </table:table-cell>
          <table:table-cell table:style-name="ce3" table:formula="of:=[.I55]-[.I$176]" office:value-type="float" office:value="91888.575" calcext:value-type="float">
            <text:p>91888,575</text:p>
          </table:table-cell>
          <table:table-cell table:style-name="ce3" table:formula="of:=[.J55]-[.J$176]" office:value-type="float" office:value="-704.300000000001" calcext:value-type="float">
            <text:p>-704,3</text:p>
          </table:table-cell>
          <table:table-cell table:style-name="ce3" table:formula="of:=[.K55]-[.K$176]" office:value-type="float" office:value="156.525" calcext:value-type="float">
            <text:p>156,525</text:p>
          </table:table-cell>
          <table:table-cell table:style-name="ce3" table:formula="of:=[.L55]-[.L$176]" office:value-type="float" office:value="241.975" calcext:value-type="float">
            <text:p>241,975</text:p>
          </table:table-cell>
          <table:table-cell table:style-name="ce3" table:formula="of:=[.M55]-[.M$176]" office:value-type="float" office:value="64.425" calcext:value-type="float">
            <text:p>64,425</text:p>
          </table:table-cell>
          <table:table-cell table:style-name="ce3" table:formula="of:=[.N55]-[.N$176]" office:value-type="float" office:value="2255692.4" calcext:value-type="float">
            <text:p>2255692,4</text:p>
          </table:table-cell>
          <table:table-cell table:style-name="ce3" table:formula="of:=[.O55]-[.O$176]" office:value-type="float" office:value="20.3125" calcext:value-type="float">
            <text:p>20,3125</text:p>
          </table:table-cell>
          <table:table-cell table:style-name="ce3" table:formula="of:=[.P55]-[.P$176]" office:value-type="float" office:value="-70.1125" calcext:value-type="float">
            <text:p>-70,1125</text:p>
          </table:table-cell>
          <table:table-cell table:style-name="ce3" table:formula="of:=[.Q55]-[.Q$176]" office:value-type="float" office:value="-275.95" calcext:value-type="float">
            <text:p>-275,95</text:p>
          </table:table-cell>
          <table:table-cell table:style-name="ce3" table:formula="of:=[.R55]-[.R$176]" office:value-type="float" office:value="12.8125" calcext:value-type="float">
            <text:p>12,8125</text:p>
          </table:table-cell>
          <table:table-cell table:style-name="ce3" table:formula="of:=[.S55]-[.S$176]" office:value-type="float" office:value="32214.7" calcext:value-type="float">
            <text:p>32214,7</text:p>
          </table:table-cell>
          <table:table-cell table:style-name="ce3" table:formula="of:=[.T55]-[.T$176]" office:value-type="float" office:value="-57.0875" calcext:value-type="float">
            <text:p>-57,0875</text:p>
          </table:table-cell>
          <table:table-cell table:style-name="ce3" table:formula="of:=[.U55]-[.U$176]" office:value-type="float" office:value="-8.3375" calcext:value-type="float">
            <text:p>-8,3375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-809.799999999999" calcext:value-type="float">
            <text:p>-809,8</text:p>
          </table:table-cell>
          <table:table-cell table:style-name="ce3" table:formula="of:=[.C56]-[.C$176]" office:value-type="float" office:value="1501.0625" calcext:value-type="float">
            <text:p>1501,0625</text:p>
          </table:table-cell>
          <table:table-cell table:style-name="ce3" table:formula="of:=[.D56]-[.D$176]" office:value-type="float" office:value="18113.675" calcext:value-type="float">
            <text:p>18113,675</text:p>
          </table:table-cell>
          <table:table-cell table:style-name="ce3" table:formula="of:=[.E56]-[.E$176]" office:value-type="float" office:value="4360964.25" calcext:value-type="float">
            <text:p>4360964,25</text:p>
          </table:table-cell>
          <table:table-cell table:style-name="ce3" table:formula="of:=[.F56]-[.F$176]" office:value-type="float" office:value="-1356.4" calcext:value-type="float">
            <text:p>-1356,4</text:p>
          </table:table-cell>
          <table:table-cell table:style-name="ce3" table:formula="of:=[.G56]-[.G$176]" office:value-type="float" office:value="-1514.85" calcext:value-type="float">
            <text:p>-1514,85</text:p>
          </table:table-cell>
          <table:table-cell table:style-name="ce3" table:formula="of:=[.H56]-[.H$176]" office:value-type="float" office:value="-359.0875" calcext:value-type="float">
            <text:p>-359,0875</text:p>
          </table:table-cell>
          <table:table-cell table:style-name="ce3" table:formula="of:=[.I56]-[.I$176]" office:value-type="float" office:value="91861.475" calcext:value-type="float">
            <text:p>91861,475</text:p>
          </table:table-cell>
          <table:table-cell table:style-name="ce3" table:formula="of:=[.J56]-[.J$176]" office:value-type="float" office:value="-343.500000000001" calcext:value-type="float">
            <text:p>-343,5</text:p>
          </table:table-cell>
          <table:table-cell table:style-name="ce3" table:formula="of:=[.K56]-[.K$176]" office:value-type="float" office:value="507.525" calcext:value-type="float">
            <text:p>507,525</text:p>
          </table:table-cell>
          <table:table-cell table:style-name="ce3" table:formula="of:=[.L56]-[.L$176]" office:value-type="float" office:value="91.475" calcext:value-type="float">
            <text:p>91,475</text:p>
          </table:table-cell>
          <table:table-cell table:style-name="ce3" table:formula="of:=[.M56]-[.M$176]" office:value-type="float" office:value="525.825" calcext:value-type="float">
            <text:p>525,825</text:p>
          </table:table-cell>
          <table:table-cell table:style-name="ce3" table:formula="of:=[.N56]-[.N$176]" office:value-type="float" office:value="2355398" calcext:value-type="float">
            <text:p>2355398</text:p>
          </table:table-cell>
          <table:table-cell table:style-name="ce3" table:formula="of:=[.O56]-[.O$176]" office:value-type="float" office:value="45.3125" calcext:value-type="float">
            <text:p>45,3125</text:p>
          </table:table-cell>
          <table:table-cell table:style-name="ce3" table:formula="of:=[.P56]-[.P$176]" office:value-type="float" office:value="-53.4125" calcext:value-type="float">
            <text:p>-53,4125</text:p>
          </table:table-cell>
          <table:table-cell table:style-name="ce3" table:formula="of:=[.Q56]-[.Q$176]" office:value-type="float" office:value="-255.55" calcext:value-type="float">
            <text:p>-255,55</text:p>
          </table:table-cell>
          <table:table-cell table:style-name="ce3" table:formula="of:=[.R56]-[.R$176]" office:value-type="float" office:value="12.8125" calcext:value-type="float">
            <text:p>12,8125</text:p>
          </table:table-cell>
          <table:table-cell table:style-name="ce3" table:formula="of:=[.S56]-[.S$176]" office:value-type="float" office:value="26789" calcext:value-type="float">
            <text:p>26789</text:p>
          </table:table-cell>
          <table:table-cell table:style-name="ce3" table:formula="of:=[.T56]-[.T$176]" office:value-type="float" office:value="-17.0875" calcext:value-type="float">
            <text:p>-17,0875</text:p>
          </table:table-cell>
          <table:table-cell table:style-name="ce3" table:formula="of:=[.U56]-[.U$176]" office:value-type="float" office:value="-8.3375" calcext:value-type="float">
            <text:p>-8,3375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133" calcext:value-type="float">
            <text:p>133</text:p>
          </table:table-cell>
          <table:table-cell table:style-name="ce3" table:formula="of:=[.C57]-[.C$176]" office:value-type="float" office:value="1260.4625" calcext:value-type="float">
            <text:p>1260,4625</text:p>
          </table:table-cell>
          <table:table-cell table:style-name="ce3" table:formula="of:=[.D57]-[.D$176]" office:value-type="float" office:value="8618.875" calcext:value-type="float">
            <text:p>8618,875</text:p>
          </table:table-cell>
          <table:table-cell table:style-name="ce3" table:formula="of:=[.E57]-[.E$176]" office:value-type="float" office:value="4224889.85" calcext:value-type="float">
            <text:p>4224889,85</text:p>
          </table:table-cell>
          <table:table-cell table:style-name="ce3" table:formula="of:=[.F57]-[.F$176]" office:value-type="float" office:value="-1356.4" calcext:value-type="float">
            <text:p>-1356,4</text:p>
          </table:table-cell>
          <table:table-cell table:style-name="ce3" table:formula="of:=[.G57]-[.G$176]" office:value-type="float" office:value="-1349.65" calcext:value-type="float">
            <text:p>-1349,65</text:p>
          </table:table-cell>
          <table:table-cell table:style-name="ce3" table:formula="of:=[.H57]-[.H$176]" office:value-type="float" office:value="142.5125" calcext:value-type="float">
            <text:p>142,5125</text:p>
          </table:table-cell>
          <table:table-cell table:style-name="ce3" table:formula="of:=[.I57]-[.I$176]" office:value-type="float" office:value="86435.875" calcext:value-type="float">
            <text:p>86435,875</text:p>
          </table:table-cell>
          <table:table-cell table:style-name="ce3" table:formula="of:=[.J57]-[.J$176]" office:value-type="float" office:value="-443.700000000001" calcext:value-type="float">
            <text:p>-443,7</text:p>
          </table:table-cell>
          <table:table-cell table:style-name="ce3" table:formula="of:=[.K57]-[.K$176]" office:value-type="float" office:value="608.025" calcext:value-type="float">
            <text:p>608,025</text:p>
          </table:table-cell>
          <table:table-cell table:style-name="ce3" table:formula="of:=[.L57]-[.L$176]" office:value-type="float" office:value="482.275" calcext:value-type="float">
            <text:p>482,275</text:p>
          </table:table-cell>
          <table:table-cell table:style-name="ce3" table:formula="of:=[.M57]-[.M$176]" office:value-type="float" office:value="425.425" calcext:value-type="float">
            <text:p>425,425</text:p>
          </table:table-cell>
          <table:table-cell table:style-name="ce3" table:formula="of:=[.N57]-[.N$176]" office:value-type="float" office:value="2337970.8" calcext:value-type="float">
            <text:p>2337970,8</text:p>
          </table:table-cell>
          <table:table-cell table:style-name="ce3" table:formula="of:=[.O57]-[.O$176]" office:value-type="float" office:value="145.3125" calcext:value-type="float">
            <text:p>145,3125</text:p>
          </table:table-cell>
          <table:table-cell table:style-name="ce3" table:formula="of:=[.P57]-[.P$176]" office:value-type="float" office:value="21.8875" calcext:value-type="float">
            <text:p>21,8875</text:p>
          </table:table-cell>
          <table:table-cell table:style-name="ce3" table:formula="of:=[.Q57]-[.Q$176]" office:value-type="float" office:value="-55.1500000000001" calcext:value-type="float">
            <text:p>-55,15</text:p>
          </table:table-cell>
          <table:table-cell table:style-name="ce3" table:formula="of:=[.R57]-[.R$176]" office:value-type="float" office:value="147.8125" calcext:value-type="float">
            <text:p>147,8125</text:p>
          </table:table-cell>
          <table:table-cell table:style-name="ce3" table:formula="of:=[.S57]-[.S$176]" office:value-type="float" office:value="26789" calcext:value-type="float">
            <text:p>26789</text:p>
          </table:table-cell>
          <table:table-cell table:style-name="ce3" table:formula="of:=[.T57]-[.T$176]" office:value-type="float" office:value="-57.0875" calcext:value-type="float">
            <text:p>-57,0875</text:p>
          </table:table-cell>
          <table:table-cell table:style-name="ce3" table:formula="of:=[.U57]-[.U$176]" office:value-type="float" office:value="-8.3375" calcext:value-type="float">
            <text:p>-8,3375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12.4000000000005" calcext:value-type="float">
            <text:p>12,4</text:p>
          </table:table-cell>
          <table:table-cell table:style-name="ce3" table:formula="of:=[.C58]-[.C$176]" office:value-type="float" office:value="1119.8625" calcext:value-type="float">
            <text:p>1119,8625</text:p>
          </table:table-cell>
          <table:table-cell table:style-name="ce3" table:formula="of:=[.D58]-[.D$176]" office:value-type="float" office:value="11331.675" calcext:value-type="float">
            <text:p>11331,675</text:p>
          </table:table-cell>
          <table:table-cell table:style-name="ce3" table:formula="of:=[.E58]-[.E$176]" office:value-type="float" office:value="4477913.65" calcext:value-type="float">
            <text:p>4477913,65</text:p>
          </table:table-cell>
          <table:table-cell table:style-name="ce3" table:formula="of:=[.F58]-[.F$176]" office:value-type="float" office:value="1356.4" calcext:value-type="float">
            <text:p>1356,4</text:p>
          </table:table-cell>
          <table:table-cell table:style-name="ce3" table:formula="of:=[.G58]-[.G$176]" office:value-type="float" office:value="-1354.65" calcext:value-type="float">
            <text:p>-1354,65</text:p>
          </table:table-cell>
          <table:table-cell table:style-name="ce3" table:formula="of:=[.H58]-[.H$176]" office:value-type="float" office:value="202.3125" calcext:value-type="float">
            <text:p>202,3125</text:p>
          </table:table-cell>
          <table:table-cell table:style-name="ce3" table:formula="of:=[.I58]-[.I$176]" office:value-type="float" office:value="83723.075" calcext:value-type="float">
            <text:p>83723,075</text:p>
          </table:table-cell>
          <table:table-cell table:style-name="ce3" table:formula="of:=[.J58]-[.J$176]" office:value-type="float" office:value="97.8999999999996" calcext:value-type="float">
            <text:p>97,9</text:p>
          </table:table-cell>
          <table:table-cell table:style-name="ce3" table:formula="of:=[.K58]-[.K$176]" office:value-type="float" office:value="121.525" calcext:value-type="float">
            <text:p>121,525</text:p>
          </table:table-cell>
          <table:table-cell table:style-name="ce3" table:formula="of:=[.L58]-[.L$176]" office:value-type="float" office:value="166.475" calcext:value-type="float">
            <text:p>166,475</text:p>
          </table:table-cell>
          <table:table-cell table:style-name="ce3" table:formula="of:=[.M58]-[.M$176]" office:value-type="float" office:value="691.125" calcext:value-type="float">
            <text:p>691,125</text:p>
          </table:table-cell>
          <table:table-cell table:style-name="ce3" table:formula="of:=[.N58]-[.N$176]" office:value-type="float" office:value="2395788.4" calcext:value-type="float">
            <text:p>2395788,4</text:p>
          </table:table-cell>
          <table:table-cell table:style-name="ce3" table:formula="of:=[.O58]-[.O$176]" office:value-type="float" office:value="120.3125" calcext:value-type="float">
            <text:p>120,3125</text:p>
          </table:table-cell>
          <table:table-cell table:style-name="ce3" table:formula="of:=[.P58]-[.P$176]" office:value-type="float" office:value="-28.4125" calcext:value-type="float">
            <text:p>-28,4125</text:p>
          </table:table-cell>
          <table:table-cell table:style-name="ce3" table:formula="of:=[.Q58]-[.Q$176]" office:value-type="float" office:value="4.84999999999991" calcext:value-type="float">
            <text:p>4,85</text:p>
          </table:table-cell>
          <table:table-cell table:style-name="ce3" table:formula="of:=[.R58]-[.R$176]" office:value-type="float" office:value="7.8125" calcext:value-type="float">
            <text:p>7,8125</text:p>
          </table:table-cell>
          <table:table-cell table:style-name="ce3" table:formula="of:=[.S58]-[.S$176]" office:value-type="float" office:value="26789" calcext:value-type="float">
            <text:p>26789</text:p>
          </table:table-cell>
          <table:table-cell table:style-name="ce3" table:formula="of:=[.T58]-[.T$176]" office:value-type="float" office:value="17.9125" calcext:value-type="float">
            <text:p>17,9125</text:p>
          </table:table-cell>
          <table:table-cell table:style-name="ce3" table:formula="of:=[.U58]-[.U$176]" office:value-type="float" office:value="-8.3375" calcext:value-type="float">
            <text:p>-8,3375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-127.799999999999" calcext:value-type="float">
            <text:p>-127,8</text:p>
          </table:table-cell>
          <table:table-cell table:style-name="ce3" table:formula="of:=[.C59]-[.C$176]" office:value-type="float" office:value="1200.2625" calcext:value-type="float">
            <text:p>1200,2625</text:p>
          </table:table-cell>
          <table:table-cell table:style-name="ce3" table:formula="of:=[.D59]-[.D$176]" office:value-type="float" office:value="11331.675" calcext:value-type="float">
            <text:p>11331,675</text:p>
          </table:table-cell>
          <table:table-cell table:style-name="ce3" table:formula="of:=[.E59]-[.E$176]" office:value-type="float" office:value="4467035.25" calcext:value-type="float">
            <text:p>4467035,25</text:p>
          </table:table-cell>
          <table:table-cell table:style-name="ce3" table:formula="of:=[.F59]-[.F$176]" office:value-type="float" office:value="-1356.4" calcext:value-type="float">
            <text:p>-1356,4</text:p>
          </table:table-cell>
          <table:table-cell table:style-name="ce3" table:formula="of:=[.G59]-[.G$176]" office:value-type="float" office:value="-722.85" calcext:value-type="float">
            <text:p>-722,85</text:p>
          </table:table-cell>
          <table:table-cell table:style-name="ce3" table:formula="of:=[.H59]-[.H$176]" office:value-type="float" office:value="-238.6875" calcext:value-type="float">
            <text:p>-238,6875</text:p>
          </table:table-cell>
          <table:table-cell table:style-name="ce3" table:formula="of:=[.I59]-[.I$176]" office:value-type="float" office:value="81010.275" calcext:value-type="float">
            <text:p>81010,275</text:p>
          </table:table-cell>
          <table:table-cell table:style-name="ce3" table:formula="of:=[.J59]-[.J$176]" office:value-type="float" office:value="-584.100000000001" calcext:value-type="float">
            <text:p>-584,1</text:p>
          </table:table-cell>
          <table:table-cell table:style-name="ce3" table:formula="of:=[.K59]-[.K$176]" office:value-type="float" office:value="-18.7750000000001" calcext:value-type="float">
            <text:p>-18,775</text:p>
          </table:table-cell>
          <table:table-cell table:style-name="ce3" table:formula="of:=[.L59]-[.L$176]" office:value-type="float" office:value="1.47500000000002" calcext:value-type="float">
            <text:p>1,475</text:p>
          </table:table-cell>
          <table:table-cell table:style-name="ce3" table:formula="of:=[.M59]-[.M$176]" office:value-type="float" office:value="184.825" calcext:value-type="float">
            <text:p>184,825</text:p>
          </table:table-cell>
          <table:table-cell table:style-name="ce3" table:formula="of:=[.N59]-[.N$176]" office:value-type="float" office:value="2535263.6" calcext:value-type="float">
            <text:p>2535263,6</text:p>
          </table:table-cell>
          <table:table-cell table:style-name="ce3" table:formula="of:=[.O59]-[.O$176]" office:value-type="float" office:value="111.4125" calcext:value-type="float">
            <text:p>111,4125</text:p>
          </table:table-cell>
          <table:table-cell table:style-name="ce3" table:formula="of:=[.P59]-[.P$176]" office:value-type="float" office:value="16.7875" calcext:value-type="float">
            <text:p>16,7875</text:p>
          </table:table-cell>
          <table:table-cell table:style-name="ce3" table:formula="of:=[.Q59]-[.Q$176]" office:value-type="float" office:value="-155.35" calcext:value-type="float">
            <text:p>-155,35</text:p>
          </table:table-cell>
          <table:table-cell table:style-name="ce3" table:formula="of:=[.R59]-[.R$176]" office:value-type="float" office:value="47.8125" calcext:value-type="float">
            <text:p>47,8125</text:p>
          </table:table-cell>
          <table:table-cell table:style-name="ce3" table:formula="of:=[.S59]-[.S$176]" office:value-type="float" office:value="24076.2" calcext:value-type="float">
            <text:p>24076,2</text:p>
          </table:table-cell>
          <table:table-cell table:style-name="ce3" table:formula="of:=[.T59]-[.T$176]" office:value-type="float" office:value="17.9125" calcext:value-type="float">
            <text:p>17,9125</text:p>
          </table:table-cell>
          <table:table-cell table:style-name="ce3" table:formula="of:=[.U59]-[.U$176]" office:value-type="float" office:value="-8.3375" calcext:value-type="float">
            <text:p>-8,3375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-428.4" calcext:value-type="float">
            <text:p>-428,4</text:p>
          </table:table-cell>
          <table:table-cell table:style-name="ce3" table:formula="of:=[.C60]-[.C$176]" office:value-type="float" office:value="1019.6625" calcext:value-type="float">
            <text:p>1019,6625</text:p>
          </table:table-cell>
          <table:table-cell table:style-name="ce3" table:formula="of:=[.D60]-[.D$176]" office:value-type="float" office:value="11331.675" calcext:value-type="float">
            <text:p>11331,675</text:p>
          </table:table-cell>
          <table:table-cell table:style-name="ce3" table:formula="of:=[.E60]-[.E$176]" office:value-type="float" office:value="4570393.65" calcext:value-type="float">
            <text:p>4570393,65</text:p>
          </table:table-cell>
          <table:table-cell table:style-name="ce3" table:formula="of:=[.F60]-[.F$176]" office:value-type="float" office:value="2034.6" calcext:value-type="float">
            <text:p>2034,6</text:p>
          </table:table-cell>
          <table:table-cell table:style-name="ce3" table:formula="of:=[.G60]-[.G$176]" office:value-type="float" office:value="-1434.85" calcext:value-type="float">
            <text:p>-1434,85</text:p>
          </table:table-cell>
          <table:table-cell table:style-name="ce3" table:formula="of:=[.H60]-[.H$176]" office:value-type="float" office:value="403.1125" calcext:value-type="float">
            <text:p>403,1125</text:p>
          </table:table-cell>
          <table:table-cell table:style-name="ce3" table:formula="of:=[.I60]-[.I$176]" office:value-type="float" office:value="78297.375" calcext:value-type="float">
            <text:p>78297,375</text:p>
          </table:table-cell>
          <table:table-cell table:style-name="ce3" table:formula="of:=[.J60]-[.J$176]" office:value-type="float" office:value="-684.500000000001" calcext:value-type="float">
            <text:p>-684,5</text:p>
          </table:table-cell>
          <table:table-cell table:style-name="ce3" table:formula="of:=[.K60]-[.K$176]" office:value-type="float" office:value="332.225" calcext:value-type="float">
            <text:p>332,225</text:p>
          </table:table-cell>
          <table:table-cell table:style-name="ce3" table:formula="of:=[.L60]-[.L$176]" office:value-type="float" office:value="262.075" calcext:value-type="float">
            <text:p>262,075</text:p>
          </table:table-cell>
          <table:table-cell table:style-name="ce3" table:formula="of:=[.M60]-[.M$176]" office:value-type="float" office:value="425.625" calcext:value-type="float">
            <text:p>425,625</text:p>
          </table:table-cell>
          <table:table-cell table:style-name="ce3" table:formula="of:=[.N60]-[.N$176]" office:value-type="float" office:value="2321478" calcext:value-type="float">
            <text:p>2321478</text:p>
          </table:table-cell>
          <table:table-cell table:style-name="ce3" table:formula="of:=[.O60]-[.O$176]" office:value-type="float" office:value="82.8125" calcext:value-type="float">
            <text:p>82,8125</text:p>
          </table:table-cell>
          <table:table-cell table:style-name="ce3" table:formula="of:=[.P60]-[.P$176]" office:value-type="float" office:value="46.5875" calcext:value-type="float">
            <text:p>46,5875</text:p>
          </table:table-cell>
          <table:table-cell table:style-name="ce3" table:formula="of:=[.Q60]-[.Q$176]" office:value-type="float" office:value="-235.55" calcext:value-type="float">
            <text:p>-235,55</text:p>
          </table:table-cell>
          <table:table-cell table:style-name="ce3" table:formula="of:=[.R60]-[.R$176]" office:value-type="float" office:value="57.8125" calcext:value-type="float">
            <text:p>57,8125</text:p>
          </table:table-cell>
          <table:table-cell table:style-name="ce3" table:formula="of:=[.S60]-[.S$176]" office:value-type="float" office:value="26789" calcext:value-type="float">
            <text:p>26789</text:p>
          </table:table-cell>
          <table:table-cell table:style-name="ce3" table:formula="of:=[.T60]-[.T$176]" office:value-type="float" office:value="-57.0875" calcext:value-type="float">
            <text:p>-57,0875</text:p>
          </table:table-cell>
          <table:table-cell table:style-name="ce3" table:formula="of:=[.U60]-[.U$176]" office:value-type="float" office:value="-8.3375" calcext:value-type="float">
            <text:p>-8,3375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112.8" calcext:value-type="float">
            <text:p>112,8</text:p>
          </table:table-cell>
          <table:table-cell table:style-name="ce3" table:formula="of:=[.C61]-[.C$176]" office:value-type="float" office:value="1501.0625" calcext:value-type="float">
            <text:p>1501,0625</text:p>
          </table:table-cell>
          <table:table-cell table:style-name="ce3" table:formula="of:=[.D61]-[.D$176]" office:value-type="float" office:value="11331.675" calcext:value-type="float">
            <text:p>11331,675</text:p>
          </table:table-cell>
          <table:table-cell table:style-name="ce3" table:formula="of:=[.E61]-[.E$176]" office:value-type="float" office:value="4371815.55" calcext:value-type="float">
            <text:p>4371815,55</text:p>
          </table:table-cell>
          <table:table-cell table:style-name="ce3" table:formula="of:=[.F61]-[.F$176]" office:value-type="float" office:value="-1356.4" calcext:value-type="float">
            <text:p>-1356,4</text:p>
          </table:table-cell>
          <table:table-cell table:style-name="ce3" table:formula="of:=[.G61]-[.G$176]" office:value-type="float" office:value="-1655.45" calcext:value-type="float">
            <text:p>-1655,45</text:p>
          </table:table-cell>
          <table:table-cell table:style-name="ce3" table:formula="of:=[.H61]-[.H$176]" office:value-type="float" office:value="-379.0875" calcext:value-type="float">
            <text:p>-379,0875</text:p>
          </table:table-cell>
          <table:table-cell table:style-name="ce3" table:formula="of:=[.I61]-[.I$176]" office:value-type="float" office:value="75557.475" calcext:value-type="float">
            <text:p>75557,475</text:p>
          </table:table-cell>
          <table:table-cell table:style-name="ce3" table:formula="of:=[.J61]-[.J$176]" office:value-type="float" office:value="-724.700000000001" calcext:value-type="float">
            <text:p>-724,7</text:p>
          </table:table-cell>
          <table:table-cell table:style-name="ce3" table:formula="of:=[.K61]-[.K$176]" office:value-type="float" office:value="-194.475" calcext:value-type="float">
            <text:p>-194,475</text:p>
          </table:table-cell>
          <table:table-cell table:style-name="ce3" table:formula="of:=[.L61]-[.L$176]" office:value-type="float" office:value="392.275" calcext:value-type="float">
            <text:p>392,275</text:p>
          </table:table-cell>
          <table:table-cell table:style-name="ce3" table:formula="of:=[.M61]-[.M$176]" office:value-type="float" office:value="841.925" calcext:value-type="float">
            <text:p>841,925</text:p>
          </table:table-cell>
          <table:table-cell table:style-name="ce3" table:formula="of:=[.N61]-[.N$176]" office:value-type="float" office:value="2219929.2" calcext:value-type="float">
            <text:p>2219929,2</text:p>
          </table:table-cell>
          <table:table-cell table:style-name="ce3" table:formula="of:=[.O61]-[.O$176]" office:value-type="float" office:value="57.8125" calcext:value-type="float">
            <text:p>57,8125</text:p>
          </table:table-cell>
          <table:table-cell table:style-name="ce3" table:formula="of:=[.P61]-[.P$176]" office:value-type="float" office:value="-83.4125" calcext:value-type="float">
            <text:p>-83,4125</text:p>
          </table:table-cell>
          <table:table-cell table:style-name="ce3" table:formula="of:=[.Q61]-[.Q$176]" office:value-type="float" office:value="-54.95" calcext:value-type="float">
            <text:p>-54,95</text:p>
          </table:table-cell>
          <table:table-cell table:style-name="ce3" table:formula="of:=[.R61]-[.R$176]" office:value-type="float" office:value="75.3125" calcext:value-type="float">
            <text:p>75,3125</text:p>
          </table:table-cell>
          <table:table-cell table:style-name="ce3" table:formula="of:=[.S61]-[.S$176]" office:value-type="float" office:value="26789" calcext:value-type="float">
            <text:p>26789</text:p>
          </table:table-cell>
          <table:table-cell table:style-name="ce3" table:formula="of:=[.T61]-[.T$176]" office:value-type="float" office:value="-37.0875" calcext:value-type="float">
            <text:p>-37,0875</text:p>
          </table:table-cell>
          <table:table-cell table:style-name="ce3" table:formula="of:=[.U61]-[.U$176]" office:value-type="float" office:value="-8.3375" calcext:value-type="float">
            <text:p>-8,3375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-910" calcext:value-type="float">
            <text:p>-910</text:p>
          </table:table-cell>
          <table:table-cell table:style-name="ce3" table:formula="of:=[.C62]-[.C$176]" office:value-type="float" office:value="1120.0625" calcext:value-type="float">
            <text:p>1120,0625</text:p>
          </table:table-cell>
          <table:table-cell table:style-name="ce3" table:formula="of:=[.D62]-[.D$176]" office:value-type="float" office:value="5905.975" calcext:value-type="float">
            <text:p>5905,975</text:p>
          </table:table-cell>
          <table:table-cell table:style-name="ce3" table:formula="of:=[.E62]-[.E$176]" office:value-type="float" office:value="4194913.35" calcext:value-type="float">
            <text:p>4194913,35</text:p>
          </table:table-cell>
          <table:table-cell table:style-name="ce3" table:formula="of:=[.F62]-[.F$176]" office:value-type="float" office:value="-1356.4" calcext:value-type="float">
            <text:p>-1356,4</text:p>
          </table:table-cell>
          <table:table-cell table:style-name="ce3" table:formula="of:=[.G62]-[.G$176]" office:value-type="float" office:value="-1254.45" calcext:value-type="float">
            <text:p>-1254,45</text:p>
          </table:table-cell>
          <table:table-cell table:style-name="ce3" table:formula="of:=[.H62]-[.H$176]" office:value-type="float" office:value="22.1124999999997" calcext:value-type="float">
            <text:p>22,1125</text:p>
          </table:table-cell>
          <table:table-cell table:style-name="ce3" table:formula="of:=[.I62]-[.I$176]" office:value-type="float" office:value="72844.675" calcext:value-type="float">
            <text:p>72844,675</text:p>
          </table:table-cell>
          <table:table-cell table:style-name="ce3" table:formula="of:=[.J62]-[.J$176]" office:value-type="float" office:value="-504.100000000001" calcext:value-type="float">
            <text:p>-504,1</text:p>
          </table:table-cell>
          <table:table-cell table:style-name="ce3" table:formula="of:=[.K62]-[.K$176]" office:value-type="float" office:value="181.725" calcext:value-type="float">
            <text:p>181,725</text:p>
          </table:table-cell>
          <table:table-cell table:style-name="ce3" table:formula="of:=[.L62]-[.L$176]" office:value-type="float" office:value="342.275" calcext:value-type="float">
            <text:p>342,275</text:p>
          </table:table-cell>
          <table:table-cell table:style-name="ce3" table:formula="of:=[.M62]-[.M$176]" office:value-type="float" office:value="265.025" calcext:value-type="float">
            <text:p>265,025</text:p>
          </table:table-cell>
          <table:table-cell table:style-name="ce3" table:formula="of:=[.N62]-[.N$176]" office:value-type="float" office:value="2259769.2" calcext:value-type="float">
            <text:p>2259769,2</text:p>
          </table:table-cell>
          <table:table-cell table:style-name="ce3" table:formula="of:=[.O62]-[.O$176]" office:value-type="float" office:value="45.3125" calcext:value-type="float">
            <text:p>45,3125</text:p>
          </table:table-cell>
          <table:table-cell table:style-name="ce3" table:formula="of:=[.P62]-[.P$176]" office:value-type="float" office:value="-78.4125" calcext:value-type="float">
            <text:p>-78,4125</text:p>
          </table:table-cell>
          <table:table-cell table:style-name="ce3" table:formula="of:=[.Q62]-[.Q$176]" office:value-type="float" office:value="-235.55" calcext:value-type="float">
            <text:p>-235,55</text:p>
          </table:table-cell>
          <table:table-cell table:style-name="ce3" table:formula="of:=[.R62]-[.R$176]" office:value-type="float" office:value="77.8125" calcext:value-type="float">
            <text:p>77,8125</text:p>
          </table:table-cell>
          <table:table-cell table:style-name="ce3" table:formula="of:=[.S62]-[.S$176]" office:value-type="float" office:value="26789" calcext:value-type="float">
            <text:p>26789</text:p>
          </table:table-cell>
          <table:table-cell table:style-name="ce3" table:formula="of:=[.T62]-[.T$176]" office:value-type="float" office:value="-57.0875" calcext:value-type="float">
            <text:p>-57,0875</text:p>
          </table:table-cell>
          <table:table-cell table:style-name="ce3" table:formula="of:=[.U62]-[.U$176]" office:value-type="float" office:value="-8.3375" calcext:value-type="float">
            <text:p>-8,3375</text:p>
          </table:table-cell>
          <table:table-cell table:style-name="ce3" table:formula="of:=[.V62]-[.V$176]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-729.4" calcext:value-type="float">
            <text:p>-729,4</text:p>
          </table:table-cell>
          <table:table-cell table:style-name="ce3" table:formula="of:=[.C63]-[.C$176]" office:value-type="float" office:value="558.4625" calcext:value-type="float">
            <text:p>558,4625</text:p>
          </table:table-cell>
          <table:table-cell table:style-name="ce3" table:formula="of:=[.D63]-[.D$176]" office:value-type="float" office:value="8618.875" calcext:value-type="float">
            <text:p>8618,875</text:p>
          </table:table-cell>
          <table:table-cell table:style-name="ce3" table:formula="of:=[.E63]-[.E$176]" office:value-type="float" office:value="4292953.95" calcext:value-type="float">
            <text:p>4292953,95</text:p>
          </table:table-cell>
          <table:table-cell table:style-name="ce3" table:formula="of:=[.F63]-[.F$176]" office:value-type="float" office:value="-1356.4" calcext:value-type="float">
            <text:p>-1356,4</text:p>
          </table:table-cell>
          <table:table-cell table:style-name="ce3" table:formula="of:=[.G63]-[.G$176]" office:value-type="float" office:value="-1675.45" calcext:value-type="float">
            <text:p>-1675,45</text:p>
          </table:table-cell>
          <table:table-cell table:style-name="ce3" table:formula="of:=[.H63]-[.H$176]" office:value-type="float" office:value="-339.0875" calcext:value-type="float">
            <text:p>-339,0875</text:p>
          </table:table-cell>
          <table:table-cell table:style-name="ce3" table:formula="of:=[.I63]-[.I$176]" office:value-type="float" office:value="72844.675" calcext:value-type="float">
            <text:p>72844,675</text:p>
          </table:table-cell>
          <table:table-cell table:style-name="ce3" table:formula="of:=[.J63]-[.J$176]" office:value-type="float" office:value="-1085.7" calcext:value-type="float">
            <text:p>-1085,7</text:p>
          </table:table-cell>
          <table:table-cell table:style-name="ce3" table:formula="of:=[.K63]-[.K$176]" office:value-type="float" office:value="-68.9750000000001" calcext:value-type="float">
            <text:p>-68,975</text:p>
          </table:table-cell>
          <table:table-cell table:style-name="ce3" table:formula="of:=[.L63]-[.L$176]" office:value-type="float" office:value="81.275" calcext:value-type="float">
            <text:p>81,275</text:p>
          </table:table-cell>
          <table:table-cell table:style-name="ce3" table:formula="of:=[.M63]-[.M$176]" office:value-type="float" office:value="365.125" calcext:value-type="float">
            <text:p>365,125</text:p>
          </table:table-cell>
          <table:table-cell table:style-name="ce3" table:formula="of:=[.N63]-[.N$176]" office:value-type="float" office:value="2172076.4" calcext:value-type="float">
            <text:p>2172076,4</text:p>
          </table:table-cell>
          <table:table-cell table:style-name="ce3" table:formula="of:=[.O63]-[.O$176]" office:value-type="float" office:value="82.8125" calcext:value-type="float">
            <text:p>82,8125</text:p>
          </table:table-cell>
          <table:table-cell table:style-name="ce3" table:formula="of:=[.P63]-[.P$176]" office:value-type="float" office:value="-53.4125" calcext:value-type="float">
            <text:p>-53,4125</text:p>
          </table:table-cell>
          <table:table-cell table:style-name="ce3" table:formula="of:=[.Q63]-[.Q$176]" office:value-type="float" office:value="-416.15" calcext:value-type="float">
            <text:p>-416,15</text:p>
          </table:table-cell>
          <table:table-cell table:style-name="ce3" table:formula="of:=[.R63]-[.R$176]" office:value-type="float" office:value="62.8125" calcext:value-type="float">
            <text:p>62,8125</text:p>
          </table:table-cell>
          <table:table-cell table:style-name="ce3" table:formula="of:=[.S63]-[.S$176]" office:value-type="float" office:value="34927.5" calcext:value-type="float">
            <text:p>34927,5</text:p>
          </table:table-cell>
          <table:table-cell table:style-name="ce3" table:formula="of:=[.T63]-[.T$176]" office:value-type="float" office:value="-57.0875" calcext:value-type="float">
            <text:p>-57,0875</text:p>
          </table:table-cell>
          <table:table-cell table:style-name="ce3" table:formula="of:=[.U63]-[.U$176]" office:value-type="float" office:value="-8.3375" calcext:value-type="float">
            <text:p>-8,3375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-589.2" calcext:value-type="float">
            <text:p>-589,2</text:p>
          </table:table-cell>
          <table:table-cell table:style-name="ce3" table:formula="of:=[.C64]-[.C$176]" office:value-type="float" office:value="1260.4625" calcext:value-type="float">
            <text:p>1260,4625</text:p>
          </table:table-cell>
          <table:table-cell table:style-name="ce3" table:formula="of:=[.D64]-[.D$176]" office:value-type="float" office:value="11331.675" calcext:value-type="float">
            <text:p>11331,675</text:p>
          </table:table-cell>
          <table:table-cell table:style-name="ce3" table:formula="of:=[.E64]-[.E$176]" office:value-type="float" office:value="4224943.65" calcext:value-type="float">
            <text:p>4224943,65</text:p>
          </table:table-cell>
          <table:table-cell table:style-name="ce3" table:formula="of:=[.F64]-[.F$176]" office:value-type="float" office:value="-1356.4" calcext:value-type="float">
            <text:p>-1356,4</text:p>
          </table:table-cell>
          <table:table-cell table:style-name="ce3" table:formula="of:=[.G64]-[.G$176]" office:value-type="float" office:value="-873.35" calcext:value-type="float">
            <text:p>-873,35</text:p>
          </table:table-cell>
          <table:table-cell table:style-name="ce3" table:formula="of:=[.H64]-[.H$176]" office:value-type="float" office:value="-158.6875" calcext:value-type="float">
            <text:p>-158,6875</text:p>
          </table:table-cell>
          <table:table-cell table:style-name="ce3" table:formula="of:=[.I64]-[.I$176]" office:value-type="float" office:value="70131.875" calcext:value-type="float">
            <text:p>70131,875</text:p>
          </table:table-cell>
          <table:table-cell table:style-name="ce3" table:formula="of:=[.J64]-[.J$176]" office:value-type="float" office:value="-724.300000000001" calcext:value-type="float">
            <text:p>-724,3</text:p>
          </table:table-cell>
          <table:table-cell table:style-name="ce3" table:formula="of:=[.K64]-[.K$176]" office:value-type="float" office:value="633.025" calcext:value-type="float">
            <text:p>633,025</text:p>
          </table:table-cell>
          <table:table-cell table:style-name="ce3" table:formula="of:=[.L64]-[.L$176]" office:value-type="float" office:value="392.475" calcext:value-type="float">
            <text:p>392,475</text:p>
          </table:table-cell>
          <table:table-cell table:style-name="ce3" table:formula="of:=[.M64]-[.M$176]" office:value-type="float" office:value="239.925" calcext:value-type="float">
            <text:p>239,925</text:p>
          </table:table-cell>
          <table:table-cell table:style-name="ce3" table:formula="of:=[.N64]-[.N$176]" office:value-type="float" office:value="2337242.5" calcext:value-type="float">
            <text:p>2337242,5</text:p>
          </table:table-cell>
          <table:table-cell table:style-name="ce3" table:formula="of:=[.O64]-[.O$176]" office:value-type="float" office:value="70.3125" calcext:value-type="float">
            <text:p>70,3125</text:p>
          </table:table-cell>
          <table:table-cell table:style-name="ce3" table:formula="of:=[.P64]-[.P$176]" office:value-type="float" office:value="-53.4125" calcext:value-type="float">
            <text:p>-53,4125</text:p>
          </table:table-cell>
          <table:table-cell table:style-name="ce3" table:formula="of:=[.Q64]-[.Q$176]" office:value-type="float" office:value="-315.75" calcext:value-type="float">
            <text:p>-315,75</text:p>
          </table:table-cell>
          <table:table-cell table:style-name="ce3" table:formula="of:=[.R64]-[.R$176]" office:value-type="float" office:value="7.8125" calcext:value-type="float">
            <text:p>7,8125</text:p>
          </table:table-cell>
          <table:table-cell table:style-name="ce3" table:formula="of:=[.S64]-[.S$176]" office:value-type="float" office:value="26789" calcext:value-type="float">
            <text:p>26789</text:p>
          </table:table-cell>
          <table:table-cell table:style-name="ce3" table:formula="of:=[.T64]-[.T$176]" office:value-type="float" office:value="9.6125" calcext:value-type="float">
            <text:p>9,6125</text:p>
          </table:table-cell>
          <table:table-cell table:style-name="ce3" table:formula="of:=[.U64]-[.U$176]" office:value-type="float" office:value="-8.3375" calcext:value-type="float">
            <text:p>-8,3375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-749.4" calcext:value-type="float">
            <text:p>-749,4</text:p>
          </table:table-cell>
          <table:table-cell table:style-name="ce3" table:formula="of:=[.C65]-[.C$176]" office:value-type="float" office:value="999.4625" calcext:value-type="float">
            <text:p>999,4625</text:p>
          </table:table-cell>
          <table:table-cell table:style-name="ce3" table:formula="of:=[.D65]-[.D$176]" office:value-type="float" office:value="8618.875" calcext:value-type="float">
            <text:p>8618,875</text:p>
          </table:table-cell>
          <table:table-cell table:style-name="ce3" table:formula="of:=[.E65]-[.E$176]" office:value-type="float" office:value="4154193.75" calcext:value-type="float">
            <text:p>4154193,75</text:p>
          </table:table-cell>
          <table:table-cell table:style-name="ce3" table:formula="of:=[.F65]-[.F$176]" office:value-type="float" office:value="-1356.4" calcext:value-type="float">
            <text:p>-1356,4</text:p>
          </table:table-cell>
          <table:table-cell table:style-name="ce3" table:formula="of:=[.G65]-[.G$176]" office:value-type="float" office:value="-1414.65" calcext:value-type="float">
            <text:p>-1414,65</text:p>
          </table:table-cell>
          <table:table-cell table:style-name="ce3" table:formula="of:=[.H65]-[.H$176]" office:value-type="float" office:value="-519.4875" calcext:value-type="float">
            <text:p>-519,4875</text:p>
          </table:table-cell>
          <table:table-cell table:style-name="ce3" table:formula="of:=[.I65]-[.I$176]" office:value-type="float" office:value="70131.875" calcext:value-type="float">
            <text:p>70131,875</text:p>
          </table:table-cell>
          <table:table-cell table:style-name="ce3" table:formula="of:=[.J65]-[.J$176]" office:value-type="float" office:value="-904.900000000001" calcext:value-type="float">
            <text:p>-904,9</text:p>
          </table:table-cell>
          <table:table-cell table:style-name="ce3" table:formula="of:=[.K65]-[.K$176]" office:value-type="float" office:value="131.525" calcext:value-type="float">
            <text:p>131,525</text:p>
          </table:table-cell>
          <table:table-cell table:style-name="ce3" table:formula="of:=[.L65]-[.L$176]" office:value-type="float" office:value="116.775" calcext:value-type="float">
            <text:p>116,775</text:p>
          </table:table-cell>
          <table:table-cell table:style-name="ce3" table:formula="of:=[.M65]-[.M$176]" office:value-type="float" office:value="515.925" calcext:value-type="float">
            <text:p>515,925</text:p>
          </table:table-cell>
          <table:table-cell table:style-name="ce3" table:formula="of:=[.N65]-[.N$176]" office:value-type="float" office:value="2300850.8" calcext:value-type="float">
            <text:p>2300850,8</text:p>
          </table:table-cell>
          <table:table-cell table:style-name="ce3" table:formula="of:=[.O65]-[.O$176]" office:value-type="float" office:value="32.8125" calcext:value-type="float">
            <text:p>32,8125</text:p>
          </table:table-cell>
          <table:table-cell table:style-name="ce3" table:formula="of:=[.P65]-[.P$176]" office:value-type="float" office:value="-28.4125" calcext:value-type="float">
            <text:p>-28,4125</text:p>
          </table:table-cell>
          <table:table-cell table:style-name="ce3" table:formula="of:=[.Q65]-[.Q$176]" office:value-type="float" office:value="-15.1500000000001" calcext:value-type="float">
            <text:p>-15,15</text:p>
          </table:table-cell>
          <table:table-cell table:style-name="ce3" table:formula="of:=[.R65]-[.R$176]" office:value-type="float" office:value="-37.1875" calcext:value-type="float">
            <text:p>-37,1875</text:p>
          </table:table-cell>
          <table:table-cell table:style-name="ce3" table:formula="of:=[.S65]-[.S$176]" office:value-type="float" office:value="29501.8" calcext:value-type="float">
            <text:p>29501,8</text:p>
          </table:table-cell>
          <table:table-cell table:style-name="ce3" table:formula="of:=[.T65]-[.T$176]" office:value-type="float" office:value="17.9125" calcext:value-type="float">
            <text:p>17,9125</text:p>
          </table:table-cell>
          <table:table-cell table:style-name="ce3" table:formula="of:=[.U65]-[.U$176]" office:value-type="float" office:value="-8.3375" calcext:value-type="float">
            <text:p>-8,3375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-208.2" calcext:value-type="float">
            <text:p>-208,2</text:p>
          </table:table-cell>
          <table:table-cell table:style-name="ce3" table:formula="of:=[.C66]-[.C$176]" office:value-type="float" office:value="879.2625" calcext:value-type="float">
            <text:p>879,2625</text:p>
          </table:table-cell>
          <table:table-cell table:style-name="ce3" table:formula="of:=[.D66]-[.D$176]" office:value-type="float" office:value="5905.975" calcext:value-type="float">
            <text:p>5905,975</text:p>
          </table:table-cell>
          <table:table-cell table:style-name="ce3" table:formula="of:=[.E66]-[.E$176]" office:value-type="float" office:value="4233136.45" calcext:value-type="float">
            <text:p>4233136,45</text:p>
          </table:table-cell>
          <table:table-cell table:style-name="ce3" table:formula="of:=[.F66]-[.F$176]" office:value-type="float" office:value="-1356.4" calcext:value-type="float">
            <text:p>-1356,4</text:p>
          </table:table-cell>
          <table:table-cell table:style-name="ce3" table:formula="of:=[.G66]-[.G$176]" office:value-type="float" office:value="-1474.45" calcext:value-type="float">
            <text:p>-1474,45</text:p>
          </table:table-cell>
          <table:table-cell table:style-name="ce3" table:formula="of:=[.H66]-[.H$176]" office:value-type="float" office:value="-298.8875" calcext:value-type="float">
            <text:p>-298,8875</text:p>
          </table:table-cell>
          <table:table-cell table:style-name="ce3" table:formula="of:=[.I66]-[.I$176]" office:value-type="float" office:value="70131.875" calcext:value-type="float">
            <text:p>70131,875</text:p>
          </table:table-cell>
          <table:table-cell table:style-name="ce3" table:formula="of:=[.J66]-[.J$176]" office:value-type="float" office:value="-102.700000000001" calcext:value-type="float">
            <text:p>-102,7</text:p>
          </table:table-cell>
          <table:table-cell table:style-name="ce3" table:formula="of:=[.K66]-[.K$176]" office:value-type="float" office:value="6.52499999999986" calcext:value-type="float">
            <text:p>6,525</text:p>
          </table:table-cell>
          <table:table-cell table:style-name="ce3" table:formula="of:=[.L66]-[.L$176]" office:value-type="float" office:value="592.775" calcext:value-type="float">
            <text:p>592,775</text:p>
          </table:table-cell>
          <table:table-cell table:style-name="ce3" table:formula="of:=[.M66]-[.M$176]" office:value-type="float" office:value="485.625" calcext:value-type="float">
            <text:p>485,625</text:p>
          </table:table-cell>
          <table:table-cell table:style-name="ce3" table:formula="of:=[.N66]-[.N$176]" office:value-type="float" office:value="2277292.4" calcext:value-type="float">
            <text:p>2277292,4</text:p>
          </table:table-cell>
          <table:table-cell table:style-name="ce3" table:formula="of:=[.O66]-[.O$176]" office:value-type="float" office:value="107.8125" calcext:value-type="float">
            <text:p>107,8125</text:p>
          </table:table-cell>
          <table:table-cell table:style-name="ce3" table:formula="of:=[.P66]-[.P$176]" office:value-type="float" office:value="46.8875" calcext:value-type="float">
            <text:p>46,8875</text:p>
          </table:table-cell>
          <table:table-cell table:style-name="ce3" table:formula="of:=[.Q66]-[.Q$176]" office:value-type="float" office:value="-295.75" calcext:value-type="float">
            <text:p>-295,75</text:p>
          </table:table-cell>
          <table:table-cell table:style-name="ce3" table:formula="of:=[.R66]-[.R$176]" office:value-type="float" office:value="104.5125" calcext:value-type="float">
            <text:p>104,5125</text:p>
          </table:table-cell>
          <table:table-cell table:style-name="ce3" table:formula="of:=[.S66]-[.S$176]" office:value-type="float" office:value="29501.8" calcext:value-type="float">
            <text:p>29501,8</text:p>
          </table:table-cell>
          <table:table-cell table:style-name="ce3" table:formula="of:=[.T66]-[.T$176]" office:value-type="float" office:value="-7.0875" calcext:value-type="float">
            <text:p>-7,0875</text:p>
          </table:table-cell>
          <table:table-cell table:style-name="ce3" table:formula="of:=[.U66]-[.U$176]" office:value-type="float" office:value="-8.3375" calcext:value-type="float">
            <text:p>-8,3375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-929.799999999999" calcext:value-type="float">
            <text:p>-929,8</text:p>
          </table:table-cell>
          <table:table-cell table:style-name="ce3" table:formula="of:=[.C67]-[.C$176]" office:value-type="float" office:value="698.8625" calcext:value-type="float">
            <text:p>698,8625</text:p>
          </table:table-cell>
          <table:table-cell table:style-name="ce3" table:formula="of:=[.D67]-[.D$176]" office:value-type="float" office:value="11331.675" calcext:value-type="float">
            <text:p>11331,675</text:p>
          </table:table-cell>
          <table:table-cell table:style-name="ce3" table:formula="of:=[.E67]-[.E$176]" office:value-type="float" office:value="4118845.55" calcext:value-type="float">
            <text:p>4118845,55</text:p>
          </table:table-cell>
          <table:table-cell table:style-name="ce3" table:formula="of:=[.F67]-[.F$176]" office:value-type="float" office:value="-1356.4" calcext:value-type="float">
            <text:p>-1356,4</text:p>
          </table:table-cell>
          <table:table-cell table:style-name="ce3" table:formula="of:=[.G67]-[.G$176]" office:value-type="float" office:value="-1524.85" calcext:value-type="float">
            <text:p>-1524,85</text:p>
          </table:table-cell>
          <table:table-cell table:style-name="ce3" table:formula="of:=[.H67]-[.H$176]" office:value-type="float" office:value="81.9124999999999" calcext:value-type="float">
            <text:p>81,9125</text:p>
          </table:table-cell>
          <table:table-cell table:style-name="ce3" table:formula="of:=[.I67]-[.I$176]" office:value-type="float" office:value="64679.075" calcext:value-type="float">
            <text:p>64679,075</text:p>
          </table:table-cell>
          <table:table-cell table:style-name="ce3" table:formula="of:=[.J67]-[.J$176]" office:value-type="float" office:value="-584.300000000001" calcext:value-type="float">
            <text:p>-584,3</text:p>
          </table:table-cell>
          <table:table-cell table:style-name="ce3" table:formula="of:=[.K67]-[.K$176]" office:value-type="float" office:value="131.725" calcext:value-type="float">
            <text:p>131,725</text:p>
          </table:table-cell>
          <table:table-cell table:style-name="ce3" table:formula="of:=[.L67]-[.L$176]" office:value-type="float" office:value="21.275" calcext:value-type="float">
            <text:p>21,275</text:p>
          </table:table-cell>
          <table:table-cell table:style-name="ce3" table:formula="of:=[.M67]-[.M$176]" office:value-type="float" office:value="440.425" calcext:value-type="float">
            <text:p>440,425</text:p>
          </table:table-cell>
          <table:table-cell table:style-name="ce3" table:formula="of:=[.N67]-[.N$176]" office:value-type="float" office:value="2277618.8" calcext:value-type="float">
            <text:p>2277618,8</text:p>
          </table:table-cell>
          <table:table-cell table:style-name="ce3" table:formula="of:=[.O67]-[.O$176]" office:value-type="float" office:value="182.8125" calcext:value-type="float">
            <text:p>182,8125</text:p>
          </table:table-cell>
          <table:table-cell table:style-name="ce3" table:formula="of:=[.P67]-[.P$176]" office:value-type="float" office:value="-3.41249999999999" calcext:value-type="float">
            <text:p>-3,4125</text:p>
          </table:table-cell>
          <table:table-cell table:style-name="ce3" table:formula="of:=[.Q67]-[.Q$176]" office:value-type="float" office:value="-55.1500000000001" calcext:value-type="float">
            <text:p>-55,15</text:p>
          </table:table-cell>
          <table:table-cell table:style-name="ce3" table:formula="of:=[.R67]-[.R$176]" office:value-type="float" office:value="-42.1875" calcext:value-type="float">
            <text:p>-42,1875</text:p>
          </table:table-cell>
          <table:table-cell table:style-name="ce3" table:formula="of:=[.S67]-[.S$176]" office:value-type="float" office:value="26789" calcext:value-type="float">
            <text:p>26789</text:p>
          </table:table-cell>
          <table:table-cell table:style-name="ce3" table:formula="of:=[.T67]-[.T$176]" office:value-type="float" office:value="-37.0875" calcext:value-type="float">
            <text:p>-37,0875</text:p>
          </table:table-cell>
          <table:table-cell table:style-name="ce3" table:formula="of:=[.U67]-[.U$176]" office:value-type="float" office:value="-8.3375" calcext:value-type="float">
            <text:p>-8,3375</text:p>
          </table:table-cell>
          <table:table-cell table:style-name="ce3" table:formula="of:=[.V67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-288.4" calcext:value-type="float">
            <text:p>-288,4</text:p>
          </table:table-cell>
          <table:table-cell table:style-name="ce3" table:formula="of:=[.C68]-[.C$176]" office:value-type="float" office:value="658.6625" calcext:value-type="float">
            <text:p>658,6625</text:p>
          </table:table-cell>
          <table:table-cell table:style-name="ce3" table:formula="of:=[.D68]-[.D$176]" office:value-type="float" office:value="8618.875" calcext:value-type="float">
            <text:p>8618,875</text:p>
          </table:table-cell>
          <table:table-cell table:style-name="ce3" table:formula="of:=[.E68]-[.E$176]" office:value-type="float" office:value="4396366.15" calcext:value-type="float">
            <text:p>4396366,15</text:p>
          </table:table-cell>
          <table:table-cell table:style-name="ce3" table:formula="of:=[.F68]-[.F$176]" office:value-type="float" office:value="-1356.4" calcext:value-type="float">
            <text:p>-1356,4</text:p>
          </table:table-cell>
          <table:table-cell table:style-name="ce3" table:formula="of:=[.G68]-[.G$176]" office:value-type="float" office:value="-1299.65" calcext:value-type="float">
            <text:p>-1299,65</text:p>
          </table:table-cell>
          <table:table-cell table:style-name="ce3" table:formula="of:=[.H68]-[.H$176]" office:value-type="float" office:value="101.9125" calcext:value-type="float">
            <text:p>101,9125</text:p>
          </table:table-cell>
          <table:table-cell table:style-name="ce3" table:formula="of:=[.I68]-[.I$176]" office:value-type="float" office:value="67391.875" calcext:value-type="float">
            <text:p>67391,875</text:p>
          </table:table-cell>
          <table:table-cell table:style-name="ce3" table:formula="of:=[.J68]-[.J$176]" office:value-type="float" office:value="-42.5000000000009" calcext:value-type="float">
            <text:p>-42,5</text:p>
          </table:table-cell>
          <table:table-cell table:style-name="ce3" table:formula="of:=[.K68]-[.K$176]" office:value-type="float" office:value="106.525" calcext:value-type="float">
            <text:p>106,525</text:p>
          </table:table-cell>
          <table:table-cell table:style-name="ce3" table:formula="of:=[.L68]-[.L$176]" office:value-type="float" office:value="101.475" calcext:value-type="float">
            <text:p>101,475</text:p>
          </table:table-cell>
          <table:table-cell table:style-name="ce3" table:formula="of:=[.M68]-[.M$176]" office:value-type="float" office:value="445.625" calcext:value-type="float">
            <text:p>445,625</text:p>
          </table:table-cell>
          <table:table-cell table:style-name="ce3" table:formula="of:=[.N68]-[.N$176]" office:value-type="float" office:value="2150668.4" calcext:value-type="float">
            <text:p>2150668,4</text:p>
          </table:table-cell>
          <table:table-cell table:style-name="ce3" table:formula="of:=[.O68]-[.O$176]" office:value-type="float" office:value="32.8125" calcext:value-type="float">
            <text:p>32,8125</text:p>
          </table:table-cell>
          <table:table-cell table:style-name="ce3" table:formula="of:=[.P68]-[.P$176]" office:value-type="float" office:value="21.5875" calcext:value-type="float">
            <text:p>21,5875</text:p>
          </table:table-cell>
          <table:table-cell table:style-name="ce3" table:formula="of:=[.Q68]-[.Q$176]" office:value-type="float" office:value="-35.1500000000001" calcext:value-type="float">
            <text:p>-35,15</text:p>
          </table:table-cell>
          <table:table-cell table:style-name="ce3" table:formula="of:=[.R68]-[.R$176]" office:value-type="float" office:value="25.3125" calcext:value-type="float">
            <text:p>25,3125</text:p>
          </table:table-cell>
          <table:table-cell table:style-name="ce3" table:formula="of:=[.S68]-[.S$176]" office:value-type="float" office:value="24076.2" calcext:value-type="float">
            <text:p>24076,2</text:p>
          </table:table-cell>
          <table:table-cell table:style-name="ce3" table:formula="of:=[.T68]-[.T$176]" office:value-type="float" office:value="83.1125" calcext:value-type="float">
            <text:p>83,1125</text:p>
          </table:table-cell>
          <table:table-cell table:style-name="ce3" table:formula="of:=[.U68]-[.U$176]" office:value-type="float" office:value="-8.3375" calcext:value-type="float">
            <text:p>-8,3375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-368.4" calcext:value-type="float">
            <text:p>-368,4</text:p>
          </table:table-cell>
          <table:table-cell table:style-name="ce3" table:formula="of:=[.C69]-[.C$176]" office:value-type="float" office:value="518.2625" calcext:value-type="float">
            <text:p>518,2625</text:p>
          </table:table-cell>
          <table:table-cell table:style-name="ce3" table:formula="of:=[.D69]-[.D$176]" office:value-type="float" office:value="8618.875" calcext:value-type="float">
            <text:p>8618,875</text:p>
          </table:table-cell>
          <table:table-cell table:style-name="ce3" table:formula="of:=[.E69]-[.E$176]" office:value-type="float" office:value="4173264.75" calcext:value-type="float">
            <text:p>4173264,75</text:p>
          </table:table-cell>
          <table:table-cell table:style-name="ce3" table:formula="of:=[.F69]-[.F$176]" office:value-type="float" office:value="1356.4" calcext:value-type="float">
            <text:p>1356,4</text:p>
          </table:table-cell>
          <table:table-cell table:style-name="ce3" table:formula="of:=[.G69]-[.G$176]" office:value-type="float" office:value="-1474.85" calcext:value-type="float">
            <text:p>-1474,85</text:p>
          </table:table-cell>
          <table:table-cell table:style-name="ce3" table:formula="of:=[.H69]-[.H$176]" office:value-type="float" office:value="-259.0875" calcext:value-type="float">
            <text:p>-259,0875</text:p>
          </table:table-cell>
          <table:table-cell table:style-name="ce3" table:formula="of:=[.I69]-[.I$176]" office:value-type="float" office:value="64679.075" calcext:value-type="float">
            <text:p>64679,075</text:p>
          </table:table-cell>
          <table:table-cell table:style-name="ce3" table:formula="of:=[.J69]-[.J$176]" office:value-type="float" office:value="-1185.7" calcext:value-type="float">
            <text:p>-1185,7</text:p>
          </table:table-cell>
          <table:table-cell table:style-name="ce3" table:formula="of:=[.K69]-[.K$176]" office:value-type="float" office:value="407.225" calcext:value-type="float">
            <text:p>407,225</text:p>
          </table:table-cell>
          <table:table-cell table:style-name="ce3" table:formula="of:=[.L69]-[.L$176]" office:value-type="float" office:value="362.475" calcext:value-type="float">
            <text:p>362,475</text:p>
          </table:table-cell>
          <table:table-cell table:style-name="ce3" table:formula="of:=[.M69]-[.M$176]" office:value-type="float" office:value="-15.775" calcext:value-type="float">
            <text:p>-15,775</text:p>
          </table:table-cell>
          <table:table-cell table:style-name="ce3" table:formula="of:=[.N69]-[.N$176]" office:value-type="float" office:value="2316838" calcext:value-type="float">
            <text:p>2316838</text:p>
          </table:table-cell>
          <table:table-cell table:style-name="ce3" table:formula="of:=[.O69]-[.O$176]" office:value-type="float" office:value="120.3125" calcext:value-type="float">
            <text:p>120,3125</text:p>
          </table:table-cell>
          <table:table-cell table:style-name="ce3" table:formula="of:=[.P69]-[.P$176]" office:value-type="float" office:value="-70.1125" calcext:value-type="float">
            <text:p>-70,1125</text:p>
          </table:table-cell>
          <table:table-cell table:style-name="ce3" table:formula="of:=[.Q69]-[.Q$176]" office:value-type="float" office:value="-315.95" calcext:value-type="float">
            <text:p>-315,95</text:p>
          </table:table-cell>
          <table:table-cell table:style-name="ce3" table:formula="of:=[.R69]-[.R$176]" office:value-type="float" office:value="-42.1875" calcext:value-type="float">
            <text:p>-42,1875</text:p>
          </table:table-cell>
          <table:table-cell table:style-name="ce3" table:formula="of:=[.S69]-[.S$176]" office:value-type="float" office:value="26789" calcext:value-type="float">
            <text:p>26789</text:p>
          </table:table-cell>
          <table:table-cell table:style-name="ce3" table:formula="of:=[.T69]-[.T$176]" office:value-type="float" office:value="-57.0875" calcext:value-type="float">
            <text:p>-57,0875</text:p>
          </table:table-cell>
          <table:table-cell table:style-name="ce3" table:formula="of:=[.U69]-[.U$176]" office:value-type="float" office:value="-8.3375" calcext:value-type="float">
            <text:p>-8,3375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-589.2" calcext:value-type="float">
            <text:p>-589,2</text:p>
          </table:table-cell>
          <table:table-cell table:style-name="ce3" table:formula="of:=[.C70]-[.C$176]" office:value-type="float" office:value="658.4625" calcext:value-type="float">
            <text:p>658,4625</text:p>
          </table:table-cell>
          <table:table-cell table:style-name="ce3" table:formula="of:=[.D70]-[.D$176]" office:value-type="float" office:value="5905.975" calcext:value-type="float">
            <text:p>5905,975</text:p>
          </table:table-cell>
          <table:table-cell table:style-name="ce3" table:formula="of:=[.E70]-[.E$176]" office:value-type="float" office:value="4205899.55" calcext:value-type="float">
            <text:p>4205899,55</text:p>
          </table:table-cell>
          <table:table-cell table:style-name="ce3" table:formula="of:=[.F70]-[.F$176]" office:value-type="float" office:value="-1356.4" calcext:value-type="float">
            <text:p>-1356,4</text:p>
          </table:table-cell>
          <table:table-cell table:style-name="ce3" table:formula="of:=[.G70]-[.G$176]" office:value-type="float" office:value="-1234.05" calcext:value-type="float">
            <text:p>-1234,05</text:p>
          </table:table-cell>
          <table:table-cell table:style-name="ce3" table:formula="of:=[.H70]-[.H$176]" office:value-type="float" office:value="-740.2875" calcext:value-type="float">
            <text:p>-740,2875</text:p>
          </table:table-cell>
          <table:table-cell table:style-name="ce3" table:formula="of:=[.I70]-[.I$176]" office:value-type="float" office:value="67391.875" calcext:value-type="float">
            <text:p>67391,875</text:p>
          </table:table-cell>
          <table:table-cell table:style-name="ce3" table:formula="of:=[.J70]-[.J$176]" office:value-type="float" office:value="-463.900000000001" calcext:value-type="float">
            <text:p>-463,9</text:p>
          </table:table-cell>
          <table:table-cell table:style-name="ce3" table:formula="of:=[.K70]-[.K$176]" office:value-type="float" office:value="-18.7750000000001" calcext:value-type="float">
            <text:p>-18,775</text:p>
          </table:table-cell>
          <table:table-cell table:style-name="ce3" table:formula="of:=[.L70]-[.L$176]" office:value-type="float" office:value="66.475" calcext:value-type="float">
            <text:p>66,475</text:p>
          </table:table-cell>
          <table:table-cell table:style-name="ce3" table:formula="of:=[.M70]-[.M$176]" office:value-type="float" office:value="305.225" calcext:value-type="float">
            <text:p>305,225</text:p>
          </table:table-cell>
          <table:table-cell table:style-name="ce3" table:formula="of:=[.N70]-[.N$176]" office:value-type="float" office:value="1786975.5" calcext:value-type="float">
            <text:p>1786975,5</text:p>
          </table:table-cell>
          <table:table-cell table:style-name="ce3" table:formula="of:=[.O70]-[.O$176]" office:value-type="float" office:value="32.8125" calcext:value-type="float">
            <text:p>32,8125</text:p>
          </table:table-cell>
          <table:table-cell table:style-name="ce3" table:formula="of:=[.P70]-[.P$176]" office:value-type="float" office:value="-103.4125" calcext:value-type="float">
            <text:p>-103,4125</text:p>
          </table:table-cell>
          <table:table-cell table:style-name="ce3" table:formula="of:=[.Q70]-[.Q$176]" office:value-type="float" office:value="-415.95" calcext:value-type="float">
            <text:p>-415,95</text:p>
          </table:table-cell>
          <table:table-cell table:style-name="ce3" table:formula="of:=[.R70]-[.R$176]" office:value-type="float" office:value="-72.1875" calcext:value-type="float">
            <text:p>-72,1875</text:p>
          </table:table-cell>
          <table:table-cell table:style-name="ce3" table:formula="of:=[.S70]-[.S$176]" office:value-type="float" office:value="24076.2" calcext:value-type="float">
            <text:p>24076,2</text:p>
          </table:table-cell>
          <table:table-cell table:style-name="ce3" table:formula="of:=[.T70]-[.T$176]" office:value-type="float" office:value="68.2125" calcext:value-type="float">
            <text:p>68,2125</text:p>
          </table:table-cell>
          <table:table-cell table:style-name="ce3" table:formula="of:=[.U70]-[.U$176]" office:value-type="float" office:value="-8.3375" calcext:value-type="float">
            <text:p>-8,3375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-348.4" calcext:value-type="float">
            <text:p>-348,4</text:p>
          </table:table-cell>
          <table:table-cell table:style-name="ce3" table:formula="of:=[.C71]-[.C$176]" office:value-type="float" office:value="799.0625" calcext:value-type="float">
            <text:p>799,0625</text:p>
          </table:table-cell>
          <table:table-cell table:style-name="ce3" table:formula="of:=[.D71]-[.D$176]" office:value-type="float" office:value="11331.675" calcext:value-type="float">
            <text:p>11331,675</text:p>
          </table:table-cell>
          <table:table-cell table:style-name="ce3" table:formula="of:=[.E71]-[.E$176]" office:value-type="float" office:value="4195021.35" calcext:value-type="float">
            <text:p>4195021,35</text:p>
          </table:table-cell>
          <table:table-cell table:style-name="ce3" table:formula="of:=[.F71]-[.F$176]" office:value-type="float" office:value="2034.6" calcext:value-type="float">
            <text:p>2034,6</text:p>
          </table:table-cell>
          <table:table-cell table:style-name="ce3" table:formula="of:=[.G71]-[.G$176]" office:value-type="float" office:value="-1324.35" calcext:value-type="float">
            <text:p>-1324,35</text:p>
          </table:table-cell>
          <table:table-cell table:style-name="ce3" table:formula="of:=[.H71]-[.H$176]" office:value-type="float" office:value="-178.6875" calcext:value-type="float">
            <text:p>-178,6875</text:p>
          </table:table-cell>
          <table:table-cell table:style-name="ce3" table:formula="of:=[.I71]-[.I$176]" office:value-type="float" office:value="72844.675" calcext:value-type="float">
            <text:p>72844,675</text:p>
          </table:table-cell>
          <table:table-cell table:style-name="ce3" table:formula="of:=[.J71]-[.J$176]" office:value-type="float" office:value="-544.300000000001" calcext:value-type="float">
            <text:p>-544,3</text:p>
          </table:table-cell>
          <table:table-cell table:style-name="ce3" table:formula="of:=[.K71]-[.K$176]" office:value-type="float" office:value="232.025" calcext:value-type="float">
            <text:p>232,025</text:p>
          </table:table-cell>
          <table:table-cell table:style-name="ce3" table:formula="of:=[.L71]-[.L$176]" office:value-type="float" office:value="201.875" calcext:value-type="float">
            <text:p>201,875</text:p>
          </table:table-cell>
          <table:table-cell table:style-name="ce3" table:formula="of:=[.M71]-[.M$176]" office:value-type="float" office:value="967.125" calcext:value-type="float">
            <text:p>967,125</text:p>
          </table:table-cell>
          <table:table-cell table:style-name="ce3" table:formula="of:=[.N71]-[.N$176]" office:value-type="float" office:value="2081945.2" calcext:value-type="float">
            <text:p>2081945,2</text:p>
          </table:table-cell>
          <table:table-cell table:style-name="ce3" table:formula="of:=[.O71]-[.O$176]" office:value-type="float" office:value="70.3125" calcext:value-type="float">
            <text:p>70,3125</text:p>
          </table:table-cell>
          <table:table-cell table:style-name="ce3" table:formula="of:=[.P71]-[.P$176]" office:value-type="float" office:value="-43.4125" calcext:value-type="float">
            <text:p>-43,4125</text:p>
          </table:table-cell>
          <table:table-cell table:style-name="ce3" table:formula="of:=[.Q71]-[.Q$176]" office:value-type="float" office:value="-295.95" calcext:value-type="float">
            <text:p>-295,95</text:p>
          </table:table-cell>
          <table:table-cell table:style-name="ce3" table:formula="of:=[.R71]-[.R$176]" office:value-type="float" office:value="37.8125" calcext:value-type="float">
            <text:p>37,8125</text:p>
          </table:table-cell>
          <table:table-cell table:style-name="ce3" table:formula="of:=[.S71]-[.S$176]" office:value-type="float" office:value="24076.2" calcext:value-type="float">
            <text:p>24076,2</text:p>
          </table:table-cell>
          <table:table-cell table:style-name="ce3" table:formula="of:=[.T71]-[.T$176]" office:value-type="float" office:value="62.9125" calcext:value-type="float">
            <text:p>62,9125</text:p>
          </table:table-cell>
          <table:table-cell table:style-name="ce3" table:formula="of:=[.U71]-[.U$176]" office:value-type="float" office:value="-8.3375" calcext:value-type="float">
            <text:p>-8,3375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-107.599999999999" calcext:value-type="float">
            <text:p>-107,6</text:p>
          </table:table-cell>
          <table:table-cell table:style-name="ce3" table:formula="of:=[.C72]-[.C$176]" office:value-type="float" office:value="718.8625" calcext:value-type="float">
            <text:p>718,8625</text:p>
          </table:table-cell>
          <table:table-cell table:style-name="ce3" table:formula="of:=[.D72]-[.D$176]" office:value-type="float" office:value="11331.675" calcext:value-type="float">
            <text:p>11331,675</text:p>
          </table:table-cell>
          <table:table-cell table:style-name="ce3" table:formula="of:=[.E72]-[.E$176]" office:value-type="float" office:value="4072565.45" calcext:value-type="float">
            <text:p>4072565,45</text:p>
          </table:table-cell>
          <table:table-cell table:style-name="ce3" table:formula="of:=[.F72]-[.F$176]" office:value-type="float" office:value="-1356.4" calcext:value-type="float">
            <text:p>-1356,4</text:p>
          </table:table-cell>
          <table:table-cell table:style-name="ce3" table:formula="of:=[.G72]-[.G$176]" office:value-type="float" office:value="-1695.45" calcext:value-type="float">
            <text:p>-1695,45</text:p>
          </table:table-cell>
          <table:table-cell table:style-name="ce3" table:formula="of:=[.H72]-[.H$176]" office:value-type="float" office:value="-559.8875" calcext:value-type="float">
            <text:p>-559,8875</text:p>
          </table:table-cell>
          <table:table-cell table:style-name="ce3" table:formula="of:=[.I72]-[.I$176]" office:value-type="float" office:value="70104.675" calcext:value-type="float">
            <text:p>70104,675</text:p>
          </table:table-cell>
          <table:table-cell table:style-name="ce3" table:formula="of:=[.J72]-[.J$176]" office:value-type="float" office:value="-664.300000000001" calcext:value-type="float">
            <text:p>-664,3</text:p>
          </table:table-cell>
          <table:table-cell table:style-name="ce3" table:formula="of:=[.K72]-[.K$176]" office:value-type="float" office:value="507.725" calcext:value-type="float">
            <text:p>507,725</text:p>
          </table:table-cell>
          <table:table-cell table:style-name="ce3" table:formula="of:=[.L72]-[.L$176]" office:value-type="float" office:value="367.275" calcext:value-type="float">
            <text:p>367,275</text:p>
          </table:table-cell>
          <table:table-cell table:style-name="ce3" table:formula="of:=[.M72]-[.M$176]" office:value-type="float" office:value="-15.775" calcext:value-type="float">
            <text:p>-15,775</text:p>
          </table:table-cell>
          <table:table-cell table:style-name="ce3" table:formula="of:=[.N72]-[.N$176]" office:value-type="float" office:value="2144946.8" calcext:value-type="float">
            <text:p>2144946,8</text:p>
          </table:table-cell>
          <table:table-cell table:style-name="ce3" table:formula="of:=[.O72]-[.O$176]" office:value-type="float" office:value="82.8125" calcext:value-type="float">
            <text:p>82,8125</text:p>
          </table:table-cell>
          <table:table-cell table:style-name="ce3" table:formula="of:=[.P72]-[.P$176]" office:value-type="float" office:value="-53.4125" calcext:value-type="float">
            <text:p>-53,4125</text:p>
          </table:table-cell>
          <table:table-cell table:style-name="ce3" table:formula="of:=[.Q72]-[.Q$176]" office:value-type="float" office:value="-115.15" calcext:value-type="float">
            <text:p>-115,15</text:p>
          </table:table-cell>
          <table:table-cell table:style-name="ce3" table:formula="of:=[.R72]-[.R$176]" office:value-type="float" office:value="37.8125" calcext:value-type="float">
            <text:p>37,8125</text:p>
          </table:table-cell>
          <table:table-cell table:style-name="ce3" table:formula="of:=[.S72]-[.S$176]" office:value-type="float" office:value="24076.2" calcext:value-type="float">
            <text:p>24076,2</text:p>
          </table:table-cell>
          <table:table-cell table:style-name="ce3" table:formula="of:=[.T72]-[.T$176]" office:value-type="float" office:value="76.2125" calcext:value-type="float">
            <text:p>76,2125</text:p>
          </table:table-cell>
          <table:table-cell table:style-name="ce3" table:formula="of:=[.U72]-[.U$176]" office:value-type="float" office:value="-8.3375" calcext:value-type="float">
            <text:p>-8,3375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-468.799999999999" calcext:value-type="float">
            <text:p>-468,8</text:p>
          </table:table-cell>
          <table:table-cell table:style-name="ce3" table:formula="of:=[.C73]-[.C$176]" office:value-type="float" office:value="1019.6625" calcext:value-type="float">
            <text:p>1019,6625</text:p>
          </table:table-cell>
          <table:table-cell table:style-name="ce3" table:formula="of:=[.D73]-[.D$176]" office:value-type="float" office:value="11331.675" calcext:value-type="float">
            <text:p>11331,675</text:p>
          </table:table-cell>
          <table:table-cell table:style-name="ce3" table:formula="of:=[.E73]-[.E$176]" office:value-type="float" office:value="4439906.55" calcext:value-type="float">
            <text:p>4439906,55</text:p>
          </table:table-cell>
          <table:table-cell table:style-name="ce3" table:formula="of:=[.F73]-[.F$176]" office:value-type="float" office:value="2034.6" calcext:value-type="float">
            <text:p>2034,6</text:p>
          </table:table-cell>
          <table:table-cell table:style-name="ce3" table:formula="of:=[.G73]-[.G$176]" office:value-type="float" office:value="-1434.65" calcext:value-type="float">
            <text:p>-1434,65</text:p>
          </table:table-cell>
          <table:table-cell table:style-name="ce3" table:formula="of:=[.H73]-[.H$176]" office:value-type="float" office:value="-238.6875" calcext:value-type="float">
            <text:p>-238,6875</text:p>
          </table:table-cell>
          <table:table-cell table:style-name="ce3" table:formula="of:=[.I73]-[.I$176]" office:value-type="float" office:value="70131.875" calcext:value-type="float">
            <text:p>70131,875</text:p>
          </table:table-cell>
          <table:table-cell table:style-name="ce3" table:formula="of:=[.J73]-[.J$176]" office:value-type="float" office:value="-223.1" calcext:value-type="float">
            <text:p>-223,1</text:p>
          </table:table-cell>
          <table:table-cell table:style-name="ce3" table:formula="of:=[.K73]-[.K$176]" office:value-type="float" office:value="307.025" calcext:value-type="float">
            <text:p>307,025</text:p>
          </table:table-cell>
          <table:table-cell table:style-name="ce3" table:formula="of:=[.L73]-[.L$176]" office:value-type="float" office:value="191.775" calcext:value-type="float">
            <text:p>191,775</text:p>
          </table:table-cell>
          <table:table-cell table:style-name="ce3" table:formula="of:=[.M73]-[.M$176]" office:value-type="float" office:value="345.225" calcext:value-type="float">
            <text:p>345,225</text:p>
          </table:table-cell>
          <table:table-cell table:style-name="ce3" table:formula="of:=[.N73]-[.N$176]" office:value-type="float" office:value="1980454" calcext:value-type="float">
            <text:p>1980454</text:p>
          </table:table-cell>
          <table:table-cell table:style-name="ce3" table:formula="of:=[.O73]-[.O$176]" office:value-type="float" office:value="70.3125" calcext:value-type="float">
            <text:p>70,3125</text:p>
          </table:table-cell>
          <table:table-cell table:style-name="ce3" table:formula="of:=[.P73]-[.P$176]" office:value-type="float" office:value="46.5875" calcext:value-type="float">
            <text:p>46,5875</text:p>
          </table:table-cell>
          <table:table-cell table:style-name="ce3" table:formula="of:=[.Q73]-[.Q$176]" office:value-type="float" office:value="-576.55" calcext:value-type="float">
            <text:p>-576,55</text:p>
          </table:table-cell>
          <table:table-cell table:style-name="ce3" table:formula="of:=[.R73]-[.R$176]" office:value-type="float" office:value="288.1125" calcext:value-type="float">
            <text:p>288,1125</text:p>
          </table:table-cell>
          <table:table-cell table:style-name="ce3" table:formula="of:=[.S73]-[.S$176]" office:value-type="float" office:value="24076.2" calcext:value-type="float">
            <text:p>24076,2</text:p>
          </table:table-cell>
          <table:table-cell table:style-name="ce3" table:formula="of:=[.T73]-[.T$176]" office:value-type="float" office:value="-57.0875" calcext:value-type="float">
            <text:p>-57,0875</text:p>
          </table:table-cell>
          <table:table-cell table:style-name="ce3" table:formula="of:=[.U73]-[.U$176]" office:value-type="float" office:value="-8.3375" calcext:value-type="float">
            <text:p>-8,3375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-208.2" calcext:value-type="float">
            <text:p>-208,2</text:p>
          </table:table-cell>
          <table:table-cell table:style-name="ce3" table:formula="of:=[.C74]-[.C$176]" office:value-type="float" office:value="698.4625" calcext:value-type="float">
            <text:p>698,4625</text:p>
          </table:table-cell>
          <table:table-cell table:style-name="ce3" table:formula="of:=[.D74]-[.D$176]" office:value-type="float" office:value="7940.575" calcext:value-type="float">
            <text:p>7940,575</text:p>
          </table:table-cell>
          <table:table-cell table:style-name="ce3" table:formula="of:=[.E74]-[.E$176]" office:value-type="float" office:value="4195021.35" calcext:value-type="float">
            <text:p>4195021,35</text:p>
          </table:table-cell>
          <table:table-cell table:style-name="ce3" table:formula="of:=[.F74]-[.F$176]" office:value-type="float" office:value="-1356.4" calcext:value-type="float">
            <text:p>-1356,4</text:p>
          </table:table-cell>
          <table:table-cell table:style-name="ce3" table:formula="of:=[.G74]-[.G$176]" office:value-type="float" office:value="-1093.85" calcext:value-type="float">
            <text:p>-1093,85</text:p>
          </table:table-cell>
          <table:table-cell table:style-name="ce3" table:formula="of:=[.H74]-[.H$176]" office:value-type="float" office:value="262.5125" calcext:value-type="float">
            <text:p>262,5125</text:p>
          </table:table-cell>
          <table:table-cell table:style-name="ce3" table:formula="of:=[.I74]-[.I$176]" office:value-type="float" office:value="67391.875" calcext:value-type="float">
            <text:p>67391,875</text:p>
          </table:table-cell>
          <table:table-cell table:style-name="ce3" table:formula="of:=[.J74]-[.J$176]" office:value-type="float" office:value="-283.500000000001" calcext:value-type="float">
            <text:p>-283,5</text:p>
          </table:table-cell>
          <table:table-cell table:style-name="ce3" table:formula="of:=[.K74]-[.K$176]" office:value-type="float" office:value="808.725" calcext:value-type="float">
            <text:p>808,725</text:p>
          </table:table-cell>
          <table:table-cell table:style-name="ce3" table:formula="of:=[.L74]-[.L$176]" office:value-type="float" office:value="166.975" calcext:value-type="float">
            <text:p>166,975</text:p>
          </table:table-cell>
          <table:table-cell table:style-name="ce3" table:formula="of:=[.M74]-[.M$176]" office:value-type="float" office:value="165.025" calcext:value-type="float">
            <text:p>165,025</text:p>
          </table:table-cell>
          <table:table-cell table:style-name="ce3" table:formula="of:=[.N74]-[.N$176]" office:value-type="float" office:value="2176684.4" calcext:value-type="float">
            <text:p>2176684,4</text:p>
          </table:table-cell>
          <table:table-cell table:style-name="ce3" table:formula="of:=[.O74]-[.O$176]" office:value-type="float" office:value="99.5125" calcext:value-type="float">
            <text:p>99,5125</text:p>
          </table:table-cell>
          <table:table-cell table:style-name="ce3" table:formula="of:=[.P74]-[.P$176]" office:value-type="float" office:value="-23.4125" calcext:value-type="float">
            <text:p>-23,4125</text:p>
          </table:table-cell>
          <table:table-cell table:style-name="ce3" table:formula="of:=[.Q74]-[.Q$176]" office:value-type="float" office:value="5.04999999999995" calcext:value-type="float">
            <text:p>5,05</text:p>
          </table:table-cell>
          <table:table-cell table:style-name="ce3" table:formula="of:=[.R74]-[.R$176]" office:value-type="float" office:value="37.8125" calcext:value-type="float">
            <text:p>37,8125</text:p>
          </table:table-cell>
          <table:table-cell table:style-name="ce3" table:formula="of:=[.S74]-[.S$176]" office:value-type="float" office:value="21363.4" calcext:value-type="float">
            <text:p>21363,4</text:p>
          </table:table-cell>
          <table:table-cell table:style-name="ce3" table:formula="of:=[.T74]-[.T$176]" office:value-type="float" office:value="-7.0875" calcext:value-type="float">
            <text:p>-7,0875</text:p>
          </table:table-cell>
          <table:table-cell table:style-name="ce3" table:formula="of:=[.U74]-[.U$176]" office:value-type="float" office:value="-8.3375" calcext:value-type="float">
            <text:p>-8,3375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-850" calcext:value-type="float">
            <text:p>-850</text:p>
          </table:table-cell>
          <table:table-cell table:style-name="ce3" table:formula="of:=[.C75]-[.C$176]" office:value-type="float" office:value="1059.6625" calcext:value-type="float">
            <text:p>1059,6625</text:p>
          </table:table-cell>
          <table:table-cell table:style-name="ce3" table:formula="of:=[.D75]-[.D$176]" office:value-type="float" office:value="5905.975" calcext:value-type="float">
            <text:p>5905,975</text:p>
          </table:table-cell>
          <table:table-cell table:style-name="ce3" table:formula="of:=[.E75]-[.E$176]" office:value-type="float" office:value="4774423.85" calcext:value-type="float">
            <text:p>4774423,85</text:p>
          </table:table-cell>
          <table:table-cell table:style-name="ce3" table:formula="of:=[.F75]-[.F$176]" office:value-type="float" office:value="1356.4" calcext:value-type="float">
            <text:p>1356,4</text:p>
          </table:table-cell>
          <table:table-cell table:style-name="ce3" table:formula="of:=[.G75]-[.G$176]" office:value-type="float" office:value="-1855.85" calcext:value-type="float">
            <text:p>-1855,85</text:p>
          </table:table-cell>
          <table:table-cell table:style-name="ce3" table:formula="of:=[.H75]-[.H$176]" office:value-type="float" office:value="-459.6875" calcext:value-type="float">
            <text:p>-459,6875</text:p>
          </table:table-cell>
          <table:table-cell table:style-name="ce3" table:formula="of:=[.I75]-[.I$176]" office:value-type="float" office:value="64679.075" calcext:value-type="float">
            <text:p>64679,075</text:p>
          </table:table-cell>
          <table:table-cell table:style-name="ce3" table:formula="of:=[.J75]-[.J$176]" office:value-type="float" office:value="-864.900000000001" calcext:value-type="float">
            <text:p>-864,9</text:p>
          </table:table-cell>
          <table:table-cell table:style-name="ce3" table:formula="of:=[.K75]-[.K$176]" office:value-type="float" office:value="507.525" calcext:value-type="float">
            <text:p>507,525</text:p>
          </table:table-cell>
          <table:table-cell table:style-name="ce3" table:formula="of:=[.L75]-[.L$176]" office:value-type="float" office:value="91.275" calcext:value-type="float">
            <text:p>91,275</text:p>
          </table:table-cell>
          <table:table-cell table:style-name="ce3" table:formula="of:=[.M75]-[.M$176]" office:value-type="float" office:value="305.025" calcext:value-type="float">
            <text:p>305,025</text:p>
          </table:table-cell>
          <table:table-cell table:style-name="ce3" table:formula="of:=[.N75]-[.N$176]" office:value-type="float" office:value="2067634.8" calcext:value-type="float">
            <text:p>2067634,8</text:p>
          </table:table-cell>
          <table:table-cell table:style-name="ce3" table:formula="of:=[.O75]-[.O$176]" office:value-type="float" office:value="57.8125" calcext:value-type="float">
            <text:p>57,8125</text:p>
          </table:table-cell>
          <table:table-cell table:style-name="ce3" table:formula="of:=[.P75]-[.P$176]" office:value-type="float" office:value="46.8875" calcext:value-type="float">
            <text:p>46,8875</text:p>
          </table:table-cell>
          <table:table-cell table:style-name="ce3" table:formula="of:=[.Q75]-[.Q$176]" office:value-type="float" office:value="165.45" calcext:value-type="float">
            <text:p>165,45</text:p>
          </table:table-cell>
          <table:table-cell table:style-name="ce3" table:formula="of:=[.R75]-[.R$176]" office:value-type="float" office:value="2149.6125" calcext:value-type="float">
            <text:p>2149,6125</text:p>
          </table:table-cell>
          <table:table-cell table:style-name="ce3" table:formula="of:=[.S75]-[.S$176]" office:value-type="float" office:value="21363.4" calcext:value-type="float">
            <text:p>21363,4</text:p>
          </table:table-cell>
          <table:table-cell table:style-name="ce3" table:formula="of:=[.T75]-[.T$176]" office:value-type="float" office:value="-32.0875" calcext:value-type="float">
            <text:p>-32,0875</text:p>
          </table:table-cell>
          <table:table-cell table:style-name="ce3" table:formula="of:=[.U75]-[.U$176]" office:value-type="float" office:value="-8.3375" calcext:value-type="float">
            <text:p>-8,3375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-147.599999999999" calcext:value-type="float">
            <text:p>-147,6</text:p>
          </table:table-cell>
          <table:table-cell table:style-name="ce3" table:formula="of:=[.C76]-[.C$176]" office:value-type="float" office:value="558.2625" calcext:value-type="float">
            <text:p>558,2625</text:p>
          </table:table-cell>
          <table:table-cell table:style-name="ce3" table:formula="of:=[.D76]-[.D$176]" office:value-type="float" office:value="8618.875" calcext:value-type="float">
            <text:p>8618,875</text:p>
          </table:table-cell>
          <table:table-cell table:style-name="ce3" table:formula="of:=[.E76]-[.E$176]" office:value-type="float" office:value="4263031.65" calcext:value-type="float">
            <text:p>4263031,65</text:p>
          </table:table-cell>
          <table:table-cell table:style-name="ce3" table:formula="of:=[.F76]-[.F$176]" office:value-type="float" office:value="-1356.4" calcext:value-type="float">
            <text:p>-1356,4</text:p>
          </table:table-cell>
          <table:table-cell table:style-name="ce3" table:formula="of:=[.G76]-[.G$176]" office:value-type="float" office:value="-1174.05" calcext:value-type="float">
            <text:p>-1174,05</text:p>
          </table:table-cell>
          <table:table-cell table:style-name="ce3" table:formula="of:=[.H76]-[.H$176]" office:value-type="float" office:value="-38.2875000000004" calcext:value-type="float">
            <text:p>-38,2875</text:p>
          </table:table-cell>
          <table:table-cell table:style-name="ce3" table:formula="of:=[.I76]-[.I$176]" office:value-type="float" office:value="70131.875" calcext:value-type="float">
            <text:p>70131,875</text:p>
          </table:table-cell>
          <table:table-cell table:style-name="ce3" table:formula="of:=[.J76]-[.J$176]" office:value-type="float" office:value="-764.700000000001" calcext:value-type="float">
            <text:p>-764,7</text:p>
          </table:table-cell>
          <table:table-cell table:style-name="ce3" table:formula="of:=[.K76]-[.K$176]" office:value-type="float" office:value="357.225" calcext:value-type="float">
            <text:p>357,225</text:p>
          </table:table-cell>
          <table:table-cell table:style-name="ce3" table:formula="of:=[.L76]-[.L$176]" office:value-type="float" office:value="41.475" calcext:value-type="float">
            <text:p>41,475</text:p>
          </table:table-cell>
          <table:table-cell table:style-name="ce3" table:formula="of:=[.M76]-[.M$176]" office:value-type="float" office:value="-35.875" calcext:value-type="float">
            <text:p>-35,875</text:p>
          </table:table-cell>
          <table:table-cell table:style-name="ce3" table:formula="of:=[.N76]-[.N$176]" office:value-type="float" office:value="2231162.5" calcext:value-type="float">
            <text:p>2231162,5</text:p>
          </table:table-cell>
          <table:table-cell table:style-name="ce3" table:formula="of:=[.O76]-[.O$176]" office:value-type="float" office:value="57.8125" calcext:value-type="float">
            <text:p>57,8125</text:p>
          </table:table-cell>
          <table:table-cell table:style-name="ce3" table:formula="of:=[.P76]-[.P$176]" office:value-type="float" office:value="-3.41249999999999" calcext:value-type="float">
            <text:p>-3,4125</text:p>
          </table:table-cell>
          <table:table-cell table:style-name="ce3" table:formula="of:=[.Q76]-[.Q$176]" office:value-type="float" office:value="25.25" calcext:value-type="float">
            <text:p>25,25</text:p>
          </table:table-cell>
          <table:table-cell table:style-name="ce3" table:formula="of:=[.R76]-[.R$176]" office:value-type="float" office:value="1118.6125" calcext:value-type="float">
            <text:p>1118,6125</text:p>
          </table:table-cell>
          <table:table-cell table:style-name="ce3" table:formula="of:=[.S76]-[.S$176]" office:value-type="float" office:value="21363.4" calcext:value-type="float">
            <text:p>21363,4</text:p>
          </table:table-cell>
          <table:table-cell table:style-name="ce3" table:formula="of:=[.T76]-[.T$176]" office:value-type="float" office:value="42.9125" calcext:value-type="float">
            <text:p>42,9125</text:p>
          </table:table-cell>
          <table:table-cell table:style-name="ce3" table:formula="of:=[.U76]-[.U$176]" office:value-type="float" office:value="-8.3375" calcext:value-type="float">
            <text:p>-8,3375</text:p>
          </table:table-cell>
          <table:table-cell table:style-name="ce3" table:formula="of:=[.V7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-609" calcext:value-type="float">
            <text:p>-609</text:p>
          </table:table-cell>
          <table:table-cell table:style-name="ce3" table:formula="of:=[.C77]-[.C$176]" office:value-type="float" office:value="798.8625" calcext:value-type="float">
            <text:p>798,8625</text:p>
          </table:table-cell>
          <table:table-cell table:style-name="ce3" table:formula="of:=[.D77]-[.D$176]" office:value-type="float" office:value="5905.975" calcext:value-type="float">
            <text:p>5905,975</text:p>
          </table:table-cell>
          <table:table-cell table:style-name="ce3" table:formula="of:=[.E77]-[.E$176]" office:value-type="float" office:value="4290241.05" calcext:value-type="float">
            <text:p>4290241,05</text:p>
          </table:table-cell>
          <table:table-cell table:style-name="ce3" table:formula="of:=[.F77]-[.F$176]" office:value-type="float" office:value="-1356.4" calcext:value-type="float">
            <text:p>-1356,4</text:p>
          </table:table-cell>
          <table:table-cell table:style-name="ce3" table:formula="of:=[.G77]-[.G$176]" office:value-type="float" office:value="-1274.35" calcext:value-type="float">
            <text:p>-1274,35</text:p>
          </table:table-cell>
          <table:table-cell table:style-name="ce3" table:formula="of:=[.H77]-[.H$176]" office:value-type="float" office:value="-479.2875" calcext:value-type="float">
            <text:p>-479,2875</text:p>
          </table:table-cell>
          <table:table-cell table:style-name="ce3" table:formula="of:=[.I77]-[.I$176]" office:value-type="float" office:value="67419.075" calcext:value-type="float">
            <text:p>67419,075</text:p>
          </table:table-cell>
          <table:table-cell table:style-name="ce3" table:formula="of:=[.J77]-[.J$176]" office:value-type="float" office:value="-664.300000000001" calcext:value-type="float">
            <text:p>-664,3</text:p>
          </table:table-cell>
          <table:table-cell table:style-name="ce3" table:formula="of:=[.K77]-[.K$176]" office:value-type="float" office:value="432.225" calcext:value-type="float">
            <text:p>432,225</text:p>
          </table:table-cell>
          <table:table-cell table:style-name="ce3" table:formula="of:=[.L77]-[.L$176]" office:value-type="float" office:value="121.675" calcext:value-type="float">
            <text:p>121,675</text:p>
          </table:table-cell>
          <table:table-cell table:style-name="ce3" table:formula="of:=[.M77]-[.M$176]" office:value-type="float" office:value="415.625" calcext:value-type="float">
            <text:p>415,625</text:p>
          </table:table-cell>
          <table:table-cell table:style-name="ce3" table:formula="of:=[.N77]-[.N$176]" office:value-type="float" office:value="1931161.2" calcext:value-type="float">
            <text:p>1931161,2</text:p>
          </table:table-cell>
          <table:table-cell table:style-name="ce3" table:formula="of:=[.O77]-[.O$176]" office:value-type="float" office:value="32.8125" calcext:value-type="float">
            <text:p>32,8125</text:p>
          </table:table-cell>
          <table:table-cell table:style-name="ce3" table:formula="of:=[.P77]-[.P$176]" office:value-type="float" office:value="-43.4125" calcext:value-type="float">
            <text:p>-43,4125</text:p>
          </table:table-cell>
          <table:table-cell table:style-name="ce3" table:formula="of:=[.Q77]-[.Q$176]" office:value-type="float" office:value="-195.55" calcext:value-type="float">
            <text:p>-195,55</text:p>
          </table:table-cell>
          <table:table-cell table:style-name="ce3" table:formula="of:=[.R77]-[.R$176]" office:value-type="float" office:value="467.8125" calcext:value-type="float">
            <text:p>467,8125</text:p>
          </table:table-cell>
          <table:table-cell table:style-name="ce3" table:formula="of:=[.S77]-[.S$176]" office:value-type="float" office:value="13225" calcext:value-type="float">
            <text:p>13225</text:p>
          </table:table-cell>
          <table:table-cell table:style-name="ce3" table:formula="of:=[.T77]-[.T$176]" office:value-type="float" office:value="-32.0875" calcext:value-type="float">
            <text:p>-32,0875</text:p>
          </table:table-cell>
          <table:table-cell table:style-name="ce3" table:formula="of:=[.U77]-[.U$176]" office:value-type="float" office:value="-8.3375" calcext:value-type="float">
            <text:p>-8,3375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-669.2" calcext:value-type="float">
            <text:p>-669,2</text:p>
          </table:table-cell>
          <table:table-cell table:style-name="ce3" table:formula="of:=[.C78]-[.C$176]" office:value-type="float" office:value="819.0625" calcext:value-type="float">
            <text:p>819,0625</text:p>
          </table:table-cell>
          <table:table-cell table:style-name="ce3" table:formula="of:=[.D78]-[.D$176]" office:value-type="float" office:value="7940.575" calcext:value-type="float">
            <text:p>7940,575</text:p>
          </table:table-cell>
          <table:table-cell table:style-name="ce3" table:formula="of:=[.E78]-[.E$176]" office:value-type="float" office:value="4159619.25" calcext:value-type="float">
            <text:p>4159619,25</text:p>
          </table:table-cell>
          <table:table-cell table:style-name="ce3" table:formula="of:=[.F78]-[.F$176]" office:value-type="float" office:value="-1356.4" calcext:value-type="float">
            <text:p>-1356,4</text:p>
          </table:table-cell>
          <table:table-cell table:style-name="ce3" table:formula="of:=[.G78]-[.G$176]" office:value-type="float" office:value="-1294.25" calcext:value-type="float">
            <text:p>-1294,25</text:p>
          </table:table-cell>
          <table:table-cell table:style-name="ce3" table:formula="of:=[.H78]-[.H$176]" office:value-type="float" office:value="-319.0875" calcext:value-type="float">
            <text:p>-319,0875</text:p>
          </table:table-cell>
          <table:table-cell table:style-name="ce3" table:formula="of:=[.I78]-[.I$176]" office:value-type="float" office:value="64679.075" calcext:value-type="float">
            <text:p>64679,075</text:p>
          </table:table-cell>
          <table:table-cell table:style-name="ce3" table:formula="of:=[.J78]-[.J$176]" office:value-type="float" office:value="-524.100000000001" calcext:value-type="float">
            <text:p>-524,1</text:p>
          </table:table-cell>
          <table:table-cell table:style-name="ce3" table:formula="of:=[.K78]-[.K$176]" office:value-type="float" office:value="121.525" calcext:value-type="float">
            <text:p>121,525</text:p>
          </table:table-cell>
          <table:table-cell table:style-name="ce3" table:formula="of:=[.L78]-[.L$176]" office:value-type="float" office:value="266.975" calcext:value-type="float">
            <text:p>266,975</text:p>
          </table:table-cell>
          <table:table-cell table:style-name="ce3" table:formula="of:=[.M78]-[.M$176]" office:value-type="float" office:value="365.425" calcext:value-type="float">
            <text:p>365,425</text:p>
          </table:table-cell>
          <table:table-cell table:style-name="ce3" table:formula="of:=[.N78]-[.N$176]" office:value-type="float" office:value="2161740.4" calcext:value-type="float">
            <text:p>2161740,4</text:p>
          </table:table-cell>
          <table:table-cell table:style-name="ce3" table:formula="of:=[.O78]-[.O$176]" office:value-type="float" office:value="45.3125" calcext:value-type="float">
            <text:p>45,3125</text:p>
          </table:table-cell>
          <table:table-cell table:style-name="ce3" table:formula="of:=[.P78]-[.P$176]" office:value-type="float" office:value="-43.4125" calcext:value-type="float">
            <text:p>-43,4125</text:p>
          </table:table-cell>
          <table:table-cell table:style-name="ce3" table:formula="of:=[.Q78]-[.Q$176]" office:value-type="float" office:value="-195.35" calcext:value-type="float">
            <text:p>-195,35</text:p>
          </table:table-cell>
          <table:table-cell table:style-name="ce3" table:formula="of:=[.R78]-[.R$176]" office:value-type="float" office:value="247.8125" calcext:value-type="float">
            <text:p>247,8125</text:p>
          </table:table-cell>
          <table:table-cell table:style-name="ce3" table:formula="of:=[.S78]-[.S$176]" office:value-type="float" office:value="18650.6" calcext:value-type="float">
            <text:p>18650,6</text:p>
          </table:table-cell>
          <table:table-cell table:style-name="ce3" table:formula="of:=[.T78]-[.T$176]" office:value-type="float" office:value="-32.0875" calcext:value-type="float">
            <text:p>-32,0875</text:p>
          </table:table-cell>
          <table:table-cell table:style-name="ce3" table:formula="of:=[.U78]-[.U$176]" office:value-type="float" office:value="-8.3375" calcext:value-type="float">
            <text:p>-8,3375</text:p>
          </table:table-cell>
          <table:table-cell table:style-name="ce3" table:formula="of:=[.V7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-588.799999999999" calcext:value-type="float">
            <text:p>-588,8</text:p>
          </table:table-cell>
          <table:table-cell table:style-name="ce3" table:formula="of:=[.C79]-[.C$176]" office:value-type="float" office:value="618.6625" calcext:value-type="float">
            <text:p>618,6625</text:p>
          </table:table-cell>
          <table:table-cell table:style-name="ce3" table:formula="of:=[.D79]-[.D$176]" office:value-type="float" office:value="4549.575" calcext:value-type="float">
            <text:p>4549,575</text:p>
          </table:table-cell>
          <table:table-cell table:style-name="ce3" table:formula="of:=[.E79]-[.E$176]" office:value-type="float" office:value="3960987.65" calcext:value-type="float">
            <text:p>3960987,65</text:p>
          </table:table-cell>
          <table:table-cell table:style-name="ce3" table:formula="of:=[.F79]-[.F$176]" office:value-type="float" office:value="2034.6" calcext:value-type="float">
            <text:p>2034,6</text:p>
          </table:table-cell>
          <table:table-cell table:style-name="ce3" table:formula="of:=[.G79]-[.G$176]" office:value-type="float" office:value="-1449.65" calcext:value-type="float">
            <text:p>-1449,65</text:p>
          </table:table-cell>
          <table:table-cell table:style-name="ce3" table:formula="of:=[.H79]-[.H$176]" office:value-type="float" office:value="-138.4875" calcext:value-type="float">
            <text:p>-138,4875</text:p>
          </table:table-cell>
          <table:table-cell table:style-name="ce3" table:formula="of:=[.I79]-[.I$176]" office:value-type="float" office:value="67419.075" calcext:value-type="float">
            <text:p>67419,075</text:p>
          </table:table-cell>
          <table:table-cell table:style-name="ce3" table:formula="of:=[.J79]-[.J$176]" office:value-type="float" office:value="37.4999999999991" calcext:value-type="float">
            <text:p>37,5</text:p>
          </table:table-cell>
          <table:table-cell table:style-name="ce3" table:formula="of:=[.K79]-[.K$176]" office:value-type="float" office:value="332.225" calcext:value-type="float">
            <text:p>332,225</text:p>
          </table:table-cell>
          <table:table-cell table:style-name="ce3" table:formula="of:=[.L79]-[.L$176]" office:value-type="float" office:value="91.475" calcext:value-type="float">
            <text:p>91,475</text:p>
          </table:table-cell>
          <table:table-cell table:style-name="ce3" table:formula="of:=[.M79]-[.M$176]" office:value-type="float" office:value="44.425" calcext:value-type="float">
            <text:p>44,425</text:p>
          </table:table-cell>
          <table:table-cell table:style-name="ce3" table:formula="of:=[.N79]-[.N$176]" office:value-type="float" office:value="2243826.8" calcext:value-type="float">
            <text:p>2243826,8</text:p>
          </table:table-cell>
          <table:table-cell table:style-name="ce3" table:formula="of:=[.O79]-[.O$176]" office:value-type="float" office:value="82.8125" calcext:value-type="float">
            <text:p>82,8125</text:p>
          </table:table-cell>
          <table:table-cell table:style-name="ce3" table:formula="of:=[.P79]-[.P$176]" office:value-type="float" office:value="-53.4125" calcext:value-type="float">
            <text:p>-53,4125</text:p>
          </table:table-cell>
          <table:table-cell table:style-name="ce3" table:formula="of:=[.Q79]-[.Q$176]" office:value-type="float" office:value="-396.15" calcext:value-type="float">
            <text:p>-396,15</text:p>
          </table:table-cell>
          <table:table-cell table:style-name="ce3" table:formula="of:=[.R79]-[.R$176]" office:value-type="float" office:value="247.8125" calcext:value-type="float">
            <text:p>247,8125</text:p>
          </table:table-cell>
          <table:table-cell table:style-name="ce3" table:formula="of:=[.S79]-[.S$176]" office:value-type="float" office:value="15937.8" calcext:value-type="float">
            <text:p>15937,8</text:p>
          </table:table-cell>
          <table:table-cell table:style-name="ce3" table:formula="of:=[.T79]-[.T$176]" office:value-type="float" office:value="-7.0875" calcext:value-type="float">
            <text:p>-7,0875</text:p>
          </table:table-cell>
          <table:table-cell table:style-name="ce3" table:formula="of:=[.U79]-[.U$176]" office:value-type="float" office:value="-8.3375" calcext:value-type="float">
            <text:p>-8,3375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-669.4" calcext:value-type="float">
            <text:p>-669,4</text:p>
          </table:table-cell>
          <table:table-cell table:style-name="ce3" table:formula="of:=[.C80]-[.C$176]" office:value-type="float" office:value="839.2625" calcext:value-type="float">
            <text:p>839,2625</text:p>
          </table:table-cell>
          <table:table-cell table:style-name="ce3" table:formula="of:=[.D80]-[.D$176]" office:value-type="float" office:value="5905.975" calcext:value-type="float">
            <text:p>5905,975</text:p>
          </table:table-cell>
          <table:table-cell table:style-name="ce3" table:formula="of:=[.E80]-[.E$176]" office:value-type="float" office:value="4940420.85" calcext:value-type="float">
            <text:p>4940420,85</text:p>
          </table:table-cell>
          <table:table-cell table:style-name="ce3" table:formula="of:=[.F80]-[.F$176]" office:value-type="float" office:value="-1356.4" calcext:value-type="float">
            <text:p>-1356,4</text:p>
          </table:table-cell>
          <table:table-cell table:style-name="ce3" table:formula="of:=[.G80]-[.G$176]" office:value-type="float" office:value="-1534.85" calcext:value-type="float">
            <text:p>-1534,85</text:p>
          </table:table-cell>
          <table:table-cell table:style-name="ce3" table:formula="of:=[.H80]-[.H$176]" office:value-type="float" office:value="-158.4875" calcext:value-type="float">
            <text:p>-158,4875</text:p>
          </table:table-cell>
          <table:table-cell table:style-name="ce3" table:formula="of:=[.I80]-[.I$176]" office:value-type="float" office:value="64679.075" calcext:value-type="float">
            <text:p>64679,075</text:p>
          </table:table-cell>
          <table:table-cell table:style-name="ce3" table:formula="of:=[.J80]-[.J$176]" office:value-type="float" office:value="-1245.7" calcext:value-type="float">
            <text:p>-1245,7</text:p>
          </table:table-cell>
          <table:table-cell table:style-name="ce3" table:formula="of:=[.K80]-[.K$176]" office:value-type="float" office:value="56.2249999999999" calcext:value-type="float">
            <text:p>56,225</text:p>
          </table:table-cell>
          <table:table-cell table:style-name="ce3" table:formula="of:=[.L80]-[.L$176]" office:value-type="float" office:value="61.275" calcext:value-type="float">
            <text:p>61,275</text:p>
          </table:table-cell>
          <table:table-cell table:style-name="ce3" table:formula="of:=[.M80]-[.M$176]" office:value-type="float" office:value="691.125" calcext:value-type="float">
            <text:p>691,125</text:p>
          </table:table-cell>
          <table:table-cell table:style-name="ce3" table:formula="of:=[.N80]-[.N$176]" office:value-type="float" office:value="2213567.6" calcext:value-type="float">
            <text:p>2213567,6</text:p>
          </table:table-cell>
          <table:table-cell table:style-name="ce3" table:formula="of:=[.O80]-[.O$176]" office:value-type="float" office:value="95.3125" calcext:value-type="float">
            <text:p>95,3125</text:p>
          </table:table-cell>
          <table:table-cell table:style-name="ce3" table:formula="of:=[.P80]-[.P$176]" office:value-type="float" office:value="63.5875" calcext:value-type="float">
            <text:p>63,5875</text:p>
          </table:table-cell>
          <table:table-cell table:style-name="ce3" table:formula="of:=[.Q80]-[.Q$176]" office:value-type="float" office:value="-456.15" calcext:value-type="float">
            <text:p>-456,15</text:p>
          </table:table-cell>
          <table:table-cell table:style-name="ce3" table:formula="of:=[.R80]-[.R$176]" office:value-type="float" office:value="137.8125" calcext:value-type="float">
            <text:p>137,8125</text:p>
          </table:table-cell>
          <table:table-cell table:style-name="ce3" table:formula="of:=[.S80]-[.S$176]" office:value-type="float" office:value="18650.6" calcext:value-type="float">
            <text:p>18650,6</text:p>
          </table:table-cell>
          <table:table-cell table:style-name="ce3" table:formula="of:=[.T80]-[.T$176]" office:value-type="float" office:value="-17.0875" calcext:value-type="float">
            <text:p>-17,0875</text:p>
          </table:table-cell>
          <table:table-cell table:style-name="ce3" table:formula="of:=[.U80]-[.U$176]" office:value-type="float" office:value="-8.3375" calcext:value-type="float">
            <text:p>-8,3375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-188" calcext:value-type="float">
            <text:p>-188</text:p>
          </table:table-cell>
          <table:table-cell table:style-name="ce3" table:formula="of:=[.C81]-[.C$176]" office:value-type="float" office:value="538.4625" calcext:value-type="float">
            <text:p>538,4625</text:p>
          </table:table-cell>
          <table:table-cell table:style-name="ce3" table:formula="of:=[.D81]-[.D$176]" office:value-type="float" office:value="5905.975" calcext:value-type="float">
            <text:p>5905,975</text:p>
          </table:table-cell>
          <table:table-cell table:style-name="ce3" table:formula="of:=[.E81]-[.E$176]" office:value-type="float" office:value="4404558.65" calcext:value-type="float">
            <text:p>4404558,65</text:p>
          </table:table-cell>
          <table:table-cell table:style-name="ce3" table:formula="of:=[.F81]-[.F$176]" office:value-type="float" office:value="-1356.4" calcext:value-type="float">
            <text:p>-1356,4</text:p>
          </table:table-cell>
          <table:table-cell table:style-name="ce3" table:formula="of:=[.G81]-[.G$176]" office:value-type="float" office:value="-1314.45" calcext:value-type="float">
            <text:p>-1314,45</text:p>
          </table:table-cell>
          <table:table-cell table:style-name="ce3" table:formula="of:=[.H81]-[.H$176]" office:value-type="float" office:value="-18.2875000000004" calcext:value-type="float">
            <text:p>-18,2875</text:p>
          </table:table-cell>
          <table:table-cell table:style-name="ce3" table:formula="of:=[.I81]-[.I$176]" office:value-type="float" office:value="67419.075" calcext:value-type="float">
            <text:p>67419,075</text:p>
          </table:table-cell>
          <table:table-cell table:style-name="ce3" table:formula="of:=[.J81]-[.J$176]" office:value-type="float" office:value="-283.1" calcext:value-type="float">
            <text:p>-283,1</text:p>
          </table:table-cell>
          <table:table-cell table:style-name="ce3" table:formula="of:=[.K81]-[.K$176]" office:value-type="float" office:value="-43.9750000000001" calcext:value-type="float">
            <text:p>-43,975</text:p>
          </table:table-cell>
          <table:table-cell table:style-name="ce3" table:formula="of:=[.L81]-[.L$176]" office:value-type="float" office:value="121.475" calcext:value-type="float">
            <text:p>121,475</text:p>
          </table:table-cell>
          <table:table-cell table:style-name="ce3" table:formula="of:=[.M81]-[.M$176]" office:value-type="float" office:value="340.425" calcext:value-type="float">
            <text:p>340,425</text:p>
          </table:table-cell>
          <table:table-cell table:style-name="ce3" table:formula="of:=[.N81]-[.N$176]" office:value-type="float" office:value="2505752" calcext:value-type="float">
            <text:p>2505752</text:p>
          </table:table-cell>
          <table:table-cell table:style-name="ce3" table:formula="of:=[.O81]-[.O$176]" office:value-type="float" office:value="95.3125" calcext:value-type="float">
            <text:p>95,3125</text:p>
          </table:table-cell>
          <table:table-cell table:style-name="ce3" table:formula="of:=[.P81]-[.P$176]" office:value-type="float" office:value="116.7875" calcext:value-type="float">
            <text:p>116,7875</text:p>
          </table:table-cell>
          <table:table-cell table:style-name="ce3" table:formula="of:=[.Q81]-[.Q$176]" office:value-type="float" office:value="-95.1500000000001" calcext:value-type="float">
            <text:p>-95,15</text:p>
          </table:table-cell>
          <table:table-cell table:style-name="ce3" table:formula="of:=[.R81]-[.R$176]" office:value-type="float" office:value="97.8125" calcext:value-type="float">
            <text:p>97,8125</text:p>
          </table:table-cell>
          <table:table-cell table:style-name="ce3" table:formula="of:=[.S81]-[.S$176]" office:value-type="float" office:value="21363.4" calcext:value-type="float">
            <text:p>21363,4</text:p>
          </table:table-cell>
          <table:table-cell table:style-name="ce3" table:formula="of:=[.T81]-[.T$176]" office:value-type="float" office:value="-17.0875" calcext:value-type="float">
            <text:p>-17,0875</text:p>
          </table:table-cell>
          <table:table-cell table:style-name="ce3" table:formula="of:=[.U81]-[.U$176]" office:value-type="float" office:value="-8.3375" calcext:value-type="float">
            <text:p>-8,3375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-348.599999999999" calcext:value-type="float">
            <text:p>-348,6</text:p>
          </table:table-cell>
          <table:table-cell table:style-name="ce3" table:formula="of:=[.C82]-[.C$176]" office:value-type="float" office:value="718.6625" calcext:value-type="float">
            <text:p>718,6625</text:p>
          </table:table-cell>
          <table:table-cell table:style-name="ce3" table:formula="of:=[.D82]-[.D$176]" office:value-type="float" office:value="7940.575" calcext:value-type="float">
            <text:p>7940,575</text:p>
          </table:table-cell>
          <table:table-cell table:style-name="ce3" table:formula="of:=[.E82]-[.E$176]" office:value-type="float" office:value="5071015.55" calcext:value-type="float">
            <text:p>5071015,55</text:p>
          </table:table-cell>
          <table:table-cell table:style-name="ce3" table:formula="of:=[.F82]-[.F$176]" office:value-type="float" office:value="-1356.4" calcext:value-type="float">
            <text:p>-1356,4</text:p>
          </table:table-cell>
          <table:table-cell table:style-name="ce3" table:formula="of:=[.G82]-[.G$176]" office:value-type="float" office:value="-1524.85" calcext:value-type="float">
            <text:p>-1524,85</text:p>
          </table:table-cell>
          <table:table-cell table:style-name="ce3" table:formula="of:=[.H82]-[.H$176]" office:value-type="float" office:value="-138.4875" calcext:value-type="float">
            <text:p>-138,4875</text:p>
          </table:table-cell>
          <table:table-cell table:style-name="ce3" table:formula="of:=[.I82]-[.I$176]" office:value-type="float" office:value="64679.075" calcext:value-type="float">
            <text:p>64679,075</text:p>
          </table:table-cell>
          <table:table-cell table:style-name="ce3" table:formula="of:=[.J82]-[.J$176]" office:value-type="float" office:value="-584.100000000001" calcext:value-type="float">
            <text:p>-584,1</text:p>
          </table:table-cell>
          <table:table-cell table:style-name="ce3" table:formula="of:=[.K82]-[.K$176]" office:value-type="float" office:value="4660.725" calcext:value-type="float">
            <text:p>4660,725</text:p>
          </table:table-cell>
          <table:table-cell table:style-name="ce3" table:formula="of:=[.L82]-[.L$176]" office:value-type="float" office:value="-98.925" calcext:value-type="float">
            <text:p>-98,925</text:p>
          </table:table-cell>
          <table:table-cell table:style-name="ce3" table:formula="of:=[.M82]-[.M$176]" office:value-type="float" office:value="144.825" calcext:value-type="float">
            <text:p>144,825</text:p>
          </table:table-cell>
          <table:table-cell table:style-name="ce3" table:formula="of:=[.N82]-[.N$176]" office:value-type="float" office:value="2181446" calcext:value-type="float">
            <text:p>2181446</text:p>
          </table:table-cell>
          <table:table-cell table:style-name="ce3" table:formula="of:=[.O82]-[.O$176]" office:value-type="float" office:value="82.8125" calcext:value-type="float">
            <text:p>82,8125</text:p>
          </table:table-cell>
          <table:table-cell table:style-name="ce3" table:formula="of:=[.P82]-[.P$176]" office:value-type="float" office:value="96.8875" calcext:value-type="float">
            <text:p>96,8875</text:p>
          </table:table-cell>
          <table:table-cell table:style-name="ce3" table:formula="of:=[.Q82]-[.Q$176]" office:value-type="float" office:value="65.25" calcext:value-type="float">
            <text:p>65,25</text:p>
          </table:table-cell>
          <table:table-cell table:style-name="ce3" table:formula="of:=[.R82]-[.R$176]" office:value-type="float" office:value="275.3125" calcext:value-type="float">
            <text:p>275,3125</text:p>
          </table:table-cell>
          <table:table-cell table:style-name="ce3" table:formula="of:=[.S82]-[.S$176]" office:value-type="float" office:value="15937.8" calcext:value-type="float">
            <text:p>15937,8</text:p>
          </table:table-cell>
          <table:table-cell table:style-name="ce3" table:formula="of:=[.T82]-[.T$176]" office:value-type="float" office:value="82.9125" calcext:value-type="float">
            <text:p>82,9125</text:p>
          </table:table-cell>
          <table:table-cell table:style-name="ce3" table:formula="of:=[.U82]-[.U$176]" office:value-type="float" office:value="-8.3375" calcext:value-type="float">
            <text:p>-8,3375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-609.2" calcext:value-type="float">
            <text:p>-609,2</text:p>
          </table:table-cell>
          <table:table-cell table:style-name="ce3" table:formula="of:=[.C83]-[.C$176]" office:value-type="float" office:value="658.6625" calcext:value-type="float">
            <text:p>658,6625</text:p>
          </table:table-cell>
          <table:table-cell table:style-name="ce3" table:formula="of:=[.D83]-[.D$176]" office:value-type="float" office:value="5905.975" calcext:value-type="float">
            <text:p>5905,975</text:p>
          </table:table-cell>
          <table:table-cell table:style-name="ce3" table:formula="of:=[.E83]-[.E$176]" office:value-type="float" office:value="4638403.65" calcext:value-type="float">
            <text:p>4638403,65</text:p>
          </table:table-cell>
          <table:table-cell table:style-name="ce3" table:formula="of:=[.F83]-[.F$176]" office:value-type="float" office:value="-1356.4" calcext:value-type="float">
            <text:p>-1356,4</text:p>
          </table:table-cell>
          <table:table-cell table:style-name="ce3" table:formula="of:=[.G83]-[.G$176]" office:value-type="float" office:value="-1254.25" calcext:value-type="float">
            <text:p>-1254,25</text:p>
          </table:table-cell>
          <table:table-cell table:style-name="ce3" table:formula="of:=[.H83]-[.H$176]" office:value-type="float" office:value="-519.4875" calcext:value-type="float">
            <text:p>-519,4875</text:p>
          </table:table-cell>
          <table:table-cell table:style-name="ce3" table:formula="of:=[.I83]-[.I$176]" office:value-type="float" office:value="64679.075" calcext:value-type="float">
            <text:p>64679,075</text:p>
          </table:table-cell>
          <table:table-cell table:style-name="ce3" table:formula="of:=[.J83]-[.J$176]" office:value-type="float" office:value="-564.100000000001" calcext:value-type="float">
            <text:p>-564,1</text:p>
          </table:table-cell>
          <table:table-cell table:style-name="ce3" table:formula="of:=[.K83]-[.K$176]" office:value-type="float" office:value="-43.9750000000001" calcext:value-type="float">
            <text:p>-43,975</text:p>
          </table:table-cell>
          <table:table-cell table:style-name="ce3" table:formula="of:=[.L83]-[.L$176]" office:value-type="float" office:value="-78.925" calcext:value-type="float">
            <text:p>-78,925</text:p>
          </table:table-cell>
          <table:table-cell table:style-name="ce3" table:formula="of:=[.M83]-[.M$176]" office:value-type="float" office:value="315.125" calcext:value-type="float">
            <text:p>315,125</text:p>
          </table:table-cell>
          <table:table-cell table:style-name="ce3" table:formula="of:=[.N83]-[.N$176]" office:value-type="float" office:value="2378118" calcext:value-type="float">
            <text:p>2378118</text:p>
          </table:table-cell>
          <table:table-cell table:style-name="ce3" table:formula="of:=[.O83]-[.O$176]" office:value-type="float" office:value="95.3125" calcext:value-type="float">
            <text:p>95,3125</text:p>
          </table:table-cell>
          <table:table-cell table:style-name="ce3" table:formula="of:=[.P83]-[.P$176]" office:value-type="float" office:value="63.5875" calcext:value-type="float">
            <text:p>63,5875</text:p>
          </table:table-cell>
          <table:table-cell table:style-name="ce3" table:formula="of:=[.Q83]-[.Q$176]" office:value-type="float" office:value="-34.95" calcext:value-type="float">
            <text:p>-34,95</text:p>
          </table:table-cell>
          <table:table-cell table:style-name="ce3" table:formula="of:=[.R83]-[.R$176]" office:value-type="float" office:value="147.8125" calcext:value-type="float">
            <text:p>147,8125</text:p>
          </table:table-cell>
          <table:table-cell table:style-name="ce3" table:formula="of:=[.S83]-[.S$176]" office:value-type="float" office:value="15937.8" calcext:value-type="float">
            <text:p>15937,8</text:p>
          </table:table-cell>
          <table:table-cell table:style-name="ce3" table:formula="of:=[.T83]-[.T$176]" office:value-type="float" office:value="-37.0875" calcext:value-type="float">
            <text:p>-37,0875</text:p>
          </table:table-cell>
          <table:table-cell table:style-name="ce3" table:formula="of:=[.U83]-[.U$176]" office:value-type="float" office:value="-8.3375" calcext:value-type="float">
            <text:p>-8,3375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-448.799999999999" calcext:value-type="float">
            <text:p>-448,8</text:p>
          </table:table-cell>
          <table:table-cell table:style-name="ce3" table:formula="of:=[.C84]-[.C$176]" office:value-type="float" office:value="332.6625" calcext:value-type="float">
            <text:p>332,6625</text:p>
          </table:table-cell>
          <table:table-cell table:style-name="ce3" table:formula="of:=[.D84]-[.D$176]" office:value-type="float" office:value="5905.975" calcext:value-type="float">
            <text:p>5905,975</text:p>
          </table:table-cell>
          <table:table-cell table:style-name="ce3" table:formula="of:=[.E84]-[.E$176]" office:value-type="float" office:value="4252072.25" calcext:value-type="float">
            <text:p>4252072,25</text:p>
          </table:table-cell>
          <table:table-cell table:style-name="ce3" table:formula="of:=[.F84]-[.F$176]" office:value-type="float" office:value="-1356.4" calcext:value-type="float">
            <text:p>-1356,4</text:p>
          </table:table-cell>
          <table:table-cell table:style-name="ce3" table:formula="of:=[.G84]-[.G$176]" office:value-type="float" office:value="-1274.05" calcext:value-type="float">
            <text:p>-1274,05</text:p>
          </table:table-cell>
          <table:table-cell table:style-name="ce3" table:formula="of:=[.H84]-[.H$176]" office:value-type="float" office:value="-640.0875" calcext:value-type="float">
            <text:p>-640,0875</text:p>
          </table:table-cell>
          <table:table-cell table:style-name="ce3" table:formula="of:=[.I84]-[.I$176]" office:value-type="float" office:value="70131.875" calcext:value-type="float">
            <text:p>70131,875</text:p>
          </table:table-cell>
          <table:table-cell table:style-name="ce3" table:formula="of:=[.J84]-[.J$176]" office:value-type="float" office:value="-182.900000000001" calcext:value-type="float">
            <text:p>-182,9</text:p>
          </table:table-cell>
          <table:table-cell table:style-name="ce3" table:formula="of:=[.K84]-[.K$176]" office:value-type="float" office:value="181.725" calcext:value-type="float">
            <text:p>181,725</text:p>
          </table:table-cell>
          <table:table-cell table:style-name="ce3" table:formula="of:=[.L84]-[.L$176]" office:value-type="float" office:value="121.475" calcext:value-type="float">
            <text:p>121,475</text:p>
          </table:table-cell>
          <table:table-cell table:style-name="ce3" table:formula="of:=[.M84]-[.M$176]" office:value-type="float" office:value="264.825" calcext:value-type="float">
            <text:p>264,825</text:p>
          </table:table-cell>
          <table:table-cell table:style-name="ce3" table:formula="of:=[.N84]-[.N$176]" office:value-type="float" office:value="2129574" calcext:value-type="float">
            <text:p>2129574</text:p>
          </table:table-cell>
          <table:table-cell table:style-name="ce3" table:formula="of:=[.O84]-[.O$176]" office:value-type="float" office:value="82.8125" calcext:value-type="float">
            <text:p>82,8125</text:p>
          </table:table-cell>
          <table:table-cell table:style-name="ce3" table:formula="of:=[.P84]-[.P$176]" office:value-type="float" office:value="-3.41249999999999" calcext:value-type="float">
            <text:p>-3,4125</text:p>
          </table:table-cell>
          <table:table-cell table:style-name="ce3" table:formula="of:=[.Q84]-[.Q$176]" office:value-type="float" office:value="5.04999999999995" calcext:value-type="float">
            <text:p>5,05</text:p>
          </table:table-cell>
          <table:table-cell table:style-name="ce3" table:formula="of:=[.R84]-[.R$176]" office:value-type="float" office:value="47.8125" calcext:value-type="float">
            <text:p>47,8125</text:p>
          </table:table-cell>
          <table:table-cell table:style-name="ce3" table:formula="of:=[.S84]-[.S$176]" office:value-type="float" office:value="18650.6" calcext:value-type="float">
            <text:p>18650,6</text:p>
          </table:table-cell>
          <table:table-cell table:style-name="ce3" table:formula="of:=[.T84]-[.T$176]" office:value-type="float" office:value="-37.0875" calcext:value-type="float">
            <text:p>-37,0875</text:p>
          </table:table-cell>
          <table:table-cell table:style-name="ce3" table:formula="of:=[.U84]-[.U$176]" office:value-type="float" office:value="-8.3375" calcext:value-type="float">
            <text:p>-8,3375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-749.799999999999" calcext:value-type="float">
            <text:p>-749,8</text:p>
          </table:table-cell>
          <table:table-cell table:style-name="ce3" table:formula="of:=[.C85]-[.C$176]" office:value-type="float" office:value="518.4625" calcext:value-type="float">
            <text:p>518,4625</text:p>
          </table:table-cell>
          <table:table-cell table:style-name="ce3" table:formula="of:=[.D85]-[.D$176]" office:value-type="float" office:value="8618.875" calcext:value-type="float">
            <text:p>8618,875</text:p>
          </table:table-cell>
          <table:table-cell table:style-name="ce3" table:formula="of:=[.E85]-[.E$176]" office:value-type="float" office:value="5149178.95" calcext:value-type="float">
            <text:p>5149178,95</text:p>
          </table:table-cell>
          <table:table-cell table:style-name="ce3" table:formula="of:=[.F85]-[.F$176]" office:value-type="float" office:value="2034.6" calcext:value-type="float">
            <text:p>2034,6</text:p>
          </table:table-cell>
          <table:table-cell table:style-name="ce3" table:formula="of:=[.G85]-[.G$176]" office:value-type="float" office:value="-722.85" calcext:value-type="float">
            <text:p>-722,85</text:p>
          </table:table-cell>
          <table:table-cell table:style-name="ce3" table:formula="of:=[.H85]-[.H$176]" office:value-type="float" office:value="-3.08750000000009" calcext:value-type="float">
            <text:p>-3,0875</text:p>
          </table:table-cell>
          <table:table-cell table:style-name="ce3" table:formula="of:=[.I85]-[.I$176]" office:value-type="float" office:value="64706.275" calcext:value-type="float">
            <text:p>64706,275</text:p>
          </table:table-cell>
          <table:table-cell table:style-name="ce3" table:formula="of:=[.J85]-[.J$176]" office:value-type="float" office:value="-584.300000000001" calcext:value-type="float">
            <text:p>-584,3</text:p>
          </table:table-cell>
          <table:table-cell table:style-name="ce3" table:formula="of:=[.K85]-[.K$176]" office:value-type="float" office:value="156.725" calcext:value-type="float">
            <text:p>156,725</text:p>
          </table:table-cell>
          <table:table-cell table:style-name="ce3" table:formula="of:=[.L85]-[.L$176]" office:value-type="float" office:value="341.975" calcext:value-type="float">
            <text:p>341,975</text:p>
          </table:table-cell>
          <table:table-cell table:style-name="ce3" table:formula="of:=[.M85]-[.M$176]" office:value-type="float" office:value="24.425" calcext:value-type="float">
            <text:p>24,425</text:p>
          </table:table-cell>
          <table:table-cell table:style-name="ce3" table:formula="of:=[.N85]-[.N$176]" office:value-type="float" office:value="2277612.4" calcext:value-type="float">
            <text:p>2277612,4</text:p>
          </table:table-cell>
          <table:table-cell table:style-name="ce3" table:formula="of:=[.O85]-[.O$176]" office:value-type="float" office:value="70.3125" calcext:value-type="float">
            <text:p>70,3125</text:p>
          </table:table-cell>
          <table:table-cell table:style-name="ce3" table:formula="of:=[.P85]-[.P$176]" office:value-type="float" office:value="-43.4125" calcext:value-type="float">
            <text:p>-43,4125</text:p>
          </table:table-cell>
          <table:table-cell table:style-name="ce3" table:formula="of:=[.Q85]-[.Q$176]" office:value-type="float" office:value="-516.15" calcext:value-type="float">
            <text:p>-516,15</text:p>
          </table:table-cell>
          <table:table-cell table:style-name="ce3" table:formula="of:=[.R85]-[.R$176]" office:value-type="float" office:value="0.3125" calcext:value-type="float">
            <text:p>0,3125</text:p>
          </table:table-cell>
          <table:table-cell table:style-name="ce3" table:formula="of:=[.S85]-[.S$176]" office:value-type="float" office:value="24076.2" calcext:value-type="float">
            <text:p>24076,2</text:p>
          </table:table-cell>
          <table:table-cell table:style-name="ce3" table:formula="of:=[.T85]-[.T$176]" office:value-type="float" office:value="-57.0875" calcext:value-type="float">
            <text:p>-57,0875</text:p>
          </table:table-cell>
          <table:table-cell table:style-name="ce3" table:formula="of:=[.U85]-[.U$176]" office:value-type="float" office:value="-8.3375" calcext:value-type="float">
            <text:p>-8,3375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-1230.8" calcext:value-type="float">
            <text:p>-1230,8</text:p>
          </table:table-cell>
          <table:table-cell table:style-name="ce3" table:formula="of:=[.C86]-[.C$176]" office:value-type="float" office:value="578.2625" calcext:value-type="float">
            <text:p>578,2625</text:p>
          </table:table-cell>
          <table:table-cell table:style-name="ce3" table:formula="of:=[.D86]-[.D$176]" office:value-type="float" office:value="7940.575" calcext:value-type="float">
            <text:p>7940,575</text:p>
          </table:table-cell>
          <table:table-cell table:style-name="ce3" table:formula="of:=[.E86]-[.E$176]" office:value-type="float" office:value="3999102.25" calcext:value-type="float">
            <text:p>3999102,25</text:p>
          </table:table-cell>
          <table:table-cell table:style-name="ce3" table:formula="of:=[.F86]-[.F$176]" office:value-type="float" office:value="1356.4" calcext:value-type="float">
            <text:p>1356,4</text:p>
          </table:table-cell>
          <table:table-cell table:style-name="ce3" table:formula="of:=[.G86]-[.G$176]" office:value-type="float" office:value="-1675.45" calcext:value-type="float">
            <text:p>-1675,45</text:p>
          </table:table-cell>
          <table:table-cell table:style-name="ce3" table:formula="of:=[.H86]-[.H$176]" office:value-type="float" office:value="-599.6875" calcext:value-type="float">
            <text:p>-599,6875</text:p>
          </table:table-cell>
          <table:table-cell table:style-name="ce3" table:formula="of:=[.I86]-[.I$176]" office:value-type="float" office:value="64679.075" calcext:value-type="float">
            <text:p>64679,075</text:p>
          </table:table-cell>
          <table:table-cell table:style-name="ce3" table:formula="of:=[.J86]-[.J$176]" office:value-type="float" office:value="-463.700000000001" calcext:value-type="float">
            <text:p>-463,7</text:p>
          </table:table-cell>
          <table:table-cell table:style-name="ce3" table:formula="of:=[.K86]-[.K$176]" office:value-type="float" office:value="733.025" calcext:value-type="float">
            <text:p>733,025</text:p>
          </table:table-cell>
          <table:table-cell table:style-name="ce3" table:formula="of:=[.L86]-[.L$176]" office:value-type="float" office:value="61.475" calcext:value-type="float">
            <text:p>61,475</text:p>
          </table:table-cell>
          <table:table-cell table:style-name="ce3" table:formula="of:=[.M86]-[.M$176]" office:value-type="float" office:value="440.425" calcext:value-type="float">
            <text:p>440,425</text:p>
          </table:table-cell>
          <table:table-cell table:style-name="ce3" table:formula="of:=[.N86]-[.N$176]" office:value-type="float" office:value="2634290.8" calcext:value-type="float">
            <text:p>2634290,8</text:p>
          </table:table-cell>
          <table:table-cell table:style-name="ce3" table:formula="of:=[.O86]-[.O$176]" office:value-type="float" office:value="45.3125" calcext:value-type="float">
            <text:p>45,3125</text:p>
          </table:table-cell>
          <table:table-cell table:style-name="ce3" table:formula="of:=[.P86]-[.P$176]" office:value-type="float" office:value="96.8875" calcext:value-type="float">
            <text:p>96,8875</text:p>
          </table:table-cell>
          <table:table-cell table:style-name="ce3" table:formula="of:=[.Q86]-[.Q$176]" office:value-type="float" office:value="-235.75" calcext:value-type="float">
            <text:p>-235,75</text:p>
          </table:table-cell>
          <table:table-cell table:style-name="ce3" table:formula="of:=[.R86]-[.R$176]" office:value-type="float" office:value="107.8125" calcext:value-type="float">
            <text:p>107,8125</text:p>
          </table:table-cell>
          <table:table-cell table:style-name="ce3" table:formula="of:=[.S86]-[.S$176]" office:value-type="float" office:value="29501.8" calcext:value-type="float">
            <text:p>29501,8</text:p>
          </table:table-cell>
          <table:table-cell table:style-name="ce3" table:formula="of:=[.T86]-[.T$176]" office:value-type="float" office:value="9.6125" calcext:value-type="float">
            <text:p>9,6125</text:p>
          </table:table-cell>
          <table:table-cell table:style-name="ce3" table:formula="of:=[.U86]-[.U$176]" office:value-type="float" office:value="-8.3375" calcext:value-type="float">
            <text:p>-8,3375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-388.4" calcext:value-type="float">
            <text:p>-388,4</text:p>
          </table:table-cell>
          <table:table-cell table:style-name="ce3" table:formula="of:=[.C87]-[.C$176]" office:value-type="float" office:value="578.4625" calcext:value-type="float">
            <text:p>578,4625</text:p>
          </table:table-cell>
          <table:table-cell table:style-name="ce3" table:formula="of:=[.D87]-[.D$176]" office:value-type="float" office:value="7940.575" calcext:value-type="float">
            <text:p>7940,575</text:p>
          </table:table-cell>
          <table:table-cell table:style-name="ce3" table:formula="of:=[.E87]-[.E$176]" office:value-type="float" office:value="4184196.85" calcext:value-type="float">
            <text:p>4184196,85</text:p>
          </table:table-cell>
          <table:table-cell table:style-name="ce3" table:formula="of:=[.F87]-[.F$176]" office:value-type="float" office:value="3165" calcext:value-type="float">
            <text:p>3165</text:p>
          </table:table-cell>
          <table:table-cell table:style-name="ce3" table:formula="of:=[.G87]-[.G$176]" office:value-type="float" office:value="-1073.65" calcext:value-type="float">
            <text:p>-1073,65</text:p>
          </table:table-cell>
          <table:table-cell table:style-name="ce3" table:formula="of:=[.H87]-[.H$176]" office:value-type="float" office:value="82.1124999999997" calcext:value-type="float">
            <text:p>82,1125</text:p>
          </table:table-cell>
          <table:table-cell table:style-name="ce3" table:formula="of:=[.I87]-[.I$176]" office:value-type="float" office:value="64706.275" calcext:value-type="float">
            <text:p>64706,275</text:p>
          </table:table-cell>
          <table:table-cell table:style-name="ce3" table:formula="of:=[.J87]-[.J$176]" office:value-type="float" office:value="-203.300000000001" calcext:value-type="float">
            <text:p>-203,3</text:p>
          </table:table-cell>
          <table:table-cell table:style-name="ce3" table:formula="of:=[.K87]-[.K$176]" office:value-type="float" office:value="357.225" calcext:value-type="float">
            <text:p>357,225</text:p>
          </table:table-cell>
          <table:table-cell table:style-name="ce3" table:formula="of:=[.L87]-[.L$176]" office:value-type="float" office:value="-38.725" calcext:value-type="float">
            <text:p>-38,725</text:p>
          </table:table-cell>
          <table:table-cell table:style-name="ce3" table:formula="of:=[.M87]-[.M$176]" office:value-type="float" office:value="340.125" calcext:value-type="float">
            <text:p>340,125</text:p>
          </table:table-cell>
          <table:table-cell table:style-name="ce3" table:formula="of:=[.N87]-[.N$176]" office:value-type="float" office:value="2056332.4" calcext:value-type="float">
            <text:p>2056332,4</text:p>
          </table:table-cell>
          <table:table-cell table:style-name="ce3" table:formula="of:=[.O87]-[.O$176]" office:value-type="float" office:value="82.8125" calcext:value-type="float">
            <text:p>82,8125</text:p>
          </table:table-cell>
          <table:table-cell table:style-name="ce3" table:formula="of:=[.P87]-[.P$176]" office:value-type="float" office:value="-70.1125" calcext:value-type="float">
            <text:p>-70,1125</text:p>
          </table:table-cell>
          <table:table-cell table:style-name="ce3" table:formula="of:=[.Q87]-[.Q$176]" office:value-type="float" office:value="-235.35" calcext:value-type="float">
            <text:p>-235,35</text:p>
          </table:table-cell>
          <table:table-cell table:style-name="ce3" table:formula="of:=[.R87]-[.R$176]" office:value-type="float" office:value="-32.1875" calcext:value-type="float">
            <text:p>-32,1875</text:p>
          </table:table-cell>
          <table:table-cell table:style-name="ce3" table:formula="of:=[.S87]-[.S$176]" office:value-type="float" office:value="29501.8" calcext:value-type="float">
            <text:p>29501,8</text:p>
          </table:table-cell>
          <table:table-cell table:style-name="ce3" table:formula="of:=[.T87]-[.T$176]" office:value-type="float" office:value="17.9125" calcext:value-type="float">
            <text:p>17,9125</text:p>
          </table:table-cell>
          <table:table-cell table:style-name="ce3" table:formula="of:=[.U87]-[.U$176]" office:value-type="float" office:value="-8.3375" calcext:value-type="float">
            <text:p>-8,3375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-448.599999999999" calcext:value-type="float">
            <text:p>-448,6</text:p>
          </table:table-cell>
          <table:table-cell table:style-name="ce3" table:formula="of:=[.C88]-[.C$176]" office:value-type="float" office:value="558.2625" calcext:value-type="float">
            <text:p>558,2625</text:p>
          </table:table-cell>
          <table:table-cell table:style-name="ce3" table:formula="of:=[.D88]-[.D$176]" office:value-type="float" office:value="11331.675" calcext:value-type="float">
            <text:p>11331,675</text:p>
          </table:table-cell>
          <table:table-cell table:style-name="ce3" table:formula="of:=[.E88]-[.E$176]" office:value-type="float" office:value="4486166.85" calcext:value-type="float">
            <text:p>4486166,85</text:p>
          </table:table-cell>
          <table:table-cell table:style-name="ce3" table:formula="of:=[.F88]-[.F$176]" office:value-type="float" office:value="2034.6" calcext:value-type="float">
            <text:p>2034,6</text:p>
          </table:table-cell>
          <table:table-cell table:style-name="ce3" table:formula="of:=[.G88]-[.G$176]" office:value-type="float" office:value="-1700.35" calcext:value-type="float">
            <text:p>-1700,35</text:p>
          </table:table-cell>
          <table:table-cell table:style-name="ce3" table:formula="of:=[.H88]-[.H$176]" office:value-type="float" office:value="-198.8875" calcext:value-type="float">
            <text:p>-198,8875</text:p>
          </table:table-cell>
          <table:table-cell table:style-name="ce3" table:formula="of:=[.I88]-[.I$176]" office:value-type="float" office:value="70131.875" calcext:value-type="float">
            <text:p>70131,875</text:p>
          </table:table-cell>
          <table:table-cell table:style-name="ce3" table:formula="of:=[.J88]-[.J$176]" office:value-type="float" office:value="-423.700000000001" calcext:value-type="float">
            <text:p>-423,7</text:p>
          </table:table-cell>
          <table:table-cell table:style-name="ce3" table:formula="of:=[.K88]-[.K$176]" office:value-type="float" office:value="81.5249999999999" calcext:value-type="float">
            <text:p>81,525</text:p>
          </table:table-cell>
          <table:table-cell table:style-name="ce3" table:formula="of:=[.L88]-[.L$176]" office:value-type="float" office:value="121.675" calcext:value-type="float">
            <text:p>121,675</text:p>
          </table:table-cell>
          <table:table-cell table:style-name="ce3" table:formula="of:=[.M88]-[.M$176]" office:value-type="float" office:value="214.925" calcext:value-type="float">
            <text:p>214,925</text:p>
          </table:table-cell>
          <table:table-cell table:style-name="ce3" table:formula="of:=[.N88]-[.N$176]" office:value-type="float" office:value="2509746.8" calcext:value-type="float">
            <text:p>2509746,8</text:p>
          </table:table-cell>
          <table:table-cell table:style-name="ce3" table:formula="of:=[.O88]-[.O$176]" office:value-type="float" office:value="32.8125" calcext:value-type="float">
            <text:p>32,8125</text:p>
          </table:table-cell>
          <table:table-cell table:style-name="ce3" table:formula="of:=[.P88]-[.P$176]" office:value-type="float" office:value="-103.4125" calcext:value-type="float">
            <text:p>-103,4125</text:p>
          </table:table-cell>
          <table:table-cell table:style-name="ce3" table:formula="of:=[.Q88]-[.Q$176]" office:value-type="float" office:value="-375.75" calcext:value-type="float">
            <text:p>-375,75</text:p>
          </table:table-cell>
          <table:table-cell table:style-name="ce3" table:formula="of:=[.R88]-[.R$176]" office:value-type="float" office:value="87.8125" calcext:value-type="float">
            <text:p>87,8125</text:p>
          </table:table-cell>
          <table:table-cell table:style-name="ce3" table:formula="of:=[.S88]-[.S$176]" office:value-type="float" office:value="32214.7" calcext:value-type="float">
            <text:p>32214,7</text:p>
          </table:table-cell>
          <table:table-cell table:style-name="ce3" table:formula="of:=[.T88]-[.T$176]" office:value-type="float" office:value="-17.0875" calcext:value-type="float">
            <text:p>-17,0875</text:p>
          </table:table-cell>
          <table:table-cell table:style-name="ce3" table:formula="of:=[.U88]-[.U$176]" office:value-type="float" office:value="-8.3375" calcext:value-type="float">
            <text:p>-8,3375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-1250.8" calcext:value-type="float">
            <text:p>-1250,8</text:p>
          </table:table-cell>
          <table:table-cell table:style-name="ce3" table:formula="of:=[.C89]-[.C$176]" office:value-type="float" office:value="458.0625" calcext:value-type="float">
            <text:p>458,0625</text:p>
          </table:table-cell>
          <table:table-cell table:style-name="ce3" table:formula="of:=[.D89]-[.D$176]" office:value-type="float" office:value="3193.175" calcext:value-type="float">
            <text:p>3193,175</text:p>
          </table:table-cell>
          <table:table-cell table:style-name="ce3" table:formula="of:=[.E89]-[.E$176]" office:value-type="float" office:value="4344633.15" calcext:value-type="float">
            <text:p>4344633,15</text:p>
          </table:table-cell>
          <table:table-cell table:style-name="ce3" table:formula="of:=[.F89]-[.F$176]" office:value-type="float" office:value="-1356.4" calcext:value-type="float">
            <text:p>-1356,4</text:p>
          </table:table-cell>
          <table:table-cell table:style-name="ce3" table:formula="of:=[.G89]-[.G$176]" office:value-type="float" office:value="-948.35" calcext:value-type="float">
            <text:p>-948,35</text:p>
          </table:table-cell>
          <table:table-cell table:style-name="ce3" table:formula="of:=[.H89]-[.H$176]" office:value-type="float" office:value="-138.4875" calcext:value-type="float">
            <text:p>-138,4875</text:p>
          </table:table-cell>
          <table:table-cell table:style-name="ce3" table:formula="of:=[.I89]-[.I$176]" office:value-type="float" office:value="67419.075" calcext:value-type="float">
            <text:p>67419,075</text:p>
          </table:table-cell>
          <table:table-cell table:style-name="ce3" table:formula="of:=[.J89]-[.J$176]" office:value-type="float" office:value="-624.300000000001" calcext:value-type="float">
            <text:p>-624,3</text:p>
          </table:table-cell>
          <table:table-cell table:style-name="ce3" table:formula="of:=[.K89]-[.K$176]" office:value-type="float" office:value="-99.075" calcext:value-type="float">
            <text:p>-99,075</text:p>
          </table:table-cell>
          <table:table-cell table:style-name="ce3" table:formula="of:=[.L89]-[.L$176]" office:value-type="float" office:value="241.975" calcext:value-type="float">
            <text:p>241,975</text:p>
          </table:table-cell>
          <table:table-cell table:style-name="ce3" table:formula="of:=[.M89]-[.M$176]" office:value-type="float" office:value="516.125" calcext:value-type="float">
            <text:p>516,125</text:p>
          </table:table-cell>
          <table:table-cell table:style-name="ce3" table:formula="of:=[.N89]-[.N$176]" office:value-type="float" office:value="3016930.8" calcext:value-type="float">
            <text:p>3016930,8</text:p>
          </table:table-cell>
          <table:table-cell table:style-name="ce3" table:formula="of:=[.O89]-[.O$176]" office:value-type="float" office:value="45.3125" calcext:value-type="float">
            <text:p>45,3125</text:p>
          </table:table-cell>
          <table:table-cell table:style-name="ce3" table:formula="of:=[.P89]-[.P$176]" office:value-type="float" office:value="121.8875" calcext:value-type="float">
            <text:p>121,8875</text:p>
          </table:table-cell>
          <table:table-cell table:style-name="ce3" table:formula="of:=[.Q89]-[.Q$176]" office:value-type="float" office:value="-255.55" calcext:value-type="float">
            <text:p>-255,55</text:p>
          </table:table-cell>
          <table:table-cell table:style-name="ce3" table:formula="of:=[.R89]-[.R$176]" office:value-type="float" office:value="-12.1875" calcext:value-type="float">
            <text:p>-12,1875</text:p>
          </table:table-cell>
          <table:table-cell table:style-name="ce3" table:formula="of:=[.S89]-[.S$176]" office:value-type="float" office:value="26789" calcext:value-type="float">
            <text:p>26789</text:p>
          </table:table-cell>
          <table:table-cell table:style-name="ce3" table:formula="of:=[.T89]-[.T$176]" office:value-type="float" office:value="9.6125" calcext:value-type="float">
            <text:p>9,6125</text:p>
          </table:table-cell>
          <table:table-cell table:style-name="ce3" table:formula="of:=[.U89]-[.U$176]" office:value-type="float" office:value="-8.3375" calcext:value-type="float">
            <text:p>-8,3375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-930" calcext:value-type="float">
            <text:p>-930</text:p>
          </table:table-cell>
          <table:table-cell table:style-name="ce3" table:formula="of:=[.C90]-[.C$176]" office:value-type="float" office:value="618.6625" calcext:value-type="float">
            <text:p>618,6625</text:p>
          </table:table-cell>
          <table:table-cell table:style-name="ce3" table:formula="of:=[.D90]-[.D$176]" office:value-type="float" office:value="7940.575" calcext:value-type="float">
            <text:p>7940,575</text:p>
          </table:table-cell>
          <table:table-cell table:style-name="ce3" table:formula="of:=[.E90]-[.E$176]" office:value-type="float" office:value="5496113.15" calcext:value-type="float">
            <text:p>5496113,15</text:p>
          </table:table-cell>
          <table:table-cell table:style-name="ce3" table:formula="of:=[.F90]-[.F$176]" office:value-type="float" office:value="-1356.4" calcext:value-type="float">
            <text:p>-1356,4</text:p>
          </table:table-cell>
          <table:table-cell table:style-name="ce3" table:formula="of:=[.G90]-[.G$176]" office:value-type="float" office:value="-1374.45" calcext:value-type="float">
            <text:p>-1374,45</text:p>
          </table:table-cell>
          <table:table-cell table:style-name="ce3" table:formula="of:=[.H90]-[.H$176]" office:value-type="float" office:value="-640.0875" calcext:value-type="float">
            <text:p>-640,0875</text:p>
          </table:table-cell>
          <table:table-cell table:style-name="ce3" table:formula="of:=[.I90]-[.I$176]" office:value-type="float" office:value="67419.075" calcext:value-type="float">
            <text:p>67419,075</text:p>
          </table:table-cell>
          <table:table-cell table:style-name="ce3" table:formula="of:=[.J90]-[.J$176]" office:value-type="float" office:value="-584.100000000001" calcext:value-type="float">
            <text:p>-584,1</text:p>
          </table:table-cell>
          <table:table-cell table:style-name="ce3" table:formula="of:=[.K90]-[.K$176]" office:value-type="float" office:value="31.2249999999999" calcext:value-type="float">
            <text:p>31,225</text:p>
          </table:table-cell>
          <table:table-cell table:style-name="ce3" table:formula="of:=[.L90]-[.L$176]" office:value-type="float" office:value="342.075" calcext:value-type="float">
            <text:p>342,075</text:p>
          </table:table-cell>
          <table:table-cell table:style-name="ce3" table:formula="of:=[.M90]-[.M$176]" office:value-type="float" office:value="224.825" calcext:value-type="float">
            <text:p>224,825</text:p>
          </table:table-cell>
          <table:table-cell table:style-name="ce3" table:formula="of:=[.N90]-[.N$176]" office:value-type="float" office:value="2482982" calcext:value-type="float">
            <text:p>2482982</text:p>
          </table:table-cell>
          <table:table-cell table:style-name="ce3" table:formula="of:=[.O90]-[.O$176]" office:value-type="float" office:value="145.3125" calcext:value-type="float">
            <text:p>145,3125</text:p>
          </table:table-cell>
          <table:table-cell table:style-name="ce3" table:formula="of:=[.P90]-[.P$176]" office:value-type="float" office:value="-70.1125" calcext:value-type="float">
            <text:p>-70,1125</text:p>
          </table:table-cell>
          <table:table-cell table:style-name="ce3" table:formula="of:=[.Q90]-[.Q$176]" office:value-type="float" office:value="-14.95" calcext:value-type="float">
            <text:p>-14,95</text:p>
          </table:table-cell>
          <table:table-cell table:style-name="ce3" table:formula="of:=[.R90]-[.R$176]" office:value-type="float" office:value="-2.1875" calcext:value-type="float">
            <text:p>-2,1875</text:p>
          </table:table-cell>
          <table:table-cell table:style-name="ce3" table:formula="of:=[.S90]-[.S$176]" office:value-type="float" office:value="21363.4" calcext:value-type="float">
            <text:p>21363,4</text:p>
          </table:table-cell>
          <table:table-cell table:style-name="ce3" table:formula="of:=[.T90]-[.T$176]" office:value-type="float" office:value="-57.0875" calcext:value-type="float">
            <text:p>-57,0875</text:p>
          </table:table-cell>
          <table:table-cell table:style-name="ce3" table:formula="of:=[.U90]-[.U$176]" office:value-type="float" office:value="-8.3375" calcext:value-type="float">
            <text:p>-8,3375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-208" calcext:value-type="float">
            <text:p>-208</text:p>
          </table:table-cell>
          <table:table-cell table:style-name="ce3" table:formula="of:=[.C91]-[.C$176]" office:value-type="float" office:value="578.4625" calcext:value-type="float">
            <text:p>578,4625</text:p>
          </table:table-cell>
          <table:table-cell table:style-name="ce3" table:formula="of:=[.D91]-[.D$176]" office:value-type="float" office:value="7940.575" calcext:value-type="float">
            <text:p>7940,575</text:p>
          </table:table-cell>
          <table:table-cell table:style-name="ce3" table:formula="of:=[.E91]-[.E$176]" office:value-type="float" office:value="3942078.35" calcext:value-type="float">
            <text:p>3942078,35</text:p>
          </table:table-cell>
          <table:table-cell table:style-name="ce3" table:formula="of:=[.F91]-[.F$176]" office:value-type="float" office:value="2034.6" calcext:value-type="float">
            <text:p>2034,6</text:p>
          </table:table-cell>
          <table:table-cell table:style-name="ce3" table:formula="of:=[.G91]-[.G$176]" office:value-type="float" office:value="-1474.85" calcext:value-type="float">
            <text:p>-1474,85</text:p>
          </table:table-cell>
          <table:table-cell table:style-name="ce3" table:formula="of:=[.H91]-[.H$176]" office:value-type="float" office:value="-38.0875000000001" calcext:value-type="float">
            <text:p>-38,0875</text:p>
          </table:table-cell>
          <table:table-cell table:style-name="ce3" table:formula="of:=[.I91]-[.I$176]" office:value-type="float" office:value="70131.875" calcext:value-type="float">
            <text:p>70131,875</text:p>
          </table:table-cell>
          <table:table-cell table:style-name="ce3" table:formula="of:=[.J91]-[.J$176]" office:value-type="float" office:value="-624.300000000001" calcext:value-type="float">
            <text:p>-624,3</text:p>
          </table:table-cell>
          <table:table-cell table:style-name="ce3" table:formula="of:=[.K91]-[.K$176]" office:value-type="float" office:value="633.025" calcext:value-type="float">
            <text:p>633,025</text:p>
          </table:table-cell>
          <table:table-cell table:style-name="ce3" table:formula="of:=[.L91]-[.L$176]" office:value-type="float" office:value="81.475" calcext:value-type="float">
            <text:p>81,475</text:p>
          </table:table-cell>
          <table:table-cell table:style-name="ce3" table:formula="of:=[.M91]-[.M$176]" office:value-type="float" office:value="340.425" calcext:value-type="float">
            <text:p>340,425</text:p>
          </table:table-cell>
          <table:table-cell table:style-name="ce3" table:formula="of:=[.N91]-[.N$176]" office:value-type="float" office:value="2669663.6" calcext:value-type="float">
            <text:p>2669663,6</text:p>
          </table:table-cell>
          <table:table-cell table:style-name="ce3" table:formula="of:=[.O91]-[.O$176]" office:value-type="float" office:value="82.8125" calcext:value-type="float">
            <text:p>82,8125</text:p>
          </table:table-cell>
          <table:table-cell table:style-name="ce3" table:formula="of:=[.P91]-[.P$176]" office:value-type="float" office:value="-3.41249999999999" calcext:value-type="float">
            <text:p>-3,4125</text:p>
          </table:table-cell>
          <table:table-cell table:style-name="ce3" table:formula="of:=[.Q91]-[.Q$176]" office:value-type="float" office:value="-255.75" calcext:value-type="float">
            <text:p>-255,75</text:p>
          </table:table-cell>
          <table:table-cell table:style-name="ce3" table:formula="of:=[.R91]-[.R$176]" office:value-type="float" office:value="50.3125" calcext:value-type="float">
            <text:p>50,3125</text:p>
          </table:table-cell>
          <table:table-cell table:style-name="ce3" table:formula="of:=[.S91]-[.S$176]" office:value-type="float" office:value="18650.6" calcext:value-type="float">
            <text:p>18650,6</text:p>
          </table:table-cell>
          <table:table-cell table:style-name="ce3" table:formula="of:=[.T91]-[.T$176]" office:value-type="float" office:value="-23.7875" calcext:value-type="float">
            <text:p>-23,7875</text:p>
          </table:table-cell>
          <table:table-cell table:style-name="ce3" table:formula="of:=[.U91]-[.U$176]" office:value-type="float" office:value="-8.3375" calcext:value-type="float">
            <text:p>-8,3375</text:p>
          </table:table-cell>
          <table:table-cell table:style-name="ce3" table:formula="of:=[.V9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-508.799999999999" calcext:value-type="float">
            <text:p>-508,8</text:p>
          </table:table-cell>
          <table:table-cell table:style-name="ce3" table:formula="of:=[.C92]-[.C$176]" office:value-type="float" office:value="678.6625" calcext:value-type="float">
            <text:p>678,6625</text:p>
          </table:table-cell>
          <table:table-cell table:style-name="ce3" table:formula="of:=[.D92]-[.D$176]" office:value-type="float" office:value="5905.975" calcext:value-type="float">
            <text:p>5905,975</text:p>
          </table:table-cell>
          <table:table-cell table:style-name="ce3" table:formula="of:=[.E92]-[.E$176]" office:value-type="float" office:value="4684684.25" calcext:value-type="float">
            <text:p>4684684,25</text:p>
          </table:table-cell>
          <table:table-cell table:style-name="ce3" table:formula="of:=[.F92]-[.F$176]" office:value-type="float" office:value="-1356.4" calcext:value-type="float">
            <text:p>-1356,4</text:p>
          </table:table-cell>
          <table:table-cell table:style-name="ce3" table:formula="of:=[.G92]-[.G$176]" office:value-type="float" office:value="-1274.35" calcext:value-type="float">
            <text:p>-1274,35</text:p>
          </table:table-cell>
          <table:table-cell table:style-name="ce3" table:formula="of:=[.H92]-[.H$176]" office:value-type="float" office:value="-459.4875" calcext:value-type="float">
            <text:p>-459,4875</text:p>
          </table:table-cell>
          <table:table-cell table:style-name="ce3" table:formula="of:=[.I92]-[.I$176]" office:value-type="float" office:value="70131.875" calcext:value-type="float">
            <text:p>70131,875</text:p>
          </table:table-cell>
          <table:table-cell table:style-name="ce3" table:formula="of:=[.J92]-[.J$176]" office:value-type="float" office:value="-543.900000000001" calcext:value-type="float">
            <text:p>-543,9</text:p>
          </table:table-cell>
          <table:table-cell table:style-name="ce3" table:formula="of:=[.K92]-[.K$176]" office:value-type="float" office:value="232.025" calcext:value-type="float">
            <text:p>232,025</text:p>
          </table:table-cell>
          <table:table-cell table:style-name="ce3" table:formula="of:=[.L92]-[.L$176]" office:value-type="float" office:value="221.875" calcext:value-type="float">
            <text:p>221,875</text:p>
          </table:table-cell>
          <table:table-cell table:style-name="ce3" table:formula="of:=[.M92]-[.M$176]" office:value-type="float" office:value="114.425" calcext:value-type="float">
            <text:p>114,425</text:p>
          </table:table-cell>
          <table:table-cell table:style-name="ce3" table:formula="of:=[.N92]-[.N$176]" office:value-type="float" office:value="2392910" calcext:value-type="float">
            <text:p>2392910</text:p>
          </table:table-cell>
          <table:table-cell table:style-name="ce3" table:formula="of:=[.O92]-[.O$176]" office:value-type="float" office:value="107.8125" calcext:value-type="float">
            <text:p>107,8125</text:p>
          </table:table-cell>
          <table:table-cell table:style-name="ce3" table:formula="of:=[.P92]-[.P$176]" office:value-type="float" office:value="-63.4125" calcext:value-type="float">
            <text:p>-63,4125</text:p>
          </table:table-cell>
          <table:table-cell table:style-name="ce3" table:formula="of:=[.Q92]-[.Q$176]" office:value-type="float" office:value="45.05" calcext:value-type="float">
            <text:p>45,05</text:p>
          </table:table-cell>
          <table:table-cell table:style-name="ce3" table:formula="of:=[.R92]-[.R$176]" office:value-type="float" office:value="-82.1875" calcext:value-type="float">
            <text:p>-82,1875</text:p>
          </table:table-cell>
          <table:table-cell table:style-name="ce3" table:formula="of:=[.S92]-[.S$176]" office:value-type="float" office:value="26789" calcext:value-type="float">
            <text:p>26789</text:p>
          </table:table-cell>
          <table:table-cell table:style-name="ce3" table:formula="of:=[.T92]-[.T$176]" office:value-type="float" office:value="-57.0875" calcext:value-type="float">
            <text:p>-57,0875</text:p>
          </table:table-cell>
          <table:table-cell table:style-name="ce3" table:formula="of:=[.U92]-[.U$176]" office:value-type="float" office:value="-8.3375" calcext:value-type="float">
            <text:p>-8,3375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-428.599999999999" calcext:value-type="float">
            <text:p>-428,6</text:p>
          </table:table-cell>
          <table:table-cell table:style-name="ce3" table:formula="of:=[.C93]-[.C$176]" office:value-type="float" office:value="478.2625" calcext:value-type="float">
            <text:p>478,2625</text:p>
          </table:table-cell>
          <table:table-cell table:style-name="ce3" table:formula="of:=[.D93]-[.D$176]" office:value-type="float" office:value="11331.675" calcext:value-type="float">
            <text:p>11331,675</text:p>
          </table:table-cell>
          <table:table-cell table:style-name="ce3" table:formula="of:=[.E93]-[.E$176]" office:value-type="float" office:value="4849955.35" calcext:value-type="float">
            <text:p>4849955,35</text:p>
          </table:table-cell>
          <table:table-cell table:style-name="ce3" table:formula="of:=[.F93]-[.F$176]" office:value-type="float" office:value="-1356.4" calcext:value-type="float">
            <text:p>-1356,4</text:p>
          </table:table-cell>
          <table:table-cell table:style-name="ce3" table:formula="of:=[.G93]-[.G$176]" office:value-type="float" office:value="-1314.25" calcext:value-type="float">
            <text:p>-1314,25</text:p>
          </table:table-cell>
          <table:table-cell table:style-name="ce3" table:formula="of:=[.H93]-[.H$176]" office:value-type="float" office:value="-479.4875" calcext:value-type="float">
            <text:p>-479,4875</text:p>
          </table:table-cell>
          <table:table-cell table:style-name="ce3" table:formula="of:=[.I93]-[.I$176]" office:value-type="float" office:value="72844.675" calcext:value-type="float">
            <text:p>72844,675</text:p>
          </table:table-cell>
          <table:table-cell table:style-name="ce3" table:formula="of:=[.J93]-[.J$176]" office:value-type="float" office:value="-865.100000000001" calcext:value-type="float">
            <text:p>-865,1</text:p>
          </table:table-cell>
          <table:table-cell table:style-name="ce3" table:formula="of:=[.K93]-[.K$176]" office:value-type="float" office:value="56.2249999999999" calcext:value-type="float">
            <text:p>56,225</text:p>
          </table:table-cell>
          <table:table-cell table:style-name="ce3" table:formula="of:=[.L93]-[.L$176]" office:value-type="float" office:value="141.675" calcext:value-type="float">
            <text:p>141,675</text:p>
          </table:table-cell>
          <table:table-cell table:style-name="ce3" table:formula="of:=[.M93]-[.M$176]" office:value-type="float" office:value="124.625" calcext:value-type="float">
            <text:p>124,625</text:p>
          </table:table-cell>
          <table:table-cell table:style-name="ce3" table:formula="of:=[.N93]-[.N$176]" office:value-type="float" office:value="3472309.7" calcext:value-type="float">
            <text:p>3472309,7</text:p>
          </table:table-cell>
          <table:table-cell table:style-name="ce3" table:formula="of:=[.O93]-[.O$176]" office:value-type="float" office:value="120.3125" calcext:value-type="float">
            <text:p>120,3125</text:p>
          </table:table-cell>
          <table:table-cell table:style-name="ce3" table:formula="of:=[.P93]-[.P$176]" office:value-type="float" office:value="-43.4125" calcext:value-type="float">
            <text:p>-43,4125</text:p>
          </table:table-cell>
          <table:table-cell table:style-name="ce3" table:formula="of:=[.Q93]-[.Q$176]" office:value-type="float" office:value="-34.95" calcext:value-type="float">
            <text:p>-34,95</text:p>
          </table:table-cell>
          <table:table-cell table:style-name="ce3" table:formula="of:=[.R93]-[.R$176]" office:value-type="float" office:value="-12.1875" calcext:value-type="float">
            <text:p>-12,1875</text:p>
          </table:table-cell>
          <table:table-cell table:style-name="ce3" table:formula="of:=[.S93]-[.S$176]" office:value-type="float" office:value="26789" calcext:value-type="float">
            <text:p>26789</text:p>
          </table:table-cell>
          <table:table-cell table:style-name="ce3" table:formula="of:=[.T93]-[.T$176]" office:value-type="float" office:value="-57.0875" calcext:value-type="float">
            <text:p>-57,0875</text:p>
          </table:table-cell>
          <table:table-cell table:style-name="ce3" table:formula="of:=[.U93]-[.U$176]" office:value-type="float" office:value="-8.3375" calcext:value-type="float">
            <text:p>-8,3375</text:p>
          </table:table-cell>
          <table:table-cell table:style-name="ce3" table:formula="of:=[.V9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-288.2" calcext:value-type="float">
            <text:p>-288,2</text:p>
          </table:table-cell>
          <table:table-cell table:style-name="ce3" table:formula="of:=[.C94]-[.C$176]" office:value-type="float" office:value="558.2625" calcext:value-type="float">
            <text:p>558,2625</text:p>
          </table:table-cell>
          <table:table-cell table:style-name="ce3" table:formula="of:=[.D94]-[.D$176]" office:value-type="float" office:value="11331.675" calcext:value-type="float">
            <text:p>11331,675</text:p>
          </table:table-cell>
          <table:table-cell table:style-name="ce3" table:formula="of:=[.E94]-[.E$176]" office:value-type="float" office:value="4328274.95" calcext:value-type="float">
            <text:p>4328274,95</text:p>
          </table:table-cell>
          <table:table-cell table:style-name="ce3" table:formula="of:=[.F94]-[.F$176]" office:value-type="float" office:value="-1356.4" calcext:value-type="float">
            <text:p>-1356,4</text:p>
          </table:table-cell>
          <table:table-cell table:style-name="ce3" table:formula="of:=[.G94]-[.G$176]" office:value-type="float" office:value="-1299.35" calcext:value-type="float">
            <text:p>-1299,35</text:p>
          </table:table-cell>
          <table:table-cell table:style-name="ce3" table:formula="of:=[.H94]-[.H$176]" office:value-type="float" office:value="-218.8875" calcext:value-type="float">
            <text:p>-218,8875</text:p>
          </table:table-cell>
          <table:table-cell table:style-name="ce3" table:formula="of:=[.I94]-[.I$176]" office:value-type="float" office:value="72844.675" calcext:value-type="float">
            <text:p>72844,675</text:p>
          </table:table-cell>
          <table:table-cell table:style-name="ce3" table:formula="of:=[.J94]-[.J$176]" office:value-type="float" office:value="-704.300000000001" calcext:value-type="float">
            <text:p>-704,3</text:p>
          </table:table-cell>
          <table:table-cell table:style-name="ce3" table:formula="of:=[.K94]-[.K$176]" office:value-type="float" office:value="282.225" calcext:value-type="float">
            <text:p>282,225</text:p>
          </table:table-cell>
          <table:table-cell table:style-name="ce3" table:formula="of:=[.L94]-[.L$176]" office:value-type="float" office:value="492.775" calcext:value-type="float">
            <text:p>492,775</text:p>
          </table:table-cell>
          <table:table-cell table:style-name="ce3" table:formula="of:=[.M94]-[.M$176]" office:value-type="float" office:value="591.125" calcext:value-type="float">
            <text:p>591,125</text:p>
          </table:table-cell>
          <table:table-cell table:style-name="ce3" table:formula="of:=[.N94]-[.N$176]" office:value-type="float" office:value="2313823.6" calcext:value-type="float">
            <text:p>2313823,6</text:p>
          </table:table-cell>
          <table:table-cell table:style-name="ce3" table:formula="of:=[.O94]-[.O$176]" office:value-type="float" office:value="95.3125" calcext:value-type="float">
            <text:p>95,3125</text:p>
          </table:table-cell>
          <table:table-cell table:style-name="ce3" table:formula="of:=[.P94]-[.P$176]" office:value-type="float" office:value="-103.4125" calcext:value-type="float">
            <text:p>-103,4125</text:p>
          </table:table-cell>
          <table:table-cell table:style-name="ce3" table:formula="of:=[.Q94]-[.Q$176]" office:value-type="float" office:value="-275.55" calcext:value-type="float">
            <text:p>-275,55</text:p>
          </table:table-cell>
          <table:table-cell table:style-name="ce3" table:formula="of:=[.R94]-[.R$176]" office:value-type="float" office:value="12.8125" calcext:value-type="float">
            <text:p>12,8125</text:p>
          </table:table-cell>
          <table:table-cell table:style-name="ce3" table:formula="of:=[.S94]-[.S$176]" office:value-type="float" office:value="29501.8" calcext:value-type="float">
            <text:p>29501,8</text:p>
          </table:table-cell>
          <table:table-cell table:style-name="ce3" table:formula="of:=[.T94]-[.T$176]" office:value-type="float" office:value="-57.0875" calcext:value-type="float">
            <text:p>-57,0875</text:p>
          </table:table-cell>
          <table:table-cell table:style-name="ce3" table:formula="of:=[.U94]-[.U$176]" office:value-type="float" office:value="-8.3375" calcext:value-type="float">
            <text:p>-8,3375</text:p>
          </table:table-cell>
          <table:table-cell table:style-name="ce3" table:formula="of:=[.V9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-428.799999999999" calcext:value-type="float">
            <text:p>-428,8</text:p>
          </table:table-cell>
          <table:table-cell table:style-name="ce3" table:formula="of:=[.C95]-[.C$176]" office:value-type="float" office:value="859.2625" calcext:value-type="float">
            <text:p>859,2625</text:p>
          </table:table-cell>
          <table:table-cell table:style-name="ce3" table:formula="of:=[.D95]-[.D$176]" office:value-type="float" office:value="7940.575" calcext:value-type="float">
            <text:p>7940,575</text:p>
          </table:table-cell>
          <table:table-cell table:style-name="ce3" table:formula="of:=[.E95]-[.E$176]" office:value-type="float" office:value="5054026.35" calcext:value-type="float">
            <text:p>5054026,35</text:p>
          </table:table-cell>
          <table:table-cell table:style-name="ce3" table:formula="of:=[.F95]-[.F$176]" office:value-type="float" office:value="-1356.4" calcext:value-type="float">
            <text:p>-1356,4</text:p>
          </table:table-cell>
          <table:table-cell table:style-name="ce3" table:formula="of:=[.G95]-[.G$176]" office:value-type="float" office:value="-1474.85" calcext:value-type="float">
            <text:p>-1474,85</text:p>
          </table:table-cell>
          <table:table-cell table:style-name="ce3" table:formula="of:=[.H95]-[.H$176]" office:value-type="float" office:value="-118.4875" calcext:value-type="float">
            <text:p>-118,4875</text:p>
          </table:table-cell>
          <table:table-cell table:style-name="ce3" table:formula="of:=[.I95]-[.I$176]" office:value-type="float" office:value="72817.575" calcext:value-type="float">
            <text:p>72817,575</text:p>
          </table:table-cell>
          <table:table-cell table:style-name="ce3" table:formula="of:=[.J95]-[.J$176]" office:value-type="float" office:value="-684.300000000001" calcext:value-type="float">
            <text:p>-684,3</text:p>
          </table:table-cell>
          <table:table-cell table:style-name="ce3" table:formula="of:=[.K95]-[.K$176]" office:value-type="float" office:value="41.3249999999998" calcext:value-type="float">
            <text:p>41,325</text:p>
          </table:table-cell>
          <table:table-cell table:style-name="ce3" table:formula="of:=[.L95]-[.L$176]" office:value-type="float" office:value="643.075" calcext:value-type="float">
            <text:p>643,075</text:p>
          </table:table-cell>
          <table:table-cell table:style-name="ce3" table:formula="of:=[.M95]-[.M$176]" office:value-type="float" office:value="490.925" calcext:value-type="float">
            <text:p>490,925</text:p>
          </table:table-cell>
          <table:table-cell table:style-name="ce3" table:formula="of:=[.N95]-[.N$176]" office:value-type="float" office:value="2480644.8" calcext:value-type="float">
            <text:p>2480644,8</text:p>
          </table:table-cell>
          <table:table-cell table:style-name="ce3" table:formula="of:=[.O95]-[.O$176]" office:value-type="float" office:value="82.8125" calcext:value-type="float">
            <text:p>82,8125</text:p>
          </table:table-cell>
          <table:table-cell table:style-name="ce3" table:formula="of:=[.P95]-[.P$176]" office:value-type="float" office:value="-103.4125" calcext:value-type="float">
            <text:p>-103,4125</text:p>
          </table:table-cell>
          <table:table-cell table:style-name="ce3" table:formula="of:=[.Q95]-[.Q$176]" office:value-type="float" office:value="145.65" calcext:value-type="float">
            <text:p>145,65</text:p>
          </table:table-cell>
          <table:table-cell table:style-name="ce3" table:formula="of:=[.R95]-[.R$176]" office:value-type="float" office:value="-12.1875" calcext:value-type="float">
            <text:p>-12,1875</text:p>
          </table:table-cell>
          <table:table-cell table:style-name="ce3" table:formula="of:=[.S95]-[.S$176]" office:value-type="float" office:value="29501.8" calcext:value-type="float">
            <text:p>29501,8</text:p>
          </table:table-cell>
          <table:table-cell table:style-name="ce3" table:formula="of:=[.T95]-[.T$176]" office:value-type="float" office:value="2.9125" calcext:value-type="float">
            <text:p>2,9125</text:p>
          </table:table-cell>
          <table:table-cell table:style-name="ce3" table:formula="of:=[.U95]-[.U$176]" office:value-type="float" office:value="-8.3375" calcext:value-type="float">
            <text:p>-8,3375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-408.4" calcext:value-type="float">
            <text:p>-408,4</text:p>
          </table:table-cell>
          <table:table-cell table:style-name="ce3" table:formula="of:=[.C96]-[.C$176]" office:value-type="float" office:value="418.0625" calcext:value-type="float">
            <text:p>418,0625</text:p>
          </table:table-cell>
          <table:table-cell table:style-name="ce3" table:formula="of:=[.D96]-[.D$176]" office:value-type="float" office:value="11331.675" calcext:value-type="float">
            <text:p>11331,675</text:p>
          </table:table-cell>
          <table:table-cell table:style-name="ce3" table:formula="of:=[.E96]-[.E$176]" office:value-type="float" office:value="3460473.15" calcext:value-type="float">
            <text:p>3460473,15</text:p>
          </table:table-cell>
          <table:table-cell table:style-name="ce3" table:formula="of:=[.F96]-[.F$176]" office:value-type="float" office:value="2034.6" calcext:value-type="float">
            <text:p>2034,6</text:p>
          </table:table-cell>
          <table:table-cell table:style-name="ce3" table:formula="of:=[.G96]-[.G$176]" office:value-type="float" office:value="-1775.65" calcext:value-type="float">
            <text:p>-1775,65</text:p>
          </table:table-cell>
          <table:table-cell table:style-name="ce3" table:formula="of:=[.H96]-[.H$176]" office:value-type="float" office:value="-178.6875" calcext:value-type="float">
            <text:p>-178,6875</text:p>
          </table:table-cell>
          <table:table-cell table:style-name="ce3" table:formula="of:=[.I96]-[.I$176]" office:value-type="float" office:value="72844.675" calcext:value-type="float">
            <text:p>72844,675</text:p>
          </table:table-cell>
          <table:table-cell table:style-name="ce3" table:formula="of:=[.J96]-[.J$176]" office:value-type="float" office:value="-1005.3" calcext:value-type="float">
            <text:p>-1005,3</text:p>
          </table:table-cell>
          <table:table-cell table:style-name="ce3" table:formula="of:=[.K96]-[.K$176]" office:value-type="float" office:value="407.225" calcext:value-type="float">
            <text:p>407,225</text:p>
          </table:table-cell>
          <table:table-cell table:style-name="ce3" table:formula="of:=[.L96]-[.L$176]" office:value-type="float" office:value="181.675" calcext:value-type="float">
            <text:p>181,675</text:p>
          </table:table-cell>
          <table:table-cell table:style-name="ce3" table:formula="of:=[.M96]-[.M$176]" office:value-type="float" office:value="305.225" calcext:value-type="float">
            <text:p>305,225</text:p>
          </table:table-cell>
          <table:table-cell table:style-name="ce3" table:formula="of:=[.N96]-[.N$176]" office:value-type="float" office:value="1999209.1" calcext:value-type="float">
            <text:p>1999209,1</text:p>
          </table:table-cell>
          <table:table-cell table:style-name="ce3" table:formula="of:=[.O96]-[.O$176]" office:value-type="float" office:value="57.8125" calcext:value-type="float">
            <text:p>57,8125</text:p>
          </table:table-cell>
          <table:table-cell table:style-name="ce3" table:formula="of:=[.P96]-[.P$176]" office:value-type="float" office:value="96.5875" calcext:value-type="float">
            <text:p>96,5875</text:p>
          </table:table-cell>
          <table:table-cell table:style-name="ce3" table:formula="of:=[.Q96]-[.Q$176]" office:value-type="float" office:value="-356.15" calcext:value-type="float">
            <text:p>-356,15</text:p>
          </table:table-cell>
          <table:table-cell table:style-name="ce3" table:formula="of:=[.R96]-[.R$176]" office:value-type="float" office:value="112.8125" calcext:value-type="float">
            <text:p>112,8125</text:p>
          </table:table-cell>
          <table:table-cell table:style-name="ce3" table:formula="of:=[.S96]-[.S$176]" office:value-type="float" office:value="24076.2" calcext:value-type="float">
            <text:p>24076,2</text:p>
          </table:table-cell>
          <table:table-cell table:style-name="ce3" table:formula="of:=[.T96]-[.T$176]" office:value-type="float" office:value="42.9125" calcext:value-type="float">
            <text:p>42,9125</text:p>
          </table:table-cell>
          <table:table-cell table:style-name="ce3" table:formula="of:=[.U96]-[.U$176]" office:value-type="float" office:value="-8.3375" calcext:value-type="float">
            <text:p>-8,3375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-509.2" calcext:value-type="float">
            <text:p>-509,2</text:p>
          </table:table-cell>
          <table:table-cell table:style-name="ce3" table:formula="of:=[.C97]-[.C$176]" office:value-type="float" office:value="538.2625" calcext:value-type="float">
            <text:p>538,2625</text:p>
          </table:table-cell>
          <table:table-cell table:style-name="ce3" table:formula="of:=[.D97]-[.D$176]" office:value-type="float" office:value="7940.575" calcext:value-type="float">
            <text:p>7940,575</text:p>
          </table:table-cell>
          <table:table-cell table:style-name="ce3" table:formula="of:=[.E97]-[.E$176]" office:value-type="float" office:value="4056287.95" calcext:value-type="float">
            <text:p>4056287,95</text:p>
          </table:table-cell>
          <table:table-cell table:style-name="ce3" table:formula="of:=[.F97]-[.F$176]" office:value-type="float" office:value="-1356.4" calcext:value-type="float">
            <text:p>-1356,4</text:p>
          </table:table-cell>
          <table:table-cell table:style-name="ce3" table:formula="of:=[.G97]-[.G$176]" office:value-type="float" office:value="-1855.85" calcext:value-type="float">
            <text:p>-1855,85</text:p>
          </table:table-cell>
          <table:table-cell table:style-name="ce3" table:formula="of:=[.H97]-[.H$176]" office:value-type="float" office:value="-58.4875000000002" calcext:value-type="float">
            <text:p>-58,4875</text:p>
          </table:table-cell>
          <table:table-cell table:style-name="ce3" table:formula="of:=[.I97]-[.I$176]" office:value-type="float" office:value="72844.675" calcext:value-type="float">
            <text:p>72844,675</text:p>
          </table:table-cell>
          <table:table-cell table:style-name="ce3" table:formula="of:=[.J97]-[.J$176]" office:value-type="float" office:value="-604.100000000001" calcext:value-type="float">
            <text:p>-604,1</text:p>
          </table:table-cell>
          <table:table-cell table:style-name="ce3" table:formula="of:=[.K97]-[.K$176]" office:value-type="float" office:value="-143.975" calcext:value-type="float">
            <text:p>-143,975</text:p>
          </table:table-cell>
          <table:table-cell table:style-name="ce3" table:formula="of:=[.L97]-[.L$176]" office:value-type="float" office:value="492.475" calcext:value-type="float">
            <text:p>492,475</text:p>
          </table:table-cell>
          <table:table-cell table:style-name="ce3" table:formula="of:=[.M97]-[.M$176]" office:value-type="float" office:value="114.625" calcext:value-type="float">
            <text:p>114,625</text:p>
          </table:table-cell>
          <table:table-cell table:style-name="ce3" table:formula="of:=[.N97]-[.N$176]" office:value-type="float" office:value="1809241.2" calcext:value-type="float">
            <text:p>1809241,2</text:p>
          </table:table-cell>
          <table:table-cell table:style-name="ce3" table:formula="of:=[.O97]-[.O$176]" office:value-type="float" office:value="20.3125" calcext:value-type="float">
            <text:p>20,3125</text:p>
          </table:table-cell>
          <table:table-cell table:style-name="ce3" table:formula="of:=[.P97]-[.P$176]" office:value-type="float" office:value="-23.4125" calcext:value-type="float">
            <text:p>-23,4125</text:p>
          </table:table-cell>
          <table:table-cell table:style-name="ce3" table:formula="of:=[.Q97]-[.Q$176]" office:value-type="float" office:value="-215.55" calcext:value-type="float">
            <text:p>-215,55</text:p>
          </table:table-cell>
          <table:table-cell table:style-name="ce3" table:formula="of:=[.R97]-[.R$176]" office:value-type="float" office:value="137.8125" calcext:value-type="float">
            <text:p>137,8125</text:p>
          </table:table-cell>
          <table:table-cell table:style-name="ce3" table:formula="of:=[.S97]-[.S$176]" office:value-type="float" office:value="24076.2" calcext:value-type="float">
            <text:p>24076,2</text:p>
          </table:table-cell>
          <table:table-cell table:style-name="ce3" table:formula="of:=[.T97]-[.T$176]" office:value-type="float" office:value="143.3125" calcext:value-type="float">
            <text:p>143,3125</text:p>
          </table:table-cell>
          <table:table-cell table:style-name="ce3" table:formula="of:=[.U97]-[.U$176]" office:value-type="float" office:value="-8.3375" calcext:value-type="float">
            <text:p>-8,3375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-368.4" calcext:value-type="float">
            <text:p>-368,4</text:p>
          </table:table-cell>
          <table:table-cell table:style-name="ce3" table:formula="of:=[.C98]-[.C$176]" office:value-type="float" office:value="638.4625" calcext:value-type="float">
            <text:p>638,4625</text:p>
          </table:table-cell>
          <table:table-cell table:style-name="ce3" table:formula="of:=[.D98]-[.D$176]" office:value-type="float" office:value="8618.875" calcext:value-type="float">
            <text:p>8618,875</text:p>
          </table:table-cell>
          <table:table-cell table:style-name="ce3" table:formula="of:=[.E98]-[.E$176]" office:value-type="float" office:value="3920240.65" calcext:value-type="float">
            <text:p>3920240,65</text:p>
          </table:table-cell>
          <table:table-cell table:style-name="ce3" table:formula="of:=[.F98]-[.F$176]" office:value-type="float" office:value="-1356.4" calcext:value-type="float">
            <text:p>-1356,4</text:p>
          </table:table-cell>
          <table:table-cell table:style-name="ce3" table:formula="of:=[.G98]-[.G$176]" office:value-type="float" office:value="-1374.45" calcext:value-type="float">
            <text:p>-1374,45</text:p>
          </table:table-cell>
          <table:table-cell table:style-name="ce3" table:formula="of:=[.H98]-[.H$176]" office:value-type="float" office:value="62.1124999999997" calcext:value-type="float">
            <text:p>62,1125</text:p>
          </table:table-cell>
          <table:table-cell table:style-name="ce3" table:formula="of:=[.I98]-[.I$176]" office:value-type="float" office:value="83723.075" calcext:value-type="float">
            <text:p>83723,075</text:p>
          </table:table-cell>
          <table:table-cell table:style-name="ce3" table:formula="of:=[.J98]-[.J$176]" office:value-type="float" office:value="-1185.9" calcext:value-type="float">
            <text:p>-1185,9</text:p>
          </table:table-cell>
          <table:table-cell table:style-name="ce3" table:formula="of:=[.K98]-[.K$176]" office:value-type="float" office:value="182.025" calcext:value-type="float">
            <text:p>182,025</text:p>
          </table:table-cell>
          <table:table-cell table:style-name="ce3" table:formula="of:=[.L98]-[.L$176]" office:value-type="float" office:value="141.475" calcext:value-type="float">
            <text:p>141,475</text:p>
          </table:table-cell>
          <table:table-cell table:style-name="ce3" table:formula="of:=[.M98]-[.M$176]" office:value-type="float" office:value="440.625" calcext:value-type="float">
            <text:p>440,625</text:p>
          </table:table-cell>
          <table:table-cell table:style-name="ce3" table:formula="of:=[.N98]-[.N$176]" office:value-type="float" office:value="2407953.1" calcext:value-type="float">
            <text:p>2407953,1</text:p>
          </table:table-cell>
          <table:table-cell table:style-name="ce3" table:formula="of:=[.O98]-[.O$176]" office:value-type="float" office:value="120.3125" calcext:value-type="float">
            <text:p>120,3125</text:p>
          </table:table-cell>
          <table:table-cell table:style-name="ce3" table:formula="of:=[.P98]-[.P$176]" office:value-type="float" office:value="-70.1125" calcext:value-type="float">
            <text:p>-70,1125</text:p>
          </table:table-cell>
          <table:table-cell table:style-name="ce3" table:formula="of:=[.Q98]-[.Q$176]" office:value-type="float" office:value="105.45" calcext:value-type="float">
            <text:p>105,45</text:p>
          </table:table-cell>
          <table:table-cell table:style-name="ce3" table:formula="of:=[.R98]-[.R$176]" office:value-type="float" office:value="27.8125" calcext:value-type="float">
            <text:p>27,8125</text:p>
          </table:table-cell>
          <table:table-cell table:style-name="ce3" table:formula="of:=[.S98]-[.S$176]" office:value-type="float" office:value="21363.4" calcext:value-type="float">
            <text:p>21363,4</text:p>
          </table:table-cell>
          <table:table-cell table:style-name="ce3" table:formula="of:=[.T98]-[.T$176]" office:value-type="float" office:value="17.9125" calcext:value-type="float">
            <text:p>17,9125</text:p>
          </table:table-cell>
          <table:table-cell table:style-name="ce3" table:formula="of:=[.U98]-[.U$176]" office:value-type="float" office:value="-8.3375" calcext:value-type="float">
            <text:p>-8,3375</text:p>
          </table:table-cell>
          <table:table-cell table:style-name="ce3" table:formula="of:=[.V9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-548.799999999999" calcext:value-type="float">
            <text:p>-548,8</text:p>
          </table:table-cell>
          <table:table-cell table:style-name="ce3" table:formula="of:=[.C99]-[.C$176]" office:value-type="float" office:value="407.9625" calcext:value-type="float">
            <text:p>407,9625</text:p>
          </table:table-cell>
          <table:table-cell table:style-name="ce3" table:formula="of:=[.D99]-[.D$176]" office:value-type="float" office:value="8618.875" calcext:value-type="float">
            <text:p>8618,875</text:p>
          </table:table-cell>
          <table:table-cell table:style-name="ce3" table:formula="of:=[.E99]-[.E$176]" office:value-type="float" office:value="4039902.85" calcext:value-type="float">
            <text:p>4039902,85</text:p>
          </table:table-cell>
          <table:table-cell table:style-name="ce3" table:formula="of:=[.F99]-[.F$176]" office:value-type="float" office:value="-1356.4" calcext:value-type="float">
            <text:p>-1356,4</text:p>
          </table:table-cell>
          <table:table-cell table:style-name="ce3" table:formula="of:=[.G99]-[.G$176]" office:value-type="float" office:value="-1349.35" calcext:value-type="float">
            <text:p>-1349,35</text:p>
          </table:table-cell>
          <table:table-cell table:style-name="ce3" table:formula="of:=[.H99]-[.H$176]" office:value-type="float" office:value="162.3125" calcext:value-type="float">
            <text:p>162,3125</text:p>
          </table:table-cell>
          <table:table-cell table:style-name="ce3" table:formula="of:=[.I99]-[.I$176]" office:value-type="float" office:value="80983.075" calcext:value-type="float">
            <text:p>80983,075</text:p>
          </table:table-cell>
          <table:table-cell table:style-name="ce3" table:formula="of:=[.J99]-[.J$176]" office:value-type="float" office:value="-624.500000000001" calcext:value-type="float">
            <text:p>-624,5</text:p>
          </table:table-cell>
          <table:table-cell table:style-name="ce3" table:formula="of:=[.K99]-[.K$176]" office:value-type="float" office:value="307.025" calcext:value-type="float">
            <text:p>307,025</text:p>
          </table:table-cell>
          <table:table-cell table:style-name="ce3" table:formula="of:=[.L99]-[.L$176]" office:value-type="float" office:value="221.875" calcext:value-type="float">
            <text:p>221,875</text:p>
          </table:table-cell>
          <table:table-cell table:style-name="ce3" table:formula="of:=[.M99]-[.M$176]" office:value-type="float" office:value="285.025" calcext:value-type="float">
            <text:p>285,025</text:p>
          </table:table-cell>
          <table:table-cell table:style-name="ce3" table:formula="of:=[.N99]-[.N$176]" office:value-type="float" office:value="1540416.7" calcext:value-type="float">
            <text:p>1540416,7</text:p>
          </table:table-cell>
          <table:table-cell table:style-name="ce3" table:formula="of:=[.O99]-[.O$176]" office:value-type="float" office:value="70.3125" calcext:value-type="float">
            <text:p>70,3125</text:p>
          </table:table-cell>
          <table:table-cell table:style-name="ce3" table:formula="of:=[.P99]-[.P$176]" office:value-type="float" office:value="56.5875" calcext:value-type="float">
            <text:p>56,5875</text:p>
          </table:table-cell>
          <table:table-cell table:style-name="ce3" table:formula="of:=[.Q99]-[.Q$176]" office:value-type="float" office:value="-215.75" calcext:value-type="float">
            <text:p>-215,75</text:p>
          </table:table-cell>
          <table:table-cell table:style-name="ce3" table:formula="of:=[.R99]-[.R$176]" office:value-type="float" office:value="-2.1875" calcext:value-type="float">
            <text:p>-2,1875</text:p>
          </table:table-cell>
          <table:table-cell table:style-name="ce3" table:formula="of:=[.S99]-[.S$176]" office:value-type="float" office:value="18650.6" calcext:value-type="float">
            <text:p>18650,6</text:p>
          </table:table-cell>
          <table:table-cell table:style-name="ce3" table:formula="of:=[.T99]-[.T$176]" office:value-type="float" office:value="17.9125" calcext:value-type="float">
            <text:p>17,9125</text:p>
          </table:table-cell>
          <table:table-cell table:style-name="ce3" table:formula="of:=[.U99]-[.U$176]" office:value-type="float" office:value="-8.3375" calcext:value-type="float">
            <text:p>-8,3375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-609" calcext:value-type="float">
            <text:p>-609</text:p>
          </table:table-cell>
          <table:table-cell table:style-name="ce3" table:formula="of:=[.C100]-[.C$176]" office:value-type="float" office:value="457.8625" calcext:value-type="float">
            <text:p>457,8625</text:p>
          </table:table-cell>
          <table:table-cell table:style-name="ce3" table:formula="of:=[.D100]-[.D$176]" office:value-type="float" office:value="5905.975" calcext:value-type="float">
            <text:p>5905,975</text:p>
          </table:table-cell>
          <table:table-cell table:style-name="ce3" table:formula="of:=[.E100]-[.E$176]" office:value-type="float" office:value="4863553.45" calcext:value-type="float">
            <text:p>4863553,45</text:p>
          </table:table-cell>
          <table:table-cell table:style-name="ce3" table:formula="of:=[.F100]-[.F$176]" office:value-type="float" office:value="-1356.4" calcext:value-type="float">
            <text:p>-1356,4</text:p>
          </table:table-cell>
          <table:table-cell table:style-name="ce3" table:formula="of:=[.G100]-[.G$176]" office:value-type="float" office:value="-1595.25" calcext:value-type="float">
            <text:p>-1595,25</text:p>
          </table:table-cell>
          <table:table-cell table:style-name="ce3" table:formula="of:=[.H100]-[.H$176]" office:value-type="float" office:value="-218.6875" calcext:value-type="float">
            <text:p>-218,6875</text:p>
          </table:table-cell>
          <table:table-cell table:style-name="ce3" table:formula="of:=[.I100]-[.I$176]" office:value-type="float" office:value="75557.475" calcext:value-type="float">
            <text:p>75557,475</text:p>
          </table:table-cell>
          <table:table-cell table:style-name="ce3" table:formula="of:=[.J100]-[.J$176]" office:value-type="float" office:value="-885.100000000001" calcext:value-type="float">
            <text:p>-885,1</text:p>
          </table:table-cell>
          <table:table-cell table:style-name="ce3" table:formula="of:=[.K100]-[.K$176]" office:value-type="float" office:value="182.025" calcext:value-type="float">
            <text:p>182,025</text:p>
          </table:table-cell>
          <table:table-cell table:style-name="ce3" table:formula="of:=[.L100]-[.L$176]" office:value-type="float" office:value="291.975" calcext:value-type="float">
            <text:p>291,975</text:p>
          </table:table-cell>
          <table:table-cell table:style-name="ce3" table:formula="of:=[.M100]-[.M$176]" office:value-type="float" office:value="285.025" calcext:value-type="float">
            <text:p>285,025</text:p>
          </table:table-cell>
          <table:table-cell table:style-name="ce3" table:formula="of:=[.N100]-[.N$176]" office:value-type="float" office:value="2139539.4" calcext:value-type="float">
            <text:p>2139539,4</text:p>
          </table:table-cell>
          <table:table-cell table:style-name="ce3" table:formula="of:=[.O100]-[.O$176]" office:value-type="float" office:value="11.4125" calcext:value-type="float">
            <text:p>11,4125</text:p>
          </table:table-cell>
          <table:table-cell table:style-name="ce3" table:formula="of:=[.P100]-[.P$176]" office:value-type="float" office:value="-3.1125" calcext:value-type="float">
            <text:p>-3,1125</text:p>
          </table:table-cell>
          <table:table-cell table:style-name="ce3" table:formula="of:=[.Q100]-[.Q$176]" office:value-type="float" office:value="-195.55" calcext:value-type="float">
            <text:p>-195,55</text:p>
          </table:table-cell>
          <table:table-cell table:style-name="ce3" table:formula="of:=[.R100]-[.R$176]" office:value-type="float" office:value="107.8125" calcext:value-type="float">
            <text:p>107,8125</text:p>
          </table:table-cell>
          <table:table-cell table:style-name="ce3" table:formula="of:=[.S100]-[.S$176]" office:value-type="float" office:value="18650.6" calcext:value-type="float">
            <text:p>18650,6</text:p>
          </table:table-cell>
          <table:table-cell table:style-name="ce3" table:formula="of:=[.T100]-[.T$176]" office:value-type="float" office:value="-57.0875" calcext:value-type="float">
            <text:p>-57,0875</text:p>
          </table:table-cell>
          <table:table-cell table:style-name="ce3" table:formula="of:=[.U100]-[.U$176]" office:value-type="float" office:value="-8.3375" calcext:value-type="float">
            <text:p>-8,3375</text:p>
          </table:table-cell>
          <table:table-cell table:style-name="ce3" table:formula="of:=[.V100]-[.V$176]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-1010" calcext:value-type="float">
            <text:p>-1010</text:p>
          </table:table-cell>
          <table:table-cell table:style-name="ce3" table:formula="of:=[.C101]-[.C$176]" office:value-type="float" office:value="417.8625" calcext:value-type="float">
            <text:p>417,8625</text:p>
          </table:table-cell>
          <table:table-cell table:style-name="ce3" table:formula="of:=[.D101]-[.D$176]" office:value-type="float" office:value="11331.675" calcext:value-type="float">
            <text:p>11331,675</text:p>
          </table:table-cell>
          <table:table-cell table:style-name="ce3" table:formula="of:=[.E101]-[.E$176]" office:value-type="float" office:value="3376158.85" calcext:value-type="float">
            <text:p>3376158,85</text:p>
          </table:table-cell>
          <table:table-cell table:style-name="ce3" table:formula="of:=[.F101]-[.F$176]" office:value-type="float" office:value="-1356.4" calcext:value-type="float">
            <text:p>-1356,4</text:p>
          </table:table-cell>
          <table:table-cell table:style-name="ce3" table:formula="of:=[.G101]-[.G$176]" office:value-type="float" office:value="-1234.25" calcext:value-type="float">
            <text:p>-1234,25</text:p>
          </table:table-cell>
          <table:table-cell table:style-name="ce3" table:formula="of:=[.H101]-[.H$176]" office:value-type="float" office:value="-178.4875" calcext:value-type="float">
            <text:p>-178,4875</text:p>
          </table:table-cell>
          <table:table-cell table:style-name="ce3" table:formula="of:=[.I101]-[.I$176]" office:value-type="float" office:value="80983.075" calcext:value-type="float">
            <text:p>80983,075</text:p>
          </table:table-cell>
          <table:table-cell table:style-name="ce3" table:formula="of:=[.J101]-[.J$176]" office:value-type="float" office:value="-443.500000000001" calcext:value-type="float">
            <text:p>-443,5</text:p>
          </table:table-cell>
          <table:table-cell table:style-name="ce3" table:formula="of:=[.K101]-[.K$176]" office:value-type="float" office:value="-169.275" calcext:value-type="float">
            <text:p>-169,275</text:p>
          </table:table-cell>
          <table:table-cell table:style-name="ce3" table:formula="of:=[.L101]-[.L$176]" office:value-type="float" office:value="1.27500000000003" calcext:value-type="float">
            <text:p>1,275</text:p>
          </table:table-cell>
          <table:table-cell table:style-name="ce3" table:formula="of:=[.M101]-[.M$176]" office:value-type="float" office:value="245.025" calcext:value-type="float">
            <text:p>245,025</text:p>
          </table:table-cell>
          <table:table-cell table:style-name="ce3" table:formula="of:=[.N101]-[.N$176]" office:value-type="float" office:value="2620785.5" calcext:value-type="float">
            <text:p>2620785,5</text:p>
          </table:table-cell>
          <table:table-cell table:style-name="ce3" table:formula="of:=[.O101]-[.O$176]" office:value-type="float" office:value="95.3125" calcext:value-type="float">
            <text:p>95,3125</text:p>
          </table:table-cell>
          <table:table-cell table:style-name="ce3" table:formula="of:=[.P101]-[.P$176]" office:value-type="float" office:value="-3.41249999999999" calcext:value-type="float">
            <text:p>-3,4125</text:p>
          </table:table-cell>
          <table:table-cell table:style-name="ce3" table:formula="of:=[.Q101]-[.Q$176]" office:value-type="float" office:value="-74.95" calcext:value-type="float">
            <text:p>-74,95</text:p>
          </table:table-cell>
          <table:table-cell table:style-name="ce3" table:formula="of:=[.R101]-[.R$176]" office:value-type="float" office:value="77.8125" calcext:value-type="float">
            <text:p>77,8125</text:p>
          </table:table-cell>
          <table:table-cell table:style-name="ce3" table:formula="of:=[.S101]-[.S$176]" office:value-type="float" office:value="21363.4" calcext:value-type="float">
            <text:p>21363,4</text:p>
          </table:table-cell>
          <table:table-cell table:style-name="ce3" table:formula="of:=[.T101]-[.T$176]" office:value-type="float" office:value="2.9125" calcext:value-type="float">
            <text:p>2,9125</text:p>
          </table:table-cell>
          <table:table-cell table:style-name="ce3" table:formula="of:=[.U101]-[.U$176]" office:value-type="float" office:value="-8.3375" calcext:value-type="float">
            <text:p>-8,3375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-749.4" calcext:value-type="float">
            <text:p>-749,4</text:p>
          </table:table-cell>
          <table:table-cell table:style-name="ce3" table:formula="of:=[.C102]-[.C$176]" office:value-type="float" office:value="919.2625" calcext:value-type="float">
            <text:p>919,2625</text:p>
          </table:table-cell>
          <table:table-cell table:style-name="ce3" table:formula="of:=[.D102]-[.D$176]" office:value-type="float" office:value="7940.575" calcext:value-type="float">
            <text:p>7940,575</text:p>
          </table:table-cell>
          <table:table-cell table:style-name="ce3" table:formula="of:=[.E102]-[.E$176]" office:value-type="float" office:value="3735253.85" calcext:value-type="float">
            <text:p>3735253,85</text:p>
          </table:table-cell>
          <table:table-cell table:style-name="ce3" table:formula="of:=[.F102]-[.F$176]" office:value-type="float" office:value="-1356.4" calcext:value-type="float">
            <text:p>-1356,4</text:p>
          </table:table-cell>
          <table:table-cell table:style-name="ce3" table:formula="of:=[.G102]-[.G$176]" office:value-type="float" office:value="-1495.05" calcext:value-type="float">
            <text:p>-1495,05</text:p>
          </table:table-cell>
          <table:table-cell table:style-name="ce3" table:formula="of:=[.H102]-[.H$176]" office:value-type="float" office:value="-660.0875" calcext:value-type="float">
            <text:p>-660,0875</text:p>
          </table:table-cell>
          <table:table-cell table:style-name="ce3" table:formula="of:=[.I102]-[.I$176]" office:value-type="float" office:value="75557.475" calcext:value-type="float">
            <text:p>75557,475</text:p>
          </table:table-cell>
          <table:table-cell table:style-name="ce3" table:formula="of:=[.J102]-[.J$176]" office:value-type="float" office:value="-804.900000000001" calcext:value-type="float">
            <text:p>-804,9</text:p>
          </table:table-cell>
          <table:table-cell table:style-name="ce3" table:formula="of:=[.K102]-[.K$176]" office:value-type="float" office:value="81.5249999999999" calcext:value-type="float">
            <text:p>81,525</text:p>
          </table:table-cell>
          <table:table-cell table:style-name="ce3" table:formula="of:=[.L102]-[.L$176]" office:value-type="float" office:value="-38.925" calcext:value-type="float">
            <text:p>-38,925</text:p>
          </table:table-cell>
          <table:table-cell table:style-name="ce3" table:formula="of:=[.M102]-[.M$176]" office:value-type="float" office:value="340.125" calcext:value-type="float">
            <text:p>340,125</text:p>
          </table:table-cell>
          <table:table-cell table:style-name="ce3" table:formula="of:=[.N102]-[.N$176]" office:value-type="float" office:value="1774348.4" calcext:value-type="float">
            <text:p>1774348,4</text:p>
          </table:table-cell>
          <table:table-cell table:style-name="ce3" table:formula="of:=[.O102]-[.O$176]" office:value-type="float" office:value="32.8125" calcext:value-type="float">
            <text:p>32,8125</text:p>
          </table:table-cell>
          <table:table-cell table:style-name="ce3" table:formula="of:=[.P102]-[.P$176]" office:value-type="float" office:value="21.8875" calcext:value-type="float">
            <text:p>21,8875</text:p>
          </table:table-cell>
          <table:table-cell table:style-name="ce3" table:formula="of:=[.Q102]-[.Q$176]" office:value-type="float" office:value="-456.15" calcext:value-type="float">
            <text:p>-456,15</text:p>
          </table:table-cell>
          <table:table-cell table:style-name="ce3" table:formula="of:=[.R102]-[.R$176]" office:value-type="float" office:value="17.8125" calcext:value-type="float">
            <text:p>17,8125</text:p>
          </table:table-cell>
          <table:table-cell table:style-name="ce3" table:formula="of:=[.S102]-[.S$176]" office:value-type="float" office:value="24076.2" calcext:value-type="float">
            <text:p>24076,2</text:p>
          </table:table-cell>
          <table:table-cell table:style-name="ce3" table:formula="of:=[.T102]-[.T$176]" office:value-type="float" office:value="-32.0875" calcext:value-type="float">
            <text:p>-32,0875</text:p>
          </table:table-cell>
          <table:table-cell table:style-name="ce3" table:formula="of:=[.U102]-[.U$176]" office:value-type="float" office:value="-8.3375" calcext:value-type="float">
            <text:p>-8,3375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-248.2" calcext:value-type="float">
            <text:p>-248,2</text:p>
          </table:table-cell>
          <table:table-cell table:style-name="ce3" table:formula="of:=[.C103]-[.C$176]" office:value-type="float" office:value="458.0625" calcext:value-type="float">
            <text:p>458,0625</text:p>
          </table:table-cell>
          <table:table-cell table:style-name="ce3" table:formula="of:=[.D103]-[.D$176]" office:value-type="float" office:value="11331.675" calcext:value-type="float">
            <text:p>11331,675</text:p>
          </table:table-cell>
          <table:table-cell table:style-name="ce3" table:formula="of:=[.E103]-[.E$176]" office:value-type="float" office:value="3944683.25" calcext:value-type="float">
            <text:p>3944683,25</text:p>
          </table:table-cell>
          <table:table-cell table:style-name="ce3" table:formula="of:=[.F103]-[.F$176]" office:value-type="float" office:value="1356.4" calcext:value-type="float">
            <text:p>1356,4</text:p>
          </table:table-cell>
          <table:table-cell table:style-name="ce3" table:formula="of:=[.G103]-[.G$176]" office:value-type="float" office:value="-1755.85" calcext:value-type="float">
            <text:p>-1755,85</text:p>
          </table:table-cell>
          <table:table-cell table:style-name="ce3" table:formula="of:=[.H103]-[.H$176]" office:value-type="float" office:value="-720.0875" calcext:value-type="float">
            <text:p>-720,0875</text:p>
          </table:table-cell>
          <table:table-cell table:style-name="ce3" table:formula="of:=[.I103]-[.I$176]" office:value-type="float" office:value="78270.275" calcext:value-type="float">
            <text:p>78270,275</text:p>
          </table:table-cell>
          <table:table-cell table:style-name="ce3" table:formula="of:=[.J103]-[.J$176]" office:value-type="float" office:value="-1185.7" calcext:value-type="float">
            <text:p>-1185,7</text:p>
          </table:table-cell>
          <table:table-cell table:style-name="ce3" table:formula="of:=[.K103]-[.K$176]" office:value-type="float" office:value="156.725" calcext:value-type="float">
            <text:p>156,725</text:p>
          </table:table-cell>
          <table:table-cell table:style-name="ce3" table:formula="of:=[.L103]-[.L$176]" office:value-type="float" office:value="161.675" calcext:value-type="float">
            <text:p>161,675</text:p>
          </table:table-cell>
          <table:table-cell table:style-name="ce3" table:formula="of:=[.M103]-[.M$176]" office:value-type="float" office:value="365.125" calcext:value-type="float">
            <text:p>365,125</text:p>
          </table:table-cell>
          <table:table-cell table:style-name="ce3" table:formula="of:=[.N103]-[.N$176]" office:value-type="float" office:value="2946753.4" calcext:value-type="float">
            <text:p>2946753,4</text:p>
          </table:table-cell>
          <table:table-cell table:style-name="ce3" table:formula="of:=[.O103]-[.O$176]" office:value-type="float" office:value="57.8125" calcext:value-type="float">
            <text:p>57,8125</text:p>
          </table:table-cell>
          <table:table-cell table:style-name="ce3" table:formula="of:=[.P103]-[.P$176]" office:value-type="float" office:value="-23.4125" calcext:value-type="float">
            <text:p>-23,4125</text:p>
          </table:table-cell>
          <table:table-cell table:style-name="ce3" table:formula="of:=[.Q103]-[.Q$176]" office:value-type="float" office:value="165.45" calcext:value-type="float">
            <text:p>165,45</text:p>
          </table:table-cell>
          <table:table-cell table:style-name="ce3" table:formula="of:=[.R103]-[.R$176]" office:value-type="float" office:value="50.3125" calcext:value-type="float">
            <text:p>50,3125</text:p>
          </table:table-cell>
          <table:table-cell table:style-name="ce3" table:formula="of:=[.S103]-[.S$176]" office:value-type="float" office:value="21363.4" calcext:value-type="float">
            <text:p>21363,4</text:p>
          </table:table-cell>
          <table:table-cell table:style-name="ce3" table:formula="of:=[.T103]-[.T$176]" office:value-type="float" office:value="-37.0875" calcext:value-type="float">
            <text:p>-37,0875</text:p>
          </table:table-cell>
          <table:table-cell table:style-name="ce3" table:formula="of:=[.U103]-[.U$176]" office:value-type="float" office:value="-8.3375" calcext:value-type="float">
            <text:p>-8,3375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-589" calcext:value-type="float">
            <text:p>-589</text:p>
          </table:table-cell>
          <table:table-cell table:style-name="ce3" table:formula="of:=[.C104]-[.C$176]" office:value-type="float" office:value="638.6625" calcext:value-type="float">
            <text:p>638,6625</text:p>
          </table:table-cell>
          <table:table-cell table:style-name="ce3" table:formula="of:=[.D104]-[.D$176]" office:value-type="float" office:value="11331.675" calcext:value-type="float">
            <text:p>11331,675</text:p>
          </table:table-cell>
          <table:table-cell table:style-name="ce3" table:formula="of:=[.E104]-[.E$176]" office:value-type="float" office:value="4902306.05" calcext:value-type="float">
            <text:p>4902306,05</text:p>
          </table:table-cell>
          <table:table-cell table:style-name="ce3" table:formula="of:=[.F104]-[.F$176]" office:value-type="float" office:value="2034.6" calcext:value-type="float">
            <text:p>2034,6</text:p>
          </table:table-cell>
          <table:table-cell table:style-name="ce3" table:formula="of:=[.G104]-[.G$176]" office:value-type="float" office:value="-1635.25" calcext:value-type="float">
            <text:p>-1635,25</text:p>
          </table:table-cell>
          <table:table-cell table:style-name="ce3" table:formula="of:=[.H104]-[.H$176]" office:value-type="float" office:value="-138.4875" calcext:value-type="float">
            <text:p>-138,4875</text:p>
          </table:table-cell>
          <table:table-cell table:style-name="ce3" table:formula="of:=[.I104]-[.I$176]" office:value-type="float" office:value="78270.275" calcext:value-type="float">
            <text:p>78270,275</text:p>
          </table:table-cell>
          <table:table-cell table:style-name="ce3" table:formula="of:=[.J104]-[.J$176]" office:value-type="float" office:value="-844.900000000001" calcext:value-type="float">
            <text:p>-844,9</text:p>
          </table:table-cell>
          <table:table-cell table:style-name="ce3" table:formula="of:=[.K104]-[.K$176]" office:value-type="float" office:value="633.025" calcext:value-type="float">
            <text:p>633,025</text:p>
          </table:table-cell>
          <table:table-cell table:style-name="ce3" table:formula="of:=[.L104]-[.L$176]" office:value-type="float" office:value="21.275" calcext:value-type="float">
            <text:p>21,275</text:p>
          </table:table-cell>
          <table:table-cell table:style-name="ce3" table:formula="of:=[.M104]-[.M$176]" office:value-type="float" office:value="726.425" calcext:value-type="float">
            <text:p>726,425</text:p>
          </table:table-cell>
          <table:table-cell table:style-name="ce3" table:formula="of:=[.N104]-[.N$176]" office:value-type="float" office:value="1548131.8" calcext:value-type="float">
            <text:p>1548131,8</text:p>
          </table:table-cell>
          <table:table-cell table:style-name="ce3" table:formula="of:=[.O104]-[.O$176]" office:value-type="float" office:value="107.8125" calcext:value-type="float">
            <text:p>107,8125</text:p>
          </table:table-cell>
          <table:table-cell table:style-name="ce3" table:formula="of:=[.P104]-[.P$176]" office:value-type="float" office:value="-23.4125" calcext:value-type="float">
            <text:p>-23,4125</text:p>
          </table:table-cell>
          <table:table-cell table:style-name="ce3" table:formula="of:=[.Q104]-[.Q$176]" office:value-type="float" office:value="-275.75" calcext:value-type="float">
            <text:p>-275,75</text:p>
          </table:table-cell>
          <table:table-cell table:style-name="ce3" table:formula="of:=[.R104]-[.R$176]" office:value-type="float" office:value="-37.1875" calcext:value-type="float">
            <text:p>-37,1875</text:p>
          </table:table-cell>
          <table:table-cell table:style-name="ce3" table:formula="of:=[.S104]-[.S$176]" office:value-type="float" office:value="21363.4" calcext:value-type="float">
            <text:p>21363,4</text:p>
          </table:table-cell>
          <table:table-cell table:style-name="ce3" table:formula="of:=[.T104]-[.T$176]" office:value-type="float" office:value="-17.0875" calcext:value-type="float">
            <text:p>-17,0875</text:p>
          </table:table-cell>
          <table:table-cell table:style-name="ce3" table:formula="of:=[.U104]-[.U$176]" office:value-type="float" office:value="-8.3375" calcext:value-type="float">
            <text:p>-8,3375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-589" calcext:value-type="float">
            <text:p>-589</text:p>
          </table:table-cell>
          <table:table-cell table:style-name="ce3" table:formula="of:=[.C105]-[.C$176]" office:value-type="float" office:value="558.2625" calcext:value-type="float">
            <text:p>558,2625</text:p>
          </table:table-cell>
          <table:table-cell table:style-name="ce3" table:formula="of:=[.D105]-[.D$176]" office:value-type="float" office:value="11331.675" calcext:value-type="float">
            <text:p>11331,675</text:p>
          </table:table-cell>
          <table:table-cell table:style-name="ce3" table:formula="of:=[.E105]-[.E$176]" office:value-type="float" office:value="3699851.85" calcext:value-type="float">
            <text:p>3699851,85</text:p>
          </table:table-cell>
          <table:table-cell table:style-name="ce3" table:formula="of:=[.F105]-[.F$176]" office:value-type="float" office:value="2034.6" calcext:value-type="float">
            <text:p>2034,6</text:p>
          </table:table-cell>
          <table:table-cell table:style-name="ce3" table:formula="of:=[.G105]-[.G$176]" office:value-type="float" office:value="-1394.65" calcext:value-type="float">
            <text:p>-1394,65</text:p>
          </table:table-cell>
          <table:table-cell table:style-name="ce3" table:formula="of:=[.H105]-[.H$176]" office:value-type="float" office:value="262.5125" calcext:value-type="float">
            <text:p>262,5125</text:p>
          </table:table-cell>
          <table:table-cell table:style-name="ce3" table:formula="of:=[.I105]-[.I$176]" office:value-type="float" office:value="80983.075" calcext:value-type="float">
            <text:p>80983,075</text:p>
          </table:table-cell>
          <table:table-cell table:style-name="ce3" table:formula="of:=[.J105]-[.J$176]" office:value-type="float" office:value="-624.300000000001" calcext:value-type="float">
            <text:p>-624,3</text:p>
          </table:table-cell>
          <table:table-cell table:style-name="ce3" table:formula="of:=[.K105]-[.K$176]" office:value-type="float" office:value="407.225" calcext:value-type="float">
            <text:p>407,225</text:p>
          </table:table-cell>
          <table:table-cell table:style-name="ce3" table:formula="of:=[.L105]-[.L$176]" office:value-type="float" office:value="91.475" calcext:value-type="float">
            <text:p>91,475</text:p>
          </table:table-cell>
          <table:table-cell table:style-name="ce3" table:formula="of:=[.M105]-[.M$176]" office:value-type="float" office:value="84.425" calcext:value-type="float">
            <text:p>84,425</text:p>
          </table:table-cell>
          <table:table-cell table:style-name="ce3" table:formula="of:=[.N105]-[.N$176]" office:value-type="float" office:value="1995852.4" calcext:value-type="float">
            <text:p>1995852,4</text:p>
          </table:table-cell>
          <table:table-cell table:style-name="ce3" table:formula="of:=[.O105]-[.O$176]" office:value-type="float" office:value="82.8125" calcext:value-type="float">
            <text:p>82,8125</text:p>
          </table:table-cell>
          <table:table-cell table:style-name="ce3" table:formula="of:=[.P105]-[.P$176]" office:value-type="float" office:value="-78.4125" calcext:value-type="float">
            <text:p>-78,4125</text:p>
          </table:table-cell>
          <table:table-cell table:style-name="ce3" table:formula="of:=[.Q105]-[.Q$176]" office:value-type="float" office:value="-75.1500000000001" calcext:value-type="float">
            <text:p>-75,15</text:p>
          </table:table-cell>
          <table:table-cell table:style-name="ce3" table:formula="of:=[.R105]-[.R$176]" office:value-type="float" office:value="47.8125" calcext:value-type="float">
            <text:p>47,8125</text:p>
          </table:table-cell>
          <table:table-cell table:style-name="ce3" table:formula="of:=[.S105]-[.S$176]" office:value-type="float" office:value="21363.4" calcext:value-type="float">
            <text:p>21363,4</text:p>
          </table:table-cell>
          <table:table-cell table:style-name="ce3" table:formula="of:=[.T105]-[.T$176]" office:value-type="float" office:value="42.9125" calcext:value-type="float">
            <text:p>42,9125</text:p>
          </table:table-cell>
          <table:table-cell table:style-name="ce3" table:formula="of:=[.U105]-[.U$176]" office:value-type="float" office:value="-8.3375" calcext:value-type="float">
            <text:p>-8,3375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-850" calcext:value-type="float">
            <text:p>-850</text:p>
          </table:table-cell>
          <table:table-cell table:style-name="ce3" table:formula="of:=[.C106]-[.C$176]" office:value-type="float" office:value="538.2625" calcext:value-type="float">
            <text:p>538,2625</text:p>
          </table:table-cell>
          <table:table-cell table:style-name="ce3" table:formula="of:=[.D106]-[.D$176]" office:value-type="float" office:value="5905.975" calcext:value-type="float">
            <text:p>5905,975</text:p>
          </table:table-cell>
          <table:table-cell table:style-name="ce3" table:formula="of:=[.E106]-[.E$176]" office:value-type="float" office:value="4192254.65" calcext:value-type="float">
            <text:p>4192254,65</text:p>
          </table:table-cell>
          <table:table-cell table:style-name="ce3" table:formula="of:=[.F106]-[.F$176]" office:value-type="float" office:value="2034.6" calcext:value-type="float">
            <text:p>2034,6</text:p>
          </table:table-cell>
          <table:table-cell table:style-name="ce3" table:formula="of:=[.G106]-[.G$176]" office:value-type="float" office:value="-1524.85" calcext:value-type="float">
            <text:p>-1524,85</text:p>
          </table:table-cell>
          <table:table-cell table:style-name="ce3" table:formula="of:=[.H106]-[.H$176]" office:value-type="float" office:value="22.1124999999997" calcext:value-type="float">
            <text:p>22,1125</text:p>
          </table:table-cell>
          <table:table-cell table:style-name="ce3" table:formula="of:=[.I106]-[.I$176]" office:value-type="float" office:value="78270.275" calcext:value-type="float">
            <text:p>78270,275</text:p>
          </table:table-cell>
          <table:table-cell table:style-name="ce3" table:formula="of:=[.J106]-[.J$176]" office:value-type="float" office:value="-965.300000000001" calcext:value-type="float">
            <text:p>-965,3</text:p>
          </table:table-cell>
          <table:table-cell table:style-name="ce3" table:formula="of:=[.K106]-[.K$176]" office:value-type="float" office:value="106.525" calcext:value-type="float">
            <text:p>106,525</text:p>
          </table:table-cell>
          <table:table-cell table:style-name="ce3" table:formula="of:=[.L106]-[.L$176]" office:value-type="float" office:value="617.975" calcext:value-type="float">
            <text:p>617,975</text:p>
          </table:table-cell>
          <table:table-cell table:style-name="ce3" table:formula="of:=[.M106]-[.M$176]" office:value-type="float" office:value="365.225" calcext:value-type="float">
            <text:p>365,225</text:p>
          </table:table-cell>
          <table:table-cell table:style-name="ce3" table:formula="of:=[.N106]-[.N$176]" office:value-type="float" office:value="1965325.6" calcext:value-type="float">
            <text:p>1965325,6</text:p>
          </table:table-cell>
          <table:table-cell table:style-name="ce3" table:formula="of:=[.O106]-[.O$176]" office:value-type="float" office:value="82.8125" calcext:value-type="float">
            <text:p>82,8125</text:p>
          </table:table-cell>
          <table:table-cell table:style-name="ce3" table:formula="of:=[.P106]-[.P$176]" office:value-type="float" office:value="36.5875" calcext:value-type="float">
            <text:p>36,5875</text:p>
          </table:table-cell>
          <table:table-cell table:style-name="ce3" table:formula="of:=[.Q106]-[.Q$176]" office:value-type="float" office:value="-135.15" calcext:value-type="float">
            <text:p>-135,15</text:p>
          </table:table-cell>
          <table:table-cell table:style-name="ce3" table:formula="of:=[.R106]-[.R$176]" office:value-type="float" office:value="77.8125" calcext:value-type="float">
            <text:p>77,8125</text:p>
          </table:table-cell>
          <table:table-cell table:style-name="ce3" table:formula="of:=[.S106]-[.S$176]" office:value-type="float" office:value="15937.8" calcext:value-type="float">
            <text:p>15937,8</text:p>
          </table:table-cell>
          <table:table-cell table:style-name="ce3" table:formula="of:=[.T106]-[.T$176]" office:value-type="float" office:value="-57.0875" calcext:value-type="float">
            <text:p>-57,0875</text:p>
          </table:table-cell>
          <table:table-cell table:style-name="ce3" table:formula="of:=[.U106]-[.U$176]" office:value-type="float" office:value="-8.3375" calcext:value-type="float">
            <text:p>-8,3375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-268" calcext:value-type="float">
            <text:p>-268</text:p>
          </table:table-cell>
          <table:table-cell table:style-name="ce3" table:formula="of:=[.C107]-[.C$176]" office:value-type="float" office:value="378.0625" calcext:value-type="float">
            <text:p>378,0625</text:p>
          </table:table-cell>
          <table:table-cell table:style-name="ce3" table:formula="of:=[.D107]-[.D$176]" office:value-type="float" office:value="8618.875" calcext:value-type="float">
            <text:p>8618,875</text:p>
          </table:table-cell>
          <table:table-cell table:style-name="ce3" table:formula="of:=[.E107]-[.E$176]" office:value-type="float" office:value="5094786.85" calcext:value-type="float">
            <text:p>5094786,85</text:p>
          </table:table-cell>
          <table:table-cell table:style-name="ce3" table:formula="of:=[.F107]-[.F$176]" office:value-type="float" office:value="-1356.4" calcext:value-type="float">
            <text:p>-1356,4</text:p>
          </table:table-cell>
          <table:table-cell table:style-name="ce3" table:formula="of:=[.G107]-[.G$176]" office:value-type="float" office:value="-1214.05" calcext:value-type="float">
            <text:p>-1214,05</text:p>
          </table:table-cell>
          <table:table-cell table:style-name="ce3" table:formula="of:=[.H107]-[.H$176]" office:value-type="float" office:value="-218.4875" calcext:value-type="float">
            <text:p>-218,4875</text:p>
          </table:table-cell>
          <table:table-cell table:style-name="ce3" table:formula="of:=[.I107]-[.I$176]" office:value-type="float" office:value="78297.375" calcext:value-type="float">
            <text:p>78297,375</text:p>
          </table:table-cell>
          <table:table-cell table:style-name="ce3" table:formula="of:=[.J107]-[.J$176]" office:value-type="float" office:value="-544.100000000001" calcext:value-type="float">
            <text:p>-544,1</text:p>
          </table:table-cell>
          <table:table-cell table:style-name="ce3" table:formula="of:=[.K107]-[.K$176]" office:value-type="float" office:value="-18.7750000000001" calcext:value-type="float">
            <text:p>-18,775</text:p>
          </table:table-cell>
          <table:table-cell table:style-name="ce3" table:formula="of:=[.L107]-[.L$176]" office:value-type="float" office:value="242.075" calcext:value-type="float">
            <text:p>242,075</text:p>
          </table:table-cell>
          <table:table-cell table:style-name="ce3" table:formula="of:=[.M107]-[.M$176]" office:value-type="float" office:value="240.125" calcext:value-type="float">
            <text:p>240,125</text:p>
          </table:table-cell>
          <table:table-cell table:style-name="ce3" table:formula="of:=[.N107]-[.N$176]" office:value-type="float" office:value="2140719.6" calcext:value-type="float">
            <text:p>2140719,6</text:p>
          </table:table-cell>
          <table:table-cell table:style-name="ce3" table:formula="of:=[.O107]-[.O$176]" office:value-type="float" office:value="57.8125" calcext:value-type="float">
            <text:p>57,8125</text:p>
          </table:table-cell>
          <table:table-cell table:style-name="ce3" table:formula="of:=[.P107]-[.P$176]" office:value-type="float" office:value="-23.4125" calcext:value-type="float">
            <text:p>-23,4125</text:p>
          </table:table-cell>
          <table:table-cell table:style-name="ce3" table:formula="of:=[.Q107]-[.Q$176]" office:value-type="float" office:value="-95.1500000000001" calcext:value-type="float">
            <text:p>-95,15</text:p>
          </table:table-cell>
          <table:table-cell table:style-name="ce3" table:formula="of:=[.R107]-[.R$176]" office:value-type="float" office:value="-22.1875" calcext:value-type="float">
            <text:p>-22,1875</text:p>
          </table:table-cell>
          <table:table-cell table:style-name="ce3" table:formula="of:=[.S107]-[.S$176]" office:value-type="float" office:value="15937.8" calcext:value-type="float">
            <text:p>15937,8</text:p>
          </table:table-cell>
          <table:table-cell table:style-name="ce3" table:formula="of:=[.T107]-[.T$176]" office:value-type="float" office:value="-23.7875" calcext:value-type="float">
            <text:p>-23,7875</text:p>
          </table:table-cell>
          <table:table-cell table:style-name="ce3" table:formula="of:=[.U107]-[.U$176]" office:value-type="float" office:value="-8.3375" calcext:value-type="float">
            <text:p>-8,3375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-709.6" calcext:value-type="float">
            <text:p>-709,6</text:p>
          </table:table-cell>
          <table:table-cell table:style-name="ce3" table:formula="of:=[.C108]-[.C$176]" office:value-type="float" office:value="999.6625" calcext:value-type="float">
            <text:p>999,6625</text:p>
          </table:table-cell>
          <table:table-cell table:style-name="ce3" table:formula="of:=[.D108]-[.D$176]" office:value-type="float" office:value="5905.975" calcext:value-type="float">
            <text:p>5905,975</text:p>
          </table:table-cell>
          <table:table-cell table:style-name="ce3" table:formula="of:=[.E108]-[.E$176]" office:value-type="float" office:value="4535045.25" calcext:value-type="float">
            <text:p>4535045,25</text:p>
          </table:table-cell>
          <table:table-cell table:style-name="ce3" table:formula="of:=[.F108]-[.F$176]" office:value-type="float" office:value="-1356.4" calcext:value-type="float">
            <text:p>-1356,4</text:p>
          </table:table-cell>
          <table:table-cell table:style-name="ce3" table:formula="of:=[.G108]-[.G$176]" office:value-type="float" office:value="-998.35" calcext:value-type="float">
            <text:p>-998,35</text:p>
          </table:table-cell>
          <table:table-cell table:style-name="ce3" table:formula="of:=[.H108]-[.H$176]" office:value-type="float" office:value="42.1124999999997" calcext:value-type="float">
            <text:p>42,1125</text:p>
          </table:table-cell>
          <table:table-cell table:style-name="ce3" table:formula="of:=[.I108]-[.I$176]" office:value-type="float" office:value="72844.675" calcext:value-type="float">
            <text:p>72844,675</text:p>
          </table:table-cell>
          <table:table-cell table:style-name="ce3" table:formula="of:=[.J108]-[.J$176]" office:value-type="float" office:value="-1025.3" calcext:value-type="float">
            <text:p>-1025,3</text:p>
          </table:table-cell>
          <table:table-cell table:style-name="ce3" table:formula="of:=[.K108]-[.K$176]" office:value-type="float" office:value="432.225" calcext:value-type="float">
            <text:p>432,225</text:p>
          </table:table-cell>
          <table:table-cell table:style-name="ce3" table:formula="of:=[.L108]-[.L$176]" office:value-type="float" office:value="121.675" calcext:value-type="float">
            <text:p>121,675</text:p>
          </table:table-cell>
          <table:table-cell table:style-name="ce3" table:formula="of:=[.M108]-[.M$176]" office:value-type="float" office:value="325.225" calcext:value-type="float">
            <text:p>325,225</text:p>
          </table:table-cell>
          <table:table-cell table:style-name="ce3" table:formula="of:=[.N108]-[.N$176]" office:value-type="float" office:value="1973420.8" calcext:value-type="float">
            <text:p>1973420,8</text:p>
          </table:table-cell>
          <table:table-cell table:style-name="ce3" table:formula="of:=[.O108]-[.O$176]" office:value-type="float" office:value="45.3125" calcext:value-type="float">
            <text:p>45,3125</text:p>
          </table:table-cell>
          <table:table-cell table:style-name="ce3" table:formula="of:=[.P108]-[.P$176]" office:value-type="float" office:value="-103.4125" calcext:value-type="float">
            <text:p>-103,4125</text:p>
          </table:table-cell>
          <table:table-cell table:style-name="ce3" table:formula="of:=[.Q108]-[.Q$176]" office:value-type="float" office:value="-395.95" calcext:value-type="float">
            <text:p>-395,95</text:p>
          </table:table-cell>
          <table:table-cell table:style-name="ce3" table:formula="of:=[.R108]-[.R$176]" office:value-type="float" office:value="87.8125" calcext:value-type="float">
            <text:p>87,8125</text:p>
          </table:table-cell>
          <table:table-cell table:style-name="ce3" table:formula="of:=[.S108]-[.S$176]" office:value-type="float" office:value="15937.8" calcext:value-type="float">
            <text:p>15937,8</text:p>
          </table:table-cell>
          <table:table-cell table:style-name="ce3" table:formula="of:=[.T108]-[.T$176]" office:value-type="float" office:value="93.2125" calcext:value-type="float">
            <text:p>93,2125</text:p>
          </table:table-cell>
          <table:table-cell table:style-name="ce3" table:formula="of:=[.U108]-[.U$176]" office:value-type="float" office:value="-8.3375" calcext:value-type="float">
            <text:p>-8,3375</text:p>
          </table:table-cell>
          <table:table-cell table:style-name="ce3" table:formula="of:=[.V10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-508.799999999999" calcext:value-type="float">
            <text:p>-508,8</text:p>
          </table:table-cell>
          <table:table-cell table:style-name="ce3" table:formula="of:=[.C109]-[.C$176]" office:value-type="float" office:value="819.2625" calcext:value-type="float">
            <text:p>819,2625</text:p>
          </table:table-cell>
          <table:table-cell table:style-name="ce3" table:formula="of:=[.D109]-[.D$176]" office:value-type="float" office:value="4549.575" calcext:value-type="float">
            <text:p>4549,575</text:p>
          </table:table-cell>
          <table:table-cell table:style-name="ce3" table:formula="of:=[.E109]-[.E$176]" office:value-type="float" office:value="4973002.05" calcext:value-type="float">
            <text:p>4973002,05</text:p>
          </table:table-cell>
          <table:table-cell table:style-name="ce3" table:formula="of:=[.F109]-[.F$176]" office:value-type="float" office:value="-1356.4" calcext:value-type="float">
            <text:p>-1356,4</text:p>
          </table:table-cell>
          <table:table-cell table:style-name="ce3" table:formula="of:=[.G109]-[.G$176]" office:value-type="float" office:value="-873.15" calcext:value-type="float">
            <text:p>-873,15</text:p>
          </table:table-cell>
          <table:table-cell table:style-name="ce3" table:formula="of:=[.H109]-[.H$176]" office:value-type="float" office:value="102.1125" calcext:value-type="float">
            <text:p>102,1125</text:p>
          </table:table-cell>
          <table:table-cell table:style-name="ce3" table:formula="of:=[.I109]-[.I$176]" office:value-type="float" office:value="70131.875" calcext:value-type="float">
            <text:p>70131,875</text:p>
          </table:table-cell>
          <table:table-cell table:style-name="ce3" table:formula="of:=[.J109]-[.J$176]" office:value-type="float" office:value="-945.100000000001" calcext:value-type="float">
            <text:p>-945,1</text:p>
          </table:table-cell>
          <table:table-cell table:style-name="ce3" table:formula="of:=[.K109]-[.K$176]" office:value-type="float" office:value="281.725" calcext:value-type="float">
            <text:p>281,725</text:p>
          </table:table-cell>
          <table:table-cell table:style-name="ce3" table:formula="of:=[.L109]-[.L$176]" office:value-type="float" office:value="141.675" calcext:value-type="float">
            <text:p>141,675</text:p>
          </table:table-cell>
          <table:table-cell table:style-name="ce3" table:formula="of:=[.M109]-[.M$176]" office:value-type="float" office:value="144.825" calcext:value-type="float">
            <text:p>144,825</text:p>
          </table:table-cell>
          <table:table-cell table:style-name="ce3" table:formula="of:=[.N109]-[.N$176]" office:value-type="float" office:value="1836172.4" calcext:value-type="float">
            <text:p>1836172,4</text:p>
          </table:table-cell>
          <table:table-cell table:style-name="ce3" table:formula="of:=[.O109]-[.O$176]" office:value-type="float" office:value="82.8125" calcext:value-type="float">
            <text:p>82,8125</text:p>
          </table:table-cell>
          <table:table-cell table:style-name="ce3" table:formula="of:=[.P109]-[.P$176]" office:value-type="float" office:value="-28.4125" calcext:value-type="float">
            <text:p>-28,4125</text:p>
          </table:table-cell>
          <table:table-cell table:style-name="ce3" table:formula="of:=[.Q109]-[.Q$176]" office:value-type="float" office:value="165.45" calcext:value-type="float">
            <text:p>165,45</text:p>
          </table:table-cell>
          <table:table-cell table:style-name="ce3" table:formula="of:=[.R109]-[.R$176]" office:value-type="float" office:value="-24.6875" calcext:value-type="float">
            <text:p>-24,6875</text:p>
          </table:table-cell>
          <table:table-cell table:style-name="ce3" table:formula="of:=[.S109]-[.S$176]" office:value-type="float" office:value="15937.8" calcext:value-type="float">
            <text:p>15937,8</text:p>
          </table:table-cell>
          <table:table-cell table:style-name="ce3" table:formula="of:=[.T109]-[.T$176]" office:value-type="float" office:value="9.6125" calcext:value-type="float">
            <text:p>9,6125</text:p>
          </table:table-cell>
          <table:table-cell table:style-name="ce3" table:formula="of:=[.U109]-[.U$176]" office:value-type="float" office:value="-8.3375" calcext:value-type="float">
            <text:p>-8,3375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-889.799999999999" calcext:value-type="float">
            <text:p>-889,8</text:p>
          </table:table-cell>
          <table:table-cell table:style-name="ce3" table:formula="of:=[.C110]-[.C$176]" office:value-type="float" office:value="638.6625" calcext:value-type="float">
            <text:p>638,6625</text:p>
          </table:table-cell>
          <table:table-cell table:style-name="ce3" table:formula="of:=[.D110]-[.D$176]" office:value-type="float" office:value="3193.175" calcext:value-type="float">
            <text:p>3193,175</text:p>
          </table:table-cell>
          <table:table-cell table:style-name="ce3" table:formula="of:=[.E110]-[.E$176]" office:value-type="float" office:value="4618654.45" calcext:value-type="float">
            <text:p>4618654,45</text:p>
          </table:table-cell>
          <table:table-cell table:style-name="ce3" table:formula="of:=[.F110]-[.F$176]" office:value-type="float" office:value="3165" calcext:value-type="float">
            <text:p>3165</text:p>
          </table:table-cell>
          <table:table-cell table:style-name="ce3" table:formula="of:=[.G110]-[.G$176]" office:value-type="float" office:value="-1494.85" calcext:value-type="float">
            <text:p>-1494,85</text:p>
          </table:table-cell>
          <table:table-cell table:style-name="ce3" table:formula="of:=[.H110]-[.H$176]" office:value-type="float" office:value="-118.2875" calcext:value-type="float">
            <text:p>-118,2875</text:p>
          </table:table-cell>
          <table:table-cell table:style-name="ce3" table:formula="of:=[.I110]-[.I$176]" office:value-type="float" office:value="70104.675" calcext:value-type="float">
            <text:p>70104,675</text:p>
          </table:table-cell>
          <table:table-cell table:style-name="ce3" table:formula="of:=[.J110]-[.J$176]" office:value-type="float" office:value="-544.100000000001" calcext:value-type="float">
            <text:p>-544,1</text:p>
          </table:table-cell>
          <table:table-cell table:style-name="ce3" table:formula="of:=[.K110]-[.K$176]" office:value-type="float" office:value="532.725" calcext:value-type="float">
            <text:p>532,725</text:p>
          </table:table-cell>
          <table:table-cell table:style-name="ce3" table:formula="of:=[.L110]-[.L$176]" office:value-type="float" office:value="402.275" calcext:value-type="float">
            <text:p>402,275</text:p>
          </table:table-cell>
          <table:table-cell table:style-name="ce3" table:formula="of:=[.M110]-[.M$176]" office:value-type="float" office:value="204.825" calcext:value-type="float">
            <text:p>204,825</text:p>
          </table:table-cell>
          <table:table-cell table:style-name="ce3" table:formula="of:=[.N110]-[.N$176]" office:value-type="float" office:value="2223920" calcext:value-type="float">
            <text:p>2223920</text:p>
          </table:table-cell>
          <table:table-cell table:style-name="ce3" table:formula="of:=[.O110]-[.O$176]" office:value-type="float" office:value="70.3125" calcext:value-type="float">
            <text:p>70,3125</text:p>
          </table:table-cell>
          <table:table-cell table:style-name="ce3" table:formula="of:=[.P110]-[.P$176]" office:value-type="float" office:value="46.5875" calcext:value-type="float">
            <text:p>46,5875</text:p>
          </table:table-cell>
          <table:table-cell table:style-name="ce3" table:formula="of:=[.Q110]-[.Q$176]" office:value-type="float" office:value="-275.95" calcext:value-type="float">
            <text:p>-275,95</text:p>
          </table:table-cell>
          <table:table-cell table:style-name="ce3" table:formula="of:=[.R110]-[.R$176]" office:value-type="float" office:value="50.3125" calcext:value-type="float">
            <text:p>50,3125</text:p>
          </table:table-cell>
          <table:table-cell table:style-name="ce3" table:formula="of:=[.S110]-[.S$176]" office:value-type="float" office:value="15937.8" calcext:value-type="float">
            <text:p>15937,8</text:p>
          </table:table-cell>
          <table:table-cell table:style-name="ce3" table:formula="of:=[.T110]-[.T$176]" office:value-type="float" office:value="-32.0875" calcext:value-type="float">
            <text:p>-32,0875</text:p>
          </table:table-cell>
          <table:table-cell table:style-name="ce3" table:formula="of:=[.U110]-[.U$176]" office:value-type="float" office:value="-8.3375" calcext:value-type="float">
            <text:p>-8,3375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-809.6" calcext:value-type="float">
            <text:p>-809,6</text:p>
          </table:table-cell>
          <table:table-cell table:style-name="ce3" table:formula="of:=[.C111]-[.C$176]" office:value-type="float" office:value="879.4625" calcext:value-type="float">
            <text:p>879,4625</text:p>
          </table:table-cell>
          <table:table-cell table:style-name="ce3" table:formula="of:=[.D111]-[.D$176]" office:value-type="float" office:value="5905.975" calcext:value-type="float">
            <text:p>5905,975</text:p>
          </table:table-cell>
          <table:table-cell table:style-name="ce3" table:formula="of:=[.E111]-[.E$176]" office:value-type="float" office:value="4567680.55" calcext:value-type="float">
            <text:p>4567680,55</text:p>
          </table:table-cell>
          <table:table-cell table:style-name="ce3" table:formula="of:=[.F111]-[.F$176]" office:value-type="float" office:value="-1356.4" calcext:value-type="float">
            <text:p>-1356,4</text:p>
          </table:table-cell>
          <table:table-cell table:style-name="ce3" table:formula="of:=[.G111]-[.G$176]" office:value-type="float" office:value="-1600.15" calcext:value-type="float">
            <text:p>-1600,15</text:p>
          </table:table-cell>
          <table:table-cell table:style-name="ce3" table:formula="of:=[.H111]-[.H$176]" office:value-type="float" office:value="21.7124999999996" calcext:value-type="float">
            <text:p>21,7125</text:p>
          </table:table-cell>
          <table:table-cell table:style-name="ce3" table:formula="of:=[.I111]-[.I$176]" office:value-type="float" office:value="67419.075" calcext:value-type="float">
            <text:p>67419,075</text:p>
          </table:table-cell>
          <table:table-cell table:style-name="ce3" table:formula="of:=[.J111]-[.J$176]" office:value-type="float" office:value="-1025.5" calcext:value-type="float">
            <text:p>-1025,5</text:p>
          </table:table-cell>
          <table:table-cell table:style-name="ce3" table:formula="of:=[.K111]-[.K$176]" office:value-type="float" office:value="-79.075" calcext:value-type="float">
            <text:p>-79,075</text:p>
          </table:table-cell>
          <table:table-cell table:style-name="ce3" table:formula="of:=[.L111]-[.L$176]" office:value-type="float" office:value="161.475" calcext:value-type="float">
            <text:p>161,475</text:p>
          </table:table-cell>
          <table:table-cell table:style-name="ce3" table:formula="of:=[.M111]-[.M$176]" office:value-type="float" office:value="415.625" calcext:value-type="float">
            <text:p>415,625</text:p>
          </table:table-cell>
          <table:table-cell table:style-name="ce3" table:formula="of:=[.N111]-[.N$176]" office:value-type="float" office:value="1944658.8" calcext:value-type="float">
            <text:p>1944658,8</text:p>
          </table:table-cell>
          <table:table-cell table:style-name="ce3" table:formula="of:=[.O111]-[.O$176]" office:value-type="float" office:value="132.8125" calcext:value-type="float">
            <text:p>132,8125</text:p>
          </table:table-cell>
          <table:table-cell table:style-name="ce3" table:formula="of:=[.P111]-[.P$176]" office:value-type="float" office:value="-43.4125" calcext:value-type="float">
            <text:p>-43,4125</text:p>
          </table:table-cell>
          <table:table-cell table:style-name="ce3" table:formula="of:=[.Q111]-[.Q$176]" office:value-type="float" office:value="-335.75" calcext:value-type="float">
            <text:p>-335,75</text:p>
          </table:table-cell>
          <table:table-cell table:style-name="ce3" table:formula="of:=[.R111]-[.R$176]" office:value-type="float" office:value="25.3125" calcext:value-type="float">
            <text:p>25,3125</text:p>
          </table:table-cell>
          <table:table-cell table:style-name="ce3" table:formula="of:=[.S111]-[.S$176]" office:value-type="float" office:value="15937.8" calcext:value-type="float">
            <text:p>15937,8</text:p>
          </table:table-cell>
          <table:table-cell table:style-name="ce3" table:formula="of:=[.T111]-[.T$176]" office:value-type="float" office:value="2.9125" calcext:value-type="float">
            <text:p>2,9125</text:p>
          </table:table-cell>
          <table:table-cell table:style-name="ce3" table:formula="of:=[.U111]-[.U$176]" office:value-type="float" office:value="-8.3375" calcext:value-type="float">
            <text:p>-8,3375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-548.799999999999" calcext:value-type="float">
            <text:p>-548,8</text:p>
          </table:table-cell>
          <table:table-cell table:style-name="ce3" table:formula="of:=[.C112]-[.C$176]" office:value-type="float" office:value="859.2625" calcext:value-type="float">
            <text:p>859,2625</text:p>
          </table:table-cell>
          <table:table-cell table:style-name="ce3" table:formula="of:=[.D112]-[.D$176]" office:value-type="float" office:value="7940.575" calcext:value-type="float">
            <text:p>7940,575</text:p>
          </table:table-cell>
          <table:table-cell table:style-name="ce3" table:formula="of:=[.E112]-[.E$176]" office:value-type="float" office:value="4559569.05" calcext:value-type="float">
            <text:p>4559569,05</text:p>
          </table:table-cell>
          <table:table-cell table:style-name="ce3" table:formula="of:=[.F112]-[.F$176]" office:value-type="float" office:value="-1356.4" calcext:value-type="float">
            <text:p>-1356,4</text:p>
          </table:table-cell>
          <table:table-cell table:style-name="ce3" table:formula="of:=[.G112]-[.G$176]" office:value-type="float" office:value="-1048.35" calcext:value-type="float">
            <text:p>-1048,35</text:p>
          </table:table-cell>
          <table:table-cell table:style-name="ce3" table:formula="of:=[.H112]-[.H$176]" office:value-type="float" office:value="-419.2875" calcext:value-type="float">
            <text:p>-419,2875</text:p>
          </table:table-cell>
          <table:table-cell table:style-name="ce3" table:formula="of:=[.I112]-[.I$176]" office:value-type="float" office:value="67419.075" calcext:value-type="float">
            <text:p>67419,075</text:p>
          </table:table-cell>
          <table:table-cell table:style-name="ce3" table:formula="of:=[.J112]-[.J$176]" office:value-type="float" office:value="-383.500000000001" calcext:value-type="float">
            <text:p>-383,5</text:p>
          </table:table-cell>
          <table:table-cell table:style-name="ce3" table:formula="of:=[.K112]-[.K$176]" office:value-type="float" office:value="407.525" calcext:value-type="float">
            <text:p>407,525</text:p>
          </table:table-cell>
          <table:table-cell table:style-name="ce3" table:formula="of:=[.L112]-[.L$176]" office:value-type="float" office:value="181.675" calcext:value-type="float">
            <text:p>181,675</text:p>
          </table:table-cell>
          <table:table-cell table:style-name="ce3" table:formula="of:=[.M112]-[.M$176]" office:value-type="float" office:value="225.025" calcext:value-type="float">
            <text:p>225,025</text:p>
          </table:table-cell>
          <table:table-cell table:style-name="ce3" table:formula="of:=[.N112]-[.N$176]" office:value-type="float" office:value="2013119.6" calcext:value-type="float">
            <text:p>2013119,6</text:p>
          </table:table-cell>
          <table:table-cell table:style-name="ce3" table:formula="of:=[.O112]-[.O$176]" office:value-type="float" office:value="57.8125" calcext:value-type="float">
            <text:p>57,8125</text:p>
          </table:table-cell>
          <table:table-cell table:style-name="ce3" table:formula="of:=[.P112]-[.P$176]" office:value-type="float" office:value="-53.4125" calcext:value-type="float">
            <text:p>-53,4125</text:p>
          </table:table-cell>
          <table:table-cell table:style-name="ce3" table:formula="of:=[.Q112]-[.Q$176]" office:value-type="float" office:value="-275.75" calcext:value-type="float">
            <text:p>-275,75</text:p>
          </table:table-cell>
          <table:table-cell table:style-name="ce3" table:formula="of:=[.R112]-[.R$176]" office:value-type="float" office:value="-62.1875" calcext:value-type="float">
            <text:p>-62,1875</text:p>
          </table:table-cell>
          <table:table-cell table:style-name="ce3" table:formula="of:=[.S112]-[.S$176]" office:value-type="float" office:value="18650.6" calcext:value-type="float">
            <text:p>18650,6</text:p>
          </table:table-cell>
          <table:table-cell table:style-name="ce3" table:formula="of:=[.T112]-[.T$176]" office:value-type="float" office:value="-23.7875" calcext:value-type="float">
            <text:p>-23,7875</text:p>
          </table:table-cell>
          <table:table-cell table:style-name="ce3" table:formula="of:=[.U112]-[.U$176]" office:value-type="float" office:value="-8.3375" calcext:value-type="float">
            <text:p>-8,3375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-689.599999999999" calcext:value-type="float">
            <text:p>-689,6</text:p>
          </table:table-cell>
          <table:table-cell table:style-name="ce3" table:formula="of:=[.C113]-[.C$176]" office:value-type="float" office:value="899.4625" calcext:value-type="float">
            <text:p>899,4625</text:p>
          </table:table-cell>
          <table:table-cell table:style-name="ce3" table:formula="of:=[.D113]-[.D$176]" office:value-type="float" office:value="5905.975" calcext:value-type="float">
            <text:p>5905,975</text:p>
          </table:table-cell>
          <table:table-cell table:style-name="ce3" table:formula="of:=[.E113]-[.E$176]" office:value-type="float" office:value="3944683.25" calcext:value-type="float">
            <text:p>3944683,25</text:p>
          </table:table-cell>
          <table:table-cell table:style-name="ce3" table:formula="of:=[.F113]-[.F$176]" office:value-type="float" office:value="-1356.4" calcext:value-type="float">
            <text:p>-1356,4</text:p>
          </table:table-cell>
          <table:table-cell table:style-name="ce3" table:formula="of:=[.G113]-[.G$176]" office:value-type="float" office:value="-1474.85" calcext:value-type="float">
            <text:p>-1474,85</text:p>
          </table:table-cell>
          <table:table-cell table:style-name="ce3" table:formula="of:=[.H113]-[.H$176]" office:value-type="float" office:value="-479.4875" calcext:value-type="float">
            <text:p>-479,4875</text:p>
          </table:table-cell>
          <table:table-cell table:style-name="ce3" table:formula="of:=[.I113]-[.I$176]" office:value-type="float" office:value="67391.875" calcext:value-type="float">
            <text:p>67391,875</text:p>
          </table:table-cell>
          <table:table-cell table:style-name="ce3" table:formula="of:=[.J113]-[.J$176]" office:value-type="float" office:value="-704.500000000001" calcext:value-type="float">
            <text:p>-704,5</text:p>
          </table:table-cell>
          <table:table-cell table:style-name="ce3" table:formula="of:=[.K113]-[.K$176]" office:value-type="float" office:value="357.525" calcext:value-type="float">
            <text:p>357,525</text:p>
          </table:table-cell>
          <table:table-cell table:style-name="ce3" table:formula="of:=[.L113]-[.L$176]" office:value-type="float" office:value="222.075" calcext:value-type="float">
            <text:p>222,075</text:p>
          </table:table-cell>
          <table:table-cell table:style-name="ce3" table:formula="of:=[.M113]-[.M$176]" office:value-type="float" office:value="490.625" calcext:value-type="float">
            <text:p>490,625</text:p>
          </table:table-cell>
          <table:table-cell table:style-name="ce3" table:formula="of:=[.N113]-[.N$176]" office:value-type="float" office:value="2257615.1" calcext:value-type="float">
            <text:p>2257615,1</text:p>
          </table:table-cell>
          <table:table-cell table:style-name="ce3" table:formula="of:=[.O113]-[.O$176]" office:value-type="float" office:value="57.8125" calcext:value-type="float">
            <text:p>57,8125</text:p>
          </table:table-cell>
          <table:table-cell table:style-name="ce3" table:formula="of:=[.P113]-[.P$176]" office:value-type="float" office:value="-53.4125" calcext:value-type="float">
            <text:p>-53,4125</text:p>
          </table:table-cell>
          <table:table-cell table:style-name="ce3" table:formula="of:=[.Q113]-[.Q$176]" office:value-type="float" office:value="-295.75" calcext:value-type="float">
            <text:p>-295,75</text:p>
          </table:table-cell>
          <table:table-cell table:style-name="ce3" table:formula="of:=[.R113]-[.R$176]" office:value-type="float" office:value="-37.1875" calcext:value-type="float">
            <text:p>-37,1875</text:p>
          </table:table-cell>
          <table:table-cell table:style-name="ce3" table:formula="of:=[.S113]-[.S$176]" office:value-type="float" office:value="18650.6" calcext:value-type="float">
            <text:p>18650,6</text:p>
          </table:table-cell>
          <table:table-cell table:style-name="ce3" table:formula="of:=[.T113]-[.T$176]" office:value-type="float" office:value="67.9125" calcext:value-type="float">
            <text:p>67,9125</text:p>
          </table:table-cell>
          <table:table-cell table:style-name="ce3" table:formula="of:=[.U113]-[.U$176]" office:value-type="float" office:value="-8.3375" calcext:value-type="float">
            <text:p>-8,3375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-1110.8" calcext:value-type="float">
            <text:p>-1110,8</text:p>
          </table:table-cell>
          <table:table-cell table:style-name="ce3" table:formula="of:=[.C114]-[.C$176]" office:value-type="float" office:value="1561.0625" calcext:value-type="float">
            <text:p>1561,0625</text:p>
          </table:table-cell>
          <table:table-cell table:style-name="ce3" table:formula="of:=[.D114]-[.D$176]" office:value-type="float" office:value="8618.875" calcext:value-type="float">
            <text:p>8618,875</text:p>
          </table:table-cell>
          <table:table-cell table:style-name="ce3" table:formula="of:=[.E114]-[.E$176]" office:value-type="float" office:value="4140602.35" calcext:value-type="float">
            <text:p>4140602,35</text:p>
          </table:table-cell>
          <table:table-cell table:style-name="ce3" table:formula="of:=[.F114]-[.F$176]" office:value-type="float" office:value="-1356.4" calcext:value-type="float">
            <text:p>-1356,4</text:p>
          </table:table-cell>
          <table:table-cell table:style-name="ce3" table:formula="of:=[.G114]-[.G$176]" office:value-type="float" office:value="-1134.05" calcext:value-type="float">
            <text:p>-1134,05</text:p>
          </table:table-cell>
          <table:table-cell table:style-name="ce3" table:formula="of:=[.H114]-[.H$176]" office:value-type="float" office:value="-258.8875" calcext:value-type="float">
            <text:p>-258,8875</text:p>
          </table:table-cell>
          <table:table-cell table:style-name="ce3" table:formula="of:=[.I114]-[.I$176]" office:value-type="float" office:value="72844.675" calcext:value-type="float">
            <text:p>72844,675</text:p>
          </table:table-cell>
          <table:table-cell table:style-name="ce3" table:formula="of:=[.J114]-[.J$176]" office:value-type="float" office:value="-162.700000000001" calcext:value-type="float">
            <text:p>-162,7</text:p>
          </table:table-cell>
          <table:table-cell table:style-name="ce3" table:formula="of:=[.K114]-[.K$176]" office:value-type="float" office:value="-219.475" calcext:value-type="float">
            <text:p>-219,475</text:p>
          </table:table-cell>
          <table:table-cell table:style-name="ce3" table:formula="of:=[.L114]-[.L$176]" office:value-type="float" office:value="141.475" calcext:value-type="float">
            <text:p>141,475</text:p>
          </table:table-cell>
          <table:table-cell table:style-name="ce3" table:formula="of:=[.M114]-[.M$176]" office:value-type="float" office:value="666.225" calcext:value-type="float">
            <text:p>666,225</text:p>
          </table:table-cell>
          <table:table-cell table:style-name="ce3" table:formula="of:=[.N114]-[.N$176]" office:value-type="float" office:value="2115878" calcext:value-type="float">
            <text:p>2115878</text:p>
          </table:table-cell>
          <table:table-cell table:style-name="ce3" table:formula="of:=[.O114]-[.O$176]" office:value-type="float" office:value="95.3125" calcext:value-type="float">
            <text:p>95,3125</text:p>
          </table:table-cell>
          <table:table-cell table:style-name="ce3" table:formula="of:=[.P114]-[.P$176]" office:value-type="float" office:value="-36.7125" calcext:value-type="float">
            <text:p>-36,7125</text:p>
          </table:table-cell>
          <table:table-cell table:style-name="ce3" table:formula="of:=[.Q114]-[.Q$176]" office:value-type="float" office:value="45.25" calcext:value-type="float">
            <text:p>45,25</text:p>
          </table:table-cell>
          <table:table-cell table:style-name="ce3" table:formula="of:=[.R114]-[.R$176]" office:value-type="float" office:value="67.8125" calcext:value-type="float">
            <text:p>67,8125</text:p>
          </table:table-cell>
          <table:table-cell table:style-name="ce3" table:formula="of:=[.S114]-[.S$176]" office:value-type="float" office:value="13225" calcext:value-type="float">
            <text:p>13225</text:p>
          </table:table-cell>
          <table:table-cell table:style-name="ce3" table:formula="of:=[.T114]-[.T$176]" office:value-type="float" office:value="-32.0875" calcext:value-type="float">
            <text:p>-32,0875</text:p>
          </table:table-cell>
          <table:table-cell table:style-name="ce3" table:formula="of:=[.U114]-[.U$176]" office:value-type="float" office:value="-8.3375" calcext:value-type="float">
            <text:p>-8,3375</text:p>
          </table:table-cell>
          <table:table-cell table:style-name="ce3" table:formula="of:=[.V11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-508.799999999999" calcext:value-type="float">
            <text:p>-508,8</text:p>
          </table:table-cell>
          <table:table-cell table:style-name="ce3" table:formula="of:=[.C115]-[.C$176]" office:value-type="float" office:value="758.9625" calcext:value-type="float">
            <text:p>758,9625</text:p>
          </table:table-cell>
          <table:table-cell table:style-name="ce3" table:formula="of:=[.D115]-[.D$176]" office:value-type="float" office:value="5905.975" calcext:value-type="float">
            <text:p>5905,975</text:p>
          </table:table-cell>
          <table:table-cell table:style-name="ce3" table:formula="of:=[.E115]-[.E$176]" office:value-type="float" office:value="3789672.95" calcext:value-type="float">
            <text:p>3789672,95</text:p>
          </table:table-cell>
          <table:table-cell table:style-name="ce3" table:formula="of:=[.F115]-[.F$176]" office:value-type="float" office:value="-1356.4" calcext:value-type="float">
            <text:p>-1356,4</text:p>
          </table:table-cell>
          <table:table-cell table:style-name="ce3" table:formula="of:=[.G115]-[.G$176]" office:value-type="float" office:value="-1174.05" calcext:value-type="float">
            <text:p>-1174,05</text:p>
          </table:table-cell>
          <table:table-cell table:style-name="ce3" table:formula="of:=[.H115]-[.H$176]" office:value-type="float" office:value="-299.0875" calcext:value-type="float">
            <text:p>-299,0875</text:p>
          </table:table-cell>
          <table:table-cell table:style-name="ce3" table:formula="of:=[.I115]-[.I$176]" office:value-type="float" office:value="67391.875" calcext:value-type="float">
            <text:p>67391,875</text:p>
          </table:table-cell>
          <table:table-cell table:style-name="ce3" table:formula="of:=[.J115]-[.J$176]" office:value-type="float" office:value="-845.100000000001" calcext:value-type="float">
            <text:p>-845,1</text:p>
          </table:table-cell>
          <table:table-cell table:style-name="ce3" table:formula="of:=[.K115]-[.K$176]" office:value-type="float" office:value="232.025" calcext:value-type="float">
            <text:p>232,025</text:p>
          </table:table-cell>
          <table:table-cell table:style-name="ce3" table:formula="of:=[.L115]-[.L$176]" office:value-type="float" office:value="316.975" calcext:value-type="float">
            <text:p>316,975</text:p>
          </table:table-cell>
          <table:table-cell table:style-name="ce3" table:formula="of:=[.M115]-[.M$176]" office:value-type="float" office:value="285.025" calcext:value-type="float">
            <text:p>285,025</text:p>
          </table:table-cell>
          <table:table-cell table:style-name="ce3" table:formula="of:=[.N115]-[.N$176]" office:value-type="float" office:value="2113369.2" calcext:value-type="float">
            <text:p>2113369,2</text:p>
          </table:table-cell>
          <table:table-cell table:style-name="ce3" table:formula="of:=[.O115]-[.O$176]" office:value-type="float" office:value="70.3125" calcext:value-type="float">
            <text:p>70,3125</text:p>
          </table:table-cell>
          <table:table-cell table:style-name="ce3" table:formula="of:=[.P115]-[.P$176]" office:value-type="float" office:value="76.7875" calcext:value-type="float">
            <text:p>76,7875</text:p>
          </table:table-cell>
          <table:table-cell table:style-name="ce3" table:formula="of:=[.Q115]-[.Q$176]" office:value-type="float" office:value="-95.3500000000001" calcext:value-type="float">
            <text:p>-95,35</text:p>
          </table:table-cell>
          <table:table-cell table:style-name="ce3" table:formula="of:=[.R115]-[.R$176]" office:value-type="float" office:value="-32.1875" calcext:value-type="float">
            <text:p>-32,1875</text:p>
          </table:table-cell>
          <table:table-cell table:style-name="ce3" table:formula="of:=[.S115]-[.S$176]" office:value-type="float" office:value="13225" calcext:value-type="float">
            <text:p>13225</text:p>
          </table:table-cell>
          <table:table-cell table:style-name="ce3" table:formula="of:=[.T115]-[.T$176]" office:value-type="float" office:value="143.2125" calcext:value-type="float">
            <text:p>143,2125</text:p>
          </table:table-cell>
          <table:table-cell table:style-name="ce3" table:formula="of:=[.U115]-[.U$176]" office:value-type="float" office:value="-8.3375" calcext:value-type="float">
            <text:p>-8,3375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-7.39999999999964" calcext:value-type="float">
            <text:p>-7,4</text:p>
          </table:table-cell>
          <table:table-cell table:style-name="ce3" table:formula="of:=[.C116]-[.C$176]" office:value-type="float" office:value="919.2625" calcext:value-type="float">
            <text:p>919,2625</text:p>
          </table:table-cell>
          <table:table-cell table:style-name="ce3" table:formula="of:=[.D116]-[.D$176]" office:value-type="float" office:value="7940.575" calcext:value-type="float">
            <text:p>7940,575</text:p>
          </table:table-cell>
          <table:table-cell table:style-name="ce3" table:formula="of:=[.E116]-[.E$176]" office:value-type="float" office:value="3939311.65" calcext:value-type="float">
            <text:p>3939311,65</text:p>
          </table:table-cell>
          <table:table-cell table:style-name="ce3" table:formula="of:=[.F116]-[.F$176]" office:value-type="float" office:value="-1356.4" calcext:value-type="float">
            <text:p>-1356,4</text:p>
          </table:table-cell>
          <table:table-cell table:style-name="ce3" table:formula="of:=[.G116]-[.G$176]" office:value-type="float" office:value="-1625.15" calcext:value-type="float">
            <text:p>-1625,15</text:p>
          </table:table-cell>
          <table:table-cell table:style-name="ce3" table:formula="of:=[.H116]-[.H$176]" office:value-type="float" office:value="202.5125" calcext:value-type="float">
            <text:p>202,5125</text:p>
          </table:table-cell>
          <table:table-cell table:style-name="ce3" table:formula="of:=[.I116]-[.I$176]" office:value-type="float" office:value="72844.675" calcext:value-type="float">
            <text:p>72844,675</text:p>
          </table:table-cell>
          <table:table-cell table:style-name="ce3" table:formula="of:=[.J116]-[.J$176]" office:value-type="float" office:value="-323.300000000001" calcext:value-type="float">
            <text:p>-323,3</text:p>
          </table:table-cell>
          <table:table-cell table:style-name="ce3" table:formula="of:=[.K116]-[.K$176]" office:value-type="float" office:value="307.025" calcext:value-type="float">
            <text:p>307,025</text:p>
          </table:table-cell>
          <table:table-cell table:style-name="ce3" table:formula="of:=[.L116]-[.L$176]" office:value-type="float" office:value="81.475" calcext:value-type="float">
            <text:p>81,475</text:p>
          </table:table-cell>
          <table:table-cell table:style-name="ce3" table:formula="of:=[.M116]-[.M$176]" office:value-type="float" office:value="385.425" calcext:value-type="float">
            <text:p>385,425</text:p>
          </table:table-cell>
          <table:table-cell table:style-name="ce3" table:formula="of:=[.N116]-[.N$176]" office:value-type="float" office:value="2171058.8" calcext:value-type="float">
            <text:p>2171058,8</text:p>
          </table:table-cell>
          <table:table-cell table:style-name="ce3" table:formula="of:=[.O116]-[.O$176]" office:value-type="float" office:value="70.3125" calcext:value-type="float">
            <text:p>70,3125</text:p>
          </table:table-cell>
          <table:table-cell table:style-name="ce3" table:formula="of:=[.P116]-[.P$176]" office:value-type="float" office:value="-103.4125" calcext:value-type="float">
            <text:p>-103,4125</text:p>
          </table:table-cell>
          <table:table-cell table:style-name="ce3" table:formula="of:=[.Q116]-[.Q$176]" office:value-type="float" office:value="-115.15" calcext:value-type="float">
            <text:p>-115,15</text:p>
          </table:table-cell>
          <table:table-cell table:style-name="ce3" table:formula="of:=[.R116]-[.R$176]" office:value-type="float" office:value="-24.6875" calcext:value-type="float">
            <text:p>-24,6875</text:p>
          </table:table-cell>
          <table:table-cell table:style-name="ce3" table:formula="of:=[.S116]-[.S$176]" office:value-type="float" office:value="18650.6" calcext:value-type="float">
            <text:p>18650,6</text:p>
          </table:table-cell>
          <table:table-cell table:style-name="ce3" table:formula="of:=[.T116]-[.T$176]" office:value-type="float" office:value="-32.0875" calcext:value-type="float">
            <text:p>-32,0875</text:p>
          </table:table-cell>
          <table:table-cell table:style-name="ce3" table:formula="of:=[.U116]-[.U$176]" office:value-type="float" office:value="-8.3375" calcext:value-type="float">
            <text:p>-8,3375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-448.599999999999" calcext:value-type="float">
            <text:p>-448,6</text:p>
          </table:table-cell>
          <table:table-cell table:style-name="ce3" table:formula="of:=[.C117]-[.C$176]" office:value-type="float" office:value="1882.0625" calcext:value-type="float">
            <text:p>1882,0625</text:p>
          </table:table-cell>
          <table:table-cell table:style-name="ce3" table:formula="of:=[.D117]-[.D$176]" office:value-type="float" office:value="11331.675" calcext:value-type="float">
            <text:p>11331,675</text:p>
          </table:table-cell>
          <table:table-cell table:style-name="ce3" table:formula="of:=[.E117]-[.E$176]" office:value-type="float" office:value="4284788.25" calcext:value-type="float">
            <text:p>4284788,25</text:p>
          </table:table-cell>
          <table:table-cell table:style-name="ce3" table:formula="of:=[.F117]-[.F$176]" office:value-type="float" office:value="-1356.4" calcext:value-type="float">
            <text:p>-1356,4</text:p>
          </table:table-cell>
          <table:table-cell table:style-name="ce3" table:formula="of:=[.G117]-[.G$176]" office:value-type="float" office:value="-1715.65" calcext:value-type="float">
            <text:p>-1715,65</text:p>
          </table:table-cell>
          <table:table-cell table:style-name="ce3" table:formula="of:=[.H117]-[.H$176]" office:value-type="float" office:value="-98.2875000000004" calcext:value-type="float">
            <text:p>-98,2875</text:p>
          </table:table-cell>
          <table:table-cell table:style-name="ce3" table:formula="of:=[.I117]-[.I$176]" office:value-type="float" office:value="72844.675" calcext:value-type="float">
            <text:p>72844,675</text:p>
          </table:table-cell>
          <table:table-cell table:style-name="ce3" table:formula="of:=[.J117]-[.J$176]" office:value-type="float" office:value="-503.700000000001" calcext:value-type="float">
            <text:p>-503,7</text:p>
          </table:table-cell>
          <table:table-cell table:style-name="ce3" table:formula="of:=[.K117]-[.K$176]" office:value-type="float" office:value="583.025" calcext:value-type="float">
            <text:p>583,025</text:p>
          </table:table-cell>
          <table:table-cell table:style-name="ce3" table:formula="of:=[.L117]-[.L$176]" office:value-type="float" office:value="322.275" calcext:value-type="float">
            <text:p>322,275</text:p>
          </table:table-cell>
          <table:table-cell table:style-name="ce3" table:formula="of:=[.M117]-[.M$176]" office:value-type="float" office:value="265.125" calcext:value-type="float">
            <text:p>265,125</text:p>
          </table:table-cell>
          <table:table-cell table:style-name="ce3" table:formula="of:=[.N117]-[.N$176]" office:value-type="float" office:value="2290463.6" calcext:value-type="float">
            <text:p>2290463,6</text:p>
          </table:table-cell>
          <table:table-cell table:style-name="ce3" table:formula="of:=[.O117]-[.O$176]" office:value-type="float" office:value="20.3125" calcext:value-type="float">
            <text:p>20,3125</text:p>
          </table:table-cell>
          <table:table-cell table:style-name="ce3" table:formula="of:=[.P117]-[.P$176]" office:value-type="float" office:value="46.8875" calcext:value-type="float">
            <text:p>46,8875</text:p>
          </table:table-cell>
          <table:table-cell table:style-name="ce3" table:formula="of:=[.Q117]-[.Q$176]" office:value-type="float" office:value="-215.55" calcext:value-type="float">
            <text:p>-215,55</text:p>
          </table:table-cell>
          <table:table-cell table:style-name="ce3" table:formula="of:=[.R117]-[.R$176]" office:value-type="float" office:value="57.8125" calcext:value-type="float">
            <text:p>57,8125</text:p>
          </table:table-cell>
          <table:table-cell table:style-name="ce3" table:formula="of:=[.S117]-[.S$176]" office:value-type="float" office:value="21363.4" calcext:value-type="float">
            <text:p>21363,4</text:p>
          </table:table-cell>
          <table:table-cell table:style-name="ce3" table:formula="of:=[.T117]-[.T$176]" office:value-type="float" office:value="-32.0875" calcext:value-type="float">
            <text:p>-32,0875</text:p>
          </table:table-cell>
          <table:table-cell table:style-name="ce3" table:formula="of:=[.U117]-[.U$176]" office:value-type="float" office:value="-8.3375" calcext:value-type="float">
            <text:p>-8,3375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-308.4" calcext:value-type="float">
            <text:p>-308,4</text:p>
          </table:table-cell>
          <table:table-cell table:style-name="ce3" table:formula="of:=[.C118]-[.C$176]" office:value-type="float" office:value="1320.4625" calcext:value-type="float">
            <text:p>1320,4625</text:p>
          </table:table-cell>
          <table:table-cell table:style-name="ce3" table:formula="of:=[.D118]-[.D$176]" office:value-type="float" office:value="8618.875" calcext:value-type="float">
            <text:p>8618,875</text:p>
          </table:table-cell>
          <table:table-cell table:style-name="ce3" table:formula="of:=[.E118]-[.E$176]" office:value-type="float" office:value="4853312.55" calcext:value-type="float">
            <text:p>4853312,55</text:p>
          </table:table-cell>
          <table:table-cell table:style-name="ce3" table:formula="of:=[.F118]-[.F$176]" office:value-type="float" office:value="2034.6" calcext:value-type="float">
            <text:p>2034,6</text:p>
          </table:table-cell>
          <table:table-cell table:style-name="ce3" table:formula="of:=[.G118]-[.G$176]" office:value-type="float" office:value="-1574.85" calcext:value-type="float">
            <text:p>-1574,85</text:p>
          </table:table-cell>
          <table:table-cell table:style-name="ce3" table:formula="of:=[.H118]-[.H$176]" office:value-type="float" office:value="-158.6875" calcext:value-type="float">
            <text:p>-158,6875</text:p>
          </table:table-cell>
          <table:table-cell table:style-name="ce3" table:formula="of:=[.I118]-[.I$176]" office:value-type="float" office:value="72844.675" calcext:value-type="float">
            <text:p>72844,675</text:p>
          </table:table-cell>
          <table:table-cell table:style-name="ce3" table:formula="of:=[.J118]-[.J$176]" office:value-type="float" office:value="-1145.7" calcext:value-type="float">
            <text:p>-1145,7</text:p>
          </table:table-cell>
          <table:table-cell table:style-name="ce3" table:formula="of:=[.K118]-[.K$176]" office:value-type="float" office:value="-18.9750000000001" calcext:value-type="float">
            <text:p>-18,975</text:p>
          </table:table-cell>
          <table:table-cell table:style-name="ce3" table:formula="of:=[.L118]-[.L$176]" office:value-type="float" office:value="221.875" calcext:value-type="float">
            <text:p>221,875</text:p>
          </table:table-cell>
          <table:table-cell table:style-name="ce3" table:formula="of:=[.M118]-[.M$176]" office:value-type="float" office:value="340.125" calcext:value-type="float">
            <text:p>340,125</text:p>
          </table:table-cell>
          <table:table-cell table:style-name="ce3" table:formula="of:=[.N118]-[.N$176]" office:value-type="float" office:value="2427436.4" calcext:value-type="float">
            <text:p>2427436,4</text:p>
          </table:table-cell>
          <table:table-cell table:style-name="ce3" table:formula="of:=[.O118]-[.O$176]" office:value-type="float" office:value="57.8125" calcext:value-type="float">
            <text:p>57,8125</text:p>
          </table:table-cell>
          <table:table-cell table:style-name="ce3" table:formula="of:=[.P118]-[.P$176]" office:value-type="float" office:value="71.5875" calcext:value-type="float">
            <text:p>71,5875</text:p>
          </table:table-cell>
          <table:table-cell table:style-name="ce3" table:formula="of:=[.Q118]-[.Q$176]" office:value-type="float" office:value="-396.15" calcext:value-type="float">
            <text:p>-396,15</text:p>
          </table:table-cell>
          <table:table-cell table:style-name="ce3" table:formula="of:=[.R118]-[.R$176]" office:value-type="float" office:value="17.8125" calcext:value-type="float">
            <text:p>17,8125</text:p>
          </table:table-cell>
          <table:table-cell table:style-name="ce3" table:formula="of:=[.S118]-[.S$176]" office:value-type="float" office:value="21363.4" calcext:value-type="float">
            <text:p>21363,4</text:p>
          </table:table-cell>
          <table:table-cell table:style-name="ce3" table:formula="of:=[.T118]-[.T$176]" office:value-type="float" office:value="-57.0875" calcext:value-type="float">
            <text:p>-57,0875</text:p>
          </table:table-cell>
          <table:table-cell table:style-name="ce3" table:formula="of:=[.U118]-[.U$176]" office:value-type="float" office:value="-8.3375" calcext:value-type="float">
            <text:p>-8,3375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[.B119]-[.B$176]" office:value-type="float" office:value="-669.4" calcext:value-type="float">
            <text:p>-669,4</text:p>
          </table:table-cell>
          <table:table-cell table:style-name="ce3" table:formula="of:=[.C119]-[.C$176]" office:value-type="float" office:value="2263.2625" calcext:value-type="float">
            <text:p>2263,2625</text:p>
          </table:table-cell>
          <table:table-cell table:style-name="ce3" table:formula="of:=[.D119]-[.D$176]" office:value-type="float" office:value="4549.575" calcext:value-type="float">
            <text:p>4549,575</text:p>
          </table:table-cell>
          <table:table-cell table:style-name="ce3" table:formula="of:=[.E119]-[.E$176]" office:value-type="float" office:value="4135203.65" calcext:value-type="float">
            <text:p>4135203,65</text:p>
          </table:table-cell>
          <table:table-cell table:style-name="ce3" table:formula="of:=[.F119]-[.F$176]" office:value-type="float" office:value="-1356.4" calcext:value-type="float">
            <text:p>-1356,4</text:p>
          </table:table-cell>
          <table:table-cell table:style-name="ce3" table:formula="of:=[.G119]-[.G$176]" office:value-type="float" office:value="-1434.85" calcext:value-type="float">
            <text:p>-1434,85</text:p>
          </table:table-cell>
          <table:table-cell table:style-name="ce3" table:formula="of:=[.H119]-[.H$176]" office:value-type="float" office:value="-439.2875" calcext:value-type="float">
            <text:p>-439,2875</text:p>
          </table:table-cell>
          <table:table-cell table:style-name="ce3" table:formula="of:=[.I119]-[.I$176]" office:value-type="float" office:value="70131.875" calcext:value-type="float">
            <text:p>70131,875</text:p>
          </table:table-cell>
          <table:table-cell table:style-name="ce3" table:formula="of:=[.J119]-[.J$176]" office:value-type="float" office:value="-363.500000000001" calcext:value-type="float">
            <text:p>-363,5</text:p>
          </table:table-cell>
          <table:table-cell table:style-name="ce3" table:formula="of:=[.K119]-[.K$176]" office:value-type="float" office:value="131.525" calcext:value-type="float">
            <text:p>131,525</text:p>
          </table:table-cell>
          <table:table-cell table:style-name="ce3" table:formula="of:=[.L119]-[.L$176]" office:value-type="float" office:value="302.075" calcext:value-type="float">
            <text:p>302,075</text:p>
          </table:table-cell>
          <table:table-cell table:style-name="ce3" table:formula="of:=[.M119]-[.M$176]" office:value-type="float" office:value="265.025" calcext:value-type="float">
            <text:p>265,025</text:p>
          </table:table-cell>
          <table:table-cell table:style-name="ce3" table:formula="of:=[.N119]-[.N$176]" office:value-type="float" office:value="2615570.7" calcext:value-type="float">
            <text:p>2615570,7</text:p>
          </table:table-cell>
          <table:table-cell table:style-name="ce3" table:formula="of:=[.O119]-[.O$176]" office:value-type="float" office:value="95.3125" calcext:value-type="float">
            <text:p>95,3125</text:p>
          </table:table-cell>
          <table:table-cell table:style-name="ce3" table:formula="of:=[.P119]-[.P$176]" office:value-type="float" office:value="-23.4125" calcext:value-type="float">
            <text:p>-23,4125</text:p>
          </table:table-cell>
          <table:table-cell table:style-name="ce3" table:formula="of:=[.Q119]-[.Q$176]" office:value-type="float" office:value="-175.35" calcext:value-type="float">
            <text:p>-175,35</text:p>
          </table:table-cell>
          <table:table-cell table:style-name="ce3" table:formula="of:=[.R119]-[.R$176]" office:value-type="float" office:value="-87.1875" calcext:value-type="float">
            <text:p>-87,1875</text:p>
          </table:table-cell>
          <table:table-cell table:style-name="ce3" table:formula="of:=[.S119]-[.S$176]" office:value-type="float" office:value="21363.4" calcext:value-type="float">
            <text:p>21363,4</text:p>
          </table:table-cell>
          <table:table-cell table:style-name="ce3" table:formula="of:=[.T119]-[.T$176]" office:value-type="float" office:value="-57.0875" calcext:value-type="float">
            <text:p>-57,0875</text:p>
          </table:table-cell>
          <table:table-cell table:style-name="ce3" table:formula="of:=[.U119]-[.U$176]" office:value-type="float" office:value="24.9625" calcext:value-type="float">
            <text:p>24,9625</text:p>
          </table:table-cell>
          <table:table-cell table:style-name="ce3" table:formula="of:=[.V1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[.B120]-[.B$176]" office:value-type="float" office:value="-689.2" calcext:value-type="float">
            <text:p>-689,2</text:p>
          </table:table-cell>
          <table:table-cell table:style-name="ce3" table:formula="of:=[.C120]-[.C$176]" office:value-type="float" office:value="1761.8625" calcext:value-type="float">
            <text:p>1761,8625</text:p>
          </table:table-cell>
          <table:table-cell table:style-name="ce3" table:formula="of:=[.D120]-[.D$176]" office:value-type="float" office:value="8618.875" calcext:value-type="float">
            <text:p>8618,875</text:p>
          </table:table-cell>
          <table:table-cell table:style-name="ce3" table:formula="of:=[.E120]-[.E$176]" office:value-type="float" office:value="4037217.45" calcext:value-type="float">
            <text:p>4037217,45</text:p>
          </table:table-cell>
          <table:table-cell table:style-name="ce3" table:formula="of:=[.F120]-[.F$176]" office:value-type="float" office:value="-1356.4" calcext:value-type="float">
            <text:p>-1356,4</text:p>
          </table:table-cell>
          <table:table-cell table:style-name="ce3" table:formula="of:=[.G120]-[.G$176]" office:value-type="float" office:value="-1549.85" calcext:value-type="float">
            <text:p>-1549,85</text:p>
          </table:table-cell>
          <table:table-cell table:style-name="ce3" table:formula="of:=[.H120]-[.H$176]" office:value-type="float" office:value="-439.2875" calcext:value-type="float">
            <text:p>-439,2875</text:p>
          </table:table-cell>
          <table:table-cell table:style-name="ce3" table:formula="of:=[.I120]-[.I$176]" office:value-type="float" office:value="67419.075" calcext:value-type="float">
            <text:p>67419,075</text:p>
          </table:table-cell>
          <table:table-cell table:style-name="ce3" table:formula="of:=[.J120]-[.J$176]" office:value-type="float" office:value="-644.300000000001" calcext:value-type="float">
            <text:p>-644,3</text:p>
          </table:table-cell>
          <table:table-cell table:style-name="ce3" table:formula="of:=[.K120]-[.K$176]" office:value-type="float" office:value="457.525" calcext:value-type="float">
            <text:p>457,525</text:p>
          </table:table-cell>
          <table:table-cell table:style-name="ce3" table:formula="of:=[.L120]-[.L$176]" office:value-type="float" office:value="-58.925" calcext:value-type="float">
            <text:p>-58,925</text:p>
          </table:table-cell>
          <table:table-cell table:style-name="ce3" table:formula="of:=[.M120]-[.M$176]" office:value-type="float" office:value="345.225" calcext:value-type="float">
            <text:p>345,225</text:p>
          </table:table-cell>
          <table:table-cell table:style-name="ce3" table:formula="of:=[.N120]-[.N$176]" office:value-type="float" office:value="2380059.8" calcext:value-type="float">
            <text:p>2380059,8</text:p>
          </table:table-cell>
          <table:table-cell table:style-name="ce3" table:formula="of:=[.O120]-[.O$176]" office:value-type="float" office:value="95.3125" calcext:value-type="float">
            <text:p>95,3125</text:p>
          </table:table-cell>
          <table:table-cell table:style-name="ce3" table:formula="of:=[.P120]-[.P$176]" office:value-type="float" office:value="-36.7125" calcext:value-type="float">
            <text:p>-36,7125</text:p>
          </table:table-cell>
          <table:table-cell table:style-name="ce3" table:formula="of:=[.Q120]-[.Q$176]" office:value-type="float" office:value="-75.1500000000001" calcext:value-type="float">
            <text:p>-75,15</text:p>
          </table:table-cell>
          <table:table-cell table:style-name="ce3" table:formula="of:=[.R120]-[.R$176]" office:value-type="float" office:value="37.8125" calcext:value-type="float">
            <text:p>37,8125</text:p>
          </table:table-cell>
          <table:table-cell table:style-name="ce3" table:formula="of:=[.S120]-[.S$176]" office:value-type="float" office:value="24076.2" calcext:value-type="float">
            <text:p>24076,2</text:p>
          </table:table-cell>
          <table:table-cell table:style-name="ce3" table:formula="of:=[.T120]-[.T$176]" office:value-type="float" office:value="-57.0875" calcext:value-type="float">
            <text:p>-57,0875</text:p>
          </table:table-cell>
          <table:table-cell table:style-name="ce3" table:formula="of:=[.U120]-[.U$176]" office:value-type="float" office:value="-8.3375" calcext:value-type="float">
            <text:p>-8,3375</text:p>
          </table:table-cell>
          <table:table-cell table:style-name="ce3" table:formula="of:=[.V1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[.B121]-[.B$176]" office:value-type="float" office:value="-749.599999999999" calcext:value-type="float">
            <text:p>-749,6</text:p>
          </table:table-cell>
          <table:table-cell table:style-name="ce3" table:formula="of:=[.C121]-[.C$176]" office:value-type="float" office:value="8981.9625" calcext:value-type="float">
            <text:p>8981,9625</text:p>
          </table:table-cell>
          <table:table-cell table:style-name="ce3" table:formula="of:=[.D121]-[.D$176]" office:value-type="float" office:value="7940.575" calcext:value-type="float">
            <text:p>7940,575</text:p>
          </table:table-cell>
          <table:table-cell table:style-name="ce3" table:formula="of:=[.E121]-[.E$176]" office:value-type="float" office:value="3789618.85" calcext:value-type="float">
            <text:p>3789618,85</text:p>
          </table:table-cell>
          <table:table-cell table:style-name="ce3" table:formula="of:=[.F121]-[.F$176]" office:value-type="float" office:value="-1356.4" calcext:value-type="float">
            <text:p>-1356,4</text:p>
          </table:table-cell>
          <table:table-cell table:style-name="ce3" table:formula="of:=[.G121]-[.G$176]" office:value-type="float" office:value="-2016.45" calcext:value-type="float">
            <text:p>-2016,45</text:p>
          </table:table-cell>
          <table:table-cell table:style-name="ce3" table:formula="of:=[.H121]-[.H$176]" office:value-type="float" office:value="-299.0875" calcext:value-type="float">
            <text:p>-299,0875</text:p>
          </table:table-cell>
          <table:table-cell table:style-name="ce3" table:formula="of:=[.I121]-[.I$176]" office:value-type="float" office:value="72871.775" calcext:value-type="float">
            <text:p>72871,775</text:p>
          </table:table-cell>
          <table:table-cell table:style-name="ce3" table:formula="of:=[.J121]-[.J$176]" office:value-type="float" office:value="-704.500000000001" calcext:value-type="float">
            <text:p>-704,5</text:p>
          </table:table-cell>
          <table:table-cell table:style-name="ce3" table:formula="of:=[.K121]-[.K$176]" office:value-type="float" office:value="-179.475" calcext:value-type="float">
            <text:p>-179,475</text:p>
          </table:table-cell>
          <table:table-cell table:style-name="ce3" table:formula="of:=[.L121]-[.L$176]" office:value-type="float" office:value="221.875" calcext:value-type="float">
            <text:p>221,875</text:p>
          </table:table-cell>
          <table:table-cell table:style-name="ce3" table:formula="of:=[.M121]-[.M$176]" office:value-type="float" office:value="265.125" calcext:value-type="float">
            <text:p>265,125</text:p>
          </table:table-cell>
          <table:table-cell table:style-name="ce3" table:formula="of:=[.N121]-[.N$176]" office:value-type="float" office:value="2220198" calcext:value-type="float">
            <text:p>2220198</text:p>
          </table:table-cell>
          <table:table-cell table:style-name="ce3" table:formula="of:=[.O121]-[.O$176]" office:value-type="float" office:value="7.8125" calcext:value-type="float">
            <text:p>7,8125</text:p>
          </table:table-cell>
          <table:table-cell table:style-name="ce3" table:formula="of:=[.P121]-[.P$176]" office:value-type="float" office:value="46.8875" calcext:value-type="float">
            <text:p>46,8875</text:p>
          </table:table-cell>
          <table:table-cell table:style-name="ce3" table:formula="of:=[.Q121]-[.Q$176]" office:value-type="float" office:value="-215.35" calcext:value-type="float">
            <text:p>-215,35</text:p>
          </table:table-cell>
          <table:table-cell table:style-name="ce3" table:formula="of:=[.R121]-[.R$176]" office:value-type="float" office:value="127.8125" calcext:value-type="float">
            <text:p>127,8125</text:p>
          </table:table-cell>
          <table:table-cell table:style-name="ce3" table:formula="of:=[.S121]-[.S$176]" office:value-type="float" office:value="24076.2" calcext:value-type="float">
            <text:p>24076,2</text:p>
          </table:table-cell>
          <table:table-cell table:style-name="ce3" table:formula="of:=[.T121]-[.T$176]" office:value-type="float" office:value="-7.0875" calcext:value-type="float">
            <text:p>-7,0875</text:p>
          </table:table-cell>
          <table:table-cell table:style-name="ce3" table:formula="of:=[.U121]-[.U$176]" office:value-type="float" office:value="-8.3375" calcext:value-type="float">
            <text:p>-8,3375</text:p>
          </table:table-cell>
          <table:table-cell table:style-name="ce3" table:formula="of:=[.V1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[.B122]-[.B$176]" office:value-type="float" office:value="-408.4" calcext:value-type="float">
            <text:p>-408,4</text:p>
          </table:table-cell>
          <table:table-cell table:style-name="ce3" table:formula="of:=[.C122]-[.C$176]" office:value-type="float" office:value="2082.8625" calcext:value-type="float">
            <text:p>2082,8625</text:p>
          </table:table-cell>
          <table:table-cell table:style-name="ce3" table:formula="of:=[.D122]-[.D$176]" office:value-type="float" office:value="5905.975" calcext:value-type="float">
            <text:p>5905,975</text:p>
          </table:table-cell>
          <table:table-cell table:style-name="ce3" table:formula="of:=[.E122]-[.E$176]" office:value-type="float" office:value="3830419.75" calcext:value-type="float">
            <text:p>3830419,75</text:p>
          </table:table-cell>
          <table:table-cell table:style-name="ce3" table:formula="of:=[.F122]-[.F$176]" office:value-type="float" office:value="-1356.4" calcext:value-type="float">
            <text:p>-1356,4</text:p>
          </table:table-cell>
          <table:table-cell table:style-name="ce3" table:formula="of:=[.G122]-[.G$176]" office:value-type="float" office:value="-1534.85" calcext:value-type="float">
            <text:p>-1534,85</text:p>
          </table:table-cell>
          <table:table-cell table:style-name="ce3" table:formula="of:=[.H122]-[.H$176]" office:value-type="float" office:value="62.3124999999996" calcext:value-type="float">
            <text:p>62,3125</text:p>
          </table:table-cell>
          <table:table-cell table:style-name="ce3" table:formula="of:=[.I122]-[.I$176]" office:value-type="float" office:value="67419.075" calcext:value-type="float">
            <text:p>67419,075</text:p>
          </table:table-cell>
          <table:table-cell table:style-name="ce3" table:formula="of:=[.J122]-[.J$176]" office:value-type="float" office:value="-704.700000000001" calcext:value-type="float">
            <text:p>-704,7</text:p>
          </table:table-cell>
          <table:table-cell table:style-name="ce3" table:formula="of:=[.K122]-[.K$176]" office:value-type="float" office:value="457.525" calcext:value-type="float">
            <text:p>457,525</text:p>
          </table:table-cell>
          <table:table-cell table:style-name="ce3" table:formula="of:=[.L122]-[.L$176]" office:value-type="float" office:value="302.075" calcext:value-type="float">
            <text:p>302,075</text:p>
          </table:table-cell>
          <table:table-cell table:style-name="ce3" table:formula="of:=[.M122]-[.M$176]" office:value-type="float" office:value="415.625" calcext:value-type="float">
            <text:p>415,625</text:p>
          </table:table-cell>
          <table:table-cell table:style-name="ce3" table:formula="of:=[.N122]-[.N$176]" office:value-type="float" office:value="1838953.9" calcext:value-type="float">
            <text:p>1838953,9</text:p>
          </table:table-cell>
          <table:table-cell table:style-name="ce3" table:formula="of:=[.O122]-[.O$176]" office:value-type="float" office:value="57.8125" calcext:value-type="float">
            <text:p>57,8125</text:p>
          </table:table-cell>
          <table:table-cell table:style-name="ce3" table:formula="of:=[.P122]-[.P$176]" office:value-type="float" office:value="-43.4125" calcext:value-type="float">
            <text:p>-43,4125</text:p>
          </table:table-cell>
          <table:table-cell table:style-name="ce3" table:formula="of:=[.Q122]-[.Q$176]" office:value-type="float" office:value="-215.35" calcext:value-type="float">
            <text:p>-215,35</text:p>
          </table:table-cell>
          <table:table-cell table:style-name="ce3" table:formula="of:=[.R122]-[.R$176]" office:value-type="float" office:value="12.8125" calcext:value-type="float">
            <text:p>12,8125</text:p>
          </table:table-cell>
          <table:table-cell table:style-name="ce3" table:formula="of:=[.S122]-[.S$176]" office:value-type="float" office:value="21363.4" calcext:value-type="float">
            <text:p>21363,4</text:p>
          </table:table-cell>
          <table:table-cell table:style-name="ce3" table:formula="of:=[.T122]-[.T$176]" office:value-type="float" office:value="17.9125" calcext:value-type="float">
            <text:p>17,9125</text:p>
          </table:table-cell>
          <table:table-cell table:style-name="ce3" table:formula="of:=[.U122]-[.U$176]" office:value-type="float" office:value="-8.3375" calcext:value-type="float">
            <text:p>-8,3375</text:p>
          </table:table-cell>
          <table:table-cell table:style-name="ce3" table:formula="of:=[.V1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style-name="ce3" table:formula="of:=[.B123]-[.B$176]" office:value-type="float" office:value="-548.799999999999" calcext:value-type="float">
            <text:p>-548,8</text:p>
          </table:table-cell>
          <table:table-cell table:style-name="ce3" table:formula="of:=[.C123]-[.C$176]" office:value-type="float" office:value="4243.9625" calcext:value-type="float">
            <text:p>4243,9625</text:p>
          </table:table-cell>
          <table:table-cell table:style-name="ce3" table:formula="of:=[.D123]-[.D$176]" office:value-type="float" office:value="14722.675" calcext:value-type="float">
            <text:p>14722,675</text:p>
          </table:table-cell>
          <table:table-cell table:style-name="ce3" table:formula="of:=[.E123]-[.E$176]" office:value-type="float" office:value="4080757.65" calcext:value-type="float">
            <text:p>4080757,65</text:p>
          </table:table-cell>
          <table:table-cell table:style-name="ce3" table:formula="of:=[.F123]-[.F$176]" office:value-type="float" office:value="-1356.4" calcext:value-type="float">
            <text:p>-1356,4</text:p>
          </table:table-cell>
          <table:table-cell table:style-name="ce3" table:formula="of:=[.G123]-[.G$176]" office:value-type="float" office:value="-1595.25" calcext:value-type="float">
            <text:p>-1595,25</text:p>
          </table:table-cell>
          <table:table-cell table:style-name="ce3" table:formula="of:=[.H123]-[.H$176]" office:value-type="float" office:value="-379.2875" calcext:value-type="float">
            <text:p>-379,2875</text:p>
          </table:table-cell>
          <table:table-cell table:style-name="ce3" table:formula="of:=[.I123]-[.I$176]" office:value-type="float" office:value="64679.075" calcext:value-type="float">
            <text:p>64679,075</text:p>
          </table:table-cell>
          <table:table-cell table:style-name="ce3" table:formula="of:=[.J123]-[.J$176]" office:value-type="float" office:value="-945.100000000001" calcext:value-type="float">
            <text:p>-945,1</text:p>
          </table:table-cell>
          <table:table-cell table:style-name="ce3" table:formula="of:=[.K123]-[.K$176]" office:value-type="float" office:value="457.525" calcext:value-type="float">
            <text:p>457,525</text:p>
          </table:table-cell>
          <table:table-cell table:style-name="ce3" table:formula="of:=[.L123]-[.L$176]" office:value-type="float" office:value="201.675" calcext:value-type="float">
            <text:p>201,675</text:p>
          </table:table-cell>
          <table:table-cell table:style-name="ce3" table:formula="of:=[.M123]-[.M$176]" office:value-type="float" office:value="124.625" calcext:value-type="float">
            <text:p>124,625</text:p>
          </table:table-cell>
          <table:table-cell table:style-name="ce3" table:formula="of:=[.N123]-[.N$176]" office:value-type="float" office:value="1995329.1" calcext:value-type="float">
            <text:p>1995329,1</text:p>
          </table:table-cell>
          <table:table-cell table:style-name="ce3" table:formula="of:=[.O123]-[.O$176]" office:value-type="float" office:value="20.3125" calcext:value-type="float">
            <text:p>20,3125</text:p>
          </table:table-cell>
          <table:table-cell table:style-name="ce3" table:formula="of:=[.P123]-[.P$176]" office:value-type="float" office:value="-63.4125" calcext:value-type="float">
            <text:p>-63,4125</text:p>
          </table:table-cell>
          <table:table-cell table:style-name="ce3" table:formula="of:=[.Q123]-[.Q$176]" office:value-type="float" office:value="25.05" calcext:value-type="float">
            <text:p>25,05</text:p>
          </table:table-cell>
          <table:table-cell table:style-name="ce3" table:formula="of:=[.R123]-[.R$176]" office:value-type="float" office:value="112.8125" calcext:value-type="float">
            <text:p>112,8125</text:p>
          </table:table-cell>
          <table:table-cell table:style-name="ce3" table:formula="of:=[.S123]-[.S$176]" office:value-type="float" office:value="15937.8" calcext:value-type="float">
            <text:p>15937,8</text:p>
          </table:table-cell>
          <table:table-cell table:style-name="ce3" table:formula="of:=[.T123]-[.T$176]" office:value-type="float" office:value="42.9125" calcext:value-type="float">
            <text:p>42,9125</text:p>
          </table:table-cell>
          <table:table-cell table:style-name="ce3" table:formula="of:=[.U123]-[.U$176]" office:value-type="float" office:value="-8.3375" calcext:value-type="float">
            <text:p>-8,3375</text:p>
          </table:table-cell>
          <table:table-cell table:style-name="ce3" table:formula="of:=[.V1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5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2905.0625" calcext:value-type="float">
            <text:p>2905,0625</text:p>
          </table:table-cell>
          <table:table-cell table:style-name="ce3" table:formula="of:=IF([.D180]&gt;[.D$177];[.D180];&quot;&quot;)" office:value-type="float" office:value="16757.275" calcext:value-type="float">
            <text:p>16757,275</text:p>
          </table:table-cell>
          <table:table-cell table:style-name="ce3" table:formula="of:=IF([.E180]&gt;[.E$177];[.E180];&quot;&quot;)" office:value-type="float" office:value="4238562.05" calcext:value-type="float">
            <text:p>4238562,05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>
            <text:p/>
          </table:table-cell>
          <table:table-cell table:style-name="ce3" table:formula="of:=IF([.I180]&gt;[.I$177];[.I180];&quot;&quot;)" office:value-type="float" office:value="91888.575" calcext:value-type="float">
            <text:p>91888,575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 office:value-type="float" office:value="783.525" calcext:value-type="float">
            <text:p>783,525</text:p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>
            <text:p/>
          </table:table-cell>
          <table:table-cell table:style-name="ce3" table:formula="of:=IF([.N180]&gt;[.N$177];[.N180];&quot;&quot;)" office:value-type="float" office:value="2870713.2" calcext:value-type="float">
            <text:p>2870713,2</text:p>
          </table:table-cell>
          <table:table-cell table:style-name="ce3" table:formula="of:=IF([.O180]&gt;[.O$177];[.O180];&quot;&quot;)" office:value-type="float" office:value="157.8125" calcext:value-type="float">
            <text:p>157,8125</text:p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>
            <text:p/>
          </table:table-cell>
          <table:table-cell table:style-name="ce3" table:formula="of:=IF([.S180]&gt;[.S$177];[.S180];&quot;&quot;)" office:value-type="float" office:value="26789" calcext:value-type="float">
            <text:p>26789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([.B181]&gt;[.B$177];[.B181];&quot;&quot;)">
            <text:p/>
          </table:table-cell>
          <table:table-cell table:style-name="ce3" table:formula="of:=IF([.C181]&gt;[.C$177];[.C181];&quot;&quot;)" office:value-type="float" office:value="2824.6625" calcext:value-type="float">
            <text:p>2824,6625</text:p>
          </table:table-cell>
          <table:table-cell table:style-name="ce3" table:formula="of:=IF([.D181]&gt;[.D$177];[.D181];&quot;&quot;)" office:value-type="float" office:value="14044.475" calcext:value-type="float">
            <text:p>14044,475</text:p>
          </table:table-cell>
          <table:table-cell table:style-name="ce3" table:formula="of:=IF([.E181]&gt;[.E$177];[.E181];&quot;&quot;)" office:value-type="float" office:value="4110625.95" calcext:value-type="float">
            <text:p>4110625,95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>
            <text:p/>
          </table:table-cell>
          <table:table-cell table:style-name="ce3" table:formula="of:=IF([.H181]&gt;[.H$177];[.H181];&quot;&quot;)">
            <text:p/>
          </table:table-cell>
          <table:table-cell table:style-name="ce3" table:formula="of:=IF([.I181]&gt;[.I$177];[.I181];&quot;&quot;)" office:value-type="float" office:value="94601.375" calcext:value-type="float">
            <text:p>94601,375</text:p>
          </table:table-cell>
          <table:table-cell table:style-name="ce3" table:formula="of:=IF([.J181]&gt;[.J$177];[.J181];&quot;&quot;)">
            <text:p/>
          </table:table-cell>
          <table:table-cell table:style-name="ce3" table:formula="of:=IF([.K181]&gt;[.K$177];[.K181];&quot;&quot;)">
            <text:p/>
          </table:table-cell>
          <table:table-cell table:style-name="ce3" table:formula="of:=IF([.L181]&gt;[.L$177];[.L181];&quot;&quot;)">
            <text:p/>
          </table:table-cell>
          <table:table-cell table:style-name="ce3" table:formula="of:=IF([.M181]&gt;[.M$177];[.M181];&quot;&quot;)">
            <text:p/>
          </table:table-cell>
          <table:table-cell table:style-name="ce3" table:formula="of:=IF([.N181]&gt;[.N$177];[.N181];&quot;&quot;)" office:value-type="float" office:value="2692025.2" calcext:value-type="float">
            <text:p>2692025,2</text:p>
          </table:table-cell>
          <table:table-cell table:style-name="ce3" table:formula="of:=IF([.O181]&gt;[.O$177];[.O181];&quot;&quot;)" office:value-type="float" office:value="107.8125" calcext:value-type="float">
            <text:p>107,8125</text:p>
          </table:table-cell>
          <table:table-cell table:style-name="ce3" table:formula="of:=IF([.P181]&gt;[.P$177];[.P181];&quot;&quot;)">
            <text:p/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>
            <text:p/>
          </table:table-cell>
          <table:table-cell table:style-name="ce3" table:formula="of:=IF([.S181]&gt;[.S$177];[.S181];&quot;&quot;)" office:value-type="float" office:value="26789" calcext:value-type="float">
            <text:p>26789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([.B182]&gt;[.B$177];[.B182];&quot;&quot;)">
            <text:p/>
          </table:table-cell>
          <table:table-cell table:style-name="ce3" table:formula="of:=IF([.C182]&gt;[.C$177];[.C182];&quot;&quot;)" office:value-type="float" office:value="2143.0625" calcext:value-type="float">
            <text:p>2143,0625</text:p>
          </table:table-cell>
          <table:table-cell table:style-name="ce3" table:formula="of:=IF([.D182]&gt;[.D$177];[.D182];&quot;&quot;)" office:value-type="float" office:value="14044.475" calcext:value-type="float">
            <text:p>14044,475</text:p>
          </table:table-cell>
          <table:table-cell table:style-name="ce3" table:formula="of:=IF([.E182]&gt;[.E$177];[.E182];&quot;&quot;)" office:value-type="float" office:value="4194994.45" calcext:value-type="float">
            <text:p>4194994,45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89175.775" calcext:value-type="float">
            <text:p>89175,775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>
            <text:p/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>
            <text:p/>
          </table:table-cell>
          <table:table-cell table:style-name="ce3" table:formula="of:=IF([.N182]&gt;[.N$177];[.N182];&quot;&quot;)" office:value-type="float" office:value="2696134.9" calcext:value-type="float">
            <text:p>2696134,9</text:p>
          </table:table-cell>
          <table:table-cell table:style-name="ce3" table:formula="of:=IF([.O182]&gt;[.O$177];[.O182];&quot;&quot;)" office:value-type="float" office:value="70.3125" calcext:value-type="float">
            <text:p>70,3125</text:p>
          </table:table-cell>
          <table:table-cell table:style-name="ce3" table:formula="of:=IF([.P182]&gt;[.P$177];[.P182];&quot;&quot;)">
            <text:p/>
          </table:table-cell>
          <table:table-cell table:style-name="ce3" table:formula="of:=IF([.Q182]&gt;[.Q$177];[.Q182];&quot;&quot;)">
            <text:p/>
          </table:table-cell>
          <table:table-cell table:style-name="ce3" table:formula="of:=IF([.R182]&gt;[.R$177];[.R182];&quot;&quot;)">
            <text:p/>
          </table:table-cell>
          <table:table-cell table:style-name="ce3" table:formula="of:=IF([.S182]&gt;[.S$177];[.S182];&quot;&quot;)" office:value-type="float" office:value="26789" calcext:value-type="float">
            <text:p>26789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>
            <text:p/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1641.6625" calcext:value-type="float">
            <text:p>1641,6625</text:p>
          </table:table-cell>
          <table:table-cell table:style-name="ce3" table:formula="of:=IF([.D183]&gt;[.D$177];[.D183];&quot;&quot;)" office:value-type="float" office:value="14722.675" calcext:value-type="float">
            <text:p>14722,675</text:p>
          </table:table-cell>
          <table:table-cell table:style-name="ce3" table:formula="of:=IF([.E183]&gt;[.E$177];[.E183];&quot;&quot;)" office:value-type="float" office:value="4271170.25" calcext:value-type="float">
            <text:p>4271170,25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>
            <text:p/>
          </table:table-cell>
          <table:table-cell table:style-name="ce3" table:formula="of:=IF([.H183]&gt;[.H$177];[.H183];&quot;&quot;)">
            <text:p/>
          </table:table-cell>
          <table:table-cell table:style-name="ce3" table:formula="of:=IF([.I183]&gt;[.I$177];[.I183];&quot;&quot;)" office:value-type="float" office:value="91888.575" calcext:value-type="float">
            <text:p>91888,575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>
            <text:p/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666.125" calcext:value-type="float">
            <text:p>666,125</text:p>
          </table:table-cell>
          <table:table-cell table:style-name="ce3" table:formula="of:=IF([.N183]&gt;[.N$177];[.N183];&quot;&quot;)" office:value-type="float" office:value="3417126.6" calcext:value-type="float">
            <text:p>3417126,6</text:p>
          </table:table-cell>
          <table:table-cell table:style-name="ce3" table:formula="of:=IF([.O183]&gt;[.O$177];[.O183];&quot;&quot;)" office:value-type="float" office:value="82.8125" calcext:value-type="float">
            <text:p>82,8125</text:p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24076.2" calcext:value-type="float">
            <text:p>24076,2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>
            <text:p/>
          </table:table-cell>
          <table:table-cell table:style-name="ce3" table:formula="of:=IF([.V183]&gt;[.V$177];[.V1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([.B184]&gt;[.B$177];[.B184];&quot;&quot;)">
            <text:p/>
          </table:table-cell>
          <table:table-cell table:style-name="ce3" table:formula="of:=IF([.C184]&gt;[.C$177];[.C184];&quot;&quot;)" office:value-type="float" office:value="1922.2625" calcext:value-type="float">
            <text:p>1922,2625</text:p>
          </table:table-cell>
          <table:table-cell table:style-name="ce3" table:formula="of:=IF([.D184]&gt;[.D$177];[.D184];&quot;&quot;)" office:value-type="float" office:value="14722.675" calcext:value-type="float">
            <text:p>14722,675</text:p>
          </table:table-cell>
          <table:table-cell table:style-name="ce3" table:formula="of:=IF([.E184]&gt;[.E$177];[.E184];&quot;&quot;)" office:value-type="float" office:value="4301092.55" calcext:value-type="float">
            <text:p>4301092,55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>
            <text:p/>
          </table:table-cell>
          <table:table-cell table:style-name="ce3" table:formula="of:=IF([.I184]&gt;[.I$177];[.I184];&quot;&quot;)" office:value-type="float" office:value="94628.575" calcext:value-type="float">
            <text:p>94628,575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 office:value-type="float" office:value="683.025" calcext:value-type="float">
            <text:p>683,025</text:p>
          </table:table-cell>
          <table:table-cell table:style-name="ce3" table:formula="of:=IF([.L184]&gt;[.L$177];[.L184];&quot;&quot;)">
            <text:p/>
          </table:table-cell>
          <table:table-cell table:style-name="ce3" table:formula="of:=IF([.M184]&gt;[.M$177];[.M184];&quot;&quot;)">
            <text:p/>
          </table:table-cell>
          <table:table-cell table:style-name="ce3" table:formula="of:=IF([.N184]&gt;[.N$177];[.N184];&quot;&quot;)" office:value-type="float" office:value="2584697.2" calcext:value-type="float">
            <text:p>2584697,2</text:p>
          </table:table-cell>
          <table:table-cell table:style-name="ce3" table:formula="of:=IF([.O184]&gt;[.O$177];[.O184];&quot;&quot;)">
            <text:p/>
          </table:table-cell>
          <table:table-cell table:style-name="ce3" table:formula="of:=IF([.P184]&gt;[.P$177];[.P184];&quot;&quot;)">
            <text:p/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26789" calcext:value-type="float">
            <text:p>26789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>
            <text:p/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([.B185]&gt;[.B$177];[.B185];&quot;&quot;)">
            <text:p/>
          </table:table-cell>
          <table:table-cell table:style-name="ce3" table:formula="of:=IF([.C185]&gt;[.C$177];[.C185];&quot;&quot;)" office:value-type="float" office:value="1942.0625" calcext:value-type="float">
            <text:p>1942,0625</text:p>
          </table:table-cell>
          <table:table-cell table:style-name="ce3" table:formula="of:=IF([.D185]&gt;[.D$177];[.D185];&quot;&quot;)" office:value-type="float" office:value="11331.675" calcext:value-type="float">
            <text:p>11331,675</text:p>
          </table:table-cell>
          <table:table-cell table:style-name="ce3" table:formula="of:=IF([.E185]&gt;[.E$177];[.E185];&quot;&quot;)" office:value-type="float" office:value="4363622.85" calcext:value-type="float">
            <text:p>4363622,85</text:p>
          </table:table-cell>
          <table:table-cell table:style-name="ce3" table:formula="of:=IF([.F185]&gt;[.F$177];[.F185];&quot;&quot;)">
            <text:p/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94601.375" calcext:value-type="float">
            <text:p>94601,375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 office:value-type="float" office:value="366.975" calcext:value-type="float">
            <text:p>366,975</text:p>
          </table:table-cell>
          <table:table-cell table:style-name="ce3" table:formula="of:=IF([.M185]&gt;[.M$177];[.M185];&quot;&quot;)">
            <text:p/>
          </table:table-cell>
          <table:table-cell table:style-name="ce3" table:formula="of:=IF([.N185]&gt;[.N$177];[.N185];&quot;&quot;)" office:value-type="float" office:value="2484172.4" calcext:value-type="float">
            <text:p>2484172,4</text:p>
          </table:table-cell>
          <table:table-cell table:style-name="ce3" table:formula="of:=IF([.O185]&gt;[.O$177];[.O185];&quot;&quot;)" office:value-type="float" office:value="132.8125" calcext:value-type="float">
            <text:p>132,8125</text:p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 office:value-type="float" office:value="137.8125" calcext:value-type="float">
            <text:p>137,8125</text:p>
          </table:table-cell>
          <table:table-cell table:style-name="ce3" table:formula="of:=IF([.S185]&gt;[.S$177];[.S185];&quot;&quot;)" office:value-type="float" office:value="26789" calcext:value-type="float">
            <text:p>26789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1982.4625" calcext:value-type="float">
            <text:p>1982,4625</text:p>
          </table:table-cell>
          <table:table-cell table:style-name="ce3" table:formula="of:=IF([.D186]&gt;[.D$177];[.D186];&quot;&quot;)" office:value-type="float" office:value="8618.875" calcext:value-type="float">
            <text:p>8618,875</text:p>
          </table:table-cell>
          <table:table-cell table:style-name="ce3" table:formula="of:=IF([.E186]&gt;[.E$177];[.E186];&quot;&quot;)" office:value-type="float" office:value="4385406.85" calcext:value-type="float">
            <text:p>4385406,85</text:p>
          </table:table-cell>
          <table:table-cell table:style-name="ce3" table:formula="of:=IF([.F186]&gt;[.F$177];[.F186];&quot;&quot;)">
            <text:p/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97341.375" calcext:value-type="float">
            <text:p>97341,375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 office:value-type="float" office:value="467.475" calcext:value-type="float">
            <text:p>467,475</text:p>
          </table:table-cell>
          <table:table-cell table:style-name="ce3" table:formula="of:=IF([.M186]&gt;[.M$177];[.M186];&quot;&quot;)">
            <text:p/>
          </table:table-cell>
          <table:table-cell table:style-name="ce3" table:formula="of:=IF([.N186]&gt;[.N$177];[.N186];&quot;&quot;)" office:value-type="float" office:value="2590305.6" calcext:value-type="float">
            <text:p>2590305,6</text:p>
          </table:table-cell>
          <table:table-cell table:style-name="ce3" table:formula="of:=IF([.O186]&gt;[.O$177];[.O186];&quot;&quot;)" office:value-type="float" office:value="57.8125" calcext:value-type="float">
            <text:p>57,8125</text:p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>
            <text:p/>
          </table:table-cell>
          <table:table-cell table:style-name="ce3" table:formula="of:=IF([.S186]&gt;[.S$177];[.S186];&quot;&quot;)" office:value-type="float" office:value="32214.7" calcext:value-type="float">
            <text:p>32214,7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([.B187]&gt;[.B$177];[.B187];&quot;&quot;)">
            <text:p/>
          </table:table-cell>
          <table:table-cell table:style-name="ce3" table:formula="of:=IF([.C187]&gt;[.C$177];[.C187];&quot;&quot;)" office:value-type="float" office:value="1841.8625" calcext:value-type="float">
            <text:p>1841,8625</text:p>
          </table:table-cell>
          <table:table-cell table:style-name="ce3" table:formula="of:=IF([.D187]&gt;[.D$177];[.D187];&quot;&quot;)" office:value-type="float" office:value="11331.675" calcext:value-type="float">
            <text:p>11331,675</text:p>
          </table:table-cell>
          <table:table-cell table:style-name="ce3" table:formula="of:=IF([.E187]&gt;[.E$177];[.E187];&quot;&quot;)" office:value-type="float" office:value="4216724.05" calcext:value-type="float">
            <text:p>4216724,05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>
            <text:p/>
          </table:table-cell>
          <table:table-cell table:style-name="ce3" table:formula="of:=IF([.I187]&gt;[.I$177];[.I187];&quot;&quot;)" office:value-type="float" office:value="97314.275" calcext:value-type="float">
            <text:p>97314,275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>
            <text:p/>
          </table:table-cell>
          <table:table-cell table:style-name="ce3" table:formula="of:=IF([.N187]&gt;[.N$177];[.N187];&quot;&quot;)" office:value-type="float" office:value="2296516.1" calcext:value-type="float">
            <text:p>2296516,1</text:p>
          </table:table-cell>
          <table:table-cell table:style-name="ce3" table:formula="of:=IF([.O187]&gt;[.O$177];[.O187];&quot;&quot;)">
            <text:p/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 office:value-type="float" office:value="112.8125" calcext:value-type="float">
            <text:p>112,8125</text:p>
          </table:table-cell>
          <table:table-cell table:style-name="ce3" table:formula="of:=IF([.S187]&gt;[.S$177];[.S187];&quot;&quot;)" office:value-type="float" office:value="34927.5" calcext:value-type="float">
            <text:p>34927,5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481.2625" calcext:value-type="float">
            <text:p>1481,2625</text:p>
          </table:table-cell>
          <table:table-cell table:style-name="ce3" table:formula="of:=IF([.D188]&gt;[.D$177];[.D188];&quot;&quot;)" office:value-type="float" office:value="8618.875" calcext:value-type="float">
            <text:p>8618,875</text:p>
          </table:table-cell>
          <table:table-cell table:style-name="ce3" table:formula="of:=IF([.E188]&gt;[.E$177];[.E188];&quot;&quot;)" office:value-type="float" office:value="4287474.15" calcext:value-type="float">
            <text:p>4287474,15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>
            <text:p/>
          </table:table-cell>
          <table:table-cell table:style-name="ce3" table:formula="of:=IF([.I188]&gt;[.I$177];[.I188];&quot;&quot;)" office:value-type="float" office:value="100054.175" calcext:value-type="float">
            <text:p>100054,175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>
            <text:p/>
          </table:table-cell>
          <table:table-cell table:style-name="ce3" table:formula="of:=IF([.N188]&gt;[.N$177];[.N188];&quot;&quot;)" office:value-type="float" office:value="2450361.2" calcext:value-type="float">
            <text:p>2450361,2</text:p>
          </table:table-cell>
          <table:table-cell table:style-name="ce3" table:formula="of:=IF([.O188]&gt;[.O$177];[.O188];&quot;&quot;)" office:value-type="float" office:value="107.8125" calcext:value-type="float">
            <text:p>107,8125</text:p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>
            <text:p/>
          </table:table-cell>
          <table:table-cell table:style-name="ce3" table:formula="of:=IF([.S188]&gt;[.S$177];[.S188];&quot;&quot;)" office:value-type="float" office:value="34954.6" calcext:value-type="float">
            <text:p>34954,6</text:p>
          </table:table-cell>
          <table:table-cell table:style-name="ce3" table:formula="of:=IF([.T188]&gt;[.T$177];[.T188];&quot;&quot;)">
            <text:p/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1701.4625" calcext:value-type="float">
            <text:p>1701,4625</text:p>
          </table:table-cell>
          <table:table-cell table:style-name="ce3" table:formula="of:=IF([.D189]&gt;[.D$177];[.D189];&quot;&quot;)" office:value-type="float" office:value="8618.875" calcext:value-type="float">
            <text:p>8618,875</text:p>
          </table:table-cell>
          <table:table-cell table:style-name="ce3" table:formula="of:=IF([.E189]&gt;[.E$177];[.E189];&quot;&quot;)" office:value-type="float" office:value="4420835.65" calcext:value-type="float">
            <text:p>4420835,65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>
            <text:p/>
          </table:table-cell>
          <table:table-cell table:style-name="ce3" table:formula="of:=IF([.I189]&gt;[.I$177];[.I189];&quot;&quot;)" office:value-type="float" office:value="102766.975" calcext:value-type="float">
            <text:p>102766,975</text:p>
          </table:table-cell>
          <table:table-cell table:style-name="ce3" table:formula="of:=IF([.J189]&gt;[.J$177];[.J189];&quot;&quot;)">
            <text:p/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>
            <text:p/>
          </table:table-cell>
          <table:table-cell table:style-name="ce3" table:formula="of:=IF([.M189]&gt;[.M$177];[.M189];&quot;&quot;)" office:value-type="float" office:value="565.925" calcext:value-type="float">
            <text:p>565,925</text:p>
          </table:table-cell>
          <table:table-cell table:style-name="ce3" table:formula="of:=IF([.N189]&gt;[.N$177];[.N189];&quot;&quot;)" office:value-type="float" office:value="2489990" calcext:value-type="float">
            <text:p>2489990</text:p>
          </table:table-cell>
          <table:table-cell table:style-name="ce3" table:formula="of:=IF([.O189]&gt;[.O$177];[.O189];&quot;&quot;)" office:value-type="float" office:value="70.3125" calcext:value-type="float">
            <text:p>70,3125</text:p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>
            <text:p/>
          </table:table-cell>
          <table:table-cell table:style-name="ce3" table:formula="of:=IF([.S189]&gt;[.S$177];[.S189];&quot;&quot;)" office:value-type="float" office:value="37640.3" calcext:value-type="float">
            <text:p>37640,3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([.B190]&gt;[.B$177];[.B190];&quot;&quot;)">
            <text:p/>
          </table:table-cell>
          <table:table-cell table:style-name="ce3" table:formula="of:=IF([.C190]&gt;[.C$177];[.C190];&quot;&quot;)" office:value-type="float" office:value="1661.4625" calcext:value-type="float">
            <text:p>1661,4625</text:p>
          </table:table-cell>
          <table:table-cell table:style-name="ce3" table:formula="of:=IF([.D190]&gt;[.D$177];[.D190];&quot;&quot;)" office:value-type="float" office:value="14044.475" calcext:value-type="float">
            <text:p>14044,475</text:p>
          </table:table-cell>
          <table:table-cell table:style-name="ce3" table:formula="of:=IF([.E190]&gt;[.E$177];[.E190];&quot;&quot;)" office:value-type="float" office:value="4377241.15" calcext:value-type="float">
            <text:p>4377241,15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>
            <text:p/>
          </table:table-cell>
          <table:table-cell table:style-name="ce3" table:formula="of:=IF([.I190]&gt;[.I$177];[.I190];&quot;&quot;)" office:value-type="float" office:value="116385.275" calcext:value-type="float">
            <text:p>116385,275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>
            <text:p/>
          </table:table-cell>
          <table:table-cell table:style-name="ce3" table:formula="of:=IF([.M190]&gt;[.M$177];[.M190];&quot;&quot;)">
            <text:p/>
          </table:table-cell>
          <table:table-cell table:style-name="ce3" table:formula="of:=IF([.N190]&gt;[.N$177];[.N190];&quot;&quot;)" office:value-type="float" office:value="2514898.8" calcext:value-type="float">
            <text:p>2514898,8</text:p>
          </table:table-cell>
          <table:table-cell table:style-name="ce3" table:formula="of:=IF([.O190]&gt;[.O$177];[.O190];&quot;&quot;)">
            <text:p/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>
            <text:p/>
          </table:table-cell>
          <table:table-cell table:style-name="ce3" table:formula="of:=IF([.R190]&gt;[.R$177];[.R190];&quot;&quot;)">
            <text:p/>
          </table:table-cell>
          <table:table-cell table:style-name="ce3" table:formula="of:=IF([.S190]&gt;[.S$177];[.S190];&quot;&quot;)" office:value-type="float" office:value="40380.2" calcext:value-type="float">
            <text:p>40380,2</text:p>
          </table:table-cell>
          <table:table-cell table:style-name="ce3" table:formula="of:=IF([.T190]&gt;[.T$177];[.T190];&quot;&quot;)">
            <text:p/>
          </table:table-cell>
          <table:table-cell table:style-name="ce3" table:formula="of:=IF([.U190]&gt;[.U$177];[.U190];&quot;&quot;)">
            <text:p/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822.0625" calcext:value-type="float">
            <text:p>1822,0625</text:p>
          </table:table-cell>
          <table:table-cell table:style-name="ce3" table:formula="of:=IF([.D191]&gt;[.D$177];[.D191];&quot;&quot;)" office:value-type="float" office:value="14044.475" calcext:value-type="float">
            <text:p>14044,475</text:p>
          </table:table-cell>
          <table:table-cell table:style-name="ce3" table:formula="of:=IF([.E191]&gt;[.E$177];[.E191];&quot;&quot;)" office:value-type="float" office:value="4532251.75" calcext:value-type="float">
            <text:p>4532251,75</text:p>
          </table:table-cell>
          <table:table-cell table:style-name="ce3" table:formula="of:=IF([.F191]&gt;[.F$177];[.F191];&quot;&quot;)">
            <text:p/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>
            <text:p/>
          </table:table-cell>
          <table:table-cell table:style-name="ce3" table:formula="of:=IF([.I191]&gt;[.I$177];[.I191];&quot;&quot;)" office:value-type="float" office:value="116358.175" calcext:value-type="float">
            <text:p>116358,175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>
            <text:p/>
          </table:table-cell>
          <table:table-cell table:style-name="ce3" table:formula="of:=IF([.N191]&gt;[.N$177];[.N191];&quot;&quot;)" office:value-type="float" office:value="2569102.2" calcext:value-type="float">
            <text:p>2569102,2</text:p>
          </table:table-cell>
          <table:table-cell table:style-name="ce3" table:formula="of:=IF([.O191]&gt;[.O$177];[.O191];&quot;&quot;)">
            <text:p/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>
            <text:p/>
          </table:table-cell>
          <table:table-cell table:style-name="ce3" table:formula="of:=IF([.S191]&gt;[.S$177];[.S191];&quot;&quot;)" office:value-type="float" office:value="48572.9" calcext:value-type="float">
            <text:p>48572,9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>
            <text:p/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1801.8625" calcext:value-type="float">
            <text:p>1801,8625</text:p>
          </table:table-cell>
          <table:table-cell table:style-name="ce3" table:formula="of:=IF([.D192]&gt;[.D$177];[.D192];&quot;&quot;)" office:value-type="float" office:value="14722.675" calcext:value-type="float">
            <text:p>14722,675</text:p>
          </table:table-cell>
          <table:table-cell table:style-name="ce3" table:formula="of:=IF([.E192]&gt;[.E$177];[.E192];&quot;&quot;)" office:value-type="float" office:value="4426207.65" calcext:value-type="float">
            <text:p>4426207,65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>
            <text:p/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13645.375" calcext:value-type="float">
            <text:p>113645,375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>
            <text:p/>
          </table:table-cell>
          <table:table-cell table:style-name="ce3" table:formula="of:=IF([.N192]&gt;[.N$177];[.N192];&quot;&quot;)" office:value-type="float" office:value="2513030" calcext:value-type="float">
            <text:p>2513030</text:p>
          </table:table-cell>
          <table:table-cell table:style-name="ce3" table:formula="of:=IF([.O192]&gt;[.O$177];[.O192];&quot;&quot;)" office:value-type="float" office:value="95.3125" calcext:value-type="float">
            <text:p>95,3125</text:p>
          </table:table-cell>
          <table:table-cell table:style-name="ce3" table:formula="of:=IF([.P192]&gt;[.P$177];[.P192];&quot;&quot;)">
            <text:p/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>
            <text:p/>
          </table:table-cell>
          <table:table-cell table:style-name="ce3" table:formula="of:=IF([.S192]&gt;[.S$177];[.S192];&quot;&quot;)" office:value-type="float" office:value="48572.9" calcext:value-type="float">
            <text:p>48572,9</text:p>
          </table:table-cell>
          <table:table-cell table:style-name="ce3" table:formula="of:=IF([.T192]&gt;[.T$177];[.T192];&quot;&quot;)">
            <text:p/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([.B193]&gt;[.B$177];[.B193];&quot;&quot;)">
            <text:p/>
          </table:table-cell>
          <table:table-cell table:style-name="ce3" table:formula="of:=IF([.C193]&gt;[.C$177];[.C193];&quot;&quot;)" office:value-type="float" office:value="2042.6625" calcext:value-type="float">
            <text:p>2042,6625</text:p>
          </table:table-cell>
          <table:table-cell table:style-name="ce3" table:formula="of:=IF([.D193]&gt;[.D$177];[.D193];&quot;&quot;)" office:value-type="float" office:value="14044.475" calcext:value-type="float">
            <text:p>14044,475</text:p>
          </table:table-cell>
          <table:table-cell table:style-name="ce3" table:formula="of:=IF([.E193]&gt;[.E$177];[.E193];&quot;&quot;)" office:value-type="float" office:value="4483366.25" calcext:value-type="float">
            <text:p>4483366,25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>
            <text:p/>
          </table:table-cell>
          <table:table-cell table:style-name="ce3" table:formula="of:=IF([.H193]&gt;[.H$177];[.H193];&quot;&quot;)">
            <text:p/>
          </table:table-cell>
          <table:table-cell table:style-name="ce3" table:formula="of:=IF([.I193]&gt;[.I$177];[.I193];&quot;&quot;)" office:value-type="float" office:value="119098.075" calcext:value-type="float">
            <text:p>119098,075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>
            <text:p/>
          </table:table-cell>
          <table:table-cell table:style-name="ce3" table:formula="of:=IF([.M193]&gt;[.M$177];[.M193];&quot;&quot;)">
            <text:p/>
          </table:table-cell>
          <table:table-cell table:style-name="ce3" table:formula="of:=IF([.N193]&gt;[.N$177];[.N193];&quot;&quot;)" office:value-type="float" office:value="2354444.4" calcext:value-type="float">
            <text:p>2354444,4</text:p>
          </table:table-cell>
          <table:table-cell table:style-name="ce3" table:formula="of:=IF([.O193]&gt;[.O$177];[.O193];&quot;&quot;)" office:value-type="float" office:value="82.8125" calcext:value-type="float">
            <text:p>82,8125</text:p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>
            <text:p/>
          </table:table-cell>
          <table:table-cell table:style-name="ce3" table:formula="of:=IF([.S193]&gt;[.S$177];[.S193];&quot;&quot;)" office:value-type="float" office:value="51285.7" calcext:value-type="float">
            <text:p>51285,7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>
            <text:p/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1821.8625" calcext:value-type="float">
            <text:p>1821,8625</text:p>
          </table:table-cell>
          <table:table-cell table:style-name="ce3" table:formula="of:=IF([.D194]&gt;[.D$177];[.D194];&quot;&quot;)" office:value-type="float" office:value="11331.675" calcext:value-type="float">
            <text:p>11331,675</text:p>
          </table:table-cell>
          <table:table-cell table:style-name="ce3" table:formula="of:=IF([.E194]&gt;[.E$177];[.E194];&quot;&quot;)" office:value-type="float" office:value="4507863.05" calcext:value-type="float">
            <text:p>4507863,05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>
            <text:p/>
          </table:table-cell>
          <table:table-cell table:style-name="ce3" table:formula="of:=IF([.I194]&gt;[.I$177];[.I194];&quot;&quot;)" office:value-type="float" office:value="108192.575" calcext:value-type="float">
            <text:p>108192,575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>
            <text:p/>
          </table:table-cell>
          <table:table-cell table:style-name="ce3" table:formula="of:=IF([.M194]&gt;[.M$177];[.M194];&quot;&quot;)" office:value-type="float" office:value="605.825" calcext:value-type="float">
            <text:p>605,825</text:p>
          </table:table-cell>
          <table:table-cell table:style-name="ce3" table:formula="of:=IF([.N194]&gt;[.N$177];[.N194];&quot;&quot;)" office:value-type="float" office:value="2372473.2" calcext:value-type="float">
            <text:p>2372473,2</text:p>
          </table:table-cell>
          <table:table-cell table:style-name="ce3" table:formula="of:=IF([.O194]&gt;[.O$177];[.O194];&quot;&quot;)">
            <text:p/>
          </table:table-cell>
          <table:table-cell table:style-name="ce3" table:formula="of:=IF([.P194]&gt;[.P$177];[.P194];&quot;&quot;)">
            <text:p/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45860.1" calcext:value-type="float">
            <text:p>45860,1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([.B195]&gt;[.B$177];[.B195];&quot;&quot;)">
            <text:p/>
          </table:table-cell>
          <table:table-cell table:style-name="ce3" table:formula="of:=IF([.C195]&gt;[.C$177];[.C195];&quot;&quot;)" office:value-type="float" office:value="2142.8625" calcext:value-type="float">
            <text:p>2142,8625</text:p>
          </table:table-cell>
          <table:table-cell table:style-name="ce3" table:formula="of:=IF([.D195]&gt;[.D$177];[.D195];&quot;&quot;)" office:value-type="float" office:value="14044.475" calcext:value-type="float">
            <text:p>14044,475</text:p>
          </table:table-cell>
          <table:table-cell table:style-name="ce3" table:formula="of:=IF([.E195]&gt;[.E$177];[.E195];&quot;&quot;)" office:value-type="float" office:value="4388146.65" calcext:value-type="float">
            <text:p>4388146,65</text:p>
          </table:table-cell>
          <table:table-cell table:style-name="ce3" table:formula="of:=IF([.F195]&gt;[.F$177];[.F195];&quot;&quot;)">
            <text:p/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>
            <text:p/>
          </table:table-cell>
          <table:table-cell table:style-name="ce3" table:formula="of:=IF([.I195]&gt;[.I$177];[.I195];&quot;&quot;)" office:value-type="float" office:value="105452.675" calcext:value-type="float">
            <text:p>105452,675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>
            <text:p/>
          </table:table-cell>
          <table:table-cell table:style-name="ce3" table:formula="of:=IF([.M195]&gt;[.M$177];[.M195];&quot;&quot;)" office:value-type="float" office:value="866.925" calcext:value-type="float">
            <text:p>866,925</text:p>
          </table:table-cell>
          <table:table-cell table:style-name="ce3" table:formula="of:=IF([.N195]&gt;[.N$177];[.N195];&quot;&quot;)" office:value-type="float" office:value="2366348.4" calcext:value-type="float">
            <text:p>2366348,4</text:p>
          </table:table-cell>
          <table:table-cell table:style-name="ce3" table:formula="of:=IF([.O195]&gt;[.O$177];[.O195];&quot;&quot;)" office:value-type="float" office:value="170.3125" calcext:value-type="float">
            <text:p>170,3125</text:p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 office:value-type="float" office:value="87.8125" calcext:value-type="float">
            <text:p>87,8125</text:p>
          </table:table-cell>
          <table:table-cell table:style-name="ce3" table:formula="of:=IF([.S195]&gt;[.S$177];[.S195];&quot;&quot;)" office:value-type="float" office:value="34954.6" calcext:value-type="float">
            <text:p>34954,6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2363.4625" calcext:value-type="float">
            <text:p>2363,4625</text:p>
          </table:table-cell>
          <table:table-cell table:style-name="ce3" table:formula="of:=IF([.D196]&gt;[.D$177];[.D196];&quot;&quot;)" office:value-type="float" office:value="14044.475" calcext:value-type="float">
            <text:p>14044,475</text:p>
          </table:table-cell>
          <table:table-cell table:style-name="ce3" table:formula="of:=IF([.E196]&gt;[.E$177];[.E196];&quot;&quot;)" office:value-type="float" office:value="4453389.95" calcext:value-type="float">
            <text:p>4453389,95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>
            <text:p/>
          </table:table-cell>
          <table:table-cell table:style-name="ce3" table:formula="of:=IF([.I196]&gt;[.I$177];[.I196];&quot;&quot;)" office:value-type="float" office:value="105479.775" calcext:value-type="float">
            <text:p>105479,775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 office:value-type="float" office:value="603.075" calcext:value-type="float">
            <text:p>603,075</text:p>
          </table:table-cell>
          <table:table-cell table:style-name="ce3" table:formula="of:=IF([.M196]&gt;[.M$177];[.M196];&quot;&quot;)" office:value-type="float" office:value="666.425" calcext:value-type="float">
            <text:p>666,425</text:p>
          </table:table-cell>
          <table:table-cell table:style-name="ce3" table:formula="of:=IF([.N196]&gt;[.N$177];[.N196];&quot;&quot;)" office:value-type="float" office:value="2245452.4" calcext:value-type="float">
            <text:p>2245452,4</text:p>
          </table:table-cell>
          <table:table-cell table:style-name="ce3" table:formula="of:=IF([.O196]&gt;[.O$177];[.O196];&quot;&quot;)">
            <text:p/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>
            <text:p/>
          </table:table-cell>
          <table:table-cell table:style-name="ce3" table:formula="of:=IF([.S196]&gt;[.S$177];[.S196];&quot;&quot;)" office:value-type="float" office:value="40380.2" calcext:value-type="float">
            <text:p>40380,2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([.B197]&gt;[.B$177];[.B197];&quot;&quot;)">
            <text:p/>
          </table:table-cell>
          <table:table-cell table:style-name="ce3" table:formula="of:=IF([.C197]&gt;[.C$177];[.C197];&quot;&quot;)" office:value-type="float" office:value="2203.0625" calcext:value-type="float">
            <text:p>2203,0625</text:p>
          </table:table-cell>
          <table:table-cell table:style-name="ce3" table:formula="of:=IF([.D197]&gt;[.D$177];[.D197];&quot;&quot;)" office:value-type="float" office:value="11331.675" calcext:value-type="float">
            <text:p>11331,675</text:p>
          </table:table-cell>
          <table:table-cell table:style-name="ce3" table:formula="of:=IF([.E197]&gt;[.E$177];[.E197];&quot;&quot;)" office:value-type="float" office:value="4341947.15" calcext:value-type="float">
            <text:p>4341947,15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08219.775" calcext:value-type="float">
            <text:p>108219,775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766.425" calcext:value-type="float">
            <text:p>766,425</text:p>
          </table:table-cell>
          <table:table-cell table:style-name="ce3" table:formula="of:=IF([.N197]&gt;[.N$177];[.N197];&quot;&quot;)" office:value-type="float" office:value="2198463.6" calcext:value-type="float">
            <text:p>2198463,6</text:p>
          </table:table-cell>
          <table:table-cell table:style-name="ce3" table:formula="of:=IF([.O197]&gt;[.O$177];[.O197];&quot;&quot;)">
            <text:p/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>
            <text:p/>
          </table:table-cell>
          <table:table-cell table:style-name="ce3" table:formula="of:=IF([.S197]&gt;[.S$177];[.S197];&quot;&quot;)" office:value-type="float" office:value="32214.7" calcext:value-type="float">
            <text:p>32214,7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2323.2625" calcext:value-type="float">
            <text:p>2323,2625</text:p>
          </table:table-cell>
          <table:table-cell table:style-name="ce3" table:formula="of:=IF([.D198]&gt;[.D$177];[.D198];&quot;&quot;)" office:value-type="float" office:value="11331.675" calcext:value-type="float">
            <text:p>11331,675</text:p>
          </table:table-cell>
          <table:table-cell table:style-name="ce3" table:formula="of:=IF([.E198]&gt;[.E$177];[.E198];&quot;&quot;)" office:value-type="float" office:value="4428947.15" calcext:value-type="float">
            <text:p>4428947,15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>
            <text:p/>
          </table:table-cell>
          <table:table-cell table:style-name="ce3" table:formula="of:=IF([.I198]&gt;[.I$177];[.I198];&quot;&quot;)" office:value-type="float" office:value="116358.175" calcext:value-type="float">
            <text:p>116358,175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 office:value-type="float" office:value="442.675" calcext:value-type="float">
            <text:p>442,675</text:p>
          </table:table-cell>
          <table:table-cell table:style-name="ce3" table:formula="of:=IF([.M198]&gt;[.M$177];[.M198];&quot;&quot;)">
            <text:p/>
          </table:table-cell>
          <table:table-cell table:style-name="ce3" table:formula="of:=IF([.N198]&gt;[.N$177];[.N198];&quot;&quot;)" office:value-type="float" office:value="2251295.6" calcext:value-type="float">
            <text:p>2251295,6</text:p>
          </table:table-cell>
          <table:table-cell table:style-name="ce3" table:formula="of:=IF([.O198]&gt;[.O$177];[.O198];&quot;&quot;)" office:value-type="float" office:value="157.8125" calcext:value-type="float">
            <text:p>157,8125</text:p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>
            <text:p/>
          </table:table-cell>
          <table:table-cell table:style-name="ce3" table:formula="of:=IF([.S198]&gt;[.S$177];[.S198];&quot;&quot;)" office:value-type="float" office:value="34954.6" calcext:value-type="float">
            <text:p>34954,6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>
            <text:p/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2343.2625" calcext:value-type="float">
            <text:p>2343,2625</text:p>
          </table:table-cell>
          <table:table-cell table:style-name="ce3" table:formula="of:=IF([.D199]&gt;[.D$177];[.D199];&quot;&quot;)" office:value-type="float" office:value="11331.675" calcext:value-type="float">
            <text:p>11331,675</text:p>
          </table:table-cell>
          <table:table-cell table:style-name="ce3" table:formula="of:=IF([.E199]&gt;[.E$177];[.E199];&quot;&quot;)" office:value-type="float" office:value="4488791.85" calcext:value-type="float">
            <text:p>4488791,85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13618.275" calcext:value-type="float">
            <text:p>113618,275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>
            <text:p/>
          </table:table-cell>
          <table:table-cell table:style-name="ce3" table:formula="of:=IF([.M199]&gt;[.M$177];[.M199];&quot;&quot;)" office:value-type="float" office:value="525.825" calcext:value-type="float">
            <text:p>525,825</text:p>
          </table:table-cell>
          <table:table-cell table:style-name="ce3" table:formula="of:=IF([.N199]&gt;[.N$177];[.N199];&quot;&quot;)" office:value-type="float" office:value="2175129.2" calcext:value-type="float">
            <text:p>2175129,2</text:p>
          </table:table-cell>
          <table:table-cell table:style-name="ce3" table:formula="of:=IF([.O199]&gt;[.O$177];[.O199];&quot;&quot;)">
            <text:p/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34927.5" calcext:value-type="float">
            <text:p>34927,5</text:p>
          </table:table-cell>
          <table:table-cell table:style-name="ce3" table:formula="of:=IF([.T199]&gt;[.T$177];[.T199];&quot;&quot;)">
            <text:p/>
          </table:table-cell>
          <table:table-cell table:style-name="ce3" table:formula="of:=IF([.U199]&gt;[.U$177];[.U199];&quot;&quot;)">
            <text:p/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2223.2625" calcext:value-type="float">
            <text:p>2223,2625</text:p>
          </table:table-cell>
          <table:table-cell table:style-name="ce3" table:formula="of:=IF([.D200]&gt;[.D$177];[.D200];&quot;&quot;)" office:value-type="float" office:value="16757.275" calcext:value-type="float">
            <text:p>16757,275</text:p>
          </table:table-cell>
          <table:table-cell table:style-name="ce3" table:formula="of:=IF([.E200]&gt;[.E$177];[.E200];&quot;&quot;)" office:value-type="float" office:value="4483366.45" calcext:value-type="float">
            <text:p>4483366,45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>
            <text:p/>
          </table:table-cell>
          <table:table-cell table:style-name="ce3" table:formula="of:=IF([.I200]&gt;[.I$177];[.I200];&quot;&quot;)" office:value-type="float" office:value="113672.475" calcext:value-type="float">
            <text:p>113672,475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>
            <text:p/>
          </table:table-cell>
          <table:table-cell table:style-name="ce3" table:formula="of:=IF([.M200]&gt;[.M$177];[.M200];&quot;&quot;)" office:value-type="float" office:value="545.825" calcext:value-type="float">
            <text:p>545,825</text:p>
          </table:table-cell>
          <table:table-cell table:style-name="ce3" table:formula="of:=IF([.N200]&gt;[.N$177];[.N200];&quot;&quot;)" office:value-type="float" office:value="2219001.2" calcext:value-type="float">
            <text:p>2219001,2</text:p>
          </table:table-cell>
          <table:table-cell table:style-name="ce3" table:formula="of:=IF([.O200]&gt;[.O$177];[.O200];&quot;&quot;)">
            <text:p/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>
            <text:p/>
          </table:table-cell>
          <table:table-cell table:style-name="ce3" table:formula="of:=IF([.S200]&gt;[.S$177];[.S200];&quot;&quot;)" office:value-type="float" office:value="32214.7" calcext:value-type="float">
            <text:p>32214,7</text:p>
          </table:table-cell>
          <table:table-cell table:style-name="ce3" table:formula="of:=IF([.T200]&gt;[.T$177];[.T200];&quot;&quot;)">
            <text:p/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781.8625" calcext:value-type="float">
            <text:p>1781,8625</text:p>
          </table:table-cell>
          <table:table-cell table:style-name="ce3" table:formula="of:=IF([.D201]&gt;[.D$177];[.D201];&quot;&quot;)" office:value-type="float" office:value="11331.675" calcext:value-type="float">
            <text:p>11331,675</text:p>
          </table:table-cell>
          <table:table-cell table:style-name="ce3" table:formula="of:=IF([.E201]&gt;[.E$177];[.E201];&quot;&quot;)" office:value-type="float" office:value="4407190.45" calcext:value-type="float">
            <text:p>4407190,45</text:p>
          </table:table-cell>
          <table:table-cell table:style-name="ce3" table:formula="of:=IF([.F201]&gt;[.F$177];[.F201];&quot;&quot;)">
            <text:p/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119098.075" calcext:value-type="float">
            <text:p>119098,075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 office:value-type="float" office:value="382.275" calcext:value-type="float">
            <text:p>382,275</text:p>
          </table:table-cell>
          <table:table-cell table:style-name="ce3" table:formula="of:=IF([.M201]&gt;[.M$177];[.M201];&quot;&quot;)">
            <text:p/>
          </table:table-cell>
          <table:table-cell table:style-name="ce3" table:formula="of:=IF([.N201]&gt;[.N$177];[.N201];&quot;&quot;)" office:value-type="float" office:value="2212255.6" calcext:value-type="float">
            <text:p>2212255,6</text:p>
          </table:table-cell>
          <table:table-cell table:style-name="ce3" table:formula="of:=IF([.O201]&gt;[.O$177];[.O201];&quot;&quot;)" office:value-type="float" office:value="97.1125" calcext:value-type="float">
            <text:p>97,1125</text:p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>
            <text:p/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32214.7" calcext:value-type="float">
            <text:p>32214,7</text:p>
          </table:table-cell>
          <table:table-cell table:style-name="ce3" table:formula="of:=IF([.T201]&gt;[.T$177];[.T201];&quot;&quot;)">
            <text:p/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([.B202]&gt;[.B$177];[.B202];&quot;&quot;)">
            <text:p/>
          </table:table-cell>
          <table:table-cell table:style-name="ce3" table:formula="of:=IF([.C202]&gt;[.C$177];[.C202];&quot;&quot;)" office:value-type="float" office:value="2142.8625" calcext:value-type="float">
            <text:p>2142,8625</text:p>
          </table:table-cell>
          <table:table-cell table:style-name="ce3" table:formula="of:=IF([.D202]&gt;[.D$177];[.D202];&quot;&quot;)" office:value-type="float" office:value="11331.675" calcext:value-type="float">
            <text:p>11331,675</text:p>
          </table:table-cell>
          <table:table-cell table:style-name="ce3" table:formula="of:=IF([.E202]&gt;[.E$177];[.E202];&quot;&quot;)" office:value-type="float" office:value="4488845.95" calcext:value-type="float">
            <text:p>4488845,95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116358.175" calcext:value-type="float">
            <text:p>116358,175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 office:value-type="float" office:value="783.525" calcext:value-type="float">
            <text:p>783,525</text:p>
          </table:table-cell>
          <table:table-cell table:style-name="ce3" table:formula="of:=IF([.L202]&gt;[.L$177];[.L202];&quot;&quot;)" office:value-type="float" office:value="462.675" calcext:value-type="float">
            <text:p>462,675</text:p>
          </table:table-cell>
          <table:table-cell table:style-name="ce3" table:formula="of:=IF([.M202]&gt;[.M$177];[.M202];&quot;&quot;)">
            <text:p/>
          </table:table-cell>
          <table:table-cell table:style-name="ce3" table:formula="of:=IF([.N202]&gt;[.N$177];[.N202];&quot;&quot;)" office:value-type="float" office:value="2303756.4" calcext:value-type="float">
            <text:p>2303756,4</text:p>
          </table:table-cell>
          <table:table-cell table:style-name="ce3" table:formula="of:=IF([.O202]&gt;[.O$177];[.O202];&quot;&quot;)" office:value-type="float" office:value="70.3125" calcext:value-type="float">
            <text:p>70,3125</text:p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 office:value-type="float" office:value="100.3125" calcext:value-type="float">
            <text:p>100,3125</text:p>
          </table:table-cell>
          <table:table-cell table:style-name="ce3" table:formula="of:=IF([.S202]&gt;[.S$177];[.S202];&quot;&quot;)" office:value-type="float" office:value="32214.7" calcext:value-type="float">
            <text:p>32214,7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([.B203]&gt;[.B$177];[.B203];&quot;&quot;)">
            <text:p/>
          </table:table-cell>
          <table:table-cell table:style-name="ce3" table:formula="of:=IF([.C203]&gt;[.C$177];[.C203];&quot;&quot;)" office:value-type="float" office:value="2383.6625" calcext:value-type="float">
            <text:p>2383,6625</text:p>
          </table:table-cell>
          <table:table-cell table:style-name="ce3" table:formula="of:=IF([.D203]&gt;[.D$177];[.D203];&quot;&quot;)" office:value-type="float" office:value="16757.275" calcext:value-type="float">
            <text:p>16757,275</text:p>
          </table:table-cell>
          <table:table-cell table:style-name="ce3" table:formula="of:=IF([.E203]&gt;[.E$177];[.E203];&quot;&quot;)" office:value-type="float" office:value="4355511.35" calcext:value-type="float">
            <text:p>4355511,35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>
            <text:p/>
          </table:table-cell>
          <table:table-cell table:style-name="ce3" table:formula="of:=IF([.I203]&gt;[.I$177];[.I203];&quot;&quot;)" office:value-type="float" office:value="119070.975" calcext:value-type="float">
            <text:p>119070,975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 office:value-type="float" office:value="502.675" calcext:value-type="float">
            <text:p>502,675</text:p>
          </table:table-cell>
          <table:table-cell table:style-name="ce3" table:formula="of:=IF([.M203]&gt;[.M$177];[.M203];&quot;&quot;)" office:value-type="float" office:value="505.625" calcext:value-type="float">
            <text:p>505,625</text:p>
          </table:table-cell>
          <table:table-cell table:style-name="ce3" table:formula="of:=IF([.N203]&gt;[.N$177];[.N203];&quot;&quot;)" office:value-type="float" office:value="2239091.5" calcext:value-type="float">
            <text:p>2239091,5</text:p>
          </table:table-cell>
          <table:table-cell table:style-name="ce3" table:formula="of:=IF([.O203]&gt;[.O$177];[.O203];&quot;&quot;)">
            <text:p/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>
            <text:p/>
          </table:table-cell>
          <table:table-cell table:style-name="ce3" table:formula="of:=IF([.S203]&gt;[.S$177];[.S203];&quot;&quot;)" office:value-type="float" office:value="34927.5" calcext:value-type="float">
            <text:p>34927,5</text:p>
          </table:table-cell>
          <table:table-cell table:style-name="ce3" table:formula="of:=IF([.T203]&gt;[.T$177];[.T203];&quot;&quot;)">
            <text:p/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([.B204]&gt;[.B$177];[.B204];&quot;&quot;)">
            <text:p/>
          </table:table-cell>
          <table:table-cell table:style-name="ce3" table:formula="of:=IF([.C204]&gt;[.C$177];[.C204];&quot;&quot;)" office:value-type="float" office:value="1721.8625" calcext:value-type="float">
            <text:p>1721,8625</text:p>
          </table:table-cell>
          <table:table-cell table:style-name="ce3" table:formula="of:=IF([.D204]&gt;[.D$177];[.D204];&quot;&quot;)" office:value-type="float" office:value="14044.475" calcext:value-type="float">
            <text:p>14044,475</text:p>
          </table:table-cell>
          <table:table-cell table:style-name="ce3" table:formula="of:=IF([.E204]&gt;[.E$177];[.E204];&quot;&quot;)" office:value-type="float" office:value="4407163.65" calcext:value-type="float">
            <text:p>4407163,65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>
            <text:p/>
          </table:table-cell>
          <table:table-cell table:style-name="ce3" table:formula="of:=IF([.I204]&gt;[.I$177];[.I204];&quot;&quot;)" office:value-type="float" office:value="119098.075" calcext:value-type="float">
            <text:p>119098,075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>
            <text:p/>
          </table:table-cell>
          <table:table-cell table:style-name="ce3" table:formula="of:=IF([.M204]&gt;[.M$177];[.M204];&quot;&quot;)" office:value-type="float" office:value="485.825" calcext:value-type="float">
            <text:p>485,825</text:p>
          </table:table-cell>
          <table:table-cell table:style-name="ce3" table:formula="of:=IF([.N204]&gt;[.N$177];[.N204];&quot;&quot;)" office:value-type="float" office:value="2301772.4" calcext:value-type="float">
            <text:p>2301772,4</text:p>
          </table:table-cell>
          <table:table-cell table:style-name="ce3" table:formula="of:=IF([.O204]&gt;[.O$177];[.O204];&quot;&quot;)" office:value-type="float" office:value="68.5125" calcext:value-type="float">
            <text:p>68,5125</text:p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 office:value-type="float" office:value="87.8125" calcext:value-type="float">
            <text:p>87,8125</text:p>
          </table:table-cell>
          <table:table-cell table:style-name="ce3" table:formula="of:=IF([.S204]&gt;[.S$177];[.S204];&quot;&quot;)" office:value-type="float" office:value="32214.7" calcext:value-type="float">
            <text:p>32214,7</text:p>
          </table:table-cell>
          <table:table-cell table:style-name="ce3" table:formula="of:=IF([.T204]&gt;[.T$177];[.T204];&quot;&quot;)">
            <text:p/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1962.2625" calcext:value-type="float">
            <text:p>1962,2625</text:p>
          </table:table-cell>
          <table:table-cell table:style-name="ce3" table:formula="of:=IF([.D205]&gt;[.D$177];[.D205];&quot;&quot;)" office:value-type="float" office:value="16757.275" calcext:value-type="float">
            <text:p>16757,275</text:p>
          </table:table-cell>
          <table:table-cell table:style-name="ce3" table:formula="of:=IF([.E205]&gt;[.E$177];[.E205];&quot;&quot;)" office:value-type="float" office:value="4559650.05" calcext:value-type="float">
            <text:p>4559650,05</text:p>
          </table:table-cell>
          <table:table-cell table:style-name="ce3" table:formula="of:=IF([.F205]&gt;[.F$177];[.F205];&quot;&quot;)">
            <text:p/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121810.975" calcext:value-type="float">
            <text:p>121810,975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>
            <text:p/>
          </table:table-cell>
          <table:table-cell table:style-name="ce3" table:formula="of:=IF([.M205]&gt;[.M$177];[.M205];&quot;&quot;)" office:value-type="float" office:value="641.125" calcext:value-type="float">
            <text:p>641,125</text:p>
          </table:table-cell>
          <table:table-cell table:style-name="ce3" table:formula="of:=IF([.N205]&gt;[.N$177];[.N205];&quot;&quot;)" office:value-type="float" office:value="2506937.2" calcext:value-type="float">
            <text:p>2506937,2</text:p>
          </table:table-cell>
          <table:table-cell table:style-name="ce3" table:formula="of:=IF([.O205]&gt;[.O$177];[.O205];&quot;&quot;)" office:value-type="float" office:value="157.8125" calcext:value-type="float">
            <text:p>157,8125</text:p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>
            <text:p/>
          </table:table-cell>
          <table:table-cell table:style-name="ce3" table:formula="of:=IF([.S205]&gt;[.S$177];[.S205];&quot;&quot;)" office:value-type="float" office:value="29501.8" calcext:value-type="float">
            <text:p>29501,8</text:p>
          </table:table-cell>
          <table:table-cell table:style-name="ce3" table:formula="of:=IF([.T205]&gt;[.T$177];[.T205];&quot;&quot;)">
            <text:p/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2002.2625" calcext:value-type="float">
            <text:p>2002,2625</text:p>
          </table:table-cell>
          <table:table-cell table:style-name="ce3" table:formula="of:=IF([.D206]&gt;[.D$177];[.D206];&quot;&quot;)" office:value-type="float" office:value="11331.675" calcext:value-type="float">
            <text:p>11331,675</text:p>
          </table:table-cell>
          <table:table-cell table:style-name="ce3" table:formula="of:=IF([.E206]&gt;[.E$177];[.E206];&quot;&quot;)" office:value-type="float" office:value="4434426.85" calcext:value-type="float">
            <text:p>4434426,85</text:p>
          </table:table-cell>
          <table:table-cell table:style-name="ce3" table:formula="of:=IF([.F206]&gt;[.F$177];[.F206];&quot;&quot;)">
            <text:p/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113645.375" calcext:value-type="float">
            <text:p>113645,375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>
            <text:p/>
          </table:table-cell>
          <table:table-cell table:style-name="ce3" table:formula="of:=IF([.N206]&gt;[.N$177];[.N206];&quot;&quot;)" office:value-type="float" office:value="2520498.8" calcext:value-type="float">
            <text:p>2520498,8</text:p>
          </table:table-cell>
          <table:table-cell table:style-name="ce3" table:formula="of:=IF([.O206]&gt;[.O$177];[.O206];&quot;&quot;)" office:value-type="float" office:value="170.3125" calcext:value-type="float">
            <text:p>170,3125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>
            <text:p/>
          </table:table-cell>
          <table:table-cell table:style-name="ce3" table:formula="of:=IF([.S206]&gt;[.S$177];[.S206];&quot;&quot;)" office:value-type="float" office:value="34927.5" calcext:value-type="float">
            <text:p>34927,5</text:p>
          </table:table-cell>
          <table:table-cell table:style-name="ce3" table:formula="of:=IF([.T206]&gt;[.T$177];[.T206];&quot;&quot;)">
            <text:p/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1842.0625" calcext:value-type="float">
            <text:p>1842,0625</text:p>
          </table:table-cell>
          <table:table-cell table:style-name="ce3" table:formula="of:=IF([.D207]&gt;[.D$177];[.D207];&quot;&quot;)" office:value-type="float" office:value="11331.675" calcext:value-type="float">
            <text:p>11331,675</text:p>
          </table:table-cell>
          <table:table-cell table:style-name="ce3" table:formula="of:=IF([.E207]&gt;[.E$177];[.E207];&quot;&quot;)" office:value-type="float" office:value="5122667.75" calcext:value-type="float">
            <text:p>5122667,75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110932.575" calcext:value-type="float">
            <text:p>110932,575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>
            <text:p/>
          </table:table-cell>
          <table:table-cell table:style-name="ce3" table:formula="of:=IF([.N207]&gt;[.N$177];[.N207];&quot;&quot;)" office:value-type="float" office:value="2651078" calcext:value-type="float">
            <text:p>2651078</text:p>
          </table:table-cell>
          <table:table-cell table:style-name="ce3" table:formula="of:=IF([.O207]&gt;[.O$177];[.O207];&quot;&quot;)" office:value-type="float" office:value="70.3125" calcext:value-type="float">
            <text:p>70,3125</text:p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37640.3" calcext:value-type="float">
            <text:p>37640,3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2022.4625" calcext:value-type="float">
            <text:p>2022,4625</text:p>
          </table:table-cell>
          <table:table-cell table:style-name="ce3" table:formula="of:=IF([.D208]&gt;[.D$177];[.D208];&quot;&quot;)" office:value-type="float" office:value="14044.475" calcext:value-type="float">
            <text:p>14044,475</text:p>
          </table:table-cell>
          <table:table-cell table:style-name="ce3" table:formula="of:=IF([.E208]&gt;[.E$177];[.E208];&quot;&quot;)" office:value-type="float" office:value="4649336.05" calcext:value-type="float">
            <text:p>4649336,05</text:p>
          </table:table-cell>
          <table:table-cell table:style-name="ce3" table:formula="of:=IF([.F208]&gt;[.F$177];[.F208];&quot;&quot;)">
            <text:p/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>
            <text:p/>
          </table:table-cell>
          <table:table-cell table:style-name="ce3" table:formula="of:=IF([.I208]&gt;[.I$177];[.I208];&quot;&quot;)" office:value-type="float" office:value="108192.575" calcext:value-type="float">
            <text:p>108192,575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>
            <text:p/>
          </table:table-cell>
          <table:table-cell table:style-name="ce3" table:formula="of:=IF([.M208]&gt;[.M$177];[.M208];&quot;&quot;)" office:value-type="float" office:value="646.025" calcext:value-type="float">
            <text:p>646,025</text:p>
          </table:table-cell>
          <table:table-cell table:style-name="ce3" table:formula="of:=IF([.N208]&gt;[.N$177];[.N208];&quot;&quot;)" office:value-type="float" office:value="2706348.4" calcext:value-type="float">
            <text:p>2706348,4</text:p>
          </table:table-cell>
          <table:table-cell table:style-name="ce3" table:formula="of:=IF([.O208]&gt;[.O$177];[.O208];&quot;&quot;)" office:value-type="float" office:value="107.8125" calcext:value-type="float">
            <text:p>107,8125</text:p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>
            <text:p/>
          </table:table-cell>
          <table:table-cell table:style-name="ce3" table:formula="of:=IF([.S208]&gt;[.S$177];[.S208];&quot;&quot;)" office:value-type="float" office:value="37640.3" calcext:value-type="float">
            <text:p>37640,3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1842.0625" calcext:value-type="float">
            <text:p>1842,0625</text:p>
          </table:table-cell>
          <table:table-cell table:style-name="ce3" table:formula="of:=IF([.D209]&gt;[.D$177];[.D209];&quot;&quot;)" office:value-type="float" office:value="14044.475" calcext:value-type="float">
            <text:p>14044,475</text:p>
          </table:table-cell>
          <table:table-cell table:style-name="ce3" table:formula="of:=IF([.E209]&gt;[.E$177];[.E209];&quot;&quot;)" office:value-type="float" office:value="4807167.15" calcext:value-type="float">
            <text:p>4807167,15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>
            <text:p/>
          </table:table-cell>
          <table:table-cell table:style-name="ce3" table:formula="of:=IF([.I209]&gt;[.I$177];[.I209];&quot;&quot;)" office:value-type="float" office:value="110932.575" calcext:value-type="float">
            <text:p>110932,575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 office:value-type="float" office:value="622.875" calcext:value-type="float">
            <text:p>622,875</text:p>
          </table:table-cell>
          <table:table-cell table:style-name="ce3" table:formula="of:=IF([.M209]&gt;[.M$177];[.M209];&quot;&quot;)" office:value-type="float" office:value="506.025" calcext:value-type="float">
            <text:p>506,025</text:p>
          </table:table-cell>
          <table:table-cell table:style-name="ce3" table:formula="of:=IF([.N209]&gt;[.N$177];[.N209];&quot;&quot;)" office:value-type="float" office:value="2548498.8" calcext:value-type="float">
            <text:p>2548498,8</text:p>
          </table:table-cell>
          <table:table-cell table:style-name="ce3" table:formula="of:=IF([.O209]&gt;[.O$177];[.O209];&quot;&quot;)" office:value-type="float" office:value="68.5125" calcext:value-type="float">
            <text:p>68,5125</text:p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>
            <text:p/>
          </table:table-cell>
          <table:table-cell table:style-name="ce3" table:formula="of:=IF([.S209]&gt;[.S$177];[.S209];&quot;&quot;)" office:value-type="float" office:value="40407.3" calcext:value-type="float">
            <text:p>40407,3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>
            <text:p/>
          </table:table-cell>
          <table:table-cell table:style-name="ce3" table:formula="of:=IF([.V209]&gt;[.V$177];[.V20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([.B210]&gt;[.B$177];[.B210];&quot;&quot;)">
            <text:p/>
          </table:table-cell>
          <table:table-cell table:style-name="ce3" table:formula="of:=IF([.C210]&gt;[.C$177];[.C210];&quot;&quot;)" office:value-type="float" office:value="1801.6625" calcext:value-type="float">
            <text:p>1801,6625</text:p>
          </table:table-cell>
          <table:table-cell table:style-name="ce3" table:formula="of:=IF([.D210]&gt;[.D$177];[.D210];&quot;&quot;)" office:value-type="float" office:value="14044.475" calcext:value-type="float">
            <text:p>14044,475</text:p>
          </table:table-cell>
          <table:table-cell table:style-name="ce3" table:formula="of:=IF([.E210]&gt;[.E$177];[.E210];&quot;&quot;)" office:value-type="float" office:value="4448045.25" calcext:value-type="float">
            <text:p>4448045,25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>
            <text:p/>
          </table:table-cell>
          <table:table-cell table:style-name="ce3" table:formula="of:=IF([.I210]&gt;[.I$177];[.I210];&quot;&quot;)" office:value-type="float" office:value="100054.175" calcext:value-type="float">
            <text:p>100054,175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 office:value-type="float" office:value="482.475" calcext:value-type="float">
            <text:p>482,475</text:p>
          </table:table-cell>
          <table:table-cell table:style-name="ce3" table:formula="of:=IF([.M210]&gt;[.M$177];[.M210];&quot;&quot;)" office:value-type="float" office:value="485.425" calcext:value-type="float">
            <text:p>485,425</text:p>
          </table:table-cell>
          <table:table-cell table:style-name="ce3" table:formula="of:=IF([.N210]&gt;[.N$177];[.N210];&quot;&quot;)" office:value-type="float" office:value="2725202.8" calcext:value-type="float">
            <text:p>2725202,8</text:p>
          </table:table-cell>
          <table:table-cell table:style-name="ce3" table:formula="of:=IF([.O210]&gt;[.O$177];[.O210];&quot;&quot;)" office:value-type="float" office:value="57.8125" calcext:value-type="float">
            <text:p>57,8125</text:p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>
            <text:p/>
          </table:table-cell>
          <table:table-cell table:style-name="ce3" table:formula="of:=IF([.S210]&gt;[.S$177];[.S210];&quot;&quot;)" office:value-type="float" office:value="34927.5" calcext:value-type="float">
            <text:p>34927,5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1400.6625" calcext:value-type="float">
            <text:p>1400,6625</text:p>
          </table:table-cell>
          <table:table-cell table:style-name="ce3" table:formula="of:=IF([.D211]&gt;[.D$177];[.D211];&quot;&quot;)" office:value-type="float" office:value="14044.475" calcext:value-type="float">
            <text:p>14044,475</text:p>
          </table:table-cell>
          <table:table-cell table:style-name="ce3" table:formula="of:=IF([.E211]&gt;[.E$177];[.E211];&quot;&quot;)" office:value-type="float" office:value="4494244.55" calcext:value-type="float">
            <text:p>4494244,55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>
            <text:p/>
          </table:table-cell>
          <table:table-cell table:style-name="ce3" table:formula="of:=IF([.I211]&gt;[.I$177];[.I211];&quot;&quot;)" office:value-type="float" office:value="102766.975" calcext:value-type="float">
            <text:p>102766,975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 office:value-type="float" office:value="402.475" calcext:value-type="float">
            <text:p>402,475</text:p>
          </table:table-cell>
          <table:table-cell table:style-name="ce3" table:formula="of:=IF([.M211]&gt;[.M$177];[.M211];&quot;&quot;)">
            <text:p/>
          </table:table-cell>
          <table:table-cell table:style-name="ce3" table:formula="of:=IF([.N211]&gt;[.N$177];[.N211];&quot;&quot;)" office:value-type="float" office:value="2278929.8" calcext:value-type="float">
            <text:p>2278929,8</text:p>
          </table:table-cell>
          <table:table-cell table:style-name="ce3" table:formula="of:=IF([.O211]&gt;[.O$177];[.O211];&quot;&quot;)" office:value-type="float" office:value="57.8125" calcext:value-type="float">
            <text:p>57,8125</text:p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>
            <text:p/>
          </table:table-cell>
          <table:table-cell table:style-name="ce3" table:formula="of:=IF([.S211]&gt;[.S$177];[.S211];&quot;&quot;)" office:value-type="float" office:value="34927.5" calcext:value-type="float">
            <text:p>34927,5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1441.0625" calcext:value-type="float">
            <text:p>1441,0625</text:p>
          </table:table-cell>
          <table:table-cell table:style-name="ce3" table:formula="of:=IF([.D212]&gt;[.D$177];[.D212];&quot;&quot;)" office:value-type="float" office:value="14044.475" calcext:value-type="float">
            <text:p>14044,475</text:p>
          </table:table-cell>
          <table:table-cell table:style-name="ce3" table:formula="of:=IF([.E212]&gt;[.E$177];[.E212];&quot;&quot;)" office:value-type="float" office:value="4418068.75" calcext:value-type="float">
            <text:p>4418068,75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>
            <text:p/>
          </table:table-cell>
          <table:table-cell table:style-name="ce3" table:formula="of:=IF([.I212]&gt;[.I$177];[.I212];&quot;&quot;)" office:value-type="float" office:value="108192.575" calcext:value-type="float">
            <text:p>108192,575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>
            <text:p/>
          </table:table-cell>
          <table:table-cell table:style-name="ce3" table:formula="of:=IF([.M212]&gt;[.M$177];[.M212];&quot;&quot;)">
            <text:p/>
          </table:table-cell>
          <table:table-cell table:style-name="ce3" table:formula="of:=IF([.N212]&gt;[.N$177];[.N212];&quot;&quot;)" office:value-type="float" office:value="2381062" calcext:value-type="float">
            <text:p>2381062</text:p>
          </table:table-cell>
          <table:table-cell table:style-name="ce3" table:formula="of:=IF([.O212]&gt;[.O$177];[.O212];&quot;&quot;)" office:value-type="float" office:value="82.8125" calcext:value-type="float">
            <text:p>82,8125</text:p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>
            <text:p/>
          </table:table-cell>
          <table:table-cell table:style-name="ce3" table:formula="of:=IF([.S212]&gt;[.S$177];[.S212];&quot;&quot;)" office:value-type="float" office:value="34927.5" calcext:value-type="float">
            <text:p>34927,5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([.B213]&gt;[.B$177];[.B213];&quot;&quot;)">
            <text:p/>
          </table:table-cell>
          <table:table-cell table:style-name="ce3" table:formula="of:=IF([.C213]&gt;[.C$177];[.C213];&quot;&quot;)" office:value-type="float" office:value="1701.8625" calcext:value-type="float">
            <text:p>1701,8625</text:p>
          </table:table-cell>
          <table:table-cell table:style-name="ce3" table:formula="of:=IF([.D213]&gt;[.D$177];[.D213];&quot;&quot;)" office:value-type="float" office:value="11331.675" calcext:value-type="float">
            <text:p>11331,675</text:p>
          </table:table-cell>
          <table:table-cell table:style-name="ce3" table:formula="of:=IF([.E213]&gt;[.E$177];[.E213];&quot;&quot;)" office:value-type="float" office:value="4243987.55" calcext:value-type="float">
            <text:p>4243987,55</text:p>
          </table:table-cell>
          <table:table-cell table:style-name="ce3" table:formula="of:=IF([.F213]&gt;[.F$177];[.F213];&quot;&quot;)">
            <text:p/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>
            <text:p/>
          </table:table-cell>
          <table:table-cell table:style-name="ce3" table:formula="of:=IF([.I213]&gt;[.I$177];[.I213];&quot;&quot;)" office:value-type="float" office:value="105479.775" calcext:value-type="float">
            <text:p>105479,775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 office:value-type="float" office:value="723.275" calcext:value-type="float">
            <text:p>723,275</text:p>
          </table:table-cell>
          <table:table-cell table:style-name="ce3" table:formula="of:=IF([.M213]&gt;[.M$177];[.M213];&quot;&quot;)">
            <text:p/>
          </table:table-cell>
          <table:table-cell table:style-name="ce3" table:formula="of:=IF([.N213]&gt;[.N$177];[.N213];&quot;&quot;)" office:value-type="float" office:value="2605693.2" calcext:value-type="float">
            <text:p>2605693,2</text:p>
          </table:table-cell>
          <table:table-cell table:style-name="ce3" table:formula="of:=IF([.O213]&gt;[.O$177];[.O213];&quot;&quot;)">
            <text:p/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>
            <text:p/>
          </table:table-cell>
          <table:table-cell table:style-name="ce3" table:formula="of:=IF([.S213]&gt;[.S$177];[.S213];&quot;&quot;)" office:value-type="float" office:value="32214.7" calcext:value-type="float">
            <text:p>32214,7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1400.6625" calcext:value-type="float">
            <text:p>1400,6625</text:p>
          </table:table-cell>
          <table:table-cell table:style-name="ce3" table:formula="of:=IF([.D214]&gt;[.D$177];[.D214];&quot;&quot;)" office:value-type="float" office:value="11331.675" calcext:value-type="float">
            <text:p>11331,675</text:p>
          </table:table-cell>
          <table:table-cell table:style-name="ce3" table:formula="of:=IF([.E214]&gt;[.E$177];[.E214];&quot;&quot;)" office:value-type="float" office:value="4477886.55" calcext:value-type="float">
            <text:p>4477886,55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>
            <text:p/>
          </table:table-cell>
          <table:table-cell table:style-name="ce3" table:formula="of:=IF([.I214]&gt;[.I$177];[.I214];&quot;&quot;)" office:value-type="float" office:value="105479.775" calcext:value-type="float">
            <text:p>105479,775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786.625" calcext:value-type="float">
            <text:p>786,625</text:p>
          </table:table-cell>
          <table:table-cell table:style-name="ce3" table:formula="of:=IF([.N214]&gt;[.N$177];[.N214];&quot;&quot;)" office:value-type="float" office:value="2252703.6" calcext:value-type="float">
            <text:p>2252703,6</text:p>
          </table:table-cell>
          <table:table-cell table:style-name="ce3" table:formula="of:=IF([.O214]&gt;[.O$177];[.O214];&quot;&quot;)" office:value-type="float" office:value="95.3125" calcext:value-type="float">
            <text:p>95,3125</text:p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>
            <text:p/>
          </table:table-cell>
          <table:table-cell table:style-name="ce3" table:formula="of:=IF([.S214]&gt;[.S$177];[.S214];&quot;&quot;)" office:value-type="float" office:value="34927.5" calcext:value-type="float">
            <text:p>34927,5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1400.6625" calcext:value-type="float">
            <text:p>1400,6625</text:p>
          </table:table-cell>
          <table:table-cell table:style-name="ce3" table:formula="of:=IF([.D215]&gt;[.D$177];[.D215];&quot;&quot;)" office:value-type="float" office:value="11331.675" calcext:value-type="float">
            <text:p>11331,675</text:p>
          </table:table-cell>
          <table:table-cell table:style-name="ce3" table:formula="of:=IF([.E215]&gt;[.E$177];[.E215];&quot;&quot;)" office:value-type="float" office:value="4458896.55" calcext:value-type="float">
            <text:p>4458896,55</text:p>
          </table:table-cell>
          <table:table-cell table:style-name="ce3" table:formula="of:=IF([.F215]&gt;[.F$177];[.F215];&quot;&quot;)">
            <text:p/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>
            <text:p/>
          </table:table-cell>
          <table:table-cell table:style-name="ce3" table:formula="of:=IF([.I215]&gt;[.I$177];[.I215];&quot;&quot;)" office:value-type="float" office:value="97341.375" calcext:value-type="float">
            <text:p>97341,375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>
            <text:p/>
          </table:table-cell>
          <table:table-cell table:style-name="ce3" table:formula="of:=IF([.M215]&gt;[.M$177];[.M215];&quot;&quot;)">
            <text:p/>
          </table:table-cell>
          <table:table-cell table:style-name="ce3" table:formula="of:=IF([.N215]&gt;[.N$177];[.N215];&quot;&quot;)" office:value-type="float" office:value="2338514.8" calcext:value-type="float">
            <text:p>2338514,8</text:p>
          </table:table-cell>
          <table:table-cell table:style-name="ce3" table:formula="of:=IF([.O215]&gt;[.O$177];[.O215];&quot;&quot;)" office:value-type="float" office:value="102.8125" calcext:value-type="float">
            <text:p>102,8125</text:p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>
            <text:p/>
          </table:table-cell>
          <table:table-cell table:style-name="ce3" table:formula="of:=IF([.S215]&gt;[.S$177];[.S215];&quot;&quot;)" office:value-type="float" office:value="29501.8" calcext:value-type="float">
            <text:p>29501,8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>
            <text:p/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([.B216]&gt;[.B$177];[.B216];&quot;&quot;)">
            <text:p/>
          </table:table-cell>
          <table:table-cell table:style-name="ce3" table:formula="of:=IF([.C216]&gt;[.C$177];[.C216];&quot;&quot;)" office:value-type="float" office:value="1200.4625" calcext:value-type="float">
            <text:p>1200,4625</text:p>
          </table:table-cell>
          <table:table-cell table:style-name="ce3" table:formula="of:=IF([.D216]&gt;[.D$177];[.D216];&quot;&quot;)" office:value-type="float" office:value="11331.675" calcext:value-type="float">
            <text:p>11331,675</text:p>
          </table:table-cell>
          <table:table-cell table:style-name="ce3" table:formula="of:=IF([.E216]&gt;[.E$177];[.E216];&quot;&quot;)" office:value-type="float" office:value="4336467.45" calcext:value-type="float">
            <text:p>4336467,45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>
            <text:p/>
          </table:table-cell>
          <table:table-cell table:style-name="ce3" table:formula="of:=IF([.I216]&gt;[.I$177];[.I216];&quot;&quot;)" office:value-type="float" office:value="91888.575" calcext:value-type="float">
            <text:p>91888,575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>
            <text:p/>
          </table:table-cell>
          <table:table-cell table:style-name="ce3" table:formula="of:=IF([.N216]&gt;[.N$177];[.N216];&quot;&quot;)" office:value-type="float" office:value="2255692.4" calcext:value-type="float">
            <text:p>2255692,4</text:p>
          </table:table-cell>
          <table:table-cell table:style-name="ce3" table:formula="of:=IF([.O216]&gt;[.O$177];[.O216];&quot;&quot;)">
            <text:p/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>
            <text:p/>
          </table:table-cell>
          <table:table-cell table:style-name="ce3" table:formula="of:=IF([.S216]&gt;[.S$177];[.S216];&quot;&quot;)" office:value-type="float" office:value="32214.7" calcext:value-type="float">
            <text:p>32214,7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>
            <text:p/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1501.0625" calcext:value-type="float">
            <text:p>1501,0625</text:p>
          </table:table-cell>
          <table:table-cell table:style-name="ce3" table:formula="of:=IF([.D217]&gt;[.D$177];[.D217];&quot;&quot;)" office:value-type="float" office:value="18113.675" calcext:value-type="float">
            <text:p>18113,675</text:p>
          </table:table-cell>
          <table:table-cell table:style-name="ce3" table:formula="of:=IF([.E217]&gt;[.E$177];[.E217];&quot;&quot;)" office:value-type="float" office:value="4360964.25" calcext:value-type="float">
            <text:p>4360964,25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>
            <text:p/>
          </table:table-cell>
          <table:table-cell table:style-name="ce3" table:formula="of:=IF([.I217]&gt;[.I$177];[.I217];&quot;&quot;)" office:value-type="float" office:value="91861.475" calcext:value-type="float">
            <text:p>91861,475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525.825" calcext:value-type="float">
            <text:p>525,825</text:p>
          </table:table-cell>
          <table:table-cell table:style-name="ce3" table:formula="of:=IF([.N217]&gt;[.N$177];[.N217];&quot;&quot;)" office:value-type="float" office:value="2355398" calcext:value-type="float">
            <text:p>2355398</text:p>
          </table:table-cell>
          <table:table-cell table:style-name="ce3" table:formula="of:=IF([.O217]&gt;[.O$177];[.O217];&quot;&quot;)">
            <text:p/>
          </table:table-cell>
          <table:table-cell table:style-name="ce3" table:formula="of:=IF([.P217]&gt;[.P$177];[.P217];&quot;&quot;)">
            <text:p/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>
            <text:p/>
          </table:table-cell>
          <table:table-cell table:style-name="ce3" table:formula="of:=IF([.S217]&gt;[.S$177];[.S217];&quot;&quot;)" office:value-type="float" office:value="26789" calcext:value-type="float">
            <text:p>26789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([.B218]&gt;[.B$177];[.B218];&quot;&quot;)">
            <text:p/>
          </table:table-cell>
          <table:table-cell table:style-name="ce3" table:formula="of:=IF([.C218]&gt;[.C$177];[.C218];&quot;&quot;)" office:value-type="float" office:value="1260.4625" calcext:value-type="float">
            <text:p>1260,4625</text:p>
          </table:table-cell>
          <table:table-cell table:style-name="ce3" table:formula="of:=IF([.D218]&gt;[.D$177];[.D218];&quot;&quot;)" office:value-type="float" office:value="8618.875" calcext:value-type="float">
            <text:p>8618,875</text:p>
          </table:table-cell>
          <table:table-cell table:style-name="ce3" table:formula="of:=IF([.E218]&gt;[.E$177];[.E218];&quot;&quot;)" office:value-type="float" office:value="4224889.85" calcext:value-type="float">
            <text:p>4224889,85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>
            <text:p/>
          </table:table-cell>
          <table:table-cell table:style-name="ce3" table:formula="of:=IF([.I218]&gt;[.I$177];[.I218];&quot;&quot;)" office:value-type="float" office:value="86435.875" calcext:value-type="float">
            <text:p>86435,875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 office:value-type="float" office:value="482.275" calcext:value-type="float">
            <text:p>482,275</text:p>
          </table:table-cell>
          <table:table-cell table:style-name="ce3" table:formula="of:=IF([.M218]&gt;[.M$177];[.M218];&quot;&quot;)">
            <text:p/>
          </table:table-cell>
          <table:table-cell table:style-name="ce3" table:formula="of:=IF([.N218]&gt;[.N$177];[.N218];&quot;&quot;)" office:value-type="float" office:value="2337970.8" calcext:value-type="float">
            <text:p>2337970,8</text:p>
          </table:table-cell>
          <table:table-cell table:style-name="ce3" table:formula="of:=IF([.O218]&gt;[.O$177];[.O218];&quot;&quot;)" office:value-type="float" office:value="145.3125" calcext:value-type="float">
            <text:p>145,3125</text:p>
          </table:table-cell>
          <table:table-cell table:style-name="ce3" table:formula="of:=IF([.P218]&gt;[.P$177];[.P218];&quot;&quot;)">
            <text:p/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 office:value-type="float" office:value="147.8125" calcext:value-type="float">
            <text:p>147,8125</text:p>
          </table:table-cell>
          <table:table-cell table:style-name="ce3" table:formula="of:=IF([.S218]&gt;[.S$177];[.S218];&quot;&quot;)" office:value-type="float" office:value="26789" calcext:value-type="float">
            <text:p>26789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>
            <text:p/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1119.8625" calcext:value-type="float">
            <text:p>1119,8625</text:p>
          </table:table-cell>
          <table:table-cell table:style-name="ce3" table:formula="of:=IF([.D219]&gt;[.D$177];[.D219];&quot;&quot;)" office:value-type="float" office:value="11331.675" calcext:value-type="float">
            <text:p>11331,675</text:p>
          </table:table-cell>
          <table:table-cell table:style-name="ce3" table:formula="of:=IF([.E219]&gt;[.E$177];[.E219];&quot;&quot;)" office:value-type="float" office:value="4477913.65" calcext:value-type="float">
            <text:p>4477913,65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>
            <text:p/>
          </table:table-cell>
          <table:table-cell table:style-name="ce3" table:formula="of:=IF([.I219]&gt;[.I$177];[.I219];&quot;&quot;)" office:value-type="float" office:value="83723.075" calcext:value-type="float">
            <text:p>83723,075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691.125" calcext:value-type="float">
            <text:p>691,125</text:p>
          </table:table-cell>
          <table:table-cell table:style-name="ce3" table:formula="of:=IF([.N219]&gt;[.N$177];[.N219];&quot;&quot;)" office:value-type="float" office:value="2395788.4" calcext:value-type="float">
            <text:p>2395788,4</text:p>
          </table:table-cell>
          <table:table-cell table:style-name="ce3" table:formula="of:=IF([.O219]&gt;[.O$177];[.O219];&quot;&quot;)" office:value-type="float" office:value="120.3125" calcext:value-type="float">
            <text:p>120,3125</text:p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26789" calcext:value-type="float">
            <text:p>26789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>
            <text:p/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([.B220]&gt;[.B$177];[.B220];&quot;&quot;)">
            <text:p/>
          </table:table-cell>
          <table:table-cell table:style-name="ce3" table:formula="of:=IF([.C220]&gt;[.C$177];[.C220];&quot;&quot;)" office:value-type="float" office:value="1200.2625" calcext:value-type="float">
            <text:p>1200,2625</text:p>
          </table:table-cell>
          <table:table-cell table:style-name="ce3" table:formula="of:=IF([.D220]&gt;[.D$177];[.D220];&quot;&quot;)" office:value-type="float" office:value="11331.675" calcext:value-type="float">
            <text:p>11331,675</text:p>
          </table:table-cell>
          <table:table-cell table:style-name="ce3" table:formula="of:=IF([.E220]&gt;[.E$177];[.E220];&quot;&quot;)" office:value-type="float" office:value="4467035.25" calcext:value-type="float">
            <text:p>4467035,25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>
            <text:p/>
          </table:table-cell>
          <table:table-cell table:style-name="ce3" table:formula="of:=IF([.I220]&gt;[.I$177];[.I220];&quot;&quot;)" office:value-type="float" office:value="81010.275" calcext:value-type="float">
            <text:p>81010,275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>
            <text:p/>
          </table:table-cell>
          <table:table-cell table:style-name="ce3" table:formula="of:=IF([.N220]&gt;[.N$177];[.N220];&quot;&quot;)" office:value-type="float" office:value="2535263.6" calcext:value-type="float">
            <text:p>2535263,6</text:p>
          </table:table-cell>
          <table:table-cell table:style-name="ce3" table:formula="of:=IF([.O220]&gt;[.O$177];[.O220];&quot;&quot;)" office:value-type="float" office:value="111.4125" calcext:value-type="float">
            <text:p>111,4125</text:p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>
            <text:p/>
          </table:table-cell>
          <table:table-cell table:style-name="ce3" table:formula="of:=IF([.S220]&gt;[.S$177];[.S220];&quot;&quot;)" office:value-type="float" office:value="24076.2" calcext:value-type="float">
            <text:p>24076,2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>
            <text:p/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1019.6625" calcext:value-type="float">
            <text:p>1019,6625</text:p>
          </table:table-cell>
          <table:table-cell table:style-name="ce3" table:formula="of:=IF([.D221]&gt;[.D$177];[.D221];&quot;&quot;)" office:value-type="float" office:value="11331.675" calcext:value-type="float">
            <text:p>11331,675</text:p>
          </table:table-cell>
          <table:table-cell table:style-name="ce3" table:formula="of:=IF([.E221]&gt;[.E$177];[.E221];&quot;&quot;)" office:value-type="float" office:value="4570393.65" calcext:value-type="float">
            <text:p>4570393,65</text:p>
          </table:table-cell>
          <table:table-cell table:style-name="ce3" table:formula="of:=IF([.F221]&gt;[.F$177];[.F221];&quot;&quot;)">
            <text:p/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78297.375" calcext:value-type="float">
            <text:p>78297,375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>
            <text:p/>
          </table:table-cell>
          <table:table-cell table:style-name="ce3" table:formula="of:=IF([.M221]&gt;[.M$177];[.M221];&quot;&quot;)">
            <text:p/>
          </table:table-cell>
          <table:table-cell table:style-name="ce3" table:formula="of:=IF([.N221]&gt;[.N$177];[.N221];&quot;&quot;)" office:value-type="float" office:value="2321478" calcext:value-type="float">
            <text:p>2321478</text:p>
          </table:table-cell>
          <table:table-cell table:style-name="ce3" table:formula="of:=IF([.O221]&gt;[.O$177];[.O221];&quot;&quot;)" office:value-type="float" office:value="82.8125" calcext:value-type="float">
            <text:p>82,8125</text:p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26789" calcext:value-type="float">
            <text:p>26789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1501.0625" calcext:value-type="float">
            <text:p>1501,0625</text:p>
          </table:table-cell>
          <table:table-cell table:style-name="ce3" table:formula="of:=IF([.D222]&gt;[.D$177];[.D222];&quot;&quot;)" office:value-type="float" office:value="11331.675" calcext:value-type="float">
            <text:p>11331,675</text:p>
          </table:table-cell>
          <table:table-cell table:style-name="ce3" table:formula="of:=IF([.E222]&gt;[.E$177];[.E222];&quot;&quot;)" office:value-type="float" office:value="4371815.55" calcext:value-type="float">
            <text:p>4371815,55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>
            <text:p/>
          </table:table-cell>
          <table:table-cell table:style-name="ce3" table:formula="of:=IF([.I222]&gt;[.I$177];[.I222];&quot;&quot;)" office:value-type="float" office:value="75557.475" calcext:value-type="float">
            <text:p>75557,475</text:p>
          </table:table-cell>
          <table:table-cell table:style-name="ce3" table:formula="of:=IF([.J222]&gt;[.J$177];[.J222];&quot;&quot;)">
            <text:p/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 office:value-type="float" office:value="392.275" calcext:value-type="float">
            <text:p>392,275</text:p>
          </table:table-cell>
          <table:table-cell table:style-name="ce3" table:formula="of:=IF([.M222]&gt;[.M$177];[.M222];&quot;&quot;)" office:value-type="float" office:value="841.925" calcext:value-type="float">
            <text:p>841,925</text:p>
          </table:table-cell>
          <table:table-cell table:style-name="ce3" table:formula="of:=IF([.N222]&gt;[.N$177];[.N222];&quot;&quot;)" office:value-type="float" office:value="2219929.2" calcext:value-type="float">
            <text:p>2219929,2</text:p>
          </table:table-cell>
          <table:table-cell table:style-name="ce3" table:formula="of:=IF([.O222]&gt;[.O$177];[.O222];&quot;&quot;)" office:value-type="float" office:value="57.8125" calcext:value-type="float">
            <text:p>57,8125</text:p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>
            <text:p/>
          </table:table-cell>
          <table:table-cell table:style-name="ce3" table:formula="of:=IF([.S222]&gt;[.S$177];[.S222];&quot;&quot;)" office:value-type="float" office:value="26789" calcext:value-type="float">
            <text:p>26789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>
            <text:p/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([.B223]&gt;[.B$177];[.B223];&quot;&quot;)">
            <text:p/>
          </table:table-cell>
          <table:table-cell table:style-name="ce3" table:formula="of:=IF([.C223]&gt;[.C$177];[.C223];&quot;&quot;)" office:value-type="float" office:value="1120.0625" calcext:value-type="float">
            <text:p>1120,0625</text:p>
          </table:table-cell>
          <table:table-cell table:style-name="ce3" table:formula="of:=IF([.D223]&gt;[.D$177];[.D223];&quot;&quot;)">
            <text:p/>
          </table:table-cell>
          <table:table-cell table:style-name="ce3" table:formula="of:=IF([.E223]&gt;[.E$177];[.E223];&quot;&quot;)" office:value-type="float" office:value="4194913.35" calcext:value-type="float">
            <text:p>4194913,35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>
            <text:p/>
          </table:table-cell>
          <table:table-cell table:style-name="ce3" table:formula="of:=IF([.I223]&gt;[.I$177];[.I223];&quot;&quot;)" office:value-type="float" office:value="72844.675" calcext:value-type="float">
            <text:p>72844,675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>
            <text:p/>
          </table:table-cell>
          <table:table-cell table:style-name="ce3" table:formula="of:=IF([.N223]&gt;[.N$177];[.N223];&quot;&quot;)" office:value-type="float" office:value="2259769.2" calcext:value-type="float">
            <text:p>2259769,2</text:p>
          </table:table-cell>
          <table:table-cell table:style-name="ce3" table:formula="of:=IF([.O223]&gt;[.O$177];[.O223];&quot;&quot;)">
            <text:p/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>
            <text:p/>
          </table:table-cell>
          <table:table-cell table:style-name="ce3" table:formula="of:=IF([.S223]&gt;[.S$177];[.S223];&quot;&quot;)" office:value-type="float" office:value="26789" calcext:value-type="float">
            <text:p>26789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558.4625" calcext:value-type="float">
            <text:p>558,4625</text:p>
          </table:table-cell>
          <table:table-cell table:style-name="ce3" table:formula="of:=IF([.D224]&gt;[.D$177];[.D224];&quot;&quot;)" office:value-type="float" office:value="8618.875" calcext:value-type="float">
            <text:p>8618,875</text:p>
          </table:table-cell>
          <table:table-cell table:style-name="ce3" table:formula="of:=IF([.E224]&gt;[.E$177];[.E224];&quot;&quot;)" office:value-type="float" office:value="4292953.95" calcext:value-type="float">
            <text:p>4292953,95</text:p>
          </table:table-cell>
          <table:table-cell table:style-name="ce3" table:formula="of:=IF([.F224]&gt;[.F$177];[.F224];&quot;&quot;)">
            <text:p/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>
            <text:p/>
          </table:table-cell>
          <table:table-cell table:style-name="ce3" table:formula="of:=IF([.I224]&gt;[.I$177];[.I224];&quot;&quot;)" office:value-type="float" office:value="72844.675" calcext:value-type="float">
            <text:p>72844,675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>
            <text:p/>
          </table:table-cell>
          <table:table-cell table:style-name="ce3" table:formula="of:=IF([.N224]&gt;[.N$177];[.N224];&quot;&quot;)" office:value-type="float" office:value="2172076.4" calcext:value-type="float">
            <text:p>2172076,4</text:p>
          </table:table-cell>
          <table:table-cell table:style-name="ce3" table:formula="of:=IF([.O224]&gt;[.O$177];[.O224];&quot;&quot;)" office:value-type="float" office:value="82.8125" calcext:value-type="float">
            <text:p>82,8125</text:p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>
            <text:p/>
          </table:table-cell>
          <table:table-cell table:style-name="ce3" table:formula="of:=IF([.S224]&gt;[.S$177];[.S224];&quot;&quot;)" office:value-type="float" office:value="34927.5" calcext:value-type="float">
            <text:p>34927,5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>
            <text:p/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([.B225]&gt;[.B$177];[.B225];&quot;&quot;)">
            <text:p/>
          </table:table-cell>
          <table:table-cell table:style-name="ce3" table:formula="of:=IF([.C225]&gt;[.C$177];[.C225];&quot;&quot;)" office:value-type="float" office:value="1260.4625" calcext:value-type="float">
            <text:p>1260,4625</text:p>
          </table:table-cell>
          <table:table-cell table:style-name="ce3" table:formula="of:=IF([.D225]&gt;[.D$177];[.D225];&quot;&quot;)" office:value-type="float" office:value="11331.675" calcext:value-type="float">
            <text:p>11331,675</text:p>
          </table:table-cell>
          <table:table-cell table:style-name="ce3" table:formula="of:=IF([.E225]&gt;[.E$177];[.E225];&quot;&quot;)" office:value-type="float" office:value="4224943.65" calcext:value-type="float">
            <text:p>4224943,65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70131.875" calcext:value-type="float">
            <text:p>70131,875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 office:value-type="float" office:value="392.475" calcext:value-type="float">
            <text:p>392,475</text:p>
          </table:table-cell>
          <table:table-cell table:style-name="ce3" table:formula="of:=IF([.M225]&gt;[.M$177];[.M225];&quot;&quot;)">
            <text:p/>
          </table:table-cell>
          <table:table-cell table:style-name="ce3" table:formula="of:=IF([.N225]&gt;[.N$177];[.N225];&quot;&quot;)" office:value-type="float" office:value="2337242.5" calcext:value-type="float">
            <text:p>2337242,5</text:p>
          </table:table-cell>
          <table:table-cell table:style-name="ce3" table:formula="of:=IF([.O225]&gt;[.O$177];[.O225];&quot;&quot;)" office:value-type="float" office:value="70.3125" calcext:value-type="float">
            <text:p>70,3125</text:p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>
            <text:p/>
          </table:table-cell>
          <table:table-cell table:style-name="ce3" table:formula="of:=IF([.S225]&gt;[.S$177];[.S225];&quot;&quot;)" office:value-type="float" office:value="26789" calcext:value-type="float">
            <text:p>26789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999.4625" calcext:value-type="float">
            <text:p>999,4625</text:p>
          </table:table-cell>
          <table:table-cell table:style-name="ce3" table:formula="of:=IF([.D226]&gt;[.D$177];[.D226];&quot;&quot;)" office:value-type="float" office:value="8618.875" calcext:value-type="float">
            <text:p>8618,875</text:p>
          </table:table-cell>
          <table:table-cell table:style-name="ce3" table:formula="of:=IF([.E226]&gt;[.E$177];[.E226];&quot;&quot;)" office:value-type="float" office:value="4154193.75" calcext:value-type="float">
            <text:p>4154193,75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>
            <text:p/>
          </table:table-cell>
          <table:table-cell table:style-name="ce3" table:formula="of:=IF([.I226]&gt;[.I$177];[.I226];&quot;&quot;)" office:value-type="float" office:value="70131.875" calcext:value-type="float">
            <text:p>70131,875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515.925" calcext:value-type="float">
            <text:p>515,925</text:p>
          </table:table-cell>
          <table:table-cell table:style-name="ce3" table:formula="of:=IF([.N226]&gt;[.N$177];[.N226];&quot;&quot;)" office:value-type="float" office:value="2300850.8" calcext:value-type="float">
            <text:p>2300850,8</text:p>
          </table:table-cell>
          <table:table-cell table:style-name="ce3" table:formula="of:=IF([.O226]&gt;[.O$177];[.O226];&quot;&quot;)">
            <text:p/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>
            <text:p/>
          </table:table-cell>
          <table:table-cell table:style-name="ce3" table:formula="of:=IF([.S226]&gt;[.S$177];[.S226];&quot;&quot;)" office:value-type="float" office:value="29501.8" calcext:value-type="float">
            <text:p>29501,8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>
            <text:p/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879.2625" calcext:value-type="float">
            <text:p>879,2625</text:p>
          </table:table-cell>
          <table:table-cell table:style-name="ce3" table:formula="of:=IF([.D227]&gt;[.D$177];[.D227];&quot;&quot;)">
            <text:p/>
          </table:table-cell>
          <table:table-cell table:style-name="ce3" table:formula="of:=IF([.E227]&gt;[.E$177];[.E227];&quot;&quot;)" office:value-type="float" office:value="4233136.45" calcext:value-type="float">
            <text:p>4233136,45</text:p>
          </table:table-cell>
          <table:table-cell table:style-name="ce3" table:formula="of:=IF([.F227]&gt;[.F$177];[.F227];&quot;&quot;)">
            <text:p/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70131.875" calcext:value-type="float">
            <text:p>70131,875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 office:value-type="float" office:value="592.775" calcext:value-type="float">
            <text:p>592,775</text:p>
          </table:table-cell>
          <table:table-cell table:style-name="ce3" table:formula="of:=IF([.M227]&gt;[.M$177];[.M227];&quot;&quot;)" office:value-type="float" office:value="485.625" calcext:value-type="float">
            <text:p>485,625</text:p>
          </table:table-cell>
          <table:table-cell table:style-name="ce3" table:formula="of:=IF([.N227]&gt;[.N$177];[.N227];&quot;&quot;)" office:value-type="float" office:value="2277292.4" calcext:value-type="float">
            <text:p>2277292,4</text:p>
          </table:table-cell>
          <table:table-cell table:style-name="ce3" table:formula="of:=IF([.O227]&gt;[.O$177];[.O227];&quot;&quot;)" office:value-type="float" office:value="107.8125" calcext:value-type="float">
            <text:p>107,8125</text:p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 office:value-type="float" office:value="104.5125" calcext:value-type="float">
            <text:p>104,5125</text:p>
          </table:table-cell>
          <table:table-cell table:style-name="ce3" table:formula="of:=IF([.S227]&gt;[.S$177];[.S227];&quot;&quot;)" office:value-type="float" office:value="29501.8" calcext:value-type="float">
            <text:p>29501,8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>
            <text:p/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698.8625" calcext:value-type="float">
            <text:p>698,8625</text:p>
          </table:table-cell>
          <table:table-cell table:style-name="ce3" table:formula="of:=IF([.D228]&gt;[.D$177];[.D228];&quot;&quot;)" office:value-type="float" office:value="11331.675" calcext:value-type="float">
            <text:p>11331,675</text:p>
          </table:table-cell>
          <table:table-cell table:style-name="ce3" table:formula="of:=IF([.E228]&gt;[.E$177];[.E228];&quot;&quot;)" office:value-type="float" office:value="4118845.55" calcext:value-type="float">
            <text:p>4118845,55</text:p>
          </table:table-cell>
          <table:table-cell table:style-name="ce3" table:formula="of:=IF([.F228]&gt;[.F$177];[.F228];&quot;&quot;)">
            <text:p/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>
            <text:p/>
          </table:table-cell>
          <table:table-cell table:style-name="ce3" table:formula="of:=IF([.I228]&gt;[.I$177];[.I228];&quot;&quot;)" office:value-type="float" office:value="64679.075" calcext:value-type="float">
            <text:p>64679,075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>
            <text:p/>
          </table:table-cell>
          <table:table-cell table:style-name="ce3" table:formula="of:=IF([.M228]&gt;[.M$177];[.M228];&quot;&quot;)">
            <text:p/>
          </table:table-cell>
          <table:table-cell table:style-name="ce3" table:formula="of:=IF([.N228]&gt;[.N$177];[.N228];&quot;&quot;)" office:value-type="float" office:value="2277618.8" calcext:value-type="float">
            <text:p>2277618,8</text:p>
          </table:table-cell>
          <table:table-cell table:style-name="ce3" table:formula="of:=IF([.O228]&gt;[.O$177];[.O228];&quot;&quot;)" office:value-type="float" office:value="182.8125" calcext:value-type="float">
            <text:p>182,8125</text:p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>
            <text:p/>
          </table:table-cell>
          <table:table-cell table:style-name="ce3" table:formula="of:=IF([.S228]&gt;[.S$177];[.S228];&quot;&quot;)" office:value-type="float" office:value="26789" calcext:value-type="float">
            <text:p>26789</text:p>
          </table:table-cell>
          <table:table-cell table:style-name="ce3" table:formula="of:=IF([.T228]&gt;[.T$177];[.T228];&quot;&quot;)">
            <text:p/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658.6625" calcext:value-type="float">
            <text:p>658,6625</text:p>
          </table:table-cell>
          <table:table-cell table:style-name="ce3" table:formula="of:=IF([.D229]&gt;[.D$177];[.D229];&quot;&quot;)" office:value-type="float" office:value="8618.875" calcext:value-type="float">
            <text:p>8618,875</text:p>
          </table:table-cell>
          <table:table-cell table:style-name="ce3" table:formula="of:=IF([.E229]&gt;[.E$177];[.E229];&quot;&quot;)" office:value-type="float" office:value="4396366.15" calcext:value-type="float">
            <text:p>4396366,15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>
            <text:p/>
          </table:table-cell>
          <table:table-cell table:style-name="ce3" table:formula="of:=IF([.I229]&gt;[.I$177];[.I229];&quot;&quot;)" office:value-type="float" office:value="67391.875" calcext:value-type="float">
            <text:p>67391,875</text:p>
          </table:table-cell>
          <table:table-cell table:style-name="ce3" table:formula="of:=IF([.J229]&gt;[.J$177];[.J229];&quot;&quot;)">
            <text:p/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>
            <text:p/>
          </table:table-cell>
          <table:table-cell table:style-name="ce3" table:formula="of:=IF([.M229]&gt;[.M$177];[.M229];&quot;&quot;)">
            <text:p/>
          </table:table-cell>
          <table:table-cell table:style-name="ce3" table:formula="of:=IF([.N229]&gt;[.N$177];[.N229];&quot;&quot;)" office:value-type="float" office:value="2150668.4" calcext:value-type="float">
            <text:p>2150668,4</text:p>
          </table:table-cell>
          <table:table-cell table:style-name="ce3" table:formula="of:=IF([.O229]&gt;[.O$177];[.O229];&quot;&quot;)">
            <text:p/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>
            <text:p/>
          </table:table-cell>
          <table:table-cell table:style-name="ce3" table:formula="of:=IF([.S229]&gt;[.S$177];[.S229];&quot;&quot;)" office:value-type="float" office:value="24076.2" calcext:value-type="float">
            <text:p>24076,2</text:p>
          </table:table-cell>
          <table:table-cell table:style-name="ce3" table:formula="of:=IF([.T229]&gt;[.T$177];[.T229];&quot;&quot;)">
            <text:p/>
          </table:table-cell>
          <table:table-cell table:style-name="ce3" table:formula="of:=IF([.U229]&gt;[.U$177];[.U229];&quot;&quot;)">
            <text:p/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([.B230]&gt;[.B$177];[.B230];&quot;&quot;)">
            <text:p/>
          </table:table-cell>
          <table:table-cell table:style-name="ce3" table:formula="of:=IF([.C230]&gt;[.C$177];[.C230];&quot;&quot;)" office:value-type="float" office:value="518.2625" calcext:value-type="float">
            <text:p>518,2625</text:p>
          </table:table-cell>
          <table:table-cell table:style-name="ce3" table:formula="of:=IF([.D230]&gt;[.D$177];[.D230];&quot;&quot;)" office:value-type="float" office:value="8618.875" calcext:value-type="float">
            <text:p>8618,875</text:p>
          </table:table-cell>
          <table:table-cell table:style-name="ce3" table:formula="of:=IF([.E230]&gt;[.E$177];[.E230];&quot;&quot;)" office:value-type="float" office:value="4173264.75" calcext:value-type="float">
            <text:p>4173264,75</text:p>
          </table:table-cell>
          <table:table-cell table:style-name="ce3" table:formula="of:=IF([.F230]&gt;[.F$177];[.F230];&quot;&quot;)">
            <text:p/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>
            <text:p/>
          </table:table-cell>
          <table:table-cell table:style-name="ce3" table:formula="of:=IF([.I230]&gt;[.I$177];[.I230];&quot;&quot;)" office:value-type="float" office:value="64679.075" calcext:value-type="float">
            <text:p>64679,075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 office:value-type="float" office:value="362.475" calcext:value-type="float">
            <text:p>362,475</text:p>
          </table:table-cell>
          <table:table-cell table:style-name="ce3" table:formula="of:=IF([.M230]&gt;[.M$177];[.M230];&quot;&quot;)">
            <text:p/>
          </table:table-cell>
          <table:table-cell table:style-name="ce3" table:formula="of:=IF([.N230]&gt;[.N$177];[.N230];&quot;&quot;)" office:value-type="float" office:value="2316838" calcext:value-type="float">
            <text:p>2316838</text:p>
          </table:table-cell>
          <table:table-cell table:style-name="ce3" table:formula="of:=IF([.O230]&gt;[.O$177];[.O230];&quot;&quot;)" office:value-type="float" office:value="120.3125" calcext:value-type="float">
            <text:p>120,3125</text:p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>
            <text:p/>
          </table:table-cell>
          <table:table-cell table:style-name="ce3" table:formula="of:=IF([.S230]&gt;[.S$177];[.S230];&quot;&quot;)" office:value-type="float" office:value="26789" calcext:value-type="float">
            <text:p>26789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([.B231]&gt;[.B$177];[.B231];&quot;&quot;)">
            <text:p/>
          </table:table-cell>
          <table:table-cell table:style-name="ce3" table:formula="of:=IF([.C231]&gt;[.C$177];[.C231];&quot;&quot;)" office:value-type="float" office:value="658.4625" calcext:value-type="float">
            <text:p>658,4625</text:p>
          </table:table-cell>
          <table:table-cell table:style-name="ce3" table:formula="of:=IF([.D231]&gt;[.D$177];[.D231];&quot;&quot;)">
            <text:p/>
          </table:table-cell>
          <table:table-cell table:style-name="ce3" table:formula="of:=IF([.E231]&gt;[.E$177];[.E231];&quot;&quot;)" office:value-type="float" office:value="4205899.55" calcext:value-type="float">
            <text:p>4205899,55</text:p>
          </table:table-cell>
          <table:table-cell table:style-name="ce3" table:formula="of:=IF([.F231]&gt;[.F$177];[.F231];&quot;&quot;)">
            <text:p/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>
            <text:p/>
          </table:table-cell>
          <table:table-cell table:style-name="ce3" table:formula="of:=IF([.I231]&gt;[.I$177];[.I231];&quot;&quot;)" office:value-type="float" office:value="67391.875" calcext:value-type="float">
            <text:p>67391,875</text:p>
          </table:table-cell>
          <table:table-cell table:style-name="ce3" table:formula="of:=IF([.J231]&gt;[.J$177];[.J231];&quot;&quot;)">
            <text:p/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>
            <text:p/>
          </table:table-cell>
          <table:table-cell table:style-name="ce3" table:formula="of:=IF([.M231]&gt;[.M$177];[.M231];&quot;&quot;)">
            <text:p/>
          </table:table-cell>
          <table:table-cell table:style-name="ce3" table:formula="of:=IF([.N231]&gt;[.N$177];[.N231];&quot;&quot;)" office:value-type="float" office:value="1786975.5" calcext:value-type="float">
            <text:p>1786975,5</text:p>
          </table:table-cell>
          <table:table-cell table:style-name="ce3" table:formula="of:=IF([.O231]&gt;[.O$177];[.O231];&quot;&quot;)">
            <text:p/>
          </table:table-cell>
          <table:table-cell table:style-name="ce3" table:formula="of:=IF([.P231]&gt;[.P$177];[.P231];&quot;&quot;)">
            <text:p/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24076.2" calcext:value-type="float">
            <text:p>24076,2</text:p>
          </table:table-cell>
          <table:table-cell table:style-name="ce3" table:formula="of:=IF([.T231]&gt;[.T$177];[.T231];&quot;&quot;)">
            <text:p/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799.0625" calcext:value-type="float">
            <text:p>799,0625</text:p>
          </table:table-cell>
          <table:table-cell table:style-name="ce3" table:formula="of:=IF([.D232]&gt;[.D$177];[.D232];&quot;&quot;)" office:value-type="float" office:value="11331.675" calcext:value-type="float">
            <text:p>11331,675</text:p>
          </table:table-cell>
          <table:table-cell table:style-name="ce3" table:formula="of:=IF([.E232]&gt;[.E$177];[.E232];&quot;&quot;)" office:value-type="float" office:value="4195021.35" calcext:value-type="float">
            <text:p>4195021,35</text:p>
          </table:table-cell>
          <table:table-cell table:style-name="ce3" table:formula="of:=IF([.F232]&gt;[.F$177];[.F232];&quot;&quot;)">
            <text:p/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72844.675" calcext:value-type="float">
            <text:p>72844,675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>
            <text:p/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967.125" calcext:value-type="float">
            <text:p>967,125</text:p>
          </table:table-cell>
          <table:table-cell table:style-name="ce3" table:formula="of:=IF([.N232]&gt;[.N$177];[.N232];&quot;&quot;)" office:value-type="float" office:value="2081945.2" calcext:value-type="float">
            <text:p>2081945,2</text:p>
          </table:table-cell>
          <table:table-cell table:style-name="ce3" table:formula="of:=IF([.O232]&gt;[.O$177];[.O232];&quot;&quot;)" office:value-type="float" office:value="70.3125" calcext:value-type="float">
            <text:p>70,3125</text:p>
          </table:table-cell>
          <table:table-cell table:style-name="ce3" table:formula="of:=IF([.P232]&gt;[.P$177];[.P232];&quot;&quot;)">
            <text:p/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>
            <text:p/>
          </table:table-cell>
          <table:table-cell table:style-name="ce3" table:formula="of:=IF([.S232]&gt;[.S$177];[.S232];&quot;&quot;)" office:value-type="float" office:value="24076.2" calcext:value-type="float">
            <text:p>24076,2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718.8625" calcext:value-type="float">
            <text:p>718,8625</text:p>
          </table:table-cell>
          <table:table-cell table:style-name="ce3" table:formula="of:=IF([.D233]&gt;[.D$177];[.D233];&quot;&quot;)" office:value-type="float" office:value="11331.675" calcext:value-type="float">
            <text:p>11331,675</text:p>
          </table:table-cell>
          <table:table-cell table:style-name="ce3" table:formula="of:=IF([.E233]&gt;[.E$177];[.E233];&quot;&quot;)" office:value-type="float" office:value="4072565.45" calcext:value-type="float">
            <text:p>4072565,45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>
            <text:p/>
          </table:table-cell>
          <table:table-cell table:style-name="ce3" table:formula="of:=IF([.I233]&gt;[.I$177];[.I233];&quot;&quot;)" office:value-type="float" office:value="70104.675" calcext:value-type="float">
            <text:p>70104,675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 office:value-type="float" office:value="367.275" calcext:value-type="float">
            <text:p>367,275</text:p>
          </table:table-cell>
          <table:table-cell table:style-name="ce3" table:formula="of:=IF([.M233]&gt;[.M$177];[.M233];&quot;&quot;)">
            <text:p/>
          </table:table-cell>
          <table:table-cell table:style-name="ce3" table:formula="of:=IF([.N233]&gt;[.N$177];[.N233];&quot;&quot;)" office:value-type="float" office:value="2144946.8" calcext:value-type="float">
            <text:p>2144946,8</text:p>
          </table:table-cell>
          <table:table-cell table:style-name="ce3" table:formula="of:=IF([.O233]&gt;[.O$177];[.O233];&quot;&quot;)" office:value-type="float" office:value="82.8125" calcext:value-type="float">
            <text:p>82,8125</text:p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>
            <text:p/>
          </table:table-cell>
          <table:table-cell table:style-name="ce3" table:formula="of:=IF([.S233]&gt;[.S$177];[.S233];&quot;&quot;)" office:value-type="float" office:value="24076.2" calcext:value-type="float">
            <text:p>24076,2</text:p>
          </table:table-cell>
          <table:table-cell table:style-name="ce3" table:formula="of:=IF([.T233]&gt;[.T$177];[.T233];&quot;&quot;)">
            <text:p/>
          </table:table-cell>
          <table:table-cell table:style-name="ce3" table:formula="of:=IF([.U233]&gt;[.U$177];[.U233];&quot;&quot;)">
            <text:p/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1019.6625" calcext:value-type="float">
            <text:p>1019,6625</text:p>
          </table:table-cell>
          <table:table-cell table:style-name="ce3" table:formula="of:=IF([.D234]&gt;[.D$177];[.D234];&quot;&quot;)" office:value-type="float" office:value="11331.675" calcext:value-type="float">
            <text:p>11331,675</text:p>
          </table:table-cell>
          <table:table-cell table:style-name="ce3" table:formula="of:=IF([.E234]&gt;[.E$177];[.E234];&quot;&quot;)" office:value-type="float" office:value="4439906.55" calcext:value-type="float">
            <text:p>4439906,55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70131.875" calcext:value-type="float">
            <text:p>70131,875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>
            <text:p/>
          </table:table-cell>
          <table:table-cell table:style-name="ce3" table:formula="of:=IF([.M234]&gt;[.M$177];[.M234];&quot;&quot;)">
            <text:p/>
          </table:table-cell>
          <table:table-cell table:style-name="ce3" table:formula="of:=IF([.N234]&gt;[.N$177];[.N234];&quot;&quot;)" office:value-type="float" office:value="1980454" calcext:value-type="float">
            <text:p>1980454</text:p>
          </table:table-cell>
          <table:table-cell table:style-name="ce3" table:formula="of:=IF([.O234]&gt;[.O$177];[.O234];&quot;&quot;)" office:value-type="float" office:value="70.3125" calcext:value-type="float">
            <text:p>70,3125</text:p>
          </table:table-cell>
          <table:table-cell table:style-name="ce3" table:formula="of:=IF([.P234]&gt;[.P$177];[.P234];&quot;&quot;)">
            <text:p/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 office:value-type="float" office:value="288.1125" calcext:value-type="float">
            <text:p>288,1125</text:p>
          </table:table-cell>
          <table:table-cell table:style-name="ce3" table:formula="of:=IF([.S234]&gt;[.S$177];[.S234];&quot;&quot;)" office:value-type="float" office:value="24076.2" calcext:value-type="float">
            <text:p>24076,2</text:p>
          </table:table-cell>
          <table:table-cell table:style-name="ce3" table:formula="of:=IF([.T234]&gt;[.T$177];[.T234];&quot;&quot;)">
            <text:p/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([.B235]&gt;[.B$177];[.B235];&quot;&quot;)">
            <text:p/>
          </table:table-cell>
          <table:table-cell table:style-name="ce3" table:formula="of:=IF([.C235]&gt;[.C$177];[.C235];&quot;&quot;)" office:value-type="float" office:value="698.4625" calcext:value-type="float">
            <text:p>698,4625</text:p>
          </table:table-cell>
          <table:table-cell table:style-name="ce3" table:formula="of:=IF([.D235]&gt;[.D$177];[.D235];&quot;&quot;)" office:value-type="float" office:value="7940.575" calcext:value-type="float">
            <text:p>7940,575</text:p>
          </table:table-cell>
          <table:table-cell table:style-name="ce3" table:formula="of:=IF([.E235]&gt;[.E$177];[.E235];&quot;&quot;)" office:value-type="float" office:value="4195021.35" calcext:value-type="float">
            <text:p>4195021,35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67391.875" calcext:value-type="float">
            <text:p>67391,875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 office:value-type="float" office:value="808.725" calcext:value-type="float">
            <text:p>808,725</text:p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>
            <text:p/>
          </table:table-cell>
          <table:table-cell table:style-name="ce3" table:formula="of:=IF([.N235]&gt;[.N$177];[.N235];&quot;&quot;)" office:value-type="float" office:value="2176684.4" calcext:value-type="float">
            <text:p>2176684,4</text:p>
          </table:table-cell>
          <table:table-cell table:style-name="ce3" table:formula="of:=IF([.O235]&gt;[.O$177];[.O235];&quot;&quot;)" office:value-type="float" office:value="99.5125" calcext:value-type="float">
            <text:p>99,5125</text:p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>
            <text:p/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21363.4" calcext:value-type="float">
            <text:p>21363,4</text:p>
          </table:table-cell>
          <table:table-cell table:style-name="ce3" table:formula="of:=IF([.T235]&gt;[.T$177];[.T235];&quot;&quot;)">
            <text:p/>
          </table:table-cell>
          <table:table-cell table:style-name="ce3" table:formula="of:=IF([.U235]&gt;[.U$177];[.U235];&quot;&quot;)">
            <text:p/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1059.6625" calcext:value-type="float">
            <text:p>1059,6625</text:p>
          </table:table-cell>
          <table:table-cell table:style-name="ce3" table:formula="of:=IF([.D236]&gt;[.D$177];[.D236];&quot;&quot;)">
            <text:p/>
          </table:table-cell>
          <table:table-cell table:style-name="ce3" table:formula="of:=IF([.E236]&gt;[.E$177];[.E236];&quot;&quot;)" office:value-type="float" office:value="4774423.85" calcext:value-type="float">
            <text:p>4774423,85</text:p>
          </table:table-cell>
          <table:table-cell table:style-name="ce3" table:formula="of:=IF([.F236]&gt;[.F$177];[.F236];&quot;&quot;)">
            <text:p/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>
            <text:p/>
          </table:table-cell>
          <table:table-cell table:style-name="ce3" table:formula="of:=IF([.I236]&gt;[.I$177];[.I236];&quot;&quot;)" office:value-type="float" office:value="64679.075" calcext:value-type="float">
            <text:p>64679,075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>
            <text:p/>
          </table:table-cell>
          <table:table-cell table:style-name="ce3" table:formula="of:=IF([.M236]&gt;[.M$177];[.M236];&quot;&quot;)">
            <text:p/>
          </table:table-cell>
          <table:table-cell table:style-name="ce3" table:formula="of:=IF([.N236]&gt;[.N$177];[.N236];&quot;&quot;)" office:value-type="float" office:value="2067634.8" calcext:value-type="float">
            <text:p>2067634,8</text:p>
          </table:table-cell>
          <table:table-cell table:style-name="ce3" table:formula="of:=IF([.O236]&gt;[.O$177];[.O236];&quot;&quot;)" office:value-type="float" office:value="57.8125" calcext:value-type="float">
            <text:p>57,8125</text:p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 office:value-type="float" office:value="2149.6125" calcext:value-type="float">
            <text:p>2149,6125</text:p>
          </table:table-cell>
          <table:table-cell table:style-name="ce3" table:formula="of:=IF([.S236]&gt;[.S$177];[.S236];&quot;&quot;)" office:value-type="float" office:value="21363.4" calcext:value-type="float">
            <text:p>21363,4</text:p>
          </table:table-cell>
          <table:table-cell table:style-name="ce3" table:formula="of:=IF([.T236]&gt;[.T$177];[.T236];&quot;&quot;)">
            <text:p/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558.2625" calcext:value-type="float">
            <text:p>558,2625</text:p>
          </table:table-cell>
          <table:table-cell table:style-name="ce3" table:formula="of:=IF([.D237]&gt;[.D$177];[.D237];&quot;&quot;)" office:value-type="float" office:value="8618.875" calcext:value-type="float">
            <text:p>8618,875</text:p>
          </table:table-cell>
          <table:table-cell table:style-name="ce3" table:formula="of:=IF([.E237]&gt;[.E$177];[.E237];&quot;&quot;)" office:value-type="float" office:value="4263031.65" calcext:value-type="float">
            <text:p>4263031,65</text:p>
          </table:table-cell>
          <table:table-cell table:style-name="ce3" table:formula="of:=IF([.F237]&gt;[.F$177];[.F237];&quot;&quot;)">
            <text:p/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>
            <text:p/>
          </table:table-cell>
          <table:table-cell table:style-name="ce3" table:formula="of:=IF([.I237]&gt;[.I$177];[.I237];&quot;&quot;)" office:value-type="float" office:value="70131.875" calcext:value-type="float">
            <text:p>70131,875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>
            <text:p/>
          </table:table-cell>
          <table:table-cell table:style-name="ce3" table:formula="of:=IF([.N237]&gt;[.N$177];[.N237];&quot;&quot;)" office:value-type="float" office:value="2231162.5" calcext:value-type="float">
            <text:p>2231162,5</text:p>
          </table:table-cell>
          <table:table-cell table:style-name="ce3" table:formula="of:=IF([.O237]&gt;[.O$177];[.O237];&quot;&quot;)" office:value-type="float" office:value="57.8125" calcext:value-type="float">
            <text:p>57,8125</text:p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 office:value-type="float" office:value="1118.6125" calcext:value-type="float">
            <text:p>1118,6125</text:p>
          </table:table-cell>
          <table:table-cell table:style-name="ce3" table:formula="of:=IF([.S237]&gt;[.S$177];[.S237];&quot;&quot;)" office:value-type="float" office:value="21363.4" calcext:value-type="float">
            <text:p>21363,4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([.B238]&gt;[.B$177];[.B238];&quot;&quot;)">
            <text:p/>
          </table:table-cell>
          <table:table-cell table:style-name="ce3" table:formula="of:=IF([.C238]&gt;[.C$177];[.C238];&quot;&quot;)" office:value-type="float" office:value="798.8625" calcext:value-type="float">
            <text:p>798,8625</text:p>
          </table:table-cell>
          <table:table-cell table:style-name="ce3" table:formula="of:=IF([.D238]&gt;[.D$177];[.D238];&quot;&quot;)">
            <text:p/>
          </table:table-cell>
          <table:table-cell table:style-name="ce3" table:formula="of:=IF([.E238]&gt;[.E$177];[.E238];&quot;&quot;)" office:value-type="float" office:value="4290241.05" calcext:value-type="float">
            <text:p>4290241,05</text:p>
          </table:table-cell>
          <table:table-cell table:style-name="ce3" table:formula="of:=IF([.F238]&gt;[.F$177];[.F238];&quot;&quot;)">
            <text:p/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>
            <text:p/>
          </table:table-cell>
          <table:table-cell table:style-name="ce3" table:formula="of:=IF([.I238]&gt;[.I$177];[.I238];&quot;&quot;)" office:value-type="float" office:value="67419.075" calcext:value-type="float">
            <text:p>67419,075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>
            <text:p/>
          </table:table-cell>
          <table:table-cell table:style-name="ce3" table:formula="of:=IF([.M238]&gt;[.M$177];[.M238];&quot;&quot;)">
            <text:p/>
          </table:table-cell>
          <table:table-cell table:style-name="ce3" table:formula="of:=IF([.N238]&gt;[.N$177];[.N238];&quot;&quot;)" office:value-type="float" office:value="1931161.2" calcext:value-type="float">
            <text:p>1931161,2</text:p>
          </table:table-cell>
          <table:table-cell table:style-name="ce3" table:formula="of:=IF([.O238]&gt;[.O$177];[.O238];&quot;&quot;)">
            <text:p/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 office:value-type="float" office:value="467.8125" calcext:value-type="float">
            <text:p>467,8125</text:p>
          </table:table-cell>
          <table:table-cell table:style-name="ce3" table:formula="of:=IF([.S238]&gt;[.S$177];[.S238];&quot;&quot;)" office:value-type="float" office:value="13225" calcext:value-type="float">
            <text:p>13225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>
            <text:p/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819.0625" calcext:value-type="float">
            <text:p>819,0625</text:p>
          </table:table-cell>
          <table:table-cell table:style-name="ce3" table:formula="of:=IF([.D239]&gt;[.D$177];[.D239];&quot;&quot;)" office:value-type="float" office:value="7940.575" calcext:value-type="float">
            <text:p>7940,575</text:p>
          </table:table-cell>
          <table:table-cell table:style-name="ce3" table:formula="of:=IF([.E239]&gt;[.E$177];[.E239];&quot;&quot;)" office:value-type="float" office:value="4159619.25" calcext:value-type="float">
            <text:p>4159619,25</text:p>
          </table:table-cell>
          <table:table-cell table:style-name="ce3" table:formula="of:=IF([.F239]&gt;[.F$177];[.F239];&quot;&quot;)">
            <text:p/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64679.075" calcext:value-type="float">
            <text:p>64679,075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>
            <text:p/>
          </table:table-cell>
          <table:table-cell table:style-name="ce3" table:formula="of:=IF([.M239]&gt;[.M$177];[.M239];&quot;&quot;)">
            <text:p/>
          </table:table-cell>
          <table:table-cell table:style-name="ce3" table:formula="of:=IF([.N239]&gt;[.N$177];[.N239];&quot;&quot;)" office:value-type="float" office:value="2161740.4" calcext:value-type="float">
            <text:p>2161740,4</text:p>
          </table:table-cell>
          <table:table-cell table:style-name="ce3" table:formula="of:=IF([.O239]&gt;[.O$177];[.O239];&quot;&quot;)">
            <text:p/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 office:value-type="float" office:value="247.8125" calcext:value-type="float">
            <text:p>247,8125</text:p>
          </table:table-cell>
          <table:table-cell table:style-name="ce3" table:formula="of:=IF([.S239]&gt;[.S$177];[.S239];&quot;&quot;)" office:value-type="float" office:value="18650.6" calcext:value-type="float">
            <text:p>18650,6</text:p>
          </table:table-cell>
          <table:table-cell table:style-name="ce3" table:formula="of:=IF([.T239]&gt;[.T$177];[.T239];&quot;&quot;)">
            <text:p/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([.B240]&gt;[.B$177];[.B240];&quot;&quot;)">
            <text:p/>
          </table:table-cell>
          <table:table-cell table:style-name="ce3" table:formula="of:=IF([.C240]&gt;[.C$177];[.C240];&quot;&quot;)" office:value-type="float" office:value="618.6625" calcext:value-type="float">
            <text:p>618,6625</text:p>
          </table:table-cell>
          <table:table-cell table:style-name="ce3" table:formula="of:=IF([.D240]&gt;[.D$177];[.D240];&quot;&quot;)">
            <text:p/>
          </table:table-cell>
          <table:table-cell table:style-name="ce3" table:formula="of:=IF([.E240]&gt;[.E$177];[.E240];&quot;&quot;)" office:value-type="float" office:value="3960987.65" calcext:value-type="float">
            <text:p>3960987,65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67419.075" calcext:value-type="float">
            <text:p>67419,075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>
            <text:p/>
          </table:table-cell>
          <table:table-cell table:style-name="ce3" table:formula="of:=IF([.M240]&gt;[.M$177];[.M240];&quot;&quot;)">
            <text:p/>
          </table:table-cell>
          <table:table-cell table:style-name="ce3" table:formula="of:=IF([.N240]&gt;[.N$177];[.N240];&quot;&quot;)" office:value-type="float" office:value="2243826.8" calcext:value-type="float">
            <text:p>2243826,8</text:p>
          </table:table-cell>
          <table:table-cell table:style-name="ce3" table:formula="of:=IF([.O240]&gt;[.O$177];[.O240];&quot;&quot;)" office:value-type="float" office:value="82.8125" calcext:value-type="float">
            <text:p>82,8125</text:p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 office:value-type="float" office:value="247.8125" calcext:value-type="float">
            <text:p>247,8125</text:p>
          </table:table-cell>
          <table:table-cell table:style-name="ce3" table:formula="of:=IF([.S240]&gt;[.S$177];[.S240];&quot;&quot;)" office:value-type="float" office:value="15937.8" calcext:value-type="float">
            <text:p>15937,8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839.2625" calcext:value-type="float">
            <text:p>839,2625</text:p>
          </table:table-cell>
          <table:table-cell table:style-name="ce3" table:formula="of:=IF([.D241]&gt;[.D$177];[.D241];&quot;&quot;)">
            <text:p/>
          </table:table-cell>
          <table:table-cell table:style-name="ce3" table:formula="of:=IF([.E241]&gt;[.E$177];[.E241];&quot;&quot;)" office:value-type="float" office:value="4940420.85" calcext:value-type="float">
            <text:p>4940420,85</text:p>
          </table:table-cell>
          <table:table-cell table:style-name="ce3" table:formula="of:=IF([.F241]&gt;[.F$177];[.F241];&quot;&quot;)">
            <text:p/>
          </table:table-cell>
          <table:table-cell table:style-name="ce3" table:formula="of:=IF([.G241]&gt;[.G$177];[.G241];&quot;&quot;)">
            <text:p/>
          </table:table-cell>
          <table:table-cell table:style-name="ce3" table:formula="of:=IF([.H241]&gt;[.H$177];[.H241];&quot;&quot;)">
            <text:p/>
          </table:table-cell>
          <table:table-cell table:style-name="ce3" table:formula="of:=IF([.I241]&gt;[.I$177];[.I241];&quot;&quot;)" office:value-type="float" office:value="64679.075" calcext:value-type="float">
            <text:p>64679,075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>
            <text:p/>
          </table:table-cell>
          <table:table-cell table:style-name="ce3" table:formula="of:=IF([.M241]&gt;[.M$177];[.M241];&quot;&quot;)" office:value-type="float" office:value="691.125" calcext:value-type="float">
            <text:p>691,125</text:p>
          </table:table-cell>
          <table:table-cell table:style-name="ce3" table:formula="of:=IF([.N241]&gt;[.N$177];[.N241];&quot;&quot;)" office:value-type="float" office:value="2213567.6" calcext:value-type="float">
            <text:p>2213567,6</text:p>
          </table:table-cell>
          <table:table-cell table:style-name="ce3" table:formula="of:=IF([.O241]&gt;[.O$177];[.O241];&quot;&quot;)" office:value-type="float" office:value="95.3125" calcext:value-type="float">
            <text:p>95,3125</text:p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 office:value-type="float" office:value="137.8125" calcext:value-type="float">
            <text:p>137,8125</text:p>
          </table:table-cell>
          <table:table-cell table:style-name="ce3" table:formula="of:=IF([.S241]&gt;[.S$177];[.S241];&quot;&quot;)" office:value-type="float" office:value="18650.6" calcext:value-type="float">
            <text:p>18650,6</text:p>
          </table:table-cell>
          <table:table-cell table:style-name="ce3" table:formula="of:=IF([.T241]&gt;[.T$177];[.T241];&quot;&quot;)">
            <text:p/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538.4625" calcext:value-type="float">
            <text:p>538,4625</text:p>
          </table:table-cell>
          <table:table-cell table:style-name="ce3" table:formula="of:=IF([.D242]&gt;[.D$177];[.D242];&quot;&quot;)">
            <text:p/>
          </table:table-cell>
          <table:table-cell table:style-name="ce3" table:formula="of:=IF([.E242]&gt;[.E$177];[.E242];&quot;&quot;)" office:value-type="float" office:value="4404558.65" calcext:value-type="float">
            <text:p>4404558,65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>
            <text:p/>
          </table:table-cell>
          <table:table-cell table:style-name="ce3" table:formula="of:=IF([.I242]&gt;[.I$177];[.I242];&quot;&quot;)" office:value-type="float" office:value="67419.075" calcext:value-type="float">
            <text:p>67419,075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>
            <text:p/>
          </table:table-cell>
          <table:table-cell table:style-name="ce3" table:formula="of:=IF([.N242]&gt;[.N$177];[.N242];&quot;&quot;)" office:value-type="float" office:value="2505752" calcext:value-type="float">
            <text:p>2505752</text:p>
          </table:table-cell>
          <table:table-cell table:style-name="ce3" table:formula="of:=IF([.O242]&gt;[.O$177];[.O242];&quot;&quot;)" office:value-type="float" office:value="95.3125" calcext:value-type="float">
            <text:p>95,3125</text:p>
          </table:table-cell>
          <table:table-cell table:style-name="ce3" table:formula="of:=IF([.P242]&gt;[.P$177];[.P242];&quot;&quot;)">
            <text:p/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 office:value-type="float" office:value="97.8125" calcext:value-type="float">
            <text:p>97,8125</text:p>
          </table:table-cell>
          <table:table-cell table:style-name="ce3" table:formula="of:=IF([.S242]&gt;[.S$177];[.S242];&quot;&quot;)" office:value-type="float" office:value="21363.4" calcext:value-type="float">
            <text:p>21363,4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718.6625" calcext:value-type="float">
            <text:p>718,6625</text:p>
          </table:table-cell>
          <table:table-cell table:style-name="ce3" table:formula="of:=IF([.D243]&gt;[.D$177];[.D243];&quot;&quot;)" office:value-type="float" office:value="7940.575" calcext:value-type="float">
            <text:p>7940,575</text:p>
          </table:table-cell>
          <table:table-cell table:style-name="ce3" table:formula="of:=IF([.E243]&gt;[.E$177];[.E243];&quot;&quot;)" office:value-type="float" office:value="5071015.55" calcext:value-type="float">
            <text:p>5071015,55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>
            <text:p/>
          </table:table-cell>
          <table:table-cell table:style-name="ce3" table:formula="of:=IF([.I243]&gt;[.I$177];[.I243];&quot;&quot;)" office:value-type="float" office:value="64679.075" calcext:value-type="float">
            <text:p>64679,075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 office:value-type="float" office:value="4660.725" calcext:value-type="float">
            <text:p>4660,725</text:p>
          </table:table-cell>
          <table:table-cell table:style-name="ce3" table:formula="of:=IF([.L243]&gt;[.L$177];[.L243];&quot;&quot;)">
            <text:p/>
          </table:table-cell>
          <table:table-cell table:style-name="ce3" table:formula="of:=IF([.M243]&gt;[.M$177];[.M243];&quot;&quot;)">
            <text:p/>
          </table:table-cell>
          <table:table-cell table:style-name="ce3" table:formula="of:=IF([.N243]&gt;[.N$177];[.N243];&quot;&quot;)" office:value-type="float" office:value="2181446" calcext:value-type="float">
            <text:p>2181446</text:p>
          </table:table-cell>
          <table:table-cell table:style-name="ce3" table:formula="of:=IF([.O243]&gt;[.O$177];[.O243];&quot;&quot;)" office:value-type="float" office:value="82.8125" calcext:value-type="float">
            <text:p>82,8125</text:p>
          </table:table-cell>
          <table:table-cell table:style-name="ce3" table:formula="of:=IF([.P243]&gt;[.P$177];[.P243];&quot;&quot;)">
            <text:p/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 office:value-type="float" office:value="275.3125" calcext:value-type="float">
            <text:p>275,3125</text:p>
          </table:table-cell>
          <table:table-cell table:style-name="ce3" table:formula="of:=IF([.S243]&gt;[.S$177];[.S243];&quot;&quot;)" office:value-type="float" office:value="15937.8" calcext:value-type="float">
            <text:p>15937,8</text:p>
          </table:table-cell>
          <table:table-cell table:style-name="ce3" table:formula="of:=IF([.T243]&gt;[.T$177];[.T243];&quot;&quot;)">
            <text:p/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658.6625" calcext:value-type="float">
            <text:p>658,6625</text:p>
          </table:table-cell>
          <table:table-cell table:style-name="ce3" table:formula="of:=IF([.D244]&gt;[.D$177];[.D244];&quot;&quot;)">
            <text:p/>
          </table:table-cell>
          <table:table-cell table:style-name="ce3" table:formula="of:=IF([.E244]&gt;[.E$177];[.E244];&quot;&quot;)" office:value-type="float" office:value="4638403.65" calcext:value-type="float">
            <text:p>4638403,65</text:p>
          </table:table-cell>
          <table:table-cell table:style-name="ce3" table:formula="of:=IF([.F244]&gt;[.F$177];[.F244];&quot;&quot;)">
            <text:p/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>
            <text:p/>
          </table:table-cell>
          <table:table-cell table:style-name="ce3" table:formula="of:=IF([.I244]&gt;[.I$177];[.I244];&quot;&quot;)" office:value-type="float" office:value="64679.075" calcext:value-type="float">
            <text:p>64679,075</text:p>
          </table:table-cell>
          <table:table-cell table:style-name="ce3" table:formula="of:=IF([.J244]&gt;[.J$177];[.J244];&quot;&quot;)">
            <text:p/>
          </table:table-cell>
          <table:table-cell table:style-name="ce3" table:formula="of:=IF([.K244]&gt;[.K$177];[.K244];&quot;&quot;)">
            <text:p/>
          </table:table-cell>
          <table:table-cell table:style-name="ce3" table:formula="of:=IF([.L244]&gt;[.L$177];[.L244];&quot;&quot;)">
            <text:p/>
          </table:table-cell>
          <table:table-cell table:style-name="ce3" table:formula="of:=IF([.M244]&gt;[.M$177];[.M244];&quot;&quot;)">
            <text:p/>
          </table:table-cell>
          <table:table-cell table:style-name="ce3" table:formula="of:=IF([.N244]&gt;[.N$177];[.N244];&quot;&quot;)" office:value-type="float" office:value="2378118" calcext:value-type="float">
            <text:p>2378118</text:p>
          </table:table-cell>
          <table:table-cell table:style-name="ce3" table:formula="of:=IF([.O244]&gt;[.O$177];[.O244];&quot;&quot;)" office:value-type="float" office:value="95.3125" calcext:value-type="float">
            <text:p>95,3125</text:p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 office:value-type="float" office:value="147.8125" calcext:value-type="float">
            <text:p>147,8125</text:p>
          </table:table-cell>
          <table:table-cell table:style-name="ce3" table:formula="of:=IF([.S244]&gt;[.S$177];[.S244];&quot;&quot;)" office:value-type="float" office:value="15937.8" calcext:value-type="float">
            <text:p>15937,8</text:p>
          </table:table-cell>
          <table:table-cell table:style-name="ce3" table:formula="of:=IF([.T244]&gt;[.T$177];[.T244];&quot;&quot;)">
            <text:p/>
          </table:table-cell>
          <table:table-cell table:style-name="ce3" table:formula="of:=IF([.U244]&gt;[.U$177];[.U244];&quot;&quot;)">
            <text:p/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([.B245]&gt;[.B$177];[.B245];&quot;&quot;)">
            <text:p/>
          </table:table-cell>
          <table:table-cell table:style-name="ce3" table:formula="of:=IF([.C245]&gt;[.C$177];[.C245];&quot;&quot;)" office:value-type="float" office:value="332.6625" calcext:value-type="float">
            <text:p>332,6625</text:p>
          </table:table-cell>
          <table:table-cell table:style-name="ce3" table:formula="of:=IF([.D245]&gt;[.D$177];[.D245];&quot;&quot;)">
            <text:p/>
          </table:table-cell>
          <table:table-cell table:style-name="ce3" table:formula="of:=IF([.E245]&gt;[.E$177];[.E245];&quot;&quot;)" office:value-type="float" office:value="4252072.25" calcext:value-type="float">
            <text:p>4252072,25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70131.875" calcext:value-type="float">
            <text:p>70131,875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>
            <text:p/>
          </table:table-cell>
          <table:table-cell table:style-name="ce3" table:formula="of:=IF([.M245]&gt;[.M$177];[.M245];&quot;&quot;)">
            <text:p/>
          </table:table-cell>
          <table:table-cell table:style-name="ce3" table:formula="of:=IF([.N245]&gt;[.N$177];[.N245];&quot;&quot;)" office:value-type="float" office:value="2129574" calcext:value-type="float">
            <text:p>2129574</text:p>
          </table:table-cell>
          <table:table-cell table:style-name="ce3" table:formula="of:=IF([.O245]&gt;[.O$177];[.O245];&quot;&quot;)" office:value-type="float" office:value="82.8125" calcext:value-type="float">
            <text:p>82,8125</text:p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>
            <text:p/>
          </table:table-cell>
          <table:table-cell table:style-name="ce3" table:formula="of:=IF([.S245]&gt;[.S$177];[.S245];&quot;&quot;)" office:value-type="float" office:value="18650.6" calcext:value-type="float">
            <text:p>18650,6</text:p>
          </table:table-cell>
          <table:table-cell table:style-name="ce3" table:formula="of:=IF([.T245]&gt;[.T$177];[.T245];&quot;&quot;)">
            <text:p/>
          </table:table-cell>
          <table:table-cell table:style-name="ce3" table:formula="of:=IF([.U245]&gt;[.U$177];[.U245];&quot;&quot;)">
            <text:p/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([.B246]&gt;[.B$177];[.B246];&quot;&quot;)">
            <text:p/>
          </table:table-cell>
          <table:table-cell table:style-name="ce3" table:formula="of:=IF([.C246]&gt;[.C$177];[.C246];&quot;&quot;)" office:value-type="float" office:value="518.4625" calcext:value-type="float">
            <text:p>518,4625</text:p>
          </table:table-cell>
          <table:table-cell table:style-name="ce3" table:formula="of:=IF([.D246]&gt;[.D$177];[.D246];&quot;&quot;)" office:value-type="float" office:value="8618.875" calcext:value-type="float">
            <text:p>8618,875</text:p>
          </table:table-cell>
          <table:table-cell table:style-name="ce3" table:formula="of:=IF([.E246]&gt;[.E$177];[.E246];&quot;&quot;)" office:value-type="float" office:value="5149178.95" calcext:value-type="float">
            <text:p>5149178,95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>
            <text:p/>
          </table:table-cell>
          <table:table-cell table:style-name="ce3" table:formula="of:=IF([.I246]&gt;[.I$177];[.I246];&quot;&quot;)" office:value-type="float" office:value="64706.275" calcext:value-type="float">
            <text:p>64706,275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>
            <text:p/>
          </table:table-cell>
          <table:table-cell table:style-name="ce3" table:formula="of:=IF([.M246]&gt;[.M$177];[.M246];&quot;&quot;)">
            <text:p/>
          </table:table-cell>
          <table:table-cell table:style-name="ce3" table:formula="of:=IF([.N246]&gt;[.N$177];[.N246];&quot;&quot;)" office:value-type="float" office:value="2277612.4" calcext:value-type="float">
            <text:p>2277612,4</text:p>
          </table:table-cell>
          <table:table-cell table:style-name="ce3" table:formula="of:=IF([.O246]&gt;[.O$177];[.O246];&quot;&quot;)" office:value-type="float" office:value="70.3125" calcext:value-type="float">
            <text:p>70,3125</text:p>
          </table:table-cell>
          <table:table-cell table:style-name="ce3" table:formula="of:=IF([.P246]&gt;[.P$177];[.P246];&quot;&quot;)">
            <text:p/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>
            <text:p/>
          </table:table-cell>
          <table:table-cell table:style-name="ce3" table:formula="of:=IF([.S246]&gt;[.S$177];[.S246];&quot;&quot;)" office:value-type="float" office:value="24076.2" calcext:value-type="float">
            <text:p>24076,2</text:p>
          </table:table-cell>
          <table:table-cell table:style-name="ce3" table:formula="of:=IF([.T246]&gt;[.T$177];[.T246];&quot;&quot;)">
            <text:p/>
          </table:table-cell>
          <table:table-cell table:style-name="ce3" table:formula="of:=IF([.U246]&gt;[.U$177];[.U246];&quot;&quot;)">
            <text:p/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578.2625" calcext:value-type="float">
            <text:p>578,2625</text:p>
          </table:table-cell>
          <table:table-cell table:style-name="ce3" table:formula="of:=IF([.D247]&gt;[.D$177];[.D247];&quot;&quot;)" office:value-type="float" office:value="7940.575" calcext:value-type="float">
            <text:p>7940,575</text:p>
          </table:table-cell>
          <table:table-cell table:style-name="ce3" table:formula="of:=IF([.E247]&gt;[.E$177];[.E247];&quot;&quot;)" office:value-type="float" office:value="3999102.25" calcext:value-type="float">
            <text:p>3999102,25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>
            <text:p/>
          </table:table-cell>
          <table:table-cell table:style-name="ce3" table:formula="of:=IF([.H247]&gt;[.H$177];[.H247];&quot;&quot;)">
            <text:p/>
          </table:table-cell>
          <table:table-cell table:style-name="ce3" table:formula="of:=IF([.I247]&gt;[.I$177];[.I247];&quot;&quot;)" office:value-type="float" office:value="64679.075" calcext:value-type="float">
            <text:p>64679,075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 office:value-type="float" office:value="733.025" calcext:value-type="float">
            <text:p>733,025</text:p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>
            <text:p/>
          </table:table-cell>
          <table:table-cell table:style-name="ce3" table:formula="of:=IF([.N247]&gt;[.N$177];[.N247];&quot;&quot;)" office:value-type="float" office:value="2634290.8" calcext:value-type="float">
            <text:p>2634290,8</text:p>
          </table:table-cell>
          <table:table-cell table:style-name="ce3" table:formula="of:=IF([.O247]&gt;[.O$177];[.O247];&quot;&quot;)">
            <text:p/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 office:value-type="float" office:value="107.8125" calcext:value-type="float">
            <text:p>107,8125</text:p>
          </table:table-cell>
          <table:table-cell table:style-name="ce3" table:formula="of:=IF([.S247]&gt;[.S$177];[.S247];&quot;&quot;)" office:value-type="float" office:value="29501.8" calcext:value-type="float">
            <text:p>29501,8</text:p>
          </table:table-cell>
          <table:table-cell table:style-name="ce3" table:formula="of:=IF([.T247]&gt;[.T$177];[.T247];&quot;&quot;)">
            <text:p/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578.4625" calcext:value-type="float">
            <text:p>578,4625</text:p>
          </table:table-cell>
          <table:table-cell table:style-name="ce3" table:formula="of:=IF([.D248]&gt;[.D$177];[.D248];&quot;&quot;)" office:value-type="float" office:value="7940.575" calcext:value-type="float">
            <text:p>7940,575</text:p>
          </table:table-cell>
          <table:table-cell table:style-name="ce3" table:formula="of:=IF([.E248]&gt;[.E$177];[.E248];&quot;&quot;)" office:value-type="float" office:value="4184196.85" calcext:value-type="float">
            <text:p>4184196,85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>
            <text:p/>
          </table:table-cell>
          <table:table-cell table:style-name="ce3" table:formula="of:=IF([.I248]&gt;[.I$177];[.I248];&quot;&quot;)" office:value-type="float" office:value="64706.275" calcext:value-type="float">
            <text:p>64706,275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>
            <text:p/>
          </table:table-cell>
          <table:table-cell table:style-name="ce3" table:formula="of:=IF([.M248]&gt;[.M$177];[.M248];&quot;&quot;)">
            <text:p/>
          </table:table-cell>
          <table:table-cell table:style-name="ce3" table:formula="of:=IF([.N248]&gt;[.N$177];[.N248];&quot;&quot;)" office:value-type="float" office:value="2056332.4" calcext:value-type="float">
            <text:p>2056332,4</text:p>
          </table:table-cell>
          <table:table-cell table:style-name="ce3" table:formula="of:=IF([.O248]&gt;[.O$177];[.O248];&quot;&quot;)" office:value-type="float" office:value="82.8125" calcext:value-type="float">
            <text:p>82,8125</text:p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>
            <text:p/>
          </table:table-cell>
          <table:table-cell table:style-name="ce3" table:formula="of:=IF([.S248]&gt;[.S$177];[.S248];&quot;&quot;)" office:value-type="float" office:value="29501.8" calcext:value-type="float">
            <text:p>29501,8</text:p>
          </table:table-cell>
          <table:table-cell table:style-name="ce3" table:formula="of:=IF([.T248]&gt;[.T$177];[.T248];&quot;&quot;)">
            <text:p/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([.B249]&gt;[.B$177];[.B249];&quot;&quot;)">
            <text:p/>
          </table:table-cell>
          <table:table-cell table:style-name="ce3" table:formula="of:=IF([.C249]&gt;[.C$177];[.C249];&quot;&quot;)" office:value-type="float" office:value="558.2625" calcext:value-type="float">
            <text:p>558,2625</text:p>
          </table:table-cell>
          <table:table-cell table:style-name="ce3" table:formula="of:=IF([.D249]&gt;[.D$177];[.D249];&quot;&quot;)" office:value-type="float" office:value="11331.675" calcext:value-type="float">
            <text:p>11331,675</text:p>
          </table:table-cell>
          <table:table-cell table:style-name="ce3" table:formula="of:=IF([.E249]&gt;[.E$177];[.E249];&quot;&quot;)" office:value-type="float" office:value="4486166.85" calcext:value-type="float">
            <text:p>4486166,85</text:p>
          </table:table-cell>
          <table:table-cell table:style-name="ce3" table:formula="of:=IF([.F249]&gt;[.F$177];[.F249];&quot;&quot;)">
            <text:p/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>
            <text:p/>
          </table:table-cell>
          <table:table-cell table:style-name="ce3" table:formula="of:=IF([.I249]&gt;[.I$177];[.I249];&quot;&quot;)" office:value-type="float" office:value="70131.875" calcext:value-type="float">
            <text:p>70131,875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>
            <text:p/>
          </table:table-cell>
          <table:table-cell table:style-name="ce3" table:formula="of:=IF([.M249]&gt;[.M$177];[.M249];&quot;&quot;)">
            <text:p/>
          </table:table-cell>
          <table:table-cell table:style-name="ce3" table:formula="of:=IF([.N249]&gt;[.N$177];[.N249];&quot;&quot;)" office:value-type="float" office:value="2509746.8" calcext:value-type="float">
            <text:p>2509746,8</text:p>
          </table:table-cell>
          <table:table-cell table:style-name="ce3" table:formula="of:=IF([.O249]&gt;[.O$177];[.O249];&quot;&quot;)">
            <text:p/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 office:value-type="float" office:value="87.8125" calcext:value-type="float">
            <text:p>87,8125</text:p>
          </table:table-cell>
          <table:table-cell table:style-name="ce3" table:formula="of:=IF([.S249]&gt;[.S$177];[.S249];&quot;&quot;)" office:value-type="float" office:value="32214.7" calcext:value-type="float">
            <text:p>32214,7</text:p>
          </table:table-cell>
          <table:table-cell table:style-name="ce3" table:formula="of:=IF([.T249]&gt;[.T$177];[.T249];&quot;&quot;)">
            <text:p/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([.B250]&gt;[.B$177];[.B250];&quot;&quot;)">
            <text:p/>
          </table:table-cell>
          <table:table-cell table:style-name="ce3" table:formula="of:=IF([.C250]&gt;[.C$177];[.C250];&quot;&quot;)" office:value-type="float" office:value="458.0625" calcext:value-type="float">
            <text:p>458,0625</text:p>
          </table:table-cell>
          <table:table-cell table:style-name="ce3" table:formula="of:=IF([.D250]&gt;[.D$177];[.D250];&quot;&quot;)">
            <text:p/>
          </table:table-cell>
          <table:table-cell table:style-name="ce3" table:formula="of:=IF([.E250]&gt;[.E$177];[.E250];&quot;&quot;)" office:value-type="float" office:value="4344633.15" calcext:value-type="float">
            <text:p>4344633,15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>
            <text:p/>
          </table:table-cell>
          <table:table-cell table:style-name="ce3" table:formula="of:=IF([.I250]&gt;[.I$177];[.I250];&quot;&quot;)" office:value-type="float" office:value="67419.075" calcext:value-type="float">
            <text:p>67419,075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>
            <text:p/>
          </table:table-cell>
          <table:table-cell table:style-name="ce3" table:formula="of:=IF([.L250]&gt;[.L$177];[.L250];&quot;&quot;)">
            <text:p/>
          </table:table-cell>
          <table:table-cell table:style-name="ce3" table:formula="of:=IF([.M250]&gt;[.M$177];[.M250];&quot;&quot;)" office:value-type="float" office:value="516.125" calcext:value-type="float">
            <text:p>516,125</text:p>
          </table:table-cell>
          <table:table-cell table:style-name="ce3" table:formula="of:=IF([.N250]&gt;[.N$177];[.N250];&quot;&quot;)" office:value-type="float" office:value="3016930.8" calcext:value-type="float">
            <text:p>3016930,8</text:p>
          </table:table-cell>
          <table:table-cell table:style-name="ce3" table:formula="of:=IF([.O250]&gt;[.O$177];[.O250];&quot;&quot;)">
            <text:p/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>
            <text:p/>
          </table:table-cell>
          <table:table-cell table:style-name="ce3" table:formula="of:=IF([.S250]&gt;[.S$177];[.S250];&quot;&quot;)" office:value-type="float" office:value="26789" calcext:value-type="float">
            <text:p>26789</text:p>
          </table:table-cell>
          <table:table-cell table:style-name="ce3" table:formula="of:=IF([.T250]&gt;[.T$177];[.T250];&quot;&quot;)">
            <text:p/>
          </table:table-cell>
          <table:table-cell table:style-name="ce3" table:formula="of:=IF([.U250]&gt;[.U$177];[.U250];&quot;&quot;)">
            <text:p/>
          </table:table-cell>
          <table:table-cell table:style-name="ce3" table:formula="of:=IF([.V250]&gt;[.V$177];[.V2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618.6625" calcext:value-type="float">
            <text:p>618,6625</text:p>
          </table:table-cell>
          <table:table-cell table:style-name="ce3" table:formula="of:=IF([.D251]&gt;[.D$177];[.D251];&quot;&quot;)" office:value-type="float" office:value="7940.575" calcext:value-type="float">
            <text:p>7940,575</text:p>
          </table:table-cell>
          <table:table-cell table:style-name="ce3" table:formula="of:=IF([.E251]&gt;[.E$177];[.E251];&quot;&quot;)" office:value-type="float" office:value="5496113.15" calcext:value-type="float">
            <text:p>5496113,15</text:p>
          </table:table-cell>
          <table:table-cell table:style-name="ce3" table:formula="of:=IF([.F251]&gt;[.F$177];[.F251];&quot;&quot;)">
            <text:p/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67419.075" calcext:value-type="float">
            <text:p>67419,075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>
            <text:p/>
          </table:table-cell>
          <table:table-cell table:style-name="ce3" table:formula="of:=IF([.M251]&gt;[.M$177];[.M251];&quot;&quot;)">
            <text:p/>
          </table:table-cell>
          <table:table-cell table:style-name="ce3" table:formula="of:=IF([.N251]&gt;[.N$177];[.N251];&quot;&quot;)" office:value-type="float" office:value="2482982" calcext:value-type="float">
            <text:p>2482982</text:p>
          </table:table-cell>
          <table:table-cell table:style-name="ce3" table:formula="of:=IF([.O251]&gt;[.O$177];[.O251];&quot;&quot;)" office:value-type="float" office:value="145.3125" calcext:value-type="float">
            <text:p>145,3125</text:p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>
            <text:p/>
          </table:table-cell>
          <table:table-cell table:style-name="ce3" table:formula="of:=IF([.S251]&gt;[.S$177];[.S251];&quot;&quot;)" office:value-type="float" office:value="21363.4" calcext:value-type="float">
            <text:p>21363,4</text:p>
          </table:table-cell>
          <table:table-cell table:style-name="ce3" table:formula="of:=IF([.T251]&gt;[.T$177];[.T251];&quot;&quot;)">
            <text:p/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578.4625" calcext:value-type="float">
            <text:p>578,4625</text:p>
          </table:table-cell>
          <table:table-cell table:style-name="ce3" table:formula="of:=IF([.D252]&gt;[.D$177];[.D252];&quot;&quot;)" office:value-type="float" office:value="7940.575" calcext:value-type="float">
            <text:p>7940,575</text:p>
          </table:table-cell>
          <table:table-cell table:style-name="ce3" table:formula="of:=IF([.E252]&gt;[.E$177];[.E252];&quot;&quot;)" office:value-type="float" office:value="3942078.35" calcext:value-type="float">
            <text:p>3942078,35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>
            <text:p/>
          </table:table-cell>
          <table:table-cell table:style-name="ce3" table:formula="of:=IF([.I252]&gt;[.I$177];[.I252];&quot;&quot;)" office:value-type="float" office:value="70131.875" calcext:value-type="float">
            <text:p>70131,875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>
            <text:p/>
          </table:table-cell>
          <table:table-cell table:style-name="ce3" table:formula="of:=IF([.M252]&gt;[.M$177];[.M252];&quot;&quot;)">
            <text:p/>
          </table:table-cell>
          <table:table-cell table:style-name="ce3" table:formula="of:=IF([.N252]&gt;[.N$177];[.N252];&quot;&quot;)" office:value-type="float" office:value="2669663.6" calcext:value-type="float">
            <text:p>2669663,6</text:p>
          </table:table-cell>
          <table:table-cell table:style-name="ce3" table:formula="of:=IF([.O252]&gt;[.O$177];[.O252];&quot;&quot;)" office:value-type="float" office:value="82.8125" calcext:value-type="float">
            <text:p>82,8125</text:p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>
            <text:p/>
          </table:table-cell>
          <table:table-cell table:style-name="ce3" table:formula="of:=IF([.R252]&gt;[.R$177];[.R252];&quot;&quot;)">
            <text:p/>
          </table:table-cell>
          <table:table-cell table:style-name="ce3" table:formula="of:=IF([.S252]&gt;[.S$177];[.S252];&quot;&quot;)" office:value-type="float" office:value="18650.6" calcext:value-type="float">
            <text:p>18650,6</text:p>
          </table:table-cell>
          <table:table-cell table:style-name="ce3" table:formula="of:=IF([.T252]&gt;[.T$177];[.T252];&quot;&quot;)">
            <text:p/>
          </table:table-cell>
          <table:table-cell table:style-name="ce3" table:formula="of:=IF([.U252]&gt;[.U$177];[.U252];&quot;&quot;)">
            <text:p/>
          </table:table-cell>
          <table:table-cell table:style-name="ce3" table:formula="of:=IF([.V252]&gt;[.V$177];[.V2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678.6625" calcext:value-type="float">
            <text:p>678,6625</text:p>
          </table:table-cell>
          <table:table-cell table:style-name="ce3" table:formula="of:=IF([.D253]&gt;[.D$177];[.D253];&quot;&quot;)">
            <text:p/>
          </table:table-cell>
          <table:table-cell table:style-name="ce3" table:formula="of:=IF([.E253]&gt;[.E$177];[.E253];&quot;&quot;)" office:value-type="float" office:value="4684684.25" calcext:value-type="float">
            <text:p>4684684,25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70131.875" calcext:value-type="float">
            <text:p>70131,875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>
            <text:p/>
          </table:table-cell>
          <table:table-cell table:style-name="ce3" table:formula="of:=IF([.M253]&gt;[.M$177];[.M253];&quot;&quot;)">
            <text:p/>
          </table:table-cell>
          <table:table-cell table:style-name="ce3" table:formula="of:=IF([.N253]&gt;[.N$177];[.N253];&quot;&quot;)" office:value-type="float" office:value="2392910" calcext:value-type="float">
            <text:p>2392910</text:p>
          </table:table-cell>
          <table:table-cell table:style-name="ce3" table:formula="of:=IF([.O253]&gt;[.O$177];[.O253];&quot;&quot;)" office:value-type="float" office:value="107.8125" calcext:value-type="float">
            <text:p>107,8125</text:p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>
            <text:p/>
          </table:table-cell>
          <table:table-cell table:style-name="ce3" table:formula="of:=IF([.S253]&gt;[.S$177];[.S253];&quot;&quot;)" office:value-type="float" office:value="26789" calcext:value-type="float">
            <text:p>26789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>
            <text:p/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478.2625" calcext:value-type="float">
            <text:p>478,2625</text:p>
          </table:table-cell>
          <table:table-cell table:style-name="ce3" table:formula="of:=IF([.D254]&gt;[.D$177];[.D254];&quot;&quot;)" office:value-type="float" office:value="11331.675" calcext:value-type="float">
            <text:p>11331,675</text:p>
          </table:table-cell>
          <table:table-cell table:style-name="ce3" table:formula="of:=IF([.E254]&gt;[.E$177];[.E254];&quot;&quot;)" office:value-type="float" office:value="4849955.35" calcext:value-type="float">
            <text:p>4849955,35</text:p>
          </table:table-cell>
          <table:table-cell table:style-name="ce3" table:formula="of:=IF([.F254]&gt;[.F$177];[.F254];&quot;&quot;)">
            <text:p/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>
            <text:p/>
          </table:table-cell>
          <table:table-cell table:style-name="ce3" table:formula="of:=IF([.I254]&gt;[.I$177];[.I254];&quot;&quot;)" office:value-type="float" office:value="72844.675" calcext:value-type="float">
            <text:p>72844,675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>
            <text:p/>
          </table:table-cell>
          <table:table-cell table:style-name="ce3" table:formula="of:=IF([.N254]&gt;[.N$177];[.N254];&quot;&quot;)" office:value-type="float" office:value="3472309.7" calcext:value-type="float">
            <text:p>3472309,7</text:p>
          </table:table-cell>
          <table:table-cell table:style-name="ce3" table:formula="of:=IF([.O254]&gt;[.O$177];[.O254];&quot;&quot;)" office:value-type="float" office:value="120.3125" calcext:value-type="float">
            <text:p>120,3125</text:p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>
            <text:p/>
          </table:table-cell>
          <table:table-cell table:style-name="ce3" table:formula="of:=IF([.S254]&gt;[.S$177];[.S254];&quot;&quot;)" office:value-type="float" office:value="26789" calcext:value-type="float">
            <text:p>26789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558.2625" calcext:value-type="float">
            <text:p>558,2625</text:p>
          </table:table-cell>
          <table:table-cell table:style-name="ce3" table:formula="of:=IF([.D255]&gt;[.D$177];[.D255];&quot;&quot;)" office:value-type="float" office:value="11331.675" calcext:value-type="float">
            <text:p>11331,675</text:p>
          </table:table-cell>
          <table:table-cell table:style-name="ce3" table:formula="of:=IF([.E255]&gt;[.E$177];[.E255];&quot;&quot;)" office:value-type="float" office:value="4328274.95" calcext:value-type="float">
            <text:p>4328274,95</text:p>
          </table:table-cell>
          <table:table-cell table:style-name="ce3" table:formula="of:=IF([.F255]&gt;[.F$177];[.F255];&quot;&quot;)">
            <text:p/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>
            <text:p/>
          </table:table-cell>
          <table:table-cell table:style-name="ce3" table:formula="of:=IF([.I255]&gt;[.I$177];[.I255];&quot;&quot;)" office:value-type="float" office:value="72844.675" calcext:value-type="float">
            <text:p>72844,675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 office:value-type="float" office:value="492.775" calcext:value-type="float">
            <text:p>492,775</text:p>
          </table:table-cell>
          <table:table-cell table:style-name="ce3" table:formula="of:=IF([.M255]&gt;[.M$177];[.M255];&quot;&quot;)" office:value-type="float" office:value="591.125" calcext:value-type="float">
            <text:p>591,125</text:p>
          </table:table-cell>
          <table:table-cell table:style-name="ce3" table:formula="of:=IF([.N255]&gt;[.N$177];[.N255];&quot;&quot;)" office:value-type="float" office:value="2313823.6" calcext:value-type="float">
            <text:p>2313823,6</text:p>
          </table:table-cell>
          <table:table-cell table:style-name="ce3" table:formula="of:=IF([.O255]&gt;[.O$177];[.O255];&quot;&quot;)" office:value-type="float" office:value="95.3125" calcext:value-type="float">
            <text:p>95,3125</text:p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>
            <text:p/>
          </table:table-cell>
          <table:table-cell table:style-name="ce3" table:formula="of:=IF([.S255]&gt;[.S$177];[.S255];&quot;&quot;)" office:value-type="float" office:value="29501.8" calcext:value-type="float">
            <text:p>29501,8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>
            <text:p/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859.2625" calcext:value-type="float">
            <text:p>859,2625</text:p>
          </table:table-cell>
          <table:table-cell table:style-name="ce3" table:formula="of:=IF([.D256]&gt;[.D$177];[.D256];&quot;&quot;)" office:value-type="float" office:value="7940.575" calcext:value-type="float">
            <text:p>7940,575</text:p>
          </table:table-cell>
          <table:table-cell table:style-name="ce3" table:formula="of:=IF([.E256]&gt;[.E$177];[.E256];&quot;&quot;)" office:value-type="float" office:value="5054026.35" calcext:value-type="float">
            <text:p>5054026,35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72817.575" calcext:value-type="float">
            <text:p>72817,575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 office:value-type="float" office:value="643.075" calcext:value-type="float">
            <text:p>643,075</text:p>
          </table:table-cell>
          <table:table-cell table:style-name="ce3" table:formula="of:=IF([.M256]&gt;[.M$177];[.M256];&quot;&quot;)" office:value-type="float" office:value="490.925" calcext:value-type="float">
            <text:p>490,925</text:p>
          </table:table-cell>
          <table:table-cell table:style-name="ce3" table:formula="of:=IF([.N256]&gt;[.N$177];[.N256];&quot;&quot;)" office:value-type="float" office:value="2480644.8" calcext:value-type="float">
            <text:p>2480644,8</text:p>
          </table:table-cell>
          <table:table-cell table:style-name="ce3" table:formula="of:=IF([.O256]&gt;[.O$177];[.O256];&quot;&quot;)" office:value-type="float" office:value="82.8125" calcext:value-type="float">
            <text:p>82,8125</text:p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>
            <text:p/>
          </table:table-cell>
          <table:table-cell table:style-name="ce3" table:formula="of:=IF([.S256]&gt;[.S$177];[.S256];&quot;&quot;)" office:value-type="float" office:value="29501.8" calcext:value-type="float">
            <text:p>29501,8</text:p>
          </table:table-cell>
          <table:table-cell table:style-name="ce3" table:formula="of:=IF([.T256]&gt;[.T$177];[.T256];&quot;&quot;)">
            <text:p/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418.0625" calcext:value-type="float">
            <text:p>418,0625</text:p>
          </table:table-cell>
          <table:table-cell table:style-name="ce3" table:formula="of:=IF([.D257]&gt;[.D$177];[.D257];&quot;&quot;)" office:value-type="float" office:value="11331.675" calcext:value-type="float">
            <text:p>11331,675</text:p>
          </table:table-cell>
          <table:table-cell table:style-name="ce3" table:formula="of:=IF([.E257]&gt;[.E$177];[.E257];&quot;&quot;)" office:value-type="float" office:value="3460473.15" calcext:value-type="float">
            <text:p>3460473,15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>
            <text:p/>
          </table:table-cell>
          <table:table-cell table:style-name="ce3" table:formula="of:=IF([.I257]&gt;[.I$177];[.I257];&quot;&quot;)" office:value-type="float" office:value="72844.675" calcext:value-type="float">
            <text:p>72844,675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>
            <text:p/>
          </table:table-cell>
          <table:table-cell table:style-name="ce3" table:formula="of:=IF([.N257]&gt;[.N$177];[.N257];&quot;&quot;)" office:value-type="float" office:value="1999209.1" calcext:value-type="float">
            <text:p>1999209,1</text:p>
          </table:table-cell>
          <table:table-cell table:style-name="ce3" table:formula="of:=IF([.O257]&gt;[.O$177];[.O257];&quot;&quot;)" office:value-type="float" office:value="57.8125" calcext:value-type="float">
            <text:p>57,8125</text:p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 office:value-type="float" office:value="112.8125" calcext:value-type="float">
            <text:p>112,8125</text:p>
          </table:table-cell>
          <table:table-cell table:style-name="ce3" table:formula="of:=IF([.S257]&gt;[.S$177];[.S257];&quot;&quot;)" office:value-type="float" office:value="24076.2" calcext:value-type="float">
            <text:p>24076,2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538.2625" calcext:value-type="float">
            <text:p>538,2625</text:p>
          </table:table-cell>
          <table:table-cell table:style-name="ce3" table:formula="of:=IF([.D258]&gt;[.D$177];[.D258];&quot;&quot;)" office:value-type="float" office:value="7940.575" calcext:value-type="float">
            <text:p>7940,575</text:p>
          </table:table-cell>
          <table:table-cell table:style-name="ce3" table:formula="of:=IF([.E258]&gt;[.E$177];[.E258];&quot;&quot;)" office:value-type="float" office:value="4056287.95" calcext:value-type="float">
            <text:p>4056287,95</text:p>
          </table:table-cell>
          <table:table-cell table:style-name="ce3" table:formula="of:=IF([.F258]&gt;[.F$177];[.F258];&quot;&quot;)">
            <text:p/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72844.675" calcext:value-type="float">
            <text:p>72844,675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 office:value-type="float" office:value="492.475" calcext:value-type="float">
            <text:p>492,475</text:p>
          </table:table-cell>
          <table:table-cell table:style-name="ce3" table:formula="of:=IF([.M258]&gt;[.M$177];[.M258];&quot;&quot;)">
            <text:p/>
          </table:table-cell>
          <table:table-cell table:style-name="ce3" table:formula="of:=IF([.N258]&gt;[.N$177];[.N258];&quot;&quot;)" office:value-type="float" office:value="1809241.2" calcext:value-type="float">
            <text:p>1809241,2</text:p>
          </table:table-cell>
          <table:table-cell table:style-name="ce3" table:formula="of:=IF([.O258]&gt;[.O$177];[.O258];&quot;&quot;)">
            <text:p/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 office:value-type="float" office:value="137.8125" calcext:value-type="float">
            <text:p>137,8125</text:p>
          </table:table-cell>
          <table:table-cell table:style-name="ce3" table:formula="of:=IF([.S258]&gt;[.S$177];[.S258];&quot;&quot;)" office:value-type="float" office:value="24076.2" calcext:value-type="float">
            <text:p>24076,2</text:p>
          </table:table-cell>
          <table:table-cell table:style-name="ce3" table:formula="of:=IF([.T258]&gt;[.T$177];[.T258];&quot;&quot;)">
            <text:p/>
          </table:table-cell>
          <table:table-cell table:style-name="ce3" table:formula="of:=IF([.U258]&gt;[.U$177];[.U258];&quot;&quot;)">
            <text:p/>
          </table:table-cell>
          <table:table-cell table:style-name="ce3" table:formula="of:=IF([.V258]&gt;[.V$177];[.V2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([.B259]&gt;[.B$177];[.B259];&quot;&quot;)">
            <text:p/>
          </table:table-cell>
          <table:table-cell table:style-name="ce3" table:formula="of:=IF([.C259]&gt;[.C$177];[.C259];&quot;&quot;)" office:value-type="float" office:value="638.4625" calcext:value-type="float">
            <text:p>638,4625</text:p>
          </table:table-cell>
          <table:table-cell table:style-name="ce3" table:formula="of:=IF([.D259]&gt;[.D$177];[.D259];&quot;&quot;)" office:value-type="float" office:value="8618.875" calcext:value-type="float">
            <text:p>8618,875</text:p>
          </table:table-cell>
          <table:table-cell table:style-name="ce3" table:formula="of:=IF([.E259]&gt;[.E$177];[.E259];&quot;&quot;)" office:value-type="float" office:value="3920240.65" calcext:value-type="float">
            <text:p>3920240,65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83723.075" calcext:value-type="float">
            <text:p>83723,075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>
            <text:p/>
          </table:table-cell>
          <table:table-cell table:style-name="ce3" table:formula="of:=IF([.N259]&gt;[.N$177];[.N259];&quot;&quot;)" office:value-type="float" office:value="2407953.1" calcext:value-type="float">
            <text:p>2407953,1</text:p>
          </table:table-cell>
          <table:table-cell table:style-name="ce3" table:formula="of:=IF([.O259]&gt;[.O$177];[.O259];&quot;&quot;)" office:value-type="float" office:value="120.3125" calcext:value-type="float">
            <text:p>120,3125</text:p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>
            <text:p/>
          </table:table-cell>
          <table:table-cell table:style-name="ce3" table:formula="of:=IF([.S259]&gt;[.S$177];[.S259];&quot;&quot;)" office:value-type="float" office:value="21363.4" calcext:value-type="float">
            <text:p>21363,4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407.9625" calcext:value-type="float">
            <text:p>407,9625</text:p>
          </table:table-cell>
          <table:table-cell table:style-name="ce3" table:formula="of:=IF([.D260]&gt;[.D$177];[.D260];&quot;&quot;)" office:value-type="float" office:value="8618.875" calcext:value-type="float">
            <text:p>8618,875</text:p>
          </table:table-cell>
          <table:table-cell table:style-name="ce3" table:formula="of:=IF([.E260]&gt;[.E$177];[.E260];&quot;&quot;)" office:value-type="float" office:value="4039902.85" calcext:value-type="float">
            <text:p>4039902,85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80983.075" calcext:value-type="float">
            <text:p>80983,075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>
            <text:p/>
          </table:table-cell>
          <table:table-cell table:style-name="ce3" table:formula="of:=IF([.N260]&gt;[.N$177];[.N260];&quot;&quot;)" office:value-type="float" office:value="1540416.7" calcext:value-type="float">
            <text:p>1540416,7</text:p>
          </table:table-cell>
          <table:table-cell table:style-name="ce3" table:formula="of:=IF([.O260]&gt;[.O$177];[.O260];&quot;&quot;)" office:value-type="float" office:value="70.3125" calcext:value-type="float">
            <text:p>70,3125</text:p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18650.6" calcext:value-type="float">
            <text:p>18650,6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457.8625" calcext:value-type="float">
            <text:p>457,8625</text:p>
          </table:table-cell>
          <table:table-cell table:style-name="ce3" table:formula="of:=IF([.D261]&gt;[.D$177];[.D261];&quot;&quot;)">
            <text:p/>
          </table:table-cell>
          <table:table-cell table:style-name="ce3" table:formula="of:=IF([.E261]&gt;[.E$177];[.E261];&quot;&quot;)" office:value-type="float" office:value="4863553.45" calcext:value-type="float">
            <text:p>4863553,45</text:p>
          </table:table-cell>
          <table:table-cell table:style-name="ce3" table:formula="of:=IF([.F261]&gt;[.F$177];[.F261];&quot;&quot;)">
            <text:p/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>
            <text:p/>
          </table:table-cell>
          <table:table-cell table:style-name="ce3" table:formula="of:=IF([.I261]&gt;[.I$177];[.I261];&quot;&quot;)" office:value-type="float" office:value="75557.475" calcext:value-type="float">
            <text:p>75557,475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>
            <text:p/>
          </table:table-cell>
          <table:table-cell table:style-name="ce3" table:formula="of:=IF([.N261]&gt;[.N$177];[.N261];&quot;&quot;)" office:value-type="float" office:value="2139539.4" calcext:value-type="float">
            <text:p>2139539,4</text:p>
          </table:table-cell>
          <table:table-cell table:style-name="ce3" table:formula="of:=IF([.O261]&gt;[.O$177];[.O261];&quot;&quot;)">
            <text:p/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 office:value-type="float" office:value="107.8125" calcext:value-type="float">
            <text:p>107,8125</text:p>
          </table:table-cell>
          <table:table-cell table:style-name="ce3" table:formula="of:=IF([.S261]&gt;[.S$177];[.S261];&quot;&quot;)" office:value-type="float" office:value="18650.6" calcext:value-type="float">
            <text:p>18650,6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417.8625" calcext:value-type="float">
            <text:p>417,8625</text:p>
          </table:table-cell>
          <table:table-cell table:style-name="ce3" table:formula="of:=IF([.D262]&gt;[.D$177];[.D262];&quot;&quot;)" office:value-type="float" office:value="11331.675" calcext:value-type="float">
            <text:p>11331,675</text:p>
          </table:table-cell>
          <table:table-cell table:style-name="ce3" table:formula="of:=IF([.E262]&gt;[.E$177];[.E262];&quot;&quot;)" office:value-type="float" office:value="3376158.85" calcext:value-type="float">
            <text:p>3376158,85</text:p>
          </table:table-cell>
          <table:table-cell table:style-name="ce3" table:formula="of:=IF([.F262]&gt;[.F$177];[.F262];&quot;&quot;)">
            <text:p/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>
            <text:p/>
          </table:table-cell>
          <table:table-cell table:style-name="ce3" table:formula="of:=IF([.I262]&gt;[.I$177];[.I262];&quot;&quot;)" office:value-type="float" office:value="80983.075" calcext:value-type="float">
            <text:p>80983,075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>
            <text:p/>
          </table:table-cell>
          <table:table-cell table:style-name="ce3" table:formula="of:=IF([.N262]&gt;[.N$177];[.N262];&quot;&quot;)" office:value-type="float" office:value="2620785.5" calcext:value-type="float">
            <text:p>2620785,5</text:p>
          </table:table-cell>
          <table:table-cell table:style-name="ce3" table:formula="of:=IF([.O262]&gt;[.O$177];[.O262];&quot;&quot;)" office:value-type="float" office:value="95.3125" calcext:value-type="float">
            <text:p>95,3125</text:p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21363.4" calcext:value-type="float">
            <text:p>21363,4</text:p>
          </table:table-cell>
          <table:table-cell table:style-name="ce3" table:formula="of:=IF([.T262]&gt;[.T$177];[.T262];&quot;&quot;)">
            <text:p/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919.2625" calcext:value-type="float">
            <text:p>919,2625</text:p>
          </table:table-cell>
          <table:table-cell table:style-name="ce3" table:formula="of:=IF([.D263]&gt;[.D$177];[.D263];&quot;&quot;)" office:value-type="float" office:value="7940.575" calcext:value-type="float">
            <text:p>7940,575</text:p>
          </table:table-cell>
          <table:table-cell table:style-name="ce3" table:formula="of:=IF([.E263]&gt;[.E$177];[.E263];&quot;&quot;)" office:value-type="float" office:value="3735253.85" calcext:value-type="float">
            <text:p>3735253,85</text:p>
          </table:table-cell>
          <table:table-cell table:style-name="ce3" table:formula="of:=IF([.F263]&gt;[.F$177];[.F263];&quot;&quot;)">
            <text:p/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>
            <text:p/>
          </table:table-cell>
          <table:table-cell table:style-name="ce3" table:formula="of:=IF([.I263]&gt;[.I$177];[.I263];&quot;&quot;)" office:value-type="float" office:value="75557.475" calcext:value-type="float">
            <text:p>75557,475</text:p>
          </table:table-cell>
          <table:table-cell table:style-name="ce3" table:formula="of:=IF([.J263]&gt;[.J$177];[.J263];&quot;&quot;)">
            <text:p/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>
            <text:p/>
          </table:table-cell>
          <table:table-cell table:style-name="ce3" table:formula="of:=IF([.M263]&gt;[.M$177];[.M263];&quot;&quot;)">
            <text:p/>
          </table:table-cell>
          <table:table-cell table:style-name="ce3" table:formula="of:=IF([.N263]&gt;[.N$177];[.N263];&quot;&quot;)" office:value-type="float" office:value="1774348.4" calcext:value-type="float">
            <text:p>1774348,4</text:p>
          </table:table-cell>
          <table:table-cell table:style-name="ce3" table:formula="of:=IF([.O263]&gt;[.O$177];[.O263];&quot;&quot;)">
            <text:p/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>
            <text:p/>
          </table:table-cell>
          <table:table-cell table:style-name="ce3" table:formula="of:=IF([.R263]&gt;[.R$177];[.R263];&quot;&quot;)">
            <text:p/>
          </table:table-cell>
          <table:table-cell table:style-name="ce3" table:formula="of:=IF([.S263]&gt;[.S$177];[.S263];&quot;&quot;)" office:value-type="float" office:value="24076.2" calcext:value-type="float">
            <text:p>24076,2</text:p>
          </table:table-cell>
          <table:table-cell table:style-name="ce3" table:formula="of:=IF([.T263]&gt;[.T$177];[.T263];&quot;&quot;)">
            <text:p/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458.0625" calcext:value-type="float">
            <text:p>458,0625</text:p>
          </table:table-cell>
          <table:table-cell table:style-name="ce3" table:formula="of:=IF([.D264]&gt;[.D$177];[.D264];&quot;&quot;)" office:value-type="float" office:value="11331.675" calcext:value-type="float">
            <text:p>11331,675</text:p>
          </table:table-cell>
          <table:table-cell table:style-name="ce3" table:formula="of:=IF([.E264]&gt;[.E$177];[.E264];&quot;&quot;)" office:value-type="float" office:value="3944683.25" calcext:value-type="float">
            <text:p>3944683,25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>
            <text:p/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78270.275" calcext:value-type="float">
            <text:p>78270,275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>
            <text:p/>
          </table:table-cell>
          <table:table-cell table:style-name="ce3" table:formula="of:=IF([.M264]&gt;[.M$177];[.M264];&quot;&quot;)">
            <text:p/>
          </table:table-cell>
          <table:table-cell table:style-name="ce3" table:formula="of:=IF([.N264]&gt;[.N$177];[.N264];&quot;&quot;)" office:value-type="float" office:value="2946753.4" calcext:value-type="float">
            <text:p>2946753,4</text:p>
          </table:table-cell>
          <table:table-cell table:style-name="ce3" table:formula="of:=IF([.O264]&gt;[.O$177];[.O264];&quot;&quot;)" office:value-type="float" office:value="57.8125" calcext:value-type="float">
            <text:p>57,8125</text:p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>
            <text:p/>
          </table:table-cell>
          <table:table-cell table:style-name="ce3" table:formula="of:=IF([.S264]&gt;[.S$177];[.S264];&quot;&quot;)" office:value-type="float" office:value="21363.4" calcext:value-type="float">
            <text:p>21363,4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638.6625" calcext:value-type="float">
            <text:p>638,6625</text:p>
          </table:table-cell>
          <table:table-cell table:style-name="ce3" table:formula="of:=IF([.D265]&gt;[.D$177];[.D265];&quot;&quot;)" office:value-type="float" office:value="11331.675" calcext:value-type="float">
            <text:p>11331,675</text:p>
          </table:table-cell>
          <table:table-cell table:style-name="ce3" table:formula="of:=IF([.E265]&gt;[.E$177];[.E265];&quot;&quot;)" office:value-type="float" office:value="4902306.05" calcext:value-type="float">
            <text:p>4902306,05</text:p>
          </table:table-cell>
          <table:table-cell table:style-name="ce3" table:formula="of:=IF([.F265]&gt;[.F$177];[.F265];&quot;&quot;)">
            <text:p/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78270.275" calcext:value-type="float">
            <text:p>78270,275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>
            <text:p/>
          </table:table-cell>
          <table:table-cell table:style-name="ce3" table:formula="of:=IF([.M265]&gt;[.M$177];[.M265];&quot;&quot;)" office:value-type="float" office:value="726.425" calcext:value-type="float">
            <text:p>726,425</text:p>
          </table:table-cell>
          <table:table-cell table:style-name="ce3" table:formula="of:=IF([.N265]&gt;[.N$177];[.N265];&quot;&quot;)" office:value-type="float" office:value="1548131.8" calcext:value-type="float">
            <text:p>1548131,8</text:p>
          </table:table-cell>
          <table:table-cell table:style-name="ce3" table:formula="of:=IF([.O265]&gt;[.O$177];[.O265];&quot;&quot;)" office:value-type="float" office:value="107.8125" calcext:value-type="float">
            <text:p>107,8125</text:p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>
            <text:p/>
          </table:table-cell>
          <table:table-cell table:style-name="ce3" table:formula="of:=IF([.S265]&gt;[.S$177];[.S265];&quot;&quot;)" office:value-type="float" office:value="21363.4" calcext:value-type="float">
            <text:p>21363,4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>
            <text:p/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558.2625" calcext:value-type="float">
            <text:p>558,2625</text:p>
          </table:table-cell>
          <table:table-cell table:style-name="ce3" table:formula="of:=IF([.D266]&gt;[.D$177];[.D266];&quot;&quot;)" office:value-type="float" office:value="11331.675" calcext:value-type="float">
            <text:p>11331,675</text:p>
          </table:table-cell>
          <table:table-cell table:style-name="ce3" table:formula="of:=IF([.E266]&gt;[.E$177];[.E266];&quot;&quot;)" office:value-type="float" office:value="3699851.85" calcext:value-type="float">
            <text:p>3699851,85</text:p>
          </table:table-cell>
          <table:table-cell table:style-name="ce3" table:formula="of:=IF([.F266]&gt;[.F$177];[.F266];&quot;&quot;)">
            <text:p/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>
            <text:p/>
          </table:table-cell>
          <table:table-cell table:style-name="ce3" table:formula="of:=IF([.I266]&gt;[.I$177];[.I266];&quot;&quot;)" office:value-type="float" office:value="80983.075" calcext:value-type="float">
            <text:p>80983,075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>
            <text:p/>
          </table:table-cell>
          <table:table-cell table:style-name="ce3" table:formula="of:=IF([.M266]&gt;[.M$177];[.M266];&quot;&quot;)">
            <text:p/>
          </table:table-cell>
          <table:table-cell table:style-name="ce3" table:formula="of:=IF([.N266]&gt;[.N$177];[.N266];&quot;&quot;)" office:value-type="float" office:value="1995852.4" calcext:value-type="float">
            <text:p>1995852,4</text:p>
          </table:table-cell>
          <table:table-cell table:style-name="ce3" table:formula="of:=IF([.O266]&gt;[.O$177];[.O266];&quot;&quot;)" office:value-type="float" office:value="82.8125" calcext:value-type="float">
            <text:p>82,8125</text:p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>
            <text:p/>
          </table:table-cell>
          <table:table-cell table:style-name="ce3" table:formula="of:=IF([.S266]&gt;[.S$177];[.S266];&quot;&quot;)" office:value-type="float" office:value="21363.4" calcext:value-type="float">
            <text:p>21363,4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>
            <text:p/>
          </table:table-cell>
          <table:table-cell table:style-name="ce3" table:formula="of:=IF([.V266]&gt;[.V$177];[.V2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538.2625" calcext:value-type="float">
            <text:p>538,2625</text:p>
          </table:table-cell>
          <table:table-cell table:style-name="ce3" table:formula="of:=IF([.D267]&gt;[.D$177];[.D267];&quot;&quot;)">
            <text:p/>
          </table:table-cell>
          <table:table-cell table:style-name="ce3" table:formula="of:=IF([.E267]&gt;[.E$177];[.E267];&quot;&quot;)" office:value-type="float" office:value="4192254.65" calcext:value-type="float">
            <text:p>4192254,65</text:p>
          </table:table-cell>
          <table:table-cell table:style-name="ce3" table:formula="of:=IF([.F267]&gt;[.F$177];[.F267];&quot;&quot;)">
            <text:p/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>
            <text:p/>
          </table:table-cell>
          <table:table-cell table:style-name="ce3" table:formula="of:=IF([.I267]&gt;[.I$177];[.I267];&quot;&quot;)" office:value-type="float" office:value="78270.275" calcext:value-type="float">
            <text:p>78270,275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 office:value-type="float" office:value="617.975" calcext:value-type="float">
            <text:p>617,975</text:p>
          </table:table-cell>
          <table:table-cell table:style-name="ce3" table:formula="of:=IF([.M267]&gt;[.M$177];[.M267];&quot;&quot;)">
            <text:p/>
          </table:table-cell>
          <table:table-cell table:style-name="ce3" table:formula="of:=IF([.N267]&gt;[.N$177];[.N267];&quot;&quot;)" office:value-type="float" office:value="1965325.6" calcext:value-type="float">
            <text:p>1965325,6</text:p>
          </table:table-cell>
          <table:table-cell table:style-name="ce3" table:formula="of:=IF([.O267]&gt;[.O$177];[.O267];&quot;&quot;)" office:value-type="float" office:value="82.8125" calcext:value-type="float">
            <text:p>82,8125</text:p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>
            <text:p/>
          </table:table-cell>
          <table:table-cell table:style-name="ce3" table:formula="of:=IF([.S267]&gt;[.S$177];[.S267];&quot;&quot;)" office:value-type="float" office:value="15937.8" calcext:value-type="float">
            <text:p>15937,8</text:p>
          </table:table-cell>
          <table:table-cell table:style-name="ce3" table:formula="of:=IF([.T267]&gt;[.T$177];[.T267];&quot;&quot;)">
            <text:p/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378.0625" calcext:value-type="float">
            <text:p>378,0625</text:p>
          </table:table-cell>
          <table:table-cell table:style-name="ce3" table:formula="of:=IF([.D268]&gt;[.D$177];[.D268];&quot;&quot;)" office:value-type="float" office:value="8618.875" calcext:value-type="float">
            <text:p>8618,875</text:p>
          </table:table-cell>
          <table:table-cell table:style-name="ce3" table:formula="of:=IF([.E268]&gt;[.E$177];[.E268];&quot;&quot;)" office:value-type="float" office:value="5094786.85" calcext:value-type="float">
            <text:p>5094786,85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>
            <text:p/>
          </table:table-cell>
          <table:table-cell table:style-name="ce3" table:formula="of:=IF([.I268]&gt;[.I$177];[.I268];&quot;&quot;)" office:value-type="float" office:value="78297.375" calcext:value-type="float">
            <text:p>78297,375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>
            <text:p/>
          </table:table-cell>
          <table:table-cell table:style-name="ce3" table:formula="of:=IF([.M268]&gt;[.M$177];[.M268];&quot;&quot;)">
            <text:p/>
          </table:table-cell>
          <table:table-cell table:style-name="ce3" table:formula="of:=IF([.N268]&gt;[.N$177];[.N268];&quot;&quot;)" office:value-type="float" office:value="2140719.6" calcext:value-type="float">
            <text:p>2140719,6</text:p>
          </table:table-cell>
          <table:table-cell table:style-name="ce3" table:formula="of:=IF([.O268]&gt;[.O$177];[.O268];&quot;&quot;)" office:value-type="float" office:value="57.8125" calcext:value-type="float">
            <text:p>57,8125</text:p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>
            <text:p/>
          </table:table-cell>
          <table:table-cell table:style-name="ce3" table:formula="of:=IF([.S268]&gt;[.S$177];[.S268];&quot;&quot;)" office:value-type="float" office:value="15937.8" calcext:value-type="float">
            <text:p>15937,8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999.6625" calcext:value-type="float">
            <text:p>999,6625</text:p>
          </table:table-cell>
          <table:table-cell table:style-name="ce3" table:formula="of:=IF([.D269]&gt;[.D$177];[.D269];&quot;&quot;)">
            <text:p/>
          </table:table-cell>
          <table:table-cell table:style-name="ce3" table:formula="of:=IF([.E269]&gt;[.E$177];[.E269];&quot;&quot;)" office:value-type="float" office:value="4535045.25" calcext:value-type="float">
            <text:p>4535045,25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>
            <text:p/>
          </table:table-cell>
          <table:table-cell table:style-name="ce3" table:formula="of:=IF([.I269]&gt;[.I$177];[.I269];&quot;&quot;)" office:value-type="float" office:value="72844.675" calcext:value-type="float">
            <text:p>72844,675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>
            <text:p/>
          </table:table-cell>
          <table:table-cell table:style-name="ce3" table:formula="of:=IF([.N269]&gt;[.N$177];[.N269];&quot;&quot;)" office:value-type="float" office:value="1973420.8" calcext:value-type="float">
            <text:p>1973420,8</text:p>
          </table:table-cell>
          <table:table-cell table:style-name="ce3" table:formula="of:=IF([.O269]&gt;[.O$177];[.O269];&quot;&quot;)">
            <text:p/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 office:value-type="float" office:value="87.8125" calcext:value-type="float">
            <text:p>87,8125</text:p>
          </table:table-cell>
          <table:table-cell table:style-name="ce3" table:formula="of:=IF([.S269]&gt;[.S$177];[.S269];&quot;&quot;)" office:value-type="float" office:value="15937.8" calcext:value-type="float">
            <text:p>15937,8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819.2625" calcext:value-type="float">
            <text:p>819,2625</text:p>
          </table:table-cell>
          <table:table-cell table:style-name="ce3" table:formula="of:=IF([.D270]&gt;[.D$177];[.D270];&quot;&quot;)">
            <text:p/>
          </table:table-cell>
          <table:table-cell table:style-name="ce3" table:formula="of:=IF([.E270]&gt;[.E$177];[.E270];&quot;&quot;)" office:value-type="float" office:value="4973002.05" calcext:value-type="float">
            <text:p>4973002,05</text:p>
          </table:table-cell>
          <table:table-cell table:style-name="ce3" table:formula="of:=IF([.F270]&gt;[.F$177];[.F270];&quot;&quot;)">
            <text:p/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70131.875" calcext:value-type="float">
            <text:p>70131,875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>
            <text:p/>
          </table:table-cell>
          <table:table-cell table:style-name="ce3" table:formula="of:=IF([.N270]&gt;[.N$177];[.N270];&quot;&quot;)" office:value-type="float" office:value="1836172.4" calcext:value-type="float">
            <text:p>1836172,4</text:p>
          </table:table-cell>
          <table:table-cell table:style-name="ce3" table:formula="of:=IF([.O270]&gt;[.O$177];[.O270];&quot;&quot;)" office:value-type="float" office:value="82.8125" calcext:value-type="float">
            <text:p>82,8125</text:p>
          </table:table-cell>
          <table:table-cell table:style-name="ce3" table:formula="of:=IF([.P270]&gt;[.P$177];[.P270];&quot;&quot;)">
            <text:p/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>
            <text:p/>
          </table:table-cell>
          <table:table-cell table:style-name="ce3" table:formula="of:=IF([.S270]&gt;[.S$177];[.S270];&quot;&quot;)" office:value-type="float" office:value="15937.8" calcext:value-type="float">
            <text:p>15937,8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([.B271]&gt;[.B$177];[.B271];&quot;&quot;)">
            <text:p/>
          </table:table-cell>
          <table:table-cell table:style-name="ce3" table:formula="of:=IF([.C271]&gt;[.C$177];[.C271];&quot;&quot;)" office:value-type="float" office:value="638.6625" calcext:value-type="float">
            <text:p>638,6625</text:p>
          </table:table-cell>
          <table:table-cell table:style-name="ce3" table:formula="of:=IF([.D271]&gt;[.D$177];[.D271];&quot;&quot;)">
            <text:p/>
          </table:table-cell>
          <table:table-cell table:style-name="ce3" table:formula="of:=IF([.E271]&gt;[.E$177];[.E271];&quot;&quot;)" office:value-type="float" office:value="4618654.45" calcext:value-type="float">
            <text:p>4618654,45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>
            <text:p/>
          </table:table-cell>
          <table:table-cell table:style-name="ce3" table:formula="of:=IF([.I271]&gt;[.I$177];[.I271];&quot;&quot;)" office:value-type="float" office:value="70104.675" calcext:value-type="float">
            <text:p>70104,675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 office:value-type="float" office:value="402.275" calcext:value-type="float">
            <text:p>402,275</text:p>
          </table:table-cell>
          <table:table-cell table:style-name="ce3" table:formula="of:=IF([.M271]&gt;[.M$177];[.M271];&quot;&quot;)">
            <text:p/>
          </table:table-cell>
          <table:table-cell table:style-name="ce3" table:formula="of:=IF([.N271]&gt;[.N$177];[.N271];&quot;&quot;)" office:value-type="float" office:value="2223920" calcext:value-type="float">
            <text:p>2223920</text:p>
          </table:table-cell>
          <table:table-cell table:style-name="ce3" table:formula="of:=IF([.O271]&gt;[.O$177];[.O271];&quot;&quot;)" office:value-type="float" office:value="70.3125" calcext:value-type="float">
            <text:p>70,3125</text:p>
          </table:table-cell>
          <table:table-cell table:style-name="ce3" table:formula="of:=IF([.P271]&gt;[.P$177];[.P271];&quot;&quot;)">
            <text:p/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>
            <text:p/>
          </table:table-cell>
          <table:table-cell table:style-name="ce3" table:formula="of:=IF([.S271]&gt;[.S$177];[.S271];&quot;&quot;)" office:value-type="float" office:value="15937.8" calcext:value-type="float">
            <text:p>15937,8</text:p>
          </table:table-cell>
          <table:table-cell table:style-name="ce3" table:formula="of:=IF([.T271]&gt;[.T$177];[.T271];&quot;&quot;)">
            <text:p/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([.B272]&gt;[.B$177];[.B272];&quot;&quot;)">
            <text:p/>
          </table:table-cell>
          <table:table-cell table:style-name="ce3" table:formula="of:=IF([.C272]&gt;[.C$177];[.C272];&quot;&quot;)" office:value-type="float" office:value="879.4625" calcext:value-type="float">
            <text:p>879,4625</text:p>
          </table:table-cell>
          <table:table-cell table:style-name="ce3" table:formula="of:=IF([.D272]&gt;[.D$177];[.D272];&quot;&quot;)">
            <text:p/>
          </table:table-cell>
          <table:table-cell table:style-name="ce3" table:formula="of:=IF([.E272]&gt;[.E$177];[.E272];&quot;&quot;)" office:value-type="float" office:value="4567680.55" calcext:value-type="float">
            <text:p>4567680,55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67419.075" calcext:value-type="float">
            <text:p>67419,075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>
            <text:p/>
          </table:table-cell>
          <table:table-cell table:style-name="ce3" table:formula="of:=IF([.N272]&gt;[.N$177];[.N272];&quot;&quot;)" office:value-type="float" office:value="1944658.8" calcext:value-type="float">
            <text:p>1944658,8</text:p>
          </table:table-cell>
          <table:table-cell table:style-name="ce3" table:formula="of:=IF([.O272]&gt;[.O$177];[.O272];&quot;&quot;)" office:value-type="float" office:value="132.8125" calcext:value-type="float">
            <text:p>132,8125</text:p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>
            <text:p/>
          </table:table-cell>
          <table:table-cell table:style-name="ce3" table:formula="of:=IF([.S272]&gt;[.S$177];[.S272];&quot;&quot;)" office:value-type="float" office:value="15937.8" calcext:value-type="float">
            <text:p>15937,8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859.2625" calcext:value-type="float">
            <text:p>859,2625</text:p>
          </table:table-cell>
          <table:table-cell table:style-name="ce3" table:formula="of:=IF([.D273]&gt;[.D$177];[.D273];&quot;&quot;)" office:value-type="float" office:value="7940.575" calcext:value-type="float">
            <text:p>7940,575</text:p>
          </table:table-cell>
          <table:table-cell table:style-name="ce3" table:formula="of:=IF([.E273]&gt;[.E$177];[.E273];&quot;&quot;)" office:value-type="float" office:value="4559569.05" calcext:value-type="float">
            <text:p>4559569,05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67419.075" calcext:value-type="float">
            <text:p>67419,075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>
            <text:p/>
          </table:table-cell>
          <table:table-cell table:style-name="ce3" table:formula="of:=IF([.N273]&gt;[.N$177];[.N273];&quot;&quot;)" office:value-type="float" office:value="2013119.6" calcext:value-type="float">
            <text:p>2013119,6</text:p>
          </table:table-cell>
          <table:table-cell table:style-name="ce3" table:formula="of:=IF([.O273]&gt;[.O$177];[.O273];&quot;&quot;)" office:value-type="float" office:value="57.8125" calcext:value-type="float">
            <text:p>57,8125</text:p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>
            <text:p/>
          </table:table-cell>
          <table:table-cell table:style-name="ce3" table:formula="of:=IF([.S273]&gt;[.S$177];[.S273];&quot;&quot;)" office:value-type="float" office:value="18650.6" calcext:value-type="float">
            <text:p>18650,6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899.4625" calcext:value-type="float">
            <text:p>899,4625</text:p>
          </table:table-cell>
          <table:table-cell table:style-name="ce3" table:formula="of:=IF([.D274]&gt;[.D$177];[.D274];&quot;&quot;)">
            <text:p/>
          </table:table-cell>
          <table:table-cell table:style-name="ce3" table:formula="of:=IF([.E274]&gt;[.E$177];[.E274];&quot;&quot;)" office:value-type="float" office:value="3944683.25" calcext:value-type="float">
            <text:p>3944683,25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67391.875" calcext:value-type="float">
            <text:p>67391,875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490.625" calcext:value-type="float">
            <text:p>490,625</text:p>
          </table:table-cell>
          <table:table-cell table:style-name="ce3" table:formula="of:=IF([.N274]&gt;[.N$177];[.N274];&quot;&quot;)" office:value-type="float" office:value="2257615.1" calcext:value-type="float">
            <text:p>2257615,1</text:p>
          </table:table-cell>
          <table:table-cell table:style-name="ce3" table:formula="of:=IF([.O274]&gt;[.O$177];[.O274];&quot;&quot;)" office:value-type="float" office:value="57.8125" calcext:value-type="float">
            <text:p>57,8125</text:p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18650.6" calcext:value-type="float">
            <text:p>18650,6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>
            <text:p/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1561.0625" calcext:value-type="float">
            <text:p>1561,0625</text:p>
          </table:table-cell>
          <table:table-cell table:style-name="ce3" table:formula="of:=IF([.D275]&gt;[.D$177];[.D275];&quot;&quot;)" office:value-type="float" office:value="8618.875" calcext:value-type="float">
            <text:p>8618,875</text:p>
          </table:table-cell>
          <table:table-cell table:style-name="ce3" table:formula="of:=IF([.E275]&gt;[.E$177];[.E275];&quot;&quot;)" office:value-type="float" office:value="4140602.35" calcext:value-type="float">
            <text:p>4140602,35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>
            <text:p/>
          </table:table-cell>
          <table:table-cell table:style-name="ce3" table:formula="of:=IF([.I275]&gt;[.I$177];[.I275];&quot;&quot;)" office:value-type="float" office:value="72844.675" calcext:value-type="float">
            <text:p>72844,675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666.225" calcext:value-type="float">
            <text:p>666,225</text:p>
          </table:table-cell>
          <table:table-cell table:style-name="ce3" table:formula="of:=IF([.N275]&gt;[.N$177];[.N275];&quot;&quot;)" office:value-type="float" office:value="2115878" calcext:value-type="float">
            <text:p>2115878</text:p>
          </table:table-cell>
          <table:table-cell table:style-name="ce3" table:formula="of:=IF([.O275]&gt;[.O$177];[.O275];&quot;&quot;)" office:value-type="float" office:value="95.3125" calcext:value-type="float">
            <text:p>95,3125</text:p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>
            <text:p/>
          </table:table-cell>
          <table:table-cell table:style-name="ce3" table:formula="of:=IF([.S275]&gt;[.S$177];[.S275];&quot;&quot;)" office:value-type="float" office:value="13225" calcext:value-type="float">
            <text:p>13225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>
            <text:p/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758.9625" calcext:value-type="float">
            <text:p>758,9625</text:p>
          </table:table-cell>
          <table:table-cell table:style-name="ce3" table:formula="of:=IF([.D276]&gt;[.D$177];[.D276];&quot;&quot;)">
            <text:p/>
          </table:table-cell>
          <table:table-cell table:style-name="ce3" table:formula="of:=IF([.E276]&gt;[.E$177];[.E276];&quot;&quot;)" office:value-type="float" office:value="3789672.95" calcext:value-type="float">
            <text:p>3789672,95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>
            <text:p/>
          </table:table-cell>
          <table:table-cell table:style-name="ce3" table:formula="of:=IF([.I276]&gt;[.I$177];[.I276];&quot;&quot;)" office:value-type="float" office:value="67391.875" calcext:value-type="float">
            <text:p>67391,875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>
            <text:p/>
          </table:table-cell>
          <table:table-cell table:style-name="ce3" table:formula="of:=IF([.N276]&gt;[.N$177];[.N276];&quot;&quot;)" office:value-type="float" office:value="2113369.2" calcext:value-type="float">
            <text:p>2113369,2</text:p>
          </table:table-cell>
          <table:table-cell table:style-name="ce3" table:formula="of:=IF([.O276]&gt;[.O$177];[.O276];&quot;&quot;)" office:value-type="float" office:value="70.3125" calcext:value-type="float">
            <text:p>70,3125</text:p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>
            <text:p/>
          </table:table-cell>
          <table:table-cell table:style-name="ce3" table:formula="of:=IF([.S276]&gt;[.S$177];[.S276];&quot;&quot;)" office:value-type="float" office:value="13225" calcext:value-type="float">
            <text:p>13225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 office:value-type="float" office:value="919.2625" calcext:value-type="float">
            <text:p>919,2625</text:p>
          </table:table-cell>
          <table:table-cell table:style-name="ce3" table:formula="of:=IF([.D277]&gt;[.D$177];[.D277];&quot;&quot;)" office:value-type="float" office:value="7940.575" calcext:value-type="float">
            <text:p>7940,575</text:p>
          </table:table-cell>
          <table:table-cell table:style-name="ce3" table:formula="of:=IF([.E277]&gt;[.E$177];[.E277];&quot;&quot;)" office:value-type="float" office:value="3939311.65" calcext:value-type="float">
            <text:p>3939311,65</text:p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>
            <text:p/>
          </table:table-cell>
          <table:table-cell table:style-name="ce3" table:formula="of:=IF([.I277]&gt;[.I$177];[.I277];&quot;&quot;)" office:value-type="float" office:value="72844.675" calcext:value-type="float">
            <text:p>72844,675</text:p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>
            <text:p/>
          </table:table-cell>
          <table:table-cell table:style-name="ce3" table:formula="of:=IF([.N277]&gt;[.N$177];[.N277];&quot;&quot;)" office:value-type="float" office:value="2171058.8" calcext:value-type="float">
            <text:p>2171058,8</text:p>
          </table:table-cell>
          <table:table-cell table:style-name="ce3" table:formula="of:=IF([.O277]&gt;[.O$177];[.O277];&quot;&quot;)" office:value-type="float" office:value="70.3125" calcext:value-type="float">
            <text:p>70,3125</text:p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 office:value-type="float" office:value="18650.6" calcext:value-type="float">
            <text:p>18650,6</text:p>
          </table:table-cell>
          <table:table-cell table:style-name="ce3" table:formula="of:=IF([.T277]&gt;[.T$177];[.T277];&quot;&quot;)">
            <text:p/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([.B278]&gt;[.B$177];[.B278];&quot;&quot;)">
            <text:p/>
          </table:table-cell>
          <table:table-cell table:style-name="ce3" table:formula="of:=IF([.C278]&gt;[.C$177];[.C278];&quot;&quot;)" office:value-type="float" office:value="1882.0625" calcext:value-type="float">
            <text:p>1882,0625</text:p>
          </table:table-cell>
          <table:table-cell table:style-name="ce3" table:formula="of:=IF([.D278]&gt;[.D$177];[.D278];&quot;&quot;)" office:value-type="float" office:value="11331.675" calcext:value-type="float">
            <text:p>11331,675</text:p>
          </table:table-cell>
          <table:table-cell table:style-name="ce3" table:formula="of:=IF([.E278]&gt;[.E$177];[.E278];&quot;&quot;)" office:value-type="float" office:value="4284788.25" calcext:value-type="float">
            <text:p>4284788,25</text:p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>
            <text:p/>
          </table:table-cell>
          <table:table-cell table:style-name="ce3" table:formula="of:=IF([.I278]&gt;[.I$177];[.I278];&quot;&quot;)" office:value-type="float" office:value="72844.675" calcext:value-type="float">
            <text:p>72844,675</text:p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>
            <text:p/>
          </table:table-cell>
          <table:table-cell table:style-name="ce3" table:formula="of:=IF([.M278]&gt;[.M$177];[.M278];&quot;&quot;)">
            <text:p/>
          </table:table-cell>
          <table:table-cell table:style-name="ce3" table:formula="of:=IF([.N278]&gt;[.N$177];[.N278];&quot;&quot;)" office:value-type="float" office:value="2290463.6" calcext:value-type="float">
            <text:p>2290463,6</text:p>
          </table:table-cell>
          <table:table-cell table:style-name="ce3" table:formula="of:=IF([.O278]&gt;[.O$177];[.O278];&quot;&quot;)">
            <text:p/>
          </table:table-cell>
          <table:table-cell table:style-name="ce3" table:formula="of:=IF([.P278]&gt;[.P$177];[.P278];&quot;&quot;)">
            <text:p/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 office:value-type="float" office:value="21363.4" calcext:value-type="float">
            <text:p>21363,4</text:p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 office:value-type="float" office:value="1320.4625" calcext:value-type="float">
            <text:p>1320,4625</text:p>
          </table:table-cell>
          <table:table-cell table:style-name="ce3" table:formula="of:=IF([.D279]&gt;[.D$177];[.D279];&quot;&quot;)" office:value-type="float" office:value="8618.875" calcext:value-type="float">
            <text:p>8618,875</text:p>
          </table:table-cell>
          <table:table-cell table:style-name="ce3" table:formula="of:=IF([.E279]&gt;[.E$177];[.E279];&quot;&quot;)" office:value-type="float" office:value="4853312.55" calcext:value-type="float">
            <text:p>4853312,55</text:p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 office:value-type="float" office:value="72844.675" calcext:value-type="float">
            <text:p>72844,675</text:p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>
            <text:p/>
          </table:table-cell>
          <table:table-cell table:style-name="ce3" table:formula="of:=IF([.N279]&gt;[.N$177];[.N279];&quot;&quot;)" office:value-type="float" office:value="2427436.4" calcext:value-type="float">
            <text:p>2427436,4</text:p>
          </table:table-cell>
          <table:table-cell table:style-name="ce3" table:formula="of:=IF([.O279]&gt;[.O$177];[.O279];&quot;&quot;)" office:value-type="float" office:value="57.8125" calcext:value-type="float">
            <text:p>57,8125</text:p>
          </table:table-cell>
          <table:table-cell table:style-name="ce3" table:formula="of:=IF([.P279]&gt;[.P$177];[.P279];&quot;&quot;)">
            <text:p/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 office:value-type="float" office:value="21363.4" calcext:value-type="float">
            <text:p>21363,4</text:p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IF([.B280]&gt;[.B$177];[.B280];&quot;&quot;)">
            <text:p/>
          </table:table-cell>
          <table:table-cell table:style-name="ce3" table:formula="of:=IF([.C280]&gt;[.C$177];[.C280];&quot;&quot;)" office:value-type="float" office:value="2263.2625" calcext:value-type="float">
            <text:p>2263,2625</text:p>
          </table:table-cell>
          <table:table-cell table:style-name="ce3" table:formula="of:=IF([.D280]&gt;[.D$177];[.D280];&quot;&quot;)">
            <text:p/>
          </table:table-cell>
          <table:table-cell table:style-name="ce3" table:formula="of:=IF([.E280]&gt;[.E$177];[.E280];&quot;&quot;)" office:value-type="float" office:value="4135203.65" calcext:value-type="float">
            <text:p>4135203,65</text:p>
          </table:table-cell>
          <table:table-cell table:style-name="ce3" table:formula="of:=IF([.F280]&gt;[.F$177];[.F280];&quot;&quot;)">
            <text:p/>
          </table:table-cell>
          <table:table-cell table:style-name="ce3" table:formula="of:=IF([.G280]&gt;[.G$177];[.G280];&quot;&quot;)">
            <text:p/>
          </table:table-cell>
          <table:table-cell table:style-name="ce3" table:formula="of:=IF([.H280]&gt;[.H$177];[.H280];&quot;&quot;)">
            <text:p/>
          </table:table-cell>
          <table:table-cell table:style-name="ce3" table:formula="of:=IF([.I280]&gt;[.I$177];[.I280];&quot;&quot;)" office:value-type="float" office:value="70131.875" calcext:value-type="float">
            <text:p>70131,875</text:p>
          </table:table-cell>
          <table:table-cell table:style-name="ce3" table:formula="of:=IF([.J280]&gt;[.J$177];[.J280];&quot;&quot;)">
            <text:p/>
          </table:table-cell>
          <table:table-cell table:style-name="ce3" table:formula="of:=IF([.K280]&gt;[.K$177];[.K280];&quot;&quot;)">
            <text:p/>
          </table:table-cell>
          <table:table-cell table:style-name="ce3" table:formula="of:=IF([.L280]&gt;[.L$177];[.L280];&quot;&quot;)">
            <text:p/>
          </table:table-cell>
          <table:table-cell table:style-name="ce3" table:formula="of:=IF([.M280]&gt;[.M$177];[.M280];&quot;&quot;)">
            <text:p/>
          </table:table-cell>
          <table:table-cell table:style-name="ce3" table:formula="of:=IF([.N280]&gt;[.N$177];[.N280];&quot;&quot;)" office:value-type="float" office:value="2615570.7" calcext:value-type="float">
            <text:p>2615570,7</text:p>
          </table:table-cell>
          <table:table-cell table:style-name="ce3" table:formula="of:=IF([.O280]&gt;[.O$177];[.O280];&quot;&quot;)" office:value-type="float" office:value="95.3125" calcext:value-type="float">
            <text:p>95,3125</text:p>
          </table:table-cell>
          <table:table-cell table:style-name="ce3" table:formula="of:=IF([.P280]&gt;[.P$177];[.P280];&quot;&quot;)">
            <text:p/>
          </table:table-cell>
          <table:table-cell table:style-name="ce3" table:formula="of:=IF([.Q280]&gt;[.Q$177];[.Q280];&quot;&quot;)">
            <text:p/>
          </table:table-cell>
          <table:table-cell table:style-name="ce3" table:formula="of:=IF([.R280]&gt;[.R$177];[.R280];&quot;&quot;)">
            <text:p/>
          </table:table-cell>
          <table:table-cell table:style-name="ce3" table:formula="of:=IF([.S280]&gt;[.S$177];[.S280];&quot;&quot;)" office:value-type="float" office:value="21363.4" calcext:value-type="float">
            <text:p>21363,4</text:p>
          </table:table-cell>
          <table:table-cell table:style-name="ce3" table:formula="of:=IF([.T280]&gt;[.T$177];[.T280];&quot;&quot;)">
            <text:p/>
          </table:table-cell>
          <table:table-cell table:style-name="ce3" table:formula="of:=IF([.U280]&gt;[.U$177];[.U280];&quot;&quot;)">
            <text:p/>
          </table:table-cell>
          <table:table-cell table:style-name="ce3" table:formula="of:=IF([.V280]&gt;[.V$177];[.V2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IF([.B281]&gt;[.B$177];[.B281];&quot;&quot;)">
            <text:p/>
          </table:table-cell>
          <table:table-cell table:style-name="ce3" table:formula="of:=IF([.C281]&gt;[.C$177];[.C281];&quot;&quot;)" office:value-type="float" office:value="1761.8625" calcext:value-type="float">
            <text:p>1761,8625</text:p>
          </table:table-cell>
          <table:table-cell table:style-name="ce3" table:formula="of:=IF([.D281]&gt;[.D$177];[.D281];&quot;&quot;)" office:value-type="float" office:value="8618.875" calcext:value-type="float">
            <text:p>8618,875</text:p>
          </table:table-cell>
          <table:table-cell table:style-name="ce3" table:formula="of:=IF([.E281]&gt;[.E$177];[.E281];&quot;&quot;)" office:value-type="float" office:value="4037217.45" calcext:value-type="float">
            <text:p>4037217,45</text:p>
          </table:table-cell>
          <table:table-cell table:style-name="ce3" table:formula="of:=IF([.F281]&gt;[.F$177];[.F281];&quot;&quot;)">
            <text:p/>
          </table:table-cell>
          <table:table-cell table:style-name="ce3" table:formula="of:=IF([.G281]&gt;[.G$177];[.G281];&quot;&quot;)">
            <text:p/>
          </table:table-cell>
          <table:table-cell table:style-name="ce3" table:formula="of:=IF([.H281]&gt;[.H$177];[.H281];&quot;&quot;)">
            <text:p/>
          </table:table-cell>
          <table:table-cell table:style-name="ce3" table:formula="of:=IF([.I281]&gt;[.I$177];[.I281];&quot;&quot;)" office:value-type="float" office:value="67419.075" calcext:value-type="float">
            <text:p>67419,075</text:p>
          </table:table-cell>
          <table:table-cell table:style-name="ce3" table:formula="of:=IF([.J281]&gt;[.J$177];[.J281];&quot;&quot;)">
            <text:p/>
          </table:table-cell>
          <table:table-cell table:style-name="ce3" table:formula="of:=IF([.K281]&gt;[.K$177];[.K281];&quot;&quot;)">
            <text:p/>
          </table:table-cell>
          <table:table-cell table:style-name="ce3" table:formula="of:=IF([.L281]&gt;[.L$177];[.L281];&quot;&quot;)">
            <text:p/>
          </table:table-cell>
          <table:table-cell table:style-name="ce3" table:formula="of:=IF([.M281]&gt;[.M$177];[.M281];&quot;&quot;)">
            <text:p/>
          </table:table-cell>
          <table:table-cell table:style-name="ce3" table:formula="of:=IF([.N281]&gt;[.N$177];[.N281];&quot;&quot;)" office:value-type="float" office:value="2380059.8" calcext:value-type="float">
            <text:p>2380059,8</text:p>
          </table:table-cell>
          <table:table-cell table:style-name="ce3" table:formula="of:=IF([.O281]&gt;[.O$177];[.O281];&quot;&quot;)" office:value-type="float" office:value="95.3125" calcext:value-type="float">
            <text:p>95,3125</text:p>
          </table:table-cell>
          <table:table-cell table:style-name="ce3" table:formula="of:=IF([.P281]&gt;[.P$177];[.P281];&quot;&quot;)">
            <text:p/>
          </table:table-cell>
          <table:table-cell table:style-name="ce3" table:formula="of:=IF([.Q281]&gt;[.Q$177];[.Q281];&quot;&quot;)">
            <text:p/>
          </table:table-cell>
          <table:table-cell table:style-name="ce3" table:formula="of:=IF([.R281]&gt;[.R$177];[.R281];&quot;&quot;)">
            <text:p/>
          </table:table-cell>
          <table:table-cell table:style-name="ce3" table:formula="of:=IF([.S281]&gt;[.S$177];[.S281];&quot;&quot;)" office:value-type="float" office:value="24076.2" calcext:value-type="float">
            <text:p>24076,2</text:p>
          </table:table-cell>
          <table:table-cell table:style-name="ce3" table:formula="of:=IF([.T281]&gt;[.T$177];[.T281];&quot;&quot;)">
            <text:p/>
          </table:table-cell>
          <table:table-cell table:style-name="ce3" table:formula="of:=IF([.U281]&gt;[.U$177];[.U281];&quot;&quot;)">
            <text:p/>
          </table:table-cell>
          <table:table-cell table:style-name="ce3" table:formula="of:=IF([.V281]&gt;[.V$177];[.V2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IF([.B282]&gt;[.B$177];[.B282];&quot;&quot;)">
            <text:p/>
          </table:table-cell>
          <table:table-cell table:style-name="ce3" table:formula="of:=IF([.C282]&gt;[.C$177];[.C282];&quot;&quot;)" office:value-type="float" office:value="8981.9625" calcext:value-type="float">
            <text:p>8981,9625</text:p>
          </table:table-cell>
          <table:table-cell table:style-name="ce3" table:formula="of:=IF([.D282]&gt;[.D$177];[.D282];&quot;&quot;)" office:value-type="float" office:value="7940.575" calcext:value-type="float">
            <text:p>7940,575</text:p>
          </table:table-cell>
          <table:table-cell table:style-name="ce3" table:formula="of:=IF([.E282]&gt;[.E$177];[.E282];&quot;&quot;)" office:value-type="float" office:value="3789618.85" calcext:value-type="float">
            <text:p>3789618,85</text:p>
          </table:table-cell>
          <table:table-cell table:style-name="ce3" table:formula="of:=IF([.F282]&gt;[.F$177];[.F282];&quot;&quot;)">
            <text:p/>
          </table:table-cell>
          <table:table-cell table:style-name="ce3" table:formula="of:=IF([.G282]&gt;[.G$177];[.G282];&quot;&quot;)">
            <text:p/>
          </table:table-cell>
          <table:table-cell table:style-name="ce3" table:formula="of:=IF([.H282]&gt;[.H$177];[.H282];&quot;&quot;)">
            <text:p/>
          </table:table-cell>
          <table:table-cell table:style-name="ce3" table:formula="of:=IF([.I282]&gt;[.I$177];[.I282];&quot;&quot;)" office:value-type="float" office:value="72871.775" calcext:value-type="float">
            <text:p>72871,775</text:p>
          </table:table-cell>
          <table:table-cell table:style-name="ce3" table:formula="of:=IF([.J282]&gt;[.J$177];[.J282];&quot;&quot;)">
            <text:p/>
          </table:table-cell>
          <table:table-cell table:style-name="ce3" table:formula="of:=IF([.K282]&gt;[.K$177];[.K282];&quot;&quot;)">
            <text:p/>
          </table:table-cell>
          <table:table-cell table:style-name="ce3" table:formula="of:=IF([.L282]&gt;[.L$177];[.L282];&quot;&quot;)">
            <text:p/>
          </table:table-cell>
          <table:table-cell table:style-name="ce3" table:formula="of:=IF([.M282]&gt;[.M$177];[.M282];&quot;&quot;)">
            <text:p/>
          </table:table-cell>
          <table:table-cell table:style-name="ce3" table:formula="of:=IF([.N282]&gt;[.N$177];[.N282];&quot;&quot;)" office:value-type="float" office:value="2220198" calcext:value-type="float">
            <text:p>2220198</text:p>
          </table:table-cell>
          <table:table-cell table:style-name="ce3" table:formula="of:=IF([.O282]&gt;[.O$177];[.O282];&quot;&quot;)">
            <text:p/>
          </table:table-cell>
          <table:table-cell table:style-name="ce3" table:formula="of:=IF([.P282]&gt;[.P$177];[.P282];&quot;&quot;)">
            <text:p/>
          </table:table-cell>
          <table:table-cell table:style-name="ce3" table:formula="of:=IF([.Q282]&gt;[.Q$177];[.Q282];&quot;&quot;)">
            <text:p/>
          </table:table-cell>
          <table:table-cell table:style-name="ce3" table:formula="of:=IF([.R282]&gt;[.R$177];[.R282];&quot;&quot;)" office:value-type="float" office:value="127.8125" calcext:value-type="float">
            <text:p>127,8125</text:p>
          </table:table-cell>
          <table:table-cell table:style-name="ce3" table:formula="of:=IF([.S282]&gt;[.S$177];[.S282];&quot;&quot;)" office:value-type="float" office:value="24076.2" calcext:value-type="float">
            <text:p>24076,2</text:p>
          </table:table-cell>
          <table:table-cell table:style-name="ce3" table:formula="of:=IF([.T282]&gt;[.T$177];[.T282];&quot;&quot;)">
            <text:p/>
          </table:table-cell>
          <table:table-cell table:style-name="ce3" table:formula="of:=IF([.U282]&gt;[.U$177];[.U282];&quot;&quot;)">
            <text:p/>
          </table:table-cell>
          <table:table-cell table:style-name="ce3" table:formula="of:=IF([.V282]&gt;[.V$177];[.V2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IF([.B283]&gt;[.B$177];[.B283];&quot;&quot;)">
            <text:p/>
          </table:table-cell>
          <table:table-cell table:style-name="ce3" table:formula="of:=IF([.C283]&gt;[.C$177];[.C283];&quot;&quot;)" office:value-type="float" office:value="2082.8625" calcext:value-type="float">
            <text:p>2082,8625</text:p>
          </table:table-cell>
          <table:table-cell table:style-name="ce3" table:formula="of:=IF([.D283]&gt;[.D$177];[.D283];&quot;&quot;)">
            <text:p/>
          </table:table-cell>
          <table:table-cell table:style-name="ce3" table:formula="of:=IF([.E283]&gt;[.E$177];[.E283];&quot;&quot;)" office:value-type="float" office:value="3830419.75" calcext:value-type="float">
            <text:p>3830419,75</text:p>
          </table:table-cell>
          <table:table-cell table:style-name="ce3" table:formula="of:=IF([.F283]&gt;[.F$177];[.F283];&quot;&quot;)">
            <text:p/>
          </table:table-cell>
          <table:table-cell table:style-name="ce3" table:formula="of:=IF([.G283]&gt;[.G$177];[.G283];&quot;&quot;)">
            <text:p/>
          </table:table-cell>
          <table:table-cell table:style-name="ce3" table:formula="of:=IF([.H283]&gt;[.H$177];[.H283];&quot;&quot;)">
            <text:p/>
          </table:table-cell>
          <table:table-cell table:style-name="ce3" table:formula="of:=IF([.I283]&gt;[.I$177];[.I283];&quot;&quot;)" office:value-type="float" office:value="67419.075" calcext:value-type="float">
            <text:p>67419,075</text:p>
          </table:table-cell>
          <table:table-cell table:style-name="ce3" table:formula="of:=IF([.J283]&gt;[.J$177];[.J283];&quot;&quot;)">
            <text:p/>
          </table:table-cell>
          <table:table-cell table:style-name="ce3" table:formula="of:=IF([.K283]&gt;[.K$177];[.K283];&quot;&quot;)">
            <text:p/>
          </table:table-cell>
          <table:table-cell table:style-name="ce3" table:formula="of:=IF([.L283]&gt;[.L$177];[.L283];&quot;&quot;)">
            <text:p/>
          </table:table-cell>
          <table:table-cell table:style-name="ce3" table:formula="of:=IF([.M283]&gt;[.M$177];[.M283];&quot;&quot;)">
            <text:p/>
          </table:table-cell>
          <table:table-cell table:style-name="ce3" table:formula="of:=IF([.N283]&gt;[.N$177];[.N283];&quot;&quot;)" office:value-type="float" office:value="1838953.9" calcext:value-type="float">
            <text:p>1838953,9</text:p>
          </table:table-cell>
          <table:table-cell table:style-name="ce3" table:formula="of:=IF([.O283]&gt;[.O$177];[.O283];&quot;&quot;)" office:value-type="float" office:value="57.8125" calcext:value-type="float">
            <text:p>57,8125</text:p>
          </table:table-cell>
          <table:table-cell table:style-name="ce3" table:formula="of:=IF([.P283]&gt;[.P$177];[.P283];&quot;&quot;)">
            <text:p/>
          </table:table-cell>
          <table:table-cell table:style-name="ce3" table:formula="of:=IF([.Q283]&gt;[.Q$177];[.Q283];&quot;&quot;)">
            <text:p/>
          </table:table-cell>
          <table:table-cell table:style-name="ce3" table:formula="of:=IF([.R283]&gt;[.R$177];[.R283];&quot;&quot;)">
            <text:p/>
          </table:table-cell>
          <table:table-cell table:style-name="ce3" table:formula="of:=IF([.S283]&gt;[.S$177];[.S283];&quot;&quot;)" office:value-type="float" office:value="21363.4" calcext:value-type="float">
            <text:p>21363,4</text:p>
          </table:table-cell>
          <table:table-cell table:style-name="ce3" table:formula="of:=IF([.T283]&gt;[.T$177];[.T283];&quot;&quot;)">
            <text:p/>
          </table:table-cell>
          <table:table-cell table:style-name="ce3" table:formula="of:=IF([.U283]&gt;[.U$177];[.U283];&quot;&quot;)">
            <text:p/>
          </table:table-cell>
          <table:table-cell table:style-name="ce3" table:formula="of:=IF([.V283]&gt;[.V$177];[.V2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style-name="ce3" table:formula="of:=IF([.B284]&gt;[.B$177];[.B284];&quot;&quot;)">
            <text:p/>
          </table:table-cell>
          <table:table-cell table:style-name="ce3" table:formula="of:=IF([.C284]&gt;[.C$177];[.C284];&quot;&quot;)" office:value-type="float" office:value="4243.9625" calcext:value-type="float">
            <text:p>4243,9625</text:p>
          </table:table-cell>
          <table:table-cell table:style-name="ce3" table:formula="of:=IF([.D284]&gt;[.D$177];[.D284];&quot;&quot;)" office:value-type="float" office:value="14722.675" calcext:value-type="float">
            <text:p>14722,675</text:p>
          </table:table-cell>
          <table:table-cell table:style-name="ce3" table:formula="of:=IF([.E284]&gt;[.E$177];[.E284];&quot;&quot;)" office:value-type="float" office:value="4080757.65" calcext:value-type="float">
            <text:p>4080757,65</text:p>
          </table:table-cell>
          <table:table-cell table:style-name="ce3" table:formula="of:=IF([.F284]&gt;[.F$177];[.F284];&quot;&quot;)">
            <text:p/>
          </table:table-cell>
          <table:table-cell table:style-name="ce3" table:formula="of:=IF([.G284]&gt;[.G$177];[.G284];&quot;&quot;)">
            <text:p/>
          </table:table-cell>
          <table:table-cell table:style-name="ce3" table:formula="of:=IF([.H284]&gt;[.H$177];[.H284];&quot;&quot;)">
            <text:p/>
          </table:table-cell>
          <table:table-cell table:style-name="ce3" table:formula="of:=IF([.I284]&gt;[.I$177];[.I284];&quot;&quot;)" office:value-type="float" office:value="64679.075" calcext:value-type="float">
            <text:p>64679,075</text:p>
          </table:table-cell>
          <table:table-cell table:style-name="ce3" table:formula="of:=IF([.J284]&gt;[.J$177];[.J284];&quot;&quot;)">
            <text:p/>
          </table:table-cell>
          <table:table-cell table:style-name="ce3" table:formula="of:=IF([.K284]&gt;[.K$177];[.K284];&quot;&quot;)">
            <text:p/>
          </table:table-cell>
          <table:table-cell table:style-name="ce3" table:formula="of:=IF([.L284]&gt;[.L$177];[.L284];&quot;&quot;)">
            <text:p/>
          </table:table-cell>
          <table:table-cell table:style-name="ce3" table:formula="of:=IF([.M284]&gt;[.M$177];[.M284];&quot;&quot;)">
            <text:p/>
          </table:table-cell>
          <table:table-cell table:style-name="ce3" table:formula="of:=IF([.N284]&gt;[.N$177];[.N284];&quot;&quot;)" office:value-type="float" office:value="1995329.1" calcext:value-type="float">
            <text:p>1995329,1</text:p>
          </table:table-cell>
          <table:table-cell table:style-name="ce3" table:formula="of:=IF([.O284]&gt;[.O$177];[.O284];&quot;&quot;)">
            <text:p/>
          </table:table-cell>
          <table:table-cell table:style-name="ce3" table:formula="of:=IF([.P284]&gt;[.P$177];[.P284];&quot;&quot;)">
            <text:p/>
          </table:table-cell>
          <table:table-cell table:style-name="ce3" table:formula="of:=IF([.Q284]&gt;[.Q$177];[.Q284];&quot;&quot;)">
            <text:p/>
          </table:table-cell>
          <table:table-cell table:style-name="ce3" table:formula="of:=IF([.R284]&gt;[.R$177];[.R284];&quot;&quot;)" office:value-type="float" office:value="112.8125" calcext:value-type="float">
            <text:p>112,8125</text:p>
          </table:table-cell>
          <table:table-cell table:style-name="ce3" table:formula="of:=IF([.S284]&gt;[.S$177];[.S284];&quot;&quot;)" office:value-type="float" office:value="15937.8" calcext:value-type="float">
            <text:p>15937,8</text:p>
          </table:table-cell>
          <table:table-cell table:style-name="ce3" table:formula="of:=IF([.T284]&gt;[.T$177];[.T284];&quot;&quot;)">
            <text:p/>
          </table:table-cell>
          <table:table-cell table:style-name="ce3" table:formula="of:=IF([.U284]&gt;[.U$177];[.U284];&quot;&quot;)">
            <text:p/>
          </table:table-cell>
          <table:table-cell table:style-name="ce3" table:formula="of:=IF([.V284]&gt;[.V$177];[.V284];&quot;&quot;)">
            <text:p/>
          </table:table-cell>
          <table:table-cell table:number-columns-repeated="1002"/>
        </table:table-row>
        <table:table-row table:style-name="ro1" table:number-rows-repeated="13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685388692139118" calcext:value-type="float">
            <text:p>0,0006853887</text:p>
          </table:table-cell>
          <table:table-cell table:style-name="ce3" table:formula="of:=IFERROR([.D302]/[.$E302];&quot;&quot; )" office:value-type="float" office:value="0.00395352829622961" calcext:value-type="float">
            <text:p>0,0039535283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>
            <text:p/>
          </table:table-cell>
          <table:table-cell table:style-name="ce3" table:formula="of:=IFERROR([.I302]/[.$E302];&quot;&quot; )" office:value-type="float" office:value="0.0216791859871439" calcext:value-type="float">
            <text:p>0,021679186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 office:value-type="float" office:value="0.000184856324092271" calcext:value-type="float">
            <text:p>0,0001848563</text:p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>
            <text:p/>
          </table:table-cell>
          <table:table-cell table:style-name="ce3" table:formula="of:=IFERROR([.N302]/[.$E302];&quot;&quot; )" office:value-type="float" office:value="0.677284693755987" calcext:value-type="float">
            <text:p>0,6772846938</text:p>
          </table:table-cell>
          <table:table-cell table:style-name="ce3" table:formula="of:=IFERROR([.O302]/[.$E302];&quot;&quot; )" office:value-type="float" office:value="0.0000372325562628014" calcext:value-type="float">
            <text:p>3,72325562628014E-005</text:p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>
            <text:p/>
          </table:table-cell>
          <table:table-cell table:style-name="ce3" table:formula="of:=IFERROR([.S302]/[.$E302];&quot;&quot; )" office:value-type="float" office:value="0.00632030383983644" calcext:value-type="float">
            <text:p>0,0063203038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ERROR([.B303]/[.$E303];&quot;&quot; )">
            <text:p/>
          </table:table-cell>
          <table:table-cell table:style-name="ce3" table:formula="of:=IFERROR([.C303]/[.$E303];&quot;&quot; )" office:value-type="float" office:value="0.000687161160941924" calcext:value-type="float">
            <text:p>0,0006871612</text:p>
          </table:table-cell>
          <table:table-cell table:style-name="ce3" table:formula="of:=IFERROR([.D303]/[.$E303];&quot;&quot; )" office:value-type="float" office:value="0.00341662685217077" calcext:value-type="float">
            <text:p>0,0034166269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>
            <text:p/>
          </table:table-cell>
          <table:table-cell table:style-name="ce3" table:formula="of:=IFERROR([.H303]/[.$E303];&quot;&quot; )">
            <text:p/>
          </table:table-cell>
          <table:table-cell table:style-name="ce3" table:formula="of:=IFERROR([.I303]/[.$E303];&quot;&quot; )" office:value-type="float" office:value="0.0230138611857885" calcext:value-type="float">
            <text:p>0,0230138612</text:p>
          </table:table-cell>
          <table:table-cell table:style-name="ce3" table:formula="of:=IFERROR([.J303]/[.$E303];&quot;&quot; )">
            <text:p/>
          </table:table-cell>
          <table:table-cell table:style-name="ce3" table:formula="of:=IFERROR([.K303]/[.$E303];&quot;&quot; )">
            <text:p/>
          </table:table-cell>
          <table:table-cell table:style-name="ce3" table:formula="of:=IFERROR([.L303]/[.$E303];&quot;&quot; )">
            <text:p/>
          </table:table-cell>
          <table:table-cell table:style-name="ce3" table:formula="of:=IFERROR([.M303]/[.$E303];&quot;&quot; )">
            <text:p/>
          </table:table-cell>
          <table:table-cell table:style-name="ce3" table:formula="of:=IFERROR([.N303]/[.$E303];&quot;&quot; )" office:value-type="float" office:value="0.654894226024141" calcext:value-type="float">
            <text:p>0,654894226</text:p>
          </table:table-cell>
          <table:table-cell table:style-name="ce3" table:formula="of:=IFERROR([.O303]/[.$E303];&quot;&quot; )" office:value-type="float" office:value="0.0000262277573565165" calcext:value-type="float">
            <text:p>2,62277573565165E-005</text:p>
          </table:table-cell>
          <table:table-cell table:style-name="ce3" table:formula="of:=IFERROR([.P303]/[.$E303];&quot;&quot; )">
            <text:p/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>
            <text:p/>
          </table:table-cell>
          <table:table-cell table:style-name="ce3" table:formula="of:=IFERROR([.S303]/[.$E303];&quot;&quot; )" office:value-type="float" office:value="0.00651701232995914" calcext:value-type="float">
            <text:p>0,0065170123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ERROR([.B304]/[.$E304];&quot;&quot; )">
            <text:p/>
          </table:table-cell>
          <table:table-cell table:style-name="ce3" table:formula="of:=IFERROR([.C304]/[.$E304];&quot;&quot; )" office:value-type="float" office:value="0.000510861820091323" calcext:value-type="float">
            <text:p>0,0005108618</text:p>
          </table:table-cell>
          <table:table-cell table:style-name="ce3" table:formula="of:=IFERROR([.D304]/[.$E304];&quot;&quot; )" office:value-type="float" office:value="0.00334791265337669" calcext:value-type="float">
            <text:p>0,0033479127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212576622121633" calcext:value-type="float">
            <text:p>0,0212576622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>
            <text:p/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>
            <text:p/>
          </table:table-cell>
          <table:table-cell table:style-name="ce3" table:formula="of:=IFERROR([.N304]/[.$E304];&quot;&quot; )" office:value-type="float" office:value="0.642702852681962" calcext:value-type="float">
            <text:p>0,6427028527</text:p>
          </table:table-cell>
          <table:table-cell table:style-name="ce3" table:formula="of:=IFERROR([.O304]/[.$E304];&quot;&quot; )" office:value-type="float" office:value="0.0000167610472047228" calcext:value-type="float">
            <text:p>0,000016761</text:p>
          </table:table-cell>
          <table:table-cell table:style-name="ce3" table:formula="of:=IFERROR([.P304]/[.$E304];&quot;&quot; )">
            <text:p/>
          </table:table-cell>
          <table:table-cell table:style-name="ce3" table:formula="of:=IFERROR([.Q304]/[.$E304];&quot;&quot; )">
            <text:p/>
          </table:table-cell>
          <table:table-cell table:style-name="ce3" table:formula="of:=IFERROR([.R304]/[.$E304];&quot;&quot; )">
            <text:p/>
          </table:table-cell>
          <table:table-cell table:style-name="ce3" table:formula="of:=IFERROR([.S304]/[.$E304];&quot;&quot; )" office:value-type="float" office:value="0.00638594408629075" calcext:value-type="float">
            <text:p>0,0063859441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>
            <text:p/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384358947059064" calcext:value-type="float">
            <text:p>0,0003843589</text:p>
          </table:table-cell>
          <table:table-cell table:style-name="ce3" table:formula="of:=IFERROR([.D305]/[.$E305];&quot;&quot; )" office:value-type="float" office:value="0.00344698856244375" calcext:value-type="float">
            <text:p>0,0034469886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>
            <text:p/>
          </table:table-cell>
          <table:table-cell table:style-name="ce3" table:formula="of:=IFERROR([.H305]/[.$E305];&quot;&quot; )">
            <text:p/>
          </table:table-cell>
          <table:table-cell table:style-name="ce3" table:formula="of:=IFERROR([.I305]/[.$E305];&quot;&quot; )" office:value-type="float" office:value="0.0215136764918233" calcext:value-type="float">
            <text:p>0,0215136765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>
            <text:p/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155958428489241" calcext:value-type="float">
            <text:p>0,0001559584</text:p>
          </table:table-cell>
          <table:table-cell table:style-name="ce3" table:formula="of:=IFERROR([.N305]/[.$E305];&quot;&quot; )" office:value-type="float" office:value="0.800044577946758" calcext:value-type="float">
            <text:p>0,8000445779</text:p>
          </table:table-cell>
          <table:table-cell table:style-name="ce3" table:formula="of:=IFERROR([.O305]/[.$E305];&quot;&quot; )" office:value-type="float" office:value="0.000019388714369323" calcext:value-type="float">
            <text:p>1,9388714369323E-005</text:p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0563690946292764" calcext:value-type="float">
            <text:p>0,0056369095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>
            <text:p/>
          </table:table-cell>
          <table:table-cell table:style-name="ce3" table:formula="of:=IFERROR([.V305]/[.$E30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ERROR([.B306]/[.$E306];&quot;&quot; )">
            <text:p/>
          </table:table-cell>
          <table:table-cell table:style-name="ce3" table:formula="of:=IFERROR([.C306]/[.$E306];&quot;&quot; )" office:value-type="float" office:value="0.000446924235564287" calcext:value-type="float">
            <text:p>0,0004469242</text:p>
          </table:table-cell>
          <table:table-cell table:style-name="ce3" table:formula="of:=IFERROR([.D306]/[.$E306];&quot;&quot; )" office:value-type="float" office:value="0.00342300818428099" calcext:value-type="float">
            <text:p>0,0034230082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>
            <text:p/>
          </table:table-cell>
          <table:table-cell table:style-name="ce3" table:formula="of:=IFERROR([.I306]/[.$E306];&quot;&quot; )" office:value-type="float" office:value="0.02200105529001" calcext:value-type="float">
            <text:p>0,0220010553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 office:value-type="float" office:value="0.000158802674450704" calcext:value-type="float">
            <text:p>0,0001588027</text:p>
          </table:table-cell>
          <table:table-cell table:style-name="ce3" table:formula="of:=IFERROR([.L306]/[.$E306];&quot;&quot; )">
            <text:p/>
          </table:table-cell>
          <table:table-cell table:style-name="ce3" table:formula="of:=IFERROR([.M306]/[.$E306];&quot;&quot; )">
            <text:p/>
          </table:table-cell>
          <table:table-cell table:style-name="ce3" table:formula="of:=IFERROR([.N306]/[.$E306];&quot;&quot; )" office:value-type="float" office:value="0.600939684499465" calcext:value-type="float">
            <text:p>0,6009396845</text:p>
          </table:table-cell>
          <table:table-cell table:style-name="ce3" table:formula="of:=IFERROR([.O306]/[.$E306];&quot;&quot; )">
            <text:p/>
          </table:table-cell>
          <table:table-cell table:style-name="ce3" table:formula="of:=IFERROR([.P306]/[.$E306];&quot;&quot; )">
            <text:p/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0622841747499714" calcext:value-type="float">
            <text:p>0,0062284175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>
            <text:p/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ERROR([.B307]/[.$E307];&quot;&quot; )">
            <text:p/>
          </table:table-cell>
          <table:table-cell table:style-name="ce3" table:formula="of:=IFERROR([.C307]/[.$E307];&quot;&quot; )" office:value-type="float" office:value="0.000445057367870369" calcext:value-type="float">
            <text:p>0,0004450574</text:p>
          </table:table-cell>
          <table:table-cell table:style-name="ce3" table:formula="of:=IFERROR([.D307]/[.$E307];&quot;&quot; )" office:value-type="float" office:value="0.00259685022962055" calcext:value-type="float">
            <text:p>0,0025968502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>
            <text:p/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216795489096864" calcext:value-type="float">
            <text:p>0,0216795489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 office:value-type="float" office:value="0.0000840986979431552" calcext:value-type="float">
            <text:p>8,40986979431552E-005</text:p>
          </table:table-cell>
          <table:table-cell table:style-name="ce3" table:formula="of:=IFERROR([.M307]/[.$E307];&quot;&quot; )">
            <text:p/>
          </table:table-cell>
          <table:table-cell table:style-name="ce3" table:formula="of:=IFERROR([.N307]/[.$E307];&quot;&quot; )" office:value-type="float" office:value="0.569291271357239" calcext:value-type="float">
            <text:p>0,5692912714</text:p>
          </table:table-cell>
          <table:table-cell table:style-name="ce3" table:formula="of:=IFERROR([.O307]/[.$E307];&quot;&quot; )" office:value-type="float" office:value="0.000030436292174059" calcext:value-type="float">
            <text:p>3,0436292174059E-005</text:p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 office:value-type="float" office:value="0.0000315821290559059" calcext:value-type="float">
            <text:p>3,15821290559059E-005</text:p>
          </table:table-cell>
          <table:table-cell table:style-name="ce3" table:formula="of:=IFERROR([.S307]/[.$E307];&quot;&quot; )" office:value-type="float" office:value="0.00613916484555947" calcext:value-type="float">
            <text:p>0,0061391648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452058969169531" calcext:value-type="float">
            <text:p>0,000452059</text:p>
          </table:table-cell>
          <table:table-cell table:style-name="ce3" table:formula="of:=IFERROR([.D308]/[.$E308];&quot;&quot; )" office:value-type="float" office:value="0.00196535356805036" calcext:value-type="float">
            <text:p>0,0019653536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>
            <text:p/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221966577627798" calcext:value-type="float">
            <text:p>0,0221966578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 office:value-type="float" office:value="0.000106597863320253" calcext:value-type="float">
            <text:p>0,0001065979</text:p>
          </table:table-cell>
          <table:table-cell table:style-name="ce3" table:formula="of:=IFERROR([.M308]/[.$E308];&quot;&quot; )">
            <text:p/>
          </table:table-cell>
          <table:table-cell table:style-name="ce3" table:formula="of:=IFERROR([.N308]/[.$E308];&quot;&quot; )" office:value-type="float" office:value="0.590664831930018" calcext:value-type="float">
            <text:p>0,5906648319</text:p>
          </table:table-cell>
          <table:table-cell table:style-name="ce3" table:formula="of:=IFERROR([.O308]/[.$E308];&quot;&quot; )" office:value-type="float" office:value="0.0000131829273719495" calcext:value-type="float">
            <text:p>1,31829273719495E-005</text:p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>
            <text:p/>
          </table:table-cell>
          <table:table-cell table:style-name="ce3" table:formula="of:=IFERROR([.S308]/[.$E308];&quot;&quot; )" office:value-type="float" office:value="0.00734588627734734" calcext:value-type="float">
            <text:p>0,0073458863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ERROR([.B309]/[.$E309];&quot;&quot; )">
            <text:p/>
          </table:table-cell>
          <table:table-cell table:style-name="ce3" table:formula="of:=IFERROR([.C309]/[.$E309];&quot;&quot; )" office:value-type="float" office:value="0.000436799391698397" calcext:value-type="float">
            <text:p>0,0004367994</text:p>
          </table:table-cell>
          <table:table-cell table:style-name="ce3" table:formula="of:=IFERROR([.D309]/[.$E309];&quot;&quot; )" office:value-type="float" office:value="0.00268731718405903" calcext:value-type="float">
            <text:p>0,0026873172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>
            <text:p/>
          </table:table-cell>
          <table:table-cell table:style-name="ce3" table:formula="of:=IFERROR([.I309]/[.$E309];&quot;&quot; )" office:value-type="float" office:value="0.0230781701259299" calcext:value-type="float">
            <text:p>0,0230781701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>
            <text:p/>
          </table:table-cell>
          <table:table-cell table:style-name="ce3" table:formula="of:=IFERROR([.N309]/[.$E309];&quot;&quot; )" office:value-type="float" office:value="0.544620912530428" calcext:value-type="float">
            <text:p>0,5446209125</text:p>
          </table:table-cell>
          <table:table-cell table:style-name="ce3" table:formula="of:=IFERROR([.O309]/[.$E309];&quot;&quot; )">
            <text:p/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 office:value-type="float" office:value="0.0000267535884877266" calcext:value-type="float">
            <text:p>2,67535884877266E-005</text:p>
          </table:table-cell>
          <table:table-cell table:style-name="ce3" table:formula="of:=IFERROR([.S309]/[.$E309];&quot;&quot; )" office:value-type="float" office:value="0.00828308885899233" calcext:value-type="float">
            <text:p>0,0082830889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345486048003345" calcext:value-type="float">
            <text:p>0,000345486</text:p>
          </table:table-cell>
          <table:table-cell table:style-name="ce3" table:formula="of:=IFERROR([.D310]/[.$E310];&quot;&quot; )" office:value-type="float" office:value="0.00201024535623148" calcext:value-type="float">
            <text:p>0,0020102454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>
            <text:p/>
          </table:table-cell>
          <table:table-cell table:style-name="ce3" table:formula="of:=IFERROR([.I310]/[.$E310];&quot;&quot; )" office:value-type="float" office:value="0.0233363914275728" calcext:value-type="float">
            <text:p>0,0233363914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>
            <text:p/>
          </table:table-cell>
          <table:table-cell table:style-name="ce3" table:formula="of:=IFERROR([.N310]/[.$E310];&quot;&quot; )" office:value-type="float" office:value="0.571516262086385" calcext:value-type="float">
            <text:p>0,5715162621</text:p>
          </table:table-cell>
          <table:table-cell table:style-name="ce3" table:formula="of:=IFERROR([.O310]/[.$E310];&quot;&quot; )" office:value-type="float" office:value="0.0000251459242034147" calcext:value-type="float">
            <text:p>2,51459242034147E-005</text:p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>
            <text:p/>
          </table:table-cell>
          <table:table-cell table:style-name="ce3" table:formula="of:=IFERROR([.S310]/[.$E310];&quot;&quot; )" office:value-type="float" office:value="0.00815272553888167" calcext:value-type="float">
            <text:p>0,0081527255</text:p>
          </table:table-cell>
          <table:table-cell table:style-name="ce3" table:formula="of:=IFERROR([.T310]/[.$E310];&quot;&quot; )">
            <text:p/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384873502366006" calcext:value-type="float">
            <text:p>0,0003848735</text:p>
          </table:table-cell>
          <table:table-cell table:style-name="ce3" table:formula="of:=IFERROR([.D311]/[.$E311];&quot;&quot; )" office:value-type="float" office:value="0.00194960312537291" calcext:value-type="float">
            <text:p>0,0019496031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>
            <text:p/>
          </table:table-cell>
          <table:table-cell table:style-name="ce3" table:formula="of:=IFERROR([.I311]/[.$E311];&quot;&quot; )" office:value-type="float" office:value="0.0232460519087607" calcext:value-type="float">
            <text:p>0,0232460519</text:p>
          </table:table-cell>
          <table:table-cell table:style-name="ce3" table:formula="of:=IFERROR([.J311]/[.$E311];&quot;&quot; )">
            <text:p/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>
            <text:p/>
          </table:table-cell>
          <table:table-cell table:style-name="ce3" table:formula="of:=IFERROR([.M311]/[.$E311];&quot;&quot; )" office:value-type="float" office:value="0.000128013128015741" calcext:value-type="float">
            <text:p>0,0001280131</text:p>
          </table:table-cell>
          <table:table-cell table:style-name="ce3" table:formula="of:=IFERROR([.N311]/[.$E311];&quot;&quot; )" office:value-type="float" office:value="0.563239667143021" calcext:value-type="float">
            <text:p>0,5632396671</text:p>
          </table:table-cell>
          <table:table-cell table:style-name="ce3" table:formula="of:=IFERROR([.O311]/[.$E311];&quot;&quot; )" office:value-type="float" office:value="0.0000159047984513969" calcext:value-type="float">
            <text:p>1,59047984513969E-005</text:p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>
            <text:p/>
          </table:table-cell>
          <table:table-cell table:style-name="ce3" table:formula="of:=IFERROR([.S311]/[.$E311];&quot;&quot; )" office:value-type="float" office:value="0.00851429525546827" calcext:value-type="float">
            <text:p>0,0085142953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ERROR([.B312]/[.$E312];&quot;&quot; )">
            <text:p/>
          </table:table-cell>
          <table:table-cell table:style-name="ce3" table:formula="of:=IFERROR([.C312]/[.$E312];&quot;&quot; )" office:value-type="float" office:value="0.000379568418340397" calcext:value-type="float">
            <text:p>0,0003795684</text:p>
          </table:table-cell>
          <table:table-cell table:style-name="ce3" table:formula="of:=IFERROR([.D312]/[.$E312];&quot;&quot; )" office:value-type="float" office:value="0.00320852210758368" calcext:value-type="float">
            <text:p>0,0032085221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>
            <text:p/>
          </table:table-cell>
          <table:table-cell table:style-name="ce3" table:formula="of:=IFERROR([.I312]/[.$E312];&quot;&quot; )" office:value-type="float" office:value="0.0265887281535768" calcext:value-type="float">
            <text:p>0,0265887282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>
            <text:p/>
          </table:table-cell>
          <table:table-cell table:style-name="ce3" table:formula="of:=IFERROR([.M312]/[.$E312];&quot;&quot; )">
            <text:p/>
          </table:table-cell>
          <table:table-cell table:style-name="ce3" table:formula="of:=IFERROR([.N312]/[.$E312];&quot;&quot; )" office:value-type="float" office:value="0.574539696082314" calcext:value-type="float">
            <text:p>0,5745396961</text:p>
          </table:table-cell>
          <table:table-cell table:style-name="ce3" table:formula="of:=IFERROR([.O312]/[.$E312];&quot;&quot; )">
            <text:p/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>
            <text:p/>
          </table:table-cell>
          <table:table-cell table:style-name="ce3" table:formula="of:=IFERROR([.R312]/[.$E312];&quot;&quot; )">
            <text:p/>
          </table:table-cell>
          <table:table-cell table:style-name="ce3" table:formula="of:=IFERROR([.S312]/[.$E312];&quot;&quot; )" office:value-type="float" office:value="0.00922503435754276" calcext:value-type="float">
            <text:p>0,0092250344</text:p>
          </table:table-cell>
          <table:table-cell table:style-name="ce3" table:formula="of:=IFERROR([.T312]/[.$E312];&quot;&quot; )">
            <text:p/>
          </table:table-cell>
          <table:table-cell table:style-name="ce3" table:formula="of:=IFERROR([.U312]/[.$E312];&quot;&quot; )">
            <text:p/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40202146758507" calcext:value-type="float">
            <text:p>0,0004020215</text:p>
          </table:table-cell>
          <table:table-cell table:style-name="ce3" table:formula="of:=IFERROR([.D313]/[.$E313];&quot;&quot; )" office:value-type="float" office:value="0.00309878527820084" calcext:value-type="float">
            <text:p>0,0030987853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>
            <text:p/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>
            <text:p/>
          </table:table-cell>
          <table:table-cell table:style-name="ce3" table:formula="of:=IFERROR([.I313]/[.$E313];&quot;&quot; )" office:value-type="float" office:value="0.0256733697548906" calcext:value-type="float">
            <text:p>0,0256733698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>
            <text:p/>
          </table:table-cell>
          <table:table-cell table:style-name="ce3" table:formula="of:=IFERROR([.N313]/[.$E313];&quot;&quot; )" office:value-type="float" office:value="0.566848961997753" calcext:value-type="float">
            <text:p>0,566848962</text:p>
          </table:table-cell>
          <table:table-cell table:style-name="ce3" table:formula="of:=IFERROR([.O313]/[.$E313];&quot;&quot; )">
            <text:p/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>
            <text:p/>
          </table:table-cell>
          <table:table-cell table:style-name="ce3" table:formula="of:=IFERROR([.S313]/[.$E313];&quot;&quot; )" office:value-type="float" office:value="0.0107171672447366" calcext:value-type="float">
            <text:p>0,0107171672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>
            <text:p/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407089464047174" calcext:value-type="float">
            <text:p>0,0004070895</text:p>
          </table:table-cell>
          <table:table-cell table:style-name="ce3" table:formula="of:=IFERROR([.D314]/[.$E314];&quot;&quot; )" office:value-type="float" office:value="0.00332625040761474" calcext:value-type="float">
            <text:p>0,0033262504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>
            <text:p/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256755633685645" calcext:value-type="float">
            <text:p>0,0256755634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>
            <text:p/>
          </table:table-cell>
          <table:table-cell table:style-name="ce3" table:formula="of:=IFERROR([.N314]/[.$E314];&quot;&quot; )" office:value-type="float" office:value="0.567761433424842" calcext:value-type="float">
            <text:p>0,5677614334</text:p>
          </table:table-cell>
          <table:table-cell table:style-name="ce3" table:formula="of:=IFERROR([.O314]/[.$E314];&quot;&quot; )" office:value-type="float" office:value="0.0000215336711552609" calcext:value-type="float">
            <text:p>2,15336711552609E-005</text:p>
          </table:table-cell>
          <table:table-cell table:style-name="ce3" table:formula="of:=IFERROR([.P314]/[.$E314];&quot;&quot; )">
            <text:p/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>
            <text:p/>
          </table:table-cell>
          <table:table-cell table:style-name="ce3" table:formula="of:=IFERROR([.S314]/[.$E314];&quot;&quot; )" office:value-type="float" office:value="0.0109739316003396" calcext:value-type="float">
            <text:p>0,0109739316</text:p>
          </table:table-cell>
          <table:table-cell table:style-name="ce3" table:formula="of:=IFERROR([.T314]/[.$E314];&quot;&quot; )">
            <text:p/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ERROR([.B315]/[.$E315];&quot;&quot; )">
            <text:p/>
          </table:table-cell>
          <table:table-cell table:style-name="ce3" table:formula="of:=IFERROR([.C315]/[.$E315];&quot;&quot; )" office:value-type="float" office:value="0.000455609108446137" calcext:value-type="float">
            <text:p>0,0004556091</text:p>
          </table:table-cell>
          <table:table-cell table:style-name="ce3" table:formula="of:=IFERROR([.D315]/[.$E315];&quot;&quot; )" office:value-type="float" office:value="0.00313257365489603" calcext:value-type="float">
            <text:p>0,0031325737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>
            <text:p/>
          </table:table-cell>
          <table:table-cell table:style-name="ce3" table:formula="of:=IFERROR([.H315]/[.$E315];&quot;&quot; )">
            <text:p/>
          </table:table-cell>
          <table:table-cell table:style-name="ce3" table:formula="of:=IFERROR([.I315]/[.$E315];&quot;&quot; )" office:value-type="float" office:value="0.0265644313577995" calcext:value-type="float">
            <text:p>0,0265644314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>
            <text:p/>
          </table:table-cell>
          <table:table-cell table:style-name="ce3" table:formula="of:=IFERROR([.M315]/[.$E315];&quot;&quot; )">
            <text:p/>
          </table:table-cell>
          <table:table-cell table:style-name="ce3" table:formula="of:=IFERROR([.N315]/[.$E315];&quot;&quot; )" office:value-type="float" office:value="0.525151029095604" calcext:value-type="float">
            <text:p>0,5251510291</text:p>
          </table:table-cell>
          <table:table-cell table:style-name="ce3" table:formula="of:=IFERROR([.O315]/[.$E315];&quot;&quot; )" office:value-type="float" office:value="0.0000184710539764624" calcext:value-type="float">
            <text:p>1,84710539764624E-005</text:p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>
            <text:p/>
          </table:table-cell>
          <table:table-cell table:style-name="ce3" table:formula="of:=IFERROR([.S315]/[.$E315];&quot;&quot; )" office:value-type="float" office:value="0.0114391056050797" calcext:value-type="float">
            <text:p>0,0114391056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>
            <text:p/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404152140336207" calcext:value-type="float">
            <text:p>0,0004041521</text:p>
          </table:table-cell>
          <table:table-cell table:style-name="ce3" table:formula="of:=IFERROR([.D316]/[.$E316];&quot;&quot; )" office:value-type="float" office:value="0.00251375759962362" calcext:value-type="float">
            <text:p>0,0025137576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>
            <text:p/>
          </table:table-cell>
          <table:table-cell table:style-name="ce3" table:formula="of:=IFERROR([.I316]/[.$E316];&quot;&quot; )" office:value-type="float" office:value="0.0240008566808612" calcext:value-type="float">
            <text:p>0,0240008567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>
            <text:p/>
          </table:table-cell>
          <table:table-cell table:style-name="ce3" table:formula="of:=IFERROR([.M316]/[.$E316];&quot;&quot; )" office:value-type="float" office:value="0.00013439294700845" calcext:value-type="float">
            <text:p>0,0001343929</text:p>
          </table:table-cell>
          <table:table-cell table:style-name="ce3" table:formula="of:=IFERROR([.N316]/[.$E316];&quot;&quot; )" office:value-type="float" office:value="0.526296645147638" calcext:value-type="float">
            <text:p>0,5262966451</text:p>
          </table:table-cell>
          <table:table-cell table:style-name="ce3" table:formula="of:=IFERROR([.O316]/[.$E316];&quot;&quot; )">
            <text:p/>
          </table:table-cell>
          <table:table-cell table:style-name="ce3" table:formula="of:=IFERROR([.P316]/[.$E316];&quot;&quot; )">
            <text:p/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101733569745425" calcext:value-type="float">
            <text:p>0,010173357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ERROR([.B317]/[.$E317];&quot;&quot; )">
            <text:p/>
          </table:table-cell>
          <table:table-cell table:style-name="ce3" table:formula="of:=IFERROR([.C317]/[.$E317];&quot;&quot; )" office:value-type="float" office:value="0.000488329737111224" calcext:value-type="float">
            <text:p>0,0004883297</text:p>
          </table:table-cell>
          <table:table-cell table:style-name="ce3" table:formula="of:=IFERROR([.D317]/[.$E317];&quot;&quot; )" office:value-type="float" office:value="0.00320054823144983" calcext:value-type="float">
            <text:p>0,0032005482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>
            <text:p/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>
            <text:p/>
          </table:table-cell>
          <table:table-cell table:style-name="ce3" table:formula="of:=IFERROR([.I317]/[.$E317];&quot;&quot; )" office:value-type="float" office:value="0.0240312558833921" calcext:value-type="float">
            <text:p>0,0240312559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>
            <text:p/>
          </table:table-cell>
          <table:table-cell table:style-name="ce3" table:formula="of:=IFERROR([.M317]/[.$E317];&quot;&quot; )" office:value-type="float" office:value="0.000197560626192837" calcext:value-type="float">
            <text:p>0,0001975606</text:p>
          </table:table-cell>
          <table:table-cell table:style-name="ce3" table:formula="of:=IFERROR([.N317]/[.$E317];&quot;&quot; )" office:value-type="float" office:value="0.539259188158627" calcext:value-type="float">
            <text:p>0,5392591882</text:p>
          </table:table-cell>
          <table:table-cell table:style-name="ce3" table:formula="of:=IFERROR([.O317]/[.$E317];&quot;&quot; )" office:value-type="float" office:value="0.0000388119435342937" calcext:value-type="float">
            <text:p>3,88119435342937E-005</text:p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 office:value-type="float" office:value="0.0000200112956571312" calcext:value-type="float">
            <text:p>2,00112956571312E-005</text:p>
          </table:table-cell>
          <table:table-cell table:style-name="ce3" table:formula="of:=IFERROR([.S317]/[.$E317];&quot;&quot; )" office:value-type="float" office:value="0.00796568637923712" calcext:value-type="float">
            <text:p>0,0079656864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530710880146483" calcext:value-type="float">
            <text:p>0,0005307109</text:p>
          </table:table-cell>
          <table:table-cell table:style-name="ce3" table:formula="of:=IFERROR([.D318]/[.$E318];&quot;&quot; )" office:value-type="float" office:value="0.00315365938255643" calcext:value-type="float">
            <text:p>0,0031536594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>
            <text:p/>
          </table:table-cell>
          <table:table-cell table:style-name="ce3" table:formula="of:=IFERROR([.I318]/[.$E318];&quot;&quot; )" office:value-type="float" office:value="0.0236852770999764" calcext:value-type="float">
            <text:p>0,0236852771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 office:value-type="float" office:value="0.000135419311304639" calcext:value-type="float">
            <text:p>0,0001354193</text:p>
          </table:table-cell>
          <table:table-cell table:style-name="ce3" table:formula="of:=IFERROR([.M318]/[.$E318];&quot;&quot; )" office:value-type="float" office:value="0.000149644429857305" calcext:value-type="float">
            <text:p>0,0001496444</text:p>
          </table:table-cell>
          <table:table-cell table:style-name="ce3" table:formula="of:=IFERROR([.N318]/[.$E318];&quot;&quot; )" office:value-type="float" office:value="0.504211943083942" calcext:value-type="float">
            <text:p>0,5042119431</text:p>
          </table:table-cell>
          <table:table-cell table:style-name="ce3" table:formula="of:=IFERROR([.O318]/[.$E318];&quot;&quot; )">
            <text:p/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>
            <text:p/>
          </table:table-cell>
          <table:table-cell table:style-name="ce3" table:formula="of:=IFERROR([.S318]/[.$E318];&quot;&quot; )" office:value-type="float" office:value="0.00906729490418866" calcext:value-type="float">
            <text:p>0,0090672949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ERROR([.B319]/[.$E319];&quot;&quot; )">
            <text:p/>
          </table:table-cell>
          <table:table-cell table:style-name="ce3" table:formula="of:=IFERROR([.C319]/[.$E319];&quot;&quot; )" office:value-type="float" office:value="0.000507390445781911" calcext:value-type="float">
            <text:p>0,0005073904</text:p>
          </table:table-cell>
          <table:table-cell table:style-name="ce3" table:formula="of:=IFERROR([.D319]/[.$E319];&quot;&quot; )" office:value-type="float" office:value="0.00260981412452245" calcext:value-type="float">
            <text:p>0,0026098141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249242497113305" calcext:value-type="float">
            <text:p>0,0249242497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176516427658499" calcext:value-type="float">
            <text:p>0,0001765164</text:p>
          </table:table-cell>
          <table:table-cell table:style-name="ce3" table:formula="of:=IFERROR([.N319]/[.$E319];&quot;&quot; )" office:value-type="float" office:value="0.506331266606965" calcext:value-type="float">
            <text:p>0,5063312666</text:p>
          </table:table-cell>
          <table:table-cell table:style-name="ce3" table:formula="of:=IFERROR([.O319]/[.$E319];&quot;&quot; )">
            <text:p/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>
            <text:p/>
          </table:table-cell>
          <table:table-cell table:style-name="ce3" table:formula="of:=IFERROR([.S319]/[.$E319];&quot;&quot; )" office:value-type="float" office:value="0.00741941320036565" calcext:value-type="float">
            <text:p>0,0074194132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524563157182853" calcext:value-type="float">
            <text:p>0,0005245632</text:p>
          </table:table-cell>
          <table:table-cell table:style-name="ce3" table:formula="of:=IFERROR([.D320]/[.$E320];&quot;&quot; )" office:value-type="float" office:value="0.00255854825452139" calcext:value-type="float">
            <text:p>0,0025585483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>
            <text:p/>
          </table:table-cell>
          <table:table-cell table:style-name="ce3" table:formula="of:=IFERROR([.I320]/[.$E320];&quot;&quot; )" office:value-type="float" office:value="0.0262721976711779" calcext:value-type="float">
            <text:p>0,0262721977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 office:value-type="float" office:value="0.0000999503911443152" calcext:value-type="float">
            <text:p>9,99503911443152E-005</text:p>
          </table:table-cell>
          <table:table-cell table:style-name="ce3" table:formula="of:=IFERROR([.M320]/[.$E320];&quot;&quot; )">
            <text:p/>
          </table:table-cell>
          <table:table-cell table:style-name="ce3" table:formula="of:=IFERROR([.N320]/[.$E320];&quot;&quot; )" office:value-type="float" office:value="0.508313945448638" calcext:value-type="float">
            <text:p>0,5083139454</text:p>
          </table:table-cell>
          <table:table-cell table:style-name="ce3" table:formula="of:=IFERROR([.O320]/[.$E320];&quot;&quot; )" office:value-type="float" office:value="0.0000356320576098994" calcext:value-type="float">
            <text:p>3,56320576098994E-005</text:p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>
            <text:p/>
          </table:table-cell>
          <table:table-cell table:style-name="ce3" table:formula="of:=IFERROR([.S320]/[.$E320];&quot;&quot; )" office:value-type="float" office:value="0.00789230460787955" calcext:value-type="float">
            <text:p>0,0078923046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>
            <text:p/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522025208186029" calcext:value-type="float">
            <text:p>0,0005220252</text:p>
          </table:table-cell>
          <table:table-cell table:style-name="ce3" table:formula="of:=IFERROR([.D321]/[.$E321];&quot;&quot; )" office:value-type="float" office:value="0.00252443761677209" calcext:value-type="float">
            <text:p>0,0025244376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253115490307264" calcext:value-type="float">
            <text:p>0,025311549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>
            <text:p/>
          </table:table-cell>
          <table:table-cell table:style-name="ce3" table:formula="of:=IFERROR([.M321]/[.$E321];&quot;&quot; )" office:value-type="float" office:value="0.000117141764994071" calcext:value-type="float">
            <text:p>0,0001171418</text:p>
          </table:table-cell>
          <table:table-cell table:style-name="ce3" table:formula="of:=IFERROR([.N321]/[.$E321];&quot;&quot; )" office:value-type="float" office:value="0.484568960353998" calcext:value-type="float">
            <text:p>0,4845689604</text:p>
          </table:table-cell>
          <table:table-cell table:style-name="ce3" table:formula="of:=IFERROR([.O321]/[.$E321];&quot;&quot; )">
            <text:p/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0778104692023089" calcext:value-type="float">
            <text:p>0,0077810469</text:p>
          </table:table-cell>
          <table:table-cell table:style-name="ce3" table:formula="of:=IFERROR([.T321]/[.$E321];&quot;&quot; )">
            <text:p/>
          </table:table-cell>
          <table:table-cell table:style-name="ce3" table:formula="of:=IFERROR([.U321]/[.$E321];&quot;&quot; )">
            <text:p/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495891318453347" calcext:value-type="float">
            <text:p>0,0004958913</text:p>
          </table:table-cell>
          <table:table-cell table:style-name="ce3" table:formula="of:=IFERROR([.D322]/[.$E322];&quot;&quot; )" office:value-type="float" office:value="0.00373765454751083" calcext:value-type="float">
            <text:p>0,0037376545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>
            <text:p/>
          </table:table-cell>
          <table:table-cell table:style-name="ce3" table:formula="of:=IFERROR([.I322]/[.$E322];&quot;&quot; )" office:value-type="float" office:value="0.0253542681080642" calcext:value-type="float">
            <text:p>0,0253542681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>
            <text:p/>
          </table:table-cell>
          <table:table-cell table:style-name="ce3" table:formula="of:=IFERROR([.M322]/[.$E322];&quot;&quot; )" office:value-type="float" office:value="0.000121744453880186" calcext:value-type="float">
            <text:p>0,0001217445</text:p>
          </table:table-cell>
          <table:table-cell table:style-name="ce3" table:formula="of:=IFERROR([.N322]/[.$E322];&quot;&quot; )" office:value-type="float" office:value="0.494940849637665" calcext:value-type="float">
            <text:p>0,4949408496</text:p>
          </table:table-cell>
          <table:table-cell table:style-name="ce3" table:formula="of:=IFERROR([.O322]/[.$E322];&quot;&quot; )">
            <text:p/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>
            <text:p/>
          </table:table-cell>
          <table:table-cell table:style-name="ce3" table:formula="of:=IFERROR([.S322]/[.$E322];&quot;&quot; )" office:value-type="float" office:value="0.00718538186857333" calcext:value-type="float">
            <text:p>0,0071853819</text:p>
          </table:table-cell>
          <table:table-cell table:style-name="ce3" table:formula="of:=IFERROR([.T322]/[.$E322];&quot;&quot; )">
            <text:p/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40430803256982" calcext:value-type="float">
            <text:p>0,000404308</text:p>
          </table:table-cell>
          <table:table-cell table:style-name="ce3" table:formula="of:=IFERROR([.D323]/[.$E323];&quot;&quot; )" office:value-type="float" office:value="0.00257117887882517" calcext:value-type="float">
            <text:p>0,0025711789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>
            <text:p/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270235825638077" calcext:value-type="float">
            <text:p>0,0270235826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 office:value-type="float" office:value="0.0000867389336442222" calcext:value-type="float">
            <text:p>8,67389336442222E-005</text:p>
          </table:table-cell>
          <table:table-cell table:style-name="ce3" table:formula="of:=IFERROR([.M323]/[.$E323];&quot;&quot; )">
            <text:p/>
          </table:table-cell>
          <table:table-cell table:style-name="ce3" table:formula="of:=IFERROR([.N323]/[.$E323];&quot;&quot; )" office:value-type="float" office:value="0.501965055764722" calcext:value-type="float">
            <text:p>0,5019650558</text:p>
          </table:table-cell>
          <table:table-cell table:style-name="ce3" table:formula="of:=IFERROR([.O323]/[.$E323];&quot;&quot; )" office:value-type="float" office:value="0.0000220350132588438" calcext:value-type="float">
            <text:p>0,000022035</text:p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>
            <text:p/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0730957746561645" calcext:value-type="float">
            <text:p>0,0073095775</text:p>
          </table:table-cell>
          <table:table-cell table:style-name="ce3" table:formula="of:=IFERROR([.T323]/[.$E323];&quot;&quot; )">
            <text:p/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ERROR([.B324]/[.$E324];&quot;&quot; )">
            <text:p/>
          </table:table-cell>
          <table:table-cell table:style-name="ce3" table:formula="of:=IFERROR([.C324]/[.$E324];&quot;&quot; )" office:value-type="float" office:value="0.000477374925285641" calcext:value-type="float">
            <text:p>0,0004773749</text:p>
          </table:table-cell>
          <table:table-cell table:style-name="ce3" table:formula="of:=IFERROR([.D324]/[.$E324];&quot;&quot; )" office:value-type="float" office:value="0.00252440719200889" calcext:value-type="float">
            <text:p>0,0025244072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259216235745403" calcext:value-type="float">
            <text:p>0,0259216236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 office:value-type="float" office:value="0.000174549318182773" calcext:value-type="float">
            <text:p>0,0001745493</text:p>
          </table:table-cell>
          <table:table-cell table:style-name="ce3" table:formula="of:=IFERROR([.L324]/[.$E324];&quot;&quot; )" office:value-type="float" office:value="0.000103072149312676" calcext:value-type="float">
            <text:p>0,0001030721</text:p>
          </table:table-cell>
          <table:table-cell table:style-name="ce3" table:formula="of:=IFERROR([.M324]/[.$E324];&quot;&quot; )">
            <text:p/>
          </table:table-cell>
          <table:table-cell table:style-name="ce3" table:formula="of:=IFERROR([.N324]/[.$E324];&quot;&quot; )" office:value-type="float" office:value="0.513217968640693" calcext:value-type="float">
            <text:p>0,5132179686</text:p>
          </table:table-cell>
          <table:table-cell table:style-name="ce3" table:formula="of:=IFERROR([.O324]/[.$E324];&quot;&quot; )" office:value-type="float" office:value="0.0000156638255763711" calcext:value-type="float">
            <text:p>1,56638255763711E-005</text:p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 office:value-type="float" office:value="0.0000223470578222895" calcext:value-type="float">
            <text:p>2,23470578222895E-005</text:p>
          </table:table-cell>
          <table:table-cell table:style-name="ce3" table:formula="of:=IFERROR([.S324]/[.$E324];&quot;&quot; )" office:value-type="float" office:value="0.00717661072775286" calcext:value-type="float">
            <text:p>0,0071766107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ERROR([.B325]/[.$E325];&quot;&quot; )">
            <text:p/>
          </table:table-cell>
          <table:table-cell table:style-name="ce3" table:formula="of:=IFERROR([.C325]/[.$E325];&quot;&quot; )" office:value-type="float" office:value="0.00054727500595309" calcext:value-type="float">
            <text:p>0,000547275</text:p>
          </table:table-cell>
          <table:table-cell table:style-name="ce3" table:formula="of:=IFERROR([.D325]/[.$E325];&quot;&quot; )" office:value-type="float" office:value="0.00384737259380578" calcext:value-type="float">
            <text:p>0,0038473726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>
            <text:p/>
          </table:table-cell>
          <table:table-cell table:style-name="ce3" table:formula="of:=IFERROR([.I325]/[.$E325];&quot;&quot; )" office:value-type="float" office:value="0.0273380013118322" calcext:value-type="float">
            <text:p>0,0273380013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 office:value-type="float" office:value="0.000115411247866453" calcext:value-type="float">
            <text:p>0,0001154112</text:p>
          </table:table-cell>
          <table:table-cell table:style-name="ce3" table:formula="of:=IFERROR([.M325]/[.$E325];&quot;&quot; )" office:value-type="float" office:value="0.000116088550658926" calcext:value-type="float">
            <text:p>0,0001160886</text:p>
          </table:table-cell>
          <table:table-cell table:style-name="ce3" table:formula="of:=IFERROR([.N325]/[.$E325];&quot;&quot; )" office:value-type="float" office:value="0.514082347644439" calcext:value-type="float">
            <text:p>0,5140823476</text:p>
          </table:table-cell>
          <table:table-cell table:style-name="ce3" table:formula="of:=IFERROR([.O325]/[.$E325];&quot;&quot; )">
            <text:p/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>
            <text:p/>
          </table:table-cell>
          <table:table-cell table:style-name="ce3" table:formula="of:=IFERROR([.S325]/[.$E325];&quot;&quot; )" office:value-type="float" office:value="0.00801915026578911" calcext:value-type="float">
            <text:p>0,0080191503</text:p>
          </table:table-cell>
          <table:table-cell table:style-name="ce3" table:formula="of:=IFERROR([.T325]/[.$E325];&quot;&quot; )">
            <text:p/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ERROR([.B326]/[.$E326];&quot;&quot; )">
            <text:p/>
          </table:table-cell>
          <table:table-cell table:style-name="ce3" table:formula="of:=IFERROR([.C326]/[.$E326];&quot;&quot; )" office:value-type="float" office:value="0.000390696292841315" calcext:value-type="float">
            <text:p>0,0003906963</text:p>
          </table:table-cell>
          <table:table-cell table:style-name="ce3" table:formula="of:=IFERROR([.D326]/[.$E326];&quot;&quot; )" office:value-type="float" office:value="0.00318673780130674" calcext:value-type="float">
            <text:p>0,0031867378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>
            <text:p/>
          </table:table-cell>
          <table:table-cell table:style-name="ce3" table:formula="of:=IFERROR([.I326]/[.$E326];&quot;&quot; )" office:value-type="float" office:value="0.0270237468944454" calcext:value-type="float">
            <text:p>0,0270237469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>
            <text:p/>
          </table:table-cell>
          <table:table-cell table:style-name="ce3" table:formula="of:=IFERROR([.M326]/[.$E326];&quot;&quot; )" office:value-type="float" office:value="0.000110235298387433" calcext:value-type="float">
            <text:p>0,0001102353</text:p>
          </table:table-cell>
          <table:table-cell table:style-name="ce3" table:formula="of:=IFERROR([.N326]/[.$E326];&quot;&quot; )" office:value-type="float" office:value="0.52227976603501" calcext:value-type="float">
            <text:p>0,522279766</text:p>
          </table:table-cell>
          <table:table-cell table:style-name="ce3" table:formula="of:=IFERROR([.O326]/[.$E326];&quot;&quot; )" office:value-type="float" office:value="0.0000155457127170669" calcext:value-type="float">
            <text:p>1,55457127170669E-005</text:p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 office:value-type="float" office:value="0.0000199249465129347" calcext:value-type="float">
            <text:p>1,99249465129347E-005</text:p>
          </table:table-cell>
          <table:table-cell table:style-name="ce3" table:formula="of:=IFERROR([.S326]/[.$E326];&quot;&quot; )" office:value-type="float" office:value="0.00730962191521978" calcext:value-type="float">
            <text:p>0,0073096219</text:p>
          </table:table-cell>
          <table:table-cell table:style-name="ce3" table:formula="of:=IFERROR([.T326]/[.$E326];&quot;&quot; )">
            <text:p/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430353750503287" calcext:value-type="float">
            <text:p>0,0004303538</text:p>
          </table:table-cell>
          <table:table-cell table:style-name="ce3" table:formula="of:=IFERROR([.D327]/[.$E327];&quot;&quot; )" office:value-type="float" office:value="0.0036751230502876" calcext:value-type="float">
            <text:p>0,0036751231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>
            <text:p/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267149833132479" calcext:value-type="float">
            <text:p>0,0267149833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>
            <text:p/>
          </table:table-cell>
          <table:table-cell table:style-name="ce3" table:formula="of:=IFERROR([.M327]/[.$E327];&quot;&quot; )" office:value-type="float" office:value="0.000140608378487292" calcext:value-type="float">
            <text:p>0,0001406084</text:p>
          </table:table-cell>
          <table:table-cell table:style-name="ce3" table:formula="of:=IFERROR([.N327]/[.$E327];&quot;&quot; )" office:value-type="float" office:value="0.549809124057668" calcext:value-type="float">
            <text:p>0,5498091241</text:p>
          </table:table-cell>
          <table:table-cell table:style-name="ce3" table:formula="of:=IFERROR([.O327]/[.$E327];&quot;&quot; )" office:value-type="float" office:value="0.0000346106605264586" calcext:value-type="float">
            <text:p>3,46106605264586E-005</text:p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>
            <text:p/>
          </table:table-cell>
          <table:table-cell table:style-name="ce3" table:formula="of:=IFERROR([.S327]/[.$E327];&quot;&quot; )" office:value-type="float" office:value="0.0064701895269353" calcext:value-type="float">
            <text:p>0,0064701895</text:p>
          </table:table-cell>
          <table:table-cell table:style-name="ce3" table:formula="of:=IFERROR([.T327]/[.$E327];&quot;&quot; )">
            <text:p/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45152678524847" calcext:value-type="float">
            <text:p>0,0004515268</text:p>
          </table:table-cell>
          <table:table-cell table:style-name="ce3" table:formula="of:=IFERROR([.D328]/[.$E328];&quot;&quot; )" office:value-type="float" office:value="0.00255538661101152" calcext:value-type="float">
            <text:p>0,0025553866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>
            <text:p/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256279737707253" calcext:value-type="float">
            <text:p>0,0256279738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>
            <text:p/>
          </table:table-cell>
          <table:table-cell table:style-name="ce3" table:formula="of:=IFERROR([.N328]/[.$E328];&quot;&quot; )" office:value-type="float" office:value="0.568393365198932" calcext:value-type="float">
            <text:p>0,5683933652</text:p>
          </table:table-cell>
          <table:table-cell table:style-name="ce3" table:formula="of:=IFERROR([.O328]/[.$E328];&quot;&quot; )" office:value-type="float" office:value="0.0000384068800232887" calcext:value-type="float">
            <text:p>3,84068800232887E-005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>
            <text:p/>
          </table:table-cell>
          <table:table-cell table:style-name="ce3" table:formula="of:=IFERROR([.S328]/[.$E328];&quot;&quot; )" office:value-type="float" office:value="0.00787644067237235" calcext:value-type="float">
            <text:p>0,0078764407</text:p>
          </table:table-cell>
          <table:table-cell table:style-name="ce3" table:formula="of:=IFERROR([.T328]/[.$E328];&quot;&quot; )">
            <text:p/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359590469243296" calcext:value-type="float">
            <text:p>0,0003595905</text:p>
          </table:table-cell>
          <table:table-cell table:style-name="ce3" table:formula="of:=IFERROR([.D329]/[.$E329];&quot;&quot; )" office:value-type="float" office:value="0.00221206518810438" calcext:value-type="float">
            <text:p>0,0022120652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216552352043523" calcext:value-type="float">
            <text:p>0,0216552352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>
            <text:p/>
          </table:table-cell>
          <table:table-cell table:style-name="ce3" table:formula="of:=IFERROR([.N329]/[.$E329];&quot;&quot; )" office:value-type="float" office:value="0.517519021217021" calcext:value-type="float">
            <text:p>0,5175190212</text:p>
          </table:table-cell>
          <table:table-cell table:style-name="ce3" table:formula="of:=IFERROR([.O329]/[.$E329];&quot;&quot; )" office:value-type="float" office:value="0.0000137257584195266" calcext:value-type="float">
            <text:p>1,37257584195266E-005</text:p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0734779256374767" calcext:value-type="float">
            <text:p>0,0073477926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435000283535108" calcext:value-type="float">
            <text:p>0,0004350003</text:p>
          </table:table-cell>
          <table:table-cell table:style-name="ce3" table:formula="of:=IFERROR([.D330]/[.$E330];&quot;&quot; )" office:value-type="float" office:value="0.00302074852171634" calcext:value-type="float">
            <text:p>0,0030207485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>
            <text:p/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>
            <text:p/>
          </table:table-cell>
          <table:table-cell table:style-name="ce3" table:formula="of:=IFERROR([.I330]/[.$E330];&quot;&quot; )" office:value-type="float" office:value="0.0232705431133549" calcext:value-type="float">
            <text:p>0,0232705431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>
            <text:p/>
          </table:table-cell>
          <table:table-cell table:style-name="ce3" table:formula="of:=IFERROR([.M330]/[.$E330];&quot;&quot; )" office:value-type="float" office:value="0.000138949947487663" calcext:value-type="float">
            <text:p>0,0001389499</text:p>
          </table:table-cell>
          <table:table-cell table:style-name="ce3" table:formula="of:=IFERROR([.N330]/[.$E330];&quot;&quot; )" office:value-type="float" office:value="0.582093522794507" calcext:value-type="float">
            <text:p>0,5820935228</text:p>
          </table:table-cell>
          <table:table-cell table:style-name="ce3" table:formula="of:=IFERROR([.O330]/[.$E330];&quot;&quot; )" office:value-type="float" office:value="0.0000231887948817982" calcext:value-type="float">
            <text:p>2,31887948817982E-005</text:p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>
            <text:p/>
          </table:table-cell>
          <table:table-cell table:style-name="ce3" table:formula="of:=IFERROR([.S330]/[.$E330];&quot;&quot; )" office:value-type="float" office:value="0.00809584413671281" calcext:value-type="float">
            <text:p>0,0080958441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383190857010246" calcext:value-type="float">
            <text:p>0,0003831909</text:p>
          </table:table-cell>
          <table:table-cell table:style-name="ce3" table:formula="of:=IFERROR([.D331]/[.$E331];&quot;&quot; )" office:value-type="float" office:value="0.00292156993126399" calcext:value-type="float">
            <text:p>0,0029215699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>
            <text:p/>
          </table:table-cell>
          <table:table-cell table:style-name="ce3" table:formula="of:=IFERROR([.I331]/[.$E331];&quot;&quot; )" office:value-type="float" office:value="0.0230764963103062" calcext:value-type="float">
            <text:p>0,0230764963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 office:value-type="float" office:value="0.000129572153529132" calcext:value-type="float">
            <text:p>0,0001295722</text:p>
          </table:table-cell>
          <table:table-cell table:style-name="ce3" table:formula="of:=IFERROR([.M331]/[.$E331];&quot;&quot; )" office:value-type="float" office:value="0.000105264698357743" calcext:value-type="float">
            <text:p>0,0001052647</text:p>
          </table:table-cell>
          <table:table-cell table:style-name="ce3" table:formula="of:=IFERROR([.N331]/[.$E331];&quot;&quot; )" office:value-type="float" office:value="0.530145659694816" calcext:value-type="float">
            <text:p>0,5301456597</text:p>
          </table:table-cell>
          <table:table-cell table:style-name="ce3" table:formula="of:=IFERROR([.O331]/[.$E331];&quot;&quot; )" office:value-type="float" office:value="0.0000142521568029936" calcext:value-type="float">
            <text:p>1,42521568029936E-005</text:p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>
            <text:p/>
          </table:table-cell>
          <table:table-cell table:style-name="ce3" table:formula="of:=IFERROR([.S331]/[.$E331];&quot;&quot; )" office:value-type="float" office:value="0.00840563657121846" calcext:value-type="float">
            <text:p>0,0084056366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>
            <text:p/>
          </table:table-cell>
          <table:table-cell table:style-name="ce3" table:formula="of:=IFERROR([.V331]/[.$E33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ERROR([.B332]/[.$E332];&quot;&quot; )">
            <text:p/>
          </table:table-cell>
          <table:table-cell table:style-name="ce3" table:formula="of:=IFERROR([.C332]/[.$E332];&quot;&quot; )" office:value-type="float" office:value="0.000405045901904887" calcext:value-type="float">
            <text:p>0,0004050459</text:p>
          </table:table-cell>
          <table:table-cell table:style-name="ce3" table:formula="of:=IFERROR([.D332]/[.$E332];&quot;&quot; )" office:value-type="float" office:value="0.00315744876920935" calcext:value-type="float">
            <text:p>0,0031574488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>
            <text:p/>
          </table:table-cell>
          <table:table-cell table:style-name="ce3" table:formula="of:=IFERROR([.I332]/[.$E332];&quot;&quot; )" office:value-type="float" office:value="0.022493965186168" calcext:value-type="float">
            <text:p>0,0224939652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 office:value-type="float" office:value="0.000108468995453677" calcext:value-type="float">
            <text:p>0,000108469</text:p>
          </table:table-cell>
          <table:table-cell table:style-name="ce3" table:formula="of:=IFERROR([.M332]/[.$E332];&quot;&quot; )" office:value-type="float" office:value="0.000109132208131201" calcext:value-type="float">
            <text:p>0,0001091322</text:p>
          </table:table-cell>
          <table:table-cell table:style-name="ce3" table:formula="of:=IFERROR([.N332]/[.$E332];&quot;&quot; )" office:value-type="float" office:value="0.612674252808017" calcext:value-type="float">
            <text:p>0,6126742528</text:p>
          </table:table-cell>
          <table:table-cell table:style-name="ce3" table:formula="of:=IFERROR([.O332]/[.$E332];&quot;&quot; )" office:value-type="float" office:value="0.0000129972823455427" calcext:value-type="float">
            <text:p>1,29972823455427E-005</text:p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>
            <text:p/>
          </table:table-cell>
          <table:table-cell table:style-name="ce3" table:formula="of:=IFERROR([.S332]/[.$E332];&quot;&quot; )" office:value-type="float" office:value="0.00785232569295467" calcext:value-type="float">
            <text:p>0,0078523257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311656939095582" calcext:value-type="float">
            <text:p>0,0003116569</text:p>
          </table:table-cell>
          <table:table-cell table:style-name="ce3" table:formula="of:=IFERROR([.D333]/[.$E333];&quot;&quot; )" office:value-type="float" office:value="0.0031249912735612" calcext:value-type="float">
            <text:p>0,0031249913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>
            <text:p/>
          </table:table-cell>
          <table:table-cell table:style-name="ce3" table:formula="of:=IFERROR([.I333]/[.$E333];&quot;&quot; )" office:value-type="float" office:value="0.0228663513648807" calcext:value-type="float">
            <text:p>0,0228663514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 office:value-type="float" office:value="0.0000895534267266342" calcext:value-type="float">
            <text:p>8,95534267266342E-005</text:p>
          </table:table-cell>
          <table:table-cell table:style-name="ce3" table:formula="of:=IFERROR([.M333]/[.$E333];&quot;&quot; )">
            <text:p/>
          </table:table-cell>
          <table:table-cell table:style-name="ce3" table:formula="of:=IFERROR([.N333]/[.$E333];&quot;&quot; )" office:value-type="float" office:value="0.507077390793076" calcext:value-type="float">
            <text:p>0,5070773908</text:p>
          </table:table-cell>
          <table:table-cell table:style-name="ce3" table:formula="of:=IFERROR([.O333]/[.$E333];&quot;&quot; )" office:value-type="float" office:value="0.0000128636747192584" calcext:value-type="float">
            <text:p>1,28636747192584E-005</text:p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 office:value-type="float" office:value="0.0077716064649842" calcext:value-type="float">
            <text:p>0,0077716065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326174756787114" calcext:value-type="float">
            <text:p>0,0003261748</text:p>
          </table:table-cell>
          <table:table-cell table:style-name="ce3" table:formula="of:=IFERROR([.D334]/[.$E334];&quot;&quot; )" office:value-type="float" office:value="0.00317887199016539" calcext:value-type="float">
            <text:p>0,003178872</text:p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 office:value-type="float" office:value="0.0244886580816562" calcext:value-type="float">
            <text:p>0,0244886581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>
            <text:p/>
          </table:table-cell>
          <table:table-cell table:style-name="ce3" table:formula="of:=IFERROR([.N334]/[.$E334];&quot;&quot; )" office:value-type="float" office:value="0.538937290190425" calcext:value-type="float">
            <text:p>0,5389372902</text:p>
          </table:table-cell>
          <table:table-cell table:style-name="ce3" table:formula="of:=IFERROR([.O334]/[.$E334];&quot;&quot; )" office:value-type="float" office:value="0.0000187440496483899" calcext:value-type="float">
            <text:p>0,000018744</text:p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 office:value-type="float" office:value="0.00790560355132545" calcext:value-type="float">
            <text:p>0,0079056036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ERROR([.B335]/[.$E335];&quot;&quot; )">
            <text:p/>
          </table:table-cell>
          <table:table-cell table:style-name="ce3" table:formula="of:=IFERROR([.C335]/[.$E335];&quot;&quot; )" office:value-type="float" office:value="0.000401005535466286" calcext:value-type="float">
            <text:p>0,0004010055</text:p>
          </table:table-cell>
          <table:table-cell table:style-name="ce3" table:formula="of:=IFERROR([.D335]/[.$E335];&quot;&quot; )" office:value-type="float" office:value="0.00267005377996455" calcext:value-type="float">
            <text:p>0,0026700538</text:p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>
            <text:p/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 office:value-type="float" office:value="0.0248539312986439" calcext:value-type="float">
            <text:p>0,0248539313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 office:value-type="float" office:value="0.000170423449993391" calcext:value-type="float">
            <text:p>0,0001704234</text:p>
          </table:table-cell>
          <table:table-cell table:style-name="ce3" table:formula="of:=IFERROR([.M335]/[.$E335];&quot;&quot; )">
            <text:p/>
          </table:table-cell>
          <table:table-cell table:style-name="ce3" table:formula="of:=IFERROR([.N335]/[.$E335];&quot;&quot; )" office:value-type="float" office:value="0.613972866155086" calcext:value-type="float">
            <text:p>0,6139728662</text:p>
          </table:table-cell>
          <table:table-cell table:style-name="ce3" table:formula="of:=IFERROR([.O335]/[.$E335];&quot;&quot; )">
            <text:p/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 office:value-type="float" office:value="0.00759066788497059" calcext:value-type="float">
            <text:p>0,0075906679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312795441411976" calcext:value-type="float">
            <text:p>0,0003127954</text:p>
          </table:table-cell>
          <table:table-cell table:style-name="ce3" table:formula="of:=IFERROR([.D336]/[.$E336];&quot;&quot; )" office:value-type="float" office:value="0.00253058555045348" calcext:value-type="float">
            <text:p>0,0025305856</text:p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 office:value-type="float" office:value="0.0235557050903847" calcext:value-type="float">
            <text:p>0,0235557051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175668809653072" calcext:value-type="float">
            <text:p>0,0001756688</text:p>
          </table:table-cell>
          <table:table-cell table:style-name="ce3" table:formula="of:=IFERROR([.N336]/[.$E336];&quot;&quot; )" office:value-type="float" office:value="0.503072950787465" calcext:value-type="float">
            <text:p>0,5030729508</text:p>
          </table:table-cell>
          <table:table-cell table:style-name="ce3" table:formula="of:=IFERROR([.O336]/[.$E336];&quot;&quot; )" office:value-type="float" office:value="0.000021285152925547" calcext:value-type="float">
            <text:p>2,1285152925547E-005</text:p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 office:value-type="float" office:value="0.00779999663010667" calcext:value-type="float">
            <text:p>0,0077999966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314127606302057" calcext:value-type="float">
            <text:p>0,0003141276</text:p>
          </table:table-cell>
          <table:table-cell table:style-name="ce3" table:formula="of:=IFERROR([.D337]/[.$E337];&quot;&quot; )" office:value-type="float" office:value="0.00254136306436623" calcext:value-type="float">
            <text:p>0,0025413631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>
            <text:p/>
          </table:table-cell>
          <table:table-cell table:style-name="ce3" table:formula="of:=IFERROR([.I337]/[.$E337];&quot;&quot; )" office:value-type="float" office:value="0.0218308215740058" calcext:value-type="float">
            <text:p>0,0218308216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>
            <text:p/>
          </table:table-cell>
          <table:table-cell table:style-name="ce3" table:formula="of:=IFERROR([.N337]/[.$E337];&quot;&quot; )" office:value-type="float" office:value="0.524460429565247" calcext:value-type="float">
            <text:p>0,5244604296</text:p>
          </table:table-cell>
          <table:table-cell table:style-name="ce3" table:formula="of:=IFERROR([.O337]/[.$E337];&quot;&quot; )" office:value-type="float" office:value="0.0000230578347909866" calcext:value-type="float">
            <text:p>2,30578347909866E-005</text:p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 office:value-type="float" office:value="0.00661639032643626" calcext:value-type="float">
            <text:p>0,0066163903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ERROR([.B338]/[.$E338];&quot;&quot; )">
            <text:p/>
          </table:table-cell>
          <table:table-cell table:style-name="ce3" table:formula="of:=IFERROR([.C338]/[.$E338];&quot;&quot; )" office:value-type="float" office:value="0.000276829588562921" calcext:value-type="float">
            <text:p>0,0002768296</text:p>
          </table:table-cell>
          <table:table-cell table:style-name="ce3" table:formula="of:=IFERROR([.D338]/[.$E338];&quot;&quot; )" office:value-type="float" office:value="0.00261311196974394" calcext:value-type="float">
            <text:p>0,002613112</text:p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 office:value-type="float" office:value="0.0211897301339135" calcext:value-type="float">
            <text:p>0,0211897301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>
            <text:p/>
          </table:table-cell>
          <table:table-cell table:style-name="ce3" table:formula="of:=IFERROR([.N338]/[.$E338];&quot;&quot; )" office:value-type="float" office:value="0.520168184359368" calcext:value-type="float">
            <text:p>0,5201681844</text:p>
          </table:table-cell>
          <table:table-cell table:style-name="ce3" table:formula="of:=IFERROR([.O338]/[.$E338];&quot;&quot; )">
            <text:p/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 office:value-type="float" office:value="0.00742878860995486" calcext:value-type="float">
            <text:p>0,0074287886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344204266292713" calcext:value-type="float">
            <text:p>0,0003442043</text:p>
          </table:table-cell>
          <table:table-cell table:style-name="ce3" table:formula="of:=IFERROR([.D339]/[.$E339];&quot;&quot; )" office:value-type="float" office:value="0.00415359401306718" calcext:value-type="float">
            <text:p>0,004153594</text:p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 office:value-type="float" office:value="0.0210644870569622" calcext:value-type="float">
            <text:p>0,0210644871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120575397975345" calcext:value-type="float">
            <text:p>0,0001205754</text:p>
          </table:table-cell>
          <table:table-cell table:style-name="ce3" table:formula="of:=IFERROR([.N339]/[.$E339];&quot;&quot; )" office:value-type="float" office:value="0.540109449418211" calcext:value-type="float">
            <text:p>0,5401094494</text:p>
          </table:table-cell>
          <table:table-cell table:style-name="ce3" table:formula="of:=IFERROR([.O339]/[.$E339];&quot;&quot; )">
            <text:p/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 office:value-type="float" office:value="0.00614290750033092" calcext:value-type="float">
            <text:p>0,0061429075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ERROR([.B340]/[.$E340];&quot;&quot; )">
            <text:p/>
          </table:table-cell>
          <table:table-cell table:style-name="ce3" table:formula="of:=IFERROR([.C340]/[.$E340];&quot;&quot; )" office:value-type="float" office:value="0.000298342097605219" calcext:value-type="float">
            <text:p>0,0002983421</text:p>
          </table:table-cell>
          <table:table-cell table:style-name="ce3" table:formula="of:=IFERROR([.D340]/[.$E340];&quot;&quot; )" office:value-type="float" office:value="0.00204002359966852" calcext:value-type="float">
            <text:p>0,0020400236</text:p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 office:value-type="float" office:value="0.0204587286459078" calcext:value-type="float">
            <text:p>0,0204587286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 office:value-type="float" office:value="0.000114150905023003" calcext:value-type="float">
            <text:p>0,0001141509</text:p>
          </table:table-cell>
          <table:table-cell table:style-name="ce3" table:formula="of:=IFERROR([.M340]/[.$E340];&quot;&quot; )">
            <text:p/>
          </table:table-cell>
          <table:table-cell table:style-name="ce3" table:formula="of:=IFERROR([.N340]/[.$E340];&quot;&quot; )" office:value-type="float" office:value="0.553380297003483" calcext:value-type="float">
            <text:p>0,553380297</text:p>
          </table:table-cell>
          <table:table-cell table:style-name="ce3" table:formula="of:=IFERROR([.O340]/[.$E340];&quot;&quot; )" office:value-type="float" office:value="0.0000343943878205487" calcext:value-type="float">
            <text:p>3,43943878205487E-005</text:p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 office:value-type="float" office:value="0.000034986119223913" calcext:value-type="float">
            <text:p>3,4986119223913E-005</text:p>
          </table:table-cell>
          <table:table-cell table:style-name="ce3" table:formula="of:=IFERROR([.S340]/[.$E340];&quot;&quot; )" office:value-type="float" office:value="0.00634075702589027" calcext:value-type="float">
            <text:p>0,006340757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250085773762073" calcext:value-type="float">
            <text:p>0,0002500858</text:p>
          </table:table-cell>
          <table:table-cell table:style-name="ce3" table:formula="of:=IFERROR([.D341]/[.$E341];&quot;&quot; )" office:value-type="float" office:value="0.00253057023553815" calcext:value-type="float">
            <text:p>0,0025305702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 office:value-type="float" office:value="0.0186968935856992" calcext:value-type="float">
            <text:p>0,0186968936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154340850230553" calcext:value-type="float">
            <text:p>0,0001543409</text:p>
          </table:table-cell>
          <table:table-cell table:style-name="ce3" table:formula="of:=IFERROR([.N341]/[.$E341];&quot;&quot; )" office:value-type="float" office:value="0.535023358478563" calcext:value-type="float">
            <text:p>0,5350233585</text:p>
          </table:table-cell>
          <table:table-cell table:style-name="ce3" table:formula="of:=IFERROR([.O341]/[.$E341];&quot;&quot; )" office:value-type="float" office:value="0.0000268679812528319" calcext:value-type="float">
            <text:p>0,000026868</text:p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0598247355663055" calcext:value-type="float">
            <text:p>0,0059824736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ERROR([.B342]/[.$E342];&quot;&quot; )">
            <text:p/>
          </table:table-cell>
          <table:table-cell table:style-name="ce3" table:formula="of:=IFERROR([.C342]/[.$E342];&quot;&quot; )" office:value-type="float" office:value="0.000268693312863381" calcext:value-type="float">
            <text:p>0,0002686933</text:p>
          </table:table-cell>
          <table:table-cell table:style-name="ce3" table:formula="of:=IFERROR([.D342]/[.$E342];&quot;&quot; )" office:value-type="float" office:value="0.002536732836393" calcext:value-type="float">
            <text:p>0,0025367328</text:p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 office:value-type="float" office:value="0.0181351322445911" calcext:value-type="float">
            <text:p>0,0181351322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>
            <text:p/>
          </table:table-cell>
          <table:table-cell table:style-name="ce3" table:formula="of:=IFERROR([.N342]/[.$E342];&quot;&quot; )" office:value-type="float" office:value="0.567549494936267" calcext:value-type="float">
            <text:p>0,5675494949</text:p>
          </table:table-cell>
          <table:table-cell table:style-name="ce3" table:formula="of:=IFERROR([.O342]/[.$E342];&quot;&quot; )" office:value-type="float" office:value="0.0000249410389138971" calcext:value-type="float">
            <text:p>0,000024941</text:p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 office:value-type="float" office:value="0.00538974927498054" calcext:value-type="float">
            <text:p>0,0053897493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223101679655099" calcext:value-type="float">
            <text:p>0,0002231017</text:p>
          </table:table-cell>
          <table:table-cell table:style-name="ce3" table:formula="of:=IFERROR([.D343]/[.$E343];&quot;&quot; )" office:value-type="float" office:value="0.0024793652074149" calcext:value-type="float">
            <text:p>0,0024793652</text:p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171314291494344" calcext:value-type="float">
            <text:p>0,0171314291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>
            <text:p/>
          </table:table-cell>
          <table:table-cell table:style-name="ce3" table:formula="of:=IFERROR([.N343]/[.$E343];&quot;&quot; )" office:value-type="float" office:value="0.50793830417649" calcext:value-type="float">
            <text:p>0,5079383042</text:p>
          </table:table-cell>
          <table:table-cell table:style-name="ce3" table:formula="of:=IFERROR([.O343]/[.$E343];&quot;&quot; )" office:value-type="float" office:value="0.0000181193363945795" calcext:value-type="float">
            <text:p>1,81193363945795E-005</text:p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058614207115398" calcext:value-type="float">
            <text:p>0,0058614207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343349915574549" calcext:value-type="float">
            <text:p>0,0003433499</text:p>
          </table:table-cell>
          <table:table-cell table:style-name="ce3" table:formula="of:=IFERROR([.D344]/[.$E344];&quot;&quot; )" office:value-type="float" office:value="0.00259198378120047" calcext:value-type="float">
            <text:p>0,0025919838</text:p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 office:value-type="float" office:value="0.017282859749195" calcext:value-type="float">
            <text:p>0,0172828597</text:p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 office:value-type="float" office:value="0.000089728167969026" calcext:value-type="float">
            <text:p>8,9728167969026E-005</text:p>
          </table:table-cell>
          <table:table-cell table:style-name="ce3" table:formula="of:=IFERROR([.M344]/[.$E344];&quot;&quot; )" office:value-type="float" office:value="0.000192580174156707" calcext:value-type="float">
            <text:p>0,0001925802</text:p>
          </table:table-cell>
          <table:table-cell table:style-name="ce3" table:formula="of:=IFERROR([.N344]/[.$E344];&quot;&quot; )" office:value-type="float" office:value="0.507781990024717" calcext:value-type="float">
            <text:p>0,50778199</text:p>
          </table:table-cell>
          <table:table-cell table:style-name="ce3" table:formula="of:=IFERROR([.O344]/[.$E344];&quot;&quot; )" office:value-type="float" office:value="0.0000132239110591022" calcext:value-type="float">
            <text:p>1,32239110591022E-005</text:p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 office:value-type="float" office:value="0.00612766016626662" calcext:value-type="float">
            <text:p>0,0061276602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ERROR([.B345]/[.$E345];&quot;&quot; )">
            <text:p/>
          </table:table-cell>
          <table:table-cell table:style-name="ce3" table:formula="of:=IFERROR([.C345]/[.$E345];&quot;&quot; )" office:value-type="float" office:value="0.000267004919183849" calcext:value-type="float">
            <text:p>0,0002670049</text:p>
          </table:table-cell>
          <table:table-cell table:style-name="ce3" table:formula="of:=IFERROR([.D345]/[.$E345];&quot;&quot; )">
            <text:p/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 office:value-type="float" office:value="0.0173650011149813" calcext:value-type="float">
            <text:p>0,0173650011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>
            <text:p/>
          </table:table-cell>
          <table:table-cell table:style-name="ce3" table:formula="of:=IFERROR([.N345]/[.$E345];&quot;&quot; )" office:value-type="float" office:value="0.538692700291414" calcext:value-type="float">
            <text:p>0,5386927003</text:p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 office:value-type="float" office:value="0.00638606754535228" calcext:value-type="float">
            <text:p>0,0063860675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 office:value-type="float" office:value="0.0000119191973297851" calcext:value-type="float">
            <text:p>1,19191973297851E-005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130088164584202" calcext:value-type="float">
            <text:p>0,0001300882</text:p>
          </table:table-cell>
          <table:table-cell table:style-name="ce3" table:formula="of:=IFERROR([.D346]/[.$E346];&quot;&quot; )" office:value-type="float" office:value="0.00200767935095134" calcext:value-type="float">
            <text:p>0,0020076794</text:p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 office:value-type="float" office:value="0.0169684268334628" calcext:value-type="float">
            <text:p>0,0169684268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>
            <text:p/>
          </table:table-cell>
          <table:table-cell table:style-name="ce3" table:formula="of:=IFERROR([.N346]/[.$E346];&quot;&quot; )" office:value-type="float" office:value="0.50596312592638" calcext:value-type="float">
            <text:p>0,5059631259</text:p>
          </table:table-cell>
          <table:table-cell table:style-name="ce3" table:formula="of:=IFERROR([.O346]/[.$E346];&quot;&quot; )" office:value-type="float" office:value="0.0000192903303796212" calcext:value-type="float">
            <text:p>1,92903303796212E-005</text:p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 office:value-type="float" office:value="0.00813600621082833" calcext:value-type="float">
            <text:p>0,0081360062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ERROR([.B347]/[.$E347];&quot;&quot; )">
            <text:p/>
          </table:table-cell>
          <table:table-cell table:style-name="ce3" table:formula="of:=IFERROR([.C347]/[.$E347];&quot;&quot; )" office:value-type="float" office:value="0.000298338298547485" calcext:value-type="float">
            <text:p>0,0002983383</text:p>
          </table:table-cell>
          <table:table-cell table:style-name="ce3" table:formula="of:=IFERROR([.D347]/[.$E347];&quot;&quot; )" office:value-type="float" office:value="0.00268208902620512" calcext:value-type="float">
            <text:p>0,002682089</text:p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165994817469341" calcext:value-type="float">
            <text:p>0,0165994817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 office:value-type="float" office:value="0.0000928947300871101" calcext:value-type="float">
            <text:p>9,28947300871101E-005</text:p>
          </table:table-cell>
          <table:table-cell table:style-name="ce3" table:formula="of:=IFERROR([.M347]/[.$E347];&quot;&quot; )">
            <text:p/>
          </table:table-cell>
          <table:table-cell table:style-name="ce3" table:formula="of:=IFERROR([.N347]/[.$E347];&quot;&quot; )" office:value-type="float" office:value="0.553200869318103" calcext:value-type="float">
            <text:p>0,5532008693</text:p>
          </table:table-cell>
          <table:table-cell table:style-name="ce3" table:formula="of:=IFERROR([.O347]/[.$E347];&quot;&quot; )" office:value-type="float" office:value="0.00001664223379642" calcext:value-type="float">
            <text:p>1,664223379642E-005</text:p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 office:value-type="float" office:value="0.00634067628333931" calcext:value-type="float">
            <text:p>0,0063406763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240591209786496" calcext:value-type="float">
            <text:p>0,0002405912</text:p>
          </table:table-cell>
          <table:table-cell table:style-name="ce3" table:formula="of:=IFERROR([.D348]/[.$E348];&quot;&quot; )" office:value-type="float" office:value="0.0020747407363944" calcext:value-type="float">
            <text:p>0,0020747407</text:p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 office:value-type="float" office:value="0.0168821868262644" calcext:value-type="float">
            <text:p>0,0168821868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124193774062657" calcext:value-type="float">
            <text:p>0,0001241938</text:p>
          </table:table-cell>
          <table:table-cell table:style-name="ce3" table:formula="of:=IFERROR([.N348]/[.$E348];&quot;&quot; )" office:value-type="float" office:value="0.553862178431134" calcext:value-type="float">
            <text:p>0,5538621784</text:p>
          </table:table-cell>
          <table:table-cell table:style-name="ce3" table:formula="of:=IFERROR([.O348]/[.$E348];&quot;&quot; )">
            <text:p/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 office:value-type="float" office:value="0.00710169091174431" calcext:value-type="float">
            <text:p>0,0071016909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207709463275156" calcext:value-type="float">
            <text:p>0,0002077095</text:p>
          </table:table-cell>
          <table:table-cell table:style-name="ce3" table:formula="of:=IFERROR([.D349]/[.$E349];&quot;&quot; )">
            <text:p/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165673551581358" calcext:value-type="float">
            <text:p>0,0165673552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 office:value-type="float" office:value="0.000140032103146592" calcext:value-type="float">
            <text:p>0,0001400321</text:p>
          </table:table-cell>
          <table:table-cell table:style-name="ce3" table:formula="of:=IFERROR([.M349]/[.$E349];&quot;&quot; )" office:value-type="float" office:value="0.000114719902307897" calcext:value-type="float">
            <text:p>0,0001147199</text:p>
          </table:table-cell>
          <table:table-cell table:style-name="ce3" table:formula="of:=IFERROR([.N349]/[.$E349];&quot;&quot; )" office:value-type="float" office:value="0.537968106367089" calcext:value-type="float">
            <text:p>0,5379681064</text:p>
          </table:table-cell>
          <table:table-cell table:style-name="ce3" table:formula="of:=IFERROR([.O349]/[.$E349];&quot;&quot; )" office:value-type="float" office:value="0.0000254687041803247" calcext:value-type="float">
            <text:p>2,54687041803247E-005</text:p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 office:value-type="float" office:value="0.0000246891403654139" calcext:value-type="float">
            <text:p>2,46891403654139E-005</text:p>
          </table:table-cell>
          <table:table-cell table:style-name="ce3" table:formula="of:=IFERROR([.S349]/[.$E349];&quot;&quot; )" office:value-type="float" office:value="0.00696925325901082" calcext:value-type="float">
            <text:p>0,0069692533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169674364215963" calcext:value-type="float">
            <text:p>0,0001696744</text:p>
          </table:table-cell>
          <table:table-cell table:style-name="ce3" table:formula="of:=IFERROR([.D350]/[.$E350];&quot;&quot; )" office:value-type="float" office:value="0.00275117745068154" calcext:value-type="float">
            <text:p>0,0027511775</text:p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 office:value-type="float" office:value="0.015703204748719" calcext:value-type="float">
            <text:p>0,0157032047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>
            <text:p/>
          </table:table-cell>
          <table:table-cell table:style-name="ce3" table:formula="of:=IFERROR([.N350]/[.$E350];&quot;&quot; )" office:value-type="float" office:value="0.552975044184407" calcext:value-type="float">
            <text:p>0,5529750442</text:p>
          </table:table-cell>
          <table:table-cell table:style-name="ce3" table:formula="of:=IFERROR([.O350]/[.$E350];&quot;&quot; )" office:value-type="float" office:value="0.0000443844028091803" calcext:value-type="float">
            <text:p>4,43844028091803E-005</text:p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 office:value-type="float" office:value="0.00650400692980585" calcext:value-type="float">
            <text:p>0,0065040069</text:p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 office:value-type="float" office:value="0.00000808478968093378" calcext:value-type="float">
            <text:p>8,08478968093378E-006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14981975511753" calcext:value-type="float">
            <text:p>0,0001498198</text:p>
          </table:table-cell>
          <table:table-cell table:style-name="ce3" table:formula="of:=IFERROR([.D351]/[.$E351];&quot;&quot; )" office:value-type="float" office:value="0.00196045431748218" calcext:value-type="float">
            <text:p>0,0019604543</text:p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 office:value-type="float" office:value="0.0153289950610688" calcext:value-type="float">
            <text:p>0,0153289951</text:p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>
            <text:p/>
          </table:table-cell>
          <table:table-cell table:style-name="ce3" table:formula="of:=IFERROR([.N351]/[.$E351];&quot;&quot; )" office:value-type="float" office:value="0.489192284405156" calcext:value-type="float">
            <text:p>0,4891922844</text:p>
          </table:table-cell>
          <table:table-cell table:style-name="ce3" table:formula="of:=IFERROR([.O351]/[.$E351];&quot;&quot; )">
            <text:p/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 office:value-type="float" office:value="0.00547638644702057" calcext:value-type="float">
            <text:p>0,0054763864</text:p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ERROR([.B352]/[.$E352];&quot;&quot; )">
            <text:p/>
          </table:table-cell>
          <table:table-cell table:style-name="ce3" table:formula="of:=IFERROR([.C352]/[.$E352];&quot;&quot; )" office:value-type="float" office:value="0.000124186345953728" calcext:value-type="float">
            <text:p>0,0001241863</text:p>
          </table:table-cell>
          <table:table-cell table:style-name="ce3" table:formula="of:=IFERROR([.D352]/[.$E352];&quot;&quot; )" office:value-type="float" office:value="0.00206525957884651" calcext:value-type="float">
            <text:p>0,0020652596</text:p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 office:value-type="float" office:value="0.0154984356072785" calcext:value-type="float">
            <text:p>0,0154984356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 office:value-type="float" office:value="0.0000868564593224046" calcext:value-type="float">
            <text:p>8,68564593224046E-005</text:p>
          </table:table-cell>
          <table:table-cell table:style-name="ce3" table:formula="of:=IFERROR([.M352]/[.$E352];&quot;&quot; )">
            <text:p/>
          </table:table-cell>
          <table:table-cell table:style-name="ce3" table:formula="of:=IFERROR([.N352]/[.$E352];&quot;&quot; )" office:value-type="float" office:value="0.55516199876847" calcext:value-type="float">
            <text:p>0,5551619988</text:p>
          </table:table-cell>
          <table:table-cell table:style-name="ce3" table:formula="of:=IFERROR([.O352]/[.$E352];&quot;&quot; )" office:value-type="float" office:value="0.0000288293475749412" calcext:value-type="float">
            <text:p>2,88293475749412E-005</text:p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 office:value-type="float" office:value="0.00641919494803199" calcext:value-type="float">
            <text:p>0,0064191949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ERROR([.B353]/[.$E353];&quot;&quot; )">
            <text:p/>
          </table:table-cell>
          <table:table-cell table:style-name="ce3" table:formula="of:=IFERROR([.C353]/[.$E353];&quot;&quot; )" office:value-type="float" office:value="0.000156556877351006" calcext:value-type="float">
            <text:p>0,0001565569</text:p>
          </table:table-cell>
          <table:table-cell table:style-name="ce3" table:formula="of:=IFERROR([.D353]/[.$E353];&quot;&quot; )">
            <text:p/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 office:value-type="float" office:value="0.0160231774912456" calcext:value-type="float">
            <text:p>0,0160231775</text:p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>
            <text:p/>
          </table:table-cell>
          <table:table-cell table:style-name="ce3" table:formula="of:=IFERROR([.N353]/[.$E353];&quot;&quot; )" office:value-type="float" office:value="0.424873556478542" calcext:value-type="float">
            <text:p>0,4248735565</text:p>
          </table:table-cell>
          <table:table-cell table:style-name="ce3" table:formula="of:=IFERROR([.O353]/[.$E353];&quot;&quot; )">
            <text:p/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0572438778287037" calcext:value-type="float">
            <text:p>0,0057243878</text:p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19047876836193" calcext:value-type="float">
            <text:p>0,0001904788</text:p>
          </table:table-cell>
          <table:table-cell table:style-name="ce3" table:formula="of:=IFERROR([.D354]/[.$E354];&quot;&quot; )" office:value-type="float" office:value="0.00270121986387507" calcext:value-type="float">
            <text:p>0,0027012199</text:p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173645540564412" calcext:value-type="float">
            <text:p>0,0173645541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230541138962261" calcext:value-type="float">
            <text:p>0,0002305411</text:p>
          </table:table-cell>
          <table:table-cell table:style-name="ce3" table:formula="of:=IFERROR([.N354]/[.$E354];&quot;&quot; )" office:value-type="float" office:value="0.496289536166485" calcext:value-type="float">
            <text:p>0,4962895362</text:p>
          </table:table-cell>
          <table:table-cell table:style-name="ce3" table:formula="of:=IFERROR([.O354]/[.$E354];&quot;&quot; )" office:value-type="float" office:value="0.0000167609397268026" calcext:value-type="float">
            <text:p>1,67609397268026E-005</text:p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 office:value-type="float" office:value="0.00573923181582854" calcext:value-type="float">
            <text:p>0,0057392318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176513430864567" calcext:value-type="float">
            <text:p>0,0001765134</text:p>
          </table:table-cell>
          <table:table-cell table:style-name="ce3" table:formula="of:=IFERROR([.D355]/[.$E355];&quot;&quot; )" office:value-type="float" office:value="0.00278244147064598" calcext:value-type="float">
            <text:p>0,0027824415</text:p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 office:value-type="float" office:value="0.0172138854146592" calcext:value-type="float">
            <text:p>0,0172138854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 office:value-type="float" office:value="0.000090182712717361" calcext:value-type="float">
            <text:p>9,0182712717361E-005</text:p>
          </table:table-cell>
          <table:table-cell table:style-name="ce3" table:formula="of:=IFERROR([.M355]/[.$E355];&quot;&quot; )">
            <text:p/>
          </table:table-cell>
          <table:table-cell table:style-name="ce3" table:formula="of:=IFERROR([.N355]/[.$E355];&quot;&quot; )" office:value-type="float" office:value="0.526681971434001" calcext:value-type="float">
            <text:p>0,5266819714</text:p>
          </table:table-cell>
          <table:table-cell table:style-name="ce3" table:formula="of:=IFERROR([.O355]/[.$E355];&quot;&quot; )" office:value-type="float" office:value="0.0000203342342846817" calcext:value-type="float">
            <text:p>2,03342342846817E-005</text:p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 office:value-type="float" office:value="0.00591180185943973" calcext:value-type="float">
            <text:p>0,0059118019</text:p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229658549907993" calcext:value-type="float">
            <text:p>0,0002296585</text:p>
          </table:table-cell>
          <table:table-cell table:style-name="ce3" table:formula="of:=IFERROR([.D356]/[.$E356];&quot;&quot; )" office:value-type="float" office:value="0.00255223277165597" calcext:value-type="float">
            <text:p>0,0025522328</text:p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157957998012368" calcext:value-type="float">
            <text:p>0,0157957998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>
            <text:p/>
          </table:table-cell>
          <table:table-cell table:style-name="ce3" table:formula="of:=IFERROR([.N356]/[.$E356];&quot;&quot; )" office:value-type="float" office:value="0.446057586504833" calcext:value-type="float">
            <text:p>0,4460575865</text:p>
          </table:table-cell>
          <table:table-cell table:style-name="ce3" table:formula="of:=IFERROR([.O356]/[.$E356];&quot;&quot; )" office:value-type="float" office:value="0.0000158364819637927" calcext:value-type="float">
            <text:p>1,58364819637927E-005</text:p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 office:value-type="float" office:value="0.0000648915684948369" calcext:value-type="float">
            <text:p>6,48915684948369E-005</text:p>
          </table:table-cell>
          <table:table-cell table:style-name="ce3" table:formula="of:=IFERROR([.S356]/[.$E356];&quot;&quot; )" office:value-type="float" office:value="0.00542268170036147" calcext:value-type="float">
            <text:p>0,0054226817</text:p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ERROR([.B357]/[.$E357];&quot;&quot; )">
            <text:p/>
          </table:table-cell>
          <table:table-cell table:style-name="ce3" table:formula="of:=IFERROR([.C357]/[.$E357];&quot;&quot; )" office:value-type="float" office:value="0.000166497960731475" calcext:value-type="float">
            <text:p>0,000166498</text:p>
          </table:table-cell>
          <table:table-cell table:style-name="ce3" table:formula="of:=IFERROR([.D357]/[.$E357];&quot;&quot; )" office:value-type="float" office:value="0.00189285687425643" calcext:value-type="float">
            <text:p>0,0018928569</text:p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160647275370839" calcext:value-type="float">
            <text:p>0,0160647275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 office:value-type="float" office:value="0.00019278209394572" calcext:value-type="float">
            <text:p>0,0001927821</text:p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>
            <text:p/>
          </table:table-cell>
          <table:table-cell table:style-name="ce3" table:formula="of:=IFERROR([.N357]/[.$E357];&quot;&quot; )" office:value-type="float" office:value="0.518873259131327" calcext:value-type="float">
            <text:p>0,5188732591</text:p>
          </table:table-cell>
          <table:table-cell table:style-name="ce3" table:formula="of:=IFERROR([.O357]/[.$E357];&quot;&quot; )" office:value-type="float" office:value="0.0000237215717626801" calcext:value-type="float">
            <text:p>2,37215717626801E-005</text:p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0509256049435839" calcext:value-type="float">
            <text:p>0,0050925605</text:p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2219456280573" calcext:value-type="float">
            <text:p>0,0002219456</text:p>
          </table:table-cell>
          <table:table-cell table:style-name="ce3" table:formula="of:=IFERROR([.D358]/[.$E358];&quot;&quot; )">
            <text:p/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 office:value-type="float" office:value="0.0135469905965722" calcext:value-type="float">
            <text:p>0,0135469906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>
            <text:p/>
          </table:table-cell>
          <table:table-cell table:style-name="ce3" table:formula="of:=IFERROR([.N358]/[.$E358];&quot;&quot; )" office:value-type="float" office:value="0.433064777020163" calcext:value-type="float">
            <text:p>0,433064777</text:p>
          </table:table-cell>
          <table:table-cell table:style-name="ce3" table:formula="of:=IFERROR([.O358]/[.$E358];&quot;&quot; )" office:value-type="float" office:value="0.0000121087908858364" calcext:value-type="float">
            <text:p>1,21087908858364E-005</text:p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 office:value-type="float" office:value="0.000450234953480303" calcext:value-type="float">
            <text:p>0,000450235</text:p>
          </table:table-cell>
          <table:table-cell table:style-name="ce3" table:formula="of:=IFERROR([.S358]/[.$E358];&quot;&quot; )" office:value-type="float" office:value="0.0044745503690461" calcext:value-type="float">
            <text:p>0,0044745504</text:p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13095434090901" calcext:value-type="float">
            <text:p>0,0001309543</text:p>
          </table:table-cell>
          <table:table-cell table:style-name="ce3" table:formula="of:=IFERROR([.D359]/[.$E359];&quot;&quot; )" office:value-type="float" office:value="0.00202177129039143" calcext:value-type="float">
            <text:p>0,0020217713</text:p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 office:value-type="float" office:value="0.0164511738963984" calcext:value-type="float">
            <text:p>0,0164511739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>
            <text:p/>
          </table:table-cell>
          <table:table-cell table:style-name="ce3" table:formula="of:=IFERROR([.N359]/[.$E359];&quot;&quot; )" office:value-type="float" office:value="0.523374603611024" calcext:value-type="float">
            <text:p>0,5233746036</text:p>
          </table:table-cell>
          <table:table-cell table:style-name="ce3" table:formula="of:=IFERROR([.O359]/[.$E359];&quot;&quot; )" office:value-type="float" office:value="0.000013561358382127" calcext:value-type="float">
            <text:p>1,3561358382127E-005</text:p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 office:value-type="float" office:value="0.000262398356812575" calcext:value-type="float">
            <text:p>0,0002623984</text:p>
          </table:table-cell>
          <table:table-cell table:style-name="ce3" table:formula="of:=IFERROR([.S359]/[.$E359];&quot;&quot; )" office:value-type="float" office:value="0.00501131630115859" calcext:value-type="float">
            <text:p>0,0050113163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ERROR([.B360]/[.$E360];&quot;&quot; )">
            <text:p/>
          </table:table-cell>
          <table:table-cell table:style-name="ce3" table:formula="of:=IFERROR([.C360]/[.$E360];&quot;&quot; )" office:value-type="float" office:value="0.000186204572351477" calcext:value-type="float">
            <text:p>0,0001862046</text:p>
          </table:table-cell>
          <table:table-cell table:style-name="ce3" table:formula="of:=IFERROR([.D360]/[.$E360];&quot;&quot; )">
            <text:p/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 office:value-type="float" office:value="0.0157145191177545" calcext:value-type="float">
            <text:p>0,0157145191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>
            <text:p/>
          </table:table-cell>
          <table:table-cell table:style-name="ce3" table:formula="of:=IFERROR([.N360]/[.$E360];&quot;&quot; )" office:value-type="float" office:value="0.45012883367008" calcext:value-type="float">
            <text:p>0,4501288337</text:p>
          </table:table-cell>
          <table:table-cell table:style-name="ce3" table:formula="of:=IFERROR([.O360]/[.$E360];&quot;&quot; )">
            <text:p/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 office:value-type="float" office:value="0.000109041075908777" calcext:value-type="float">
            <text:p>0,0001090411</text:p>
          </table:table-cell>
          <table:table-cell table:style-name="ce3" table:formula="of:=IFERROR([.S360]/[.$E360];&quot;&quot; )" office:value-type="float" office:value="0.00308257737639241" calcext:value-type="float">
            <text:p>0,0030825774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196908046331404" calcext:value-type="float">
            <text:p>0,000196908</text:p>
          </table:table-cell>
          <table:table-cell table:style-name="ce3" table:formula="of:=IFERROR([.D361]/[.$E361];&quot;&quot; )" office:value-type="float" office:value="0.0019089667882463" calcext:value-type="float">
            <text:p>0,0019089668</text:p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55492777373795" calcext:value-type="float">
            <text:p>0,0155492777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>
            <text:p/>
          </table:table-cell>
          <table:table-cell table:style-name="ce3" table:formula="of:=IFERROR([.N361]/[.$E361];&quot;&quot; )" office:value-type="float" office:value="0.51969670060547" calcext:value-type="float">
            <text:p>0,5196967006</text:p>
          </table:table-cell>
          <table:table-cell table:style-name="ce3" table:formula="of:=IFERROR([.O361]/[.$E361];&quot;&quot; )">
            <text:p/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 office:value-type="float" office:value="0.0000595757652578418" calcext:value-type="float">
            <text:p>5,95757652578418E-005</text:p>
          </table:table-cell>
          <table:table-cell table:style-name="ce3" table:formula="of:=IFERROR([.S361]/[.$E361];&quot;&quot; )" office:value-type="float" office:value="0.00448372768733581" calcext:value-type="float">
            <text:p>0,0044837277</text:p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ERROR([.B362]/[.$E362];&quot;&quot; )">
            <text:p/>
          </table:table-cell>
          <table:table-cell table:style-name="ce3" table:formula="of:=IFERROR([.C362]/[.$E362];&quot;&quot; )" office:value-type="float" office:value="0.000156188949490918" calcext:value-type="float">
            <text:p>0,0001561889</text:p>
          </table:table-cell>
          <table:table-cell table:style-name="ce3" table:formula="of:=IFERROR([.D362]/[.$E362];&quot;&quot; )">
            <text:p/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7020773846644" calcext:value-type="float">
            <text:p>0,0170207738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>
            <text:p/>
          </table:table-cell>
          <table:table-cell table:style-name="ce3" table:formula="of:=IFERROR([.N362]/[.$E362];&quot;&quot; )" office:value-type="float" office:value="0.566481645051329" calcext:value-type="float">
            <text:p>0,5664816451</text:p>
          </table:table-cell>
          <table:table-cell table:style-name="ce3" table:formula="of:=IFERROR([.O362]/[.$E362];&quot;&quot; )" office:value-type="float" office:value="0.0000209070331234181" calcext:value-type="float">
            <text:p>0,000020907</text:p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 office:value-type="float" office:value="0.0000625633104410209" calcext:value-type="float">
            <text:p>6,25633104410209E-005</text:p>
          </table:table-cell>
          <table:table-cell table:style-name="ce3" table:formula="of:=IFERROR([.S362]/[.$E362];&quot;&quot; )" office:value-type="float" office:value="0.00402369343413631" calcext:value-type="float">
            <text:p>0,0040236934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169876722142001" calcext:value-type="float">
            <text:p>0,0001698767</text:p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 office:value-type="float" office:value="0.0130918148400252" calcext:value-type="float">
            <text:p>0,0130918148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 office:value-type="float" office:value="0.000139891928437635" calcext:value-type="float">
            <text:p>0,0001398919</text:p>
          </table:table-cell>
          <table:table-cell table:style-name="ce3" table:formula="of:=IFERROR([.N363]/[.$E363];&quot;&quot; )" office:value-type="float" office:value="0.448052436666403" calcext:value-type="float">
            <text:p>0,4480524367</text:p>
          </table:table-cell>
          <table:table-cell table:style-name="ce3" table:formula="of:=IFERROR([.O363]/[.$E363];&quot;&quot; )" office:value-type="float" office:value="0.0000192923847773009" calcext:value-type="float">
            <text:p>1,92923847773009E-005</text:p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 office:value-type="float" office:value="0.0000278948907763597" calcext:value-type="float">
            <text:p>2,78948907763597E-005</text:p>
          </table:table-cell>
          <table:table-cell table:style-name="ce3" table:formula="of:=IFERROR([.S363]/[.$E363];&quot;&quot; )" office:value-type="float" office:value="0.00377510349143636" calcext:value-type="float">
            <text:p>0,0037751035</text:p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12225118173872" calcext:value-type="float">
            <text:p>0,0001222512</text:p>
          </table:table-cell>
          <table:table-cell table:style-name="ce3" table:formula="of:=IFERROR([.D364]/[.$E364];&quot;&quot; )">
            <text:p/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 office:value-type="float" office:value="0.0153066584775753" calcext:value-type="float">
            <text:p>0,0153066585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>
            <text:p/>
          </table:table-cell>
          <table:table-cell table:style-name="ce3" table:formula="of:=IFERROR([.N364]/[.$E364];&quot;&quot; )" office:value-type="float" office:value="0.5688996785183" calcext:value-type="float">
            <text:p>0,5688996785</text:p>
          </table:table-cell>
          <table:table-cell table:style-name="ce3" table:formula="of:=IFERROR([.O364]/[.$E364];&quot;&quot; )" office:value-type="float" office:value="0.000021639512054176" calcext:value-type="float">
            <text:p>2,1639512054176E-005</text:p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 office:value-type="float" office:value="0.000022207105812974" calcext:value-type="float">
            <text:p>2,2207105812974E-005</text:p>
          </table:table-cell>
          <table:table-cell table:style-name="ce3" table:formula="of:=IFERROR([.S364]/[.$E364];&quot;&quot; )" office:value-type="float" office:value="0.00485029300268257" calcext:value-type="float">
            <text:p>0,004850293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141719640358823" calcext:value-type="float">
            <text:p>0,0001417196</text:p>
          </table:table-cell>
          <table:table-cell table:style-name="ce3" table:formula="of:=IFERROR([.D365]/[.$E365];&quot;&quot; )" office:value-type="float" office:value="0.00156587470925819" calcext:value-type="float">
            <text:p>0,0015658747</text:p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 office:value-type="float" office:value="0.0127546591727568" calcext:value-type="float">
            <text:p>0,0127546592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 office:value-type="float" office:value="0.000919091048734804" calcext:value-type="float">
            <text:p>0,000919091</text:p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>
            <text:p/>
          </table:table-cell>
          <table:table-cell table:style-name="ce3" table:formula="of:=IFERROR([.N365]/[.$E365];&quot;&quot; )" office:value-type="float" office:value="0.430179315857156" calcext:value-type="float">
            <text:p>0,4301793159</text:p>
          </table:table-cell>
          <table:table-cell table:style-name="ce3" table:formula="of:=IFERROR([.O365]/[.$E365];&quot;&quot; )" office:value-type="float" office:value="0.0000163305553263389" calcext:value-type="float">
            <text:p>1,63305553263389E-005</text:p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 office:value-type="float" office:value="0.0000542913933679419" calcext:value-type="float">
            <text:p>5,42913933679419E-005</text:p>
          </table:table-cell>
          <table:table-cell table:style-name="ce3" table:formula="of:=IFERROR([.S365]/[.$E365];&quot;&quot; )" office:value-type="float" office:value="0.00314292075085433" calcext:value-type="float">
            <text:p>0,0031429208</text:p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142001979495683" calcext:value-type="float">
            <text:p>0,000142002</text:p>
          </table:table-cell>
          <table:table-cell table:style-name="ce3" table:formula="of:=IFERROR([.D366]/[.$E366];&quot;&quot; )">
            <text:p/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 office:value-type="float" office:value="0.0139442532130639" calcext:value-type="float">
            <text:p>0,0139442532</text:p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>
            <text:p/>
          </table:table-cell>
          <table:table-cell table:style-name="ce3" table:formula="of:=IFERROR([.N366]/[.$E366];&quot;&quot; )" office:value-type="float" office:value="0.512701821455319" calcext:value-type="float">
            <text:p>0,5127018215</text:p>
          </table:table-cell>
          <table:table-cell table:style-name="ce3" table:formula="of:=IFERROR([.O366]/[.$E366];&quot;&quot; )" office:value-type="float" office:value="0.0000205485566138687" calcext:value-type="float">
            <text:p>2,05485566138687E-005</text:p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 office:value-type="float" office:value="0.0000318671058306881" calcext:value-type="float">
            <text:p>3,18671058306881E-005</text:p>
          </table:table-cell>
          <table:table-cell table:style-name="ce3" table:formula="of:=IFERROR([.S366]/[.$E366];&quot;&quot; )" office:value-type="float" office:value="0.00343605283253" calcext:value-type="float">
            <text:p>0,0034360528</text:p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ERROR([.B367]/[.$E367];&quot;&quot; )">
            <text:p/>
          </table:table-cell>
          <table:table-cell table:style-name="ce3" table:formula="of:=IFERROR([.C367]/[.$E367];&quot;&quot; )" office:value-type="float" office:value="0.0000782353827595474" calcext:value-type="float">
            <text:p>7,82353827595474E-005</text:p>
          </table:table-cell>
          <table:table-cell table:style-name="ce3" table:formula="of:=IFERROR([.D367]/[.$E367];&quot;&quot; )">
            <text:p/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64935755736512" calcext:value-type="float">
            <text:p>0,0164935756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>
            <text:p/>
          </table:table-cell>
          <table:table-cell table:style-name="ce3" table:formula="of:=IFERROR([.N367]/[.$E367];&quot;&quot; )" office:value-type="float" office:value="0.500832035485756" calcext:value-type="float">
            <text:p>0,5008320355</text:p>
          </table:table-cell>
          <table:table-cell table:style-name="ce3" table:formula="of:=IFERROR([.O367]/[.$E367];&quot;&quot; )" office:value-type="float" office:value="0.0000194757979476948" calcext:value-type="float">
            <text:p>1,94757979476948E-005</text:p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 office:value-type="float" office:value="0.00438623779264334" calcext:value-type="float">
            <text:p>0,0043862378</text:p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ERROR([.B368]/[.$E368];&quot;&quot; )">
            <text:p/>
          </table:table-cell>
          <table:table-cell table:style-name="ce3" table:formula="of:=IFERROR([.C368]/[.$E368];&quot;&quot; )" office:value-type="float" office:value="0.000100688382562428" calcext:value-type="float">
            <text:p>0,0001006884</text:p>
          </table:table-cell>
          <table:table-cell table:style-name="ce3" table:formula="of:=IFERROR([.D368]/[.$E368];&quot;&quot; )" office:value-type="float" office:value="0.00167383481593701" calcext:value-type="float">
            <text:p>0,0016738348</text:p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 office:value-type="float" office:value="0.0125663286571153" calcext:value-type="float">
            <text:p>0,0125663287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>
            <text:p/>
          </table:table-cell>
          <table:table-cell table:style-name="ce3" table:formula="of:=IFERROR([.N368]/[.$E368];&quot;&quot; )" office:value-type="float" office:value="0.442325353637205" calcext:value-type="float">
            <text:p>0,4423253536</text:p>
          </table:table-cell>
          <table:table-cell table:style-name="ce3" table:formula="of:=IFERROR([.O368]/[.$E368];&quot;&quot; )" office:value-type="float" office:value="0.00001365508961385" calcext:value-type="float">
            <text:p>1,365508961385E-005</text:p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>
            <text:p/>
          </table:table-cell>
          <table:table-cell table:style-name="ce3" table:formula="of:=IFERROR([.S368]/[.$E368];&quot;&quot; )" office:value-type="float" office:value="0.00467573573064498" calcext:value-type="float">
            <text:p>0,0046757357</text:p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144598078231183" calcext:value-type="float">
            <text:p>0,0001445981</text:p>
          </table:table-cell>
          <table:table-cell table:style-name="ce3" table:formula="of:=IFERROR([.D369]/[.$E369];&quot;&quot; )" office:value-type="float" office:value="0.00198558939071888" calcext:value-type="float">
            <text:p>0,0019855894</text:p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 office:value-type="float" office:value="0.0161733986671634" calcext:value-type="float">
            <text:p>0,0161733987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 office:value-type="float" office:value="0.000183297388807701" calcext:value-type="float">
            <text:p>0,0001832974</text:p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>
            <text:p/>
          </table:table-cell>
          <table:table-cell table:style-name="ce3" table:formula="of:=IFERROR([.N369]/[.$E369];&quot;&quot; )" office:value-type="float" office:value="0.658720541591553" calcext:value-type="float">
            <text:p>0,6587205416</text:p>
          </table:table-cell>
          <table:table-cell table:style-name="ce3" table:formula="of:=IFERROR([.O369]/[.$E369];&quot;&quot; )">
            <text:p/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 office:value-type="float" office:value="0.0000269591756499849" calcext:value-type="float">
            <text:p>2,69591756499849E-005</text:p>
          </table:table-cell>
          <table:table-cell table:style-name="ce3" table:formula="of:=IFERROR([.S369]/[.$E369];&quot;&quot; )" office:value-type="float" office:value="0.00737710569916036" calcext:value-type="float">
            <text:p>0,0073771057</text:p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138249351246464" calcext:value-type="float">
            <text:p>0,0001382494</text:p>
          </table:table-cell>
          <table:table-cell table:style-name="ce3" table:formula="of:=IFERROR([.D370]/[.$E370];&quot;&quot; )" office:value-type="float" office:value="0.00189775368718611" calcext:value-type="float">
            <text:p>0,0018977537</text:p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 office:value-type="float" office:value="0.0154644433136553" calcext:value-type="float">
            <text:p>0,0154644433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>
            <text:p/>
          </table:table-cell>
          <table:table-cell table:style-name="ce3" table:formula="of:=IFERROR([.N370]/[.$E370];&quot;&quot; )" office:value-type="float" office:value="0.491452117029341" calcext:value-type="float">
            <text:p>0,491452117</text:p>
          </table:table-cell>
          <table:table-cell table:style-name="ce3" table:formula="of:=IFERROR([.O370]/[.$E370];&quot;&quot; )" office:value-type="float" office:value="0.0000197917313569987" calcext:value-type="float">
            <text:p>1,97917313569987E-005</text:p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>
            <text:p/>
          </table:table-cell>
          <table:table-cell table:style-name="ce3" table:formula="of:=IFERROR([.S370]/[.$E370];&quot;&quot; )" office:value-type="float" office:value="0.00705076769989921" calcext:value-type="float">
            <text:p>0,0070507677</text:p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ERROR([.B371]/[.$E371];&quot;&quot; )">
            <text:p/>
          </table:table-cell>
          <table:table-cell table:style-name="ce3" table:formula="of:=IFERROR([.C371]/[.$E371];&quot;&quot; )" office:value-type="float" office:value="0.000124440868711782" calcext:value-type="float">
            <text:p>0,0001244409</text:p>
          </table:table-cell>
          <table:table-cell table:style-name="ce3" table:formula="of:=IFERROR([.D371]/[.$E371];&quot;&quot; )" office:value-type="float" office:value="0.00252591474612675" calcext:value-type="float">
            <text:p>0,0025259147</text:p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 office:value-type="float" office:value="0.0156329172197418" calcext:value-type="float">
            <text:p>0,0156329172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>
            <text:p/>
          </table:table-cell>
          <table:table-cell table:style-name="ce3" table:formula="of:=IFERROR([.N371]/[.$E371];&quot;&quot; )" office:value-type="float" office:value="0.559441252168318" calcext:value-type="float">
            <text:p>0,5594412522</text:p>
          </table:table-cell>
          <table:table-cell table:style-name="ce3" table:formula="of:=IFERROR([.O371]/[.$E371];&quot;&quot; )">
            <text:p/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 office:value-type="float" office:value="0.0000195740602024198" calcext:value-type="float">
            <text:p>1,95740602024198E-005</text:p>
          </table:table-cell>
          <table:table-cell table:style-name="ce3" table:formula="of:=IFERROR([.S371]/[.$E371];&quot;&quot; )" office:value-type="float" office:value="0.00718089653754184" calcext:value-type="float">
            <text:p>0,0071808965</text:p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ERROR([.B372]/[.$E372];&quot;&quot; )">
            <text:p/>
          </table:table-cell>
          <table:table-cell table:style-name="ce3" table:formula="of:=IFERROR([.C372]/[.$E372];&quot;&quot; )" office:value-type="float" office:value="0.000105431801531966" calcext:value-type="float">
            <text:p>0,0001054318</text:p>
          </table:table-cell>
          <table:table-cell table:style-name="ce3" table:formula="of:=IFERROR([.D372]/[.$E372];&quot;&quot; )">
            <text:p/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 office:value-type="float" office:value="0.0155177831297448" calcext:value-type="float">
            <text:p>0,0155177831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 office:value-type="float" office:value="0.00011879599086519" calcext:value-type="float">
            <text:p>0,000118796</text:p>
          </table:table-cell>
          <table:table-cell table:style-name="ce3" table:formula="of:=IFERROR([.N372]/[.$E372];&quot;&quot; )" office:value-type="float" office:value="0.694404037312103" calcext:value-type="float">
            <text:p>0,6944040373</text:p>
          </table:table-cell>
          <table:table-cell table:style-name="ce3" table:formula="of:=IFERROR([.O372]/[.$E372];&quot;&quot; )">
            <text:p/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 office:value-type="float" office:value="0.00616599815798026" calcext:value-type="float">
            <text:p>0,0061659982</text:p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11256363963322" calcext:value-type="float">
            <text:p>0,0001125636</text:p>
          </table:table-cell>
          <table:table-cell table:style-name="ce3" table:formula="of:=IFERROR([.D373]/[.$E373];&quot;&quot; )" office:value-type="float" office:value="0.00144476192234143" calcext:value-type="float">
            <text:p>0,0014447619</text:p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2266682500887" calcext:value-type="float">
            <text:p>0,0122666825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>
            <text:p/>
          </table:table-cell>
          <table:table-cell table:style-name="ce3" table:formula="of:=IFERROR([.N373]/[.$E373];&quot;&quot; )" office:value-type="float" office:value="0.451770538967161" calcext:value-type="float">
            <text:p>0,451770539</text:p>
          </table:table-cell>
          <table:table-cell table:style-name="ce3" table:formula="of:=IFERROR([.O373]/[.$E373];&quot;&quot; )" office:value-type="float" office:value="0.0000264391390850459" calcext:value-type="float">
            <text:p>2,64391390850459E-005</text:p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>
            <text:p/>
          </table:table-cell>
          <table:table-cell table:style-name="ce3" table:formula="of:=IFERROR([.S373]/[.$E373];&quot;&quot; )" office:value-type="float" office:value="0.00388700148940711" calcext:value-type="float">
            <text:p>0,0038870015</text:p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146740487793704" calcext:value-type="float">
            <text:p>0,0001467405</text:p>
          </table:table-cell>
          <table:table-cell table:style-name="ce3" table:formula="of:=IFERROR([.D374]/[.$E374];&quot;&quot; )" office:value-type="float" office:value="0.00201431181599929" calcext:value-type="float">
            <text:p>0,0020143118</text:p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 office:value-type="float" office:value="0.0177905837411882" calcext:value-type="float">
            <text:p>0,0177905837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>
            <text:p/>
          </table:table-cell>
          <table:table-cell table:style-name="ce3" table:formula="of:=IFERROR([.N374]/[.$E374];&quot;&quot; )" office:value-type="float" office:value="0.677222359114197" calcext:value-type="float">
            <text:p>0,6772223591</text:p>
          </table:table-cell>
          <table:table-cell table:style-name="ce3" table:formula="of:=IFERROR([.O374]/[.$E374];&quot;&quot; )" office:value-type="float" office:value="0.0000210073196541109" calcext:value-type="float">
            <text:p>2,10073196541109E-005</text:p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 office:value-type="float" office:value="0.00473115913589084" calcext:value-type="float">
            <text:p>0,0047311591</text:p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144868354788266" calcext:value-type="float">
            <text:p>0,0001448684</text:p>
          </table:table-cell>
          <table:table-cell table:style-name="ce3" table:formula="of:=IFERROR([.D375]/[.$E375];&quot;&quot; )">
            <text:p/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49704593217782" calcext:value-type="float">
            <text:p>0,0149704593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>
            <text:p/>
          </table:table-cell>
          <table:table-cell table:style-name="ce3" table:formula="of:=IFERROR([.N375]/[.$E375];&quot;&quot; )" office:value-type="float" office:value="0.510794297395817" calcext:value-type="float">
            <text:p>0,5107942974</text:p>
          </table:table-cell>
          <table:table-cell table:style-name="ce3" table:formula="of:=IFERROR([.O375]/[.$E375];&quot;&quot; )" office:value-type="float" office:value="0.000023013824250802" calcext:value-type="float">
            <text:p>2,3013824250802E-005</text:p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 office:value-type="float" office:value="0.0057184216844497" calcext:value-type="float">
            <text:p>0,0057184217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0986117325801773" calcext:value-type="float">
            <text:p>9,86117325801773E-005</text:p>
          </table:table-cell>
          <table:table-cell table:style-name="ce3" table:formula="of:=IFERROR([.D376]/[.$E376];&quot;&quot; )" office:value-type="float" office:value="0.00233644934483778" calcext:value-type="float">
            <text:p>0,0023364493</text:p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 office:value-type="float" office:value="0.0150196588923236" calcext:value-type="float">
            <text:p>0,0150196589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>
            <text:p/>
          </table:table-cell>
          <table:table-cell table:style-name="ce3" table:formula="of:=IFERROR([.N376]/[.$E376];&quot;&quot; )" office:value-type="float" office:value="0.7159467354684" calcext:value-type="float">
            <text:p>0,7159467355</text:p>
          </table:table-cell>
          <table:table-cell table:style-name="ce3" table:formula="of:=IFERROR([.O376]/[.$E376];&quot;&quot; )" office:value-type="float" office:value="0.0000248069294081233" calcext:value-type="float">
            <text:p>2,48069294081233E-005</text:p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 office:value-type="float" office:value="0.00552355600552075" calcext:value-type="float">
            <text:p>0,005523556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128980368957383" calcext:value-type="float">
            <text:p>0,0001289804</text:p>
          </table:table-cell>
          <table:table-cell table:style-name="ce3" table:formula="of:=IFERROR([.D377]/[.$E377];&quot;&quot; )" office:value-type="float" office:value="0.00261805803256561" calcext:value-type="float">
            <text:p>0,002618058</text:p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 office:value-type="float" office:value="0.0168299555461466" calcext:value-type="float">
            <text:p>0,0168299555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 office:value-type="float" office:value="0.000113850207228633" calcext:value-type="float">
            <text:p>0,0001138502</text:p>
          </table:table-cell>
          <table:table-cell table:style-name="ce3" table:formula="of:=IFERROR([.M377]/[.$E377];&quot;&quot; )" office:value-type="float" office:value="0.000136572885694334" calcext:value-type="float">
            <text:p>0,0001365729</text:p>
          </table:table-cell>
          <table:table-cell table:style-name="ce3" table:formula="of:=IFERROR([.N377]/[.$E377];&quot;&quot; )" office:value-type="float" office:value="0.534583321699561" calcext:value-type="float">
            <text:p>0,5345833217</text:p>
          </table:table-cell>
          <table:table-cell table:style-name="ce3" table:formula="of:=IFERROR([.O377]/[.$E377];&quot;&quot; )" office:value-type="float" office:value="0.0000220208977250856" calcext:value-type="float">
            <text:p>2,20208977250856E-005</text:p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>
            <text:p/>
          </table:table-cell>
          <table:table-cell table:style-name="ce3" table:formula="of:=IFERROR([.S377]/[.$E377];&quot;&quot; )" office:value-type="float" office:value="0.00681606421514419" calcext:value-type="float">
            <text:p>0,0068160642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17001543729585" calcext:value-type="float">
            <text:p>0,0001700154</text:p>
          </table:table-cell>
          <table:table-cell table:style-name="ce3" table:formula="of:=IFERROR([.D378]/[.$E378];&quot;&quot; )" office:value-type="float" office:value="0.00157113842510932" calcext:value-type="float">
            <text:p>0,0015711384</text:p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440783445856" calcext:value-type="float">
            <text:p>0,0144078345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 office:value-type="float" office:value="0.000127240135975943" calcext:value-type="float">
            <text:p>0,0001272401</text:p>
          </table:table-cell>
          <table:table-cell table:style-name="ce3" table:formula="of:=IFERROR([.M378]/[.$E378];&quot;&quot; )" office:value-type="float" office:value="0.0000971354255008979" calcext:value-type="float">
            <text:p>9,71354255008979E-005</text:p>
          </table:table-cell>
          <table:table-cell table:style-name="ce3" table:formula="of:=IFERROR([.N378]/[.$E378];&quot;&quot; )" office:value-type="float" office:value="0.490825458399124" calcext:value-type="float">
            <text:p>0,4908254584</text:p>
          </table:table-cell>
          <table:table-cell table:style-name="ce3" table:formula="of:=IFERROR([.O378]/[.$E378];&quot;&quot; )" office:value-type="float" office:value="0.0000163854507802477" calcext:value-type="float">
            <text:p>1,63854507802477E-005</text:p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 office:value-type="float" office:value="0.00583728654283728" calcext:value-type="float">
            <text:p>0,0058372865</text:p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120810791437581" calcext:value-type="float">
            <text:p>0,0001208108</text:p>
          </table:table-cell>
          <table:table-cell table:style-name="ce3" table:formula="of:=IFERROR([.D379]/[.$E379];&quot;&quot; )" office:value-type="float" office:value="0.00327460278083649" calcext:value-type="float">
            <text:p>0,0032746028</text:p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 office:value-type="float" office:value="0.0210504956525959" calcext:value-type="float">
            <text:p>0,0210504957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>
            <text:p/>
          </table:table-cell>
          <table:table-cell table:style-name="ce3" table:formula="of:=IFERROR([.N379]/[.$E379];&quot;&quot; )" office:value-type="float" office:value="0.577727094920531" calcext:value-type="float">
            <text:p>0,5777270949</text:p>
          </table:table-cell>
          <table:table-cell table:style-name="ce3" table:formula="of:=IFERROR([.O379]/[.$E379];&quot;&quot; )" office:value-type="float" office:value="0.0000167065304350071" calcext:value-type="float">
            <text:p>1,67065304350071E-005</text:p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 office:value-type="float" office:value="0.0000326003107407436" calcext:value-type="float">
            <text:p>3,26003107407436E-005</text:p>
          </table:table-cell>
          <table:table-cell table:style-name="ce3" table:formula="of:=IFERROR([.S379]/[.$E379];&quot;&quot; )" office:value-type="float" office:value="0.00695748787994497" calcext:value-type="float">
            <text:p>0,0069574879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132698296234122" calcext:value-type="float">
            <text:p>0,0001326983</text:p>
          </table:table-cell>
          <table:table-cell table:style-name="ce3" table:formula="of:=IFERROR([.D380]/[.$E380];&quot;&quot; )" office:value-type="float" office:value="0.00195759647684775" calcext:value-type="float">
            <text:p>0,0019575965</text:p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79584575597006" calcext:value-type="float">
            <text:p>0,0179584576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 office:value-type="float" office:value="0.000121410266250945" calcext:value-type="float">
            <text:p>0,0001214103</text:p>
          </table:table-cell>
          <table:table-cell table:style-name="ce3" table:formula="of:=IFERROR([.M380]/[.$E380];&quot;&quot; )">
            <text:p/>
          </table:table-cell>
          <table:table-cell table:style-name="ce3" table:formula="of:=IFERROR([.N380]/[.$E380];&quot;&quot; )" office:value-type="float" office:value="0.44603371908052" calcext:value-type="float">
            <text:p>0,4460337191</text:p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 office:value-type="float" office:value="0.0000339750288191448" calcext:value-type="float">
            <text:p>0,000033975</text:p>
          </table:table-cell>
          <table:table-cell table:style-name="ce3" table:formula="of:=IFERROR([.S380]/[.$E380];&quot;&quot; )" office:value-type="float" office:value="0.00593552536130972" calcext:value-type="float">
            <text:p>0,0059355254</text:p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ERROR([.B381]/[.$E381];&quot;&quot; )">
            <text:p/>
          </table:table-cell>
          <table:table-cell table:style-name="ce3" table:formula="of:=IFERROR([.C381]/[.$E381];&quot;&quot; )" office:value-type="float" office:value="0.000162863088519834" calcext:value-type="float">
            <text:p>0,0001628631</text:p>
          </table:table-cell>
          <table:table-cell table:style-name="ce3" table:formula="of:=IFERROR([.D381]/[.$E381];&quot;&quot; )" office:value-type="float" office:value="0.00219855763191476" calcext:value-type="float">
            <text:p>0,0021985576</text:p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213566162067117" calcext:value-type="float">
            <text:p>0,0213566162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>
            <text:p/>
          </table:table-cell>
          <table:table-cell table:style-name="ce3" table:formula="of:=IFERROR([.N381]/[.$E381];&quot;&quot; )" office:value-type="float" office:value="0.614236041861359" calcext:value-type="float">
            <text:p>0,6142360419</text:p>
          </table:table-cell>
          <table:table-cell table:style-name="ce3" table:formula="of:=IFERROR([.O381]/[.$E381];&quot;&quot; )" office:value-type="float" office:value="0.0000306900802122951" calcext:value-type="float">
            <text:p>3,06900802122951E-005</text:p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 office:value-type="float" office:value="0.00544951239154158" calcext:value-type="float">
            <text:p>0,0054495124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100983245178779" calcext:value-type="float">
            <text:p>0,0001009832</text:p>
          </table:table-cell>
          <table:table-cell table:style-name="ce3" table:formula="of:=IFERROR([.D382]/[.$E382];&quot;&quot; )" office:value-type="float" office:value="0.00213343620379386" calcext:value-type="float">
            <text:p>0,0021334362</text:p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200457976359506" calcext:value-type="float">
            <text:p>0,0200457976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>
            <text:p/>
          </table:table-cell>
          <table:table-cell table:style-name="ce3" table:formula="of:=IFERROR([.N382]/[.$E382];&quot;&quot; )" office:value-type="float" office:value="0.38130043151904" calcext:value-type="float">
            <text:p>0,3813004315</text:p>
          </table:table-cell>
          <table:table-cell table:style-name="ce3" table:formula="of:=IFERROR([.O382]/[.$E382];&quot;&quot; )" office:value-type="float" office:value="0.0000174045026850089" calcext:value-type="float">
            <text:p>1,74045026850089E-005</text:p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0461659616393993" calcext:value-type="float">
            <text:p>0,0046165962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0941415581646378" calcext:value-type="float">
            <text:p>9,41415581646378E-005</text:p>
          </table:table-cell>
          <table:table-cell table:style-name="ce3" table:formula="of:=IFERROR([.D383]/[.$E383];&quot;&quot; )">
            <text:p/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 office:value-type="float" office:value="0.015535446618768" calcext:value-type="float">
            <text:p>0,0155354466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>
            <text:p/>
          </table:table-cell>
          <table:table-cell table:style-name="ce3" table:formula="of:=IFERROR([.N383]/[.$E383];&quot;&quot; )" office:value-type="float" office:value="0.439912796681611" calcext:value-type="float">
            <text:p>0,4399127967</text:p>
          </table:table-cell>
          <table:table-cell table:style-name="ce3" table:formula="of:=IFERROR([.O383]/[.$E383];&quot;&quot; )">
            <text:p/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 office:value-type="float" office:value="0.0000221674339777226" calcext:value-type="float">
            <text:p>2,21674339777226E-005</text:p>
          </table:table-cell>
          <table:table-cell table:style-name="ce3" table:formula="of:=IFERROR([.S383]/[.$E383];&quot;&quot; )" office:value-type="float" office:value="0.00383476817757601" calcext:value-type="float">
            <text:p>0,0038347682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 office:value-type="float" office:value="0.0000102805490911177" calcext:value-type="float">
            <text:p>1,02805490911177E-005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12376861355324" calcext:value-type="float">
            <text:p>0,0001237686</text:p>
          </table:table-cell>
          <table:table-cell table:style-name="ce3" table:formula="of:=IFERROR([.D384]/[.$E384];&quot;&quot; )" office:value-type="float" office:value="0.00335638087645076" calcext:value-type="float">
            <text:p>0,0033563809</text:p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 office:value-type="float" office:value="0.0239867490239685" calcext:value-type="float">
            <text:p>0,023986749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>
            <text:p/>
          </table:table-cell>
          <table:table-cell table:style-name="ce3" table:formula="of:=IFERROR([.N384]/[.$E384];&quot;&quot; )" office:value-type="float" office:value="0.776262497245946" calcext:value-type="float">
            <text:p>0,7762624972</text:p>
          </table:table-cell>
          <table:table-cell table:style-name="ce3" table:formula="of:=IFERROR([.O384]/[.$E384];&quot;&quot; )" office:value-type="float" office:value="0.0000282310472447112" calcext:value-type="float">
            <text:p>0,000028231</text:p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632772359037549" calcext:value-type="float">
            <text:p>0,0063277236</text:p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246104424736755" calcext:value-type="float">
            <text:p>0,0002461044</text:p>
          </table:table-cell>
          <table:table-cell table:style-name="ce3" table:formula="of:=IFERROR([.D385]/[.$E385];&quot;&quot; )" office:value-type="float" office:value="0.00212584614563746" calcext:value-type="float">
            <text:p>0,0021258461</text:p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 office:value-type="float" office:value="0.0202282034994757" calcext:value-type="float">
            <text:p>0,0202282035</text:p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>
            <text:p/>
          </table:table-cell>
          <table:table-cell table:style-name="ce3" table:formula="of:=IFERROR([.N385]/[.$E385];&quot;&quot; )" office:value-type="float" office:value="0.475027527245571" calcext:value-type="float">
            <text:p>0,4750275272</text:p>
          </table:table-cell>
          <table:table-cell table:style-name="ce3" table:formula="of:=IFERROR([.O385]/[.$E385];&quot;&quot; )">
            <text:p/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 office:value-type="float" office:value="0.00644566633670694" calcext:value-type="float">
            <text:p>0,0064456663</text:p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116121490870021" calcext:value-type="float">
            <text:p>0,0001161215</text:p>
          </table:table-cell>
          <table:table-cell table:style-name="ce3" table:formula="of:=IFERROR([.D386]/[.$E386];&quot;&quot; )" office:value-type="float" office:value="0.00287264509767673" calcext:value-type="float">
            <text:p>0,0028726451</text:p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98419670324607" calcext:value-type="float">
            <text:p>0,019841967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>
            <text:p/>
          </table:table-cell>
          <table:table-cell table:style-name="ce3" table:formula="of:=IFERROR([.N386]/[.$E386];&quot;&quot; )" office:value-type="float" office:value="0.747019016038867" calcext:value-type="float">
            <text:p>0,747019016</text:p>
          </table:table-cell>
          <table:table-cell table:style-name="ce3" table:formula="of:=IFERROR([.O386]/[.$E386];&quot;&quot; )" office:value-type="float" office:value="0.0000146558028455136" calcext:value-type="float">
            <text:p>1,46558028455136E-005</text:p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 office:value-type="float" office:value="0.00541574535800815" calcext:value-type="float">
            <text:p>0,0054157454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130277973975125" calcext:value-type="float">
            <text:p>0,000130278</text:p>
          </table:table-cell>
          <table:table-cell table:style-name="ce3" table:formula="of:=IFERROR([.D387]/[.$E387];&quot;&quot; )" office:value-type="float" office:value="0.00231149889142478" calcext:value-type="float">
            <text:p>0,0023114989</text:p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59660115467495" calcext:value-type="float">
            <text:p>0,0159660115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 office:value-type="float" office:value="0.000148180263041717" calcext:value-type="float">
            <text:p>0,0001481803</text:p>
          </table:table-cell>
          <table:table-cell table:style-name="ce3" table:formula="of:=IFERROR([.N387]/[.$E387];&quot;&quot; )" office:value-type="float" office:value="0.315796644315995" calcext:value-type="float">
            <text:p>0,3157966443</text:p>
          </table:table-cell>
          <table:table-cell table:style-name="ce3" table:formula="of:=IFERROR([.O387]/[.$E387];&quot;&quot; )" office:value-type="float" office:value="0.0000219922009969165" calcext:value-type="float">
            <text:p>2,19922009969165E-005</text:p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>
            <text:p/>
          </table:table-cell>
          <table:table-cell table:style-name="ce3" table:formula="of:=IFERROR([.S387]/[.$E387];&quot;&quot; )" office:value-type="float" office:value="0.00435782665996547" calcext:value-type="float">
            <text:p>0,0043578267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150887798385765" calcext:value-type="float">
            <text:p>0,0001508878</text:p>
          </table:table-cell>
          <table:table-cell table:style-name="ce3" table:formula="of:=IFERROR([.D388]/[.$E388];&quot;&quot; )" office:value-type="float" office:value="0.00306273749852984" calcext:value-type="float">
            <text:p>0,0030627375</text:p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 office:value-type="float" office:value="0.0218881939826861" calcext:value-type="float">
            <text:p>0,021888194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>
            <text:p/>
          </table:table-cell>
          <table:table-cell table:style-name="ce3" table:formula="of:=IFERROR([.N388]/[.$E388];&quot;&quot; )" office:value-type="float" office:value="0.539441167083487" calcext:value-type="float">
            <text:p>0,5394411671</text:p>
          </table:table-cell>
          <table:table-cell table:style-name="ce3" table:formula="of:=IFERROR([.O388]/[.$E388];&quot;&quot; )" office:value-type="float" office:value="0.0000223826529702804" calcext:value-type="float">
            <text:p>2,23826529702804E-005</text:p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 office:value-type="float" office:value="0.0057741230909016" calcext:value-type="float">
            <text:p>0,0057741231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128394514393347" calcext:value-type="float">
            <text:p>0,0001283945</text:p>
          </table:table-cell>
          <table:table-cell table:style-name="ce3" table:formula="of:=IFERROR([.D389]/[.$E389];&quot;&quot; )">
            <text:p/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 office:value-type="float" office:value="0.01867021007419" calcext:value-type="float">
            <text:p>0,0186702101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 office:value-type="float" office:value="0.000147408745792673" calcext:value-type="float">
            <text:p>0,0001474087</text:p>
          </table:table-cell>
          <table:table-cell table:style-name="ce3" table:formula="of:=IFERROR([.M389]/[.$E389];&quot;&quot; )">
            <text:p/>
          </table:table-cell>
          <table:table-cell table:style-name="ce3" table:formula="of:=IFERROR([.N389]/[.$E389];&quot;&quot; )" office:value-type="float" office:value="0.46879919377035" calcext:value-type="float">
            <text:p>0,4687991938</text:p>
          </table:table-cell>
          <table:table-cell table:style-name="ce3" table:formula="of:=IFERROR([.O389]/[.$E389];&quot;&quot; )" office:value-type="float" office:value="0.0000197536902964614" calcext:value-type="float">
            <text:p>1,97536902964614E-005</text:p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 office:value-type="float" office:value="0.00380172516476307" calcext:value-type="float">
            <text:p>0,0038017252</text:p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0742057540640783" calcext:value-type="float">
            <text:p>7,42057540640783E-005</text:p>
          </table:table-cell>
          <table:table-cell table:style-name="ce3" table:formula="of:=IFERROR([.D390]/[.$E390];&quot;&quot; )" office:value-type="float" office:value="0.0016917047275491" calcext:value-type="float">
            <text:p>0,0016917047</text:p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 office:value-type="float" office:value="0.0153681355678305" calcext:value-type="float">
            <text:p>0,0153681356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>
            <text:p/>
          </table:table-cell>
          <table:table-cell table:style-name="ce3" table:formula="of:=IFERROR([.N390]/[.$E390];&quot;&quot; )" office:value-type="float" office:value="0.420178441812536" calcext:value-type="float">
            <text:p>0,4201784418</text:p>
          </table:table-cell>
          <table:table-cell table:style-name="ce3" table:formula="of:=IFERROR([.O390]/[.$E390];&quot;&quot; )" office:value-type="float" office:value="0.0000113473834533431" calcext:value-type="float">
            <text:p>1,13473834533431E-005</text:p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 office:value-type="float" office:value="0.00312825648437088" calcext:value-type="float">
            <text:p>0,0031282565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220430545869416" calcext:value-type="float">
            <text:p>0,0002204305</text:p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 office:value-type="float" office:value="0.0160626126056846" calcext:value-type="float">
            <text:p>0,0160626126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>
            <text:p/>
          </table:table-cell>
          <table:table-cell table:style-name="ce3" table:formula="of:=IFERROR([.N391]/[.$E391];&quot;&quot; )" office:value-type="float" office:value="0.435149086990918" calcext:value-type="float">
            <text:p>0,435149087</text:p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 office:value-type="float" office:value="0.0000193630923528271" calcext:value-type="float">
            <text:p>1,93630923528271E-005</text:p>
          </table:table-cell>
          <table:table-cell table:style-name="ce3" table:formula="of:=IFERROR([.S391]/[.$E391];&quot;&quot; )" office:value-type="float" office:value="0.00351436405182506" calcext:value-type="float">
            <text:p>0,0035143641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164742039468896" calcext:value-type="float">
            <text:p>0,000164742</text:p>
          </table:table-cell>
          <table:table-cell table:style-name="ce3" table:formula="of:=IFERROR([.D392]/[.$E392];&quot;&quot; )">
            <text:p/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41025228413087" calcext:value-type="float">
            <text:p>0,0141025228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>
            <text:p/>
          </table:table-cell>
          <table:table-cell table:style-name="ce3" table:formula="of:=IFERROR([.N392]/[.$E392];&quot;&quot; )" office:value-type="float" office:value="0.369228160684149" calcext:value-type="float">
            <text:p>0,3692281607</text:p>
          </table:table-cell>
          <table:table-cell table:style-name="ce3" table:formula="of:=IFERROR([.O392]/[.$E392];&quot;&quot; )" office:value-type="float" office:value="0.0000166524162200979" calcext:value-type="float">
            <text:p>1,66524162200979E-005</text:p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 office:value-type="float" office:value="0.00320486495677194" calcext:value-type="float">
            <text:p>0,003204865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ERROR([.B393]/[.$E393];&quot;&quot; )">
            <text:p/>
          </table:table-cell>
          <table:table-cell table:style-name="ce3" table:formula="of:=IFERROR([.C393]/[.$E393];&quot;&quot; )" office:value-type="float" office:value="0.000138278909347721" calcext:value-type="float">
            <text:p>0,0001382789</text:p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 office:value-type="float" office:value="0.0151785927609285" calcext:value-type="float">
            <text:p>0,0151785928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 office:value-type="float" office:value="0.0000870978776080553" calcext:value-type="float">
            <text:p>8,70978776080553E-005</text:p>
          </table:table-cell>
          <table:table-cell table:style-name="ce3" table:formula="of:=IFERROR([.M393]/[.$E393];&quot;&quot; )">
            <text:p/>
          </table:table-cell>
          <table:table-cell table:style-name="ce3" table:formula="of:=IFERROR([.N393]/[.$E393];&quot;&quot; )" office:value-type="float" office:value="0.481508202026242" calcext:value-type="float">
            <text:p>0,481508202</text:p>
          </table:table-cell>
          <table:table-cell table:style-name="ce3" table:formula="of:=IFERROR([.O393]/[.$E393];&quot;&quot; )" office:value-type="float" office:value="0.0000152235896322575" calcext:value-type="float">
            <text:p>1,52235896322575E-005</text:p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 office:value-type="float" office:value="0.00345074527062747" calcext:value-type="float">
            <text:p>0,0034507453</text:p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ERROR([.B394]/[.$E394];&quot;&quot; )">
            <text:p/>
          </table:table-cell>
          <table:table-cell table:style-name="ce3" table:formula="of:=IFERROR([.C394]/[.$E394];&quot;&quot; )" office:value-type="float" office:value="0.000192540281741025" calcext:value-type="float">
            <text:p>0,0001925403</text:p>
          </table:table-cell>
          <table:table-cell table:style-name="ce3" table:formula="of:=IFERROR([.D394]/[.$E394];&quot;&quot; )">
            <text:p/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47600241001968" calcext:value-type="float">
            <text:p>0,0147600241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>
            <text:p/>
          </table:table-cell>
          <table:table-cell table:style-name="ce3" table:formula="of:=IFERROR([.N394]/[.$E394];&quot;&quot; )" office:value-type="float" office:value="0.425743170677731" calcext:value-type="float">
            <text:p>0,4257431707</text:p>
          </table:table-cell>
          <table:table-cell table:style-name="ce3" table:formula="of:=IFERROR([.O394]/[.$E394];&quot;&quot; )" office:value-type="float" office:value="0.0000290765736671318" calcext:value-type="float">
            <text:p>2,90765736671318E-005</text:p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 office:value-type="float" office:value="0.00348925451890457" calcext:value-type="float">
            <text:p>0,0034892545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188452568779499" calcext:value-type="float">
            <text:p>0,0001884526</text:p>
          </table:table-cell>
          <table:table-cell table:style-name="ce3" table:formula="of:=IFERROR([.D395]/[.$E395];&quot;&quot; )" office:value-type="float" office:value="0.00174151875164606" calcext:value-type="float">
            <text:p>0,0017415188</text:p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47862822693737" calcext:value-type="float">
            <text:p>0,0147862823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>
            <text:p/>
          </table:table-cell>
          <table:table-cell table:style-name="ce3" table:formula="of:=IFERROR([.N395]/[.$E395];&quot;&quot; )" office:value-type="float" office:value="0.441515322593919" calcext:value-type="float">
            <text:p>0,4415153226</text:p>
          </table:table-cell>
          <table:table-cell table:style-name="ce3" table:formula="of:=IFERROR([.O395]/[.$E395];&quot;&quot; )" office:value-type="float" office:value="0.0000126793781092097" calcext:value-type="float">
            <text:p>1,26793781092097E-005</text:p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>
            <text:p/>
          </table:table-cell>
          <table:table-cell table:style-name="ce3" table:formula="of:=IFERROR([.S395]/[.$E395];&quot;&quot; )" office:value-type="float" office:value="0.0040904304322357" calcext:value-type="float">
            <text:p>0,0040904304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228018941698297" calcext:value-type="float">
            <text:p>0,0002280189</text:p>
          </table:table-cell>
          <table:table-cell table:style-name="ce3" table:formula="of:=IFERROR([.D396]/[.$E396];&quot;&quot; )">
            <text:p/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70842297667373" calcext:value-type="float">
            <text:p>0,0170842298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124376272797062" calcext:value-type="float">
            <text:p>0,0001243763</text:p>
          </table:table-cell>
          <table:table-cell table:style-name="ce3" table:formula="of:=IFERROR([.N396]/[.$E396];&quot;&quot; )" office:value-type="float" office:value="0.572318474493484" calcext:value-type="float">
            <text:p>0,5723184745</text:p>
          </table:table-cell>
          <table:table-cell table:style-name="ce3" table:formula="of:=IFERROR([.O396]/[.$E396];&quot;&quot; )" office:value-type="float" office:value="0.0000146558028455136" calcext:value-type="float">
            <text:p>1,46558028455136E-005</text:p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472803488087415" calcext:value-type="float">
            <text:p>0,0047280349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377013383089057" calcext:value-type="float">
            <text:p>0,0003770134</text:p>
          </table:table-cell>
          <table:table-cell table:style-name="ce3" table:formula="of:=IFERROR([.D397]/[.$E397];&quot;&quot; )" office:value-type="float" office:value="0.00208155100911827" calcext:value-type="float">
            <text:p>0,002081551</text:p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 office:value-type="float" office:value="0.0175927724621999" calcext:value-type="float">
            <text:p>0,0175927725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160900502797618" calcext:value-type="float">
            <text:p>0,0001609005</text:p>
          </table:table-cell>
          <table:table-cell table:style-name="ce3" table:formula="of:=IFERROR([.N397]/[.$E397];&quot;&quot; )" office:value-type="float" office:value="0.511007293419519" calcext:value-type="float">
            <text:p>0,5110072934</text:p>
          </table:table-cell>
          <table:table-cell table:style-name="ce3" table:formula="of:=IFERROR([.O397]/[.$E397];&quot;&quot; )" office:value-type="float" office:value="0.0000230189938427678" calcext:value-type="float">
            <text:p>0,000023019</text:p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 office:value-type="float" office:value="0.00319397973582274" calcext:value-type="float">
            <text:p>0,0031939797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200271239764898" calcext:value-type="float">
            <text:p>0,0002002712</text:p>
          </table:table-cell>
          <table:table-cell table:style-name="ce3" table:formula="of:=IFERROR([.D398]/[.$E398];&quot;&quot; )">
            <text:p/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 office:value-type="float" office:value="0.0177830319104449" calcext:value-type="float">
            <text:p>0,0177830319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>
            <text:p/>
          </table:table-cell>
          <table:table-cell table:style-name="ce3" table:formula="of:=IFERROR([.N398]/[.$E398];&quot;&quot; )" office:value-type="float" office:value="0.557665325711022" calcext:value-type="float">
            <text:p>0,5576653257</text:p>
          </table:table-cell>
          <table:table-cell table:style-name="ce3" table:formula="of:=IFERROR([.O398]/[.$E398];&quot;&quot; )" office:value-type="float" office:value="0.0000185537118710996" calcext:value-type="float">
            <text:p>1,85537118710996E-005</text:p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 office:value-type="float" office:value="0.00348974705059971" calcext:value-type="float">
            <text:p>0,0034897471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ERROR([.B399]/[.$E399];&quot;&quot; )">
            <text:p/>
          </table:table-cell>
          <table:table-cell table:style-name="ce3" table:formula="of:=IFERROR([.C399]/[.$E399];&quot;&quot; )" office:value-type="float" office:value="0.000233356124540185" calcext:value-type="float">
            <text:p>0,0002333561</text:p>
          </table:table-cell>
          <table:table-cell table:style-name="ce3" table:formula="of:=IFERROR([.D399]/[.$E399];&quot;&quot; )" office:value-type="float" office:value="0.00201572652927828" calcext:value-type="float">
            <text:p>0,0020157265</text:p>
          </table:table-cell>
          <table:table-cell table:style-name="ce3" table:formula="of:=IFERROR([.E399]/[.$E399];&quot;&quot; )" office:value-type="float" office:value="1" calcext:value-type="float">
            <text:p>1</text:p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 office:value-type="float" office:value="0.0184917268477603" calcext:value-type="float">
            <text:p>0,0184917268</text:p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>
            <text:p/>
          </table:table-cell>
          <table:table-cell table:style-name="ce3" table:formula="of:=IFERROR([.N399]/[.$E399];&quot;&quot; )" office:value-type="float" office:value="0.551126438549232" calcext:value-type="float">
            <text:p>0,5511264385</text:p>
          </table:table-cell>
          <table:table-cell table:style-name="ce3" table:formula="of:=IFERROR([.O399]/[.$E399];&quot;&quot; )" office:value-type="float" office:value="0.0000178489305358717" calcext:value-type="float">
            <text:p>1,78489305358717E-005</text:p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 office:value-type="float" office:value="0.00473448197478867" calcext:value-type="float">
            <text:p>0,004734482</text:p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ERROR([.B400]/[.$E400];&quot;&quot; )">
            <text:p/>
          </table:table-cell>
          <table:table-cell table:style-name="ce3" table:formula="of:=IFERROR([.C400]/[.$E400];&quot;&quot; )" office:value-type="float" office:value="0.000439242826060308" calcext:value-type="float">
            <text:p>0,0004392428</text:p>
          </table:table-cell>
          <table:table-cell table:style-name="ce3" table:formula="of:=IFERROR([.D400]/[.$E400];&quot;&quot; )" office:value-type="float" office:value="0.00264462893819782" calcext:value-type="float">
            <text:p>0,0026446289</text:p>
          </table:table-cell>
          <table:table-cell table:style-name="ce3" table:formula="of:=IFERROR([.E400]/[.$E400];&quot;&quot; )" office:value-type="float" office:value="1" calcext:value-type="float">
            <text:p>1</text:p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>
            <text:p/>
          </table:table-cell>
          <table:table-cell table:style-name="ce3" table:formula="of:=IFERROR([.I400]/[.$E400];&quot;&quot; )" office:value-type="float" office:value="0.0170007642734737" calcext:value-type="float">
            <text:p>0,0170007643</text:p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>
            <text:p/>
          </table:table-cell>
          <table:table-cell table:style-name="ce3" table:formula="of:=IFERROR([.M400]/[.$E400];&quot;&quot; )">
            <text:p/>
          </table:table-cell>
          <table:table-cell table:style-name="ce3" table:formula="of:=IFERROR([.N400]/[.$E400];&quot;&quot; )" office:value-type="float" office:value="0.534557011072834" calcext:value-type="float">
            <text:p>0,5345570111</text:p>
          </table:table-cell>
          <table:table-cell table:style-name="ce3" table:formula="of:=IFERROR([.O400]/[.$E400];&quot;&quot; )">
            <text:p/>
          </table:table-cell>
          <table:table-cell table:style-name="ce3" table:formula="of:=IFERROR([.P400]/[.$E400];&quot;&quot; )">
            <text:p/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 office:value-type="float" office:value="0.00498587065533519" calcext:value-type="float">
            <text:p>0,0049858707</text:p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ERROR([.B401]/[.$E401];&quot;&quot; )">
            <text:p/>
          </table:table-cell>
          <table:table-cell table:style-name="ce3" table:formula="of:=IFERROR([.C401]/[.$E401];&quot;&quot; )" office:value-type="float" office:value="0.000272074482406867" calcext:value-type="float">
            <text:p>0,0002720745</text:p>
          </table:table-cell>
          <table:table-cell table:style-name="ce3" table:formula="of:=IFERROR([.D401]/[.$E401];&quot;&quot; )" office:value-type="float" office:value="0.00177587470644148" calcext:value-type="float">
            <text:p>0,0017758747</text:p>
          </table:table-cell>
          <table:table-cell table:style-name="ce3" table:formula="of:=IFERROR([.E401]/[.$E401];&quot;&quot; )" office:value-type="float" office:value="1" calcext:value-type="float">
            <text:p>1</text:p>
          </table:table-cell>
          <table:table-cell table:style-name="ce3" table:formula="of:=IFERROR([.F401]/[.$E401];&quot;&quot; )">
            <text:p/>
          </table:table-cell>
          <table:table-cell table:style-name="ce3" table:formula="of:=IFERROR([.G401]/[.$E401];&quot;&quot; )">
            <text:p/>
          </table:table-cell>
          <table:table-cell table:style-name="ce3" table:formula="of:=IFERROR([.H401]/[.$E401];&quot;&quot; )">
            <text:p/>
          </table:table-cell>
          <table:table-cell table:style-name="ce3" table:formula="of:=IFERROR([.I401]/[.$E401];&quot;&quot; )" office:value-type="float" office:value="0.0150092692876332" calcext:value-type="float">
            <text:p>0,0150092693</text:p>
          </table:table-cell>
          <table:table-cell table:style-name="ce3" table:formula="of:=IFERROR([.J401]/[.$E401];&quot;&quot; )">
            <text:p/>
          </table:table-cell>
          <table:table-cell table:style-name="ce3" table:formula="of:=IFERROR([.K401]/[.$E401];&quot;&quot; )">
            <text:p/>
          </table:table-cell>
          <table:table-cell table:style-name="ce3" table:formula="of:=IFERROR([.L401]/[.$E401];&quot;&quot; )">
            <text:p/>
          </table:table-cell>
          <table:table-cell table:style-name="ce3" table:formula="of:=IFERROR([.M401]/[.$E401];&quot;&quot; )">
            <text:p/>
          </table:table-cell>
          <table:table-cell table:style-name="ce3" table:formula="of:=IFERROR([.N401]/[.$E401];&quot;&quot; )" office:value-type="float" office:value="0.500160740729546" calcext:value-type="float">
            <text:p>0,5001607407</text:p>
          </table:table-cell>
          <table:table-cell table:style-name="ce3" table:formula="of:=IFERROR([.O401]/[.$E401];&quot;&quot; )" office:value-type="float" office:value="0.0000119119672191728" calcext:value-type="float">
            <text:p>0,000011912</text:p>
          </table:table-cell>
          <table:table-cell table:style-name="ce3" table:formula="of:=IFERROR([.P401]/[.$E401];&quot;&quot; )">
            <text:p/>
          </table:table-cell>
          <table:table-cell table:style-name="ce3" table:formula="of:=IFERROR([.Q401]/[.$E401];&quot;&quot; )">
            <text:p/>
          </table:table-cell>
          <table:table-cell table:style-name="ce3" table:formula="of:=IFERROR([.R401]/[.$E401];&quot;&quot; )">
            <text:p/>
          </table:table-cell>
          <table:table-cell table:style-name="ce3" table:formula="of:=IFERROR([.S401]/[.$E401];&quot;&quot; )" office:value-type="float" office:value="0.00440181830036889" calcext:value-type="float">
            <text:p>0,0044018183</text:p>
          </table:table-cell>
          <table:table-cell table:style-name="ce3" table:formula="of:=IFERROR([.T401]/[.$E401];&quot;&quot; )">
            <text:p/>
          </table:table-cell>
          <table:table-cell table:style-name="ce3" table:formula="of:=IFERROR([.U401]/[.$E401];&quot;&quot; )">
            <text:p/>
          </table:table-cell>
          <table:table-cell table:style-name="ce3" table:formula="of:=IFERROR([.V401]/[.$E40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IFERROR([.B402]/[.$E402];&quot;&quot; )">
            <text:p/>
          </table:table-cell>
          <table:table-cell table:style-name="ce3" table:formula="of:=IFERROR([.C402]/[.$E402];&quot;&quot; )" office:value-type="float" office:value="0.000547315849849378" calcext:value-type="float">
            <text:p>0,0005473158</text:p>
          </table:table-cell>
          <table:table-cell table:style-name="ce3" table:formula="of:=IFERROR([.D402]/[.$E402];&quot;&quot; )">
            <text:p/>
          </table:table-cell>
          <table:table-cell table:style-name="ce3" table:formula="of:=IFERROR([.E402]/[.$E402];&quot;&quot; )" office:value-type="float" office:value="1" calcext:value-type="float">
            <text:p>1</text:p>
          </table:table-cell>
          <table:table-cell table:style-name="ce3" table:formula="of:=IFERROR([.F402]/[.$E402];&quot;&quot; )">
            <text:p/>
          </table:table-cell>
          <table:table-cell table:style-name="ce3" table:formula="of:=IFERROR([.G402]/[.$E402];&quot;&quot; )">
            <text:p/>
          </table:table-cell>
          <table:table-cell table:style-name="ce3" table:formula="of:=IFERROR([.H402]/[.$E402];&quot;&quot; )">
            <text:p/>
          </table:table-cell>
          <table:table-cell table:style-name="ce3" table:formula="of:=IFERROR([.I402]/[.$E402];&quot;&quot; )" office:value-type="float" office:value="0.0169597149102923" calcext:value-type="float">
            <text:p>0,0169597149</text:p>
          </table:table-cell>
          <table:table-cell table:style-name="ce3" table:formula="of:=IFERROR([.J402]/[.$E402];&quot;&quot; )">
            <text:p/>
          </table:table-cell>
          <table:table-cell table:style-name="ce3" table:formula="of:=IFERROR([.K402]/[.$E402];&quot;&quot; )">
            <text:p/>
          </table:table-cell>
          <table:table-cell table:style-name="ce3" table:formula="of:=IFERROR([.L402]/[.$E402];&quot;&quot; )">
            <text:p/>
          </table:table-cell>
          <table:table-cell table:style-name="ce3" table:formula="of:=IFERROR([.M402]/[.$E402];&quot;&quot; )">
            <text:p/>
          </table:table-cell>
          <table:table-cell table:style-name="ce3" table:formula="of:=IFERROR([.N402]/[.$E402];&quot;&quot; )" office:value-type="float" office:value="0.632513153251836" calcext:value-type="float">
            <text:p>0,6325131533</text:p>
          </table:table-cell>
          <table:table-cell table:style-name="ce3" table:formula="of:=IFERROR([.O402]/[.$E402];&quot;&quot; )" office:value-type="float" office:value="0.0000230490462059831" calcext:value-type="float">
            <text:p>0,000023049</text:p>
          </table:table-cell>
          <table:table-cell table:style-name="ce3" table:formula="of:=IFERROR([.P402]/[.$E402];&quot;&quot; )">
            <text:p/>
          </table:table-cell>
          <table:table-cell table:style-name="ce3" table:formula="of:=IFERROR([.Q402]/[.$E402];&quot;&quot; )">
            <text:p/>
          </table:table-cell>
          <table:table-cell table:style-name="ce3" table:formula="of:=IFERROR([.R402]/[.$E402];&quot;&quot; )">
            <text:p/>
          </table:table-cell>
          <table:table-cell table:style-name="ce3" table:formula="of:=IFERROR([.S402]/[.$E402];&quot;&quot; )" office:value-type="float" office:value="0.00516622681932485" calcext:value-type="float">
            <text:p>0,0051662268</text:p>
          </table:table-cell>
          <table:table-cell table:style-name="ce3" table:formula="of:=IFERROR([.T402]/[.$E402];&quot;&quot; )">
            <text:p/>
          </table:table-cell>
          <table:table-cell table:style-name="ce3" table:formula="of:=IFERROR([.U402]/[.$E402];&quot;&quot; )">
            <text:p/>
          </table:table-cell>
          <table:table-cell table:style-name="ce3" table:formula="of:=IFERROR([.V402]/[.$E4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IFERROR([.B403]/[.$E403];&quot;&quot; )">
            <text:p/>
          </table:table-cell>
          <table:table-cell table:style-name="ce3" table:formula="of:=IFERROR([.C403]/[.$E403];&quot;&quot; )" office:value-type="float" office:value="0.000436405153257227" calcext:value-type="float">
            <text:p>0,0004364052</text:p>
          </table:table-cell>
          <table:table-cell table:style-name="ce3" table:formula="of:=IFERROR([.D403]/[.$E403];&quot;&quot; )" office:value-type="float" office:value="0.00213485528256597" calcext:value-type="float">
            <text:p>0,0021348553</text:p>
          </table:table-cell>
          <table:table-cell table:style-name="ce3" table:formula="of:=IFERROR([.E403]/[.$E403];&quot;&quot; )" office:value-type="float" office:value="1" calcext:value-type="float">
            <text:p>1</text:p>
          </table:table-cell>
          <table:table-cell table:style-name="ce3" table:formula="of:=IFERROR([.F403]/[.$E403];&quot;&quot; )">
            <text:p/>
          </table:table-cell>
          <table:table-cell table:style-name="ce3" table:formula="of:=IFERROR([.G403]/[.$E403];&quot;&quot; )">
            <text:p/>
          </table:table-cell>
          <table:table-cell table:style-name="ce3" table:formula="of:=IFERROR([.H403]/[.$E403];&quot;&quot; )">
            <text:p/>
          </table:table-cell>
          <table:table-cell table:style-name="ce3" table:formula="of:=IFERROR([.I403]/[.$E403];&quot;&quot; )" office:value-type="float" office:value="0.0166993915574203" calcext:value-type="float">
            <text:p>0,0166993916</text:p>
          </table:table-cell>
          <table:table-cell table:style-name="ce3" table:formula="of:=IFERROR([.J403]/[.$E403];&quot;&quot; )">
            <text:p/>
          </table:table-cell>
          <table:table-cell table:style-name="ce3" table:formula="of:=IFERROR([.K403]/[.$E403];&quot;&quot; )">
            <text:p/>
          </table:table-cell>
          <table:table-cell table:style-name="ce3" table:formula="of:=IFERROR([.L403]/[.$E403];&quot;&quot; )">
            <text:p/>
          </table:table-cell>
          <table:table-cell table:style-name="ce3" table:formula="of:=IFERROR([.M403]/[.$E403];&quot;&quot; )">
            <text:p/>
          </table:table-cell>
          <table:table-cell table:style-name="ce3" table:formula="of:=IFERROR([.N403]/[.$E403];&quot;&quot; )" office:value-type="float" office:value="0.589529751487624" calcext:value-type="float">
            <text:p>0,5895297515</text:p>
          </table:table-cell>
          <table:table-cell table:style-name="ce3" table:formula="of:=IFERROR([.O403]/[.$E403];&quot;&quot; )" office:value-type="float" office:value="0.0000236084632993945" calcext:value-type="float">
            <text:p>2,36084632993945E-005</text:p>
          </table:table-cell>
          <table:table-cell table:style-name="ce3" table:formula="of:=IFERROR([.P403]/[.$E403];&quot;&quot; )">
            <text:p/>
          </table:table-cell>
          <table:table-cell table:style-name="ce3" table:formula="of:=IFERROR([.Q403]/[.$E403];&quot;&quot; )">
            <text:p/>
          </table:table-cell>
          <table:table-cell table:style-name="ce3" table:formula="of:=IFERROR([.R403]/[.$E403];&quot;&quot; )">
            <text:p/>
          </table:table-cell>
          <table:table-cell table:style-name="ce3" table:formula="of:=IFERROR([.S403]/[.$E403];&quot;&quot; )" office:value-type="float" office:value="0.00596356284945712" calcext:value-type="float">
            <text:p>0,0059635628</text:p>
          </table:table-cell>
          <table:table-cell table:style-name="ce3" table:formula="of:=IFERROR([.T403]/[.$E403];&quot;&quot; )">
            <text:p/>
          </table:table-cell>
          <table:table-cell table:style-name="ce3" table:formula="of:=IFERROR([.U403]/[.$E403];&quot;&quot; )">
            <text:p/>
          </table:table-cell>
          <table:table-cell table:style-name="ce3" table:formula="of:=IFERROR([.V403]/[.$E4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IFERROR([.B404]/[.$E404];&quot;&quot; )">
            <text:p/>
          </table:table-cell>
          <table:table-cell table:style-name="ce3" table:formula="of:=IFERROR([.C404]/[.$E404];&quot;&quot; )" office:value-type="float" office:value="0.00237014930934281" calcext:value-type="float">
            <text:p>0,0023701493</text:p>
          </table:table-cell>
          <table:table-cell table:style-name="ce3" table:formula="of:=IFERROR([.D404]/[.$E404];&quot;&quot; )" office:value-type="float" office:value="0.00209534924600663" calcext:value-type="float">
            <text:p>0,0020953492</text:p>
          </table:table-cell>
          <table:table-cell table:style-name="ce3" table:formula="of:=IFERROR([.E404]/[.$E404];&quot;&quot; )" office:value-type="float" office:value="1" calcext:value-type="float">
            <text:p>1</text:p>
          </table:table-cell>
          <table:table-cell table:style-name="ce3" table:formula="of:=IFERROR([.F404]/[.$E404];&quot;&quot; )">
            <text:p/>
          </table:table-cell>
          <table:table-cell table:style-name="ce3" table:formula="of:=IFERROR([.G404]/[.$E404];&quot;&quot; )">
            <text:p/>
          </table:table-cell>
          <table:table-cell table:style-name="ce3" table:formula="of:=IFERROR([.H404]/[.$E404];&quot;&quot; )">
            <text:p/>
          </table:table-cell>
          <table:table-cell table:style-name="ce3" table:formula="of:=IFERROR([.I404]/[.$E404];&quot;&quot; )" office:value-type="float" office:value="0.0192293151064519" calcext:value-type="float">
            <text:p>0,0192293151</text:p>
          </table:table-cell>
          <table:table-cell table:style-name="ce3" table:formula="of:=IFERROR([.J404]/[.$E404];&quot;&quot; )">
            <text:p/>
          </table:table-cell>
          <table:table-cell table:style-name="ce3" table:formula="of:=IFERROR([.K404]/[.$E404];&quot;&quot; )">
            <text:p/>
          </table:table-cell>
          <table:table-cell table:style-name="ce3" table:formula="of:=IFERROR([.L404]/[.$E404];&quot;&quot; )">
            <text:p/>
          </table:table-cell>
          <table:table-cell table:style-name="ce3" table:formula="of:=IFERROR([.M404]/[.$E404];&quot;&quot; )">
            <text:p/>
          </table:table-cell>
          <table:table-cell table:style-name="ce3" table:formula="of:=IFERROR([.N404]/[.$E404];&quot;&quot; )" office:value-type="float" office:value="0.585863140299716" calcext:value-type="float">
            <text:p>0,5858631403</text:p>
          </table:table-cell>
          <table:table-cell table:style-name="ce3" table:formula="of:=IFERROR([.O404]/[.$E404];&quot;&quot; )">
            <text:p/>
          </table:table-cell>
          <table:table-cell table:style-name="ce3" table:formula="of:=IFERROR([.P404]/[.$E404];&quot;&quot; )">
            <text:p/>
          </table:table-cell>
          <table:table-cell table:style-name="ce3" table:formula="of:=IFERROR([.Q404]/[.$E404];&quot;&quot; )">
            <text:p/>
          </table:table-cell>
          <table:table-cell table:style-name="ce3" table:formula="of:=IFERROR([.R404]/[.$E404];&quot;&quot; )" office:value-type="float" office:value="0.0000337270066091211" calcext:value-type="float">
            <text:p>0,000033727</text:p>
          </table:table-cell>
          <table:table-cell table:style-name="ce3" table:formula="of:=IFERROR([.S404]/[.$E404];&quot;&quot; )" office:value-type="float" office:value="0.00635319829064076" calcext:value-type="float">
            <text:p>0,0063531983</text:p>
          </table:table-cell>
          <table:table-cell table:style-name="ce3" table:formula="of:=IFERROR([.T404]/[.$E404];&quot;&quot; )">
            <text:p/>
          </table:table-cell>
          <table:table-cell table:style-name="ce3" table:formula="of:=IFERROR([.U404]/[.$E404];&quot;&quot; )">
            <text:p/>
          </table:table-cell>
          <table:table-cell table:style-name="ce3" table:formula="of:=IFERROR([.V404]/[.$E4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IFERROR([.B405]/[.$E405];&quot;&quot; )">
            <text:p/>
          </table:table-cell>
          <table:table-cell table:style-name="ce3" table:formula="of:=IFERROR([.C405]/[.$E405];&quot;&quot; )" office:value-type="float" office:value="0.000543768734483995" calcext:value-type="float">
            <text:p>0,0005437687</text:p>
          </table:table-cell>
          <table:table-cell table:style-name="ce3" table:formula="of:=IFERROR([.D405]/[.$E405];&quot;&quot; )">
            <text:p/>
          </table:table-cell>
          <table:table-cell table:style-name="ce3" table:formula="of:=IFERROR([.E405]/[.$E405];&quot;&quot; )" office:value-type="float" office:value="1" calcext:value-type="float">
            <text:p>1</text:p>
          </table:table-cell>
          <table:table-cell table:style-name="ce3" table:formula="of:=IFERROR([.F405]/[.$E405];&quot;&quot; )">
            <text:p/>
          </table:table-cell>
          <table:table-cell table:style-name="ce3" table:formula="of:=IFERROR([.G405]/[.$E405];&quot;&quot; )">
            <text:p/>
          </table:table-cell>
          <table:table-cell table:style-name="ce3" table:formula="of:=IFERROR([.H405]/[.$E405];&quot;&quot; )">
            <text:p/>
          </table:table-cell>
          <table:table-cell table:style-name="ce3" table:formula="of:=IFERROR([.I405]/[.$E405];&quot;&quot; )" office:value-type="float" office:value="0.0176009626621208" calcext:value-type="float">
            <text:p>0,0176009627</text:p>
          </table:table-cell>
          <table:table-cell table:style-name="ce3" table:formula="of:=IFERROR([.J405]/[.$E405];&quot;&quot; )">
            <text:p/>
          </table:table-cell>
          <table:table-cell table:style-name="ce3" table:formula="of:=IFERROR([.K405]/[.$E405];&quot;&quot; )">
            <text:p/>
          </table:table-cell>
          <table:table-cell table:style-name="ce3" table:formula="of:=IFERROR([.L405]/[.$E405];&quot;&quot; )">
            <text:p/>
          </table:table-cell>
          <table:table-cell table:style-name="ce3" table:formula="of:=IFERROR([.M405]/[.$E405];&quot;&quot; )">
            <text:p/>
          </table:table-cell>
          <table:table-cell table:style-name="ce3" table:formula="of:=IFERROR([.N405]/[.$E405];&quot;&quot; )" office:value-type="float" office:value="0.480092005582417" calcext:value-type="float">
            <text:p>0,4800920056</text:p>
          </table:table-cell>
          <table:table-cell table:style-name="ce3" table:formula="of:=IFERROR([.O405]/[.$E405];&quot;&quot; )" office:value-type="float" office:value="0.0000150929933984389" calcext:value-type="float">
            <text:p>0,000015093</text:p>
          </table:table-cell>
          <table:table-cell table:style-name="ce3" table:formula="of:=IFERROR([.P405]/[.$E405];&quot;&quot; )">
            <text:p/>
          </table:table-cell>
          <table:table-cell table:style-name="ce3" table:formula="of:=IFERROR([.Q405]/[.$E405];&quot;&quot; )">
            <text:p/>
          </table:table-cell>
          <table:table-cell table:style-name="ce3" table:formula="of:=IFERROR([.R405]/[.$E405];&quot;&quot; )">
            <text:p/>
          </table:table-cell>
          <table:table-cell table:style-name="ce3" table:formula="of:=IFERROR([.S405]/[.$E405];&quot;&quot; )" office:value-type="float" office:value="0.00557729998128795" calcext:value-type="float">
            <text:p>0,0055773</text:p>
          </table:table-cell>
          <table:table-cell table:style-name="ce3" table:formula="of:=IFERROR([.T405]/[.$E405];&quot;&quot; )">
            <text:p/>
          </table:table-cell>
          <table:table-cell table:style-name="ce3" table:formula="of:=IFERROR([.U405]/[.$E405];&quot;&quot; )">
            <text:p/>
          </table:table-cell>
          <table:table-cell table:style-name="ce3" table:formula="of:=IFERROR([.V405]/[.$E40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style-name="ce3" table:formula="of:=IFERROR([.B406]/[.$E406];&quot;&quot; )">
            <text:p/>
          </table:table-cell>
          <table:table-cell table:style-name="ce3" table:formula="of:=IFERROR([.C406]/[.$E406];&quot;&quot; )" office:value-type="float" office:value="0.00103999376194271" calcext:value-type="float">
            <text:p>0,0010399938</text:p>
          </table:table-cell>
          <table:table-cell table:style-name="ce3" table:formula="of:=IFERROR([.D406]/[.$E406];&quot;&quot; )" office:value-type="float" office:value="0.00360782880600616" calcext:value-type="float">
            <text:p>0,0036078288</text:p>
          </table:table-cell>
          <table:table-cell table:style-name="ce3" table:formula="of:=IFERROR([.E406]/[.$E406];&quot;&quot; )" office:value-type="float" office:value="1" calcext:value-type="float">
            <text:p>1</text:p>
          </table:table-cell>
          <table:table-cell table:style-name="ce3" table:formula="of:=IFERROR([.F406]/[.$E406];&quot;&quot; )">
            <text:p/>
          </table:table-cell>
          <table:table-cell table:style-name="ce3" table:formula="of:=IFERROR([.G406]/[.$E406];&quot;&quot; )">
            <text:p/>
          </table:table-cell>
          <table:table-cell table:style-name="ce3" table:formula="of:=IFERROR([.H406]/[.$E406];&quot;&quot; )">
            <text:p/>
          </table:table-cell>
          <table:table-cell table:style-name="ce3" table:formula="of:=IFERROR([.I406]/[.$E406];&quot;&quot; )" office:value-type="float" office:value="0.0158497711815844" calcext:value-type="float">
            <text:p>0,0158497712</text:p>
          </table:table-cell>
          <table:table-cell table:style-name="ce3" table:formula="of:=IFERROR([.J406]/[.$E406];&quot;&quot; )">
            <text:p/>
          </table:table-cell>
          <table:table-cell table:style-name="ce3" table:formula="of:=IFERROR([.K406]/[.$E406];&quot;&quot; )">
            <text:p/>
          </table:table-cell>
          <table:table-cell table:style-name="ce3" table:formula="of:=IFERROR([.L406]/[.$E406];&quot;&quot; )">
            <text:p/>
          </table:table-cell>
          <table:table-cell table:style-name="ce3" table:formula="of:=IFERROR([.M406]/[.$E406];&quot;&quot; )">
            <text:p/>
          </table:table-cell>
          <table:table-cell table:style-name="ce3" table:formula="of:=IFERROR([.N406]/[.$E406];&quot;&quot; )" office:value-type="float" office:value="0.488960450763353" calcext:value-type="float">
            <text:p>0,4889604508</text:p>
          </table:table-cell>
          <table:table-cell table:style-name="ce3" table:formula="of:=IFERROR([.O406]/[.$E406];&quot;&quot; )">
            <text:p/>
          </table:table-cell>
          <table:table-cell table:style-name="ce3" table:formula="of:=IFERROR([.P406]/[.$E406];&quot;&quot; )">
            <text:p/>
          </table:table-cell>
          <table:table-cell table:style-name="ce3" table:formula="of:=IFERROR([.Q406]/[.$E406];&quot;&quot; )">
            <text:p/>
          </table:table-cell>
          <table:table-cell table:style-name="ce3" table:formula="of:=IFERROR([.R406]/[.$E406];&quot;&quot; )" office:value-type="float" office:value="0.0000276449889152324" calcext:value-type="float">
            <text:p>0,000027645</text:p>
          </table:table-cell>
          <table:table-cell table:style-name="ce3" table:formula="of:=IFERROR([.S406]/[.$E406];&quot;&quot; )" office:value-type="float" office:value="0.00390559826555738" calcext:value-type="float">
            <text:p>0,0039055983</text:p>
          </table:table-cell>
          <table:table-cell table:style-name="ce3" table:formula="of:=IFERROR([.T406]/[.$E406];&quot;&quot; )">
            <text:p/>
          </table:table-cell>
          <table:table-cell table:style-name="ce3" table:formula="of:=IFERROR([.U406]/[.$E406];&quot;&quot; )">
            <text:p/>
          </table:table-cell>
          <table:table-cell table:style-name="ce3" table:formula="of:=IFERROR([.V406]/[.$E406];&quot;&quot; )">
            <text:p/>
          </table:table-cell>
          <table:table-cell table:number-columns-repeated="1002"/>
        </table:table-row>
        <table:table-row table:style-name="ro1" table:number-rows-repeated="21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422:.B526])-2*STDEV([.B422:.B526])" office:value-type="string" office:string-value="" calcext:value-type="error">
            <text:p>#DIV/0 !</text:p>
          </table:table-cell>
          <table:table-cell table:style-name="ce3" table:formula="of:=AVERAGE([.C422:.C526])-2*STDEV([.C422:.C526])" office:value-type="float" office:value="-0.000215850422568822" calcext:value-type="float">
            <text:p>-0,0002158504</text:p>
          </table:table-cell>
          <table:table-cell table:style-name="ce3" table:formula="of:=AVERAGE([.D422:.D526])-2*STDEV([.D422:.D526])" office:value-type="float" office:value="0.00135080893834744" calcext:value-type="float">
            <text:p>0,0013508089</text:p>
          </table:table-cell>
          <table:table-cell table:style-name="ce3" table:formula="of:=AVERAGE([.E422:.E526])-2*STDEV([.E422:.E526])" office:value-type="float" office:value="1" calcext:value-type="float">
            <text:p>1</text:p>
          </table:table-cell>
          <table:table-cell table:style-name="ce3" table:formula="of:=AVERAGE([.F422:.F526])-2*STDEV([.F422:.F526])" office:value-type="string" office:string-value="" calcext:value-type="error">
            <text:p>#DIV/0 !</text:p>
          </table:table-cell>
          <table:table-cell table:style-name="ce3" table:formula="of:=AVERAGE([.G422:.G526])-2*STDEV([.G422:.G526])" office:value-type="string" office:string-value="" calcext:value-type="error">
            <text:p>#DIV/0 !</text:p>
          </table:table-cell>
          <table:table-cell table:style-name="ce3" table:formula="of:=AVERAGE([.H422:.H526])-2*STDEV([.H422:.H526])" office:value-type="string" office:string-value="" calcext:value-type="error">
            <text:p>#DIV/0 !</text:p>
          </table:table-cell>
          <table:table-cell table:style-name="ce3" table:formula="of:=AVERAGE([.I422:.I526])-2*STDEV([.I422:.I526])" office:value-type="float" office:value="0.0111000936001081" calcext:value-type="float">
            <text:p>0,0111000936</text:p>
          </table:table-cell>
          <table:table-cell table:style-name="ce3" table:formula="of:=AVERAGE([.J422:.J526])-2*STDEV([.J422:.J526])" office:value-type="string" office:string-value="" calcext:value-type="error">
            <text:p>#DIV/0 !</text:p>
          </table:table-cell>
          <table:table-cell table:style-name="ce3" table:formula="of:=AVERAGE([.K422:.K526])-2*STDEV([.K422:.K526])" office:value-type="float" office:value="-0.000302611789482429" calcext:value-type="float">
            <text:p>-0,0003026118</text:p>
          </table:table-cell>
          <table:table-cell table:style-name="ce3" table:formula="of:=AVERAGE([.L422:.L526])-2*STDEV([.L422:.L526])" office:value-type="float" office:value="0.0000643153874498609" calcext:value-type="float">
            <text:p>6,43153874498609E-005</text:p>
          </table:table-cell>
          <table:table-cell table:style-name="ce3" table:formula="of:=AVERAGE([.M422:.M526])-2*STDEV([.M422:.M526])" office:value-type="float" office:value="0.0000781857087280186" calcext:value-type="float">
            <text:p>7,81857087280186E-005</text:p>
          </table:table-cell>
          <table:table-cell table:style-name="ce3" table:formula="of:=AVERAGE([.N422:.N526])-2*STDEV([.N422:.N526])" office:value-type="float" office:value="0.376256536990588" calcext:value-type="float">
            <text:p>0,376256537</text:p>
          </table:table-cell>
          <table:table-cell table:style-name="ce3" table:formula="of:=AVERAGE([.O422:.O526])-2*STDEV([.O422:.O526])" office:value-type="float" office:value="0.00000692160173959354" calcext:value-type="float">
            <text:p>6,92160173959354E-006</text:p>
          </table:table-cell>
          <table:table-cell table:style-name="ce3" table:formula="of:=AVERAGE([.P422:.P526])-2*STDEV([.P422:.P526])" office:value-type="string" office:string-value="" calcext:value-type="error">
            <text:p>#DIV/0 !</text:p>
          </table:table-cell>
          <table:table-cell table:style-name="ce3" table:formula="of:=AVERAGE([.Q422:.Q526])-2*STDEV([.Q422:.Q526])" office:value-type="string" office:string-value="" calcext:value-type="error">
            <text:p>#DIV/0 !</text:p>
          </table:table-cell>
          <table:table-cell table:style-name="ce3" table:formula="of:=AVERAGE([.R422:.R526])-2*STDEV([.R422:.R526])" office:value-type="float" office:value="-0.000128209265961162" calcext:value-type="float">
            <text:p>-0,0001282093</text:p>
          </table:table-cell>
          <table:table-cell table:style-name="ce3" table:formula="of:=AVERAGE([.S422:.S526])-2*STDEV([.S422:.S526])" office:value-type="float" office:value="0.00256806064260227" calcext:value-type="float">
            <text:p>0,0025680606</text:p>
          </table:table-cell>
          <table:table-cell table:style-name="ce3" table:formula="of:=AVERAGE([.T422:.T526])-2*STDEV([.T422:.T526])" office:value-type="string" office:string-value="" calcext:value-type="error">
            <text:p>#DIV/0 !</text:p>
          </table:table-cell>
          <table:table-cell table:style-name="ce3" table:formula="of:=AVERAGE([.U422:.U526])-2*STDEV([.U422:.U526])" office:value-type="string" office:string-value="" calcext:value-type="error">
            <text:p>#DIV/0 !</text:p>
          </table:table-cell>
          <table:table-cell table:style-name="ce3" table:formula="of:=AVERAGE([.V422:.V526])-2*STDEV([.V422:.V526])" office:value-type="float" office:value="0.00000624697067639917" calcext:value-type="float">
            <text:p>0,000006247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style-name="ce3" table:formula="of:=AVERAGE([.B422:.B527])+2*STDEV([.B422:.B527])" office:value-type="string" office:string-value="" calcext:value-type="error">
            <text:p>#DIV/0 !</text:p>
          </table:table-cell>
          <table:table-cell table:style-name="ce3" table:formula="of:=AVERAGE([.C422:.C527])+2*STDEV([.C422:.C527])" office:value-type="float" office:value="0.000834763859787842" calcext:value-type="float">
            <text:p>0,0008347639</text:p>
          </table:table-cell>
          <table:table-cell table:style-name="ce3" table:formula="of:=AVERAGE([.D422:.D527])+2*STDEV([.D422:.D527])" office:value-type="float" office:value="0.00382129195480437" calcext:value-type="float">
            <text:p>0,003821292</text:p>
          </table:table-cell>
          <table:table-cell table:style-name="ce3" table:formula="of:=AVERAGE([.E422:.E527])+2*STDEV([.E422:.E527])" office:value-type="float" office:value="1" calcext:value-type="float">
            <text:p>1</text:p>
          </table:table-cell>
          <table:table-cell table:style-name="ce3" table:formula="of:=AVERAGE([.F422:.F527])+2*STDEV([.F422:.F527])" office:value-type="string" office:string-value="" calcext:value-type="error">
            <text:p>#DIV/0 !</text:p>
          </table:table-cell>
          <table:table-cell table:style-name="ce3" table:formula="of:=AVERAGE([.G422:.G527])+2*STDEV([.G422:.G527])" office:value-type="string" office:string-value="" calcext:value-type="error">
            <text:p>#DIV/0 !</text:p>
          </table:table-cell>
          <table:table-cell table:style-name="ce3" table:formula="of:=AVERAGE([.H422:.H527])+2*STDEV([.H422:.H527])" office:value-type="string" office:string-value="" calcext:value-type="error">
            <text:p>#DIV/0 !</text:p>
          </table:table-cell>
          <table:table-cell table:style-name="ce3" table:formula="of:=AVERAGE([.I422:.I527])+2*STDEV([.I422:.I527])" office:value-type="float" office:value="0.0275429755351759" calcext:value-type="float">
            <text:p>0,0275429755</text:p>
          </table:table-cell>
          <table:table-cell table:style-name="ce3" table:formula="of:=AVERAGE([.J422:.J527])+2*STDEV([.J422:.J527])" office:value-type="string" office:string-value="" calcext:value-type="error">
            <text:p>#DIV/0 !</text:p>
          </table:table-cell>
          <table:table-cell table:style-name="ce3" table:formula="of:=AVERAGE([.K422:.K527])+2*STDEV([.K422:.K527])" office:value-type="float" office:value="0.000907071405553753" calcext:value-type="float">
            <text:p>0,0009070714</text:p>
          </table:table-cell>
          <table:table-cell table:style-name="ce3" table:formula="of:=AVERAGE([.L422:.L527])+2*STDEV([.L422:.L527])" office:value-type="float" office:value="0.000157517242673802" calcext:value-type="float">
            <text:p>0,0001575172</text:p>
          </table:table-cell>
          <table:table-cell table:style-name="ce3" table:formula="of:=AVERAGE([.M422:.M527])+2*STDEV([.M422:.M527])" office:value-type="float" office:value="0.000203223191564091" calcext:value-type="float">
            <text:p>0,0002032232</text:p>
          </table:table-cell>
          <table:table-cell table:style-name="ce3" table:formula="of:=AVERAGE([.N422:.N527])+2*STDEV([.N422:.N527])" office:value-type="float" office:value="0.692018460471852" calcext:value-type="float">
            <text:p>0,6920184605</text:p>
          </table:table-cell>
          <table:table-cell table:style-name="ce3" table:formula="of:=AVERAGE([.O422:.O527])+2*STDEV([.O422:.O527])" office:value-type="float" office:value="0.0000354320975024348" calcext:value-type="float">
            <text:p>3,54320975024348E-005</text:p>
          </table:table-cell>
          <table:table-cell table:style-name="ce3" table:formula="of:=AVERAGE([.P422:.P527])+2*STDEV([.P422:.P527])" office:value-type="string" office:string-value="" calcext:value-type="error">
            <text:p>#DIV/0 !</text:p>
          </table:table-cell>
          <table:table-cell table:style-name="ce3" table:formula="of:=AVERAGE([.Q422:.Q527])+2*STDEV([.Q422:.Q527])" office:value-type="string" office:string-value="" calcext:value-type="error">
            <text:p>#DIV/0 !</text:p>
          </table:table-cell>
          <table:table-cell table:style-name="ce3" table:formula="of:=AVERAGE([.R422:.R527])+2*STDEV([.R422:.R527])" office:value-type="float" office:value="0.000251510938007228" calcext:value-type="float">
            <text:p>0,0002515109</text:p>
          </table:table-cell>
          <table:table-cell table:style-name="ce3" table:formula="of:=AVERAGE([.S422:.S527])+2*STDEV([.S422:.S527])" office:value-type="float" office:value="0.00972400658964959" calcext:value-type="float">
            <text:p>0,0097240066</text:p>
          </table:table-cell>
          <table:table-cell table:style-name="ce3" table:formula="of:=AVERAGE([.T422:.T527])+2*STDEV([.T422:.T527])" office:value-type="string" office:string-value="" calcext:value-type="error">
            <text:p>#DIV/0 !</text:p>
          </table:table-cell>
          <table:table-cell table:style-name="ce3" table:formula="of:=AVERAGE([.U422:.U527])+2*STDEV([.U422:.U527])" office:value-type="string" office:string-value="" calcext:value-type="error">
            <text:p>#DIV/0 !</text:p>
          </table:table-cell>
          <table:table-cell table:style-name="ce3" table:formula="of:=AVERAGE([.V422:.V527])+2*STDEV([.V422:.V527])" office:value-type="float" office:value="0.0000139427200581586" calcext:value-type="float">
            <text:p>1,39427200581586E-005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685388692139118" calcext:value-type="float">
            <text:p>0,0006853887</text:p>
          </table:table-cell>
          <table:table-cell table:formula="of:=IF(OR([.D422]&lt;[.D$549];[.D422]&gt;[.D$550]);&quot;&quot;;[.D422])">
            <text:p/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216791859871439" calcext:value-type="float">
            <text:p>0,021679186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float" office:value="0.000184856324092271" calcext:value-type="float">
            <text:p>0,0001848563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>
            <text:p/>
          </table:table-cell>
          <table:table-cell table:formula="of:=IF(OR([.N422]&lt;[.N$549];[.N422]&gt;[.N$550]);&quot;&quot;;[.N422])" office:value-type="float" office:value="0.677284693755987" calcext:value-type="float">
            <text:p>0,6772846938</text:p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>
            <text:p/>
          </table:table-cell>
          <table:table-cell table:formula="of:=IF(OR([.S422]&lt;[.S$549];[.S422]&gt;[.S$550]);&quot;&quot;;[.S422])" office:value-type="float" office:value="0.00632030383983644" calcext:value-type="float">
            <text:p>0,0063203038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 office:value-type="string" office:string-value="" calcext:value-type="error">
            <text:p>#DIV/0 !</text:p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687161160941924" calcext:value-type="float">
            <text:p>0,0006871612</text:p>
          </table:table-cell>
          <table:table-cell table:formula="of:=IF(OR([.D423]&lt;[.D$549];[.D423]&gt;[.D$550]);&quot;&quot;;[.D423])" office:value-type="float" office:value="0.00341662685217077" calcext:value-type="float">
            <text:p>0,0034166269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230138611857885" calcext:value-type="float">
            <text:p>0,0230138612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>
            <text:p/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>
            <text:p/>
          </table:table-cell>
          <table:table-cell table:formula="of:=IF(OR([.N423]&lt;[.N$549];[.N423]&gt;[.N$550]);&quot;&quot;;[.N423])" office:value-type="float" office:value="0.654894226024141" calcext:value-type="float">
            <text:p>0,654894226</text:p>
          </table:table-cell>
          <table:table-cell table:formula="of:=IF(OR([.O423]&lt;[.O$549];[.O423]&gt;[.O$550]);&quot;&quot;;[.O423])" office:value-type="float" office:value="0.0000262277573565165" calcext:value-type="float">
            <text:p>2,62277573565165E-005</text:p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 office:value-type="float" office:value="0.00651701232995914" calcext:value-type="float">
            <text:p>0,0065170123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string" office:string-value="" calcext:value-type="error">
            <text:p>#DIV/0 !</text:p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510861820091323" calcext:value-type="float">
            <text:p>0,0005108618</text:p>
          </table:table-cell>
          <table:table-cell table:formula="of:=IF(OR([.D424]&lt;[.D$549];[.D424]&gt;[.D$550]);&quot;&quot;;[.D424])" office:value-type="float" office:value="0.00334791265337669" calcext:value-type="float">
            <text:p>0,0033479127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212576622121633" calcext:value-type="float">
            <text:p>0,0212576622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>
            <text:p/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>
            <text:p/>
          </table:table-cell>
          <table:table-cell table:formula="of:=IF(OR([.N424]&lt;[.N$549];[.N424]&gt;[.N$550]);&quot;&quot;;[.N424])" office:value-type="float" office:value="0.642702852681962" calcext:value-type="float">
            <text:p>0,6427028527</text:p>
          </table:table-cell>
          <table:table-cell table:formula="of:=IF(OR([.O424]&lt;[.O$549];[.O424]&gt;[.O$550]);&quot;&quot;;[.O424])" office:value-type="float" office:value="0.0000167610472047228" calcext:value-type="float">
            <text:p>0,000016761</text:p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>
            <text:p/>
          </table:table-cell>
          <table:table-cell table:formula="of:=IF(OR([.S424]&lt;[.S$549];[.S424]&gt;[.S$550]);&quot;&quot;;[.S424])" office:value-type="float" office:value="0.00638594408629075" calcext:value-type="float">
            <text:p>0,0063859441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string" office:string-value="" calcext:value-type="error">
            <text:p>#DIV/0 !</text:p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384358947059064" calcext:value-type="float">
            <text:p>0,0003843589</text:p>
          </table:table-cell>
          <table:table-cell table:formula="of:=IF(OR([.D425]&lt;[.D$549];[.D425]&gt;[.D$550]);&quot;&quot;;[.D425])" office:value-type="float" office:value="0.00344698856244375" calcext:value-type="float">
            <text:p>0,0034469886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215136764918233" calcext:value-type="float">
            <text:p>0,0215136765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>
            <text:p/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155958428489241" calcext:value-type="float">
            <text:p>0,0001559584</text:p>
          </table:table-cell>
          <table:table-cell table:formula="of:=IF(OR([.N425]&lt;[.N$549];[.N425]&gt;[.N$550]);&quot;&quot;;[.N425])">
            <text:p/>
          </table:table-cell>
          <table:table-cell table:formula="of:=IF(OR([.O425]&lt;[.O$549];[.O425]&gt;[.O$550]);&quot;&quot;;[.O425])" office:value-type="float" office:value="0.000019388714369323" calcext:value-type="float">
            <text:p>1,9388714369323E-005</text:p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0563690946292764" calcext:value-type="float">
            <text:p>0,0056369095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 office:value-type="string" office:string-value="" calcext:value-type="error">
            <text:p>#DIV/0 !</text:p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446924235564287" calcext:value-type="float">
            <text:p>0,0004469242</text:p>
          </table:table-cell>
          <table:table-cell table:formula="of:=IF(OR([.D426]&lt;[.D$549];[.D426]&gt;[.D$550]);&quot;&quot;;[.D426])" office:value-type="float" office:value="0.00342300818428099" calcext:value-type="float">
            <text:p>0,0034230082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2200105529001" calcext:value-type="float">
            <text:p>0,0220010553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float" office:value="0.000158802674450704" calcext:value-type="float">
            <text:p>0,0001588027</text:p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>
            <text:p/>
          </table:table-cell>
          <table:table-cell table:formula="of:=IF(OR([.N426]&lt;[.N$549];[.N426]&gt;[.N$550]);&quot;&quot;;[.N426])" office:value-type="float" office:value="0.600939684499465" calcext:value-type="float">
            <text:p>0,6009396845</text:p>
          </table:table-cell>
          <table:table-cell table:formula="of:=IF(OR([.O426]&lt;[.O$549];[.O426]&gt;[.O$550]);&quot;&quot;;[.O426])">
            <text:p/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0622841747499714" calcext:value-type="float">
            <text:p>0,0062284175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 office:value-type="string" office:string-value="" calcext:value-type="error">
            <text:p>#DIV/0 !</text:p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445057367870369" calcext:value-type="float">
            <text:p>0,0004450574</text:p>
          </table:table-cell>
          <table:table-cell table:formula="of:=IF(OR([.D427]&lt;[.D$549];[.D427]&gt;[.D$550]);&quot;&quot;;[.D427])" office:value-type="float" office:value="0.00259685022962055" calcext:value-type="float">
            <text:p>0,0025968502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216795489096864" calcext:value-type="float">
            <text:p>0,0216795489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>
            <text:p/>
          </table:table-cell>
          <table:table-cell table:formula="of:=IF(OR([.L427]&lt;[.L$549];[.L427]&gt;[.L$550]);&quot;&quot;;[.L427])" office:value-type="float" office:value="0.0000840986979431552" calcext:value-type="float">
            <text:p>8,40986979431552E-005</text:p>
          </table:table-cell>
          <table:table-cell table:formula="of:=IF(OR([.M427]&lt;[.M$549];[.M427]&gt;[.M$550]);&quot;&quot;;[.M427])">
            <text:p/>
          </table:table-cell>
          <table:table-cell table:formula="of:=IF(OR([.N427]&lt;[.N$549];[.N427]&gt;[.N$550]);&quot;&quot;;[.N427])" office:value-type="float" office:value="0.569291271357239" calcext:value-type="float">
            <text:p>0,5692912714</text:p>
          </table:table-cell>
          <table:table-cell table:formula="of:=IF(OR([.O427]&lt;[.O$549];[.O427]&gt;[.O$550]);&quot;&quot;;[.O427])" office:value-type="float" office:value="0.000030436292174059" calcext:value-type="float">
            <text:p>3,0436292174059E-005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float" office:value="0.0000315821290559059" calcext:value-type="float">
            <text:p>3,15821290559059E-005</text:p>
          </table:table-cell>
          <table:table-cell table:formula="of:=IF(OR([.S427]&lt;[.S$549];[.S427]&gt;[.S$550]);&quot;&quot;;[.S427])" office:value-type="float" office:value="0.00613916484555947" calcext:value-type="float">
            <text:p>0,0061391648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 office:value-type="string" office:string-value="" calcext:value-type="error">
            <text:p>#DIV/0 !</text:p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452058969169531" calcext:value-type="float">
            <text:p>0,000452059</text:p>
          </table:table-cell>
          <table:table-cell table:formula="of:=IF(OR([.D428]&lt;[.D$549];[.D428]&gt;[.D$550]);&quot;&quot;;[.D428])" office:value-type="float" office:value="0.00196535356805036" calcext:value-type="float">
            <text:p>0,0019653536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221966577627798" calcext:value-type="float">
            <text:p>0,0221966578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>
            <text:p/>
          </table:table-cell>
          <table:table-cell table:formula="of:=IF(OR([.L428]&lt;[.L$549];[.L428]&gt;[.L$550]);&quot;&quot;;[.L428])" office:value-type="float" office:value="0.000106597863320253" calcext:value-type="float">
            <text:p>0,0001065979</text:p>
          </table:table-cell>
          <table:table-cell table:formula="of:=IF(OR([.M428]&lt;[.M$549];[.M428]&gt;[.M$550]);&quot;&quot;;[.M428])">
            <text:p/>
          </table:table-cell>
          <table:table-cell table:formula="of:=IF(OR([.N428]&lt;[.N$549];[.N428]&gt;[.N$550]);&quot;&quot;;[.N428])" office:value-type="float" office:value="0.590664831930018" calcext:value-type="float">
            <text:p>0,5906648319</text:p>
          </table:table-cell>
          <table:table-cell table:formula="of:=IF(OR([.O428]&lt;[.O$549];[.O428]&gt;[.O$550]);&quot;&quot;;[.O428])" office:value-type="float" office:value="0.0000131829273719495" calcext:value-type="float">
            <text:p>1,31829273719495E-005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 office:value-type="float" office:value="0.00734588627734734" calcext:value-type="float">
            <text:p>0,0073458863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 office:value-type="string" office:string-value="" calcext:value-type="error">
            <text:p>#DIV/0 !</text:p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436799391698397" calcext:value-type="float">
            <text:p>0,0004367994</text:p>
          </table:table-cell>
          <table:table-cell table:formula="of:=IF(OR([.D429]&lt;[.D$549];[.D429]&gt;[.D$550]);&quot;&quot;;[.D429])" office:value-type="float" office:value="0.00268731718405903" calcext:value-type="float">
            <text:p>0,0026873172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230781701259299" calcext:value-type="float">
            <text:p>0,0230781701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>
            <text:p/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544620912530428" calcext:value-type="float">
            <text:p>0,5446209125</text:p>
          </table:table-cell>
          <table:table-cell table:formula="of:=IF(OR([.O429]&lt;[.O$549];[.O429]&gt;[.O$550]);&quot;&quot;;[.O429])">
            <text:p/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float" office:value="0.0000267535884877266" calcext:value-type="float">
            <text:p>2,67535884877266E-005</text:p>
          </table:table-cell>
          <table:table-cell table:formula="of:=IF(OR([.S429]&lt;[.S$549];[.S429]&gt;[.S$550]);&quot;&quot;;[.S429])" office:value-type="float" office:value="0.00828308885899233" calcext:value-type="float">
            <text:p>0,0082830889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 office:value-type="string" office:string-value="" calcext:value-type="error">
            <text:p>#DIV/0 !</text:p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345486048003345" calcext:value-type="float">
            <text:p>0,000345486</text:p>
          </table:table-cell>
          <table:table-cell table:formula="of:=IF(OR([.D430]&lt;[.D$549];[.D430]&gt;[.D$550]);&quot;&quot;;[.D430])" office:value-type="float" office:value="0.00201024535623148" calcext:value-type="float">
            <text:p>0,0020102454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233363914275728" calcext:value-type="float">
            <text:p>0,0233363914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>
            <text:p/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>
            <text:p/>
          </table:table-cell>
          <table:table-cell table:formula="of:=IF(OR([.N430]&lt;[.N$549];[.N430]&gt;[.N$550]);&quot;&quot;;[.N430])" office:value-type="float" office:value="0.571516262086385" calcext:value-type="float">
            <text:p>0,5715162621</text:p>
          </table:table-cell>
          <table:table-cell table:formula="of:=IF(OR([.O430]&lt;[.O$549];[.O430]&gt;[.O$550]);&quot;&quot;;[.O430])" office:value-type="float" office:value="0.0000251459242034147" calcext:value-type="float">
            <text:p>2,51459242034147E-005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0815272553888167" calcext:value-type="float">
            <text:p>0,0081527255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 office:value-type="string" office:string-value="" calcext:value-type="error">
            <text:p>#DIV/0 !</text:p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384873502366006" calcext:value-type="float">
            <text:p>0,0003848735</text:p>
          </table:table-cell>
          <table:table-cell table:formula="of:=IF(OR([.D431]&lt;[.D$549];[.D431]&gt;[.D$550]);&quot;&quot;;[.D431])" office:value-type="float" office:value="0.00194960312537291" calcext:value-type="float">
            <text:p>0,0019496031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232460519087607" calcext:value-type="float">
            <text:p>0,0232460519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>
            <text:p/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 office:value-type="float" office:value="0.000128013128015741" calcext:value-type="float">
            <text:p>0,0001280131</text:p>
          </table:table-cell>
          <table:table-cell table:formula="of:=IF(OR([.N431]&lt;[.N$549];[.N431]&gt;[.N$550]);&quot;&quot;;[.N431])" office:value-type="float" office:value="0.563239667143021" calcext:value-type="float">
            <text:p>0,5632396671</text:p>
          </table:table-cell>
          <table:table-cell table:formula="of:=IF(OR([.O431]&lt;[.O$549];[.O431]&gt;[.O$550]);&quot;&quot;;[.O431])" office:value-type="float" office:value="0.0000159047984513969" calcext:value-type="float">
            <text:p>1,59047984513969E-005</text:p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0851429525546827" calcext:value-type="float">
            <text:p>0,0085142953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 office:value-type="string" office:string-value="" calcext:value-type="error">
            <text:p>#DIV/0 !</text:p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379568418340397" calcext:value-type="float">
            <text:p>0,0003795684</text:p>
          </table:table-cell>
          <table:table-cell table:formula="of:=IF(OR([.D432]&lt;[.D$549];[.D432]&gt;[.D$550]);&quot;&quot;;[.D432])" office:value-type="float" office:value="0.00320852210758368" calcext:value-type="float">
            <text:p>0,0032085221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265887281535768" calcext:value-type="float">
            <text:p>0,0265887282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>
            <text:p/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>
            <text:p/>
          </table:table-cell>
          <table:table-cell table:formula="of:=IF(OR([.N432]&lt;[.N$549];[.N432]&gt;[.N$550]);&quot;&quot;;[.N432])" office:value-type="float" office:value="0.574539696082314" calcext:value-type="float">
            <text:p>0,5745396961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 office:value-type="float" office:value="0.00922503435754276" calcext:value-type="float">
            <text:p>0,0092250344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string" office:string-value="" calcext:value-type="error">
            <text:p>#DIV/0 !</text:p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40202146758507" calcext:value-type="float">
            <text:p>0,0004020215</text:p>
          </table:table-cell>
          <table:table-cell table:formula="of:=IF(OR([.D433]&lt;[.D$549];[.D433]&gt;[.D$550]);&quot;&quot;;[.D433])" office:value-type="float" office:value="0.00309878527820084" calcext:value-type="float">
            <text:p>0,0030987853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256733697548906" calcext:value-type="float">
            <text:p>0,0256733698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>
            <text:p/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>
            <text:p/>
          </table:table-cell>
          <table:table-cell table:formula="of:=IF(OR([.N433]&lt;[.N$549];[.N433]&gt;[.N$550]);&quot;&quot;;[.N433])" office:value-type="float" office:value="0.566848961997753" calcext:value-type="float">
            <text:p>0,566848962</text:p>
          </table:table-cell>
          <table:table-cell table:formula="of:=IF(OR([.O433]&lt;[.O$549];[.O433]&gt;[.O$550]);&quot;&quot;;[.O433])">
            <text:p/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>
            <text:p/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string" office:string-value="" calcext:value-type="error">
            <text:p>#DIV/0 !</text:p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407089464047174" calcext:value-type="float">
            <text:p>0,0004070895</text:p>
          </table:table-cell>
          <table:table-cell table:formula="of:=IF(OR([.D434]&lt;[.D$549];[.D434]&gt;[.D$550]);&quot;&quot;;[.D434])" office:value-type="float" office:value="0.00332625040761474" calcext:value-type="float">
            <text:p>0,0033262504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256755633685645" calcext:value-type="float">
            <text:p>0,0256755634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>
            <text:p/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>
            <text:p/>
          </table:table-cell>
          <table:table-cell table:formula="of:=IF(OR([.N434]&lt;[.N$549];[.N434]&gt;[.N$550]);&quot;&quot;;[.N434])" office:value-type="float" office:value="0.567761433424842" calcext:value-type="float">
            <text:p>0,5677614334</text:p>
          </table:table-cell>
          <table:table-cell table:formula="of:=IF(OR([.O434]&lt;[.O$549];[.O434]&gt;[.O$550]);&quot;&quot;;[.O434])" office:value-type="float" office:value="0.0000215336711552609" calcext:value-type="float">
            <text:p>2,15336711552609E-005</text:p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>
            <text:p/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 office:value-type="string" office:string-value="" calcext:value-type="error">
            <text:p>#DIV/0 !</text:p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455609108446137" calcext:value-type="float">
            <text:p>0,0004556091</text:p>
          </table:table-cell>
          <table:table-cell table:formula="of:=IF(OR([.D435]&lt;[.D$549];[.D435]&gt;[.D$550]);&quot;&quot;;[.D435])" office:value-type="float" office:value="0.00313257365489603" calcext:value-type="float">
            <text:p>0,0031325737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265644313577995" calcext:value-type="float">
            <text:p>0,0265644314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>
            <text:p/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>
            <text:p/>
          </table:table-cell>
          <table:table-cell table:formula="of:=IF(OR([.N435]&lt;[.N$549];[.N435]&gt;[.N$550]);&quot;&quot;;[.N435])" office:value-type="float" office:value="0.525151029095604" calcext:value-type="float">
            <text:p>0,5251510291</text:p>
          </table:table-cell>
          <table:table-cell table:formula="of:=IF(OR([.O435]&lt;[.O$549];[.O435]&gt;[.O$550]);&quot;&quot;;[.O435])" office:value-type="float" office:value="0.0000184710539764624" calcext:value-type="float">
            <text:p>1,84710539764624E-005</text:p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>
            <text:p/>
          </table:table-cell>
          <table:table-cell table:formula="of:=IF(OR([.S435]&lt;[.S$549];[.S435]&gt;[.S$550]);&quot;&quot;;[.S435])">
            <text:p/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string" office:string-value="" calcext:value-type="error">
            <text:p>#DIV/0 !</text:p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404152140336207" calcext:value-type="float">
            <text:p>0,0004041521</text:p>
          </table:table-cell>
          <table:table-cell table:formula="of:=IF(OR([.D436]&lt;[.D$549];[.D436]&gt;[.D$550]);&quot;&quot;;[.D436])" office:value-type="float" office:value="0.00251375759962362" calcext:value-type="float">
            <text:p>0,0025137576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240008566808612" calcext:value-type="float">
            <text:p>0,0240008567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>
            <text:p/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 office:value-type="float" office:value="0.00013439294700845" calcext:value-type="float">
            <text:p>0,0001343929</text:p>
          </table:table-cell>
          <table:table-cell table:formula="of:=IF(OR([.N436]&lt;[.N$549];[.N436]&gt;[.N$550]);&quot;&quot;;[.N436])" office:value-type="float" office:value="0.526296645147638" calcext:value-type="float">
            <text:p>0,5262966451</text:p>
          </table:table-cell>
          <table:table-cell table:formula="of:=IF(OR([.O436]&lt;[.O$549];[.O436]&gt;[.O$550]);&quot;&quot;;[.O436])">
            <text:p/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>
            <text:p/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 office:value-type="string" office:string-value="" calcext:value-type="error">
            <text:p>#DIV/0 !</text:p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488329737111224" calcext:value-type="float">
            <text:p>0,0004883297</text:p>
          </table:table-cell>
          <table:table-cell table:formula="of:=IF(OR([.D437]&lt;[.D$549];[.D437]&gt;[.D$550]);&quot;&quot;;[.D437])" office:value-type="float" office:value="0.00320054823144983" calcext:value-type="float">
            <text:p>0,0032005482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240312558833921" calcext:value-type="float">
            <text:p>0,0240312559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>
            <text:p/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197560626192837" calcext:value-type="float">
            <text:p>0,0001975606</text:p>
          </table:table-cell>
          <table:table-cell table:formula="of:=IF(OR([.N437]&lt;[.N$549];[.N437]&gt;[.N$550]);&quot;&quot;;[.N437])" office:value-type="float" office:value="0.539259188158627" calcext:value-type="float">
            <text:p>0,5392591882</text:p>
          </table:table-cell>
          <table:table-cell table:formula="of:=IF(OR([.O437]&lt;[.O$549];[.O437]&gt;[.O$550]);&quot;&quot;;[.O437])">
            <text:p/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float" office:value="0.0000200112956571312" calcext:value-type="float">
            <text:p>2,00112956571312E-005</text:p>
          </table:table-cell>
          <table:table-cell table:formula="of:=IF(OR([.S437]&lt;[.S$549];[.S437]&gt;[.S$550]);&quot;&quot;;[.S437])" office:value-type="float" office:value="0.00796568637923712" calcext:value-type="float">
            <text:p>0,0079656864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 office:value-type="string" office:string-value="" calcext:value-type="error">
            <text:p>#DIV/0 !</text:p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530710880146483" calcext:value-type="float">
            <text:p>0,0005307109</text:p>
          </table:table-cell>
          <table:table-cell table:formula="of:=IF(OR([.D438]&lt;[.D$549];[.D438]&gt;[.D$550]);&quot;&quot;;[.D438])" office:value-type="float" office:value="0.00315365938255643" calcext:value-type="float">
            <text:p>0,0031536594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236852770999764" calcext:value-type="float">
            <text:p>0,0236852771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>
            <text:p/>
          </table:table-cell>
          <table:table-cell table:formula="of:=IF(OR([.L438]&lt;[.L$549];[.L438]&gt;[.L$550]);&quot;&quot;;[.L438])" office:value-type="float" office:value="0.000135419311304639" calcext:value-type="float">
            <text:p>0,0001354193</text:p>
          </table:table-cell>
          <table:table-cell table:formula="of:=IF(OR([.M438]&lt;[.M$549];[.M438]&gt;[.M$550]);&quot;&quot;;[.M438])" office:value-type="float" office:value="0.000149644429857305" calcext:value-type="float">
            <text:p>0,0001496444</text:p>
          </table:table-cell>
          <table:table-cell table:formula="of:=IF(OR([.N438]&lt;[.N$549];[.N438]&gt;[.N$550]);&quot;&quot;;[.N438])" office:value-type="float" office:value="0.504211943083942" calcext:value-type="float">
            <text:p>0,5042119431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0906729490418866" calcext:value-type="float">
            <text:p>0,0090672949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 office:value-type="string" office:string-value="" calcext:value-type="error">
            <text:p>#DIV/0 !</text:p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507390445781911" calcext:value-type="float">
            <text:p>0,0005073904</text:p>
          </table:table-cell>
          <table:table-cell table:formula="of:=IF(OR([.D439]&lt;[.D$549];[.D439]&gt;[.D$550]);&quot;&quot;;[.D439])" office:value-type="float" office:value="0.00260981412452245" calcext:value-type="float">
            <text:p>0,0026098141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249242497113305" calcext:value-type="float">
            <text:p>0,0249242497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>
            <text:p/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 office:value-type="float" office:value="0.000176516427658499" calcext:value-type="float">
            <text:p>0,0001765164</text:p>
          </table:table-cell>
          <table:table-cell table:formula="of:=IF(OR([.N439]&lt;[.N$549];[.N439]&gt;[.N$550]);&quot;&quot;;[.N439])" office:value-type="float" office:value="0.506331266606965" calcext:value-type="float">
            <text:p>0,5063312666</text:p>
          </table:table-cell>
          <table:table-cell table:formula="of:=IF(OR([.O439]&lt;[.O$549];[.O439]&gt;[.O$550]);&quot;&quot;;[.O439])">
            <text:p/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 office:value-type="float" office:value="0.00741941320036565" calcext:value-type="float">
            <text:p>0,0074194132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 office:value-type="string" office:string-value="" calcext:value-type="error">
            <text:p>#DIV/0 !</text:p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524563157182853" calcext:value-type="float">
            <text:p>0,0005245632</text:p>
          </table:table-cell>
          <table:table-cell table:formula="of:=IF(OR([.D440]&lt;[.D$549];[.D440]&gt;[.D$550]);&quot;&quot;;[.D440])" office:value-type="float" office:value="0.00255854825452139" calcext:value-type="float">
            <text:p>0,0025585483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262721976711779" calcext:value-type="float">
            <text:p>0,0262721977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>
            <text:p/>
          </table:table-cell>
          <table:table-cell table:formula="of:=IF(OR([.L440]&lt;[.L$549];[.L440]&gt;[.L$550]);&quot;&quot;;[.L440])" office:value-type="float" office:value="0.0000999503911443152" calcext:value-type="float">
            <text:p>9,99503911443152E-005</text:p>
          </table:table-cell>
          <table:table-cell table:formula="of:=IF(OR([.M440]&lt;[.M$549];[.M440]&gt;[.M$550]);&quot;&quot;;[.M440])">
            <text:p/>
          </table:table-cell>
          <table:table-cell table:formula="of:=IF(OR([.N440]&lt;[.N$549];[.N440]&gt;[.N$550]);&quot;&quot;;[.N440])" office:value-type="float" office:value="0.508313945448638" calcext:value-type="float">
            <text:p>0,5083139454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0789230460787955" calcext:value-type="float">
            <text:p>0,0078923046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 office:value-type="string" office:string-value="" calcext:value-type="error">
            <text:p>#DIV/0 !</text:p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522025208186029" calcext:value-type="float">
            <text:p>0,0005220252</text:p>
          </table:table-cell>
          <table:table-cell table:formula="of:=IF(OR([.D441]&lt;[.D$549];[.D441]&gt;[.D$550]);&quot;&quot;;[.D441])" office:value-type="float" office:value="0.00252443761677209" calcext:value-type="float">
            <text:p>0,0025244376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253115490307264" calcext:value-type="float">
            <text:p>0,025311549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>
            <text:p/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117141764994071" calcext:value-type="float">
            <text:p>0,0001171418</text:p>
          </table:table-cell>
          <table:table-cell table:formula="of:=IF(OR([.N441]&lt;[.N$549];[.N441]&gt;[.N$550]);&quot;&quot;;[.N441])" office:value-type="float" office:value="0.484568960353998" calcext:value-type="float">
            <text:p>0,4845689604</text:p>
          </table:table-cell>
          <table:table-cell table:formula="of:=IF(OR([.O441]&lt;[.O$549];[.O441]&gt;[.O$550]);&quot;&quot;;[.O441])">
            <text:p/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0778104692023089" calcext:value-type="float">
            <text:p>0,0077810469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string" office:string-value="" calcext:value-type="error">
            <text:p>#DIV/0 !</text:p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495891318453347" calcext:value-type="float">
            <text:p>0,0004958913</text:p>
          </table:table-cell>
          <table:table-cell table:formula="of:=IF(OR([.D442]&lt;[.D$549];[.D442]&gt;[.D$550]);&quot;&quot;;[.D442])" office:value-type="float" office:value="0.00373765454751083" calcext:value-type="float">
            <text:p>0,0037376545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253542681080642" calcext:value-type="float">
            <text:p>0,0253542681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>
            <text:p/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121744453880186" calcext:value-type="float">
            <text:p>0,0001217445</text:p>
          </table:table-cell>
          <table:table-cell table:formula="of:=IF(OR([.N442]&lt;[.N$549];[.N442]&gt;[.N$550]);&quot;&quot;;[.N442])" office:value-type="float" office:value="0.494940849637665" calcext:value-type="float">
            <text:p>0,4949408496</text:p>
          </table:table-cell>
          <table:table-cell table:formula="of:=IF(OR([.O442]&lt;[.O$549];[.O442]&gt;[.O$550]);&quot;&quot;;[.O442])">
            <text:p/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0718538186857333" calcext:value-type="float">
            <text:p>0,0071853819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string" office:string-value="" calcext:value-type="error">
            <text:p>#DIV/0 !</text:p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40430803256982" calcext:value-type="float">
            <text:p>0,000404308</text:p>
          </table:table-cell>
          <table:table-cell table:formula="of:=IF(OR([.D443]&lt;[.D$549];[.D443]&gt;[.D$550]);&quot;&quot;;[.D443])" office:value-type="float" office:value="0.00257117887882517" calcext:value-type="float">
            <text:p>0,0025711789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270235825638077" calcext:value-type="float">
            <text:p>0,0270235826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>
            <text:p/>
          </table:table-cell>
          <table:table-cell table:formula="of:=IF(OR([.L443]&lt;[.L$549];[.L443]&gt;[.L$550]);&quot;&quot;;[.L443])" office:value-type="float" office:value="0.0000867389336442222" calcext:value-type="float">
            <text:p>8,67389336442222E-005</text:p>
          </table:table-cell>
          <table:table-cell table:formula="of:=IF(OR([.M443]&lt;[.M$549];[.M443]&gt;[.M$550]);&quot;&quot;;[.M443])">
            <text:p/>
          </table:table-cell>
          <table:table-cell table:formula="of:=IF(OR([.N443]&lt;[.N$549];[.N443]&gt;[.N$550]);&quot;&quot;;[.N443])" office:value-type="float" office:value="0.501965055764722" calcext:value-type="float">
            <text:p>0,5019650558</text:p>
          </table:table-cell>
          <table:table-cell table:formula="of:=IF(OR([.O443]&lt;[.O$549];[.O443]&gt;[.O$550]);&quot;&quot;;[.O443])" office:value-type="float" office:value="0.0000220350132588438" calcext:value-type="float">
            <text:p>0,000022035</text:p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0730957746561645" calcext:value-type="float">
            <text:p>0,0073095775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 office:value-type="string" office:string-value="" calcext:value-type="error">
            <text:p>#DIV/0 !</text:p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477374925285641" calcext:value-type="float">
            <text:p>0,0004773749</text:p>
          </table:table-cell>
          <table:table-cell table:formula="of:=IF(OR([.D444]&lt;[.D$549];[.D444]&gt;[.D$550]);&quot;&quot;;[.D444])" office:value-type="float" office:value="0.00252440719200889" calcext:value-type="float">
            <text:p>0,0025244072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259216235745403" calcext:value-type="float">
            <text:p>0,0259216236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float" office:value="0.000174549318182773" calcext:value-type="float">
            <text:p>0,0001745493</text:p>
          </table:table-cell>
          <table:table-cell table:formula="of:=IF(OR([.L444]&lt;[.L$549];[.L444]&gt;[.L$550]);&quot;&quot;;[.L444])" office:value-type="float" office:value="0.000103072149312676" calcext:value-type="float">
            <text:p>0,0001030721</text:p>
          </table:table-cell>
          <table:table-cell table:formula="of:=IF(OR([.M444]&lt;[.M$549];[.M444]&gt;[.M$550]);&quot;&quot;;[.M444])">
            <text:p/>
          </table:table-cell>
          <table:table-cell table:formula="of:=IF(OR([.N444]&lt;[.N$549];[.N444]&gt;[.N$550]);&quot;&quot;;[.N444])" office:value-type="float" office:value="0.513217968640693" calcext:value-type="float">
            <text:p>0,5132179686</text:p>
          </table:table-cell>
          <table:table-cell table:formula="of:=IF(OR([.O444]&lt;[.O$549];[.O444]&gt;[.O$550]);&quot;&quot;;[.O444])" office:value-type="float" office:value="0.0000156638255763711" calcext:value-type="float">
            <text:p>1,56638255763711E-005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float" office:value="0.0000223470578222895" calcext:value-type="float">
            <text:p>2,23470578222895E-005</text:p>
          </table:table-cell>
          <table:table-cell table:formula="of:=IF(OR([.S444]&lt;[.S$549];[.S444]&gt;[.S$550]);&quot;&quot;;[.S444])" office:value-type="float" office:value="0.00717661072775286" calcext:value-type="float">
            <text:p>0,0071766107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 office:value-type="string" office:string-value="" calcext:value-type="error">
            <text:p>#DIV/0 !</text:p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54727500595309" calcext:value-type="float">
            <text:p>0,000547275</text:p>
          </table:table-cell>
          <table:table-cell table:formula="of:=IF(OR([.D445]&lt;[.D$549];[.D445]&gt;[.D$550]);&quot;&quot;;[.D445])">
            <text:p/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273380013118322" calcext:value-type="float">
            <text:p>0,0273380013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>
            <text:p/>
          </table:table-cell>
          <table:table-cell table:formula="of:=IF(OR([.L445]&lt;[.L$549];[.L445]&gt;[.L$550]);&quot;&quot;;[.L445])" office:value-type="float" office:value="0.000115411247866453" calcext:value-type="float">
            <text:p>0,0001154112</text:p>
          </table:table-cell>
          <table:table-cell table:formula="of:=IF(OR([.M445]&lt;[.M$549];[.M445]&gt;[.M$550]);&quot;&quot;;[.M445])" office:value-type="float" office:value="0.000116088550658926" calcext:value-type="float">
            <text:p>0,0001160886</text:p>
          </table:table-cell>
          <table:table-cell table:formula="of:=IF(OR([.N445]&lt;[.N$549];[.N445]&gt;[.N$550]);&quot;&quot;;[.N445])" office:value-type="float" office:value="0.514082347644439" calcext:value-type="float">
            <text:p>0,5140823476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>
            <text:p/>
          </table:table-cell>
          <table:table-cell table:formula="of:=IF(OR([.S445]&lt;[.S$549];[.S445]&gt;[.S$550]);&quot;&quot;;[.S445])" office:value-type="float" office:value="0.00801915026578911" calcext:value-type="float">
            <text:p>0,0080191503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 office:value-type="string" office:string-value="" calcext:value-type="error">
            <text:p>#DIV/0 !</text:p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390696292841315" calcext:value-type="float">
            <text:p>0,0003906963</text:p>
          </table:table-cell>
          <table:table-cell table:formula="of:=IF(OR([.D446]&lt;[.D$549];[.D446]&gt;[.D$550]);&quot;&quot;;[.D446])" office:value-type="float" office:value="0.00318673780130674" calcext:value-type="float">
            <text:p>0,0031867378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270237468944454" calcext:value-type="float">
            <text:p>0,0270237469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>
            <text:p/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 office:value-type="float" office:value="0.000110235298387433" calcext:value-type="float">
            <text:p>0,0001102353</text:p>
          </table:table-cell>
          <table:table-cell table:formula="of:=IF(OR([.N446]&lt;[.N$549];[.N446]&gt;[.N$550]);&quot;&quot;;[.N446])" office:value-type="float" office:value="0.52227976603501" calcext:value-type="float">
            <text:p>0,522279766</text:p>
          </table:table-cell>
          <table:table-cell table:formula="of:=IF(OR([.O446]&lt;[.O$549];[.O446]&gt;[.O$550]);&quot;&quot;;[.O446])" office:value-type="float" office:value="0.0000155457127170669" calcext:value-type="float">
            <text:p>1,55457127170669E-005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float" office:value="0.0000199249465129347" calcext:value-type="float">
            <text:p>1,99249465129347E-005</text:p>
          </table:table-cell>
          <table:table-cell table:formula="of:=IF(OR([.S446]&lt;[.S$549];[.S446]&gt;[.S$550]);&quot;&quot;;[.S446])" office:value-type="float" office:value="0.00730962191521978" calcext:value-type="float">
            <text:p>0,0073096219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string" office:string-value="" calcext:value-type="error">
            <text:p>#DIV/0 !</text:p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430353750503287" calcext:value-type="float">
            <text:p>0,0004303538</text:p>
          </table:table-cell>
          <table:table-cell table:formula="of:=IF(OR([.D447]&lt;[.D$549];[.D447]&gt;[.D$550]);&quot;&quot;;[.D447])" office:value-type="float" office:value="0.0036751230502876" calcext:value-type="float">
            <text:p>0,0036751231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267149833132479" calcext:value-type="float">
            <text:p>0,0267149833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>
            <text:p/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 office:value-type="float" office:value="0.000140608378487292" calcext:value-type="float">
            <text:p>0,0001406084</text:p>
          </table:table-cell>
          <table:table-cell table:formula="of:=IF(OR([.N447]&lt;[.N$549];[.N447]&gt;[.N$550]);&quot;&quot;;[.N447])" office:value-type="float" office:value="0.549809124057668" calcext:value-type="float">
            <text:p>0,5498091241</text:p>
          </table:table-cell>
          <table:table-cell table:formula="of:=IF(OR([.O447]&lt;[.O$549];[.O447]&gt;[.O$550]);&quot;&quot;;[.O447])" office:value-type="float" office:value="0.0000346106605264586" calcext:value-type="float">
            <text:p>3,46106605264586E-005</text:p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064701895269353" calcext:value-type="float">
            <text:p>0,0064701895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string" office:string-value="" calcext:value-type="error">
            <text:p>#DIV/0 !</text:p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45152678524847" calcext:value-type="float">
            <text:p>0,0004515268</text:p>
          </table:table-cell>
          <table:table-cell table:formula="of:=IF(OR([.D448]&lt;[.D$549];[.D448]&gt;[.D$550]);&quot;&quot;;[.D448])" office:value-type="float" office:value="0.00255538661101152" calcext:value-type="float">
            <text:p>0,0025553866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256279737707253" calcext:value-type="float">
            <text:p>0,0256279738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>
            <text:p/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>
            <text:p/>
          </table:table-cell>
          <table:table-cell table:formula="of:=IF(OR([.N448]&lt;[.N$549];[.N448]&gt;[.N$550]);&quot;&quot;;[.N448])" office:value-type="float" office:value="0.568393365198932" calcext:value-type="float">
            <text:p>0,5683933652</text:p>
          </table:table-cell>
          <table:table-cell table:formula="of:=IF(OR([.O448]&lt;[.O$549];[.O448]&gt;[.O$550]);&quot;&quot;;[.O448])">
            <text:p/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>
            <text:p/>
          </table:table-cell>
          <table:table-cell table:formula="of:=IF(OR([.S448]&lt;[.S$549];[.S448]&gt;[.S$550]);&quot;&quot;;[.S448])" office:value-type="float" office:value="0.00787644067237235" calcext:value-type="float">
            <text:p>0,0078764407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 office:value-type="string" office:string-value="" calcext:value-type="error">
            <text:p>#DIV/0 !</text:p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359590469243296" calcext:value-type="float">
            <text:p>0,0003595905</text:p>
          </table:table-cell>
          <table:table-cell table:formula="of:=IF(OR([.D449]&lt;[.D$549];[.D449]&gt;[.D$550]);&quot;&quot;;[.D449])" office:value-type="float" office:value="0.00221206518810438" calcext:value-type="float">
            <text:p>0,0022120652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216552352043523" calcext:value-type="float">
            <text:p>0,0216552352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>
            <text:p/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>
            <text:p/>
          </table:table-cell>
          <table:table-cell table:formula="of:=IF(OR([.N449]&lt;[.N$549];[.N449]&gt;[.N$550]);&quot;&quot;;[.N449])" office:value-type="float" office:value="0.517519021217021" calcext:value-type="float">
            <text:p>0,5175190212</text:p>
          </table:table-cell>
          <table:table-cell table:formula="of:=IF(OR([.O449]&lt;[.O$549];[.O449]&gt;[.O$550]);&quot;&quot;;[.O449])" office:value-type="float" office:value="0.0000137257584195266" calcext:value-type="float">
            <text:p>1,37257584195266E-005</text:p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 office:value-type="float" office:value="0.00734779256374767" calcext:value-type="float">
            <text:p>0,0073477926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 office:value-type="string" office:string-value="" calcext:value-type="error">
            <text:p>#DIV/0 !</text:p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435000283535108" calcext:value-type="float">
            <text:p>0,0004350003</text:p>
          </table:table-cell>
          <table:table-cell table:formula="of:=IF(OR([.D450]&lt;[.D$549];[.D450]&gt;[.D$550]);&quot;&quot;;[.D450])" office:value-type="float" office:value="0.00302074852171634" calcext:value-type="float">
            <text:p>0,0030207485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232705431133549" calcext:value-type="float">
            <text:p>0,0232705431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>
            <text:p/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 office:value-type="float" office:value="0.000138949947487663" calcext:value-type="float">
            <text:p>0,0001389499</text:p>
          </table:table-cell>
          <table:table-cell table:formula="of:=IF(OR([.N450]&lt;[.N$549];[.N450]&gt;[.N$550]);&quot;&quot;;[.N450])" office:value-type="float" office:value="0.582093522794507" calcext:value-type="float">
            <text:p>0,5820935228</text:p>
          </table:table-cell>
          <table:table-cell table:formula="of:=IF(OR([.O450]&lt;[.O$549];[.O450]&gt;[.O$550]);&quot;&quot;;[.O450])" office:value-type="float" office:value="0.0000231887948817982" calcext:value-type="float">
            <text:p>2,31887948817982E-005</text:p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>
            <text:p/>
          </table:table-cell>
          <table:table-cell table:formula="of:=IF(OR([.S450]&lt;[.S$549];[.S450]&gt;[.S$550]);&quot;&quot;;[.S450])" office:value-type="float" office:value="0.00809584413671281" calcext:value-type="float">
            <text:p>0,0080958441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string" office:string-value="" calcext:value-type="error">
            <text:p>#DIV/0 !</text:p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383190857010246" calcext:value-type="float">
            <text:p>0,0003831909</text:p>
          </table:table-cell>
          <table:table-cell table:formula="of:=IF(OR([.D451]&lt;[.D$549];[.D451]&gt;[.D$550]);&quot;&quot;;[.D451])" office:value-type="float" office:value="0.00292156993126399" calcext:value-type="float">
            <text:p>0,0029215699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230764963103062" calcext:value-type="float">
            <text:p>0,0230764963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>
            <text:p/>
          </table:table-cell>
          <table:table-cell table:formula="of:=IF(OR([.L451]&lt;[.L$549];[.L451]&gt;[.L$550]);&quot;&quot;;[.L451])" office:value-type="float" office:value="0.000129572153529132" calcext:value-type="float">
            <text:p>0,0001295722</text:p>
          </table:table-cell>
          <table:table-cell table:formula="of:=IF(OR([.M451]&lt;[.M$549];[.M451]&gt;[.M$550]);&quot;&quot;;[.M451])" office:value-type="float" office:value="0.000105264698357743" calcext:value-type="float">
            <text:p>0,0001052647</text:p>
          </table:table-cell>
          <table:table-cell table:formula="of:=IF(OR([.N451]&lt;[.N$549];[.N451]&gt;[.N$550]);&quot;&quot;;[.N451])" office:value-type="float" office:value="0.530145659694816" calcext:value-type="float">
            <text:p>0,5301456597</text:p>
          </table:table-cell>
          <table:table-cell table:formula="of:=IF(OR([.O451]&lt;[.O$549];[.O451]&gt;[.O$550]);&quot;&quot;;[.O451])" office:value-type="float" office:value="0.0000142521568029936" calcext:value-type="float">
            <text:p>1,42521568029936E-005</text:p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 office:value-type="float" office:value="0.00840563657121846" calcext:value-type="float">
            <text:p>0,0084056366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string" office:string-value="" calcext:value-type="error">
            <text:p>#DIV/0 !</text:p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405045901904887" calcext:value-type="float">
            <text:p>0,0004050459</text:p>
          </table:table-cell>
          <table:table-cell table:formula="of:=IF(OR([.D452]&lt;[.D$549];[.D452]&gt;[.D$550]);&quot;&quot;;[.D452])" office:value-type="float" office:value="0.00315744876920935" calcext:value-type="float">
            <text:p>0,0031574488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22493965186168" calcext:value-type="float">
            <text:p>0,0224939652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>
            <text:p/>
          </table:table-cell>
          <table:table-cell table:formula="of:=IF(OR([.L452]&lt;[.L$549];[.L452]&gt;[.L$550]);&quot;&quot;;[.L452])" office:value-type="float" office:value="0.000108468995453677" calcext:value-type="float">
            <text:p>0,000108469</text:p>
          </table:table-cell>
          <table:table-cell table:formula="of:=IF(OR([.M452]&lt;[.M$549];[.M452]&gt;[.M$550]);&quot;&quot;;[.M452])" office:value-type="float" office:value="0.000109132208131201" calcext:value-type="float">
            <text:p>0,0001091322</text:p>
          </table:table-cell>
          <table:table-cell table:formula="of:=IF(OR([.N452]&lt;[.N$549];[.N452]&gt;[.N$550]);&quot;&quot;;[.N452])" office:value-type="float" office:value="0.612674252808017" calcext:value-type="float">
            <text:p>0,6126742528</text:p>
          </table:table-cell>
          <table:table-cell table:formula="of:=IF(OR([.O452]&lt;[.O$549];[.O452]&gt;[.O$550]);&quot;&quot;;[.O452])" office:value-type="float" office:value="0.0000129972823455427" calcext:value-type="float">
            <text:p>1,29972823455427E-005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>
            <text:p/>
          </table:table-cell>
          <table:table-cell table:formula="of:=IF(OR([.S452]&lt;[.S$549];[.S452]&gt;[.S$550]);&quot;&quot;;[.S452])" office:value-type="float" office:value="0.00785232569295467" calcext:value-type="float">
            <text:p>0,0078523257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 office:value-type="string" office:string-value="" calcext:value-type="error">
            <text:p>#DIV/0 !</text:p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311656939095582" calcext:value-type="float">
            <text:p>0,0003116569</text:p>
          </table:table-cell>
          <table:table-cell table:formula="of:=IF(OR([.D453]&lt;[.D$549];[.D453]&gt;[.D$550]);&quot;&quot;;[.D453])" office:value-type="float" office:value="0.0031249912735612" calcext:value-type="float">
            <text:p>0,0031249913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228663513648807" calcext:value-type="float">
            <text:p>0,0228663514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>
            <text:p/>
          </table:table-cell>
          <table:table-cell table:formula="of:=IF(OR([.L453]&lt;[.L$549];[.L453]&gt;[.L$550]);&quot;&quot;;[.L453])" office:value-type="float" office:value="0.0000895534267266342" calcext:value-type="float">
            <text:p>8,95534267266342E-005</text:p>
          </table:table-cell>
          <table:table-cell table:formula="of:=IF(OR([.M453]&lt;[.M$549];[.M453]&gt;[.M$550]);&quot;&quot;;[.M453])">
            <text:p/>
          </table:table-cell>
          <table:table-cell table:formula="of:=IF(OR([.N453]&lt;[.N$549];[.N453]&gt;[.N$550]);&quot;&quot;;[.N453])" office:value-type="float" office:value="0.507077390793076" calcext:value-type="float">
            <text:p>0,5070773908</text:p>
          </table:table-cell>
          <table:table-cell table:formula="of:=IF(OR([.O453]&lt;[.O$549];[.O453]&gt;[.O$550]);&quot;&quot;;[.O453])" office:value-type="float" office:value="0.0000128636747192584" calcext:value-type="float">
            <text:p>1,28636747192584E-005</text:p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 office:value-type="float" office:value="0.0077716064649842" calcext:value-type="float">
            <text:p>0,0077716065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 office:value-type="string" office:string-value="" calcext:value-type="error">
            <text:p>#DIV/0 !</text:p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326174756787114" calcext:value-type="float">
            <text:p>0,0003261748</text:p>
          </table:table-cell>
          <table:table-cell table:formula="of:=IF(OR([.D454]&lt;[.D$549];[.D454]&gt;[.D$550]);&quot;&quot;;[.D454])" office:value-type="float" office:value="0.00317887199016539" calcext:value-type="float">
            <text:p>0,003178872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float" office:value="0.0244886580816562" calcext:value-type="float">
            <text:p>0,0244886581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>
            <text:p/>
          </table:table-cell>
          <table:table-cell table:formula="of:=IF(OR([.L454]&lt;[.L$549];[.L454]&gt;[.L$550]);&quot;&quot;;[.L454])">
            <text:p/>
          </table:table-cell>
          <table:table-cell table:formula="of:=IF(OR([.M454]&lt;[.M$549];[.M454]&gt;[.M$550]);&quot;&quot;;[.M454])">
            <text:p/>
          </table:table-cell>
          <table:table-cell table:formula="of:=IF(OR([.N454]&lt;[.N$549];[.N454]&gt;[.N$550]);&quot;&quot;;[.N454])" office:value-type="float" office:value="0.538937290190425" calcext:value-type="float">
            <text:p>0,5389372902</text:p>
          </table:table-cell>
          <table:table-cell table:formula="of:=IF(OR([.O454]&lt;[.O$549];[.O454]&gt;[.O$550]);&quot;&quot;;[.O454])" office:value-type="float" office:value="0.0000187440496483899" calcext:value-type="float">
            <text:p>0,000018744</text:p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>
            <text:p/>
          </table:table-cell>
          <table:table-cell table:formula="of:=IF(OR([.S454]&lt;[.S$549];[.S454]&gt;[.S$550]);&quot;&quot;;[.S454])" office:value-type="float" office:value="0.00790560355132545" calcext:value-type="float">
            <text:p>0,0079056036</text:p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 office:value-type="string" office:string-value="" calcext:value-type="error">
            <text:p>#DIV/0 !</text:p>
          </table:table-cell>
          <table:table-cell table:formula="of:=IF(OR([.V454]&lt;[.V$549];[.V454]&gt;[.V$550]);&quot;&quot;;[.V454]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 office:value-type="float" office:value="0.000401005535466286" calcext:value-type="float">
            <text:p>0,0004010055</text:p>
          </table:table-cell>
          <table:table-cell table:formula="of:=IF(OR([.D455]&lt;[.D$549];[.D455]&gt;[.D$550]);&quot;&quot;;[.D455])" office:value-type="float" office:value="0.00267005377996455" calcext:value-type="float">
            <text:p>0,0026700538</text:p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 office:value-type="string" office:string-value="" calcext:value-type="error">
            <text:p>#DIV/0 !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 office:value-type="string" office:string-value="" calcext:value-type="error">
            <text:p>#DIV/0 !</text:p>
          </table:table-cell>
          <table:table-cell table:formula="of:=IF(OR([.I455]&lt;[.I$549];[.I455]&gt;[.I$550]);&quot;&quot;;[.I455])" office:value-type="float" office:value="0.0248539312986439" calcext:value-type="float">
            <text:p>0,0248539313</text:p>
          </table:table-cell>
          <table:table-cell table:formula="of:=IF(OR([.J455]&lt;[.J$549];[.J455]&gt;[.J$550]);&quot;&quot;;[.J455])" office:value-type="string" office:string-value="" calcext:value-type="error">
            <text:p>#DIV/0 !</text:p>
          </table:table-cell>
          <table:table-cell table:formula="of:=IF(OR([.K455]&lt;[.K$549];[.K455]&gt;[.K$550]);&quot;&quot;;[.K455])">
            <text:p/>
          </table:table-cell>
          <table:table-cell table:formula="of:=IF(OR([.L455]&lt;[.L$549];[.L455]&gt;[.L$550]);&quot;&quot;;[.L455])">
            <text:p/>
          </table:table-cell>
          <table:table-cell table:formula="of:=IF(OR([.M455]&lt;[.M$549];[.M455]&gt;[.M$550]);&quot;&quot;;[.M455])">
            <text:p/>
          </table:table-cell>
          <table:table-cell table:formula="of:=IF(OR([.N455]&lt;[.N$549];[.N455]&gt;[.N$550]);&quot;&quot;;[.N455])" office:value-type="float" office:value="0.613972866155086" calcext:value-type="float">
            <text:p>0,6139728662</text:p>
          </table:table-cell>
          <table:table-cell table:formula="of:=IF(OR([.O455]&lt;[.O$549];[.O455]&gt;[.O$550]);&quot;&quot;;[.O455])">
            <text:p/>
          </table:table-cell>
          <table:table-cell table:formula="of:=IF(OR([.P455]&lt;[.P$549];[.P455]&gt;[.P$550]);&quot;&quot;;[.P455])" office:value-type="string" office:string-value="" calcext:value-type="error">
            <text:p>#DIV/0 !</text:p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>
            <text:p/>
          </table:table-cell>
          <table:table-cell table:formula="of:=IF(OR([.S455]&lt;[.S$549];[.S455]&gt;[.S$550]);&quot;&quot;;[.S455])" office:value-type="float" office:value="0.00759066788497059" calcext:value-type="float">
            <text:p>0,0075906679</text:p>
          </table:table-cell>
          <table:table-cell table:formula="of:=IF(OR([.T455]&lt;[.T$549];[.T455]&gt;[.T$550]);&quot;&quot;;[.T455])" office:value-type="string" office:string-value="" calcext:value-type="error">
            <text:p>#DIV/0 !</text:p>
          </table:table-cell>
          <table:table-cell table:formula="of:=IF(OR([.U455]&lt;[.U$549];[.U455]&gt;[.U$550]);&quot;&quot;;[.U455])" office:value-type="string" office:string-value="" calcext:value-type="error">
            <text:p>#DIV/0 !</text:p>
          </table:table-cell>
          <table:table-cell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float" office:value="0.000312795441411976" calcext:value-type="float">
            <text:p>0,0003127954</text:p>
          </table:table-cell>
          <table:table-cell table:formula="of:=IF(OR([.D456]&lt;[.D$549];[.D456]&gt;[.D$550]);&quot;&quot;;[.D456])" office:value-type="float" office:value="0.00253058555045348" calcext:value-type="float">
            <text:p>0,0025305856</text:p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 office:value-type="string" office:string-value="" calcext:value-type="error">
            <text:p>#DIV/0 !</text:p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 office:value-type="string" office:string-value="" calcext:value-type="error">
            <text:p>#DIV/0 !</text:p>
          </table:table-cell>
          <table:table-cell table:formula="of:=IF(OR([.I456]&lt;[.I$549];[.I456]&gt;[.I$550]);&quot;&quot;;[.I456])" office:value-type="float" office:value="0.0235557050903847" calcext:value-type="float">
            <text:p>0,0235557051</text:p>
          </table:table-cell>
          <table:table-cell table:formula="of:=IF(OR([.J456]&lt;[.J$549];[.J456]&gt;[.J$550]);&quot;&quot;;[.J456])" office:value-type="string" office:string-value="" calcext:value-type="error">
            <text:p>#DIV/0 !</text:p>
          </table:table-cell>
          <table:table-cell table:formula="of:=IF(OR([.K456]&lt;[.K$549];[.K456]&gt;[.K$550]);&quot;&quot;;[.K456])">
            <text:p/>
          </table:table-cell>
          <table:table-cell table:formula="of:=IF(OR([.L456]&lt;[.L$549];[.L456]&gt;[.L$550]);&quot;&quot;;[.L456])">
            <text:p/>
          </table:table-cell>
          <table:table-cell table:formula="of:=IF(OR([.M456]&lt;[.M$549];[.M456]&gt;[.M$550]);&quot;&quot;;[.M456])" office:value-type="float" office:value="0.000175668809653072" calcext:value-type="float">
            <text:p>0,0001756688</text:p>
          </table:table-cell>
          <table:table-cell table:formula="of:=IF(OR([.N456]&lt;[.N$549];[.N456]&gt;[.N$550]);&quot;&quot;;[.N456])" office:value-type="float" office:value="0.503072950787465" calcext:value-type="float">
            <text:p>0,5030729508</text:p>
          </table:table-cell>
          <table:table-cell table:formula="of:=IF(OR([.O456]&lt;[.O$549];[.O456]&gt;[.O$550]);&quot;&quot;;[.O456])" office:value-type="float" office:value="0.000021285152925547" calcext:value-type="float">
            <text:p>2,1285152925547E-005</text:p>
          </table:table-cell>
          <table:table-cell table:formula="of:=IF(OR([.P456]&lt;[.P$549];[.P456]&gt;[.P$550]);&quot;&quot;;[.P456])" office:value-type="string" office:string-value="" calcext:value-type="error">
            <text:p>#DIV/0 !</text:p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>
            <text:p/>
          </table:table-cell>
          <table:table-cell table:formula="of:=IF(OR([.S456]&lt;[.S$549];[.S456]&gt;[.S$550]);&quot;&quot;;[.S456])" office:value-type="float" office:value="0.00779999663010667" calcext:value-type="float">
            <text:p>0,0077999966</text:p>
          </table:table-cell>
          <table:table-cell table:formula="of:=IF(OR([.T456]&lt;[.T$549];[.T456]&gt;[.T$550]);&quot;&quot;;[.T456])" office:value-type="string" office:string-value="" calcext:value-type="error">
            <text:p>#DIV/0 !</text:p>
          </table:table-cell>
          <table:table-cell table:formula="of:=IF(OR([.U456]&lt;[.U$549];[.U456]&gt;[.U$550]);&quot;&quot;;[.U456])" office:value-type="string" office:string-value="" calcext:value-type="error">
            <text:p>#DIV/0 !</text:p>
          </table:table-cell>
          <table:table-cell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float" office:value="0.000314127606302057" calcext:value-type="float">
            <text:p>0,0003141276</text:p>
          </table:table-cell>
          <table:table-cell table:formula="of:=IF(OR([.D457]&lt;[.D$549];[.D457]&gt;[.D$550]);&quot;&quot;;[.D457])" office:value-type="float" office:value="0.00254136306436623" calcext:value-type="float">
            <text:p>0,0025413631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 office:value-type="string" office:string-value="" calcext:value-type="error">
            <text:p>#DIV/0 !</text:p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 office:value-type="string" office:string-value="" calcext:value-type="error">
            <text:p>#DIV/0 !</text:p>
          </table:table-cell>
          <table:table-cell table:formula="of:=IF(OR([.I457]&lt;[.I$549];[.I457]&gt;[.I$550]);&quot;&quot;;[.I457])" office:value-type="float" office:value="0.0218308215740058" calcext:value-type="float">
            <text:p>0,0218308216</text:p>
          </table:table-cell>
          <table:table-cell table:formula="of:=IF(OR([.J457]&lt;[.J$549];[.J457]&gt;[.J$550]);&quot;&quot;;[.J457])" office:value-type="string" office:string-value="" calcext:value-type="error">
            <text:p>#DIV/0 !</text:p>
          </table:table-cell>
          <table:table-cell table:formula="of:=IF(OR([.K457]&lt;[.K$549];[.K457]&gt;[.K$550]);&quot;&quot;;[.K457])">
            <text:p/>
          </table:table-cell>
          <table:table-cell table:formula="of:=IF(OR([.L457]&lt;[.L$549];[.L457]&gt;[.L$550]);&quot;&quot;;[.L457])">
            <text:p/>
          </table:table-cell>
          <table:table-cell table:formula="of:=IF(OR([.M457]&lt;[.M$549];[.M457]&gt;[.M$550]);&quot;&quot;;[.M457])">
            <text:p/>
          </table:table-cell>
          <table:table-cell table:formula="of:=IF(OR([.N457]&lt;[.N$549];[.N457]&gt;[.N$550]);&quot;&quot;;[.N457])" office:value-type="float" office:value="0.524460429565247" calcext:value-type="float">
            <text:p>0,5244604296</text:p>
          </table:table-cell>
          <table:table-cell table:formula="of:=IF(OR([.O457]&lt;[.O$549];[.O457]&gt;[.O$550]);&quot;&quot;;[.O457])" office:value-type="float" office:value="0.0000230578347909866" calcext:value-type="float">
            <text:p>2,30578347909866E-005</text:p>
          </table:table-cell>
          <table:table-cell table:formula="of:=IF(OR([.P457]&lt;[.P$549];[.P457]&gt;[.P$550]);&quot;&quot;;[.P457])" office:value-type="string" office:string-value="" calcext:value-type="error">
            <text:p>#DIV/0 !</text:p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>
            <text:p/>
          </table:table-cell>
          <table:table-cell table:formula="of:=IF(OR([.S457]&lt;[.S$549];[.S457]&gt;[.S$550]);&quot;&quot;;[.S457])" office:value-type="float" office:value="0.00661639032643626" calcext:value-type="float">
            <text:p>0,0066163903</text:p>
          </table:table-cell>
          <table:table-cell table:formula="of:=IF(OR([.T457]&lt;[.T$549];[.T457]&gt;[.T$550]);&quot;&quot;;[.T457])" office:value-type="string" office:string-value="" calcext:value-type="error">
            <text:p>#DIV/0 !</text:p>
          </table:table-cell>
          <table:table-cell table:formula="of:=IF(OR([.U457]&lt;[.U$549];[.U457]&gt;[.U$550]);&quot;&quot;;[.U457])" office:value-type="string" office:string-value="" calcext:value-type="error">
            <text:p>#DIV/0 !</text:p>
          </table:table-cell>
          <table:table-cell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float" office:value="0.000276829588562921" calcext:value-type="float">
            <text:p>0,0002768296</text:p>
          </table:table-cell>
          <table:table-cell table:formula="of:=IF(OR([.D458]&lt;[.D$549];[.D458]&gt;[.D$550]);&quot;&quot;;[.D458])" office:value-type="float" office:value="0.00261311196974394" calcext:value-type="float">
            <text:p>0,002613112</text:p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 office:value-type="string" office:string-value="" calcext:value-type="error">
            <text:p>#DIV/0 !</text:p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 office:value-type="string" office:string-value="" calcext:value-type="error">
            <text:p>#DIV/0 !</text:p>
          </table:table-cell>
          <table:table-cell table:formula="of:=IF(OR([.I458]&lt;[.I$549];[.I458]&gt;[.I$550]);&quot;&quot;;[.I458])" office:value-type="float" office:value="0.0211897301339135" calcext:value-type="float">
            <text:p>0,0211897301</text:p>
          </table:table-cell>
          <table:table-cell table:formula="of:=IF(OR([.J458]&lt;[.J$549];[.J458]&gt;[.J$550]);&quot;&quot;;[.J458])" office:value-type="string" office:string-value="" calcext:value-type="error">
            <text:p>#DIV/0 !</text:p>
          </table:table-cell>
          <table:table-cell table:formula="of:=IF(OR([.K458]&lt;[.K$549];[.K458]&gt;[.K$550]);&quot;&quot;;[.K458])">
            <text:p/>
          </table:table-cell>
          <table:table-cell table:formula="of:=IF(OR([.L458]&lt;[.L$549];[.L458]&gt;[.L$550]);&quot;&quot;;[.L458])">
            <text:p/>
          </table:table-cell>
          <table:table-cell table:formula="of:=IF(OR([.M458]&lt;[.M$549];[.M458]&gt;[.M$550]);&quot;&quot;;[.M458])">
            <text:p/>
          </table:table-cell>
          <table:table-cell table:formula="of:=IF(OR([.N458]&lt;[.N$549];[.N458]&gt;[.N$550]);&quot;&quot;;[.N458])" office:value-type="float" office:value="0.520168184359368" calcext:value-type="float">
            <text:p>0,5201681844</text:p>
          </table:table-cell>
          <table:table-cell table:formula="of:=IF(OR([.O458]&lt;[.O$549];[.O458]&gt;[.O$550]);&quot;&quot;;[.O458])">
            <text:p/>
          </table:table-cell>
          <table:table-cell table:formula="of:=IF(OR([.P458]&lt;[.P$549];[.P458]&gt;[.P$550]);&quot;&quot;;[.P458])" office:value-type="string" office:string-value="" calcext:value-type="error">
            <text:p>#DIV/0 !</text:p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>
            <text:p/>
          </table:table-cell>
          <table:table-cell table:formula="of:=IF(OR([.S458]&lt;[.S$549];[.S458]&gt;[.S$550]);&quot;&quot;;[.S458])" office:value-type="float" office:value="0.00742878860995486" calcext:value-type="float">
            <text:p>0,0074287886</text:p>
          </table:table-cell>
          <table:table-cell table:formula="of:=IF(OR([.T458]&lt;[.T$549];[.T458]&gt;[.T$550]);&quot;&quot;;[.T458])" office:value-type="string" office:string-value="" calcext:value-type="error">
            <text:p>#DIV/0 !</text:p>
          </table:table-cell>
          <table:table-cell table:formula="of:=IF(OR([.U458]&lt;[.U$549];[.U458]&gt;[.U$550]);&quot;&quot;;[.U458])" office:value-type="string" office:string-value="" calcext:value-type="error">
            <text:p>#DIV/0 !</text:p>
          </table:table-cell>
          <table:table-cell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 office:value-type="float" office:value="0.000344204266292713" calcext:value-type="float">
            <text:p>0,0003442043</text:p>
          </table:table-cell>
          <table:table-cell table:formula="of:=IF(OR([.D459]&lt;[.D$549];[.D459]&gt;[.D$550]);&quot;&quot;;[.D459])">
            <text:p/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 office:value-type="string" office:string-value="" calcext:value-type="error">
            <text:p>#DIV/0 !</text:p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 office:value-type="string" office:string-value="" calcext:value-type="error">
            <text:p>#DIV/0 !</text:p>
          </table:table-cell>
          <table:table-cell table:formula="of:=IF(OR([.I459]&lt;[.I$549];[.I459]&gt;[.I$550]);&quot;&quot;;[.I459])" office:value-type="float" office:value="0.0210644870569622" calcext:value-type="float">
            <text:p>0,0210644871</text:p>
          </table:table-cell>
          <table:table-cell table:formula="of:=IF(OR([.J459]&lt;[.J$549];[.J459]&gt;[.J$550]);&quot;&quot;;[.J459])" office:value-type="string" office:string-value="" calcext:value-type="error">
            <text:p>#DIV/0 !</text:p>
          </table:table-cell>
          <table:table-cell table:formula="of:=IF(OR([.K459]&lt;[.K$549];[.K459]&gt;[.K$550]);&quot;&quot;;[.K459])">
            <text:p/>
          </table:table-cell>
          <table:table-cell table:formula="of:=IF(OR([.L459]&lt;[.L$549];[.L459]&gt;[.L$550]);&quot;&quot;;[.L459])">
            <text:p/>
          </table:table-cell>
          <table:table-cell table:formula="of:=IF(OR([.M459]&lt;[.M$549];[.M459]&gt;[.M$550]);&quot;&quot;;[.M459])" office:value-type="float" office:value="0.000120575397975345" calcext:value-type="float">
            <text:p>0,0001205754</text:p>
          </table:table-cell>
          <table:table-cell table:formula="of:=IF(OR([.N459]&lt;[.N$549];[.N459]&gt;[.N$550]);&quot;&quot;;[.N459])" office:value-type="float" office:value="0.540109449418211" calcext:value-type="float">
            <text:p>0,5401094494</text:p>
          </table:table-cell>
          <table:table-cell table:formula="of:=IF(OR([.O459]&lt;[.O$549];[.O459]&gt;[.O$550]);&quot;&quot;;[.O459])">
            <text:p/>
          </table:table-cell>
          <table:table-cell table:formula="of:=IF(OR([.P459]&lt;[.P$549];[.P459]&gt;[.P$550]);&quot;&quot;;[.P459])" office:value-type="string" office:string-value="" calcext:value-type="error">
            <text:p>#DIV/0 !</text:p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>
            <text:p/>
          </table:table-cell>
          <table:table-cell table:formula="of:=IF(OR([.S459]&lt;[.S$549];[.S459]&gt;[.S$550]);&quot;&quot;;[.S459])" office:value-type="float" office:value="0.00614290750033092" calcext:value-type="float">
            <text:p>0,0061429075</text:p>
          </table:table-cell>
          <table:table-cell table:formula="of:=IF(OR([.T459]&lt;[.T$549];[.T459]&gt;[.T$550]);&quot;&quot;;[.T459])" office:value-type="string" office:string-value="" calcext:value-type="error">
            <text:p>#DIV/0 !</text:p>
          </table:table-cell>
          <table:table-cell table:formula="of:=IF(OR([.U459]&lt;[.U$549];[.U459]&gt;[.U$550]);&quot;&quot;;[.U459])" office:value-type="string" office:string-value="" calcext:value-type="error">
            <text:p>#DIV/0 !</text:p>
          </table:table-cell>
          <table:table-cell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float" office:value="0.000298342097605219" calcext:value-type="float">
            <text:p>0,0002983421</text:p>
          </table:table-cell>
          <table:table-cell table:formula="of:=IF(OR([.D460]&lt;[.D$549];[.D460]&gt;[.D$550]);&quot;&quot;;[.D460])" office:value-type="float" office:value="0.00204002359966852" calcext:value-type="float">
            <text:p>0,0020400236</text:p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 office:value-type="string" office:string-value="" calcext:value-type="error">
            <text:p>#DIV/0 !</text:p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 office:value-type="string" office:string-value="" calcext:value-type="error">
            <text:p>#DIV/0 !</text:p>
          </table:table-cell>
          <table:table-cell table:formula="of:=IF(OR([.I460]&lt;[.I$549];[.I460]&gt;[.I$550]);&quot;&quot;;[.I460])" office:value-type="float" office:value="0.0204587286459078" calcext:value-type="float">
            <text:p>0,0204587286</text:p>
          </table:table-cell>
          <table:table-cell table:formula="of:=IF(OR([.J460]&lt;[.J$549];[.J460]&gt;[.J$550]);&quot;&quot;;[.J460])" office:value-type="string" office:string-value="" calcext:value-type="error">
            <text:p>#DIV/0 !</text:p>
          </table:table-cell>
          <table:table-cell table:formula="of:=IF(OR([.K460]&lt;[.K$549];[.K460]&gt;[.K$550]);&quot;&quot;;[.K460])">
            <text:p/>
          </table:table-cell>
          <table:table-cell table:formula="of:=IF(OR([.L460]&lt;[.L$549];[.L460]&gt;[.L$550]);&quot;&quot;;[.L460])" office:value-type="float" office:value="0.000114150905023003" calcext:value-type="float">
            <text:p>0,0001141509</text:p>
          </table:table-cell>
          <table:table-cell table:formula="of:=IF(OR([.M460]&lt;[.M$549];[.M460]&gt;[.M$550]);&quot;&quot;;[.M460])">
            <text:p/>
          </table:table-cell>
          <table:table-cell table:formula="of:=IF(OR([.N460]&lt;[.N$549];[.N460]&gt;[.N$550]);&quot;&quot;;[.N460])" office:value-type="float" office:value="0.553380297003483" calcext:value-type="float">
            <text:p>0,553380297</text:p>
          </table:table-cell>
          <table:table-cell table:formula="of:=IF(OR([.O460]&lt;[.O$549];[.O460]&gt;[.O$550]);&quot;&quot;;[.O460])" office:value-type="float" office:value="0.0000343943878205487" calcext:value-type="float">
            <text:p>3,43943878205487E-005</text:p>
          </table:table-cell>
          <table:table-cell table:formula="of:=IF(OR([.P460]&lt;[.P$549];[.P460]&gt;[.P$550]);&quot;&quot;;[.P460])" office:value-type="string" office:string-value="" calcext:value-type="error">
            <text:p>#DIV/0 !</text:p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 office:value-type="float" office:value="0.000034986119223913" calcext:value-type="float">
            <text:p>3,4986119223913E-005</text:p>
          </table:table-cell>
          <table:table-cell table:formula="of:=IF(OR([.S460]&lt;[.S$549];[.S460]&gt;[.S$550]);&quot;&quot;;[.S460])" office:value-type="float" office:value="0.00634075702589027" calcext:value-type="float">
            <text:p>0,006340757</text:p>
          </table:table-cell>
          <table:table-cell table:formula="of:=IF(OR([.T460]&lt;[.T$549];[.T460]&gt;[.T$550]);&quot;&quot;;[.T460])" office:value-type="string" office:string-value="" calcext:value-type="error">
            <text:p>#DIV/0 !</text:p>
          </table:table-cell>
          <table:table-cell table:formula="of:=IF(OR([.U460]&lt;[.U$549];[.U460]&gt;[.U$550]);&quot;&quot;;[.U460])" office:value-type="string" office:string-value="" calcext:value-type="error">
            <text:p>#DIV/0 !</text:p>
          </table:table-cell>
          <table:table-cell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 office:value-type="float" office:value="0.000250085773762073" calcext:value-type="float">
            <text:p>0,0002500858</text:p>
          </table:table-cell>
          <table:table-cell table:formula="of:=IF(OR([.D461]&lt;[.D$549];[.D461]&gt;[.D$550]);&quot;&quot;;[.D461])" office:value-type="float" office:value="0.00253057023553815" calcext:value-type="float">
            <text:p>0,0025305702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 office:value-type="string" office:string-value="" calcext:value-type="error">
            <text:p>#DIV/0 !</text:p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 office:value-type="string" office:string-value="" calcext:value-type="error">
            <text:p>#DIV/0 !</text:p>
          </table:table-cell>
          <table:table-cell table:formula="of:=IF(OR([.I461]&lt;[.I$549];[.I461]&gt;[.I$550]);&quot;&quot;;[.I461])" office:value-type="float" office:value="0.0186968935856992" calcext:value-type="float">
            <text:p>0,0186968936</text:p>
          </table:table-cell>
          <table:table-cell table:formula="of:=IF(OR([.J461]&lt;[.J$549];[.J461]&gt;[.J$550]);&quot;&quot;;[.J461])" office:value-type="string" office:string-value="" calcext:value-type="error">
            <text:p>#DIV/0 !</text:p>
          </table:table-cell>
          <table:table-cell table:formula="of:=IF(OR([.K461]&lt;[.K$549];[.K461]&gt;[.K$550]);&quot;&quot;;[.K461])">
            <text:p/>
          </table:table-cell>
          <table:table-cell table:formula="of:=IF(OR([.L461]&lt;[.L$549];[.L461]&gt;[.L$550]);&quot;&quot;;[.L461])">
            <text:p/>
          </table:table-cell>
          <table:table-cell table:formula="of:=IF(OR([.M461]&lt;[.M$549];[.M461]&gt;[.M$550]);&quot;&quot;;[.M461])" office:value-type="float" office:value="0.000154340850230553" calcext:value-type="float">
            <text:p>0,0001543409</text:p>
          </table:table-cell>
          <table:table-cell table:formula="of:=IF(OR([.N461]&lt;[.N$549];[.N461]&gt;[.N$550]);&quot;&quot;;[.N461])" office:value-type="float" office:value="0.535023358478563" calcext:value-type="float">
            <text:p>0,5350233585</text:p>
          </table:table-cell>
          <table:table-cell table:formula="of:=IF(OR([.O461]&lt;[.O$549];[.O461]&gt;[.O$550]);&quot;&quot;;[.O461])" office:value-type="float" office:value="0.0000268679812528319" calcext:value-type="float">
            <text:p>0,000026868</text:p>
          </table:table-cell>
          <table:table-cell table:formula="of:=IF(OR([.P461]&lt;[.P$549];[.P461]&gt;[.P$550]);&quot;&quot;;[.P461])" office:value-type="string" office:string-value="" calcext:value-type="error">
            <text:p>#DIV/0 !</text:p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>
            <text:p/>
          </table:table-cell>
          <table:table-cell table:formula="of:=IF(OR([.S461]&lt;[.S$549];[.S461]&gt;[.S$550]);&quot;&quot;;[.S461])" office:value-type="float" office:value="0.00598247355663055" calcext:value-type="float">
            <text:p>0,0059824736</text:p>
          </table:table-cell>
          <table:table-cell table:formula="of:=IF(OR([.T461]&lt;[.T$549];[.T461]&gt;[.T$550]);&quot;&quot;;[.T461])" office:value-type="string" office:string-value="" calcext:value-type="error">
            <text:p>#DIV/0 !</text:p>
          </table:table-cell>
          <table:table-cell table:formula="of:=IF(OR([.U461]&lt;[.U$549];[.U461]&gt;[.U$550]);&quot;&quot;;[.U461])" office:value-type="string" office:string-value="" calcext:value-type="error">
            <text:p>#DIV/0 !</text:p>
          </table:table-cell>
          <table:table-cell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float" office:value="0.000268693312863381" calcext:value-type="float">
            <text:p>0,0002686933</text:p>
          </table:table-cell>
          <table:table-cell table:formula="of:=IF(OR([.D462]&lt;[.D$549];[.D462]&gt;[.D$550]);&quot;&quot;;[.D462])" office:value-type="float" office:value="0.002536732836393" calcext:value-type="float">
            <text:p>0,0025367328</text:p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 office:value-type="string" office:string-value="" calcext:value-type="error">
            <text:p>#DIV/0 !</text:p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 office:value-type="string" office:string-value="" calcext:value-type="error">
            <text:p>#DIV/0 !</text:p>
          </table:table-cell>
          <table:table-cell table:formula="of:=IF(OR([.I462]&lt;[.I$549];[.I462]&gt;[.I$550]);&quot;&quot;;[.I462])" office:value-type="float" office:value="0.0181351322445911" calcext:value-type="float">
            <text:p>0,0181351322</text:p>
          </table:table-cell>
          <table:table-cell table:formula="of:=IF(OR([.J462]&lt;[.J$549];[.J462]&gt;[.J$550]);&quot;&quot;;[.J462])" office:value-type="string" office:string-value="" calcext:value-type="error">
            <text:p>#DIV/0 !</text:p>
          </table:table-cell>
          <table:table-cell table:formula="of:=IF(OR([.K462]&lt;[.K$549];[.K462]&gt;[.K$550]);&quot;&quot;;[.K462])">
            <text:p/>
          </table:table-cell>
          <table:table-cell table:formula="of:=IF(OR([.L462]&lt;[.L$549];[.L462]&gt;[.L$550]);&quot;&quot;;[.L462])">
            <text:p/>
          </table:table-cell>
          <table:table-cell table:formula="of:=IF(OR([.M462]&lt;[.M$549];[.M462]&gt;[.M$550]);&quot;&quot;;[.M462])">
            <text:p/>
          </table:table-cell>
          <table:table-cell table:formula="of:=IF(OR([.N462]&lt;[.N$549];[.N462]&gt;[.N$550]);&quot;&quot;;[.N462])" office:value-type="float" office:value="0.567549494936267" calcext:value-type="float">
            <text:p>0,5675494949</text:p>
          </table:table-cell>
          <table:table-cell table:formula="of:=IF(OR([.O462]&lt;[.O$549];[.O462]&gt;[.O$550]);&quot;&quot;;[.O462])" office:value-type="float" office:value="0.0000249410389138971" calcext:value-type="float">
            <text:p>0,000024941</text:p>
          </table:table-cell>
          <table:table-cell table:formula="of:=IF(OR([.P462]&lt;[.P$549];[.P462]&gt;[.P$550]);&quot;&quot;;[.P462])" office:value-type="string" office:string-value="" calcext:value-type="error">
            <text:p>#DIV/0 !</text:p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>
            <text:p/>
          </table:table-cell>
          <table:table-cell table:formula="of:=IF(OR([.S462]&lt;[.S$549];[.S462]&gt;[.S$550]);&quot;&quot;;[.S462])" office:value-type="float" office:value="0.00538974927498054" calcext:value-type="float">
            <text:p>0,0053897493</text:p>
          </table:table-cell>
          <table:table-cell table:formula="of:=IF(OR([.T462]&lt;[.T$549];[.T462]&gt;[.T$550]);&quot;&quot;;[.T462])" office:value-type="string" office:string-value="" calcext:value-type="error">
            <text:p>#DIV/0 !</text:p>
          </table:table-cell>
          <table:table-cell table:formula="of:=IF(OR([.U462]&lt;[.U$549];[.U462]&gt;[.U$550]);&quot;&quot;;[.U462])" office:value-type="string" office:string-value="" calcext:value-type="error">
            <text:p>#DIV/0 !</text:p>
          </table:table-cell>
          <table:table-cell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 office:value-type="float" office:value="0.000223101679655099" calcext:value-type="float">
            <text:p>0,0002231017</text:p>
          </table:table-cell>
          <table:table-cell table:formula="of:=IF(OR([.D463]&lt;[.D$549];[.D463]&gt;[.D$550]);&quot;&quot;;[.D463])" office:value-type="float" office:value="0.0024793652074149" calcext:value-type="float">
            <text:p>0,0024793652</text:p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 office:value-type="string" office:string-value="" calcext:value-type="error">
            <text:p>#DIV/0 !</text:p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 office:value-type="string" office:string-value="" calcext:value-type="error">
            <text:p>#DIV/0 !</text:p>
          </table:table-cell>
          <table:table-cell table:formula="of:=IF(OR([.I463]&lt;[.I$549];[.I463]&gt;[.I$550]);&quot;&quot;;[.I463])" office:value-type="float" office:value="0.0171314291494344" calcext:value-type="float">
            <text:p>0,0171314291</text:p>
          </table:table-cell>
          <table:table-cell table:formula="of:=IF(OR([.J463]&lt;[.J$549];[.J463]&gt;[.J$550]);&quot;&quot;;[.J463])" office:value-type="string" office:string-value="" calcext:value-type="error">
            <text:p>#DIV/0 !</text:p>
          </table:table-cell>
          <table:table-cell table:formula="of:=IF(OR([.K463]&lt;[.K$549];[.K463]&gt;[.K$550]);&quot;&quot;;[.K463])">
            <text:p/>
          </table:table-cell>
          <table:table-cell table:formula="of:=IF(OR([.L463]&lt;[.L$549];[.L463]&gt;[.L$550]);&quot;&quot;;[.L463])">
            <text:p/>
          </table:table-cell>
          <table:table-cell table:formula="of:=IF(OR([.M463]&lt;[.M$549];[.M463]&gt;[.M$550]);&quot;&quot;;[.M463])">
            <text:p/>
          </table:table-cell>
          <table:table-cell table:formula="of:=IF(OR([.N463]&lt;[.N$549];[.N463]&gt;[.N$550]);&quot;&quot;;[.N463])" office:value-type="float" office:value="0.50793830417649" calcext:value-type="float">
            <text:p>0,5079383042</text:p>
          </table:table-cell>
          <table:table-cell table:formula="of:=IF(OR([.O463]&lt;[.O$549];[.O463]&gt;[.O$550]);&quot;&quot;;[.O463])" office:value-type="float" office:value="0.0000181193363945795" calcext:value-type="float">
            <text:p>1,81193363945795E-005</text:p>
          </table:table-cell>
          <table:table-cell table:formula="of:=IF(OR([.P463]&lt;[.P$549];[.P463]&gt;[.P$550]);&quot;&quot;;[.P463])" office:value-type="string" office:string-value="" calcext:value-type="error">
            <text:p>#DIV/0 !</text:p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>
            <text:p/>
          </table:table-cell>
          <table:table-cell table:formula="of:=IF(OR([.S463]&lt;[.S$549];[.S463]&gt;[.S$550]);&quot;&quot;;[.S463])" office:value-type="float" office:value="0.0058614207115398" calcext:value-type="float">
            <text:p>0,0058614207</text:p>
          </table:table-cell>
          <table:table-cell table:formula="of:=IF(OR([.T463]&lt;[.T$549];[.T463]&gt;[.T$550]);&quot;&quot;;[.T463])" office:value-type="string" office:string-value="" calcext:value-type="error">
            <text:p>#DIV/0 !</text:p>
          </table:table-cell>
          <table:table-cell table:formula="of:=IF(OR([.U463]&lt;[.U$549];[.U463]&gt;[.U$550]);&quot;&quot;;[.U463])" office:value-type="string" office:string-value="" calcext:value-type="error">
            <text:p>#DIV/0 !</text:p>
          </table:table-cell>
          <table:table-cell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float" office:value="0.000343349915574549" calcext:value-type="float">
            <text:p>0,0003433499</text:p>
          </table:table-cell>
          <table:table-cell table:formula="of:=IF(OR([.D464]&lt;[.D$549];[.D464]&gt;[.D$550]);&quot;&quot;;[.D464])" office:value-type="float" office:value="0.00259198378120047" calcext:value-type="float">
            <text:p>0,0025919838</text:p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 office:value-type="string" office:string-value="" calcext:value-type="error">
            <text:p>#DIV/0 !</text:p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 office:value-type="string" office:string-value="" calcext:value-type="error">
            <text:p>#DIV/0 !</text:p>
          </table:table-cell>
          <table:table-cell table:formula="of:=IF(OR([.I464]&lt;[.I$549];[.I464]&gt;[.I$550]);&quot;&quot;;[.I464])" office:value-type="float" office:value="0.017282859749195" calcext:value-type="float">
            <text:p>0,0172828597</text:p>
          </table:table-cell>
          <table:table-cell table:formula="of:=IF(OR([.J464]&lt;[.J$549];[.J464]&gt;[.J$550]);&quot;&quot;;[.J464])" office:value-type="string" office:string-value="" calcext:value-type="error">
            <text:p>#DIV/0 !</text:p>
          </table:table-cell>
          <table:table-cell table:formula="of:=IF(OR([.K464]&lt;[.K$549];[.K464]&gt;[.K$550]);&quot;&quot;;[.K464])">
            <text:p/>
          </table:table-cell>
          <table:table-cell table:formula="of:=IF(OR([.L464]&lt;[.L$549];[.L464]&gt;[.L$550]);&quot;&quot;;[.L464])" office:value-type="float" office:value="0.000089728167969026" calcext:value-type="float">
            <text:p>8,9728167969026E-005</text:p>
          </table:table-cell>
          <table:table-cell table:formula="of:=IF(OR([.M464]&lt;[.M$549];[.M464]&gt;[.M$550]);&quot;&quot;;[.M464])" office:value-type="float" office:value="0.000192580174156707" calcext:value-type="float">
            <text:p>0,0001925802</text:p>
          </table:table-cell>
          <table:table-cell table:formula="of:=IF(OR([.N464]&lt;[.N$549];[.N464]&gt;[.N$550]);&quot;&quot;;[.N464])" office:value-type="float" office:value="0.507781990024717" calcext:value-type="float">
            <text:p>0,50778199</text:p>
          </table:table-cell>
          <table:table-cell table:formula="of:=IF(OR([.O464]&lt;[.O$549];[.O464]&gt;[.O$550]);&quot;&quot;;[.O464])" office:value-type="float" office:value="0.0000132239110591022" calcext:value-type="float">
            <text:p>1,32239110591022E-005</text:p>
          </table:table-cell>
          <table:table-cell table:formula="of:=IF(OR([.P464]&lt;[.P$549];[.P464]&gt;[.P$550]);&quot;&quot;;[.P464])" office:value-type="string" office:string-value="" calcext:value-type="error">
            <text:p>#DIV/0 !</text:p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>
            <text:p/>
          </table:table-cell>
          <table:table-cell table:formula="of:=IF(OR([.S464]&lt;[.S$549];[.S464]&gt;[.S$550]);&quot;&quot;;[.S464])" office:value-type="float" office:value="0.00612766016626662" calcext:value-type="float">
            <text:p>0,0061276602</text:p>
          </table:table-cell>
          <table:table-cell table:formula="of:=IF(OR([.T464]&lt;[.T$549];[.T464]&gt;[.T$550]);&quot;&quot;;[.T464])" office:value-type="string" office:string-value="" calcext:value-type="error">
            <text:p>#DIV/0 !</text:p>
          </table:table-cell>
          <table:table-cell table:formula="of:=IF(OR([.U464]&lt;[.U$549];[.U464]&gt;[.U$550]);&quot;&quot;;[.U464])" office:value-type="string" office:string-value="" calcext:value-type="error">
            <text:p>#DIV/0 !</text:p>
          </table:table-cell>
          <table:table-cell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float" office:value="0.000267004919183849" calcext:value-type="float">
            <text:p>0,0002670049</text:p>
          </table:table-cell>
          <table:table-cell table:formula="of:=IF(OR([.D465]&lt;[.D$549];[.D465]&gt;[.D$550]);&quot;&quot;;[.D465])">
            <text:p/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 office:value-type="string" office:string-value="" calcext:value-type="error">
            <text:p>#DIV/0 !</text:p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 office:value-type="string" office:string-value="" calcext:value-type="error">
            <text:p>#DIV/0 !</text:p>
          </table:table-cell>
          <table:table-cell table:formula="of:=IF(OR([.I465]&lt;[.I$549];[.I465]&gt;[.I$550]);&quot;&quot;;[.I465])" office:value-type="float" office:value="0.0173650011149813" calcext:value-type="float">
            <text:p>0,0173650011</text:p>
          </table:table-cell>
          <table:table-cell table:formula="of:=IF(OR([.J465]&lt;[.J$549];[.J465]&gt;[.J$550]);&quot;&quot;;[.J465])" office:value-type="string" office:string-value="" calcext:value-type="error">
            <text:p>#DIV/0 !</text:p>
          </table:table-cell>
          <table:table-cell table:formula="of:=IF(OR([.K465]&lt;[.K$549];[.K465]&gt;[.K$550]);&quot;&quot;;[.K465])">
            <text:p/>
          </table:table-cell>
          <table:table-cell table:formula="of:=IF(OR([.L465]&lt;[.L$549];[.L465]&gt;[.L$550]);&quot;&quot;;[.L465])">
            <text:p/>
          </table:table-cell>
          <table:table-cell table:formula="of:=IF(OR([.M465]&lt;[.M$549];[.M465]&gt;[.M$550]);&quot;&quot;;[.M465])">
            <text:p/>
          </table:table-cell>
          <table:table-cell table:formula="of:=IF(OR([.N465]&lt;[.N$549];[.N465]&gt;[.N$550]);&quot;&quot;;[.N465])" office:value-type="float" office:value="0.538692700291414" calcext:value-type="float">
            <text:p>0,5386927003</text:p>
          </table:table-cell>
          <table:table-cell table:formula="of:=IF(OR([.O465]&lt;[.O$549];[.O465]&gt;[.O$550]);&quot;&quot;;[.O465])">
            <text:p/>
          </table:table-cell>
          <table:table-cell table:formula="of:=IF(OR([.P465]&lt;[.P$549];[.P465]&gt;[.P$550]);&quot;&quot;;[.P465])" office:value-type="string" office:string-value="" calcext:value-type="error">
            <text:p>#DIV/0 !</text:p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>
            <text:p/>
          </table:table-cell>
          <table:table-cell table:formula="of:=IF(OR([.S465]&lt;[.S$549];[.S465]&gt;[.S$550]);&quot;&quot;;[.S465])" office:value-type="float" office:value="0.00638606754535228" calcext:value-type="float">
            <text:p>0,0063860675</text:p>
          </table:table-cell>
          <table:table-cell table:formula="of:=IF(OR([.T465]&lt;[.T$549];[.T465]&gt;[.T$550]);&quot;&quot;;[.T465])" office:value-type="string" office:string-value="" calcext:value-type="error">
            <text:p>#DIV/0 !</text:p>
          </table:table-cell>
          <table:table-cell table:formula="of:=IF(OR([.U465]&lt;[.U$549];[.U465]&gt;[.U$550]);&quot;&quot;;[.U465])" office:value-type="string" office:string-value="" calcext:value-type="error">
            <text:p>#DIV/0 !</text:p>
          </table:table-cell>
          <table:table-cell table:formula="of:=IF(OR([.V465]&lt;[.V$549];[.V465]&gt;[.V$550]);&quot;&quot;;[.V465])" office:value-type="float" office:value="0.0000119191973297851" calcext:value-type="float">
            <text:p>1,19191973297851E-005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 office:value-type="float" office:value="0.000130088164584202" calcext:value-type="float">
            <text:p>0,0001300882</text:p>
          </table:table-cell>
          <table:table-cell table:formula="of:=IF(OR([.D466]&lt;[.D$549];[.D466]&gt;[.D$550]);&quot;&quot;;[.D466])" office:value-type="float" office:value="0.00200767935095134" calcext:value-type="float">
            <text:p>0,0020076794</text:p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 office:value-type="string" office:string-value="" calcext:value-type="error">
            <text:p>#DIV/0 !</text:p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 office:value-type="string" office:string-value="" calcext:value-type="error">
            <text:p>#DIV/0 !</text:p>
          </table:table-cell>
          <table:table-cell table:formula="of:=IF(OR([.I466]&lt;[.I$549];[.I466]&gt;[.I$550]);&quot;&quot;;[.I466])" office:value-type="float" office:value="0.0169684268334628" calcext:value-type="float">
            <text:p>0,0169684268</text:p>
          </table:table-cell>
          <table:table-cell table:formula="of:=IF(OR([.J466]&lt;[.J$549];[.J466]&gt;[.J$550]);&quot;&quot;;[.J466])" office:value-type="string" office:string-value="" calcext:value-type="error">
            <text:p>#DIV/0 !</text:p>
          </table:table-cell>
          <table:table-cell table:formula="of:=IF(OR([.K466]&lt;[.K$549];[.K466]&gt;[.K$550]);&quot;&quot;;[.K466])">
            <text:p/>
          </table:table-cell>
          <table:table-cell table:formula="of:=IF(OR([.L466]&lt;[.L$549];[.L466]&gt;[.L$550]);&quot;&quot;;[.L466])">
            <text:p/>
          </table:table-cell>
          <table:table-cell table:formula="of:=IF(OR([.M466]&lt;[.M$549];[.M466]&gt;[.M$550]);&quot;&quot;;[.M466])">
            <text:p/>
          </table:table-cell>
          <table:table-cell table:formula="of:=IF(OR([.N466]&lt;[.N$549];[.N466]&gt;[.N$550]);&quot;&quot;;[.N466])" office:value-type="float" office:value="0.50596312592638" calcext:value-type="float">
            <text:p>0,5059631259</text:p>
          </table:table-cell>
          <table:table-cell table:formula="of:=IF(OR([.O466]&lt;[.O$549];[.O466]&gt;[.O$550]);&quot;&quot;;[.O466])" office:value-type="float" office:value="0.0000192903303796212" calcext:value-type="float">
            <text:p>1,92903303796212E-005</text:p>
          </table:table-cell>
          <table:table-cell table:formula="of:=IF(OR([.P466]&lt;[.P$549];[.P466]&gt;[.P$550]);&quot;&quot;;[.P466])" office:value-type="string" office:string-value="" calcext:value-type="error">
            <text:p>#DIV/0 !</text:p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>
            <text:p/>
          </table:table-cell>
          <table:table-cell table:formula="of:=IF(OR([.S466]&lt;[.S$549];[.S466]&gt;[.S$550]);&quot;&quot;;[.S466])" office:value-type="float" office:value="0.00813600621082833" calcext:value-type="float">
            <text:p>0,0081360062</text:p>
          </table:table-cell>
          <table:table-cell table:formula="of:=IF(OR([.T466]&lt;[.T$549];[.T466]&gt;[.T$550]);&quot;&quot;;[.T466])" office:value-type="string" office:string-value="" calcext:value-type="error">
            <text:p>#DIV/0 !</text:p>
          </table:table-cell>
          <table:table-cell table:formula="of:=IF(OR([.U466]&lt;[.U$549];[.U466]&gt;[.U$550]);&quot;&quot;;[.U466])" office:value-type="string" office:string-value="" calcext:value-type="error">
            <text:p>#DIV/0 !</text:p>
          </table:table-cell>
          <table:table-cell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float" office:value="0.000298338298547485" calcext:value-type="float">
            <text:p>0,0002983383</text:p>
          </table:table-cell>
          <table:table-cell table:formula="of:=IF(OR([.D467]&lt;[.D$549];[.D467]&gt;[.D$550]);&quot;&quot;;[.D467])" office:value-type="float" office:value="0.00268208902620512" calcext:value-type="float">
            <text:p>0,002682089</text:p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 office:value-type="string" office:string-value="" calcext:value-type="error">
            <text:p>#DIV/0 !</text:p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 office:value-type="string" office:string-value="" calcext:value-type="error">
            <text:p>#DIV/0 !</text:p>
          </table:table-cell>
          <table:table-cell table:formula="of:=IF(OR([.I467]&lt;[.I$549];[.I467]&gt;[.I$550]);&quot;&quot;;[.I467])" office:value-type="float" office:value="0.0165994817469341" calcext:value-type="float">
            <text:p>0,0165994817</text:p>
          </table:table-cell>
          <table:table-cell table:formula="of:=IF(OR([.J467]&lt;[.J$549];[.J467]&gt;[.J$550]);&quot;&quot;;[.J467])" office:value-type="string" office:string-value="" calcext:value-type="error">
            <text:p>#DIV/0 !</text:p>
          </table:table-cell>
          <table:table-cell table:formula="of:=IF(OR([.K467]&lt;[.K$549];[.K467]&gt;[.K$550]);&quot;&quot;;[.K467])">
            <text:p/>
          </table:table-cell>
          <table:table-cell table:formula="of:=IF(OR([.L467]&lt;[.L$549];[.L467]&gt;[.L$550]);&quot;&quot;;[.L467])" office:value-type="float" office:value="0.0000928947300871101" calcext:value-type="float">
            <text:p>9,28947300871101E-005</text:p>
          </table:table-cell>
          <table:table-cell table:formula="of:=IF(OR([.M467]&lt;[.M$549];[.M467]&gt;[.M$550]);&quot;&quot;;[.M467])">
            <text:p/>
          </table:table-cell>
          <table:table-cell table:formula="of:=IF(OR([.N467]&lt;[.N$549];[.N467]&gt;[.N$550]);&quot;&quot;;[.N467])" office:value-type="float" office:value="0.553200869318103" calcext:value-type="float">
            <text:p>0,5532008693</text:p>
          </table:table-cell>
          <table:table-cell table:formula="of:=IF(OR([.O467]&lt;[.O$549];[.O467]&gt;[.O$550]);&quot;&quot;;[.O467])" office:value-type="float" office:value="0.00001664223379642" calcext:value-type="float">
            <text:p>1,664223379642E-005</text:p>
          </table:table-cell>
          <table:table-cell table:formula="of:=IF(OR([.P467]&lt;[.P$549];[.P467]&gt;[.P$550]);&quot;&quot;;[.P467])" office:value-type="string" office:string-value="" calcext:value-type="error">
            <text:p>#DIV/0 !</text:p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>
            <text:p/>
          </table:table-cell>
          <table:table-cell table:formula="of:=IF(OR([.S467]&lt;[.S$549];[.S467]&gt;[.S$550]);&quot;&quot;;[.S467])" office:value-type="float" office:value="0.00634067628333931" calcext:value-type="float">
            <text:p>0,0063406763</text:p>
          </table:table-cell>
          <table:table-cell table:formula="of:=IF(OR([.T467]&lt;[.T$549];[.T467]&gt;[.T$550]);&quot;&quot;;[.T467])" office:value-type="string" office:string-value="" calcext:value-type="error">
            <text:p>#DIV/0 !</text:p>
          </table:table-cell>
          <table:table-cell table:formula="of:=IF(OR([.U467]&lt;[.U$549];[.U467]&gt;[.U$550]);&quot;&quot;;[.U467])" office:value-type="string" office:string-value="" calcext:value-type="error">
            <text:p>#DIV/0 !</text:p>
          </table:table-cell>
          <table:table-cell table:formula="of:=IF(OR([.V467]&lt;[.V$549];[.V467]&gt;[.V$550]);&quot;&quot;;[.V467]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float" office:value="0.000240591209786496" calcext:value-type="float">
            <text:p>0,0002405912</text:p>
          </table:table-cell>
          <table:table-cell table:formula="of:=IF(OR([.D468]&lt;[.D$549];[.D468]&gt;[.D$550]);&quot;&quot;;[.D468])" office:value-type="float" office:value="0.0020747407363944" calcext:value-type="float">
            <text:p>0,0020747407</text:p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 office:value-type="string" office:string-value="" calcext:value-type="error">
            <text:p>#DIV/0 !</text:p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 office:value-type="string" office:string-value="" calcext:value-type="error">
            <text:p>#DIV/0 !</text:p>
          </table:table-cell>
          <table:table-cell table:formula="of:=IF(OR([.I468]&lt;[.I$549];[.I468]&gt;[.I$550]);&quot;&quot;;[.I468])" office:value-type="float" office:value="0.0168821868262644" calcext:value-type="float">
            <text:p>0,0168821868</text:p>
          </table:table-cell>
          <table:table-cell table:formula="of:=IF(OR([.J468]&lt;[.J$549];[.J468]&gt;[.J$550]);&quot;&quot;;[.J468])" office:value-type="string" office:string-value="" calcext:value-type="error">
            <text:p>#DIV/0 !</text:p>
          </table:table-cell>
          <table:table-cell table:formula="of:=IF(OR([.K468]&lt;[.K$549];[.K468]&gt;[.K$550]);&quot;&quot;;[.K468])">
            <text:p/>
          </table:table-cell>
          <table:table-cell table:formula="of:=IF(OR([.L468]&lt;[.L$549];[.L468]&gt;[.L$550]);&quot;&quot;;[.L468])">
            <text:p/>
          </table:table-cell>
          <table:table-cell table:formula="of:=IF(OR([.M468]&lt;[.M$549];[.M468]&gt;[.M$550]);&quot;&quot;;[.M468])" office:value-type="float" office:value="0.000124193774062657" calcext:value-type="float">
            <text:p>0,0001241938</text:p>
          </table:table-cell>
          <table:table-cell table:formula="of:=IF(OR([.N468]&lt;[.N$549];[.N468]&gt;[.N$550]);&quot;&quot;;[.N468])" office:value-type="float" office:value="0.553862178431134" calcext:value-type="float">
            <text:p>0,5538621784</text:p>
          </table:table-cell>
          <table:table-cell table:formula="of:=IF(OR([.O468]&lt;[.O$549];[.O468]&gt;[.O$550]);&quot;&quot;;[.O468])">
            <text:p/>
          </table:table-cell>
          <table:table-cell table:formula="of:=IF(OR([.P468]&lt;[.P$549];[.P468]&gt;[.P$550]);&quot;&quot;;[.P468])" office:value-type="string" office:string-value="" calcext:value-type="error">
            <text:p>#DIV/0 !</text:p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>
            <text:p/>
          </table:table-cell>
          <table:table-cell table:formula="of:=IF(OR([.S468]&lt;[.S$549];[.S468]&gt;[.S$550]);&quot;&quot;;[.S468])" office:value-type="float" office:value="0.00710169091174431" calcext:value-type="float">
            <text:p>0,0071016909</text:p>
          </table:table-cell>
          <table:table-cell table:formula="of:=IF(OR([.T468]&lt;[.T$549];[.T468]&gt;[.T$550]);&quot;&quot;;[.T468])" office:value-type="string" office:string-value="" calcext:value-type="error">
            <text:p>#DIV/0 !</text:p>
          </table:table-cell>
          <table:table-cell table:formula="of:=IF(OR([.U468]&lt;[.U$549];[.U468]&gt;[.U$550]);&quot;&quot;;[.U468])" office:value-type="string" office:string-value="" calcext:value-type="error">
            <text:p>#DIV/0 !</text:p>
          </table:table-cell>
          <table:table-cell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float" office:value="0.000207709463275156" calcext:value-type="float">
            <text:p>0,0002077095</text:p>
          </table:table-cell>
          <table:table-cell table:formula="of:=IF(OR([.D469]&lt;[.D$549];[.D469]&gt;[.D$550]);&quot;&quot;;[.D469])">
            <text:p/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 office:value-type="string" office:string-value="" calcext:value-type="error">
            <text:p>#DIV/0 !</text:p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 office:value-type="string" office:string-value="" calcext:value-type="error">
            <text:p>#DIV/0 !</text:p>
          </table:table-cell>
          <table:table-cell table:formula="of:=IF(OR([.I469]&lt;[.I$549];[.I469]&gt;[.I$550]);&quot;&quot;;[.I469])" office:value-type="float" office:value="0.0165673551581358" calcext:value-type="float">
            <text:p>0,0165673552</text:p>
          </table:table-cell>
          <table:table-cell table:formula="of:=IF(OR([.J469]&lt;[.J$549];[.J469]&gt;[.J$550]);&quot;&quot;;[.J469])" office:value-type="string" office:string-value="" calcext:value-type="error">
            <text:p>#DIV/0 !</text:p>
          </table:table-cell>
          <table:table-cell table:formula="of:=IF(OR([.K469]&lt;[.K$549];[.K469]&gt;[.K$550]);&quot;&quot;;[.K469])">
            <text:p/>
          </table:table-cell>
          <table:table-cell table:formula="of:=IF(OR([.L469]&lt;[.L$549];[.L469]&gt;[.L$550]);&quot;&quot;;[.L469])" office:value-type="float" office:value="0.000140032103146592" calcext:value-type="float">
            <text:p>0,0001400321</text:p>
          </table:table-cell>
          <table:table-cell table:formula="of:=IF(OR([.M469]&lt;[.M$549];[.M469]&gt;[.M$550]);&quot;&quot;;[.M469])" office:value-type="float" office:value="0.000114719902307897" calcext:value-type="float">
            <text:p>0,0001147199</text:p>
          </table:table-cell>
          <table:table-cell table:formula="of:=IF(OR([.N469]&lt;[.N$549];[.N469]&gt;[.N$550]);&quot;&quot;;[.N469])" office:value-type="float" office:value="0.537968106367089" calcext:value-type="float">
            <text:p>0,5379681064</text:p>
          </table:table-cell>
          <table:table-cell table:formula="of:=IF(OR([.O469]&lt;[.O$549];[.O469]&gt;[.O$550]);&quot;&quot;;[.O469])" office:value-type="float" office:value="0.0000254687041803247" calcext:value-type="float">
            <text:p>2,54687041803247E-005</text:p>
          </table:table-cell>
          <table:table-cell table:formula="of:=IF(OR([.P469]&lt;[.P$549];[.P469]&gt;[.P$550]);&quot;&quot;;[.P469])" office:value-type="string" office:string-value="" calcext:value-type="error">
            <text:p>#DIV/0 !</text:p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 office:value-type="float" office:value="0.0000246891403654139" calcext:value-type="float">
            <text:p>2,46891403654139E-005</text:p>
          </table:table-cell>
          <table:table-cell table:formula="of:=IF(OR([.S469]&lt;[.S$549];[.S469]&gt;[.S$550]);&quot;&quot;;[.S469])" office:value-type="float" office:value="0.00696925325901082" calcext:value-type="float">
            <text:p>0,0069692533</text:p>
          </table:table-cell>
          <table:table-cell table:formula="of:=IF(OR([.T469]&lt;[.T$549];[.T469]&gt;[.T$550]);&quot;&quot;;[.T469])" office:value-type="string" office:string-value="" calcext:value-type="error">
            <text:p>#DIV/0 !</text:p>
          </table:table-cell>
          <table:table-cell table:formula="of:=IF(OR([.U469]&lt;[.U$549];[.U469]&gt;[.U$550]);&quot;&quot;;[.U469])" office:value-type="string" office:string-value="" calcext:value-type="error">
            <text:p>#DIV/0 !</text:p>
          </table:table-cell>
          <table:table-cell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float" office:value="0.000169674364215963" calcext:value-type="float">
            <text:p>0,0001696744</text:p>
          </table:table-cell>
          <table:table-cell table:formula="of:=IF(OR([.D470]&lt;[.D$549];[.D470]&gt;[.D$550]);&quot;&quot;;[.D470])" office:value-type="float" office:value="0.00275117745068154" calcext:value-type="float">
            <text:p>0,0027511775</text:p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 office:value-type="string" office:string-value="" calcext:value-type="error">
            <text:p>#DIV/0 !</text:p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 office:value-type="string" office:string-value="" calcext:value-type="error">
            <text:p>#DIV/0 !</text:p>
          </table:table-cell>
          <table:table-cell table:formula="of:=IF(OR([.I470]&lt;[.I$549];[.I470]&gt;[.I$550]);&quot;&quot;;[.I470])" office:value-type="float" office:value="0.015703204748719" calcext:value-type="float">
            <text:p>0,0157032047</text:p>
          </table:table-cell>
          <table:table-cell table:formula="of:=IF(OR([.J470]&lt;[.J$549];[.J470]&gt;[.J$550]);&quot;&quot;;[.J470])" office:value-type="string" office:string-value="" calcext:value-type="error">
            <text:p>#DIV/0 !</text:p>
          </table:table-cell>
          <table:table-cell table:formula="of:=IF(OR([.K470]&lt;[.K$549];[.K470]&gt;[.K$550]);&quot;&quot;;[.K470])">
            <text:p/>
          </table:table-cell>
          <table:table-cell table:formula="of:=IF(OR([.L470]&lt;[.L$549];[.L470]&gt;[.L$550]);&quot;&quot;;[.L470])">
            <text:p/>
          </table:table-cell>
          <table:table-cell table:formula="of:=IF(OR([.M470]&lt;[.M$549];[.M470]&gt;[.M$550]);&quot;&quot;;[.M470])">
            <text:p/>
          </table:table-cell>
          <table:table-cell table:formula="of:=IF(OR([.N470]&lt;[.N$549];[.N470]&gt;[.N$550]);&quot;&quot;;[.N470])" office:value-type="float" office:value="0.552975044184407" calcext:value-type="float">
            <text:p>0,5529750442</text:p>
          </table:table-cell>
          <table:table-cell table:formula="of:=IF(OR([.O470]&lt;[.O$549];[.O470]&gt;[.O$550]);&quot;&quot;;[.O470])">
            <text:p/>
          </table:table-cell>
          <table:table-cell table:formula="of:=IF(OR([.P470]&lt;[.P$549];[.P470]&gt;[.P$550]);&quot;&quot;;[.P470])" office:value-type="string" office:string-value="" calcext:value-type="error">
            <text:p>#DIV/0 !</text:p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>
            <text:p/>
          </table:table-cell>
          <table:table-cell table:formula="of:=IF(OR([.S470]&lt;[.S$549];[.S470]&gt;[.S$550]);&quot;&quot;;[.S470])" office:value-type="float" office:value="0.00650400692980585" calcext:value-type="float">
            <text:p>0,0065040069</text:p>
          </table:table-cell>
          <table:table-cell table:formula="of:=IF(OR([.T470]&lt;[.T$549];[.T470]&gt;[.T$550]);&quot;&quot;;[.T470])" office:value-type="string" office:string-value="" calcext:value-type="error">
            <text:p>#DIV/0 !</text:p>
          </table:table-cell>
          <table:table-cell table:formula="of:=IF(OR([.U470]&lt;[.U$549];[.U470]&gt;[.U$550]);&quot;&quot;;[.U470])" office:value-type="string" office:string-value="" calcext:value-type="error">
            <text:p>#DIV/0 !</text:p>
          </table:table-cell>
          <table:table-cell table:formula="of:=IF(OR([.V470]&lt;[.V$549];[.V470]&gt;[.V$550]);&quot;&quot;;[.V470])" office:value-type="float" office:value="0.00000808478968093378" calcext:value-type="float">
            <text:p>8,08478968093378E-006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float" office:value="0.00014981975511753" calcext:value-type="float">
            <text:p>0,0001498198</text:p>
          </table:table-cell>
          <table:table-cell table:formula="of:=IF(OR([.D471]&lt;[.D$549];[.D471]&gt;[.D$550]);&quot;&quot;;[.D471])" office:value-type="float" office:value="0.00196045431748218" calcext:value-type="float">
            <text:p>0,0019604543</text:p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 office:value-type="string" office:string-value="" calcext:value-type="error">
            <text:p>#DIV/0 !</text:p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 office:value-type="string" office:string-value="" calcext:value-type="error">
            <text:p>#DIV/0 !</text:p>
          </table:table-cell>
          <table:table-cell table:formula="of:=IF(OR([.I471]&lt;[.I$549];[.I471]&gt;[.I$550]);&quot;&quot;;[.I471])" office:value-type="float" office:value="0.0153289950610688" calcext:value-type="float">
            <text:p>0,0153289951</text:p>
          </table:table-cell>
          <table:table-cell table:formula="of:=IF(OR([.J471]&lt;[.J$549];[.J471]&gt;[.J$550]);&quot;&quot;;[.J471])" office:value-type="string" office:string-value="" calcext:value-type="error">
            <text:p>#DIV/0 !</text:p>
          </table:table-cell>
          <table:table-cell table:formula="of:=IF(OR([.K471]&lt;[.K$549];[.K471]&gt;[.K$550]);&quot;&quot;;[.K471])">
            <text:p/>
          </table:table-cell>
          <table:table-cell table:formula="of:=IF(OR([.L471]&lt;[.L$549];[.L471]&gt;[.L$550]);&quot;&quot;;[.L471])">
            <text:p/>
          </table:table-cell>
          <table:table-cell table:formula="of:=IF(OR([.M471]&lt;[.M$549];[.M471]&gt;[.M$550]);&quot;&quot;;[.M471])">
            <text:p/>
          </table:table-cell>
          <table:table-cell table:formula="of:=IF(OR([.N471]&lt;[.N$549];[.N471]&gt;[.N$550]);&quot;&quot;;[.N471])" office:value-type="float" office:value="0.489192284405156" calcext:value-type="float">
            <text:p>0,4891922844</text:p>
          </table:table-cell>
          <table:table-cell table:formula="of:=IF(OR([.O471]&lt;[.O$549];[.O471]&gt;[.O$550]);&quot;&quot;;[.O471])">
            <text:p/>
          </table:table-cell>
          <table:table-cell table:formula="of:=IF(OR([.P471]&lt;[.P$549];[.P471]&gt;[.P$550]);&quot;&quot;;[.P471])" office:value-type="string" office:string-value="" calcext:value-type="error">
            <text:p>#DIV/0 !</text:p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>
            <text:p/>
          </table:table-cell>
          <table:table-cell table:formula="of:=IF(OR([.S471]&lt;[.S$549];[.S471]&gt;[.S$550]);&quot;&quot;;[.S471])" office:value-type="float" office:value="0.00547638644702057" calcext:value-type="float">
            <text:p>0,0054763864</text:p>
          </table:table-cell>
          <table:table-cell table:formula="of:=IF(OR([.T471]&lt;[.T$549];[.T471]&gt;[.T$550]);&quot;&quot;;[.T471])" office:value-type="string" office:string-value="" calcext:value-type="error">
            <text:p>#DIV/0 !</text:p>
          </table:table-cell>
          <table:table-cell table:formula="of:=IF(OR([.U471]&lt;[.U$549];[.U471]&gt;[.U$550]);&quot;&quot;;[.U471])" office:value-type="string" office:string-value="" calcext:value-type="error">
            <text:p>#DIV/0 !</text:p>
          </table:table-cell>
          <table:table-cell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float" office:value="0.000124186345953728" calcext:value-type="float">
            <text:p>0,0001241863</text:p>
          </table:table-cell>
          <table:table-cell table:formula="of:=IF(OR([.D472]&lt;[.D$549];[.D472]&gt;[.D$550]);&quot;&quot;;[.D472])" office:value-type="float" office:value="0.00206525957884651" calcext:value-type="float">
            <text:p>0,0020652596</text:p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 office:value-type="string" office:string-value="" calcext:value-type="error">
            <text:p>#DIV/0 !</text:p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 office:value-type="string" office:string-value="" calcext:value-type="error">
            <text:p>#DIV/0 !</text:p>
          </table:table-cell>
          <table:table-cell table:formula="of:=IF(OR([.I472]&lt;[.I$549];[.I472]&gt;[.I$550]);&quot;&quot;;[.I472])" office:value-type="float" office:value="0.0154984356072785" calcext:value-type="float">
            <text:p>0,0154984356</text:p>
          </table:table-cell>
          <table:table-cell table:formula="of:=IF(OR([.J472]&lt;[.J$549];[.J472]&gt;[.J$550]);&quot;&quot;;[.J472])" office:value-type="string" office:string-value="" calcext:value-type="error">
            <text:p>#DIV/0 !</text:p>
          </table:table-cell>
          <table:table-cell table:formula="of:=IF(OR([.K472]&lt;[.K$549];[.K472]&gt;[.K$550]);&quot;&quot;;[.K472])">
            <text:p/>
          </table:table-cell>
          <table:table-cell table:formula="of:=IF(OR([.L472]&lt;[.L$549];[.L472]&gt;[.L$550]);&quot;&quot;;[.L472])" office:value-type="float" office:value="0.0000868564593224046" calcext:value-type="float">
            <text:p>8,68564593224046E-005</text:p>
          </table:table-cell>
          <table:table-cell table:formula="of:=IF(OR([.M472]&lt;[.M$549];[.M472]&gt;[.M$550]);&quot;&quot;;[.M472])">
            <text:p/>
          </table:table-cell>
          <table:table-cell table:formula="of:=IF(OR([.N472]&lt;[.N$549];[.N472]&gt;[.N$550]);&quot;&quot;;[.N472])" office:value-type="float" office:value="0.55516199876847" calcext:value-type="float">
            <text:p>0,5551619988</text:p>
          </table:table-cell>
          <table:table-cell table:formula="of:=IF(OR([.O472]&lt;[.O$549];[.O472]&gt;[.O$550]);&quot;&quot;;[.O472])" office:value-type="float" office:value="0.0000288293475749412" calcext:value-type="float">
            <text:p>2,88293475749412E-005</text:p>
          </table:table-cell>
          <table:table-cell table:formula="of:=IF(OR([.P472]&lt;[.P$549];[.P472]&gt;[.P$550]);&quot;&quot;;[.P472])" office:value-type="string" office:string-value="" calcext:value-type="error">
            <text:p>#DIV/0 !</text:p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>
            <text:p/>
          </table:table-cell>
          <table:table-cell table:formula="of:=IF(OR([.S472]&lt;[.S$549];[.S472]&gt;[.S$550]);&quot;&quot;;[.S472])" office:value-type="float" office:value="0.00641919494803199" calcext:value-type="float">
            <text:p>0,0064191949</text:p>
          </table:table-cell>
          <table:table-cell table:formula="of:=IF(OR([.T472]&lt;[.T$549];[.T472]&gt;[.T$550]);&quot;&quot;;[.T472])" office:value-type="string" office:string-value="" calcext:value-type="error">
            <text:p>#DIV/0 !</text:p>
          </table:table-cell>
          <table:table-cell table:formula="of:=IF(OR([.U472]&lt;[.U$549];[.U472]&gt;[.U$550]);&quot;&quot;;[.U472])" office:value-type="string" office:string-value="" calcext:value-type="error">
            <text:p>#DIV/0 !</text:p>
          </table:table-cell>
          <table:table-cell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float" office:value="0.000156556877351006" calcext:value-type="float">
            <text:p>0,0001565569</text:p>
          </table:table-cell>
          <table:table-cell table:formula="of:=IF(OR([.D473]&lt;[.D$549];[.D473]&gt;[.D$550]);&quot;&quot;;[.D473])">
            <text:p/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 office:value-type="string" office:string-value="" calcext:value-type="error">
            <text:p>#DIV/0 !</text:p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 office:value-type="string" office:string-value="" calcext:value-type="error">
            <text:p>#DIV/0 !</text:p>
          </table:table-cell>
          <table:table-cell table:formula="of:=IF(OR([.I473]&lt;[.I$549];[.I473]&gt;[.I$550]);&quot;&quot;;[.I473])" office:value-type="float" office:value="0.0160231774912456" calcext:value-type="float">
            <text:p>0,0160231775</text:p>
          </table:table-cell>
          <table:table-cell table:formula="of:=IF(OR([.J473]&lt;[.J$549];[.J473]&gt;[.J$550]);&quot;&quot;;[.J473])" office:value-type="string" office:string-value="" calcext:value-type="error">
            <text:p>#DIV/0 !</text:p>
          </table:table-cell>
          <table:table-cell table:formula="of:=IF(OR([.K473]&lt;[.K$549];[.K473]&gt;[.K$550]);&quot;&quot;;[.K473])">
            <text:p/>
          </table:table-cell>
          <table:table-cell table:formula="of:=IF(OR([.L473]&lt;[.L$549];[.L473]&gt;[.L$550]);&quot;&quot;;[.L473])">
            <text:p/>
          </table:table-cell>
          <table:table-cell table:formula="of:=IF(OR([.M473]&lt;[.M$549];[.M473]&gt;[.M$550]);&quot;&quot;;[.M473])">
            <text:p/>
          </table:table-cell>
          <table:table-cell table:formula="of:=IF(OR([.N473]&lt;[.N$549];[.N473]&gt;[.N$550]);&quot;&quot;;[.N473])" office:value-type="float" office:value="0.424873556478542" calcext:value-type="float">
            <text:p>0,4248735565</text:p>
          </table:table-cell>
          <table:table-cell table:formula="of:=IF(OR([.O473]&lt;[.O$549];[.O473]&gt;[.O$550]);&quot;&quot;;[.O473])">
            <text:p/>
          </table:table-cell>
          <table:table-cell table:formula="of:=IF(OR([.P473]&lt;[.P$549];[.P473]&gt;[.P$550]);&quot;&quot;;[.P473])" office:value-type="string" office:string-value="" calcext:value-type="error">
            <text:p>#DIV/0 !</text:p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>
            <text:p/>
          </table:table-cell>
          <table:table-cell table:formula="of:=IF(OR([.S473]&lt;[.S$549];[.S473]&gt;[.S$550]);&quot;&quot;;[.S473])" office:value-type="float" office:value="0.00572438778287037" calcext:value-type="float">
            <text:p>0,0057243878</text:p>
          </table:table-cell>
          <table:table-cell table:formula="of:=IF(OR([.T473]&lt;[.T$549];[.T473]&gt;[.T$550]);&quot;&quot;;[.T473])" office:value-type="string" office:string-value="" calcext:value-type="error">
            <text:p>#DIV/0 !</text:p>
          </table:table-cell>
          <table:table-cell table:formula="of:=IF(OR([.U473]&lt;[.U$549];[.U473]&gt;[.U$550]);&quot;&quot;;[.U473])" office:value-type="string" office:string-value="" calcext:value-type="error">
            <text:p>#DIV/0 !</text:p>
          </table:table-cell>
          <table:table-cell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float" office:value="0.00019047876836193" calcext:value-type="float">
            <text:p>0,0001904788</text:p>
          </table:table-cell>
          <table:table-cell table:formula="of:=IF(OR([.D474]&lt;[.D$549];[.D474]&gt;[.D$550]);&quot;&quot;;[.D474])" office:value-type="float" office:value="0.00270121986387507" calcext:value-type="float">
            <text:p>0,0027012199</text:p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 office:value-type="string" office:string-value="" calcext:value-type="error">
            <text:p>#DIV/0 !</text:p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 office:value-type="string" office:string-value="" calcext:value-type="error">
            <text:p>#DIV/0 !</text:p>
          </table:table-cell>
          <table:table-cell table:formula="of:=IF(OR([.I474]&lt;[.I$549];[.I474]&gt;[.I$550]);&quot;&quot;;[.I474])" office:value-type="float" office:value="0.0173645540564412" calcext:value-type="float">
            <text:p>0,0173645541</text:p>
          </table:table-cell>
          <table:table-cell table:formula="of:=IF(OR([.J474]&lt;[.J$549];[.J474]&gt;[.J$550]);&quot;&quot;;[.J474])" office:value-type="string" office:string-value="" calcext:value-type="error">
            <text:p>#DIV/0 !</text:p>
          </table:table-cell>
          <table:table-cell table:formula="of:=IF(OR([.K474]&lt;[.K$549];[.K474]&gt;[.K$550]);&quot;&quot;;[.K474])">
            <text:p/>
          </table:table-cell>
          <table:table-cell table:formula="of:=IF(OR([.L474]&lt;[.L$549];[.L474]&gt;[.L$550]);&quot;&quot;;[.L474])">
            <text:p/>
          </table:table-cell>
          <table:table-cell table:formula="of:=IF(OR([.M474]&lt;[.M$549];[.M474]&gt;[.M$550]);&quot;&quot;;[.M474])">
            <text:p/>
          </table:table-cell>
          <table:table-cell table:formula="of:=IF(OR([.N474]&lt;[.N$549];[.N474]&gt;[.N$550]);&quot;&quot;;[.N474])" office:value-type="float" office:value="0.496289536166485" calcext:value-type="float">
            <text:p>0,4962895362</text:p>
          </table:table-cell>
          <table:table-cell table:formula="of:=IF(OR([.O474]&lt;[.O$549];[.O474]&gt;[.O$550]);&quot;&quot;;[.O474])" office:value-type="float" office:value="0.0000167609397268026" calcext:value-type="float">
            <text:p>1,67609397268026E-005</text:p>
          </table:table-cell>
          <table:table-cell table:formula="of:=IF(OR([.P474]&lt;[.P$549];[.P474]&gt;[.P$550]);&quot;&quot;;[.P474])" office:value-type="string" office:string-value="" calcext:value-type="error">
            <text:p>#DIV/0 !</text:p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>
            <text:p/>
          </table:table-cell>
          <table:table-cell table:formula="of:=IF(OR([.S474]&lt;[.S$549];[.S474]&gt;[.S$550]);&quot;&quot;;[.S474])" office:value-type="float" office:value="0.00573923181582854" calcext:value-type="float">
            <text:p>0,0057392318</text:p>
          </table:table-cell>
          <table:table-cell table:formula="of:=IF(OR([.T474]&lt;[.T$549];[.T474]&gt;[.T$550]);&quot;&quot;;[.T474])" office:value-type="string" office:string-value="" calcext:value-type="error">
            <text:p>#DIV/0 !</text:p>
          </table:table-cell>
          <table:table-cell table:formula="of:=IF(OR([.U474]&lt;[.U$549];[.U474]&gt;[.U$550]);&quot;&quot;;[.U474])" office:value-type="string" office:string-value="" calcext:value-type="error">
            <text:p>#DIV/0 !</text:p>
          </table:table-cell>
          <table:table-cell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float" office:value="0.000176513430864567" calcext:value-type="float">
            <text:p>0,0001765134</text:p>
          </table:table-cell>
          <table:table-cell table:formula="of:=IF(OR([.D475]&lt;[.D$549];[.D475]&gt;[.D$550]);&quot;&quot;;[.D475])" office:value-type="float" office:value="0.00278244147064598" calcext:value-type="float">
            <text:p>0,0027824415</text:p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 office:value-type="string" office:string-value="" calcext:value-type="error">
            <text:p>#DIV/0 !</text:p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 office:value-type="string" office:string-value="" calcext:value-type="error">
            <text:p>#DIV/0 !</text:p>
          </table:table-cell>
          <table:table-cell table:formula="of:=IF(OR([.I475]&lt;[.I$549];[.I475]&gt;[.I$550]);&quot;&quot;;[.I475])" office:value-type="float" office:value="0.0172138854146592" calcext:value-type="float">
            <text:p>0,0172138854</text:p>
          </table:table-cell>
          <table:table-cell table:formula="of:=IF(OR([.J475]&lt;[.J$549];[.J475]&gt;[.J$550]);&quot;&quot;;[.J475])" office:value-type="string" office:string-value="" calcext:value-type="error">
            <text:p>#DIV/0 !</text:p>
          </table:table-cell>
          <table:table-cell table:formula="of:=IF(OR([.K475]&lt;[.K$549];[.K475]&gt;[.K$550]);&quot;&quot;;[.K475])">
            <text:p/>
          </table:table-cell>
          <table:table-cell table:formula="of:=IF(OR([.L475]&lt;[.L$549];[.L475]&gt;[.L$550]);&quot;&quot;;[.L475])" office:value-type="float" office:value="0.000090182712717361" calcext:value-type="float">
            <text:p>9,0182712717361E-005</text:p>
          </table:table-cell>
          <table:table-cell table:formula="of:=IF(OR([.M475]&lt;[.M$549];[.M475]&gt;[.M$550]);&quot;&quot;;[.M475])">
            <text:p/>
          </table:table-cell>
          <table:table-cell table:formula="of:=IF(OR([.N475]&lt;[.N$549];[.N475]&gt;[.N$550]);&quot;&quot;;[.N475])" office:value-type="float" office:value="0.526681971434001" calcext:value-type="float">
            <text:p>0,5266819714</text:p>
          </table:table-cell>
          <table:table-cell table:formula="of:=IF(OR([.O475]&lt;[.O$549];[.O475]&gt;[.O$550]);&quot;&quot;;[.O475])" office:value-type="float" office:value="0.0000203342342846817" calcext:value-type="float">
            <text:p>2,03342342846817E-005</text:p>
          </table:table-cell>
          <table:table-cell table:formula="of:=IF(OR([.P475]&lt;[.P$549];[.P475]&gt;[.P$550]);&quot;&quot;;[.P475])" office:value-type="string" office:string-value="" calcext:value-type="error">
            <text:p>#DIV/0 !</text:p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>
            <text:p/>
          </table:table-cell>
          <table:table-cell table:formula="of:=IF(OR([.S475]&lt;[.S$549];[.S475]&gt;[.S$550]);&quot;&quot;;[.S475])" office:value-type="float" office:value="0.00591180185943973" calcext:value-type="float">
            <text:p>0,0059118019</text:p>
          </table:table-cell>
          <table:table-cell table:formula="of:=IF(OR([.T475]&lt;[.T$549];[.T475]&gt;[.T$550]);&quot;&quot;;[.T475])" office:value-type="string" office:string-value="" calcext:value-type="error">
            <text:p>#DIV/0 !</text:p>
          </table:table-cell>
          <table:table-cell table:formula="of:=IF(OR([.U475]&lt;[.U$549];[.U475]&gt;[.U$550]);&quot;&quot;;[.U475])" office:value-type="string" office:string-value="" calcext:value-type="error">
            <text:p>#DIV/0 !</text:p>
          </table:table-cell>
          <table:table-cell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float" office:value="0.000229658549907993" calcext:value-type="float">
            <text:p>0,0002296585</text:p>
          </table:table-cell>
          <table:table-cell table:formula="of:=IF(OR([.D476]&lt;[.D$549];[.D476]&gt;[.D$550]);&quot;&quot;;[.D476])" office:value-type="float" office:value="0.00255223277165597" calcext:value-type="float">
            <text:p>0,0025522328</text:p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 office:value-type="string" office:string-value="" calcext:value-type="error">
            <text:p>#DIV/0 !</text:p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 office:value-type="string" office:string-value="" calcext:value-type="error">
            <text:p>#DIV/0 !</text:p>
          </table:table-cell>
          <table:table-cell table:formula="of:=IF(OR([.I476]&lt;[.I$549];[.I476]&gt;[.I$550]);&quot;&quot;;[.I476])" office:value-type="float" office:value="0.0157957998012368" calcext:value-type="float">
            <text:p>0,0157957998</text:p>
          </table:table-cell>
          <table:table-cell table:formula="of:=IF(OR([.J476]&lt;[.J$549];[.J476]&gt;[.J$550]);&quot;&quot;;[.J476])" office:value-type="string" office:string-value="" calcext:value-type="error">
            <text:p>#DIV/0 !</text:p>
          </table:table-cell>
          <table:table-cell table:formula="of:=IF(OR([.K476]&lt;[.K$549];[.K476]&gt;[.K$550]);&quot;&quot;;[.K476])">
            <text:p/>
          </table:table-cell>
          <table:table-cell table:formula="of:=IF(OR([.L476]&lt;[.L$549];[.L476]&gt;[.L$550]);&quot;&quot;;[.L476])">
            <text:p/>
          </table:table-cell>
          <table:table-cell table:formula="of:=IF(OR([.M476]&lt;[.M$549];[.M476]&gt;[.M$550]);&quot;&quot;;[.M476])">
            <text:p/>
          </table:table-cell>
          <table:table-cell table:formula="of:=IF(OR([.N476]&lt;[.N$549];[.N476]&gt;[.N$550]);&quot;&quot;;[.N476])" office:value-type="float" office:value="0.446057586504833" calcext:value-type="float">
            <text:p>0,4460575865</text:p>
          </table:table-cell>
          <table:table-cell table:formula="of:=IF(OR([.O476]&lt;[.O$549];[.O476]&gt;[.O$550]);&quot;&quot;;[.O476])" office:value-type="float" office:value="0.0000158364819637927" calcext:value-type="float">
            <text:p>1,58364819637927E-005</text:p>
          </table:table-cell>
          <table:table-cell table:formula="of:=IF(OR([.P476]&lt;[.P$549];[.P476]&gt;[.P$550]);&quot;&quot;;[.P476])" office:value-type="string" office:string-value="" calcext:value-type="error">
            <text:p>#DIV/0 !</text:p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 office:value-type="float" office:value="0.0000648915684948369" calcext:value-type="float">
            <text:p>6,48915684948369E-005</text:p>
          </table:table-cell>
          <table:table-cell table:formula="of:=IF(OR([.S476]&lt;[.S$549];[.S476]&gt;[.S$550]);&quot;&quot;;[.S476])" office:value-type="float" office:value="0.00542268170036147" calcext:value-type="float">
            <text:p>0,0054226817</text:p>
          </table:table-cell>
          <table:table-cell table:formula="of:=IF(OR([.T476]&lt;[.T$549];[.T476]&gt;[.T$550]);&quot;&quot;;[.T476])" office:value-type="string" office:string-value="" calcext:value-type="error">
            <text:p>#DIV/0 !</text:p>
          </table:table-cell>
          <table:table-cell table:formula="of:=IF(OR([.U476]&lt;[.U$549];[.U476]&gt;[.U$550]);&quot;&quot;;[.U476])" office:value-type="string" office:string-value="" calcext:value-type="error">
            <text:p>#DIV/0 !</text:p>
          </table:table-cell>
          <table:table-cell table:formula="of:=IF(OR([.V476]&lt;[.V$549];[.V476]&gt;[.V$550]);&quot;&quot;;[.V476]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float" office:value="0.000166497960731475" calcext:value-type="float">
            <text:p>0,000166498</text:p>
          </table:table-cell>
          <table:table-cell table:formula="of:=IF(OR([.D477]&lt;[.D$549];[.D477]&gt;[.D$550]);&quot;&quot;;[.D477])" office:value-type="float" office:value="0.00189285687425643" calcext:value-type="float">
            <text:p>0,0018928569</text:p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 office:value-type="string" office:string-value="" calcext:value-type="error">
            <text:p>#DIV/0 !</text:p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 office:value-type="string" office:string-value="" calcext:value-type="error">
            <text:p>#DIV/0 !</text:p>
          </table:table-cell>
          <table:table-cell table:formula="of:=IF(OR([.I477]&lt;[.I$549];[.I477]&gt;[.I$550]);&quot;&quot;;[.I477])" office:value-type="float" office:value="0.0160647275370839" calcext:value-type="float">
            <text:p>0,0160647275</text:p>
          </table:table-cell>
          <table:table-cell table:formula="of:=IF(OR([.J477]&lt;[.J$549];[.J477]&gt;[.J$550]);&quot;&quot;;[.J477])" office:value-type="string" office:string-value="" calcext:value-type="error">
            <text:p>#DIV/0 !</text:p>
          </table:table-cell>
          <table:table-cell table:formula="of:=IF(OR([.K477]&lt;[.K$549];[.K477]&gt;[.K$550]);&quot;&quot;;[.K477])" office:value-type="float" office:value="0.00019278209394572" calcext:value-type="float">
            <text:p>0,0001927821</text:p>
          </table:table-cell>
          <table:table-cell table:formula="of:=IF(OR([.L477]&lt;[.L$549];[.L477]&gt;[.L$550]);&quot;&quot;;[.L477])">
            <text:p/>
          </table:table-cell>
          <table:table-cell table:formula="of:=IF(OR([.M477]&lt;[.M$549];[.M477]&gt;[.M$550]);&quot;&quot;;[.M477])">
            <text:p/>
          </table:table-cell>
          <table:table-cell table:formula="of:=IF(OR([.N477]&lt;[.N$549];[.N477]&gt;[.N$550]);&quot;&quot;;[.N477])" office:value-type="float" office:value="0.518873259131327" calcext:value-type="float">
            <text:p>0,5188732591</text:p>
          </table:table-cell>
          <table:table-cell table:formula="of:=IF(OR([.O477]&lt;[.O$549];[.O477]&gt;[.O$550]);&quot;&quot;;[.O477])" office:value-type="float" office:value="0.0000237215717626801" calcext:value-type="float">
            <text:p>2,37215717626801E-005</text:p>
          </table:table-cell>
          <table:table-cell table:formula="of:=IF(OR([.P477]&lt;[.P$549];[.P477]&gt;[.P$550]);&quot;&quot;;[.P477])" office:value-type="string" office:string-value="" calcext:value-type="error">
            <text:p>#DIV/0 !</text:p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>
            <text:p/>
          </table:table-cell>
          <table:table-cell table:formula="of:=IF(OR([.S477]&lt;[.S$549];[.S477]&gt;[.S$550]);&quot;&quot;;[.S477])" office:value-type="float" office:value="0.00509256049435839" calcext:value-type="float">
            <text:p>0,0050925605</text:p>
          </table:table-cell>
          <table:table-cell table:formula="of:=IF(OR([.T477]&lt;[.T$549];[.T477]&gt;[.T$550]);&quot;&quot;;[.T477])" office:value-type="string" office:string-value="" calcext:value-type="error">
            <text:p>#DIV/0 !</text:p>
          </table:table-cell>
          <table:table-cell table:formula="of:=IF(OR([.U477]&lt;[.U$549];[.U477]&gt;[.U$550]);&quot;&quot;;[.U477])" office:value-type="string" office:string-value="" calcext:value-type="error">
            <text:p>#DIV/0 !</text:p>
          </table:table-cell>
          <table:table-cell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float" office:value="0.0002219456280573" calcext:value-type="float">
            <text:p>0,0002219456</text:p>
          </table:table-cell>
          <table:table-cell table:formula="of:=IF(OR([.D478]&lt;[.D$549];[.D478]&gt;[.D$550]);&quot;&quot;;[.D478])">
            <text:p/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 office:value-type="string" office:string-value="" calcext:value-type="error">
            <text:p>#DIV/0 !</text:p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 office:value-type="string" office:string-value="" calcext:value-type="error">
            <text:p>#DIV/0 !</text:p>
          </table:table-cell>
          <table:table-cell table:formula="of:=IF(OR([.I478]&lt;[.I$549];[.I478]&gt;[.I$550]);&quot;&quot;;[.I478])" office:value-type="float" office:value="0.0135469905965722" calcext:value-type="float">
            <text:p>0,0135469906</text:p>
          </table:table-cell>
          <table:table-cell table:formula="of:=IF(OR([.J478]&lt;[.J$549];[.J478]&gt;[.J$550]);&quot;&quot;;[.J478])" office:value-type="string" office:string-value="" calcext:value-type="error">
            <text:p>#DIV/0 !</text:p>
          </table:table-cell>
          <table:table-cell table:formula="of:=IF(OR([.K478]&lt;[.K$549];[.K478]&gt;[.K$550]);&quot;&quot;;[.K478])">
            <text:p/>
          </table:table-cell>
          <table:table-cell table:formula="of:=IF(OR([.L478]&lt;[.L$549];[.L478]&gt;[.L$550]);&quot;&quot;;[.L478])">
            <text:p/>
          </table:table-cell>
          <table:table-cell table:formula="of:=IF(OR([.M478]&lt;[.M$549];[.M478]&gt;[.M$550]);&quot;&quot;;[.M478])">
            <text:p/>
          </table:table-cell>
          <table:table-cell table:formula="of:=IF(OR([.N478]&lt;[.N$549];[.N478]&gt;[.N$550]);&quot;&quot;;[.N478])" office:value-type="float" office:value="0.433064777020163" calcext:value-type="float">
            <text:p>0,433064777</text:p>
          </table:table-cell>
          <table:table-cell table:formula="of:=IF(OR([.O478]&lt;[.O$549];[.O478]&gt;[.O$550]);&quot;&quot;;[.O478])" office:value-type="float" office:value="0.0000121087908858364" calcext:value-type="float">
            <text:p>1,21087908858364E-005</text:p>
          </table:table-cell>
          <table:table-cell table:formula="of:=IF(OR([.P478]&lt;[.P$549];[.P478]&gt;[.P$550]);&quot;&quot;;[.P478])" office:value-type="string" office:string-value="" calcext:value-type="error">
            <text:p>#DIV/0 !</text:p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>
            <text:p/>
          </table:table-cell>
          <table:table-cell table:formula="of:=IF(OR([.S478]&lt;[.S$549];[.S478]&gt;[.S$550]);&quot;&quot;;[.S478])" office:value-type="float" office:value="0.0044745503690461" calcext:value-type="float">
            <text:p>0,0044745504</text:p>
          </table:table-cell>
          <table:table-cell table:formula="of:=IF(OR([.T478]&lt;[.T$549];[.T478]&gt;[.T$550]);&quot;&quot;;[.T478])" office:value-type="string" office:string-value="" calcext:value-type="error">
            <text:p>#DIV/0 !</text:p>
          </table:table-cell>
          <table:table-cell table:formula="of:=IF(OR([.U478]&lt;[.U$549];[.U478]&gt;[.U$550]);&quot;&quot;;[.U478])" office:value-type="string" office:string-value="" calcext:value-type="error">
            <text:p>#DIV/0 !</text:p>
          </table:table-cell>
          <table:table-cell table:formula="of:=IF(OR([.V478]&lt;[.V$549];[.V478]&gt;[.V$550]);&quot;&quot;;[.V478]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float" office:value="0.00013095434090901" calcext:value-type="float">
            <text:p>0,0001309543</text:p>
          </table:table-cell>
          <table:table-cell table:formula="of:=IF(OR([.D479]&lt;[.D$549];[.D479]&gt;[.D$550]);&quot;&quot;;[.D479])" office:value-type="float" office:value="0.00202177129039143" calcext:value-type="float">
            <text:p>0,0020217713</text:p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 office:value-type="string" office:string-value="" calcext:value-type="error">
            <text:p>#DIV/0 !</text:p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 office:value-type="string" office:string-value="" calcext:value-type="error">
            <text:p>#DIV/0 !</text:p>
          </table:table-cell>
          <table:table-cell table:formula="of:=IF(OR([.I479]&lt;[.I$549];[.I479]&gt;[.I$550]);&quot;&quot;;[.I479])" office:value-type="float" office:value="0.0164511738963984" calcext:value-type="float">
            <text:p>0,0164511739</text:p>
          </table:table-cell>
          <table:table-cell table:formula="of:=IF(OR([.J479]&lt;[.J$549];[.J479]&gt;[.J$550]);&quot;&quot;;[.J479])" office:value-type="string" office:string-value="" calcext:value-type="error">
            <text:p>#DIV/0 !</text:p>
          </table:table-cell>
          <table:table-cell table:formula="of:=IF(OR([.K479]&lt;[.K$549];[.K479]&gt;[.K$550]);&quot;&quot;;[.K479])">
            <text:p/>
          </table:table-cell>
          <table:table-cell table:formula="of:=IF(OR([.L479]&lt;[.L$549];[.L479]&gt;[.L$550]);&quot;&quot;;[.L479])">
            <text:p/>
          </table:table-cell>
          <table:table-cell table:formula="of:=IF(OR([.M479]&lt;[.M$549];[.M479]&gt;[.M$550]);&quot;&quot;;[.M479])">
            <text:p/>
          </table:table-cell>
          <table:table-cell table:formula="of:=IF(OR([.N479]&lt;[.N$549];[.N479]&gt;[.N$550]);&quot;&quot;;[.N479])" office:value-type="float" office:value="0.523374603611024" calcext:value-type="float">
            <text:p>0,5233746036</text:p>
          </table:table-cell>
          <table:table-cell table:formula="of:=IF(OR([.O479]&lt;[.O$549];[.O479]&gt;[.O$550]);&quot;&quot;;[.O479])" office:value-type="float" office:value="0.000013561358382127" calcext:value-type="float">
            <text:p>1,3561358382127E-005</text:p>
          </table:table-cell>
          <table:table-cell table:formula="of:=IF(OR([.P479]&lt;[.P$549];[.P479]&gt;[.P$550]);&quot;&quot;;[.P479])" office:value-type="string" office:string-value="" calcext:value-type="error">
            <text:p>#DIV/0 !</text:p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>
            <text:p/>
          </table:table-cell>
          <table:table-cell table:formula="of:=IF(OR([.S479]&lt;[.S$549];[.S479]&gt;[.S$550]);&quot;&quot;;[.S479])" office:value-type="float" office:value="0.00501131630115859" calcext:value-type="float">
            <text:p>0,0050113163</text:p>
          </table:table-cell>
          <table:table-cell table:formula="of:=IF(OR([.T479]&lt;[.T$549];[.T479]&gt;[.T$550]);&quot;&quot;;[.T479])" office:value-type="string" office:string-value="" calcext:value-type="error">
            <text:p>#DIV/0 !</text:p>
          </table:table-cell>
          <table:table-cell table:formula="of:=IF(OR([.U479]&lt;[.U$549];[.U479]&gt;[.U$550]);&quot;&quot;;[.U479])" office:value-type="string" office:string-value="" calcext:value-type="error">
            <text:p>#DIV/0 !</text:p>
          </table:table-cell>
          <table:table-cell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float" office:value="0.000186204572351477" calcext:value-type="float">
            <text:p>0,0001862046</text:p>
          </table:table-cell>
          <table:table-cell table:formula="of:=IF(OR([.D480]&lt;[.D$549];[.D480]&gt;[.D$550]);&quot;&quot;;[.D480])">
            <text:p/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 office:value-type="string" office:string-value="" calcext:value-type="error">
            <text:p>#DIV/0 !</text:p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 office:value-type="string" office:string-value="" calcext:value-type="error">
            <text:p>#DIV/0 !</text:p>
          </table:table-cell>
          <table:table-cell table:formula="of:=IF(OR([.I480]&lt;[.I$549];[.I480]&gt;[.I$550]);&quot;&quot;;[.I480])" office:value-type="float" office:value="0.0157145191177545" calcext:value-type="float">
            <text:p>0,0157145191</text:p>
          </table:table-cell>
          <table:table-cell table:formula="of:=IF(OR([.J480]&lt;[.J$549];[.J480]&gt;[.J$550]);&quot;&quot;;[.J480])" office:value-type="string" office:string-value="" calcext:value-type="error">
            <text:p>#DIV/0 !</text:p>
          </table:table-cell>
          <table:table-cell table:formula="of:=IF(OR([.K480]&lt;[.K$549];[.K480]&gt;[.K$550]);&quot;&quot;;[.K480])">
            <text:p/>
          </table:table-cell>
          <table:table-cell table:formula="of:=IF(OR([.L480]&lt;[.L$549];[.L480]&gt;[.L$550]);&quot;&quot;;[.L480])">
            <text:p/>
          </table:table-cell>
          <table:table-cell table:formula="of:=IF(OR([.M480]&lt;[.M$549];[.M480]&gt;[.M$550]);&quot;&quot;;[.M480])">
            <text:p/>
          </table:table-cell>
          <table:table-cell table:formula="of:=IF(OR([.N480]&lt;[.N$549];[.N480]&gt;[.N$550]);&quot;&quot;;[.N480])" office:value-type="float" office:value="0.45012883367008" calcext:value-type="float">
            <text:p>0,4501288337</text:p>
          </table:table-cell>
          <table:table-cell table:formula="of:=IF(OR([.O480]&lt;[.O$549];[.O480]&gt;[.O$550]);&quot;&quot;;[.O480])">
            <text:p/>
          </table:table-cell>
          <table:table-cell table:formula="of:=IF(OR([.P480]&lt;[.P$549];[.P480]&gt;[.P$550]);&quot;&quot;;[.P480])" office:value-type="string" office:string-value="" calcext:value-type="error">
            <text:p>#DIV/0 !</text:p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 office:value-type="float" office:value="0.000109041075908777" calcext:value-type="float">
            <text:p>0,0001090411</text:p>
          </table:table-cell>
          <table:table-cell table:formula="of:=IF(OR([.S480]&lt;[.S$549];[.S480]&gt;[.S$550]);&quot;&quot;;[.S480])" office:value-type="float" office:value="0.00308257737639241" calcext:value-type="float">
            <text:p>0,0030825774</text:p>
          </table:table-cell>
          <table:table-cell table:formula="of:=IF(OR([.T480]&lt;[.T$549];[.T480]&gt;[.T$550]);&quot;&quot;;[.T480])" office:value-type="string" office:string-value="" calcext:value-type="error">
            <text:p>#DIV/0 !</text:p>
          </table:table-cell>
          <table:table-cell table:formula="of:=IF(OR([.U480]&lt;[.U$549];[.U480]&gt;[.U$550]);&quot;&quot;;[.U480])" office:value-type="string" office:string-value="" calcext:value-type="error">
            <text:p>#DIV/0 !</text:p>
          </table:table-cell>
          <table:table-cell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float" office:value="0.000196908046331404" calcext:value-type="float">
            <text:p>0,000196908</text:p>
          </table:table-cell>
          <table:table-cell table:formula="of:=IF(OR([.D481]&lt;[.D$549];[.D481]&gt;[.D$550]);&quot;&quot;;[.D481])" office:value-type="float" office:value="0.0019089667882463" calcext:value-type="float">
            <text:p>0,0019089668</text:p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 office:value-type="string" office:string-value="" calcext:value-type="error">
            <text:p>#DIV/0 !</text:p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 office:value-type="string" office:string-value="" calcext:value-type="error">
            <text:p>#DIV/0 !</text:p>
          </table:table-cell>
          <table:table-cell table:formula="of:=IF(OR([.I481]&lt;[.I$549];[.I481]&gt;[.I$550]);&quot;&quot;;[.I481])" office:value-type="float" office:value="0.0155492777373795" calcext:value-type="float">
            <text:p>0,0155492777</text:p>
          </table:table-cell>
          <table:table-cell table:formula="of:=IF(OR([.J481]&lt;[.J$549];[.J481]&gt;[.J$550]);&quot;&quot;;[.J481])" office:value-type="string" office:string-value="" calcext:value-type="error">
            <text:p>#DIV/0 !</text:p>
          </table:table-cell>
          <table:table-cell table:formula="of:=IF(OR([.K481]&lt;[.K$549];[.K481]&gt;[.K$550]);&quot;&quot;;[.K481])">
            <text:p/>
          </table:table-cell>
          <table:table-cell table:formula="of:=IF(OR([.L481]&lt;[.L$549];[.L481]&gt;[.L$550]);&quot;&quot;;[.L481])">
            <text:p/>
          </table:table-cell>
          <table:table-cell table:formula="of:=IF(OR([.M481]&lt;[.M$549];[.M481]&gt;[.M$550]);&quot;&quot;;[.M481])">
            <text:p/>
          </table:table-cell>
          <table:table-cell table:formula="of:=IF(OR([.N481]&lt;[.N$549];[.N481]&gt;[.N$550]);&quot;&quot;;[.N481])" office:value-type="float" office:value="0.51969670060547" calcext:value-type="float">
            <text:p>0,5196967006</text:p>
          </table:table-cell>
          <table:table-cell table:formula="of:=IF(OR([.O481]&lt;[.O$549];[.O481]&gt;[.O$550]);&quot;&quot;;[.O481])">
            <text:p/>
          </table:table-cell>
          <table:table-cell table:formula="of:=IF(OR([.P481]&lt;[.P$549];[.P481]&gt;[.P$550]);&quot;&quot;;[.P481])" office:value-type="string" office:string-value="" calcext:value-type="error">
            <text:p>#DIV/0 !</text:p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 office:value-type="float" office:value="0.0000595757652578418" calcext:value-type="float">
            <text:p>5,95757652578418E-005</text:p>
          </table:table-cell>
          <table:table-cell table:formula="of:=IF(OR([.S481]&lt;[.S$549];[.S481]&gt;[.S$550]);&quot;&quot;;[.S481])" office:value-type="float" office:value="0.00448372768733581" calcext:value-type="float">
            <text:p>0,0044837277</text:p>
          </table:table-cell>
          <table:table-cell table:formula="of:=IF(OR([.T481]&lt;[.T$549];[.T481]&gt;[.T$550]);&quot;&quot;;[.T481])" office:value-type="string" office:string-value="" calcext:value-type="error">
            <text:p>#DIV/0 !</text:p>
          </table:table-cell>
          <table:table-cell table:formula="of:=IF(OR([.U481]&lt;[.U$549];[.U481]&gt;[.U$550]);&quot;&quot;;[.U481])" office:value-type="string" office:string-value="" calcext:value-type="error">
            <text:p>#DIV/0 !</text:p>
          </table:table-cell>
          <table:table-cell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float" office:value="0.000156188949490918" calcext:value-type="float">
            <text:p>0,0001561889</text:p>
          </table:table-cell>
          <table:table-cell table:formula="of:=IF(OR([.D482]&lt;[.D$549];[.D482]&gt;[.D$550]);&quot;&quot;;[.D482])">
            <text:p/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 office:value-type="string" office:string-value="" calcext:value-type="error">
            <text:p>#DIV/0 !</text:p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 office:value-type="string" office:string-value="" calcext:value-type="error">
            <text:p>#DIV/0 !</text:p>
          </table:table-cell>
          <table:table-cell table:formula="of:=IF(OR([.I482]&lt;[.I$549];[.I482]&gt;[.I$550]);&quot;&quot;;[.I482])" office:value-type="float" office:value="0.017020773846644" calcext:value-type="float">
            <text:p>0,0170207738</text:p>
          </table:table-cell>
          <table:table-cell table:formula="of:=IF(OR([.J482]&lt;[.J$549];[.J482]&gt;[.J$550]);&quot;&quot;;[.J482])" office:value-type="string" office:string-value="" calcext:value-type="error">
            <text:p>#DIV/0 !</text:p>
          </table:table-cell>
          <table:table-cell table:formula="of:=IF(OR([.K482]&lt;[.K$549];[.K482]&gt;[.K$550]);&quot;&quot;;[.K482])">
            <text:p/>
          </table:table-cell>
          <table:table-cell table:formula="of:=IF(OR([.L482]&lt;[.L$549];[.L482]&gt;[.L$550]);&quot;&quot;;[.L482])">
            <text:p/>
          </table:table-cell>
          <table:table-cell table:formula="of:=IF(OR([.M482]&lt;[.M$549];[.M482]&gt;[.M$550]);&quot;&quot;;[.M482])">
            <text:p/>
          </table:table-cell>
          <table:table-cell table:formula="of:=IF(OR([.N482]&lt;[.N$549];[.N482]&gt;[.N$550]);&quot;&quot;;[.N482])" office:value-type="float" office:value="0.566481645051329" calcext:value-type="float">
            <text:p>0,5664816451</text:p>
          </table:table-cell>
          <table:table-cell table:formula="of:=IF(OR([.O482]&lt;[.O$549];[.O482]&gt;[.O$550]);&quot;&quot;;[.O482])" office:value-type="float" office:value="0.0000209070331234181" calcext:value-type="float">
            <text:p>0,000020907</text:p>
          </table:table-cell>
          <table:table-cell table:formula="of:=IF(OR([.P482]&lt;[.P$549];[.P482]&gt;[.P$550]);&quot;&quot;;[.P482])" office:value-type="string" office:string-value="" calcext:value-type="error">
            <text:p>#DIV/0 !</text:p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 office:value-type="float" office:value="0.0000625633104410209" calcext:value-type="float">
            <text:p>6,25633104410209E-005</text:p>
          </table:table-cell>
          <table:table-cell table:formula="of:=IF(OR([.S482]&lt;[.S$549];[.S482]&gt;[.S$550]);&quot;&quot;;[.S482])" office:value-type="float" office:value="0.00402369343413631" calcext:value-type="float">
            <text:p>0,0040236934</text:p>
          </table:table-cell>
          <table:table-cell table:formula="of:=IF(OR([.T482]&lt;[.T$549];[.T482]&gt;[.T$550]);&quot;&quot;;[.T482])" office:value-type="string" office:string-value="" calcext:value-type="error">
            <text:p>#DIV/0 !</text:p>
          </table:table-cell>
          <table:table-cell table:formula="of:=IF(OR([.U482]&lt;[.U$549];[.U482]&gt;[.U$550]);&quot;&quot;;[.U482])" office:value-type="string" office:string-value="" calcext:value-type="error">
            <text:p>#DIV/0 !</text:p>
          </table:table-cell>
          <table:table-cell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float" office:value="0.000169876722142001" calcext:value-type="float">
            <text:p>0,0001698767</text:p>
          </table:table-cell>
          <table:table-cell table:formula="of:=IF(OR([.D483]&lt;[.D$549];[.D483]&gt;[.D$550]);&quot;&quot;;[.D483])">
            <text:p/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 office:value-type="string" office:string-value="" calcext:value-type="error">
            <text:p>#DIV/0 !</text:p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 office:value-type="string" office:string-value="" calcext:value-type="error">
            <text:p>#DIV/0 !</text:p>
          </table:table-cell>
          <table:table-cell table:formula="of:=IF(OR([.I483]&lt;[.I$549];[.I483]&gt;[.I$550]);&quot;&quot;;[.I483])" office:value-type="float" office:value="0.0130918148400252" calcext:value-type="float">
            <text:p>0,0130918148</text:p>
          </table:table-cell>
          <table:table-cell table:formula="of:=IF(OR([.J483]&lt;[.J$549];[.J483]&gt;[.J$550]);&quot;&quot;;[.J483])" office:value-type="string" office:string-value="" calcext:value-type="error">
            <text:p>#DIV/0 !</text:p>
          </table:table-cell>
          <table:table-cell table:formula="of:=IF(OR([.K483]&lt;[.K$549];[.K483]&gt;[.K$550]);&quot;&quot;;[.K483])">
            <text:p/>
          </table:table-cell>
          <table:table-cell table:formula="of:=IF(OR([.L483]&lt;[.L$549];[.L483]&gt;[.L$550]);&quot;&quot;;[.L483])">
            <text:p/>
          </table:table-cell>
          <table:table-cell table:formula="of:=IF(OR([.M483]&lt;[.M$549];[.M483]&gt;[.M$550]);&quot;&quot;;[.M483])" office:value-type="float" office:value="0.000139891928437635" calcext:value-type="float">
            <text:p>0,0001398919</text:p>
          </table:table-cell>
          <table:table-cell table:formula="of:=IF(OR([.N483]&lt;[.N$549];[.N483]&gt;[.N$550]);&quot;&quot;;[.N483])" office:value-type="float" office:value="0.448052436666403" calcext:value-type="float">
            <text:p>0,4480524367</text:p>
          </table:table-cell>
          <table:table-cell table:formula="of:=IF(OR([.O483]&lt;[.O$549];[.O483]&gt;[.O$550]);&quot;&quot;;[.O483])" office:value-type="float" office:value="0.0000192923847773009" calcext:value-type="float">
            <text:p>1,92923847773009E-005</text:p>
          </table:table-cell>
          <table:table-cell table:formula="of:=IF(OR([.P483]&lt;[.P$549];[.P483]&gt;[.P$550]);&quot;&quot;;[.P483])" office:value-type="string" office:string-value="" calcext:value-type="error">
            <text:p>#DIV/0 !</text:p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 office:value-type="float" office:value="0.0000278948907763597" calcext:value-type="float">
            <text:p>2,78948907763597E-005</text:p>
          </table:table-cell>
          <table:table-cell table:formula="of:=IF(OR([.S483]&lt;[.S$549];[.S483]&gt;[.S$550]);&quot;&quot;;[.S483])" office:value-type="float" office:value="0.00377510349143636" calcext:value-type="float">
            <text:p>0,0037751035</text:p>
          </table:table-cell>
          <table:table-cell table:formula="of:=IF(OR([.T483]&lt;[.T$549];[.T483]&gt;[.T$550]);&quot;&quot;;[.T483])" office:value-type="string" office:string-value="" calcext:value-type="error">
            <text:p>#DIV/0 !</text:p>
          </table:table-cell>
          <table:table-cell table:formula="of:=IF(OR([.U483]&lt;[.U$549];[.U483]&gt;[.U$550]);&quot;&quot;;[.U483])" office:value-type="string" office:string-value="" calcext:value-type="error">
            <text:p>#DIV/0 !</text:p>
          </table:table-cell>
          <table:table-cell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float" office:value="0.00012225118173872" calcext:value-type="float">
            <text:p>0,0001222512</text:p>
          </table:table-cell>
          <table:table-cell table:formula="of:=IF(OR([.D484]&lt;[.D$549];[.D484]&gt;[.D$550]);&quot;&quot;;[.D484])">
            <text:p/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 office:value-type="string" office:string-value="" calcext:value-type="error">
            <text:p>#DIV/0 !</text:p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 office:value-type="string" office:string-value="" calcext:value-type="error">
            <text:p>#DIV/0 !</text:p>
          </table:table-cell>
          <table:table-cell table:formula="of:=IF(OR([.I484]&lt;[.I$549];[.I484]&gt;[.I$550]);&quot;&quot;;[.I484])" office:value-type="float" office:value="0.0153066584775753" calcext:value-type="float">
            <text:p>0,0153066585</text:p>
          </table:table-cell>
          <table:table-cell table:formula="of:=IF(OR([.J484]&lt;[.J$549];[.J484]&gt;[.J$550]);&quot;&quot;;[.J484])" office:value-type="string" office:string-value="" calcext:value-type="error">
            <text:p>#DIV/0 !</text:p>
          </table:table-cell>
          <table:table-cell table:formula="of:=IF(OR([.K484]&lt;[.K$549];[.K484]&gt;[.K$550]);&quot;&quot;;[.K484])">
            <text:p/>
          </table:table-cell>
          <table:table-cell table:formula="of:=IF(OR([.L484]&lt;[.L$549];[.L484]&gt;[.L$550]);&quot;&quot;;[.L484])">
            <text:p/>
          </table:table-cell>
          <table:table-cell table:formula="of:=IF(OR([.M484]&lt;[.M$549];[.M484]&gt;[.M$550]);&quot;&quot;;[.M484])">
            <text:p/>
          </table:table-cell>
          <table:table-cell table:formula="of:=IF(OR([.N484]&lt;[.N$549];[.N484]&gt;[.N$550]);&quot;&quot;;[.N484])" office:value-type="float" office:value="0.5688996785183" calcext:value-type="float">
            <text:p>0,5688996785</text:p>
          </table:table-cell>
          <table:table-cell table:formula="of:=IF(OR([.O484]&lt;[.O$549];[.O484]&gt;[.O$550]);&quot;&quot;;[.O484])" office:value-type="float" office:value="0.000021639512054176" calcext:value-type="float">
            <text:p>2,1639512054176E-005</text:p>
          </table:table-cell>
          <table:table-cell table:formula="of:=IF(OR([.P484]&lt;[.P$549];[.P484]&gt;[.P$550]);&quot;&quot;;[.P484])" office:value-type="string" office:string-value="" calcext:value-type="error">
            <text:p>#DIV/0 !</text:p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 office:value-type="float" office:value="0.000022207105812974" calcext:value-type="float">
            <text:p>2,2207105812974E-005</text:p>
          </table:table-cell>
          <table:table-cell table:formula="of:=IF(OR([.S484]&lt;[.S$549];[.S484]&gt;[.S$550]);&quot;&quot;;[.S484])" office:value-type="float" office:value="0.00485029300268257" calcext:value-type="float">
            <text:p>0,004850293</text:p>
          </table:table-cell>
          <table:table-cell table:formula="of:=IF(OR([.T484]&lt;[.T$549];[.T484]&gt;[.T$550]);&quot;&quot;;[.T484])" office:value-type="string" office:string-value="" calcext:value-type="error">
            <text:p>#DIV/0 !</text:p>
          </table:table-cell>
          <table:table-cell table:formula="of:=IF(OR([.U484]&lt;[.U$549];[.U484]&gt;[.U$550]);&quot;&quot;;[.U484])" office:value-type="string" office:string-value="" calcext:value-type="error">
            <text:p>#DIV/0 !</text:p>
          </table:table-cell>
          <table:table-cell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float" office:value="0.000141719640358823" calcext:value-type="float">
            <text:p>0,0001417196</text:p>
          </table:table-cell>
          <table:table-cell table:formula="of:=IF(OR([.D485]&lt;[.D$549];[.D485]&gt;[.D$550]);&quot;&quot;;[.D485])" office:value-type="float" office:value="0.00156587470925819" calcext:value-type="float">
            <text:p>0,0015658747</text:p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 office:value-type="string" office:string-value="" calcext:value-type="error">
            <text:p>#DIV/0 !</text:p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 office:value-type="string" office:string-value="" calcext:value-type="error">
            <text:p>#DIV/0 !</text:p>
          </table:table-cell>
          <table:table-cell table:formula="of:=IF(OR([.I485]&lt;[.I$549];[.I485]&gt;[.I$550]);&quot;&quot;;[.I485])" office:value-type="float" office:value="0.0127546591727568" calcext:value-type="float">
            <text:p>0,0127546592</text:p>
          </table:table-cell>
          <table:table-cell table:formula="of:=IF(OR([.J485]&lt;[.J$549];[.J485]&gt;[.J$550]);&quot;&quot;;[.J485])" office:value-type="string" office:string-value="" calcext:value-type="error">
            <text:p>#DIV/0 !</text:p>
          </table:table-cell>
          <table:table-cell table:formula="of:=IF(OR([.K485]&lt;[.K$549];[.K485]&gt;[.K$550]);&quot;&quot;;[.K485])">
            <text:p/>
          </table:table-cell>
          <table:table-cell table:formula="of:=IF(OR([.L485]&lt;[.L$549];[.L485]&gt;[.L$550]);&quot;&quot;;[.L485])">
            <text:p/>
          </table:table-cell>
          <table:table-cell table:formula="of:=IF(OR([.M485]&lt;[.M$549];[.M485]&gt;[.M$550]);&quot;&quot;;[.M485])">
            <text:p/>
          </table:table-cell>
          <table:table-cell table:formula="of:=IF(OR([.N485]&lt;[.N$549];[.N485]&gt;[.N$550]);&quot;&quot;;[.N485])" office:value-type="float" office:value="0.430179315857156" calcext:value-type="float">
            <text:p>0,4301793159</text:p>
          </table:table-cell>
          <table:table-cell table:formula="of:=IF(OR([.O485]&lt;[.O$549];[.O485]&gt;[.O$550]);&quot;&quot;;[.O485])" office:value-type="float" office:value="0.0000163305553263389" calcext:value-type="float">
            <text:p>1,63305553263389E-005</text:p>
          </table:table-cell>
          <table:table-cell table:formula="of:=IF(OR([.P485]&lt;[.P$549];[.P485]&gt;[.P$550]);&quot;&quot;;[.P485])" office:value-type="string" office:string-value="" calcext:value-type="error">
            <text:p>#DIV/0 !</text:p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 office:value-type="float" office:value="0.0000542913933679419" calcext:value-type="float">
            <text:p>5,42913933679419E-005</text:p>
          </table:table-cell>
          <table:table-cell table:formula="of:=IF(OR([.S485]&lt;[.S$549];[.S485]&gt;[.S$550]);&quot;&quot;;[.S485])" office:value-type="float" office:value="0.00314292075085433" calcext:value-type="float">
            <text:p>0,0031429208</text:p>
          </table:table-cell>
          <table:table-cell table:formula="of:=IF(OR([.T485]&lt;[.T$549];[.T485]&gt;[.T$550]);&quot;&quot;;[.T485])" office:value-type="string" office:string-value="" calcext:value-type="error">
            <text:p>#DIV/0 !</text:p>
          </table:table-cell>
          <table:table-cell table:formula="of:=IF(OR([.U485]&lt;[.U$549];[.U485]&gt;[.U$550]);&quot;&quot;;[.U485])" office:value-type="string" office:string-value="" calcext:value-type="error">
            <text:p>#DIV/0 !</text:p>
          </table:table-cell>
          <table:table-cell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float" office:value="0.000142001979495683" calcext:value-type="float">
            <text:p>0,000142002</text:p>
          </table:table-cell>
          <table:table-cell table:formula="of:=IF(OR([.D486]&lt;[.D$549];[.D486]&gt;[.D$550]);&quot;&quot;;[.D486])">
            <text:p/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 office:value-type="string" office:string-value="" calcext:value-type="error">
            <text:p>#DIV/0 !</text:p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 office:value-type="string" office:string-value="" calcext:value-type="error">
            <text:p>#DIV/0 !</text:p>
          </table:table-cell>
          <table:table-cell table:formula="of:=IF(OR([.I486]&lt;[.I$549];[.I486]&gt;[.I$550]);&quot;&quot;;[.I486])" office:value-type="float" office:value="0.0139442532130639" calcext:value-type="float">
            <text:p>0,0139442532</text:p>
          </table:table-cell>
          <table:table-cell table:formula="of:=IF(OR([.J486]&lt;[.J$549];[.J486]&gt;[.J$550]);&quot;&quot;;[.J486])" office:value-type="string" office:string-value="" calcext:value-type="error">
            <text:p>#DIV/0 !</text:p>
          </table:table-cell>
          <table:table-cell table:formula="of:=IF(OR([.K486]&lt;[.K$549];[.K486]&gt;[.K$550]);&quot;&quot;;[.K486])">
            <text:p/>
          </table:table-cell>
          <table:table-cell table:formula="of:=IF(OR([.L486]&lt;[.L$549];[.L486]&gt;[.L$550]);&quot;&quot;;[.L486])">
            <text:p/>
          </table:table-cell>
          <table:table-cell table:formula="of:=IF(OR([.M486]&lt;[.M$549];[.M486]&gt;[.M$550]);&quot;&quot;;[.M486])">
            <text:p/>
          </table:table-cell>
          <table:table-cell table:formula="of:=IF(OR([.N486]&lt;[.N$549];[.N486]&gt;[.N$550]);&quot;&quot;;[.N486])" office:value-type="float" office:value="0.512701821455319" calcext:value-type="float">
            <text:p>0,5127018215</text:p>
          </table:table-cell>
          <table:table-cell table:formula="of:=IF(OR([.O486]&lt;[.O$549];[.O486]&gt;[.O$550]);&quot;&quot;;[.O486])" office:value-type="float" office:value="0.0000205485566138687" calcext:value-type="float">
            <text:p>2,05485566138687E-005</text:p>
          </table:table-cell>
          <table:table-cell table:formula="of:=IF(OR([.P486]&lt;[.P$549];[.P486]&gt;[.P$550]);&quot;&quot;;[.P486])" office:value-type="string" office:string-value="" calcext:value-type="error">
            <text:p>#DIV/0 !</text:p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 office:value-type="float" office:value="0.0000318671058306881" calcext:value-type="float">
            <text:p>3,18671058306881E-005</text:p>
          </table:table-cell>
          <table:table-cell table:formula="of:=IF(OR([.S486]&lt;[.S$549];[.S486]&gt;[.S$550]);&quot;&quot;;[.S486])" office:value-type="float" office:value="0.00343605283253" calcext:value-type="float">
            <text:p>0,0034360528</text:p>
          </table:table-cell>
          <table:table-cell table:formula="of:=IF(OR([.T486]&lt;[.T$549];[.T486]&gt;[.T$550]);&quot;&quot;;[.T486])" office:value-type="string" office:string-value="" calcext:value-type="error">
            <text:p>#DIV/0 !</text:p>
          </table:table-cell>
          <table:table-cell table:formula="of:=IF(OR([.U486]&lt;[.U$549];[.U486]&gt;[.U$550]);&quot;&quot;;[.U486])" office:value-type="string" office:string-value="" calcext:value-type="error">
            <text:p>#DIV/0 !</text:p>
          </table:table-cell>
          <table:table-cell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float" office:value="0.0000782353827595474" calcext:value-type="float">
            <text:p>7,82353827595474E-005</text:p>
          </table:table-cell>
          <table:table-cell table:formula="of:=IF(OR([.D487]&lt;[.D$549];[.D487]&gt;[.D$550]);&quot;&quot;;[.D487])">
            <text:p/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 office:value-type="string" office:string-value="" calcext:value-type="error">
            <text:p>#DIV/0 !</text:p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 office:value-type="string" office:string-value="" calcext:value-type="error">
            <text:p>#DIV/0 !</text:p>
          </table:table-cell>
          <table:table-cell table:formula="of:=IF(OR([.I487]&lt;[.I$549];[.I487]&gt;[.I$550]);&quot;&quot;;[.I487])" office:value-type="float" office:value="0.0164935755736512" calcext:value-type="float">
            <text:p>0,0164935756</text:p>
          </table:table-cell>
          <table:table-cell table:formula="of:=IF(OR([.J487]&lt;[.J$549];[.J487]&gt;[.J$550]);&quot;&quot;;[.J487])" office:value-type="string" office:string-value="" calcext:value-type="error">
            <text:p>#DIV/0 !</text:p>
          </table:table-cell>
          <table:table-cell table:formula="of:=IF(OR([.K487]&lt;[.K$549];[.K487]&gt;[.K$550]);&quot;&quot;;[.K487])">
            <text:p/>
          </table:table-cell>
          <table:table-cell table:formula="of:=IF(OR([.L487]&lt;[.L$549];[.L487]&gt;[.L$550]);&quot;&quot;;[.L487])">
            <text:p/>
          </table:table-cell>
          <table:table-cell table:formula="of:=IF(OR([.M487]&lt;[.M$549];[.M487]&gt;[.M$550]);&quot;&quot;;[.M487])">
            <text:p/>
          </table:table-cell>
          <table:table-cell table:formula="of:=IF(OR([.N487]&lt;[.N$549];[.N487]&gt;[.N$550]);&quot;&quot;;[.N487])" office:value-type="float" office:value="0.500832035485756" calcext:value-type="float">
            <text:p>0,5008320355</text:p>
          </table:table-cell>
          <table:table-cell table:formula="of:=IF(OR([.O487]&lt;[.O$549];[.O487]&gt;[.O$550]);&quot;&quot;;[.O487])" office:value-type="float" office:value="0.0000194757979476948" calcext:value-type="float">
            <text:p>1,94757979476948E-005</text:p>
          </table:table-cell>
          <table:table-cell table:formula="of:=IF(OR([.P487]&lt;[.P$549];[.P487]&gt;[.P$550]);&quot;&quot;;[.P487])" office:value-type="string" office:string-value="" calcext:value-type="error">
            <text:p>#DIV/0 !</text:p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>
            <text:p/>
          </table:table-cell>
          <table:table-cell table:formula="of:=IF(OR([.S487]&lt;[.S$549];[.S487]&gt;[.S$550]);&quot;&quot;;[.S487])" office:value-type="float" office:value="0.00438623779264334" calcext:value-type="float">
            <text:p>0,0043862378</text:p>
          </table:table-cell>
          <table:table-cell table:formula="of:=IF(OR([.T487]&lt;[.T$549];[.T487]&gt;[.T$550]);&quot;&quot;;[.T487])" office:value-type="string" office:string-value="" calcext:value-type="error">
            <text:p>#DIV/0 !</text:p>
          </table:table-cell>
          <table:table-cell table:formula="of:=IF(OR([.U487]&lt;[.U$549];[.U487]&gt;[.U$550]);&quot;&quot;;[.U487])" office:value-type="string" office:string-value="" calcext:value-type="error">
            <text:p>#DIV/0 !</text:p>
          </table:table-cell>
          <table:table-cell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float" office:value="0.000100688382562428" calcext:value-type="float">
            <text:p>0,0001006884</text:p>
          </table:table-cell>
          <table:table-cell table:formula="of:=IF(OR([.D488]&lt;[.D$549];[.D488]&gt;[.D$550]);&quot;&quot;;[.D488])" office:value-type="float" office:value="0.00167383481593701" calcext:value-type="float">
            <text:p>0,0016738348</text:p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 office:value-type="string" office:string-value="" calcext:value-type="error">
            <text:p>#DIV/0 !</text:p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 office:value-type="string" office:string-value="" calcext:value-type="error">
            <text:p>#DIV/0 !</text:p>
          </table:table-cell>
          <table:table-cell table:formula="of:=IF(OR([.I488]&lt;[.I$549];[.I488]&gt;[.I$550]);&quot;&quot;;[.I488])" office:value-type="float" office:value="0.0125663286571153" calcext:value-type="float">
            <text:p>0,0125663287</text:p>
          </table:table-cell>
          <table:table-cell table:formula="of:=IF(OR([.J488]&lt;[.J$549];[.J488]&gt;[.J$550]);&quot;&quot;;[.J488])" office:value-type="string" office:string-value="" calcext:value-type="error">
            <text:p>#DIV/0 !</text:p>
          </table:table-cell>
          <table:table-cell table:formula="of:=IF(OR([.K488]&lt;[.K$549];[.K488]&gt;[.K$550]);&quot;&quot;;[.K488])">
            <text:p/>
          </table:table-cell>
          <table:table-cell table:formula="of:=IF(OR([.L488]&lt;[.L$549];[.L488]&gt;[.L$550]);&quot;&quot;;[.L488])">
            <text:p/>
          </table:table-cell>
          <table:table-cell table:formula="of:=IF(OR([.M488]&lt;[.M$549];[.M488]&gt;[.M$550]);&quot;&quot;;[.M488])">
            <text:p/>
          </table:table-cell>
          <table:table-cell table:formula="of:=IF(OR([.N488]&lt;[.N$549];[.N488]&gt;[.N$550]);&quot;&quot;;[.N488])" office:value-type="float" office:value="0.442325353637205" calcext:value-type="float">
            <text:p>0,4423253536</text:p>
          </table:table-cell>
          <table:table-cell table:formula="of:=IF(OR([.O488]&lt;[.O$549];[.O488]&gt;[.O$550]);&quot;&quot;;[.O488])" office:value-type="float" office:value="0.00001365508961385" calcext:value-type="float">
            <text:p>1,365508961385E-005</text:p>
          </table:table-cell>
          <table:table-cell table:formula="of:=IF(OR([.P488]&lt;[.P$549];[.P488]&gt;[.P$550]);&quot;&quot;;[.P488])" office:value-type="string" office:string-value="" calcext:value-type="error">
            <text:p>#DIV/0 !</text:p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>
            <text:p/>
          </table:table-cell>
          <table:table-cell table:formula="of:=IF(OR([.S488]&lt;[.S$549];[.S488]&gt;[.S$550]);&quot;&quot;;[.S488])" office:value-type="float" office:value="0.00467573573064498" calcext:value-type="float">
            <text:p>0,0046757357</text:p>
          </table:table-cell>
          <table:table-cell table:formula="of:=IF(OR([.T488]&lt;[.T$549];[.T488]&gt;[.T$550]);&quot;&quot;;[.T488])" office:value-type="string" office:string-value="" calcext:value-type="error">
            <text:p>#DIV/0 !</text:p>
          </table:table-cell>
          <table:table-cell table:formula="of:=IF(OR([.U488]&lt;[.U$549];[.U488]&gt;[.U$550]);&quot;&quot;;[.U488])" office:value-type="string" office:string-value="" calcext:value-type="error">
            <text:p>#DIV/0 !</text:p>
          </table:table-cell>
          <table:table-cell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float" office:value="0.000144598078231183" calcext:value-type="float">
            <text:p>0,0001445981</text:p>
          </table:table-cell>
          <table:table-cell table:formula="of:=IF(OR([.D489]&lt;[.D$549];[.D489]&gt;[.D$550]);&quot;&quot;;[.D489])" office:value-type="float" office:value="0.00198558939071888" calcext:value-type="float">
            <text:p>0,0019855894</text:p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 office:value-type="string" office:string-value="" calcext:value-type="error">
            <text:p>#DIV/0 !</text:p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 office:value-type="string" office:string-value="" calcext:value-type="error">
            <text:p>#DIV/0 !</text:p>
          </table:table-cell>
          <table:table-cell table:formula="of:=IF(OR([.I489]&lt;[.I$549];[.I489]&gt;[.I$550]);&quot;&quot;;[.I489])" office:value-type="float" office:value="0.0161733986671634" calcext:value-type="float">
            <text:p>0,0161733987</text:p>
          </table:table-cell>
          <table:table-cell table:formula="of:=IF(OR([.J489]&lt;[.J$549];[.J489]&gt;[.J$550]);&quot;&quot;;[.J489])" office:value-type="string" office:string-value="" calcext:value-type="error">
            <text:p>#DIV/0 !</text:p>
          </table:table-cell>
          <table:table-cell table:formula="of:=IF(OR([.K489]&lt;[.K$549];[.K489]&gt;[.K$550]);&quot;&quot;;[.K489])" office:value-type="float" office:value="0.000183297388807701" calcext:value-type="float">
            <text:p>0,0001832974</text:p>
          </table:table-cell>
          <table:table-cell table:formula="of:=IF(OR([.L489]&lt;[.L$549];[.L489]&gt;[.L$550]);&quot;&quot;;[.L489])">
            <text:p/>
          </table:table-cell>
          <table:table-cell table:formula="of:=IF(OR([.M489]&lt;[.M$549];[.M489]&gt;[.M$550]);&quot;&quot;;[.M489])">
            <text:p/>
          </table:table-cell>
          <table:table-cell table:formula="of:=IF(OR([.N489]&lt;[.N$549];[.N489]&gt;[.N$550]);&quot;&quot;;[.N489])" office:value-type="float" office:value="0.658720541591553" calcext:value-type="float">
            <text:p>0,6587205416</text:p>
          </table:table-cell>
          <table:table-cell table:formula="of:=IF(OR([.O489]&lt;[.O$549];[.O489]&gt;[.O$550]);&quot;&quot;;[.O489])">
            <text:p/>
          </table:table-cell>
          <table:table-cell table:formula="of:=IF(OR([.P489]&lt;[.P$549];[.P489]&gt;[.P$550]);&quot;&quot;;[.P489])" office:value-type="string" office:string-value="" calcext:value-type="error">
            <text:p>#DIV/0 !</text:p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 office:value-type="float" office:value="0.0000269591756499849" calcext:value-type="float">
            <text:p>2,69591756499849E-005</text:p>
          </table:table-cell>
          <table:table-cell table:formula="of:=IF(OR([.S489]&lt;[.S$549];[.S489]&gt;[.S$550]);&quot;&quot;;[.S489])" office:value-type="float" office:value="0.00737710569916036" calcext:value-type="float">
            <text:p>0,0073771057</text:p>
          </table:table-cell>
          <table:table-cell table:formula="of:=IF(OR([.T489]&lt;[.T$549];[.T489]&gt;[.T$550]);&quot;&quot;;[.T489])" office:value-type="string" office:string-value="" calcext:value-type="error">
            <text:p>#DIV/0 !</text:p>
          </table:table-cell>
          <table:table-cell table:formula="of:=IF(OR([.U489]&lt;[.U$549];[.U489]&gt;[.U$550]);&quot;&quot;;[.U489])" office:value-type="string" office:string-value="" calcext:value-type="error">
            <text:p>#DIV/0 !</text:p>
          </table:table-cell>
          <table:table-cell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float" office:value="0.000138249351246464" calcext:value-type="float">
            <text:p>0,0001382494</text:p>
          </table:table-cell>
          <table:table-cell table:formula="of:=IF(OR([.D490]&lt;[.D$549];[.D490]&gt;[.D$550]);&quot;&quot;;[.D490])" office:value-type="float" office:value="0.00189775368718611" calcext:value-type="float">
            <text:p>0,0018977537</text:p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 office:value-type="string" office:string-value="" calcext:value-type="error">
            <text:p>#DIV/0 !</text:p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 office:value-type="string" office:string-value="" calcext:value-type="error">
            <text:p>#DIV/0 !</text:p>
          </table:table-cell>
          <table:table-cell table:formula="of:=IF(OR([.I490]&lt;[.I$549];[.I490]&gt;[.I$550]);&quot;&quot;;[.I490])" office:value-type="float" office:value="0.0154644433136553" calcext:value-type="float">
            <text:p>0,0154644433</text:p>
          </table:table-cell>
          <table:table-cell table:formula="of:=IF(OR([.J490]&lt;[.J$549];[.J490]&gt;[.J$550]);&quot;&quot;;[.J490])" office:value-type="string" office:string-value="" calcext:value-type="error">
            <text:p>#DIV/0 !</text:p>
          </table:table-cell>
          <table:table-cell table:formula="of:=IF(OR([.K490]&lt;[.K$549];[.K490]&gt;[.K$550]);&quot;&quot;;[.K490])">
            <text:p/>
          </table:table-cell>
          <table:table-cell table:formula="of:=IF(OR([.L490]&lt;[.L$549];[.L490]&gt;[.L$550]);&quot;&quot;;[.L490])">
            <text:p/>
          </table:table-cell>
          <table:table-cell table:formula="of:=IF(OR([.M490]&lt;[.M$549];[.M490]&gt;[.M$550]);&quot;&quot;;[.M490])">
            <text:p/>
          </table:table-cell>
          <table:table-cell table:formula="of:=IF(OR([.N490]&lt;[.N$549];[.N490]&gt;[.N$550]);&quot;&quot;;[.N490])" office:value-type="float" office:value="0.491452117029341" calcext:value-type="float">
            <text:p>0,491452117</text:p>
          </table:table-cell>
          <table:table-cell table:formula="of:=IF(OR([.O490]&lt;[.O$549];[.O490]&gt;[.O$550]);&quot;&quot;;[.O490])" office:value-type="float" office:value="0.0000197917313569987" calcext:value-type="float">
            <text:p>1,97917313569987E-005</text:p>
          </table:table-cell>
          <table:table-cell table:formula="of:=IF(OR([.P490]&lt;[.P$549];[.P490]&gt;[.P$550]);&quot;&quot;;[.P490])" office:value-type="string" office:string-value="" calcext:value-type="error">
            <text:p>#DIV/0 !</text:p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>
            <text:p/>
          </table:table-cell>
          <table:table-cell table:formula="of:=IF(OR([.S490]&lt;[.S$549];[.S490]&gt;[.S$550]);&quot;&quot;;[.S490])" office:value-type="float" office:value="0.00705076769989921" calcext:value-type="float">
            <text:p>0,0070507677</text:p>
          </table:table-cell>
          <table:table-cell table:formula="of:=IF(OR([.T490]&lt;[.T$549];[.T490]&gt;[.T$550]);&quot;&quot;;[.T490])" office:value-type="string" office:string-value="" calcext:value-type="error">
            <text:p>#DIV/0 !</text:p>
          </table:table-cell>
          <table:table-cell table:formula="of:=IF(OR([.U490]&lt;[.U$549];[.U490]&gt;[.U$550]);&quot;&quot;;[.U490])" office:value-type="string" office:string-value="" calcext:value-type="error">
            <text:p>#DIV/0 !</text:p>
          </table:table-cell>
          <table:table-cell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float" office:value="0.000124440868711782" calcext:value-type="float">
            <text:p>0,0001244409</text:p>
          </table:table-cell>
          <table:table-cell table:formula="of:=IF(OR([.D491]&lt;[.D$549];[.D491]&gt;[.D$550]);&quot;&quot;;[.D491])" office:value-type="float" office:value="0.00252591474612675" calcext:value-type="float">
            <text:p>0,0025259147</text:p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 office:value-type="string" office:string-value="" calcext:value-type="error">
            <text:p>#DIV/0 !</text:p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 office:value-type="string" office:string-value="" calcext:value-type="error">
            <text:p>#DIV/0 !</text:p>
          </table:table-cell>
          <table:table-cell table:formula="of:=IF(OR([.I491]&lt;[.I$549];[.I491]&gt;[.I$550]);&quot;&quot;;[.I491])" office:value-type="float" office:value="0.0156329172197418" calcext:value-type="float">
            <text:p>0,0156329172</text:p>
          </table:table-cell>
          <table:table-cell table:formula="of:=IF(OR([.J491]&lt;[.J$549];[.J491]&gt;[.J$550]);&quot;&quot;;[.J491])" office:value-type="string" office:string-value="" calcext:value-type="error">
            <text:p>#DIV/0 !</text:p>
          </table:table-cell>
          <table:table-cell table:formula="of:=IF(OR([.K491]&lt;[.K$549];[.K491]&gt;[.K$550]);&quot;&quot;;[.K491])">
            <text:p/>
          </table:table-cell>
          <table:table-cell table:formula="of:=IF(OR([.L491]&lt;[.L$549];[.L491]&gt;[.L$550]);&quot;&quot;;[.L491])">
            <text:p/>
          </table:table-cell>
          <table:table-cell table:formula="of:=IF(OR([.M491]&lt;[.M$549];[.M491]&gt;[.M$550]);&quot;&quot;;[.M491])">
            <text:p/>
          </table:table-cell>
          <table:table-cell table:formula="of:=IF(OR([.N491]&lt;[.N$549];[.N491]&gt;[.N$550]);&quot;&quot;;[.N491])" office:value-type="float" office:value="0.559441252168318" calcext:value-type="float">
            <text:p>0,5594412522</text:p>
          </table:table-cell>
          <table:table-cell table:formula="of:=IF(OR([.O491]&lt;[.O$549];[.O491]&gt;[.O$550]);&quot;&quot;;[.O491])">
            <text:p/>
          </table:table-cell>
          <table:table-cell table:formula="of:=IF(OR([.P491]&lt;[.P$549];[.P491]&gt;[.P$550]);&quot;&quot;;[.P491])" office:value-type="string" office:string-value="" calcext:value-type="error">
            <text:p>#DIV/0 !</text:p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 office:value-type="float" office:value="0.0000195740602024198" calcext:value-type="float">
            <text:p>1,95740602024198E-005</text:p>
          </table:table-cell>
          <table:table-cell table:formula="of:=IF(OR([.S491]&lt;[.S$549];[.S491]&gt;[.S$550]);&quot;&quot;;[.S491])" office:value-type="float" office:value="0.00718089653754184" calcext:value-type="float">
            <text:p>0,0071808965</text:p>
          </table:table-cell>
          <table:table-cell table:formula="of:=IF(OR([.T491]&lt;[.T$549];[.T491]&gt;[.T$550]);&quot;&quot;;[.T491])" office:value-type="string" office:string-value="" calcext:value-type="error">
            <text:p>#DIV/0 !</text:p>
          </table:table-cell>
          <table:table-cell table:formula="of:=IF(OR([.U491]&lt;[.U$549];[.U491]&gt;[.U$550]);&quot;&quot;;[.U491])" office:value-type="string" office:string-value="" calcext:value-type="error">
            <text:p>#DIV/0 !</text:p>
          </table:table-cell>
          <table:table-cell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float" office:value="0.000105431801531966" calcext:value-type="float">
            <text:p>0,0001054318</text:p>
          </table:table-cell>
          <table:table-cell table:formula="of:=IF(OR([.D492]&lt;[.D$549];[.D492]&gt;[.D$550]);&quot;&quot;;[.D492])">
            <text:p/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 office:value-type="string" office:string-value="" calcext:value-type="error">
            <text:p>#DIV/0 !</text:p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 office:value-type="string" office:string-value="" calcext:value-type="error">
            <text:p>#DIV/0 !</text:p>
          </table:table-cell>
          <table:table-cell table:formula="of:=IF(OR([.I492]&lt;[.I$549];[.I492]&gt;[.I$550]);&quot;&quot;;[.I492])" office:value-type="float" office:value="0.0155177831297448" calcext:value-type="float">
            <text:p>0,0155177831</text:p>
          </table:table-cell>
          <table:table-cell table:formula="of:=IF(OR([.J492]&lt;[.J$549];[.J492]&gt;[.J$550]);&quot;&quot;;[.J492])" office:value-type="string" office:string-value="" calcext:value-type="error">
            <text:p>#DIV/0 !</text:p>
          </table:table-cell>
          <table:table-cell table:formula="of:=IF(OR([.K492]&lt;[.K$549];[.K492]&gt;[.K$550]);&quot;&quot;;[.K492])">
            <text:p/>
          </table:table-cell>
          <table:table-cell table:formula="of:=IF(OR([.L492]&lt;[.L$549];[.L492]&gt;[.L$550]);&quot;&quot;;[.L492])">
            <text:p/>
          </table:table-cell>
          <table:table-cell table:formula="of:=IF(OR([.M492]&lt;[.M$549];[.M492]&gt;[.M$550]);&quot;&quot;;[.M492])" office:value-type="float" office:value="0.00011879599086519" calcext:value-type="float">
            <text:p>0,000118796</text:p>
          </table:table-cell>
          <table:table-cell table:formula="of:=IF(OR([.N492]&lt;[.N$549];[.N492]&gt;[.N$550]);&quot;&quot;;[.N492])">
            <text:p/>
          </table:table-cell>
          <table:table-cell table:formula="of:=IF(OR([.O492]&lt;[.O$549];[.O492]&gt;[.O$550]);&quot;&quot;;[.O492])">
            <text:p/>
          </table:table-cell>
          <table:table-cell table:formula="of:=IF(OR([.P492]&lt;[.P$549];[.P492]&gt;[.P$550]);&quot;&quot;;[.P492])" office:value-type="string" office:string-value="" calcext:value-type="error">
            <text:p>#DIV/0 !</text:p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>
            <text:p/>
          </table:table-cell>
          <table:table-cell table:formula="of:=IF(OR([.S492]&lt;[.S$549];[.S492]&gt;[.S$550]);&quot;&quot;;[.S492])" office:value-type="float" office:value="0.00616599815798026" calcext:value-type="float">
            <text:p>0,0061659982</text:p>
          </table:table-cell>
          <table:table-cell table:formula="of:=IF(OR([.T492]&lt;[.T$549];[.T492]&gt;[.T$550]);&quot;&quot;;[.T492])" office:value-type="string" office:string-value="" calcext:value-type="error">
            <text:p>#DIV/0 !</text:p>
          </table:table-cell>
          <table:table-cell table:formula="of:=IF(OR([.U492]&lt;[.U$549];[.U492]&gt;[.U$550]);&quot;&quot;;[.U492])" office:value-type="string" office:string-value="" calcext:value-type="error">
            <text:p>#DIV/0 !</text:p>
          </table:table-cell>
          <table:table-cell table:formula="of:=IF(OR([.V492]&lt;[.V$549];[.V492]&gt;[.V$550]);&quot;&quot;;[.V492]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float" office:value="0.00011256363963322" calcext:value-type="float">
            <text:p>0,0001125636</text:p>
          </table:table-cell>
          <table:table-cell table:formula="of:=IF(OR([.D493]&lt;[.D$549];[.D493]&gt;[.D$550]);&quot;&quot;;[.D493])" office:value-type="float" office:value="0.00144476192234143" calcext:value-type="float">
            <text:p>0,0014447619</text:p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 office:value-type="string" office:string-value="" calcext:value-type="error">
            <text:p>#DIV/0 !</text:p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 office:value-type="string" office:string-value="" calcext:value-type="error">
            <text:p>#DIV/0 !</text:p>
          </table:table-cell>
          <table:table-cell table:formula="of:=IF(OR([.I493]&lt;[.I$549];[.I493]&gt;[.I$550]);&quot;&quot;;[.I493])" office:value-type="float" office:value="0.012266682500887" calcext:value-type="float">
            <text:p>0,0122666825</text:p>
          </table:table-cell>
          <table:table-cell table:formula="of:=IF(OR([.J493]&lt;[.J$549];[.J493]&gt;[.J$550]);&quot;&quot;;[.J493])" office:value-type="string" office:string-value="" calcext:value-type="error">
            <text:p>#DIV/0 !</text:p>
          </table:table-cell>
          <table:table-cell table:formula="of:=IF(OR([.K493]&lt;[.K$549];[.K493]&gt;[.K$550]);&quot;&quot;;[.K493])">
            <text:p/>
          </table:table-cell>
          <table:table-cell table:formula="of:=IF(OR([.L493]&lt;[.L$549];[.L493]&gt;[.L$550]);&quot;&quot;;[.L493])">
            <text:p/>
          </table:table-cell>
          <table:table-cell table:formula="of:=IF(OR([.M493]&lt;[.M$549];[.M493]&gt;[.M$550]);&quot;&quot;;[.M493])">
            <text:p/>
          </table:table-cell>
          <table:table-cell table:formula="of:=IF(OR([.N493]&lt;[.N$549];[.N493]&gt;[.N$550]);&quot;&quot;;[.N493])" office:value-type="float" office:value="0.451770538967161" calcext:value-type="float">
            <text:p>0,451770539</text:p>
          </table:table-cell>
          <table:table-cell table:formula="of:=IF(OR([.O493]&lt;[.O$549];[.O493]&gt;[.O$550]);&quot;&quot;;[.O493])" office:value-type="float" office:value="0.0000264391390850459" calcext:value-type="float">
            <text:p>2,64391390850459E-005</text:p>
          </table:table-cell>
          <table:table-cell table:formula="of:=IF(OR([.P493]&lt;[.P$549];[.P493]&gt;[.P$550]);&quot;&quot;;[.P493])" office:value-type="string" office:string-value="" calcext:value-type="error">
            <text:p>#DIV/0 !</text:p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>
            <text:p/>
          </table:table-cell>
          <table:table-cell table:formula="of:=IF(OR([.S493]&lt;[.S$549];[.S493]&gt;[.S$550]);&quot;&quot;;[.S493])" office:value-type="float" office:value="0.00388700148940711" calcext:value-type="float">
            <text:p>0,0038870015</text:p>
          </table:table-cell>
          <table:table-cell table:formula="of:=IF(OR([.T493]&lt;[.T$549];[.T493]&gt;[.T$550]);&quot;&quot;;[.T493])" office:value-type="string" office:string-value="" calcext:value-type="error">
            <text:p>#DIV/0 !</text:p>
          </table:table-cell>
          <table:table-cell table:formula="of:=IF(OR([.U493]&lt;[.U$549];[.U493]&gt;[.U$550]);&quot;&quot;;[.U493])" office:value-type="string" office:string-value="" calcext:value-type="error">
            <text:p>#DIV/0 !</text:p>
          </table:table-cell>
          <table:table-cell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float" office:value="0.000146740487793704" calcext:value-type="float">
            <text:p>0,0001467405</text:p>
          </table:table-cell>
          <table:table-cell table:formula="of:=IF(OR([.D494]&lt;[.D$549];[.D494]&gt;[.D$550]);&quot;&quot;;[.D494])" office:value-type="float" office:value="0.00201431181599929" calcext:value-type="float">
            <text:p>0,0020143118</text:p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 office:value-type="string" office:string-value="" calcext:value-type="error">
            <text:p>#DIV/0 !</text:p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 office:value-type="string" office:string-value="" calcext:value-type="error">
            <text:p>#DIV/0 !</text:p>
          </table:table-cell>
          <table:table-cell table:formula="of:=IF(OR([.I494]&lt;[.I$549];[.I494]&gt;[.I$550]);&quot;&quot;;[.I494])" office:value-type="float" office:value="0.0177905837411882" calcext:value-type="float">
            <text:p>0,0177905837</text:p>
          </table:table-cell>
          <table:table-cell table:formula="of:=IF(OR([.J494]&lt;[.J$549];[.J494]&gt;[.J$550]);&quot;&quot;;[.J494])" office:value-type="string" office:string-value="" calcext:value-type="error">
            <text:p>#DIV/0 !</text:p>
          </table:table-cell>
          <table:table-cell table:formula="of:=IF(OR([.K494]&lt;[.K$549];[.K494]&gt;[.K$550]);&quot;&quot;;[.K494])">
            <text:p/>
          </table:table-cell>
          <table:table-cell table:formula="of:=IF(OR([.L494]&lt;[.L$549];[.L494]&gt;[.L$550]);&quot;&quot;;[.L494])">
            <text:p/>
          </table:table-cell>
          <table:table-cell table:formula="of:=IF(OR([.M494]&lt;[.M$549];[.M494]&gt;[.M$550]);&quot;&quot;;[.M494])">
            <text:p/>
          </table:table-cell>
          <table:table-cell table:formula="of:=IF(OR([.N494]&lt;[.N$549];[.N494]&gt;[.N$550]);&quot;&quot;;[.N494])" office:value-type="float" office:value="0.677222359114197" calcext:value-type="float">
            <text:p>0,6772223591</text:p>
          </table:table-cell>
          <table:table-cell table:formula="of:=IF(OR([.O494]&lt;[.O$549];[.O494]&gt;[.O$550]);&quot;&quot;;[.O494])" office:value-type="float" office:value="0.0000210073196541109" calcext:value-type="float">
            <text:p>2,10073196541109E-005</text:p>
          </table:table-cell>
          <table:table-cell table:formula="of:=IF(OR([.P494]&lt;[.P$549];[.P494]&gt;[.P$550]);&quot;&quot;;[.P494])" office:value-type="string" office:string-value="" calcext:value-type="error">
            <text:p>#DIV/0 !</text:p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>
            <text:p/>
          </table:table-cell>
          <table:table-cell table:formula="of:=IF(OR([.S494]&lt;[.S$549];[.S494]&gt;[.S$550]);&quot;&quot;;[.S494])" office:value-type="float" office:value="0.00473115913589084" calcext:value-type="float">
            <text:p>0,0047311591</text:p>
          </table:table-cell>
          <table:table-cell table:formula="of:=IF(OR([.T494]&lt;[.T$549];[.T494]&gt;[.T$550]);&quot;&quot;;[.T494])" office:value-type="string" office:string-value="" calcext:value-type="error">
            <text:p>#DIV/0 !</text:p>
          </table:table-cell>
          <table:table-cell table:formula="of:=IF(OR([.U494]&lt;[.U$549];[.U494]&gt;[.U$550]);&quot;&quot;;[.U494])" office:value-type="string" office:string-value="" calcext:value-type="error">
            <text:p>#DIV/0 !</text:p>
          </table:table-cell>
          <table:table-cell table:formula="of:=IF(OR([.V494]&lt;[.V$549];[.V494]&gt;[.V$550]);&quot;&quot;;[.V494]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float" office:value="0.000144868354788266" calcext:value-type="float">
            <text:p>0,0001448684</text:p>
          </table:table-cell>
          <table:table-cell table:formula="of:=IF(OR([.D495]&lt;[.D$549];[.D495]&gt;[.D$550]);&quot;&quot;;[.D495])">
            <text:p/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 office:value-type="string" office:string-value="" calcext:value-type="error">
            <text:p>#DIV/0 !</text:p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 office:value-type="string" office:string-value="" calcext:value-type="error">
            <text:p>#DIV/0 !</text:p>
          </table:table-cell>
          <table:table-cell table:formula="of:=IF(OR([.I495]&lt;[.I$549];[.I495]&gt;[.I$550]);&quot;&quot;;[.I495])" office:value-type="float" office:value="0.0149704593217782" calcext:value-type="float">
            <text:p>0,0149704593</text:p>
          </table:table-cell>
          <table:table-cell table:formula="of:=IF(OR([.J495]&lt;[.J$549];[.J495]&gt;[.J$550]);&quot;&quot;;[.J495])" office:value-type="string" office:string-value="" calcext:value-type="error">
            <text:p>#DIV/0 !</text:p>
          </table:table-cell>
          <table:table-cell table:formula="of:=IF(OR([.K495]&lt;[.K$549];[.K495]&gt;[.K$550]);&quot;&quot;;[.K495])">
            <text:p/>
          </table:table-cell>
          <table:table-cell table:formula="of:=IF(OR([.L495]&lt;[.L$549];[.L495]&gt;[.L$550]);&quot;&quot;;[.L495])">
            <text:p/>
          </table:table-cell>
          <table:table-cell table:formula="of:=IF(OR([.M495]&lt;[.M$549];[.M495]&gt;[.M$550]);&quot;&quot;;[.M495])">
            <text:p/>
          </table:table-cell>
          <table:table-cell table:formula="of:=IF(OR([.N495]&lt;[.N$549];[.N495]&gt;[.N$550]);&quot;&quot;;[.N495])" office:value-type="float" office:value="0.510794297395817" calcext:value-type="float">
            <text:p>0,5107942974</text:p>
          </table:table-cell>
          <table:table-cell table:formula="of:=IF(OR([.O495]&lt;[.O$549];[.O495]&gt;[.O$550]);&quot;&quot;;[.O495])" office:value-type="float" office:value="0.000023013824250802" calcext:value-type="float">
            <text:p>2,3013824250802E-005</text:p>
          </table:table-cell>
          <table:table-cell table:formula="of:=IF(OR([.P495]&lt;[.P$549];[.P495]&gt;[.P$550]);&quot;&quot;;[.P495])" office:value-type="string" office:string-value="" calcext:value-type="error">
            <text:p>#DIV/0 !</text:p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>
            <text:p/>
          </table:table-cell>
          <table:table-cell table:formula="of:=IF(OR([.S495]&lt;[.S$549];[.S495]&gt;[.S$550]);&quot;&quot;;[.S495])" office:value-type="float" office:value="0.0057184216844497" calcext:value-type="float">
            <text:p>0,0057184217</text:p>
          </table:table-cell>
          <table:table-cell table:formula="of:=IF(OR([.T495]&lt;[.T$549];[.T495]&gt;[.T$550]);&quot;&quot;;[.T495])" office:value-type="string" office:string-value="" calcext:value-type="error">
            <text:p>#DIV/0 !</text:p>
          </table:table-cell>
          <table:table-cell table:formula="of:=IF(OR([.U495]&lt;[.U$549];[.U495]&gt;[.U$550]);&quot;&quot;;[.U495])" office:value-type="string" office:string-value="" calcext:value-type="error">
            <text:p>#DIV/0 !</text:p>
          </table:table-cell>
          <table:table-cell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float" office:value="0.0000986117325801773" calcext:value-type="float">
            <text:p>9,86117325801773E-005</text:p>
          </table:table-cell>
          <table:table-cell table:formula="of:=IF(OR([.D496]&lt;[.D$549];[.D496]&gt;[.D$550]);&quot;&quot;;[.D496])" office:value-type="float" office:value="0.00233644934483778" calcext:value-type="float">
            <text:p>0,0023364493</text:p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 office:value-type="string" office:string-value="" calcext:value-type="error">
            <text:p>#DIV/0 !</text:p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 office:value-type="string" office:string-value="" calcext:value-type="error">
            <text:p>#DIV/0 !</text:p>
          </table:table-cell>
          <table:table-cell table:formula="of:=IF(OR([.I496]&lt;[.I$549];[.I496]&gt;[.I$550]);&quot;&quot;;[.I496])" office:value-type="float" office:value="0.0150196588923236" calcext:value-type="float">
            <text:p>0,0150196589</text:p>
          </table:table-cell>
          <table:table-cell table:formula="of:=IF(OR([.J496]&lt;[.J$549];[.J496]&gt;[.J$550]);&quot;&quot;;[.J496])" office:value-type="string" office:string-value="" calcext:value-type="error">
            <text:p>#DIV/0 !</text:p>
          </table:table-cell>
          <table:table-cell table:formula="of:=IF(OR([.K496]&lt;[.K$549];[.K496]&gt;[.K$550]);&quot;&quot;;[.K496])">
            <text:p/>
          </table:table-cell>
          <table:table-cell table:formula="of:=IF(OR([.L496]&lt;[.L$549];[.L496]&gt;[.L$550]);&quot;&quot;;[.L496])">
            <text:p/>
          </table:table-cell>
          <table:table-cell table:formula="of:=IF(OR([.M496]&lt;[.M$549];[.M496]&gt;[.M$550]);&quot;&quot;;[.M496])">
            <text:p/>
          </table:table-cell>
          <table:table-cell table:formula="of:=IF(OR([.N496]&lt;[.N$549];[.N496]&gt;[.N$550]);&quot;&quot;;[.N496])">
            <text:p/>
          </table:table-cell>
          <table:table-cell table:formula="of:=IF(OR([.O496]&lt;[.O$549];[.O496]&gt;[.O$550]);&quot;&quot;;[.O496])" office:value-type="float" office:value="0.0000248069294081233" calcext:value-type="float">
            <text:p>2,48069294081233E-005</text:p>
          </table:table-cell>
          <table:table-cell table:formula="of:=IF(OR([.P496]&lt;[.P$549];[.P496]&gt;[.P$550]);&quot;&quot;;[.P496])" office:value-type="string" office:string-value="" calcext:value-type="error">
            <text:p>#DIV/0 !</text:p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>
            <text:p/>
          </table:table-cell>
          <table:table-cell table:formula="of:=IF(OR([.S496]&lt;[.S$549];[.S496]&gt;[.S$550]);&quot;&quot;;[.S496])" office:value-type="float" office:value="0.00552355600552075" calcext:value-type="float">
            <text:p>0,005523556</text:p>
          </table:table-cell>
          <table:table-cell table:formula="of:=IF(OR([.T496]&lt;[.T$549];[.T496]&gt;[.T$550]);&quot;&quot;;[.T496])" office:value-type="string" office:string-value="" calcext:value-type="error">
            <text:p>#DIV/0 !</text:p>
          </table:table-cell>
          <table:table-cell table:formula="of:=IF(OR([.U496]&lt;[.U$549];[.U496]&gt;[.U$550]);&quot;&quot;;[.U496])" office:value-type="string" office:string-value="" calcext:value-type="error">
            <text:p>#DIV/0 !</text:p>
          </table:table-cell>
          <table:table-cell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float" office:value="0.000128980368957383" calcext:value-type="float">
            <text:p>0,0001289804</text:p>
          </table:table-cell>
          <table:table-cell table:formula="of:=IF(OR([.D497]&lt;[.D$549];[.D497]&gt;[.D$550]);&quot;&quot;;[.D497])" office:value-type="float" office:value="0.00261805803256561" calcext:value-type="float">
            <text:p>0,002618058</text:p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 office:value-type="string" office:string-value="" calcext:value-type="error">
            <text:p>#DIV/0 !</text:p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 office:value-type="string" office:string-value="" calcext:value-type="error">
            <text:p>#DIV/0 !</text:p>
          </table:table-cell>
          <table:table-cell table:formula="of:=IF(OR([.I497]&lt;[.I$549];[.I497]&gt;[.I$550]);&quot;&quot;;[.I497])" office:value-type="float" office:value="0.0168299555461466" calcext:value-type="float">
            <text:p>0,0168299555</text:p>
          </table:table-cell>
          <table:table-cell table:formula="of:=IF(OR([.J497]&lt;[.J$549];[.J497]&gt;[.J$550]);&quot;&quot;;[.J497])" office:value-type="string" office:string-value="" calcext:value-type="error">
            <text:p>#DIV/0 !</text:p>
          </table:table-cell>
          <table:table-cell table:formula="of:=IF(OR([.K497]&lt;[.K$549];[.K497]&gt;[.K$550]);&quot;&quot;;[.K497])">
            <text:p/>
          </table:table-cell>
          <table:table-cell table:formula="of:=IF(OR([.L497]&lt;[.L$549];[.L497]&gt;[.L$550]);&quot;&quot;;[.L497])" office:value-type="float" office:value="0.000113850207228633" calcext:value-type="float">
            <text:p>0,0001138502</text:p>
          </table:table-cell>
          <table:table-cell table:formula="of:=IF(OR([.M497]&lt;[.M$549];[.M497]&gt;[.M$550]);&quot;&quot;;[.M497])" office:value-type="float" office:value="0.000136572885694334" calcext:value-type="float">
            <text:p>0,0001365729</text:p>
          </table:table-cell>
          <table:table-cell table:formula="of:=IF(OR([.N497]&lt;[.N$549];[.N497]&gt;[.N$550]);&quot;&quot;;[.N497])" office:value-type="float" office:value="0.534583321699561" calcext:value-type="float">
            <text:p>0,5345833217</text:p>
          </table:table-cell>
          <table:table-cell table:formula="of:=IF(OR([.O497]&lt;[.O$549];[.O497]&gt;[.O$550]);&quot;&quot;;[.O497])" office:value-type="float" office:value="0.0000220208977250856" calcext:value-type="float">
            <text:p>2,20208977250856E-005</text:p>
          </table:table-cell>
          <table:table-cell table:formula="of:=IF(OR([.P497]&lt;[.P$549];[.P497]&gt;[.P$550]);&quot;&quot;;[.P497])" office:value-type="string" office:string-value="" calcext:value-type="error">
            <text:p>#DIV/0 !</text:p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>
            <text:p/>
          </table:table-cell>
          <table:table-cell table:formula="of:=IF(OR([.S497]&lt;[.S$549];[.S497]&gt;[.S$550]);&quot;&quot;;[.S497])" office:value-type="float" office:value="0.00681606421514419" calcext:value-type="float">
            <text:p>0,0068160642</text:p>
          </table:table-cell>
          <table:table-cell table:formula="of:=IF(OR([.T497]&lt;[.T$549];[.T497]&gt;[.T$550]);&quot;&quot;;[.T497])" office:value-type="string" office:string-value="" calcext:value-type="error">
            <text:p>#DIV/0 !</text:p>
          </table:table-cell>
          <table:table-cell table:formula="of:=IF(OR([.U497]&lt;[.U$549];[.U497]&gt;[.U$550]);&quot;&quot;;[.U497])" office:value-type="string" office:string-value="" calcext:value-type="error">
            <text:p>#DIV/0 !</text:p>
          </table:table-cell>
          <table:table-cell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float" office:value="0.00017001543729585" calcext:value-type="float">
            <text:p>0,0001700154</text:p>
          </table:table-cell>
          <table:table-cell table:formula="of:=IF(OR([.D498]&lt;[.D$549];[.D498]&gt;[.D$550]);&quot;&quot;;[.D498])" office:value-type="float" office:value="0.00157113842510932" calcext:value-type="float">
            <text:p>0,0015711384</text:p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 office:value-type="string" office:string-value="" calcext:value-type="error">
            <text:p>#DIV/0 !</text:p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 office:value-type="string" office:string-value="" calcext:value-type="error">
            <text:p>#DIV/0 !</text:p>
          </table:table-cell>
          <table:table-cell table:formula="of:=IF(OR([.I498]&lt;[.I$549];[.I498]&gt;[.I$550]);&quot;&quot;;[.I498])" office:value-type="float" office:value="0.01440783445856" calcext:value-type="float">
            <text:p>0,0144078345</text:p>
          </table:table-cell>
          <table:table-cell table:formula="of:=IF(OR([.J498]&lt;[.J$549];[.J498]&gt;[.J$550]);&quot;&quot;;[.J498])" office:value-type="string" office:string-value="" calcext:value-type="error">
            <text:p>#DIV/0 !</text:p>
          </table:table-cell>
          <table:table-cell table:formula="of:=IF(OR([.K498]&lt;[.K$549];[.K498]&gt;[.K$550]);&quot;&quot;;[.K498])">
            <text:p/>
          </table:table-cell>
          <table:table-cell table:formula="of:=IF(OR([.L498]&lt;[.L$549];[.L498]&gt;[.L$550]);&quot;&quot;;[.L498])" office:value-type="float" office:value="0.000127240135975943" calcext:value-type="float">
            <text:p>0,0001272401</text:p>
          </table:table-cell>
          <table:table-cell table:formula="of:=IF(OR([.M498]&lt;[.M$549];[.M498]&gt;[.M$550]);&quot;&quot;;[.M498])" office:value-type="float" office:value="0.0000971354255008979" calcext:value-type="float">
            <text:p>9,71354255008979E-005</text:p>
          </table:table-cell>
          <table:table-cell table:formula="of:=IF(OR([.N498]&lt;[.N$549];[.N498]&gt;[.N$550]);&quot;&quot;;[.N498])" office:value-type="float" office:value="0.490825458399124" calcext:value-type="float">
            <text:p>0,4908254584</text:p>
          </table:table-cell>
          <table:table-cell table:formula="of:=IF(OR([.O498]&lt;[.O$549];[.O498]&gt;[.O$550]);&quot;&quot;;[.O498])" office:value-type="float" office:value="0.0000163854507802477" calcext:value-type="float">
            <text:p>1,63854507802477E-005</text:p>
          </table:table-cell>
          <table:table-cell table:formula="of:=IF(OR([.P498]&lt;[.P$549];[.P498]&gt;[.P$550]);&quot;&quot;;[.P498])" office:value-type="string" office:string-value="" calcext:value-type="error">
            <text:p>#DIV/0 !</text:p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>
            <text:p/>
          </table:table-cell>
          <table:table-cell table:formula="of:=IF(OR([.S498]&lt;[.S$549];[.S498]&gt;[.S$550]);&quot;&quot;;[.S498])" office:value-type="float" office:value="0.00583728654283728" calcext:value-type="float">
            <text:p>0,0058372865</text:p>
          </table:table-cell>
          <table:table-cell table:formula="of:=IF(OR([.T498]&lt;[.T$549];[.T498]&gt;[.T$550]);&quot;&quot;;[.T498])" office:value-type="string" office:string-value="" calcext:value-type="error">
            <text:p>#DIV/0 !</text:p>
          </table:table-cell>
          <table:table-cell table:formula="of:=IF(OR([.U498]&lt;[.U$549];[.U498]&gt;[.U$550]);&quot;&quot;;[.U498])" office:value-type="string" office:string-value="" calcext:value-type="error">
            <text:p>#DIV/0 !</text:p>
          </table:table-cell>
          <table:table-cell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float" office:value="0.000120810791437581" calcext:value-type="float">
            <text:p>0,0001208108</text:p>
          </table:table-cell>
          <table:table-cell table:formula="of:=IF(OR([.D499]&lt;[.D$549];[.D499]&gt;[.D$550]);&quot;&quot;;[.D499])" office:value-type="float" office:value="0.00327460278083649" calcext:value-type="float">
            <text:p>0,0032746028</text:p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 office:value-type="string" office:string-value="" calcext:value-type="error">
            <text:p>#DIV/0 !</text:p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 office:value-type="string" office:string-value="" calcext:value-type="error">
            <text:p>#DIV/0 !</text:p>
          </table:table-cell>
          <table:table-cell table:formula="of:=IF(OR([.I499]&lt;[.I$549];[.I499]&gt;[.I$550]);&quot;&quot;;[.I499])" office:value-type="float" office:value="0.0210504956525959" calcext:value-type="float">
            <text:p>0,0210504957</text:p>
          </table:table-cell>
          <table:table-cell table:formula="of:=IF(OR([.J499]&lt;[.J$549];[.J499]&gt;[.J$550]);&quot;&quot;;[.J499])" office:value-type="string" office:string-value="" calcext:value-type="error">
            <text:p>#DIV/0 !</text:p>
          </table:table-cell>
          <table:table-cell table:formula="of:=IF(OR([.K499]&lt;[.K$549];[.K499]&gt;[.K$550]);&quot;&quot;;[.K499])">
            <text:p/>
          </table:table-cell>
          <table:table-cell table:formula="of:=IF(OR([.L499]&lt;[.L$549];[.L499]&gt;[.L$550]);&quot;&quot;;[.L499])">
            <text:p/>
          </table:table-cell>
          <table:table-cell table:formula="of:=IF(OR([.M499]&lt;[.M$549];[.M499]&gt;[.M$550]);&quot;&quot;;[.M499])">
            <text:p/>
          </table:table-cell>
          <table:table-cell table:formula="of:=IF(OR([.N499]&lt;[.N$549];[.N499]&gt;[.N$550]);&quot;&quot;;[.N499])" office:value-type="float" office:value="0.577727094920531" calcext:value-type="float">
            <text:p>0,5777270949</text:p>
          </table:table-cell>
          <table:table-cell table:formula="of:=IF(OR([.O499]&lt;[.O$549];[.O499]&gt;[.O$550]);&quot;&quot;;[.O499])" office:value-type="float" office:value="0.0000167065304350071" calcext:value-type="float">
            <text:p>1,67065304350071E-005</text:p>
          </table:table-cell>
          <table:table-cell table:formula="of:=IF(OR([.P499]&lt;[.P$549];[.P499]&gt;[.P$550]);&quot;&quot;;[.P499])" office:value-type="string" office:string-value="" calcext:value-type="error">
            <text:p>#DIV/0 !</text:p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 office:value-type="float" office:value="0.0000326003107407436" calcext:value-type="float">
            <text:p>3,26003107407436E-005</text:p>
          </table:table-cell>
          <table:table-cell table:formula="of:=IF(OR([.S499]&lt;[.S$549];[.S499]&gt;[.S$550]);&quot;&quot;;[.S499])" office:value-type="float" office:value="0.00695748787994497" calcext:value-type="float">
            <text:p>0,0069574879</text:p>
          </table:table-cell>
          <table:table-cell table:formula="of:=IF(OR([.T499]&lt;[.T$549];[.T499]&gt;[.T$550]);&quot;&quot;;[.T499])" office:value-type="string" office:string-value="" calcext:value-type="error">
            <text:p>#DIV/0 !</text:p>
          </table:table-cell>
          <table:table-cell table:formula="of:=IF(OR([.U499]&lt;[.U$549];[.U499]&gt;[.U$550]);&quot;&quot;;[.U499])" office:value-type="string" office:string-value="" calcext:value-type="error">
            <text:p>#DIV/0 !</text:p>
          </table:table-cell>
          <table:table-cell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float" office:value="0.000132698296234122" calcext:value-type="float">
            <text:p>0,0001326983</text:p>
          </table:table-cell>
          <table:table-cell table:formula="of:=IF(OR([.D500]&lt;[.D$549];[.D500]&gt;[.D$550]);&quot;&quot;;[.D500])" office:value-type="float" office:value="0.00195759647684775" calcext:value-type="float">
            <text:p>0,0019575965</text:p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 office:value-type="string" office:string-value="" calcext:value-type="error">
            <text:p>#DIV/0 !</text:p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 office:value-type="string" office:string-value="" calcext:value-type="error">
            <text:p>#DIV/0 !</text:p>
          </table:table-cell>
          <table:table-cell table:formula="of:=IF(OR([.I500]&lt;[.I$549];[.I500]&gt;[.I$550]);&quot;&quot;;[.I500])" office:value-type="float" office:value="0.0179584575597006" calcext:value-type="float">
            <text:p>0,0179584576</text:p>
          </table:table-cell>
          <table:table-cell table:formula="of:=IF(OR([.J500]&lt;[.J$549];[.J500]&gt;[.J$550]);&quot;&quot;;[.J500])" office:value-type="string" office:string-value="" calcext:value-type="error">
            <text:p>#DIV/0 !</text:p>
          </table:table-cell>
          <table:table-cell table:formula="of:=IF(OR([.K500]&lt;[.K$549];[.K500]&gt;[.K$550]);&quot;&quot;;[.K500])">
            <text:p/>
          </table:table-cell>
          <table:table-cell table:formula="of:=IF(OR([.L500]&lt;[.L$549];[.L500]&gt;[.L$550]);&quot;&quot;;[.L500])" office:value-type="float" office:value="0.000121410266250945" calcext:value-type="float">
            <text:p>0,0001214103</text:p>
          </table:table-cell>
          <table:table-cell table:formula="of:=IF(OR([.M500]&lt;[.M$549];[.M500]&gt;[.M$550]);&quot;&quot;;[.M500])">
            <text:p/>
          </table:table-cell>
          <table:table-cell table:formula="of:=IF(OR([.N500]&lt;[.N$549];[.N500]&gt;[.N$550]);&quot;&quot;;[.N500])" office:value-type="float" office:value="0.44603371908052" calcext:value-type="float">
            <text:p>0,4460337191</text:p>
          </table:table-cell>
          <table:table-cell table:formula="of:=IF(OR([.O500]&lt;[.O$549];[.O500]&gt;[.O$550]);&quot;&quot;;[.O500])">
            <text:p/>
          </table:table-cell>
          <table:table-cell table:formula="of:=IF(OR([.P500]&lt;[.P$549];[.P500]&gt;[.P$550]);&quot;&quot;;[.P500])" office:value-type="string" office:string-value="" calcext:value-type="error">
            <text:p>#DIV/0 !</text:p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 office:value-type="float" office:value="0.0000339750288191448" calcext:value-type="float">
            <text:p>0,000033975</text:p>
          </table:table-cell>
          <table:table-cell table:formula="of:=IF(OR([.S500]&lt;[.S$549];[.S500]&gt;[.S$550]);&quot;&quot;;[.S500])" office:value-type="float" office:value="0.00593552536130972" calcext:value-type="float">
            <text:p>0,0059355254</text:p>
          </table:table-cell>
          <table:table-cell table:formula="of:=IF(OR([.T500]&lt;[.T$549];[.T500]&gt;[.T$550]);&quot;&quot;;[.T500])" office:value-type="string" office:string-value="" calcext:value-type="error">
            <text:p>#DIV/0 !</text:p>
          </table:table-cell>
          <table:table-cell table:formula="of:=IF(OR([.U500]&lt;[.U$549];[.U500]&gt;[.U$550]);&quot;&quot;;[.U500])" office:value-type="string" office:string-value="" calcext:value-type="error">
            <text:p>#DIV/0 !</text:p>
          </table:table-cell>
          <table:table-cell table:formula="of:=IF(OR([.V500]&lt;[.V$549];[.V500]&gt;[.V$550]);&quot;&quot;;[.V500]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float" office:value="0.000162863088519834" calcext:value-type="float">
            <text:p>0,0001628631</text:p>
          </table:table-cell>
          <table:table-cell table:formula="of:=IF(OR([.D501]&lt;[.D$549];[.D501]&gt;[.D$550]);&quot;&quot;;[.D501])" office:value-type="float" office:value="0.00219855763191476" calcext:value-type="float">
            <text:p>0,0021985576</text:p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 office:value-type="string" office:string-value="" calcext:value-type="error">
            <text:p>#DIV/0 !</text:p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 office:value-type="string" office:string-value="" calcext:value-type="error">
            <text:p>#DIV/0 !</text:p>
          </table:table-cell>
          <table:table-cell table:formula="of:=IF(OR([.I501]&lt;[.I$549];[.I501]&gt;[.I$550]);&quot;&quot;;[.I501])" office:value-type="float" office:value="0.0213566162067117" calcext:value-type="float">
            <text:p>0,0213566162</text:p>
          </table:table-cell>
          <table:table-cell table:formula="of:=IF(OR([.J501]&lt;[.J$549];[.J501]&gt;[.J$550]);&quot;&quot;;[.J501])" office:value-type="string" office:string-value="" calcext:value-type="error">
            <text:p>#DIV/0 !</text:p>
          </table:table-cell>
          <table:table-cell table:formula="of:=IF(OR([.K501]&lt;[.K$549];[.K501]&gt;[.K$550]);&quot;&quot;;[.K501])">
            <text:p/>
          </table:table-cell>
          <table:table-cell table:formula="of:=IF(OR([.L501]&lt;[.L$549];[.L501]&gt;[.L$550]);&quot;&quot;;[.L501])">
            <text:p/>
          </table:table-cell>
          <table:table-cell table:formula="of:=IF(OR([.M501]&lt;[.M$549];[.M501]&gt;[.M$550]);&quot;&quot;;[.M501])">
            <text:p/>
          </table:table-cell>
          <table:table-cell table:formula="of:=IF(OR([.N501]&lt;[.N$549];[.N501]&gt;[.N$550]);&quot;&quot;;[.N501])" office:value-type="float" office:value="0.614236041861359" calcext:value-type="float">
            <text:p>0,6142360419</text:p>
          </table:table-cell>
          <table:table-cell table:formula="of:=IF(OR([.O501]&lt;[.O$549];[.O501]&gt;[.O$550]);&quot;&quot;;[.O501])" office:value-type="float" office:value="0.0000306900802122951" calcext:value-type="float">
            <text:p>3,06900802122951E-005</text:p>
          </table:table-cell>
          <table:table-cell table:formula="of:=IF(OR([.P501]&lt;[.P$549];[.P501]&gt;[.P$550]);&quot;&quot;;[.P501])" office:value-type="string" office:string-value="" calcext:value-type="error">
            <text:p>#DIV/0 !</text:p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>
            <text:p/>
          </table:table-cell>
          <table:table-cell table:formula="of:=IF(OR([.S501]&lt;[.S$549];[.S501]&gt;[.S$550]);&quot;&quot;;[.S501])" office:value-type="float" office:value="0.00544951239154158" calcext:value-type="float">
            <text:p>0,0054495124</text:p>
          </table:table-cell>
          <table:table-cell table:formula="of:=IF(OR([.T501]&lt;[.T$549];[.T501]&gt;[.T$550]);&quot;&quot;;[.T501])" office:value-type="string" office:string-value="" calcext:value-type="error">
            <text:p>#DIV/0 !</text:p>
          </table:table-cell>
          <table:table-cell table:formula="of:=IF(OR([.U501]&lt;[.U$549];[.U501]&gt;[.U$550]);&quot;&quot;;[.U501])" office:value-type="string" office:string-value="" calcext:value-type="error">
            <text:p>#DIV/0 !</text:p>
          </table:table-cell>
          <table:table-cell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 office:value-type="float" office:value="0.000100983245178779" calcext:value-type="float">
            <text:p>0,0001009832</text:p>
          </table:table-cell>
          <table:table-cell table:formula="of:=IF(OR([.D502]&lt;[.D$549];[.D502]&gt;[.D$550]);&quot;&quot;;[.D502])" office:value-type="float" office:value="0.00213343620379386" calcext:value-type="float">
            <text:p>0,0021334362</text:p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 office:value-type="string" office:string-value="" calcext:value-type="error">
            <text:p>#DIV/0 !</text:p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 office:value-type="string" office:string-value="" calcext:value-type="error">
            <text:p>#DIV/0 !</text:p>
          </table:table-cell>
          <table:table-cell table:formula="of:=IF(OR([.I502]&lt;[.I$549];[.I502]&gt;[.I$550]);&quot;&quot;;[.I502])" office:value-type="float" office:value="0.0200457976359506" calcext:value-type="float">
            <text:p>0,0200457976</text:p>
          </table:table-cell>
          <table:table-cell table:formula="of:=IF(OR([.J502]&lt;[.J$549];[.J502]&gt;[.J$550]);&quot;&quot;;[.J502])" office:value-type="string" office:string-value="" calcext:value-type="error">
            <text:p>#DIV/0 !</text:p>
          </table:table-cell>
          <table:table-cell table:formula="of:=IF(OR([.K502]&lt;[.K$549];[.K502]&gt;[.K$550]);&quot;&quot;;[.K502])">
            <text:p/>
          </table:table-cell>
          <table:table-cell table:formula="of:=IF(OR([.L502]&lt;[.L$549];[.L502]&gt;[.L$550]);&quot;&quot;;[.L502])">
            <text:p/>
          </table:table-cell>
          <table:table-cell table:formula="of:=IF(OR([.M502]&lt;[.M$549];[.M502]&gt;[.M$550]);&quot;&quot;;[.M502])">
            <text:p/>
          </table:table-cell>
          <table:table-cell table:formula="of:=IF(OR([.N502]&lt;[.N$549];[.N502]&gt;[.N$550]);&quot;&quot;;[.N502])" office:value-type="float" office:value="0.38130043151904" calcext:value-type="float">
            <text:p>0,3813004315</text:p>
          </table:table-cell>
          <table:table-cell table:formula="of:=IF(OR([.O502]&lt;[.O$549];[.O502]&gt;[.O$550]);&quot;&quot;;[.O502])" office:value-type="float" office:value="0.0000174045026850089" calcext:value-type="float">
            <text:p>1,74045026850089E-005</text:p>
          </table:table-cell>
          <table:table-cell table:formula="of:=IF(OR([.P502]&lt;[.P$549];[.P502]&gt;[.P$550]);&quot;&quot;;[.P502])" office:value-type="string" office:string-value="" calcext:value-type="error">
            <text:p>#DIV/0 !</text:p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>
            <text:p/>
          </table:table-cell>
          <table:table-cell table:formula="of:=IF(OR([.S502]&lt;[.S$549];[.S502]&gt;[.S$550]);&quot;&quot;;[.S502])" office:value-type="float" office:value="0.00461659616393993" calcext:value-type="float">
            <text:p>0,0046165962</text:p>
          </table:table-cell>
          <table:table-cell table:formula="of:=IF(OR([.T502]&lt;[.T$549];[.T502]&gt;[.T$550]);&quot;&quot;;[.T502])" office:value-type="string" office:string-value="" calcext:value-type="error">
            <text:p>#DIV/0 !</text:p>
          </table:table-cell>
          <table:table-cell table:formula="of:=IF(OR([.U502]&lt;[.U$549];[.U502]&gt;[.U$550]);&quot;&quot;;[.U502])" office:value-type="string" office:string-value="" calcext:value-type="error">
            <text:p>#DIV/0 !</text:p>
          </table:table-cell>
          <table:table-cell table:formula="of:=IF(OR([.V502]&lt;[.V$549];[.V502]&gt;[.V$550]);&quot;&quot;;[.V502]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float" office:value="0.0000941415581646378" calcext:value-type="float">
            <text:p>9,41415581646378E-005</text:p>
          </table:table-cell>
          <table:table-cell table:formula="of:=IF(OR([.D503]&lt;[.D$549];[.D503]&gt;[.D$550]);&quot;&quot;;[.D503])">
            <text:p/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 office:value-type="string" office:string-value="" calcext:value-type="error">
            <text:p>#DIV/0 !</text:p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 office:value-type="string" office:string-value="" calcext:value-type="error">
            <text:p>#DIV/0 !</text:p>
          </table:table-cell>
          <table:table-cell table:formula="of:=IF(OR([.I503]&lt;[.I$549];[.I503]&gt;[.I$550]);&quot;&quot;;[.I503])" office:value-type="float" office:value="0.015535446618768" calcext:value-type="float">
            <text:p>0,0155354466</text:p>
          </table:table-cell>
          <table:table-cell table:formula="of:=IF(OR([.J503]&lt;[.J$549];[.J503]&gt;[.J$550]);&quot;&quot;;[.J503])" office:value-type="string" office:string-value="" calcext:value-type="error">
            <text:p>#DIV/0 !</text:p>
          </table:table-cell>
          <table:table-cell table:formula="of:=IF(OR([.K503]&lt;[.K$549];[.K503]&gt;[.K$550]);&quot;&quot;;[.K503])">
            <text:p/>
          </table:table-cell>
          <table:table-cell table:formula="of:=IF(OR([.L503]&lt;[.L$549];[.L503]&gt;[.L$550]);&quot;&quot;;[.L503])">
            <text:p/>
          </table:table-cell>
          <table:table-cell table:formula="of:=IF(OR([.M503]&lt;[.M$549];[.M503]&gt;[.M$550]);&quot;&quot;;[.M503])">
            <text:p/>
          </table:table-cell>
          <table:table-cell table:formula="of:=IF(OR([.N503]&lt;[.N$549];[.N503]&gt;[.N$550]);&quot;&quot;;[.N503])" office:value-type="float" office:value="0.439912796681611" calcext:value-type="float">
            <text:p>0,4399127967</text:p>
          </table:table-cell>
          <table:table-cell table:formula="of:=IF(OR([.O503]&lt;[.O$549];[.O503]&gt;[.O$550]);&quot;&quot;;[.O503])">
            <text:p/>
          </table:table-cell>
          <table:table-cell table:formula="of:=IF(OR([.P503]&lt;[.P$549];[.P503]&gt;[.P$550]);&quot;&quot;;[.P503])" office:value-type="string" office:string-value="" calcext:value-type="error">
            <text:p>#DIV/0 !</text:p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 office:value-type="float" office:value="0.0000221674339777226" calcext:value-type="float">
            <text:p>2,21674339777226E-005</text:p>
          </table:table-cell>
          <table:table-cell table:formula="of:=IF(OR([.S503]&lt;[.S$549];[.S503]&gt;[.S$550]);&quot;&quot;;[.S503])" office:value-type="float" office:value="0.00383476817757601" calcext:value-type="float">
            <text:p>0,0038347682</text:p>
          </table:table-cell>
          <table:table-cell table:formula="of:=IF(OR([.T503]&lt;[.T$549];[.T503]&gt;[.T$550]);&quot;&quot;;[.T503])" office:value-type="string" office:string-value="" calcext:value-type="error">
            <text:p>#DIV/0 !</text:p>
          </table:table-cell>
          <table:table-cell table:formula="of:=IF(OR([.U503]&lt;[.U$549];[.U503]&gt;[.U$550]);&quot;&quot;;[.U503])" office:value-type="string" office:string-value="" calcext:value-type="error">
            <text:p>#DIV/0 !</text:p>
          </table:table-cell>
          <table:table-cell table:formula="of:=IF(OR([.V503]&lt;[.V$549];[.V503]&gt;[.V$550]);&quot;&quot;;[.V503])" office:value-type="float" office:value="0.0000102805490911177" calcext:value-type="float">
            <text:p>1,02805490911177E-005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float" office:value="0.00012376861355324" calcext:value-type="float">
            <text:p>0,0001237686</text:p>
          </table:table-cell>
          <table:table-cell table:formula="of:=IF(OR([.D504]&lt;[.D$549];[.D504]&gt;[.D$550]);&quot;&quot;;[.D504])" office:value-type="float" office:value="0.00335638087645076" calcext:value-type="float">
            <text:p>0,0033563809</text:p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 office:value-type="string" office:string-value="" calcext:value-type="error">
            <text:p>#DIV/0 !</text:p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 office:value-type="string" office:string-value="" calcext:value-type="error">
            <text:p>#DIV/0 !</text:p>
          </table:table-cell>
          <table:table-cell table:formula="of:=IF(OR([.I504]&lt;[.I$549];[.I504]&gt;[.I$550]);&quot;&quot;;[.I504])" office:value-type="float" office:value="0.0239867490239685" calcext:value-type="float">
            <text:p>0,023986749</text:p>
          </table:table-cell>
          <table:table-cell table:formula="of:=IF(OR([.J504]&lt;[.J$549];[.J504]&gt;[.J$550]);&quot;&quot;;[.J504])" office:value-type="string" office:string-value="" calcext:value-type="error">
            <text:p>#DIV/0 !</text:p>
          </table:table-cell>
          <table:table-cell table:formula="of:=IF(OR([.K504]&lt;[.K$549];[.K504]&gt;[.K$550]);&quot;&quot;;[.K504])">
            <text:p/>
          </table:table-cell>
          <table:table-cell table:formula="of:=IF(OR([.L504]&lt;[.L$549];[.L504]&gt;[.L$550]);&quot;&quot;;[.L504])">
            <text:p/>
          </table:table-cell>
          <table:table-cell table:formula="of:=IF(OR([.M504]&lt;[.M$549];[.M504]&gt;[.M$550]);&quot;&quot;;[.M504])">
            <text:p/>
          </table:table-cell>
          <table:table-cell table:formula="of:=IF(OR([.N504]&lt;[.N$549];[.N504]&gt;[.N$550]);&quot;&quot;;[.N504])">
            <text:p/>
          </table:table-cell>
          <table:table-cell table:formula="of:=IF(OR([.O504]&lt;[.O$549];[.O504]&gt;[.O$550]);&quot;&quot;;[.O504])" office:value-type="float" office:value="0.0000282310472447112" calcext:value-type="float">
            <text:p>0,000028231</text:p>
          </table:table-cell>
          <table:table-cell table:formula="of:=IF(OR([.P504]&lt;[.P$549];[.P504]&gt;[.P$550]);&quot;&quot;;[.P504])" office:value-type="string" office:string-value="" calcext:value-type="error">
            <text:p>#DIV/0 !</text:p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>
            <text:p/>
          </table:table-cell>
          <table:table-cell table:formula="of:=IF(OR([.S504]&lt;[.S$549];[.S504]&gt;[.S$550]);&quot;&quot;;[.S504])" office:value-type="float" office:value="0.00632772359037549" calcext:value-type="float">
            <text:p>0,0063277236</text:p>
          </table:table-cell>
          <table:table-cell table:formula="of:=IF(OR([.T504]&lt;[.T$549];[.T504]&gt;[.T$550]);&quot;&quot;;[.T504])" office:value-type="string" office:string-value="" calcext:value-type="error">
            <text:p>#DIV/0 !</text:p>
          </table:table-cell>
          <table:table-cell table:formula="of:=IF(OR([.U504]&lt;[.U$549];[.U504]&gt;[.U$550]);&quot;&quot;;[.U504])" office:value-type="string" office:string-value="" calcext:value-type="error">
            <text:p>#DIV/0 !</text:p>
          </table:table-cell>
          <table:table-cell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float" office:value="0.000246104424736755" calcext:value-type="float">
            <text:p>0,0002461044</text:p>
          </table:table-cell>
          <table:table-cell table:formula="of:=IF(OR([.D505]&lt;[.D$549];[.D505]&gt;[.D$550]);&quot;&quot;;[.D505])" office:value-type="float" office:value="0.00212584614563746" calcext:value-type="float">
            <text:p>0,0021258461</text:p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 office:value-type="string" office:string-value="" calcext:value-type="error">
            <text:p>#DIV/0 !</text:p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 office:value-type="string" office:string-value="" calcext:value-type="error">
            <text:p>#DIV/0 !</text:p>
          </table:table-cell>
          <table:table-cell table:formula="of:=IF(OR([.I505]&lt;[.I$549];[.I505]&gt;[.I$550]);&quot;&quot;;[.I505])" office:value-type="float" office:value="0.0202282034994757" calcext:value-type="float">
            <text:p>0,0202282035</text:p>
          </table:table-cell>
          <table:table-cell table:formula="of:=IF(OR([.J505]&lt;[.J$549];[.J505]&gt;[.J$550]);&quot;&quot;;[.J505])" office:value-type="string" office:string-value="" calcext:value-type="error">
            <text:p>#DIV/0 !</text:p>
          </table:table-cell>
          <table:table-cell table:formula="of:=IF(OR([.K505]&lt;[.K$549];[.K505]&gt;[.K$550]);&quot;&quot;;[.K505])">
            <text:p/>
          </table:table-cell>
          <table:table-cell table:formula="of:=IF(OR([.L505]&lt;[.L$549];[.L505]&gt;[.L$550]);&quot;&quot;;[.L505])">
            <text:p/>
          </table:table-cell>
          <table:table-cell table:formula="of:=IF(OR([.M505]&lt;[.M$549];[.M505]&gt;[.M$550]);&quot;&quot;;[.M505])">
            <text:p/>
          </table:table-cell>
          <table:table-cell table:formula="of:=IF(OR([.N505]&lt;[.N$549];[.N505]&gt;[.N$550]);&quot;&quot;;[.N505])" office:value-type="float" office:value="0.475027527245571" calcext:value-type="float">
            <text:p>0,4750275272</text:p>
          </table:table-cell>
          <table:table-cell table:formula="of:=IF(OR([.O505]&lt;[.O$549];[.O505]&gt;[.O$550]);&quot;&quot;;[.O505])">
            <text:p/>
          </table:table-cell>
          <table:table-cell table:formula="of:=IF(OR([.P505]&lt;[.P$549];[.P505]&gt;[.P$550]);&quot;&quot;;[.P505])" office:value-type="string" office:string-value="" calcext:value-type="error">
            <text:p>#DIV/0 !</text:p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>
            <text:p/>
          </table:table-cell>
          <table:table-cell table:formula="of:=IF(OR([.S505]&lt;[.S$549];[.S505]&gt;[.S$550]);&quot;&quot;;[.S505])" office:value-type="float" office:value="0.00644566633670694" calcext:value-type="float">
            <text:p>0,0064456663</text:p>
          </table:table-cell>
          <table:table-cell table:formula="of:=IF(OR([.T505]&lt;[.T$549];[.T505]&gt;[.T$550]);&quot;&quot;;[.T505])" office:value-type="string" office:string-value="" calcext:value-type="error">
            <text:p>#DIV/0 !</text:p>
          </table:table-cell>
          <table:table-cell table:formula="of:=IF(OR([.U505]&lt;[.U$549];[.U505]&gt;[.U$550]);&quot;&quot;;[.U505])" office:value-type="string" office:string-value="" calcext:value-type="error">
            <text:p>#DIV/0 !</text:p>
          </table:table-cell>
          <table:table-cell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float" office:value="0.000116121490870021" calcext:value-type="float">
            <text:p>0,0001161215</text:p>
          </table:table-cell>
          <table:table-cell table:formula="of:=IF(OR([.D506]&lt;[.D$549];[.D506]&gt;[.D$550]);&quot;&quot;;[.D506])" office:value-type="float" office:value="0.00287264509767673" calcext:value-type="float">
            <text:p>0,0028726451</text:p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 office:value-type="string" office:string-value="" calcext:value-type="error">
            <text:p>#DIV/0 !</text:p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 office:value-type="string" office:string-value="" calcext:value-type="error">
            <text:p>#DIV/0 !</text:p>
          </table:table-cell>
          <table:table-cell table:formula="of:=IF(OR([.I506]&lt;[.I$549];[.I506]&gt;[.I$550]);&quot;&quot;;[.I506])" office:value-type="float" office:value="0.0198419670324607" calcext:value-type="float">
            <text:p>0,019841967</text:p>
          </table:table-cell>
          <table:table-cell table:formula="of:=IF(OR([.J506]&lt;[.J$549];[.J506]&gt;[.J$550]);&quot;&quot;;[.J506])" office:value-type="string" office:string-value="" calcext:value-type="error">
            <text:p>#DIV/0 !</text:p>
          </table:table-cell>
          <table:table-cell table:formula="of:=IF(OR([.K506]&lt;[.K$549];[.K506]&gt;[.K$550]);&quot;&quot;;[.K506])">
            <text:p/>
          </table:table-cell>
          <table:table-cell table:formula="of:=IF(OR([.L506]&lt;[.L$549];[.L506]&gt;[.L$550]);&quot;&quot;;[.L506])">
            <text:p/>
          </table:table-cell>
          <table:table-cell table:formula="of:=IF(OR([.M506]&lt;[.M$549];[.M506]&gt;[.M$550]);&quot;&quot;;[.M506])">
            <text:p/>
          </table:table-cell>
          <table:table-cell table:formula="of:=IF(OR([.N506]&lt;[.N$549];[.N506]&gt;[.N$550]);&quot;&quot;;[.N506])">
            <text:p/>
          </table:table-cell>
          <table:table-cell table:formula="of:=IF(OR([.O506]&lt;[.O$549];[.O506]&gt;[.O$550]);&quot;&quot;;[.O506])" office:value-type="float" office:value="0.0000146558028455136" calcext:value-type="float">
            <text:p>1,46558028455136E-005</text:p>
          </table:table-cell>
          <table:table-cell table:formula="of:=IF(OR([.P506]&lt;[.P$549];[.P506]&gt;[.P$550]);&quot;&quot;;[.P506])" office:value-type="string" office:string-value="" calcext:value-type="error">
            <text:p>#DIV/0 !</text:p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>
            <text:p/>
          </table:table-cell>
          <table:table-cell table:formula="of:=IF(OR([.S506]&lt;[.S$549];[.S506]&gt;[.S$550]);&quot;&quot;;[.S506])" office:value-type="float" office:value="0.00541574535800815" calcext:value-type="float">
            <text:p>0,0054157454</text:p>
          </table:table-cell>
          <table:table-cell table:formula="of:=IF(OR([.T506]&lt;[.T$549];[.T506]&gt;[.T$550]);&quot;&quot;;[.T506])" office:value-type="string" office:string-value="" calcext:value-type="error">
            <text:p>#DIV/0 !</text:p>
          </table:table-cell>
          <table:table-cell table:formula="of:=IF(OR([.U506]&lt;[.U$549];[.U506]&gt;[.U$550]);&quot;&quot;;[.U506])" office:value-type="string" office:string-value="" calcext:value-type="error">
            <text:p>#DIV/0 !</text:p>
          </table:table-cell>
          <table:table-cell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float" office:value="0.000130277973975125" calcext:value-type="float">
            <text:p>0,000130278</text:p>
          </table:table-cell>
          <table:table-cell table:formula="of:=IF(OR([.D507]&lt;[.D$549];[.D507]&gt;[.D$550]);&quot;&quot;;[.D507])" office:value-type="float" office:value="0.00231149889142478" calcext:value-type="float">
            <text:p>0,0023114989</text:p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 office:value-type="string" office:string-value="" calcext:value-type="error">
            <text:p>#DIV/0 !</text:p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 office:value-type="string" office:string-value="" calcext:value-type="error">
            <text:p>#DIV/0 !</text:p>
          </table:table-cell>
          <table:table-cell table:formula="of:=IF(OR([.I507]&lt;[.I$549];[.I507]&gt;[.I$550]);&quot;&quot;;[.I507])" office:value-type="float" office:value="0.0159660115467495" calcext:value-type="float">
            <text:p>0,0159660115</text:p>
          </table:table-cell>
          <table:table-cell table:formula="of:=IF(OR([.J507]&lt;[.J$549];[.J507]&gt;[.J$550]);&quot;&quot;;[.J507])" office:value-type="string" office:string-value="" calcext:value-type="error">
            <text:p>#DIV/0 !</text:p>
          </table:table-cell>
          <table:table-cell table:formula="of:=IF(OR([.K507]&lt;[.K$549];[.K507]&gt;[.K$550]);&quot;&quot;;[.K507])">
            <text:p/>
          </table:table-cell>
          <table:table-cell table:formula="of:=IF(OR([.L507]&lt;[.L$549];[.L507]&gt;[.L$550]);&quot;&quot;;[.L507])">
            <text:p/>
          </table:table-cell>
          <table:table-cell table:formula="of:=IF(OR([.M507]&lt;[.M$549];[.M507]&gt;[.M$550]);&quot;&quot;;[.M507])" office:value-type="float" office:value="0.000148180263041717" calcext:value-type="float">
            <text:p>0,0001481803</text:p>
          </table:table-cell>
          <table:table-cell table:formula="of:=IF(OR([.N507]&lt;[.N$549];[.N507]&gt;[.N$550]);&quot;&quot;;[.N507])">
            <text:p/>
          </table:table-cell>
          <table:table-cell table:formula="of:=IF(OR([.O507]&lt;[.O$549];[.O507]&gt;[.O$550]);&quot;&quot;;[.O507])" office:value-type="float" office:value="0.0000219922009969165" calcext:value-type="float">
            <text:p>2,19922009969165E-005</text:p>
          </table:table-cell>
          <table:table-cell table:formula="of:=IF(OR([.P507]&lt;[.P$549];[.P507]&gt;[.P$550]);&quot;&quot;;[.P507])" office:value-type="string" office:string-value="" calcext:value-type="error">
            <text:p>#DIV/0 !</text:p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>
            <text:p/>
          </table:table-cell>
          <table:table-cell table:formula="of:=IF(OR([.S507]&lt;[.S$549];[.S507]&gt;[.S$550]);&quot;&quot;;[.S507])" office:value-type="float" office:value="0.00435782665996547" calcext:value-type="float">
            <text:p>0,0043578267</text:p>
          </table:table-cell>
          <table:table-cell table:formula="of:=IF(OR([.T507]&lt;[.T$549];[.T507]&gt;[.T$550]);&quot;&quot;;[.T507])" office:value-type="string" office:string-value="" calcext:value-type="error">
            <text:p>#DIV/0 !</text:p>
          </table:table-cell>
          <table:table-cell table:formula="of:=IF(OR([.U507]&lt;[.U$549];[.U507]&gt;[.U$550]);&quot;&quot;;[.U507])" office:value-type="string" office:string-value="" calcext:value-type="error">
            <text:p>#DIV/0 !</text:p>
          </table:table-cell>
          <table:table-cell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float" office:value="0.000150887798385765" calcext:value-type="float">
            <text:p>0,0001508878</text:p>
          </table:table-cell>
          <table:table-cell table:formula="of:=IF(OR([.D508]&lt;[.D$549];[.D508]&gt;[.D$550]);&quot;&quot;;[.D508])" office:value-type="float" office:value="0.00306273749852984" calcext:value-type="float">
            <text:p>0,0030627375</text:p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 office:value-type="string" office:string-value="" calcext:value-type="error">
            <text:p>#DIV/0 !</text:p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 office:value-type="string" office:string-value="" calcext:value-type="error">
            <text:p>#DIV/0 !</text:p>
          </table:table-cell>
          <table:table-cell table:formula="of:=IF(OR([.I508]&lt;[.I$549];[.I508]&gt;[.I$550]);&quot;&quot;;[.I508])" office:value-type="float" office:value="0.0218881939826861" calcext:value-type="float">
            <text:p>0,021888194</text:p>
          </table:table-cell>
          <table:table-cell table:formula="of:=IF(OR([.J508]&lt;[.J$549];[.J508]&gt;[.J$550]);&quot;&quot;;[.J508])" office:value-type="string" office:string-value="" calcext:value-type="error">
            <text:p>#DIV/0 !</text:p>
          </table:table-cell>
          <table:table-cell table:formula="of:=IF(OR([.K508]&lt;[.K$549];[.K508]&gt;[.K$550]);&quot;&quot;;[.K508])">
            <text:p/>
          </table:table-cell>
          <table:table-cell table:formula="of:=IF(OR([.L508]&lt;[.L$549];[.L508]&gt;[.L$550]);&quot;&quot;;[.L508])">
            <text:p/>
          </table:table-cell>
          <table:table-cell table:formula="of:=IF(OR([.M508]&lt;[.M$549];[.M508]&gt;[.M$550]);&quot;&quot;;[.M508])">
            <text:p/>
          </table:table-cell>
          <table:table-cell table:formula="of:=IF(OR([.N508]&lt;[.N$549];[.N508]&gt;[.N$550]);&quot;&quot;;[.N508])" office:value-type="float" office:value="0.539441167083487" calcext:value-type="float">
            <text:p>0,5394411671</text:p>
          </table:table-cell>
          <table:table-cell table:formula="of:=IF(OR([.O508]&lt;[.O$549];[.O508]&gt;[.O$550]);&quot;&quot;;[.O508])" office:value-type="float" office:value="0.0000223826529702804" calcext:value-type="float">
            <text:p>2,23826529702804E-005</text:p>
          </table:table-cell>
          <table:table-cell table:formula="of:=IF(OR([.P508]&lt;[.P$549];[.P508]&gt;[.P$550]);&quot;&quot;;[.P508])" office:value-type="string" office:string-value="" calcext:value-type="error">
            <text:p>#DIV/0 !</text:p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>
            <text:p/>
          </table:table-cell>
          <table:table-cell table:formula="of:=IF(OR([.S508]&lt;[.S$549];[.S508]&gt;[.S$550]);&quot;&quot;;[.S508])" office:value-type="float" office:value="0.0057741230909016" calcext:value-type="float">
            <text:p>0,0057741231</text:p>
          </table:table-cell>
          <table:table-cell table:formula="of:=IF(OR([.T508]&lt;[.T$549];[.T508]&gt;[.T$550]);&quot;&quot;;[.T508])" office:value-type="string" office:string-value="" calcext:value-type="error">
            <text:p>#DIV/0 !</text:p>
          </table:table-cell>
          <table:table-cell table:formula="of:=IF(OR([.U508]&lt;[.U$549];[.U508]&gt;[.U$550]);&quot;&quot;;[.U508])" office:value-type="string" office:string-value="" calcext:value-type="error">
            <text:p>#DIV/0 !</text:p>
          </table:table-cell>
          <table:table-cell table:formula="of:=IF(OR([.V508]&lt;[.V$549];[.V508]&gt;[.V$550]);&quot;&quot;;[.V508]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float" office:value="0.000128394514393347" calcext:value-type="float">
            <text:p>0,0001283945</text:p>
          </table:table-cell>
          <table:table-cell table:formula="of:=IF(OR([.D509]&lt;[.D$549];[.D509]&gt;[.D$550]);&quot;&quot;;[.D509])">
            <text:p/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 office:value-type="string" office:string-value="" calcext:value-type="error">
            <text:p>#DIV/0 !</text:p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 office:value-type="string" office:string-value="" calcext:value-type="error">
            <text:p>#DIV/0 !</text:p>
          </table:table-cell>
          <table:table-cell table:formula="of:=IF(OR([.I509]&lt;[.I$549];[.I509]&gt;[.I$550]);&quot;&quot;;[.I509])" office:value-type="float" office:value="0.01867021007419" calcext:value-type="float">
            <text:p>0,0186702101</text:p>
          </table:table-cell>
          <table:table-cell table:formula="of:=IF(OR([.J509]&lt;[.J$549];[.J509]&gt;[.J$550]);&quot;&quot;;[.J509])" office:value-type="string" office:string-value="" calcext:value-type="error">
            <text:p>#DIV/0 !</text:p>
          </table:table-cell>
          <table:table-cell table:formula="of:=IF(OR([.K509]&lt;[.K$549];[.K509]&gt;[.K$550]);&quot;&quot;;[.K509])">
            <text:p/>
          </table:table-cell>
          <table:table-cell table:formula="of:=IF(OR([.L509]&lt;[.L$549];[.L509]&gt;[.L$550]);&quot;&quot;;[.L509])" office:value-type="float" office:value="0.000147408745792673" calcext:value-type="float">
            <text:p>0,0001474087</text:p>
          </table:table-cell>
          <table:table-cell table:formula="of:=IF(OR([.M509]&lt;[.M$549];[.M509]&gt;[.M$550]);&quot;&quot;;[.M509])">
            <text:p/>
          </table:table-cell>
          <table:table-cell table:formula="of:=IF(OR([.N509]&lt;[.N$549];[.N509]&gt;[.N$550]);&quot;&quot;;[.N509])" office:value-type="float" office:value="0.46879919377035" calcext:value-type="float">
            <text:p>0,4687991938</text:p>
          </table:table-cell>
          <table:table-cell table:formula="of:=IF(OR([.O509]&lt;[.O$549];[.O509]&gt;[.O$550]);&quot;&quot;;[.O509])" office:value-type="float" office:value="0.0000197536902964614" calcext:value-type="float">
            <text:p>1,97536902964614E-005</text:p>
          </table:table-cell>
          <table:table-cell table:formula="of:=IF(OR([.P509]&lt;[.P$549];[.P509]&gt;[.P$550]);&quot;&quot;;[.P509])" office:value-type="string" office:string-value="" calcext:value-type="error">
            <text:p>#DIV/0 !</text:p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>
            <text:p/>
          </table:table-cell>
          <table:table-cell table:formula="of:=IF(OR([.S509]&lt;[.S$549];[.S509]&gt;[.S$550]);&quot;&quot;;[.S509])" office:value-type="float" office:value="0.00380172516476307" calcext:value-type="float">
            <text:p>0,0038017252</text:p>
          </table:table-cell>
          <table:table-cell table:formula="of:=IF(OR([.T509]&lt;[.T$549];[.T509]&gt;[.T$550]);&quot;&quot;;[.T509])" office:value-type="string" office:string-value="" calcext:value-type="error">
            <text:p>#DIV/0 !</text:p>
          </table:table-cell>
          <table:table-cell table:formula="of:=IF(OR([.U509]&lt;[.U$549];[.U509]&gt;[.U$550]);&quot;&quot;;[.U509])" office:value-type="string" office:string-value="" calcext:value-type="error">
            <text:p>#DIV/0 !</text:p>
          </table:table-cell>
          <table:table-cell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float" office:value="0.0000742057540640783" calcext:value-type="float">
            <text:p>7,42057540640783E-005</text:p>
          </table:table-cell>
          <table:table-cell table:formula="of:=IF(OR([.D510]&lt;[.D$549];[.D510]&gt;[.D$550]);&quot;&quot;;[.D510])" office:value-type="float" office:value="0.0016917047275491" calcext:value-type="float">
            <text:p>0,0016917047</text:p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 office:value-type="string" office:string-value="" calcext:value-type="error">
            <text:p>#DIV/0 !</text:p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 office:value-type="string" office:string-value="" calcext:value-type="error">
            <text:p>#DIV/0 !</text:p>
          </table:table-cell>
          <table:table-cell table:formula="of:=IF(OR([.I510]&lt;[.I$549];[.I510]&gt;[.I$550]);&quot;&quot;;[.I510])" office:value-type="float" office:value="0.0153681355678305" calcext:value-type="float">
            <text:p>0,0153681356</text:p>
          </table:table-cell>
          <table:table-cell table:formula="of:=IF(OR([.J510]&lt;[.J$549];[.J510]&gt;[.J$550]);&quot;&quot;;[.J510])" office:value-type="string" office:string-value="" calcext:value-type="error">
            <text:p>#DIV/0 !</text:p>
          </table:table-cell>
          <table:table-cell table:formula="of:=IF(OR([.K510]&lt;[.K$549];[.K510]&gt;[.K$550]);&quot;&quot;;[.K510])">
            <text:p/>
          </table:table-cell>
          <table:table-cell table:formula="of:=IF(OR([.L510]&lt;[.L$549];[.L510]&gt;[.L$550]);&quot;&quot;;[.L510])">
            <text:p/>
          </table:table-cell>
          <table:table-cell table:formula="of:=IF(OR([.M510]&lt;[.M$549];[.M510]&gt;[.M$550]);&quot;&quot;;[.M510])">
            <text:p/>
          </table:table-cell>
          <table:table-cell table:formula="of:=IF(OR([.N510]&lt;[.N$549];[.N510]&gt;[.N$550]);&quot;&quot;;[.N510])" office:value-type="float" office:value="0.420178441812536" calcext:value-type="float">
            <text:p>0,4201784418</text:p>
          </table:table-cell>
          <table:table-cell table:formula="of:=IF(OR([.O510]&lt;[.O$549];[.O510]&gt;[.O$550]);&quot;&quot;;[.O510])" office:value-type="float" office:value="0.0000113473834533431" calcext:value-type="float">
            <text:p>1,13473834533431E-005</text:p>
          </table:table-cell>
          <table:table-cell table:formula="of:=IF(OR([.P510]&lt;[.P$549];[.P510]&gt;[.P$550]);&quot;&quot;;[.P510])" office:value-type="string" office:string-value="" calcext:value-type="error">
            <text:p>#DIV/0 !</text:p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>
            <text:p/>
          </table:table-cell>
          <table:table-cell table:formula="of:=IF(OR([.S510]&lt;[.S$549];[.S510]&gt;[.S$550]);&quot;&quot;;[.S510])" office:value-type="float" office:value="0.00312825648437088" calcext:value-type="float">
            <text:p>0,0031282565</text:p>
          </table:table-cell>
          <table:table-cell table:formula="of:=IF(OR([.T510]&lt;[.T$549];[.T510]&gt;[.T$550]);&quot;&quot;;[.T510])" office:value-type="string" office:string-value="" calcext:value-type="error">
            <text:p>#DIV/0 !</text:p>
          </table:table-cell>
          <table:table-cell table:formula="of:=IF(OR([.U510]&lt;[.U$549];[.U510]&gt;[.U$550]);&quot;&quot;;[.U510])" office:value-type="string" office:string-value="" calcext:value-type="error">
            <text:p>#DIV/0 !</text:p>
          </table:table-cell>
          <table:table-cell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float" office:value="0.000220430545869416" calcext:value-type="float">
            <text:p>0,0002204305</text:p>
          </table:table-cell>
          <table:table-cell table:formula="of:=IF(OR([.D511]&lt;[.D$549];[.D511]&gt;[.D$550]);&quot;&quot;;[.D511])">
            <text:p/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 office:value-type="string" office:string-value="" calcext:value-type="error">
            <text:p>#DIV/0 !</text:p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 office:value-type="string" office:string-value="" calcext:value-type="error">
            <text:p>#DIV/0 !</text:p>
          </table:table-cell>
          <table:table-cell table:formula="of:=IF(OR([.I511]&lt;[.I$549];[.I511]&gt;[.I$550]);&quot;&quot;;[.I511])" office:value-type="float" office:value="0.0160626126056846" calcext:value-type="float">
            <text:p>0,0160626126</text:p>
          </table:table-cell>
          <table:table-cell table:formula="of:=IF(OR([.J511]&lt;[.J$549];[.J511]&gt;[.J$550]);&quot;&quot;;[.J511])" office:value-type="string" office:string-value="" calcext:value-type="error">
            <text:p>#DIV/0 !</text:p>
          </table:table-cell>
          <table:table-cell table:formula="of:=IF(OR([.K511]&lt;[.K$549];[.K511]&gt;[.K$550]);&quot;&quot;;[.K511])">
            <text:p/>
          </table:table-cell>
          <table:table-cell table:formula="of:=IF(OR([.L511]&lt;[.L$549];[.L511]&gt;[.L$550]);&quot;&quot;;[.L511])">
            <text:p/>
          </table:table-cell>
          <table:table-cell table:formula="of:=IF(OR([.M511]&lt;[.M$549];[.M511]&gt;[.M$550]);&quot;&quot;;[.M511])">
            <text:p/>
          </table:table-cell>
          <table:table-cell table:formula="of:=IF(OR([.N511]&lt;[.N$549];[.N511]&gt;[.N$550]);&quot;&quot;;[.N511])" office:value-type="float" office:value="0.435149086990918" calcext:value-type="float">
            <text:p>0,435149087</text:p>
          </table:table-cell>
          <table:table-cell table:formula="of:=IF(OR([.O511]&lt;[.O$549];[.O511]&gt;[.O$550]);&quot;&quot;;[.O511])">
            <text:p/>
          </table:table-cell>
          <table:table-cell table:formula="of:=IF(OR([.P511]&lt;[.P$549];[.P511]&gt;[.P$550]);&quot;&quot;;[.P511])" office:value-type="string" office:string-value="" calcext:value-type="error">
            <text:p>#DIV/0 !</text:p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 office:value-type="float" office:value="0.0000193630923528271" calcext:value-type="float">
            <text:p>1,93630923528271E-005</text:p>
          </table:table-cell>
          <table:table-cell table:formula="of:=IF(OR([.S511]&lt;[.S$549];[.S511]&gt;[.S$550]);&quot;&quot;;[.S511])" office:value-type="float" office:value="0.00351436405182506" calcext:value-type="float">
            <text:p>0,0035143641</text:p>
          </table:table-cell>
          <table:table-cell table:formula="of:=IF(OR([.T511]&lt;[.T$549];[.T511]&gt;[.T$550]);&quot;&quot;;[.T511])" office:value-type="string" office:string-value="" calcext:value-type="error">
            <text:p>#DIV/0 !</text:p>
          </table:table-cell>
          <table:table-cell table:formula="of:=IF(OR([.U511]&lt;[.U$549];[.U511]&gt;[.U$550]);&quot;&quot;;[.U511])" office:value-type="string" office:string-value="" calcext:value-type="error">
            <text:p>#DIV/0 !</text:p>
          </table:table-cell>
          <table:table-cell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 office:value-type="float" office:value="0.000164742039468896" calcext:value-type="float">
            <text:p>0,000164742</text:p>
          </table:table-cell>
          <table:table-cell table:formula="of:=IF(OR([.D512]&lt;[.D$549];[.D512]&gt;[.D$550]);&quot;&quot;;[.D512])">
            <text:p/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 office:value-type="string" office:string-value="" calcext:value-type="error">
            <text:p>#DIV/0 !</text:p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 office:value-type="string" office:string-value="" calcext:value-type="error">
            <text:p>#DIV/0 !</text:p>
          </table:table-cell>
          <table:table-cell table:formula="of:=IF(OR([.I512]&lt;[.I$549];[.I512]&gt;[.I$550]);&quot;&quot;;[.I512])" office:value-type="float" office:value="0.0141025228413087" calcext:value-type="float">
            <text:p>0,0141025228</text:p>
          </table:table-cell>
          <table:table-cell table:formula="of:=IF(OR([.J512]&lt;[.J$549];[.J512]&gt;[.J$550]);&quot;&quot;;[.J512])" office:value-type="string" office:string-value="" calcext:value-type="error">
            <text:p>#DIV/0 !</text:p>
          </table:table-cell>
          <table:table-cell table:formula="of:=IF(OR([.K512]&lt;[.K$549];[.K512]&gt;[.K$550]);&quot;&quot;;[.K512])">
            <text:p/>
          </table:table-cell>
          <table:table-cell table:formula="of:=IF(OR([.L512]&lt;[.L$549];[.L512]&gt;[.L$550]);&quot;&quot;;[.L512])">
            <text:p/>
          </table:table-cell>
          <table:table-cell table:formula="of:=IF(OR([.M512]&lt;[.M$549];[.M512]&gt;[.M$550]);&quot;&quot;;[.M512])">
            <text:p/>
          </table:table-cell>
          <table:table-cell table:formula="of:=IF(OR([.N512]&lt;[.N$549];[.N512]&gt;[.N$550]);&quot;&quot;;[.N512])">
            <text:p/>
          </table:table-cell>
          <table:table-cell table:formula="of:=IF(OR([.O512]&lt;[.O$549];[.O512]&gt;[.O$550]);&quot;&quot;;[.O512])" office:value-type="float" office:value="0.0000166524162200979" calcext:value-type="float">
            <text:p>1,66524162200979E-005</text:p>
          </table:table-cell>
          <table:table-cell table:formula="of:=IF(OR([.P512]&lt;[.P$549];[.P512]&gt;[.P$550]);&quot;&quot;;[.P512])" office:value-type="string" office:string-value="" calcext:value-type="error">
            <text:p>#DIV/0 !</text:p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>
            <text:p/>
          </table:table-cell>
          <table:table-cell table:formula="of:=IF(OR([.S512]&lt;[.S$549];[.S512]&gt;[.S$550]);&quot;&quot;;[.S512])" office:value-type="float" office:value="0.00320486495677194" calcext:value-type="float">
            <text:p>0,003204865</text:p>
          </table:table-cell>
          <table:table-cell table:formula="of:=IF(OR([.T512]&lt;[.T$549];[.T512]&gt;[.T$550]);&quot;&quot;;[.T512])" office:value-type="string" office:string-value="" calcext:value-type="error">
            <text:p>#DIV/0 !</text:p>
          </table:table-cell>
          <table:table-cell table:formula="of:=IF(OR([.U512]&lt;[.U$549];[.U512]&gt;[.U$550]);&quot;&quot;;[.U512])" office:value-type="string" office:string-value="" calcext:value-type="error">
            <text:p>#DIV/0 !</text:p>
          </table:table-cell>
          <table:table-cell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float" office:value="0.000138278909347721" calcext:value-type="float">
            <text:p>0,0001382789</text:p>
          </table:table-cell>
          <table:table-cell table:formula="of:=IF(OR([.D513]&lt;[.D$549];[.D513]&gt;[.D$550]);&quot;&quot;;[.D513])">
            <text:p/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 office:value-type="string" office:string-value="" calcext:value-type="error">
            <text:p>#DIV/0 !</text:p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 office:value-type="string" office:string-value="" calcext:value-type="error">
            <text:p>#DIV/0 !</text:p>
          </table:table-cell>
          <table:table-cell table:formula="of:=IF(OR([.I513]&lt;[.I$549];[.I513]&gt;[.I$550]);&quot;&quot;;[.I513])" office:value-type="float" office:value="0.0151785927609285" calcext:value-type="float">
            <text:p>0,0151785928</text:p>
          </table:table-cell>
          <table:table-cell table:formula="of:=IF(OR([.J513]&lt;[.J$549];[.J513]&gt;[.J$550]);&quot;&quot;;[.J513])" office:value-type="string" office:string-value="" calcext:value-type="error">
            <text:p>#DIV/0 !</text:p>
          </table:table-cell>
          <table:table-cell table:formula="of:=IF(OR([.K513]&lt;[.K$549];[.K513]&gt;[.K$550]);&quot;&quot;;[.K513])">
            <text:p/>
          </table:table-cell>
          <table:table-cell table:formula="of:=IF(OR([.L513]&lt;[.L$549];[.L513]&gt;[.L$550]);&quot;&quot;;[.L513])" office:value-type="float" office:value="0.0000870978776080553" calcext:value-type="float">
            <text:p>8,70978776080553E-005</text:p>
          </table:table-cell>
          <table:table-cell table:formula="of:=IF(OR([.M513]&lt;[.M$549];[.M513]&gt;[.M$550]);&quot;&quot;;[.M513])">
            <text:p/>
          </table:table-cell>
          <table:table-cell table:formula="of:=IF(OR([.N513]&lt;[.N$549];[.N513]&gt;[.N$550]);&quot;&quot;;[.N513])" office:value-type="float" office:value="0.481508202026242" calcext:value-type="float">
            <text:p>0,481508202</text:p>
          </table:table-cell>
          <table:table-cell table:formula="of:=IF(OR([.O513]&lt;[.O$549];[.O513]&gt;[.O$550]);&quot;&quot;;[.O513])" office:value-type="float" office:value="0.0000152235896322575" calcext:value-type="float">
            <text:p>1,52235896322575E-005</text:p>
          </table:table-cell>
          <table:table-cell table:formula="of:=IF(OR([.P513]&lt;[.P$549];[.P513]&gt;[.P$550]);&quot;&quot;;[.P513])" office:value-type="string" office:string-value="" calcext:value-type="error">
            <text:p>#DIV/0 !</text:p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>
            <text:p/>
          </table:table-cell>
          <table:table-cell table:formula="of:=IF(OR([.S513]&lt;[.S$549];[.S513]&gt;[.S$550]);&quot;&quot;;[.S513])" office:value-type="float" office:value="0.00345074527062747" calcext:value-type="float">
            <text:p>0,0034507453</text:p>
          </table:table-cell>
          <table:table-cell table:formula="of:=IF(OR([.T513]&lt;[.T$549];[.T513]&gt;[.T$550]);&quot;&quot;;[.T513])" office:value-type="string" office:string-value="" calcext:value-type="error">
            <text:p>#DIV/0 !</text:p>
          </table:table-cell>
          <table:table-cell table:formula="of:=IF(OR([.U513]&lt;[.U$549];[.U513]&gt;[.U$550]);&quot;&quot;;[.U513])" office:value-type="string" office:string-value="" calcext:value-type="error">
            <text:p>#DIV/0 !</text:p>
          </table:table-cell>
          <table:table-cell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float" office:value="0.000192540281741025" calcext:value-type="float">
            <text:p>0,0001925403</text:p>
          </table:table-cell>
          <table:table-cell table:formula="of:=IF(OR([.D514]&lt;[.D$549];[.D514]&gt;[.D$550]);&quot;&quot;;[.D514])">
            <text:p/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 office:value-type="string" office:string-value="" calcext:value-type="error">
            <text:p>#DIV/0 !</text:p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 office:value-type="string" office:string-value="" calcext:value-type="error">
            <text:p>#DIV/0 !</text:p>
          </table:table-cell>
          <table:table-cell table:formula="of:=IF(OR([.I514]&lt;[.I$549];[.I514]&gt;[.I$550]);&quot;&quot;;[.I514])" office:value-type="float" office:value="0.0147600241001968" calcext:value-type="float">
            <text:p>0,0147600241</text:p>
          </table:table-cell>
          <table:table-cell table:formula="of:=IF(OR([.J514]&lt;[.J$549];[.J514]&gt;[.J$550]);&quot;&quot;;[.J514])" office:value-type="string" office:string-value="" calcext:value-type="error">
            <text:p>#DIV/0 !</text:p>
          </table:table-cell>
          <table:table-cell table:formula="of:=IF(OR([.K514]&lt;[.K$549];[.K514]&gt;[.K$550]);&quot;&quot;;[.K514])">
            <text:p/>
          </table:table-cell>
          <table:table-cell table:formula="of:=IF(OR([.L514]&lt;[.L$549];[.L514]&gt;[.L$550]);&quot;&quot;;[.L514])">
            <text:p/>
          </table:table-cell>
          <table:table-cell table:formula="of:=IF(OR([.M514]&lt;[.M$549];[.M514]&gt;[.M$550]);&quot;&quot;;[.M514])">
            <text:p/>
          </table:table-cell>
          <table:table-cell table:formula="of:=IF(OR([.N514]&lt;[.N$549];[.N514]&gt;[.N$550]);&quot;&quot;;[.N514])" office:value-type="float" office:value="0.425743170677731" calcext:value-type="float">
            <text:p>0,4257431707</text:p>
          </table:table-cell>
          <table:table-cell table:formula="of:=IF(OR([.O514]&lt;[.O$549];[.O514]&gt;[.O$550]);&quot;&quot;;[.O514])" office:value-type="float" office:value="0.0000290765736671318" calcext:value-type="float">
            <text:p>2,90765736671318E-005</text:p>
          </table:table-cell>
          <table:table-cell table:formula="of:=IF(OR([.P514]&lt;[.P$549];[.P514]&gt;[.P$550]);&quot;&quot;;[.P514])" office:value-type="string" office:string-value="" calcext:value-type="error">
            <text:p>#DIV/0 !</text:p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>
            <text:p/>
          </table:table-cell>
          <table:table-cell table:formula="of:=IF(OR([.S514]&lt;[.S$549];[.S514]&gt;[.S$550]);&quot;&quot;;[.S514])" office:value-type="float" office:value="0.00348925451890457" calcext:value-type="float">
            <text:p>0,0034892545</text:p>
          </table:table-cell>
          <table:table-cell table:formula="of:=IF(OR([.T514]&lt;[.T$549];[.T514]&gt;[.T$550]);&quot;&quot;;[.T514])" office:value-type="string" office:string-value="" calcext:value-type="error">
            <text:p>#DIV/0 !</text:p>
          </table:table-cell>
          <table:table-cell table:formula="of:=IF(OR([.U514]&lt;[.U$549];[.U514]&gt;[.U$550]);&quot;&quot;;[.U514])" office:value-type="string" office:string-value="" calcext:value-type="error">
            <text:p>#DIV/0 !</text:p>
          </table:table-cell>
          <table:table-cell table:formula="of:=IF(OR([.V514]&lt;[.V$549];[.V514]&gt;[.V$550]);&quot;&quot;;[.V514]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float" office:value="0.000188452568779499" calcext:value-type="float">
            <text:p>0,0001884526</text:p>
          </table:table-cell>
          <table:table-cell table:formula="of:=IF(OR([.D515]&lt;[.D$549];[.D515]&gt;[.D$550]);&quot;&quot;;[.D515])" office:value-type="float" office:value="0.00174151875164606" calcext:value-type="float">
            <text:p>0,0017415188</text:p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 office:value-type="string" office:string-value="" calcext:value-type="error">
            <text:p>#DIV/0 !</text:p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 office:value-type="string" office:string-value="" calcext:value-type="error">
            <text:p>#DIV/0 !</text:p>
          </table:table-cell>
          <table:table-cell table:formula="of:=IF(OR([.I515]&lt;[.I$549];[.I515]&gt;[.I$550]);&quot;&quot;;[.I515])" office:value-type="float" office:value="0.0147862822693737" calcext:value-type="float">
            <text:p>0,0147862823</text:p>
          </table:table-cell>
          <table:table-cell table:formula="of:=IF(OR([.J515]&lt;[.J$549];[.J515]&gt;[.J$550]);&quot;&quot;;[.J515])" office:value-type="string" office:string-value="" calcext:value-type="error">
            <text:p>#DIV/0 !</text:p>
          </table:table-cell>
          <table:table-cell table:formula="of:=IF(OR([.K515]&lt;[.K$549];[.K515]&gt;[.K$550]);&quot;&quot;;[.K515])">
            <text:p/>
          </table:table-cell>
          <table:table-cell table:formula="of:=IF(OR([.L515]&lt;[.L$549];[.L515]&gt;[.L$550]);&quot;&quot;;[.L515])">
            <text:p/>
          </table:table-cell>
          <table:table-cell table:formula="of:=IF(OR([.M515]&lt;[.M$549];[.M515]&gt;[.M$550]);&quot;&quot;;[.M515])">
            <text:p/>
          </table:table-cell>
          <table:table-cell table:formula="of:=IF(OR([.N515]&lt;[.N$549];[.N515]&gt;[.N$550]);&quot;&quot;;[.N515])" office:value-type="float" office:value="0.441515322593919" calcext:value-type="float">
            <text:p>0,4415153226</text:p>
          </table:table-cell>
          <table:table-cell table:formula="of:=IF(OR([.O515]&lt;[.O$549];[.O515]&gt;[.O$550]);&quot;&quot;;[.O515])" office:value-type="float" office:value="0.0000126793781092097" calcext:value-type="float">
            <text:p>1,26793781092097E-005</text:p>
          </table:table-cell>
          <table:table-cell table:formula="of:=IF(OR([.P515]&lt;[.P$549];[.P515]&gt;[.P$550]);&quot;&quot;;[.P515])" office:value-type="string" office:string-value="" calcext:value-type="error">
            <text:p>#DIV/0 !</text:p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>
            <text:p/>
          </table:table-cell>
          <table:table-cell table:formula="of:=IF(OR([.S515]&lt;[.S$549];[.S515]&gt;[.S$550]);&quot;&quot;;[.S515])" office:value-type="float" office:value="0.0040904304322357" calcext:value-type="float">
            <text:p>0,0040904304</text:p>
          </table:table-cell>
          <table:table-cell table:formula="of:=IF(OR([.T515]&lt;[.T$549];[.T515]&gt;[.T$550]);&quot;&quot;;[.T515])" office:value-type="string" office:string-value="" calcext:value-type="error">
            <text:p>#DIV/0 !</text:p>
          </table:table-cell>
          <table:table-cell table:formula="of:=IF(OR([.U515]&lt;[.U$549];[.U515]&gt;[.U$550]);&quot;&quot;;[.U515])" office:value-type="string" office:string-value="" calcext:value-type="error">
            <text:p>#DIV/0 !</text:p>
          </table:table-cell>
          <table:table-cell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float" office:value="0.000228018941698297" calcext:value-type="float">
            <text:p>0,0002280189</text:p>
          </table:table-cell>
          <table:table-cell table:formula="of:=IF(OR([.D516]&lt;[.D$549];[.D516]&gt;[.D$550]);&quot;&quot;;[.D516])">
            <text:p/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 office:value-type="string" office:string-value="" calcext:value-type="error">
            <text:p>#DIV/0 !</text:p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 office:value-type="string" office:string-value="" calcext:value-type="error">
            <text:p>#DIV/0 !</text:p>
          </table:table-cell>
          <table:table-cell table:formula="of:=IF(OR([.I516]&lt;[.I$549];[.I516]&gt;[.I$550]);&quot;&quot;;[.I516])" office:value-type="float" office:value="0.0170842297667373" calcext:value-type="float">
            <text:p>0,0170842298</text:p>
          </table:table-cell>
          <table:table-cell table:formula="of:=IF(OR([.J516]&lt;[.J$549];[.J516]&gt;[.J$550]);&quot;&quot;;[.J516])" office:value-type="string" office:string-value="" calcext:value-type="error">
            <text:p>#DIV/0 !</text:p>
          </table:table-cell>
          <table:table-cell table:formula="of:=IF(OR([.K516]&lt;[.K$549];[.K516]&gt;[.K$550]);&quot;&quot;;[.K516])">
            <text:p/>
          </table:table-cell>
          <table:table-cell table:formula="of:=IF(OR([.L516]&lt;[.L$549];[.L516]&gt;[.L$550]);&quot;&quot;;[.L516])">
            <text:p/>
          </table:table-cell>
          <table:table-cell table:formula="of:=IF(OR([.M516]&lt;[.M$549];[.M516]&gt;[.M$550]);&quot;&quot;;[.M516])" office:value-type="float" office:value="0.000124376272797062" calcext:value-type="float">
            <text:p>0,0001243763</text:p>
          </table:table-cell>
          <table:table-cell table:formula="of:=IF(OR([.N516]&lt;[.N$549];[.N516]&gt;[.N$550]);&quot;&quot;;[.N516])" office:value-type="float" office:value="0.572318474493484" calcext:value-type="float">
            <text:p>0,5723184745</text:p>
          </table:table-cell>
          <table:table-cell table:formula="of:=IF(OR([.O516]&lt;[.O$549];[.O516]&gt;[.O$550]);&quot;&quot;;[.O516])" office:value-type="float" office:value="0.0000146558028455136" calcext:value-type="float">
            <text:p>1,46558028455136E-005</text:p>
          </table:table-cell>
          <table:table-cell table:formula="of:=IF(OR([.P516]&lt;[.P$549];[.P516]&gt;[.P$550]);&quot;&quot;;[.P516])" office:value-type="string" office:string-value="" calcext:value-type="error">
            <text:p>#DIV/0 !</text:p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>
            <text:p/>
          </table:table-cell>
          <table:table-cell table:formula="of:=IF(OR([.S516]&lt;[.S$549];[.S516]&gt;[.S$550]);&quot;&quot;;[.S516])" office:value-type="float" office:value="0.00472803488087415" calcext:value-type="float">
            <text:p>0,0047280349</text:p>
          </table:table-cell>
          <table:table-cell table:formula="of:=IF(OR([.T516]&lt;[.T$549];[.T516]&gt;[.T$550]);&quot;&quot;;[.T516])" office:value-type="string" office:string-value="" calcext:value-type="error">
            <text:p>#DIV/0 !</text:p>
          </table:table-cell>
          <table:table-cell table:formula="of:=IF(OR([.U516]&lt;[.U$549];[.U516]&gt;[.U$550]);&quot;&quot;;[.U516])" office:value-type="string" office:string-value="" calcext:value-type="error">
            <text:p>#DIV/0 !</text:p>
          </table:table-cell>
          <table:table-cell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float" office:value="0.000377013383089057" calcext:value-type="float">
            <text:p>0,0003770134</text:p>
          </table:table-cell>
          <table:table-cell table:formula="of:=IF(OR([.D517]&lt;[.D$549];[.D517]&gt;[.D$550]);&quot;&quot;;[.D517])" office:value-type="float" office:value="0.00208155100911827" calcext:value-type="float">
            <text:p>0,002081551</text:p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 office:value-type="string" office:string-value="" calcext:value-type="error">
            <text:p>#DIV/0 !</text:p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 office:value-type="string" office:string-value="" calcext:value-type="error">
            <text:p>#DIV/0 !</text:p>
          </table:table-cell>
          <table:table-cell table:formula="of:=IF(OR([.I517]&lt;[.I$549];[.I517]&gt;[.I$550]);&quot;&quot;;[.I517])" office:value-type="float" office:value="0.0175927724621999" calcext:value-type="float">
            <text:p>0,0175927725</text:p>
          </table:table-cell>
          <table:table-cell table:formula="of:=IF(OR([.J517]&lt;[.J$549];[.J517]&gt;[.J$550]);&quot;&quot;;[.J517])" office:value-type="string" office:string-value="" calcext:value-type="error">
            <text:p>#DIV/0 !</text:p>
          </table:table-cell>
          <table:table-cell table:formula="of:=IF(OR([.K517]&lt;[.K$549];[.K517]&gt;[.K$550]);&quot;&quot;;[.K517])">
            <text:p/>
          </table:table-cell>
          <table:table-cell table:formula="of:=IF(OR([.L517]&lt;[.L$549];[.L517]&gt;[.L$550]);&quot;&quot;;[.L517])">
            <text:p/>
          </table:table-cell>
          <table:table-cell table:formula="of:=IF(OR([.M517]&lt;[.M$549];[.M517]&gt;[.M$550]);&quot;&quot;;[.M517])" office:value-type="float" office:value="0.000160900502797618" calcext:value-type="float">
            <text:p>0,0001609005</text:p>
          </table:table-cell>
          <table:table-cell table:formula="of:=IF(OR([.N517]&lt;[.N$549];[.N517]&gt;[.N$550]);&quot;&quot;;[.N517])" office:value-type="float" office:value="0.511007293419519" calcext:value-type="float">
            <text:p>0,5110072934</text:p>
          </table:table-cell>
          <table:table-cell table:formula="of:=IF(OR([.O517]&lt;[.O$549];[.O517]&gt;[.O$550]);&quot;&quot;;[.O517])" office:value-type="float" office:value="0.0000230189938427678" calcext:value-type="float">
            <text:p>0,000023019</text:p>
          </table:table-cell>
          <table:table-cell table:formula="of:=IF(OR([.P517]&lt;[.P$549];[.P517]&gt;[.P$550]);&quot;&quot;;[.P517])" office:value-type="string" office:string-value="" calcext:value-type="error">
            <text:p>#DIV/0 !</text:p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>
            <text:p/>
          </table:table-cell>
          <table:table-cell table:formula="of:=IF(OR([.S517]&lt;[.S$549];[.S517]&gt;[.S$550]);&quot;&quot;;[.S517])" office:value-type="float" office:value="0.00319397973582274" calcext:value-type="float">
            <text:p>0,0031939797</text:p>
          </table:table-cell>
          <table:table-cell table:formula="of:=IF(OR([.T517]&lt;[.T$549];[.T517]&gt;[.T$550]);&quot;&quot;;[.T517])" office:value-type="string" office:string-value="" calcext:value-type="error">
            <text:p>#DIV/0 !</text:p>
          </table:table-cell>
          <table:table-cell table:formula="of:=IF(OR([.U517]&lt;[.U$549];[.U517]&gt;[.U$550]);&quot;&quot;;[.U517])" office:value-type="string" office:string-value="" calcext:value-type="error">
            <text:p>#DIV/0 !</text:p>
          </table:table-cell>
          <table:table-cell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float" office:value="0.000200271239764898" calcext:value-type="float">
            <text:p>0,0002002712</text:p>
          </table:table-cell>
          <table:table-cell table:formula="of:=IF(OR([.D518]&lt;[.D$549];[.D518]&gt;[.D$550]);&quot;&quot;;[.D518])">
            <text:p/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 office:value-type="string" office:string-value="" calcext:value-type="error">
            <text:p>#DIV/0 !</text:p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 office:value-type="string" office:string-value="" calcext:value-type="error">
            <text:p>#DIV/0 !</text:p>
          </table:table-cell>
          <table:table-cell table:formula="of:=IF(OR([.I518]&lt;[.I$549];[.I518]&gt;[.I$550]);&quot;&quot;;[.I518])" office:value-type="float" office:value="0.0177830319104449" calcext:value-type="float">
            <text:p>0,0177830319</text:p>
          </table:table-cell>
          <table:table-cell table:formula="of:=IF(OR([.J518]&lt;[.J$549];[.J518]&gt;[.J$550]);&quot;&quot;;[.J518])" office:value-type="string" office:string-value="" calcext:value-type="error">
            <text:p>#DIV/0 !</text:p>
          </table:table-cell>
          <table:table-cell table:formula="of:=IF(OR([.K518]&lt;[.K$549];[.K518]&gt;[.K$550]);&quot;&quot;;[.K518])">
            <text:p/>
          </table:table-cell>
          <table:table-cell table:formula="of:=IF(OR([.L518]&lt;[.L$549];[.L518]&gt;[.L$550]);&quot;&quot;;[.L518])">
            <text:p/>
          </table:table-cell>
          <table:table-cell table:formula="of:=IF(OR([.M518]&lt;[.M$549];[.M518]&gt;[.M$550]);&quot;&quot;;[.M518])">
            <text:p/>
          </table:table-cell>
          <table:table-cell table:formula="of:=IF(OR([.N518]&lt;[.N$549];[.N518]&gt;[.N$550]);&quot;&quot;;[.N518])" office:value-type="float" office:value="0.557665325711022" calcext:value-type="float">
            <text:p>0,5576653257</text:p>
          </table:table-cell>
          <table:table-cell table:formula="of:=IF(OR([.O518]&lt;[.O$549];[.O518]&gt;[.O$550]);&quot;&quot;;[.O518])" office:value-type="float" office:value="0.0000185537118710996" calcext:value-type="float">
            <text:p>1,85537118710996E-005</text:p>
          </table:table-cell>
          <table:table-cell table:formula="of:=IF(OR([.P518]&lt;[.P$549];[.P518]&gt;[.P$550]);&quot;&quot;;[.P518])" office:value-type="string" office:string-value="" calcext:value-type="error">
            <text:p>#DIV/0 !</text:p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>
            <text:p/>
          </table:table-cell>
          <table:table-cell table:formula="of:=IF(OR([.S518]&lt;[.S$549];[.S518]&gt;[.S$550]);&quot;&quot;;[.S518])" office:value-type="float" office:value="0.00348974705059971" calcext:value-type="float">
            <text:p>0,0034897471</text:p>
          </table:table-cell>
          <table:table-cell table:formula="of:=IF(OR([.T518]&lt;[.T$549];[.T518]&gt;[.T$550]);&quot;&quot;;[.T518])" office:value-type="string" office:string-value="" calcext:value-type="error">
            <text:p>#DIV/0 !</text:p>
          </table:table-cell>
          <table:table-cell table:formula="of:=IF(OR([.U518]&lt;[.U$549];[.U518]&gt;[.U$550]);&quot;&quot;;[.U518])" office:value-type="string" office:string-value="" calcext:value-type="error">
            <text:p>#DIV/0 !</text:p>
          </table:table-cell>
          <table:table-cell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IF(OR([.B519]&lt;[.B$549];[.B519]&gt;[.B$550]);&quot;&quot;;[.B519])" office:value-type="string" office:string-value="" calcext:value-type="error">
            <text:p>#DIV/0 !</text:p>
          </table:table-cell>
          <table:table-cell table:formula="of:=IF(OR([.C519]&lt;[.C$549];[.C519]&gt;[.C$550]);&quot;&quot;;[.C519])" office:value-type="float" office:value="0.000233356124540185" calcext:value-type="float">
            <text:p>0,0002333561</text:p>
          </table:table-cell>
          <table:table-cell table:formula="of:=IF(OR([.D519]&lt;[.D$549];[.D519]&gt;[.D$550]);&quot;&quot;;[.D519])" office:value-type="float" office:value="0.00201572652927828" calcext:value-type="float">
            <text:p>0,0020157265</text:p>
          </table:table-cell>
          <table:table-cell table:formula="of:=IF(OR([.E519]&lt;[.E$549];[.E519]&gt;[.E$550]);&quot;&quot;;[.E519])" office:value-type="float" office:value="1" calcext:value-type="float">
            <text:p>1</text:p>
          </table:table-cell>
          <table:table-cell table:formula="of:=IF(OR([.F519]&lt;[.F$549];[.F519]&gt;[.F$550]);&quot;&quot;;[.F519])" office:value-type="string" office:string-value="" calcext:value-type="error">
            <text:p>#DIV/0 !</text:p>
          </table:table-cell>
          <table:table-cell table:formula="of:=IF(OR([.G519]&lt;[.G$549];[.G519]&gt;[.G$550]);&quot;&quot;;[.G519])" office:value-type="string" office:string-value="" calcext:value-type="error">
            <text:p>#DIV/0 !</text:p>
          </table:table-cell>
          <table:table-cell table:formula="of:=IF(OR([.H519]&lt;[.H$549];[.H519]&gt;[.H$550]);&quot;&quot;;[.H519])" office:value-type="string" office:string-value="" calcext:value-type="error">
            <text:p>#DIV/0 !</text:p>
          </table:table-cell>
          <table:table-cell table:formula="of:=IF(OR([.I519]&lt;[.I$549];[.I519]&gt;[.I$550]);&quot;&quot;;[.I519])" office:value-type="float" office:value="0.0184917268477603" calcext:value-type="float">
            <text:p>0,0184917268</text:p>
          </table:table-cell>
          <table:table-cell table:formula="of:=IF(OR([.J519]&lt;[.J$549];[.J519]&gt;[.J$550]);&quot;&quot;;[.J519])" office:value-type="string" office:string-value="" calcext:value-type="error">
            <text:p>#DIV/0 !</text:p>
          </table:table-cell>
          <table:table-cell table:formula="of:=IF(OR([.K519]&lt;[.K$549];[.K519]&gt;[.K$550]);&quot;&quot;;[.K519])">
            <text:p/>
          </table:table-cell>
          <table:table-cell table:formula="of:=IF(OR([.L519]&lt;[.L$549];[.L519]&gt;[.L$550]);&quot;&quot;;[.L519])">
            <text:p/>
          </table:table-cell>
          <table:table-cell table:formula="of:=IF(OR([.M519]&lt;[.M$549];[.M519]&gt;[.M$550]);&quot;&quot;;[.M519])">
            <text:p/>
          </table:table-cell>
          <table:table-cell table:formula="of:=IF(OR([.N519]&lt;[.N$549];[.N519]&gt;[.N$550]);&quot;&quot;;[.N519])" office:value-type="float" office:value="0.551126438549232" calcext:value-type="float">
            <text:p>0,5511264385</text:p>
          </table:table-cell>
          <table:table-cell table:formula="of:=IF(OR([.O519]&lt;[.O$549];[.O519]&gt;[.O$550]);&quot;&quot;;[.O519])" office:value-type="float" office:value="0.0000178489305358717" calcext:value-type="float">
            <text:p>1,78489305358717E-005</text:p>
          </table:table-cell>
          <table:table-cell table:formula="of:=IF(OR([.P519]&lt;[.P$549];[.P519]&gt;[.P$550]);&quot;&quot;;[.P519])" office:value-type="string" office:string-value="" calcext:value-type="error">
            <text:p>#DIV/0 !</text:p>
          </table:table-cell>
          <table:table-cell table:formula="of:=IF(OR([.Q519]&lt;[.Q$549];[.Q519]&gt;[.Q$550]);&quot;&quot;;[.Q519])" office:value-type="string" office:string-value="" calcext:value-type="error">
            <text:p>#DIV/0 !</text:p>
          </table:table-cell>
          <table:table-cell table:formula="of:=IF(OR([.R519]&lt;[.R$549];[.R519]&gt;[.R$550]);&quot;&quot;;[.R519])">
            <text:p/>
          </table:table-cell>
          <table:table-cell table:formula="of:=IF(OR([.S519]&lt;[.S$549];[.S519]&gt;[.S$550]);&quot;&quot;;[.S519])" office:value-type="float" office:value="0.00473448197478867" calcext:value-type="float">
            <text:p>0,004734482</text:p>
          </table:table-cell>
          <table:table-cell table:formula="of:=IF(OR([.T519]&lt;[.T$549];[.T519]&gt;[.T$550]);&quot;&quot;;[.T519])" office:value-type="string" office:string-value="" calcext:value-type="error">
            <text:p>#DIV/0 !</text:p>
          </table:table-cell>
          <table:table-cell table:formula="of:=IF(OR([.U519]&lt;[.U$549];[.U519]&gt;[.U$550]);&quot;&quot;;[.U519])" office:value-type="string" office:string-value="" calcext:value-type="error">
            <text:p>#DIV/0 !</text:p>
          </table:table-cell>
          <table:table-cell table:formula="of:=IF(OR([.V519]&lt;[.V$549];[.V519]&gt;[.V$550]);&quot;&quot;;[.V519]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[.B520]&lt;[.B$549];[.B520]&gt;[.B$550]);&quot;&quot;;[.B520])" office:value-type="string" office:string-value="" calcext:value-type="error">
            <text:p>#DIV/0 !</text:p>
          </table:table-cell>
          <table:table-cell table:formula="of:=IF(OR([.C520]&lt;[.C$549];[.C520]&gt;[.C$550]);&quot;&quot;;[.C520])" office:value-type="float" office:value="0.000439242826060308" calcext:value-type="float">
            <text:p>0,0004392428</text:p>
          </table:table-cell>
          <table:table-cell table:formula="of:=IF(OR([.D520]&lt;[.D$549];[.D520]&gt;[.D$550]);&quot;&quot;;[.D520])" office:value-type="float" office:value="0.00264462893819782" calcext:value-type="float">
            <text:p>0,0026446289</text:p>
          </table:table-cell>
          <table:table-cell table:formula="of:=IF(OR([.E520]&lt;[.E$549];[.E520]&gt;[.E$550]);&quot;&quot;;[.E520])" office:value-type="float" office:value="1" calcext:value-type="float">
            <text:p>1</text:p>
          </table:table-cell>
          <table:table-cell table:formula="of:=IF(OR([.F520]&lt;[.F$549];[.F520]&gt;[.F$550]);&quot;&quot;;[.F520])" office:value-type="string" office:string-value="" calcext:value-type="error">
            <text:p>#DIV/0 !</text:p>
          </table:table-cell>
          <table:table-cell table:formula="of:=IF(OR([.G520]&lt;[.G$549];[.G520]&gt;[.G$550]);&quot;&quot;;[.G520])" office:value-type="string" office:string-value="" calcext:value-type="error">
            <text:p>#DIV/0 !</text:p>
          </table:table-cell>
          <table:table-cell table:formula="of:=IF(OR([.H520]&lt;[.H$549];[.H520]&gt;[.H$550]);&quot;&quot;;[.H520])" office:value-type="string" office:string-value="" calcext:value-type="error">
            <text:p>#DIV/0 !</text:p>
          </table:table-cell>
          <table:table-cell table:formula="of:=IF(OR([.I520]&lt;[.I$549];[.I520]&gt;[.I$550]);&quot;&quot;;[.I520])" office:value-type="float" office:value="0.0170007642734737" calcext:value-type="float">
            <text:p>0,0170007643</text:p>
          </table:table-cell>
          <table:table-cell table:formula="of:=IF(OR([.J520]&lt;[.J$549];[.J520]&gt;[.J$550]);&quot;&quot;;[.J520])" office:value-type="string" office:string-value="" calcext:value-type="error">
            <text:p>#DIV/0 !</text:p>
          </table:table-cell>
          <table:table-cell table:formula="of:=IF(OR([.K520]&lt;[.K$549];[.K520]&gt;[.K$550]);&quot;&quot;;[.K520])">
            <text:p/>
          </table:table-cell>
          <table:table-cell table:formula="of:=IF(OR([.L520]&lt;[.L$549];[.L520]&gt;[.L$550]);&quot;&quot;;[.L520])">
            <text:p/>
          </table:table-cell>
          <table:table-cell table:formula="of:=IF(OR([.M520]&lt;[.M$549];[.M520]&gt;[.M$550]);&quot;&quot;;[.M520])">
            <text:p/>
          </table:table-cell>
          <table:table-cell table:formula="of:=IF(OR([.N520]&lt;[.N$549];[.N520]&gt;[.N$550]);&quot;&quot;;[.N520])" office:value-type="float" office:value="0.534557011072834" calcext:value-type="float">
            <text:p>0,5345570111</text:p>
          </table:table-cell>
          <table:table-cell table:formula="of:=IF(OR([.O520]&lt;[.O$549];[.O520]&gt;[.O$550]);&quot;&quot;;[.O520])">
            <text:p/>
          </table:table-cell>
          <table:table-cell table:formula="of:=IF(OR([.P520]&lt;[.P$549];[.P520]&gt;[.P$550]);&quot;&quot;;[.P520])" office:value-type="string" office:string-value="" calcext:value-type="error">
            <text:p>#DIV/0 !</text:p>
          </table:table-cell>
          <table:table-cell table:formula="of:=IF(OR([.Q520]&lt;[.Q$549];[.Q520]&gt;[.Q$550]);&quot;&quot;;[.Q520])" office:value-type="string" office:string-value="" calcext:value-type="error">
            <text:p>#DIV/0 !</text:p>
          </table:table-cell>
          <table:table-cell table:formula="of:=IF(OR([.R520]&lt;[.R$549];[.R520]&gt;[.R$550]);&quot;&quot;;[.R520])">
            <text:p/>
          </table:table-cell>
          <table:table-cell table:formula="of:=IF(OR([.S520]&lt;[.S$549];[.S520]&gt;[.S$550]);&quot;&quot;;[.S520])" office:value-type="float" office:value="0.00498587065533519" calcext:value-type="float">
            <text:p>0,0049858707</text:p>
          </table:table-cell>
          <table:table-cell table:formula="of:=IF(OR([.T520]&lt;[.T$549];[.T520]&gt;[.T$550]);&quot;&quot;;[.T520])" office:value-type="string" office:string-value="" calcext:value-type="error">
            <text:p>#DIV/0 !</text:p>
          </table:table-cell>
          <table:table-cell table:formula="of:=IF(OR([.U520]&lt;[.U$549];[.U520]&gt;[.U$550]);&quot;&quot;;[.U520])" office:value-type="string" office:string-value="" calcext:value-type="error">
            <text:p>#DIV/0 !</text:p>
          </table:table-cell>
          <table:table-cell table:formula="of:=IF(OR([.V520]&lt;[.V$549];[.V520]&gt;[.V$550]);&quot;&quot;;[.V520]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IF(OR([.B521]&lt;[.B$549];[.B521]&gt;[.B$550]);&quot;&quot;;[.B521])" office:value-type="string" office:string-value="" calcext:value-type="error">
            <text:p>#DIV/0 !</text:p>
          </table:table-cell>
          <table:table-cell table:formula="of:=IF(OR([.C521]&lt;[.C$549];[.C521]&gt;[.C$550]);&quot;&quot;;[.C521])" office:value-type="float" office:value="0.000272074482406867" calcext:value-type="float">
            <text:p>0,0002720745</text:p>
          </table:table-cell>
          <table:table-cell table:formula="of:=IF(OR([.D521]&lt;[.D$549];[.D521]&gt;[.D$550]);&quot;&quot;;[.D521])" office:value-type="float" office:value="0.00177587470644148" calcext:value-type="float">
            <text:p>0,0017758747</text:p>
          </table:table-cell>
          <table:table-cell table:formula="of:=IF(OR([.E521]&lt;[.E$549];[.E521]&gt;[.E$550]);&quot;&quot;;[.E521])" office:value-type="float" office:value="1" calcext:value-type="float">
            <text:p>1</text:p>
          </table:table-cell>
          <table:table-cell table:formula="of:=IF(OR([.F521]&lt;[.F$549];[.F521]&gt;[.F$550]);&quot;&quot;;[.F521])" office:value-type="string" office:string-value="" calcext:value-type="error">
            <text:p>#DIV/0 !</text:p>
          </table:table-cell>
          <table:table-cell table:formula="of:=IF(OR([.G521]&lt;[.G$549];[.G521]&gt;[.G$550]);&quot;&quot;;[.G521])" office:value-type="string" office:string-value="" calcext:value-type="error">
            <text:p>#DIV/0 !</text:p>
          </table:table-cell>
          <table:table-cell table:formula="of:=IF(OR([.H521]&lt;[.H$549];[.H521]&gt;[.H$550]);&quot;&quot;;[.H521])" office:value-type="string" office:string-value="" calcext:value-type="error">
            <text:p>#DIV/0 !</text:p>
          </table:table-cell>
          <table:table-cell table:formula="of:=IF(OR([.I521]&lt;[.I$549];[.I521]&gt;[.I$550]);&quot;&quot;;[.I521])" office:value-type="float" office:value="0.0150092692876332" calcext:value-type="float">
            <text:p>0,0150092693</text:p>
          </table:table-cell>
          <table:table-cell table:formula="of:=IF(OR([.J521]&lt;[.J$549];[.J521]&gt;[.J$550]);&quot;&quot;;[.J521])" office:value-type="string" office:string-value="" calcext:value-type="error">
            <text:p>#DIV/0 !</text:p>
          </table:table-cell>
          <table:table-cell table:formula="of:=IF(OR([.K521]&lt;[.K$549];[.K521]&gt;[.K$550]);&quot;&quot;;[.K521])">
            <text:p/>
          </table:table-cell>
          <table:table-cell table:formula="of:=IF(OR([.L521]&lt;[.L$549];[.L521]&gt;[.L$550]);&quot;&quot;;[.L521])">
            <text:p/>
          </table:table-cell>
          <table:table-cell table:formula="of:=IF(OR([.M521]&lt;[.M$549];[.M521]&gt;[.M$550]);&quot;&quot;;[.M521])">
            <text:p/>
          </table:table-cell>
          <table:table-cell table:formula="of:=IF(OR([.N521]&lt;[.N$549];[.N521]&gt;[.N$550]);&quot;&quot;;[.N521])" office:value-type="float" office:value="0.500160740729546" calcext:value-type="float">
            <text:p>0,5001607407</text:p>
          </table:table-cell>
          <table:table-cell table:formula="of:=IF(OR([.O521]&lt;[.O$549];[.O521]&gt;[.O$550]);&quot;&quot;;[.O521])" office:value-type="float" office:value="0.0000119119672191728" calcext:value-type="float">
            <text:p>0,000011912</text:p>
          </table:table-cell>
          <table:table-cell table:formula="of:=IF(OR([.P521]&lt;[.P$549];[.P521]&gt;[.P$550]);&quot;&quot;;[.P521])" office:value-type="string" office:string-value="" calcext:value-type="error">
            <text:p>#DIV/0 !</text:p>
          </table:table-cell>
          <table:table-cell table:formula="of:=IF(OR([.Q521]&lt;[.Q$549];[.Q521]&gt;[.Q$550]);&quot;&quot;;[.Q521])" office:value-type="string" office:string-value="" calcext:value-type="error">
            <text:p>#DIV/0 !</text:p>
          </table:table-cell>
          <table:table-cell table:formula="of:=IF(OR([.R521]&lt;[.R$549];[.R521]&gt;[.R$550]);&quot;&quot;;[.R521])">
            <text:p/>
          </table:table-cell>
          <table:table-cell table:formula="of:=IF(OR([.S521]&lt;[.S$549];[.S521]&gt;[.S$550]);&quot;&quot;;[.S521])" office:value-type="float" office:value="0.00440181830036889" calcext:value-type="float">
            <text:p>0,0044018183</text:p>
          </table:table-cell>
          <table:table-cell table:formula="of:=IF(OR([.T521]&lt;[.T$549];[.T521]&gt;[.T$550]);&quot;&quot;;[.T521])" office:value-type="string" office:string-value="" calcext:value-type="error">
            <text:p>#DIV/0 !</text:p>
          </table:table-cell>
          <table:table-cell table:formula="of:=IF(OR([.U521]&lt;[.U$549];[.U521]&gt;[.U$550]);&quot;&quot;;[.U521])" office:value-type="string" office:string-value="" calcext:value-type="error">
            <text:p>#DIV/0 !</text:p>
          </table:table-cell>
          <table:table-cell table:formula="of:=IF(OR([.V521]&lt;[.V$549];[.V521]&gt;[.V$550]);&quot;&quot;;[.V521]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formula="of:=IF(OR([.B522]&lt;[.B$549];[.B522]&gt;[.B$550]);&quot;&quot;;[.B522])" office:value-type="string" office:string-value="" calcext:value-type="error">
            <text:p>#DIV/0 !</text:p>
          </table:table-cell>
          <table:table-cell table:formula="of:=IF(OR([.C522]&lt;[.C$549];[.C522]&gt;[.C$550]);&quot;&quot;;[.C522])" office:value-type="float" office:value="0.000547315849849378" calcext:value-type="float">
            <text:p>0,0005473158</text:p>
          </table:table-cell>
          <table:table-cell table:formula="of:=IF(OR([.D522]&lt;[.D$549];[.D522]&gt;[.D$550]);&quot;&quot;;[.D522])">
            <text:p/>
          </table:table-cell>
          <table:table-cell table:formula="of:=IF(OR([.E522]&lt;[.E$549];[.E522]&gt;[.E$550]);&quot;&quot;;[.E522])" office:value-type="float" office:value="1" calcext:value-type="float">
            <text:p>1</text:p>
          </table:table-cell>
          <table:table-cell table:formula="of:=IF(OR([.F522]&lt;[.F$549];[.F522]&gt;[.F$550]);&quot;&quot;;[.F522])" office:value-type="string" office:string-value="" calcext:value-type="error">
            <text:p>#DIV/0 !</text:p>
          </table:table-cell>
          <table:table-cell table:formula="of:=IF(OR([.G522]&lt;[.G$549];[.G522]&gt;[.G$550]);&quot;&quot;;[.G522])" office:value-type="string" office:string-value="" calcext:value-type="error">
            <text:p>#DIV/0 !</text:p>
          </table:table-cell>
          <table:table-cell table:formula="of:=IF(OR([.H522]&lt;[.H$549];[.H522]&gt;[.H$550]);&quot;&quot;;[.H522])" office:value-type="string" office:string-value="" calcext:value-type="error">
            <text:p>#DIV/0 !</text:p>
          </table:table-cell>
          <table:table-cell table:formula="of:=IF(OR([.I522]&lt;[.I$549];[.I522]&gt;[.I$550]);&quot;&quot;;[.I522])" office:value-type="float" office:value="0.0169597149102923" calcext:value-type="float">
            <text:p>0,0169597149</text:p>
          </table:table-cell>
          <table:table-cell table:formula="of:=IF(OR([.J522]&lt;[.J$549];[.J522]&gt;[.J$550]);&quot;&quot;;[.J522])" office:value-type="string" office:string-value="" calcext:value-type="error">
            <text:p>#DIV/0 !</text:p>
          </table:table-cell>
          <table:table-cell table:formula="of:=IF(OR([.K522]&lt;[.K$549];[.K522]&gt;[.K$550]);&quot;&quot;;[.K522])">
            <text:p/>
          </table:table-cell>
          <table:table-cell table:formula="of:=IF(OR([.L522]&lt;[.L$549];[.L522]&gt;[.L$550]);&quot;&quot;;[.L522])">
            <text:p/>
          </table:table-cell>
          <table:table-cell table:formula="of:=IF(OR([.M522]&lt;[.M$549];[.M522]&gt;[.M$550]);&quot;&quot;;[.M522])">
            <text:p/>
          </table:table-cell>
          <table:table-cell table:formula="of:=IF(OR([.N522]&lt;[.N$549];[.N522]&gt;[.N$550]);&quot;&quot;;[.N522])" office:value-type="float" office:value="0.632513153251836" calcext:value-type="float">
            <text:p>0,6325131533</text:p>
          </table:table-cell>
          <table:table-cell table:formula="of:=IF(OR([.O522]&lt;[.O$549];[.O522]&gt;[.O$550]);&quot;&quot;;[.O522])" office:value-type="float" office:value="0.0000230490462059831" calcext:value-type="float">
            <text:p>0,000023049</text:p>
          </table:table-cell>
          <table:table-cell table:formula="of:=IF(OR([.P522]&lt;[.P$549];[.P522]&gt;[.P$550]);&quot;&quot;;[.P522])" office:value-type="string" office:string-value="" calcext:value-type="error">
            <text:p>#DIV/0 !</text:p>
          </table:table-cell>
          <table:table-cell table:formula="of:=IF(OR([.Q522]&lt;[.Q$549];[.Q522]&gt;[.Q$550]);&quot;&quot;;[.Q522])" office:value-type="string" office:string-value="" calcext:value-type="error">
            <text:p>#DIV/0 !</text:p>
          </table:table-cell>
          <table:table-cell table:formula="of:=IF(OR([.R522]&lt;[.R$549];[.R522]&gt;[.R$550]);&quot;&quot;;[.R522])">
            <text:p/>
          </table:table-cell>
          <table:table-cell table:formula="of:=IF(OR([.S522]&lt;[.S$549];[.S522]&gt;[.S$550]);&quot;&quot;;[.S522])" office:value-type="float" office:value="0.00516622681932485" calcext:value-type="float">
            <text:p>0,0051662268</text:p>
          </table:table-cell>
          <table:table-cell table:formula="of:=IF(OR([.T522]&lt;[.T$549];[.T522]&gt;[.T$550]);&quot;&quot;;[.T522])" office:value-type="string" office:string-value="" calcext:value-type="error">
            <text:p>#DIV/0 !</text:p>
          </table:table-cell>
          <table:table-cell table:formula="of:=IF(OR([.U522]&lt;[.U$549];[.U522]&gt;[.U$550]);&quot;&quot;;[.U522])" office:value-type="string" office:string-value="" calcext:value-type="error">
            <text:p>#DIV/0 !</text:p>
          </table:table-cell>
          <table:table-cell table:formula="of:=IF(OR([.V522]&lt;[.V$549];[.V522]&gt;[.V$550]);&quot;&quot;;[.V522]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formula="of:=IF(OR([.B523]&lt;[.B$549];[.B523]&gt;[.B$550]);&quot;&quot;;[.B523])" office:value-type="string" office:string-value="" calcext:value-type="error">
            <text:p>#DIV/0 !</text:p>
          </table:table-cell>
          <table:table-cell table:formula="of:=IF(OR([.C523]&lt;[.C$549];[.C523]&gt;[.C$550]);&quot;&quot;;[.C523])" office:value-type="float" office:value="0.000436405153257227" calcext:value-type="float">
            <text:p>0,0004364052</text:p>
          </table:table-cell>
          <table:table-cell table:formula="of:=IF(OR([.D523]&lt;[.D$549];[.D523]&gt;[.D$550]);&quot;&quot;;[.D523])" office:value-type="float" office:value="0.00213485528256597" calcext:value-type="float">
            <text:p>0,0021348553</text:p>
          </table:table-cell>
          <table:table-cell table:formula="of:=IF(OR([.E523]&lt;[.E$549];[.E523]&gt;[.E$550]);&quot;&quot;;[.E523])" office:value-type="float" office:value="1" calcext:value-type="float">
            <text:p>1</text:p>
          </table:table-cell>
          <table:table-cell table:formula="of:=IF(OR([.F523]&lt;[.F$549];[.F523]&gt;[.F$550]);&quot;&quot;;[.F523])" office:value-type="string" office:string-value="" calcext:value-type="error">
            <text:p>#DIV/0 !</text:p>
          </table:table-cell>
          <table:table-cell table:formula="of:=IF(OR([.G523]&lt;[.G$549];[.G523]&gt;[.G$550]);&quot;&quot;;[.G523])" office:value-type="string" office:string-value="" calcext:value-type="error">
            <text:p>#DIV/0 !</text:p>
          </table:table-cell>
          <table:table-cell table:formula="of:=IF(OR([.H523]&lt;[.H$549];[.H523]&gt;[.H$550]);&quot;&quot;;[.H523])" office:value-type="string" office:string-value="" calcext:value-type="error">
            <text:p>#DIV/0 !</text:p>
          </table:table-cell>
          <table:table-cell table:formula="of:=IF(OR([.I523]&lt;[.I$549];[.I523]&gt;[.I$550]);&quot;&quot;;[.I523])" office:value-type="float" office:value="0.0166993915574203" calcext:value-type="float">
            <text:p>0,0166993916</text:p>
          </table:table-cell>
          <table:table-cell table:formula="of:=IF(OR([.J523]&lt;[.J$549];[.J523]&gt;[.J$550]);&quot;&quot;;[.J523])" office:value-type="string" office:string-value="" calcext:value-type="error">
            <text:p>#DIV/0 !</text:p>
          </table:table-cell>
          <table:table-cell table:formula="of:=IF(OR([.K523]&lt;[.K$549];[.K523]&gt;[.K$550]);&quot;&quot;;[.K523])">
            <text:p/>
          </table:table-cell>
          <table:table-cell table:formula="of:=IF(OR([.L523]&lt;[.L$549];[.L523]&gt;[.L$550]);&quot;&quot;;[.L523])">
            <text:p/>
          </table:table-cell>
          <table:table-cell table:formula="of:=IF(OR([.M523]&lt;[.M$549];[.M523]&gt;[.M$550]);&quot;&quot;;[.M523])">
            <text:p/>
          </table:table-cell>
          <table:table-cell table:formula="of:=IF(OR([.N523]&lt;[.N$549];[.N523]&gt;[.N$550]);&quot;&quot;;[.N523])" office:value-type="float" office:value="0.589529751487624" calcext:value-type="float">
            <text:p>0,5895297515</text:p>
          </table:table-cell>
          <table:table-cell table:formula="of:=IF(OR([.O523]&lt;[.O$549];[.O523]&gt;[.O$550]);&quot;&quot;;[.O523])" office:value-type="float" office:value="0.0000236084632993945" calcext:value-type="float">
            <text:p>2,36084632993945E-005</text:p>
          </table:table-cell>
          <table:table-cell table:formula="of:=IF(OR([.P523]&lt;[.P$549];[.P523]&gt;[.P$550]);&quot;&quot;;[.P523])" office:value-type="string" office:string-value="" calcext:value-type="error">
            <text:p>#DIV/0 !</text:p>
          </table:table-cell>
          <table:table-cell table:formula="of:=IF(OR([.Q523]&lt;[.Q$549];[.Q523]&gt;[.Q$550]);&quot;&quot;;[.Q523])" office:value-type="string" office:string-value="" calcext:value-type="error">
            <text:p>#DIV/0 !</text:p>
          </table:table-cell>
          <table:table-cell table:formula="of:=IF(OR([.R523]&lt;[.R$549];[.R523]&gt;[.R$550]);&quot;&quot;;[.R523])">
            <text:p/>
          </table:table-cell>
          <table:table-cell table:formula="of:=IF(OR([.S523]&lt;[.S$549];[.S523]&gt;[.S$550]);&quot;&quot;;[.S523])" office:value-type="float" office:value="0.00596356284945712" calcext:value-type="float">
            <text:p>0,0059635628</text:p>
          </table:table-cell>
          <table:table-cell table:formula="of:=IF(OR([.T523]&lt;[.T$549];[.T523]&gt;[.T$550]);&quot;&quot;;[.T523])" office:value-type="string" office:string-value="" calcext:value-type="error">
            <text:p>#DIV/0 !</text:p>
          </table:table-cell>
          <table:table-cell table:formula="of:=IF(OR([.U523]&lt;[.U$549];[.U523]&gt;[.U$550]);&quot;&quot;;[.U523])" office:value-type="string" office:string-value="" calcext:value-type="error">
            <text:p>#DIV/0 !</text:p>
          </table:table-cell>
          <table:table-cell table:formula="of:=IF(OR([.V523]&lt;[.V$549];[.V523]&gt;[.V$550]);&quot;&quot;;[.V523]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formula="of:=IF(OR([.B524]&lt;[.B$549];[.B524]&gt;[.B$550]);&quot;&quot;;[.B524])" office:value-type="string" office:string-value="" calcext:value-type="error">
            <text:p>#DIV/0 !</text:p>
          </table:table-cell>
          <table:table-cell table:formula="of:=IF(OR([.C524]&lt;[.C$549];[.C524]&gt;[.C$550]);&quot;&quot;;[.C524])">
            <text:p/>
          </table:table-cell>
          <table:table-cell table:formula="of:=IF(OR([.D524]&lt;[.D$549];[.D524]&gt;[.D$550]);&quot;&quot;;[.D524])" office:value-type="float" office:value="0.00209534924600663" calcext:value-type="float">
            <text:p>0,0020953492</text:p>
          </table:table-cell>
          <table:table-cell table:formula="of:=IF(OR([.E524]&lt;[.E$549];[.E524]&gt;[.E$550]);&quot;&quot;;[.E524])" office:value-type="float" office:value="1" calcext:value-type="float">
            <text:p>1</text:p>
          </table:table-cell>
          <table:table-cell table:formula="of:=IF(OR([.F524]&lt;[.F$549];[.F524]&gt;[.F$550]);&quot;&quot;;[.F524])" office:value-type="string" office:string-value="" calcext:value-type="error">
            <text:p>#DIV/0 !</text:p>
          </table:table-cell>
          <table:table-cell table:formula="of:=IF(OR([.G524]&lt;[.G$549];[.G524]&gt;[.G$550]);&quot;&quot;;[.G524])" office:value-type="string" office:string-value="" calcext:value-type="error">
            <text:p>#DIV/0 !</text:p>
          </table:table-cell>
          <table:table-cell table:formula="of:=IF(OR([.H524]&lt;[.H$549];[.H524]&gt;[.H$550]);&quot;&quot;;[.H524])" office:value-type="string" office:string-value="" calcext:value-type="error">
            <text:p>#DIV/0 !</text:p>
          </table:table-cell>
          <table:table-cell table:formula="of:=IF(OR([.I524]&lt;[.I$549];[.I524]&gt;[.I$550]);&quot;&quot;;[.I524])" office:value-type="float" office:value="0.0192293151064519" calcext:value-type="float">
            <text:p>0,0192293151</text:p>
          </table:table-cell>
          <table:table-cell table:formula="of:=IF(OR([.J524]&lt;[.J$549];[.J524]&gt;[.J$550]);&quot;&quot;;[.J524])" office:value-type="string" office:string-value="" calcext:value-type="error">
            <text:p>#DIV/0 !</text:p>
          </table:table-cell>
          <table:table-cell table:formula="of:=IF(OR([.K524]&lt;[.K$549];[.K524]&gt;[.K$550]);&quot;&quot;;[.K524])">
            <text:p/>
          </table:table-cell>
          <table:table-cell table:formula="of:=IF(OR([.L524]&lt;[.L$549];[.L524]&gt;[.L$550]);&quot;&quot;;[.L524])">
            <text:p/>
          </table:table-cell>
          <table:table-cell table:formula="of:=IF(OR([.M524]&lt;[.M$549];[.M524]&gt;[.M$550]);&quot;&quot;;[.M524])">
            <text:p/>
          </table:table-cell>
          <table:table-cell table:formula="of:=IF(OR([.N524]&lt;[.N$549];[.N524]&gt;[.N$550]);&quot;&quot;;[.N524])" office:value-type="float" office:value="0.585863140299716" calcext:value-type="float">
            <text:p>0,5858631403</text:p>
          </table:table-cell>
          <table:table-cell table:formula="of:=IF(OR([.O524]&lt;[.O$549];[.O524]&gt;[.O$550]);&quot;&quot;;[.O524])">
            <text:p/>
          </table:table-cell>
          <table:table-cell table:formula="of:=IF(OR([.P524]&lt;[.P$549];[.P524]&gt;[.P$550]);&quot;&quot;;[.P524])" office:value-type="string" office:string-value="" calcext:value-type="error">
            <text:p>#DIV/0 !</text:p>
          </table:table-cell>
          <table:table-cell table:formula="of:=IF(OR([.Q524]&lt;[.Q$549];[.Q524]&gt;[.Q$550]);&quot;&quot;;[.Q524])" office:value-type="string" office:string-value="" calcext:value-type="error">
            <text:p>#DIV/0 !</text:p>
          </table:table-cell>
          <table:table-cell table:formula="of:=IF(OR([.R524]&lt;[.R$549];[.R524]&gt;[.R$550]);&quot;&quot;;[.R524])" office:value-type="float" office:value="0.0000337270066091211" calcext:value-type="float">
            <text:p>0,000033727</text:p>
          </table:table-cell>
          <table:table-cell table:formula="of:=IF(OR([.S524]&lt;[.S$549];[.S524]&gt;[.S$550]);&quot;&quot;;[.S524])" office:value-type="float" office:value="0.00635319829064076" calcext:value-type="float">
            <text:p>0,0063531983</text:p>
          </table:table-cell>
          <table:table-cell table:formula="of:=IF(OR([.T524]&lt;[.T$549];[.T524]&gt;[.T$550]);&quot;&quot;;[.T524])" office:value-type="string" office:string-value="" calcext:value-type="error">
            <text:p>#DIV/0 !</text:p>
          </table:table-cell>
          <table:table-cell table:formula="of:=IF(OR([.U524]&lt;[.U$549];[.U524]&gt;[.U$550]);&quot;&quot;;[.U524])" office:value-type="string" office:string-value="" calcext:value-type="error">
            <text:p>#DIV/0 !</text:p>
          </table:table-cell>
          <table:table-cell table:formula="of:=IF(OR([.V524]&lt;[.V$549];[.V524]&gt;[.V$550]);&quot;&quot;;[.V524])">
            <text:p/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formula="of:=IF(OR([.B525]&lt;[.B$549];[.B525]&gt;[.B$550]);&quot;&quot;;[.B525])" office:value-type="string" office:string-value="" calcext:value-type="error">
            <text:p>#DIV/0 !</text:p>
          </table:table-cell>
          <table:table-cell table:formula="of:=IF(OR([.C525]&lt;[.C$549];[.C525]&gt;[.C$550]);&quot;&quot;;[.C525])" office:value-type="float" office:value="0.000543768734483995" calcext:value-type="float">
            <text:p>0,0005437687</text:p>
          </table:table-cell>
          <table:table-cell table:formula="of:=IF(OR([.D525]&lt;[.D$549];[.D525]&gt;[.D$550]);&quot;&quot;;[.D525])">
            <text:p/>
          </table:table-cell>
          <table:table-cell table:formula="of:=IF(OR([.E525]&lt;[.E$549];[.E525]&gt;[.E$550]);&quot;&quot;;[.E525])" office:value-type="float" office:value="1" calcext:value-type="float">
            <text:p>1</text:p>
          </table:table-cell>
          <table:table-cell table:formula="of:=IF(OR([.F525]&lt;[.F$549];[.F525]&gt;[.F$550]);&quot;&quot;;[.F525])" office:value-type="string" office:string-value="" calcext:value-type="error">
            <text:p>#DIV/0 !</text:p>
          </table:table-cell>
          <table:table-cell table:formula="of:=IF(OR([.G525]&lt;[.G$549];[.G525]&gt;[.G$550]);&quot;&quot;;[.G525])" office:value-type="string" office:string-value="" calcext:value-type="error">
            <text:p>#DIV/0 !</text:p>
          </table:table-cell>
          <table:table-cell table:formula="of:=IF(OR([.H525]&lt;[.H$549];[.H525]&gt;[.H$550]);&quot;&quot;;[.H525])" office:value-type="string" office:string-value="" calcext:value-type="error">
            <text:p>#DIV/0 !</text:p>
          </table:table-cell>
          <table:table-cell table:formula="of:=IF(OR([.I525]&lt;[.I$549];[.I525]&gt;[.I$550]);&quot;&quot;;[.I525])" office:value-type="float" office:value="0.0176009626621208" calcext:value-type="float">
            <text:p>0,0176009627</text:p>
          </table:table-cell>
          <table:table-cell table:formula="of:=IF(OR([.J525]&lt;[.J$549];[.J525]&gt;[.J$550]);&quot;&quot;;[.J525])" office:value-type="string" office:string-value="" calcext:value-type="error">
            <text:p>#DIV/0 !</text:p>
          </table:table-cell>
          <table:table-cell table:formula="of:=IF(OR([.K525]&lt;[.K$549];[.K525]&gt;[.K$550]);&quot;&quot;;[.K525])">
            <text:p/>
          </table:table-cell>
          <table:table-cell table:formula="of:=IF(OR([.L525]&lt;[.L$549];[.L525]&gt;[.L$550]);&quot;&quot;;[.L525])">
            <text:p/>
          </table:table-cell>
          <table:table-cell table:formula="of:=IF(OR([.M525]&lt;[.M$549];[.M525]&gt;[.M$550]);&quot;&quot;;[.M525])">
            <text:p/>
          </table:table-cell>
          <table:table-cell table:formula="of:=IF(OR([.N525]&lt;[.N$549];[.N525]&gt;[.N$550]);&quot;&quot;;[.N525])" office:value-type="float" office:value="0.480092005582417" calcext:value-type="float">
            <text:p>0,4800920056</text:p>
          </table:table-cell>
          <table:table-cell table:formula="of:=IF(OR([.O525]&lt;[.O$549];[.O525]&gt;[.O$550]);&quot;&quot;;[.O525])" office:value-type="float" office:value="0.0000150929933984389" calcext:value-type="float">
            <text:p>0,000015093</text:p>
          </table:table-cell>
          <table:table-cell table:formula="of:=IF(OR([.P525]&lt;[.P$549];[.P525]&gt;[.P$550]);&quot;&quot;;[.P525])" office:value-type="string" office:string-value="" calcext:value-type="error">
            <text:p>#DIV/0 !</text:p>
          </table:table-cell>
          <table:table-cell table:formula="of:=IF(OR([.Q525]&lt;[.Q$549];[.Q525]&gt;[.Q$550]);&quot;&quot;;[.Q525])" office:value-type="string" office:string-value="" calcext:value-type="error">
            <text:p>#DIV/0 !</text:p>
          </table:table-cell>
          <table:table-cell table:formula="of:=IF(OR([.R525]&lt;[.R$549];[.R525]&gt;[.R$550]);&quot;&quot;;[.R525])">
            <text:p/>
          </table:table-cell>
          <table:table-cell table:formula="of:=IF(OR([.S525]&lt;[.S$549];[.S525]&gt;[.S$550]);&quot;&quot;;[.S525])" office:value-type="float" office:value="0.00557729998128795" calcext:value-type="float">
            <text:p>0,0055773</text:p>
          </table:table-cell>
          <table:table-cell table:formula="of:=IF(OR([.T525]&lt;[.T$549];[.T525]&gt;[.T$550]);&quot;&quot;;[.T525])" office:value-type="string" office:string-value="" calcext:value-type="error">
            <text:p>#DIV/0 !</text:p>
          </table:table-cell>
          <table:table-cell table:formula="of:=IF(OR([.U525]&lt;[.U$549];[.U525]&gt;[.U$550]);&quot;&quot;;[.U525])" office:value-type="string" office:string-value="" calcext:value-type="error">
            <text:p>#DIV/0 !</text:p>
          </table:table-cell>
          <table:table-cell table:formula="of:=IF(OR([.V525]&lt;[.V$549];[.V525]&gt;[.V$550]);&quot;&quot;;[.V525])">
            <text:p/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formula="of:=IF(OR([.B526]&lt;[.B$549];[.B526]&gt;[.B$550]);&quot;&quot;;[.B526])" office:value-type="string" office:string-value="" calcext:value-type="error">
            <text:p>#DIV/0 !</text:p>
          </table:table-cell>
          <table:table-cell table:formula="of:=IF(OR([.C526]&lt;[.C$549];[.C526]&gt;[.C$550]);&quot;&quot;;[.C526])">
            <text:p/>
          </table:table-cell>
          <table:table-cell table:formula="of:=IF(OR([.D526]&lt;[.D$549];[.D526]&gt;[.D$550]);&quot;&quot;;[.D526])" office:value-type="float" office:value="0.00360782880600616" calcext:value-type="float">
            <text:p>0,0036078288</text:p>
          </table:table-cell>
          <table:table-cell table:formula="of:=IF(OR([.E526]&lt;[.E$549];[.E526]&gt;[.E$550]);&quot;&quot;;[.E526])" office:value-type="float" office:value="1" calcext:value-type="float">
            <text:p>1</text:p>
          </table:table-cell>
          <table:table-cell table:formula="of:=IF(OR([.F526]&lt;[.F$549];[.F526]&gt;[.F$550]);&quot;&quot;;[.F526])" office:value-type="string" office:string-value="" calcext:value-type="error">
            <text:p>#DIV/0 !</text:p>
          </table:table-cell>
          <table:table-cell table:formula="of:=IF(OR([.G526]&lt;[.G$549];[.G526]&gt;[.G$550]);&quot;&quot;;[.G526])" office:value-type="string" office:string-value="" calcext:value-type="error">
            <text:p>#DIV/0 !</text:p>
          </table:table-cell>
          <table:table-cell table:formula="of:=IF(OR([.H526]&lt;[.H$549];[.H526]&gt;[.H$550]);&quot;&quot;;[.H526])" office:value-type="string" office:string-value="" calcext:value-type="error">
            <text:p>#DIV/0 !</text:p>
          </table:table-cell>
          <table:table-cell table:formula="of:=IF(OR([.I526]&lt;[.I$549];[.I526]&gt;[.I$550]);&quot;&quot;;[.I526])" office:value-type="float" office:value="0.0158497711815844" calcext:value-type="float">
            <text:p>0,0158497712</text:p>
          </table:table-cell>
          <table:table-cell table:formula="of:=IF(OR([.J526]&lt;[.J$549];[.J526]&gt;[.J$550]);&quot;&quot;;[.J526])" office:value-type="string" office:string-value="" calcext:value-type="error">
            <text:p>#DIV/0 !</text:p>
          </table:table-cell>
          <table:table-cell table:formula="of:=IF(OR([.K526]&lt;[.K$549];[.K526]&gt;[.K$550]);&quot;&quot;;[.K526])">
            <text:p/>
          </table:table-cell>
          <table:table-cell table:formula="of:=IF(OR([.L526]&lt;[.L$549];[.L526]&gt;[.L$550]);&quot;&quot;;[.L526])">
            <text:p/>
          </table:table-cell>
          <table:table-cell table:formula="of:=IF(OR([.M526]&lt;[.M$549];[.M526]&gt;[.M$550]);&quot;&quot;;[.M526])">
            <text:p/>
          </table:table-cell>
          <table:table-cell table:formula="of:=IF(OR([.N526]&lt;[.N$549];[.N526]&gt;[.N$550]);&quot;&quot;;[.N526])" office:value-type="float" office:value="0.488960450763353" calcext:value-type="float">
            <text:p>0,4889604508</text:p>
          </table:table-cell>
          <table:table-cell table:formula="of:=IF(OR([.O526]&lt;[.O$549];[.O526]&gt;[.O$550]);&quot;&quot;;[.O526])">
            <text:p/>
          </table:table-cell>
          <table:table-cell table:formula="of:=IF(OR([.P526]&lt;[.P$549];[.P526]&gt;[.P$550]);&quot;&quot;;[.P526])" office:value-type="string" office:string-value="" calcext:value-type="error">
            <text:p>#DIV/0 !</text:p>
          </table:table-cell>
          <table:table-cell table:formula="of:=IF(OR([.Q526]&lt;[.Q$549];[.Q526]&gt;[.Q$550]);&quot;&quot;;[.Q526])" office:value-type="string" office:string-value="" calcext:value-type="error">
            <text:p>#DIV/0 !</text:p>
          </table:table-cell>
          <table:table-cell table:formula="of:=IF(OR([.R526]&lt;[.R$549];[.R526]&gt;[.R$550]);&quot;&quot;;[.R526])" office:value-type="float" office:value="0.0000276449889152324" calcext:value-type="float">
            <text:p>0,000027645</text:p>
          </table:table-cell>
          <table:table-cell table:formula="of:=IF(OR([.S526]&lt;[.S$549];[.S526]&gt;[.S$550]);&quot;&quot;;[.S526])" office:value-type="float" office:value="0.00390559826555738" calcext:value-type="float">
            <text:p>0,0039055983</text:p>
          </table:table-cell>
          <table:table-cell table:formula="of:=IF(OR([.T526]&lt;[.T$549];[.T526]&gt;[.T$550]);&quot;&quot;;[.T526])" office:value-type="string" office:string-value="" calcext:value-type="error">
            <text:p>#DIV/0 !</text:p>
          </table:table-cell>
          <table:table-cell table:formula="of:=IF(OR([.U526]&lt;[.U$549];[.U526]&gt;[.U$550]);&quot;&quot;;[.U526])" office:value-type="string" office:string-value="" calcext:value-type="error">
            <text:p>#DIV/0 !</text:p>
          </table:table-cell>
          <table:table-cell table:formula="of:=IF(OR([.V526]&lt;[.V$549];[.V526]&gt;[.V$550]);&quot;&quot;;[.V526])">
            <text:p/>
          </table:table-cell>
          <table:table-cell table:number-columns-repeated="100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number-columns-repeated="1023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number-columns-repeated="1023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number-columns-repeated="1023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number-columns-repeated="1023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number-columns-repeated="1023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number-columns-repeated="1023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number-columns-repeated="1023"/>
        </table:table-row>
        <table:table-row table:style-name="ro1" table:number-rows-repeated="5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des deux</text:p>
          </table:table-cell>
          <table:table-cell table:number-columns-repeated="1023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.000685388692139118" calcext:value-type="float">
            <text:p>0,0006853887</text:p>
          </table:table-cell>
          <table:table-cell table:formula="of:=[.D554]-[.D676]" office:value-type="string" office:string-value="" calcext:value-type="error">
            <text:p>#VALEUR !</text:p>
          </table:table-cell>
          <table:table-cell table:formula="of:=[.E554]-[.E676]" office:value-type="float" office:value="1" calcext:value-type="float">
            <text:p>1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.0216791859871439" calcext:value-type="float">
            <text:p>0,021679186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float" office:value="0.000184856324092271" calcext:value-type="float">
            <text:p>0,0001848563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string" office:string-value="" calcext:value-type="error">
            <text:p>#VALEUR !</text:p>
          </table:table-cell>
          <table:table-cell table:formula="of:=[.N554]-[.N676]" office:value-type="float" office:value="0.677284693755987" calcext:value-type="float">
            <text:p>0,6772846938</text:p>
          </table:table-cell>
          <table:table-cell table:formula="of:=[.O554]-[.O676]" office:value-type="string" office:string-value="" calcext:value-type="error">
            <text:p>#VALEUR !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VALEUR !</text:p>
          </table:table-cell>
          <table:table-cell table:formula="of:=[.S554]-[.S676]" office:value-type="float" office:value="0.00632030383983644" calcext:value-type="float">
            <text:p>0,0063203038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DIV/0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.000687161160941924" calcext:value-type="float">
            <text:p>0,0006871612</text:p>
          </table:table-cell>
          <table:table-cell table:formula="of:=[.D555]-[.D677]" office:value-type="float" office:value="0.00341662685217077" calcext:value-type="float">
            <text:p>0,0034166269</text:p>
          </table:table-cell>
          <table:table-cell table:formula="of:=[.E555]-[.E677]" office:value-type="float" office:value="1" calcext:value-type="float">
            <text:p>1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.0230138611857885" calcext:value-type="float">
            <text:p>0,0230138612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VALEUR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string" office:string-value="" calcext:value-type="error">
            <text:p>#VALEUR !</text:p>
          </table:table-cell>
          <table:table-cell table:formula="of:=[.N555]-[.N677]" office:value-type="float" office:value="0.654894226024141" calcext:value-type="float">
            <text:p>0,654894226</text:p>
          </table:table-cell>
          <table:table-cell table:formula="of:=[.O555]-[.O677]" office:value-type="float" office:value="0.0000262277573565165" calcext:value-type="float">
            <text:p>2,62277573565165E-005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VALEUR !</text:p>
          </table:table-cell>
          <table:table-cell table:formula="of:=[.S555]-[.S677]" office:value-type="float" office:value="0.00651701232995914" calcext:value-type="float">
            <text:p>0,0065170123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DIV/0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.000510861820091323" calcext:value-type="float">
            <text:p>0,0005108618</text:p>
          </table:table-cell>
          <table:table-cell table:formula="of:=[.D556]-[.D678]" office:value-type="float" office:value="0.00334791265337669" calcext:value-type="float">
            <text:p>0,0033479127</text:p>
          </table:table-cell>
          <table:table-cell table:formula="of:=[.E556]-[.E678]" office:value-type="float" office:value="1" calcext:value-type="float">
            <text:p>1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.0212576622121633" calcext:value-type="float">
            <text:p>0,0212576622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VALEUR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string" office:string-value="" calcext:value-type="error">
            <text:p>#VALEUR !</text:p>
          </table:table-cell>
          <table:table-cell table:formula="of:=[.N556]-[.N678]" office:value-type="float" office:value="0.642702852681962" calcext:value-type="float">
            <text:p>0,6427028527</text:p>
          </table:table-cell>
          <table:table-cell table:formula="of:=[.O556]-[.O678]" office:value-type="float" office:value="0.0000167610472047228" calcext:value-type="float">
            <text:p>0,000016761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VALEUR !</text:p>
          </table:table-cell>
          <table:table-cell table:formula="of:=[.S556]-[.S678]" office:value-type="float" office:value="0.00638594408629075" calcext:value-type="float">
            <text:p>0,0063859441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DIV/0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.000384358947059064" calcext:value-type="float">
            <text:p>0,0003843589</text:p>
          </table:table-cell>
          <table:table-cell table:formula="of:=[.D557]-[.D679]" office:value-type="float" office:value="0.00344698856244375" calcext:value-type="float">
            <text:p>0,0034469886</text:p>
          </table:table-cell>
          <table:table-cell table:formula="of:=[.E557]-[.E679]" office:value-type="float" office:value="1" calcext:value-type="float">
            <text:p>1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.0215136764918233" calcext:value-type="float">
            <text:p>0,0215136765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VALEUR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.000155958428489241" calcext:value-type="float">
            <text:p>0,0001559584</text:p>
          </table:table-cell>
          <table:table-cell table:formula="of:=[.N557]-[.N679]" office:value-type="string" office:string-value="" calcext:value-type="error">
            <text:p>#VALEUR !</text:p>
          </table:table-cell>
          <table:table-cell table:formula="of:=[.O557]-[.O679]" office:value-type="float" office:value="0.000019388714369323" calcext:value-type="float">
            <text:p>1,9388714369323E-005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VALEUR !</text:p>
          </table:table-cell>
          <table:table-cell table:formula="of:=[.S557]-[.S679]" office:value-type="float" office:value="0.00563690946292764" calcext:value-type="float">
            <text:p>0,0056369095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DIV/0 !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.000446924235564287" calcext:value-type="float">
            <text:p>0,0004469242</text:p>
          </table:table-cell>
          <table:table-cell table:formula="of:=[.D558]-[.D680]" office:value-type="float" office:value="0.00342300818428099" calcext:value-type="float">
            <text:p>0,0034230082</text:p>
          </table:table-cell>
          <table:table-cell table:formula="of:=[.E558]-[.E680]" office:value-type="float" office:value="1" calcext:value-type="float">
            <text:p>1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.02200105529001" calcext:value-type="float">
            <text:p>0,0220010553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float" office:value="0.000158802674450704" calcext:value-type="float">
            <text:p>0,0001588027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string" office:string-value="" calcext:value-type="error">
            <text:p>#VALEUR !</text:p>
          </table:table-cell>
          <table:table-cell table:formula="of:=[.N558]-[.N680]" office:value-type="float" office:value="0.600939684499465" calcext:value-type="float">
            <text:p>0,6009396845</text:p>
          </table:table-cell>
          <table:table-cell table:formula="of:=[.O558]-[.O680]" office:value-type="string" office:string-value="" calcext:value-type="error">
            <text:p>#VALEUR !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VALEUR !</text:p>
          </table:table-cell>
          <table:table-cell table:formula="of:=[.S558]-[.S680]" office:value-type="float" office:value="0.00622841747499714" calcext:value-type="float">
            <text:p>0,0062284175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DIV/0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.000445057367870369" calcext:value-type="float">
            <text:p>0,0004450574</text:p>
          </table:table-cell>
          <table:table-cell table:formula="of:=[.D559]-[.D681]" office:value-type="float" office:value="0.00259685022962055" calcext:value-type="float">
            <text:p>0,0025968502</text:p>
          </table:table-cell>
          <table:table-cell table:formula="of:=[.E559]-[.E681]" office:value-type="float" office:value="1" calcext:value-type="float">
            <text:p>1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.0216795489096864" calcext:value-type="float">
            <text:p>0,0216795489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VALEUR !</text:p>
          </table:table-cell>
          <table:table-cell table:formula="of:=[.L559]-[.L681]" office:value-type="float" office:value="0.0000840986979431552" calcext:value-type="float">
            <text:p>8,40986979431552E-005</text:p>
          </table:table-cell>
          <table:table-cell table:formula="of:=[.M559]-[.M681]" office:value-type="string" office:string-value="" calcext:value-type="error">
            <text:p>#VALEUR !</text:p>
          </table:table-cell>
          <table:table-cell table:formula="of:=[.N559]-[.N681]" office:value-type="float" office:value="0.569291271357239" calcext:value-type="float">
            <text:p>0,5692912714</text:p>
          </table:table-cell>
          <table:table-cell table:formula="of:=[.O559]-[.O681]" office:value-type="float" office:value="0.000030436292174059" calcext:value-type="float">
            <text:p>3,0436292174059E-005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float" office:value="0.0000315821290559059" calcext:value-type="float">
            <text:p>3,15821290559059E-005</text:p>
          </table:table-cell>
          <table:table-cell table:formula="of:=[.S559]-[.S681]" office:value-type="float" office:value="0.00613916484555947" calcext:value-type="float">
            <text:p>0,0061391648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DIV/0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.000452058969169531" calcext:value-type="float">
            <text:p>0,000452059</text:p>
          </table:table-cell>
          <table:table-cell table:formula="of:=[.D560]-[.D682]" office:value-type="float" office:value="0.00196535356805036" calcext:value-type="float">
            <text:p>0,0019653536</text:p>
          </table:table-cell>
          <table:table-cell table:formula="of:=[.E560]-[.E682]" office:value-type="float" office:value="1" calcext:value-type="float">
            <text:p>1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.0221966577627798" calcext:value-type="float">
            <text:p>0,0221966578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VALEUR !</text:p>
          </table:table-cell>
          <table:table-cell table:formula="of:=[.L560]-[.L682]" office:value-type="float" office:value="0.000106597863320253" calcext:value-type="float">
            <text:p>0,0001065979</text:p>
          </table:table-cell>
          <table:table-cell table:formula="of:=[.M560]-[.M682]" office:value-type="string" office:string-value="" calcext:value-type="error">
            <text:p>#VALEUR !</text:p>
          </table:table-cell>
          <table:table-cell table:formula="of:=[.N560]-[.N682]" office:value-type="float" office:value="0.590664831930018" calcext:value-type="float">
            <text:p>0,5906648319</text:p>
          </table:table-cell>
          <table:table-cell table:formula="of:=[.O560]-[.O682]" office:value-type="float" office:value="0.0000131829273719495" calcext:value-type="float">
            <text:p>1,31829273719495E-005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VALEUR !</text:p>
          </table:table-cell>
          <table:table-cell table:formula="of:=[.S560]-[.S682]" office:value-type="float" office:value="0.00734588627734734" calcext:value-type="float">
            <text:p>0,0073458863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DIV/0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.000436799391698397" calcext:value-type="float">
            <text:p>0,0004367994</text:p>
          </table:table-cell>
          <table:table-cell table:formula="of:=[.D561]-[.D683]" office:value-type="float" office:value="0.00268731718405903" calcext:value-type="float">
            <text:p>0,0026873172</text:p>
          </table:table-cell>
          <table:table-cell table:formula="of:=[.E561]-[.E683]" office:value-type="float" office:value="1" calcext:value-type="float">
            <text:p>1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.0230781701259299" calcext:value-type="float">
            <text:p>0,0230781701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VALEUR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string" office:string-value="" calcext:value-type="error">
            <text:p>#VALEUR !</text:p>
          </table:table-cell>
          <table:table-cell table:formula="of:=[.N561]-[.N683]" office:value-type="float" office:value="0.544620912530428" calcext:value-type="float">
            <text:p>0,5446209125</text:p>
          </table:table-cell>
          <table:table-cell table:formula="of:=[.O561]-[.O683]" office:value-type="string" office:string-value="" calcext:value-type="error">
            <text:p>#VALEUR !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float" office:value="0.0000267535884877266" calcext:value-type="float">
            <text:p>2,67535884877266E-005</text:p>
          </table:table-cell>
          <table:table-cell table:formula="of:=[.S561]-[.S683]" office:value-type="float" office:value="0.00828308885899233" calcext:value-type="float">
            <text:p>0,0082830889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DIV/0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.000345486048003345" calcext:value-type="float">
            <text:p>0,000345486</text:p>
          </table:table-cell>
          <table:table-cell table:formula="of:=[.D562]-[.D684]" office:value-type="float" office:value="0.00201024535623148" calcext:value-type="float">
            <text:p>0,0020102454</text:p>
          </table:table-cell>
          <table:table-cell table:formula="of:=[.E562]-[.E684]" office:value-type="float" office:value="1" calcext:value-type="float">
            <text:p>1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.0233363914275728" calcext:value-type="float">
            <text:p>0,0233363914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VALEUR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string" office:string-value="" calcext:value-type="error">
            <text:p>#VALEUR !</text:p>
          </table:table-cell>
          <table:table-cell table:formula="of:=[.N562]-[.N684]" office:value-type="float" office:value="0.571516262086385" calcext:value-type="float">
            <text:p>0,5715162621</text:p>
          </table:table-cell>
          <table:table-cell table:formula="of:=[.O562]-[.O684]" office:value-type="float" office:value="0.0000251459242034147" calcext:value-type="float">
            <text:p>2,51459242034147E-005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VALEUR !</text:p>
          </table:table-cell>
          <table:table-cell table:formula="of:=[.S562]-[.S684]" office:value-type="float" office:value="0.00815272553888167" calcext:value-type="float">
            <text:p>0,0081527255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DIV/0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.000384873502366006" calcext:value-type="float">
            <text:p>0,0003848735</text:p>
          </table:table-cell>
          <table:table-cell table:formula="of:=[.D563]-[.D685]" office:value-type="float" office:value="0.00194960312537291" calcext:value-type="float">
            <text:p>0,0019496031</text:p>
          </table:table-cell>
          <table:table-cell table:formula="of:=[.E563]-[.E685]" office:value-type="float" office:value="1" calcext:value-type="float">
            <text:p>1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.0232460519087607" calcext:value-type="float">
            <text:p>0,0232460519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VALEUR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float" office:value="0.000128013128015741" calcext:value-type="float">
            <text:p>0,0001280131</text:p>
          </table:table-cell>
          <table:table-cell table:formula="of:=[.N563]-[.N685]" office:value-type="float" office:value="0.563239667143021" calcext:value-type="float">
            <text:p>0,5632396671</text:p>
          </table:table-cell>
          <table:table-cell table:formula="of:=[.O563]-[.O685]" office:value-type="float" office:value="0.0000159047984513969" calcext:value-type="float">
            <text:p>1,59047984513969E-005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VALEUR !</text:p>
          </table:table-cell>
          <table:table-cell table:formula="of:=[.S563]-[.S685]" office:value-type="float" office:value="0.00851429525546827" calcext:value-type="float">
            <text:p>0,0085142953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DIV/0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.000379568418340397" calcext:value-type="float">
            <text:p>0,0003795684</text:p>
          </table:table-cell>
          <table:table-cell table:formula="of:=[.D564]-[.D686]" office:value-type="float" office:value="0.00320852210758368" calcext:value-type="float">
            <text:p>0,0032085221</text:p>
          </table:table-cell>
          <table:table-cell table:formula="of:=[.E564]-[.E686]" office:value-type="float" office:value="1" calcext:value-type="float">
            <text:p>1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.0265887281535768" calcext:value-type="float">
            <text:p>0,0265887282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VALEUR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string" office:string-value="" calcext:value-type="error">
            <text:p>#VALEUR !</text:p>
          </table:table-cell>
          <table:table-cell table:formula="of:=[.N564]-[.N686]" office:value-type="float" office:value="0.574539696082314" calcext:value-type="float">
            <text:p>0,5745396961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VALEUR !</text:p>
          </table:table-cell>
          <table:table-cell table:formula="of:=[.S564]-[.S686]" office:value-type="float" office:value="0.00922503435754276" calcext:value-type="float">
            <text:p>0,0092250344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DIV/0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.00040202146758507" calcext:value-type="float">
            <text:p>0,0004020215</text:p>
          </table:table-cell>
          <table:table-cell table:formula="of:=[.D565]-[.D687]" office:value-type="float" office:value="0.00309878527820084" calcext:value-type="float">
            <text:p>0,0030987853</text:p>
          </table:table-cell>
          <table:table-cell table:formula="of:=[.E565]-[.E687]" office:value-type="float" office:value="1" calcext:value-type="float">
            <text:p>1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.0256733697548906" calcext:value-type="float">
            <text:p>0,0256733698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VALEUR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string" office:string-value="" calcext:value-type="error">
            <text:p>#VALEUR !</text:p>
          </table:table-cell>
          <table:table-cell table:formula="of:=[.N565]-[.N687]" office:value-type="float" office:value="0.566848961997753" calcext:value-type="float">
            <text:p>0,566848962</text:p>
          </table:table-cell>
          <table:table-cell table:formula="of:=[.O565]-[.O687]" office:value-type="string" office:string-value="" calcext:value-type="error">
            <text:p>#VALEUR !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string" office:string-value="" calcext:value-type="error">
            <text:p>#VALEUR !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DIV/0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.000407089464047174" calcext:value-type="float">
            <text:p>0,0004070895</text:p>
          </table:table-cell>
          <table:table-cell table:formula="of:=[.D566]-[.D688]" office:value-type="float" office:value="0.00332625040761474" calcext:value-type="float">
            <text:p>0,0033262504</text:p>
          </table:table-cell>
          <table:table-cell table:formula="of:=[.E566]-[.E688]" office:value-type="float" office:value="1" calcext:value-type="float">
            <text:p>1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.0256755633685645" calcext:value-type="float">
            <text:p>0,0256755634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VALEUR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string" office:string-value="" calcext:value-type="error">
            <text:p>#VALEUR !</text:p>
          </table:table-cell>
          <table:table-cell table:formula="of:=[.N566]-[.N688]" office:value-type="float" office:value="0.567761433424842" calcext:value-type="float">
            <text:p>0,5677614334</text:p>
          </table:table-cell>
          <table:table-cell table:formula="of:=[.O566]-[.O688]" office:value-type="float" office:value="0.0000215336711552609" calcext:value-type="float">
            <text:p>2,15336711552609E-005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string" office:string-value="" calcext:value-type="error">
            <text:p>#VALEUR !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DIV/0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.000455609108446137" calcext:value-type="float">
            <text:p>0,0004556091</text:p>
          </table:table-cell>
          <table:table-cell table:formula="of:=[.D567]-[.D689]" office:value-type="float" office:value="0.00313257365489603" calcext:value-type="float">
            <text:p>0,0031325737</text:p>
          </table:table-cell>
          <table:table-cell table:formula="of:=[.E567]-[.E689]" office:value-type="float" office:value="1" calcext:value-type="float">
            <text:p>1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.0265644313577995" calcext:value-type="float">
            <text:p>0,0265644314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VALEUR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string" office:string-value="" calcext:value-type="error">
            <text:p>#VALEUR !</text:p>
          </table:table-cell>
          <table:table-cell table:formula="of:=[.N567]-[.N689]" office:value-type="float" office:value="0.525151029095604" calcext:value-type="float">
            <text:p>0,5251510291</text:p>
          </table:table-cell>
          <table:table-cell table:formula="of:=[.O567]-[.O689]" office:value-type="float" office:value="0.0000184710539764624" calcext:value-type="float">
            <text:p>1,84710539764624E-005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VALEUR !</text:p>
          </table:table-cell>
          <table:table-cell table:formula="of:=[.S567]-[.S689]" office:value-type="string" office:string-value="" calcext:value-type="error">
            <text:p>#VALEUR !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DIV/0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.000404152140336207" calcext:value-type="float">
            <text:p>0,0004041521</text:p>
          </table:table-cell>
          <table:table-cell table:formula="of:=[.D568]-[.D690]" office:value-type="float" office:value="0.00251375759962362" calcext:value-type="float">
            <text:p>0,0025137576</text:p>
          </table:table-cell>
          <table:table-cell table:formula="of:=[.E568]-[.E690]" office:value-type="float" office:value="1" calcext:value-type="float">
            <text:p>1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.0240008566808612" calcext:value-type="float">
            <text:p>0,0240008567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VALEUR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float" office:value="0.00013439294700845" calcext:value-type="float">
            <text:p>0,0001343929</text:p>
          </table:table-cell>
          <table:table-cell table:formula="of:=[.N568]-[.N690]" office:value-type="float" office:value="0.526296645147638" calcext:value-type="float">
            <text:p>0,5262966451</text:p>
          </table:table-cell>
          <table:table-cell table:formula="of:=[.O568]-[.O690]" office:value-type="string" office:string-value="" calcext:value-type="error">
            <text:p>#VALEUR !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string" office:string-value="" calcext:value-type="error">
            <text:p>#VALEUR !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DIV/0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.000488329737111224" calcext:value-type="float">
            <text:p>0,0004883297</text:p>
          </table:table-cell>
          <table:table-cell table:formula="of:=[.D569]-[.D691]" office:value-type="float" office:value="0.00320054823144983" calcext:value-type="float">
            <text:p>0,0032005482</text:p>
          </table:table-cell>
          <table:table-cell table:formula="of:=[.E569]-[.E691]" office:value-type="float" office:value="1" calcext:value-type="float">
            <text:p>1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.0240312558833921" calcext:value-type="float">
            <text:p>0,0240312559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VALEUR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.000197560626192837" calcext:value-type="float">
            <text:p>0,0001975606</text:p>
          </table:table-cell>
          <table:table-cell table:formula="of:=[.N569]-[.N691]" office:value-type="float" office:value="0.539259188158627" calcext:value-type="float">
            <text:p>0,5392591882</text:p>
          </table:table-cell>
          <table:table-cell table:formula="of:=[.O569]-[.O691]" office:value-type="string" office:string-value="" calcext:value-type="error">
            <text:p>#VALEUR !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float" office:value="0.0000200112956571312" calcext:value-type="float">
            <text:p>2,00112956571312E-005</text:p>
          </table:table-cell>
          <table:table-cell table:formula="of:=[.S569]-[.S691]" office:value-type="float" office:value="0.00796568637923712" calcext:value-type="float">
            <text:p>0,0079656864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DIV/0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.000530710880146483" calcext:value-type="float">
            <text:p>0,0005307109</text:p>
          </table:table-cell>
          <table:table-cell table:formula="of:=[.D570]-[.D692]" office:value-type="float" office:value="0.00315365938255643" calcext:value-type="float">
            <text:p>0,0031536594</text:p>
          </table:table-cell>
          <table:table-cell table:formula="of:=[.E570]-[.E692]" office:value-type="float" office:value="1" calcext:value-type="float">
            <text:p>1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.0236852770999764" calcext:value-type="float">
            <text:p>0,0236852771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VALEUR !</text:p>
          </table:table-cell>
          <table:table-cell table:formula="of:=[.L570]-[.L692]" office:value-type="float" office:value="0.000135419311304639" calcext:value-type="float">
            <text:p>0,0001354193</text:p>
          </table:table-cell>
          <table:table-cell table:formula="of:=[.M570]-[.M692]" office:value-type="float" office:value="0.000149644429857305" calcext:value-type="float">
            <text:p>0,0001496444</text:p>
          </table:table-cell>
          <table:table-cell table:formula="of:=[.N570]-[.N692]" office:value-type="float" office:value="0.504211943083942" calcext:value-type="float">
            <text:p>0,5042119431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VALEUR !</text:p>
          </table:table-cell>
          <table:table-cell table:formula="of:=[.S570]-[.S692]" office:value-type="float" office:value="0.00906729490418866" calcext:value-type="float">
            <text:p>0,0090672949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DIV/0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.000507390445781911" calcext:value-type="float">
            <text:p>0,0005073904</text:p>
          </table:table-cell>
          <table:table-cell table:formula="of:=[.D571]-[.D693]" office:value-type="float" office:value="0.00260981412452245" calcext:value-type="float">
            <text:p>0,0026098141</text:p>
          </table:table-cell>
          <table:table-cell table:formula="of:=[.E571]-[.E693]" office:value-type="float" office:value="1" calcext:value-type="float">
            <text:p>1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.0249242497113305" calcext:value-type="float">
            <text:p>0,0249242497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VALEUR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float" office:value="0.000176516427658499" calcext:value-type="float">
            <text:p>0,0001765164</text:p>
          </table:table-cell>
          <table:table-cell table:formula="of:=[.N571]-[.N693]" office:value-type="float" office:value="0.506331266606965" calcext:value-type="float">
            <text:p>0,5063312666</text:p>
          </table:table-cell>
          <table:table-cell table:formula="of:=[.O571]-[.O693]" office:value-type="string" office:string-value="" calcext:value-type="error">
            <text:p>#VALEUR !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VALEUR !</text:p>
          </table:table-cell>
          <table:table-cell table:formula="of:=[.S571]-[.S693]" office:value-type="float" office:value="0.00741941320036565" calcext:value-type="float">
            <text:p>0,0074194132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DIV/0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.000524563157182853" calcext:value-type="float">
            <text:p>0,0005245632</text:p>
          </table:table-cell>
          <table:table-cell table:formula="of:=[.D572]-[.D694]" office:value-type="float" office:value="0.00255854825452139" calcext:value-type="float">
            <text:p>0,0025585483</text:p>
          </table:table-cell>
          <table:table-cell table:formula="of:=[.E572]-[.E694]" office:value-type="float" office:value="1" calcext:value-type="float">
            <text:p>1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.0262721976711779" calcext:value-type="float">
            <text:p>0,0262721977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VALEUR !</text:p>
          </table:table-cell>
          <table:table-cell table:formula="of:=[.L572]-[.L694]" office:value-type="float" office:value="0.0000999503911443152" calcext:value-type="float">
            <text:p>9,99503911443152E-005</text:p>
          </table:table-cell>
          <table:table-cell table:formula="of:=[.M572]-[.M694]" office:value-type="string" office:string-value="" calcext:value-type="error">
            <text:p>#VALEUR !</text:p>
          </table:table-cell>
          <table:table-cell table:formula="of:=[.N572]-[.N694]" office:value-type="float" office:value="0.508313945448638" calcext:value-type="float">
            <text:p>0,5083139454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VALEUR !</text:p>
          </table:table-cell>
          <table:table-cell table:formula="of:=[.S572]-[.S694]" office:value-type="float" office:value="0.00789230460787955" calcext:value-type="float">
            <text:p>0,0078923046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DIV/0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.000522025208186029" calcext:value-type="float">
            <text:p>0,0005220252</text:p>
          </table:table-cell>
          <table:table-cell table:formula="of:=[.D573]-[.D695]" office:value-type="float" office:value="0.00252443761677209" calcext:value-type="float">
            <text:p>0,0025244376</text:p>
          </table:table-cell>
          <table:table-cell table:formula="of:=[.E573]-[.E695]" office:value-type="float" office:value="1" calcext:value-type="float">
            <text:p>1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.0253115490307264" calcext:value-type="float">
            <text:p>0,025311549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VALEUR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.000117141764994071" calcext:value-type="float">
            <text:p>0,0001171418</text:p>
          </table:table-cell>
          <table:table-cell table:formula="of:=[.N573]-[.N695]" office:value-type="float" office:value="0.484568960353998" calcext:value-type="float">
            <text:p>0,4845689604</text:p>
          </table:table-cell>
          <table:table-cell table:formula="of:=[.O573]-[.O695]" office:value-type="string" office:string-value="" calcext:value-type="error">
            <text:p>#VALEUR !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.00778104692023089" calcext:value-type="float">
            <text:p>0,0077810469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DIV/0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.000495891318453347" calcext:value-type="float">
            <text:p>0,0004958913</text:p>
          </table:table-cell>
          <table:table-cell table:formula="of:=[.D574]-[.D696]" office:value-type="float" office:value="0.00373765454751083" calcext:value-type="float">
            <text:p>0,0037376545</text:p>
          </table:table-cell>
          <table:table-cell table:formula="of:=[.E574]-[.E696]" office:value-type="float" office:value="1" calcext:value-type="float">
            <text:p>1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.0253542681080642" calcext:value-type="float">
            <text:p>0,0253542681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VALEUR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.000121744453880186" calcext:value-type="float">
            <text:p>0,0001217445</text:p>
          </table:table-cell>
          <table:table-cell table:formula="of:=[.N574]-[.N696]" office:value-type="float" office:value="0.494940849637665" calcext:value-type="float">
            <text:p>0,4949408496</text:p>
          </table:table-cell>
          <table:table-cell table:formula="of:=[.O574]-[.O696]" office:value-type="string" office:string-value="" calcext:value-type="error">
            <text:p>#VALEUR !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VALEUR !</text:p>
          </table:table-cell>
          <table:table-cell table:formula="of:=[.S574]-[.S696]" office:value-type="float" office:value="0.00718538186857333" calcext:value-type="float">
            <text:p>0,0071853819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DIV/0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.00040430803256982" calcext:value-type="float">
            <text:p>0,000404308</text:p>
          </table:table-cell>
          <table:table-cell table:formula="of:=[.D575]-[.D697]" office:value-type="float" office:value="0.00257117887882517" calcext:value-type="float">
            <text:p>0,0025711789</text:p>
          </table:table-cell>
          <table:table-cell table:formula="of:=[.E575]-[.E697]" office:value-type="float" office:value="1" calcext:value-type="float">
            <text:p>1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.0270235825638077" calcext:value-type="float">
            <text:p>0,0270235826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VALEUR !</text:p>
          </table:table-cell>
          <table:table-cell table:formula="of:=[.L575]-[.L697]" office:value-type="float" office:value="0.0000867389336442222" calcext:value-type="float">
            <text:p>8,67389336442222E-005</text:p>
          </table:table-cell>
          <table:table-cell table:formula="of:=[.M575]-[.M697]" office:value-type="string" office:string-value="" calcext:value-type="error">
            <text:p>#VALEUR !</text:p>
          </table:table-cell>
          <table:table-cell table:formula="of:=[.N575]-[.N697]" office:value-type="float" office:value="0.501965055764722" calcext:value-type="float">
            <text:p>0,5019650558</text:p>
          </table:table-cell>
          <table:table-cell table:formula="of:=[.O575]-[.O697]" office:value-type="float" office:value="0.0000220350132588438" calcext:value-type="float">
            <text:p>0,000022035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.00730957746561645" calcext:value-type="float">
            <text:p>0,0073095775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DIV/0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.000477374925285641" calcext:value-type="float">
            <text:p>0,0004773749</text:p>
          </table:table-cell>
          <table:table-cell table:formula="of:=[.D576]-[.D698]" office:value-type="float" office:value="0.00252440719200889" calcext:value-type="float">
            <text:p>0,0025244072</text:p>
          </table:table-cell>
          <table:table-cell table:formula="of:=[.E576]-[.E698]" office:value-type="float" office:value="1" calcext:value-type="float">
            <text:p>1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.0259216235745403" calcext:value-type="float">
            <text:p>0,0259216236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float" office:value="0.000174549318182773" calcext:value-type="float">
            <text:p>0,0001745493</text:p>
          </table:table-cell>
          <table:table-cell table:formula="of:=[.L576]-[.L698]" office:value-type="float" office:value="0.000103072149312676" calcext:value-type="float">
            <text:p>0,0001030721</text:p>
          </table:table-cell>
          <table:table-cell table:formula="of:=[.M576]-[.M698]" office:value-type="string" office:string-value="" calcext:value-type="error">
            <text:p>#VALEUR !</text:p>
          </table:table-cell>
          <table:table-cell table:formula="of:=[.N576]-[.N698]" office:value-type="float" office:value="0.513217968640693" calcext:value-type="float">
            <text:p>0,5132179686</text:p>
          </table:table-cell>
          <table:table-cell table:formula="of:=[.O576]-[.O698]" office:value-type="float" office:value="0.0000156638255763711" calcext:value-type="float">
            <text:p>1,56638255763711E-005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float" office:value="0.0000223470578222895" calcext:value-type="float">
            <text:p>2,23470578222895E-005</text:p>
          </table:table-cell>
          <table:table-cell table:formula="of:=[.S576]-[.S698]" office:value-type="float" office:value="0.00717661072775286" calcext:value-type="float">
            <text:p>0,0071766107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DIV/0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.00054727500595309" calcext:value-type="float">
            <text:p>0,000547275</text:p>
          </table:table-cell>
          <table:table-cell table:formula="of:=[.D577]-[.D699]" office:value-type="string" office:string-value="" calcext:value-type="error">
            <text:p>#VALEUR !</text:p>
          </table:table-cell>
          <table:table-cell table:formula="of:=[.E577]-[.E699]" office:value-type="float" office:value="1" calcext:value-type="float">
            <text:p>1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.0273380013118322" calcext:value-type="float">
            <text:p>0,0273380013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VALEUR !</text:p>
          </table:table-cell>
          <table:table-cell table:formula="of:=[.L577]-[.L699]" office:value-type="float" office:value="0.000115411247866453" calcext:value-type="float">
            <text:p>0,0001154112</text:p>
          </table:table-cell>
          <table:table-cell table:formula="of:=[.M577]-[.M699]" office:value-type="float" office:value="0.000116088550658926" calcext:value-type="float">
            <text:p>0,0001160886</text:p>
          </table:table-cell>
          <table:table-cell table:formula="of:=[.N577]-[.N699]" office:value-type="float" office:value="0.514082347644439" calcext:value-type="float">
            <text:p>0,5140823476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VALEUR !</text:p>
          </table:table-cell>
          <table:table-cell table:formula="of:=[.S577]-[.S699]" office:value-type="float" office:value="0.00801915026578911" calcext:value-type="float">
            <text:p>0,0080191503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DIV/0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.000390696292841315" calcext:value-type="float">
            <text:p>0,0003906963</text:p>
          </table:table-cell>
          <table:table-cell table:formula="of:=[.D578]-[.D700]" office:value-type="float" office:value="0.00318673780130674" calcext:value-type="float">
            <text:p>0,0031867378</text:p>
          </table:table-cell>
          <table:table-cell table:formula="of:=[.E578]-[.E700]" office:value-type="float" office:value="1" calcext:value-type="float">
            <text:p>1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.0270237468944454" calcext:value-type="float">
            <text:p>0,0270237469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VALEUR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float" office:value="0.000110235298387433" calcext:value-type="float">
            <text:p>0,0001102353</text:p>
          </table:table-cell>
          <table:table-cell table:formula="of:=[.N578]-[.N700]" office:value-type="float" office:value="0.52227976603501" calcext:value-type="float">
            <text:p>0,522279766</text:p>
          </table:table-cell>
          <table:table-cell table:formula="of:=[.O578]-[.O700]" office:value-type="float" office:value="0.0000155457127170669" calcext:value-type="float">
            <text:p>1,55457127170669E-005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float" office:value="0.0000199249465129347" calcext:value-type="float">
            <text:p>1,99249465129347E-005</text:p>
          </table:table-cell>
          <table:table-cell table:formula="of:=[.S578]-[.S700]" office:value-type="float" office:value="0.00730962191521978" calcext:value-type="float">
            <text:p>0,0073096219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DIV/0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.000430353750503287" calcext:value-type="float">
            <text:p>0,0004303538</text:p>
          </table:table-cell>
          <table:table-cell table:formula="of:=[.D579]-[.D701]" office:value-type="float" office:value="0.0036751230502876" calcext:value-type="float">
            <text:p>0,0036751231</text:p>
          </table:table-cell>
          <table:table-cell table:formula="of:=[.E579]-[.E701]" office:value-type="float" office:value="1" calcext:value-type="float">
            <text:p>1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.0267149833132479" calcext:value-type="float">
            <text:p>0,0267149833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VALEUR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float" office:value="0.000140608378487292" calcext:value-type="float">
            <text:p>0,0001406084</text:p>
          </table:table-cell>
          <table:table-cell table:formula="of:=[.N579]-[.N701]" office:value-type="float" office:value="0.549809124057668" calcext:value-type="float">
            <text:p>0,5498091241</text:p>
          </table:table-cell>
          <table:table-cell table:formula="of:=[.O579]-[.O701]" office:value-type="float" office:value="0.0000346106605264586" calcext:value-type="float">
            <text:p>3,46106605264586E-005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.0064701895269353" calcext:value-type="float">
            <text:p>0,0064701895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DIV/0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.00045152678524847" calcext:value-type="float">
            <text:p>0,0004515268</text:p>
          </table:table-cell>
          <table:table-cell table:formula="of:=[.D580]-[.D702]" office:value-type="float" office:value="0.00255538661101152" calcext:value-type="float">
            <text:p>0,0025553866</text:p>
          </table:table-cell>
          <table:table-cell table:formula="of:=[.E580]-[.E702]" office:value-type="float" office:value="1" calcext:value-type="float">
            <text:p>1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.0256279737707253" calcext:value-type="float">
            <text:p>0,0256279738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VALEUR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string" office:string-value="" calcext:value-type="error">
            <text:p>#VALEUR !</text:p>
          </table:table-cell>
          <table:table-cell table:formula="of:=[.N580]-[.N702]" office:value-type="float" office:value="0.568393365198932" calcext:value-type="float">
            <text:p>0,5683933652</text:p>
          </table:table-cell>
          <table:table-cell table:formula="of:=[.O580]-[.O702]" office:value-type="string" office:string-value="" calcext:value-type="error">
            <text:p>#VALEUR !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VALEUR !</text:p>
          </table:table-cell>
          <table:table-cell table:formula="of:=[.S580]-[.S702]" office:value-type="float" office:value="0.00787644067237235" calcext:value-type="float">
            <text:p>0,0078764407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DIV/0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.000359590469243296" calcext:value-type="float">
            <text:p>0,0003595905</text:p>
          </table:table-cell>
          <table:table-cell table:formula="of:=[.D581]-[.D703]" office:value-type="float" office:value="0.00221206518810438" calcext:value-type="float">
            <text:p>0,0022120652</text:p>
          </table:table-cell>
          <table:table-cell table:formula="of:=[.E581]-[.E703]" office:value-type="float" office:value="1" calcext:value-type="float">
            <text:p>1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.0216552352043523" calcext:value-type="float">
            <text:p>0,0216552352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VALEUR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string" office:string-value="" calcext:value-type="error">
            <text:p>#VALEUR !</text:p>
          </table:table-cell>
          <table:table-cell table:formula="of:=[.N581]-[.N703]" office:value-type="float" office:value="0.517519021217021" calcext:value-type="float">
            <text:p>0,5175190212</text:p>
          </table:table-cell>
          <table:table-cell table:formula="of:=[.O581]-[.O703]" office:value-type="float" office:value="0.0000137257584195266" calcext:value-type="float">
            <text:p>1,37257584195266E-005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VALEUR !</text:p>
          </table:table-cell>
          <table:table-cell table:formula="of:=[.S581]-[.S703]" office:value-type="float" office:value="0.00734779256374767" calcext:value-type="float">
            <text:p>0,0073477926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DIV/0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.000435000283535108" calcext:value-type="float">
            <text:p>0,0004350003</text:p>
          </table:table-cell>
          <table:table-cell table:formula="of:=[.D582]-[.D704]" office:value-type="float" office:value="0.00302074852171634" calcext:value-type="float">
            <text:p>0,0030207485</text:p>
          </table:table-cell>
          <table:table-cell table:formula="of:=[.E582]-[.E704]" office:value-type="float" office:value="1" calcext:value-type="float">
            <text:p>1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.0232705431133549" calcext:value-type="float">
            <text:p>0,0232705431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VALEUR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float" office:value="0.000138949947487663" calcext:value-type="float">
            <text:p>0,0001389499</text:p>
          </table:table-cell>
          <table:table-cell table:formula="of:=[.N582]-[.N704]" office:value-type="float" office:value="0.582093522794507" calcext:value-type="float">
            <text:p>0,5820935228</text:p>
          </table:table-cell>
          <table:table-cell table:formula="of:=[.O582]-[.O704]" office:value-type="float" office:value="0.0000231887948817982" calcext:value-type="float">
            <text:p>2,31887948817982E-005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VALEUR !</text:p>
          </table:table-cell>
          <table:table-cell table:formula="of:=[.S582]-[.S704]" office:value-type="float" office:value="0.00809584413671281" calcext:value-type="float">
            <text:p>0,0080958441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DIV/0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.000383190857010246" calcext:value-type="float">
            <text:p>0,0003831909</text:p>
          </table:table-cell>
          <table:table-cell table:formula="of:=[.D583]-[.D705]" office:value-type="float" office:value="0.00292156993126399" calcext:value-type="float">
            <text:p>0,0029215699</text:p>
          </table:table-cell>
          <table:table-cell table:formula="of:=[.E583]-[.E705]" office:value-type="float" office:value="1" calcext:value-type="float">
            <text:p>1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.0230764963103062" calcext:value-type="float">
            <text:p>0,0230764963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VALEUR !</text:p>
          </table:table-cell>
          <table:table-cell table:formula="of:=[.L583]-[.L705]" office:value-type="float" office:value="0.000129572153529132" calcext:value-type="float">
            <text:p>0,0001295722</text:p>
          </table:table-cell>
          <table:table-cell table:formula="of:=[.M583]-[.M705]" office:value-type="float" office:value="0.000105264698357743" calcext:value-type="float">
            <text:p>0,0001052647</text:p>
          </table:table-cell>
          <table:table-cell table:formula="of:=[.N583]-[.N705]" office:value-type="float" office:value="0.530145659694816" calcext:value-type="float">
            <text:p>0,5301456597</text:p>
          </table:table-cell>
          <table:table-cell table:formula="of:=[.O583]-[.O705]" office:value-type="float" office:value="0.0000142521568029936" calcext:value-type="float">
            <text:p>1,42521568029936E-005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float" office:value="0.00840563657121846" calcext:value-type="float">
            <text:p>0,0084056366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DIV/0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.000405045901904887" calcext:value-type="float">
            <text:p>0,0004050459</text:p>
          </table:table-cell>
          <table:table-cell table:formula="of:=[.D584]-[.D706]" office:value-type="float" office:value="0.00315744876920935" calcext:value-type="float">
            <text:p>0,0031574488</text:p>
          </table:table-cell>
          <table:table-cell table:formula="of:=[.E584]-[.E706]" office:value-type="float" office:value="1" calcext:value-type="float">
            <text:p>1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.022493965186168" calcext:value-type="float">
            <text:p>0,0224939652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VALEUR !</text:p>
          </table:table-cell>
          <table:table-cell table:formula="of:=[.L584]-[.L706]" office:value-type="float" office:value="0.000108468995453677" calcext:value-type="float">
            <text:p>0,000108469</text:p>
          </table:table-cell>
          <table:table-cell table:formula="of:=[.M584]-[.M706]" office:value-type="float" office:value="0.000109132208131201" calcext:value-type="float">
            <text:p>0,0001091322</text:p>
          </table:table-cell>
          <table:table-cell table:formula="of:=[.N584]-[.N706]" office:value-type="float" office:value="0.612674252808017" calcext:value-type="float">
            <text:p>0,6126742528</text:p>
          </table:table-cell>
          <table:table-cell table:formula="of:=[.O584]-[.O706]" office:value-type="float" office:value="0.0000129972823455427" calcext:value-type="float">
            <text:p>1,29972823455427E-005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VALEUR !</text:p>
          </table:table-cell>
          <table:table-cell table:formula="of:=[.S584]-[.S706]" office:value-type="float" office:value="0.00785232569295467" calcext:value-type="float">
            <text:p>0,0078523257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DIV/0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.000311656939095582" calcext:value-type="float">
            <text:p>0,0003116569</text:p>
          </table:table-cell>
          <table:table-cell table:formula="of:=[.D585]-[.D707]" office:value-type="float" office:value="0.0031249912735612" calcext:value-type="float">
            <text:p>0,0031249913</text:p>
          </table:table-cell>
          <table:table-cell table:formula="of:=[.E585]-[.E707]" office:value-type="float" office:value="1" calcext:value-type="float">
            <text:p>1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.0228663513648807" calcext:value-type="float">
            <text:p>0,0228663514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VALEUR !</text:p>
          </table:table-cell>
          <table:table-cell table:formula="of:=[.L585]-[.L707]" office:value-type="float" office:value="0.0000895534267266342" calcext:value-type="float">
            <text:p>8,95534267266342E-005</text:p>
          </table:table-cell>
          <table:table-cell table:formula="of:=[.M585]-[.M707]" office:value-type="string" office:string-value="" calcext:value-type="error">
            <text:p>#VALEUR !</text:p>
          </table:table-cell>
          <table:table-cell table:formula="of:=[.N585]-[.N707]" office:value-type="float" office:value="0.507077390793076" calcext:value-type="float">
            <text:p>0,5070773908</text:p>
          </table:table-cell>
          <table:table-cell table:formula="of:=[.O585]-[.O707]" office:value-type="float" office:value="0.0000128636747192584" calcext:value-type="float">
            <text:p>1,28636747192584E-005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VALEUR !</text:p>
          </table:table-cell>
          <table:table-cell table:formula="of:=[.S585]-[.S707]" office:value-type="float" office:value="0.0077716064649842" calcext:value-type="float">
            <text:p>0,0077716065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DIV/0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[.B586]-[.B831]" office:value-type="string" office:string-value="" calcext:value-type="error">
            <text:p>#DIV/0 !</text:p>
          </table:table-cell>
          <table:table-cell table:formula="of:=[.C586]-[.C831]" office:value-type="float" office:value="0.000326174756787114" calcext:value-type="float">
            <text:p>0,0003261748</text:p>
          </table:table-cell>
          <table:table-cell table:formula="of:=[.D586]-[.D831]" office:value-type="float" office:value="0.00317887199016539" calcext:value-type="float">
            <text:p>0,003178872</text:p>
          </table:table-cell>
          <table:table-cell table:formula="of:=[.E586]-[.E831]" office:value-type="float" office:value="1" calcext:value-type="float">
            <text:p>1</text:p>
          </table:table-cell>
          <table:table-cell table:formula="of:=[.F586]-[.F831]" office:value-type="string" office:string-value="" calcext:value-type="error">
            <text:p>#DIV/0 !</text:p>
          </table:table-cell>
          <table:table-cell table:formula="of:=[.G586]-[.G831]" office:value-type="string" office:string-value="" calcext:value-type="error">
            <text:p>#DIV/0 !</text:p>
          </table:table-cell>
          <table:table-cell table:formula="of:=[.H586]-[.H831]" office:value-type="string" office:string-value="" calcext:value-type="error">
            <text:p>#DIV/0 !</text:p>
          </table:table-cell>
          <table:table-cell table:formula="of:=[.I586]-[.I831]" office:value-type="float" office:value="0.0244886580816562" calcext:value-type="float">
            <text:p>0,0244886581</text:p>
          </table:table-cell>
          <table:table-cell table:formula="of:=[.J586]-[.J831]" office:value-type="string" office:string-value="" calcext:value-type="error">
            <text:p>#DIV/0 !</text:p>
          </table:table-cell>
          <table:table-cell table:formula="of:=[.K586]-[.K831]" office:value-type="string" office:string-value="" calcext:value-type="error">
            <text:p>#VALEUR !</text:p>
          </table:table-cell>
          <table:table-cell table:formula="of:=[.L586]-[.L831]" office:value-type="string" office:string-value="" calcext:value-type="error">
            <text:p>#VALEUR !</text:p>
          </table:table-cell>
          <table:table-cell table:formula="of:=[.M586]-[.M831]" office:value-type="string" office:string-value="" calcext:value-type="error">
            <text:p>#VALEUR !</text:p>
          </table:table-cell>
          <table:table-cell table:formula="of:=[.N586]-[.N831]" office:value-type="float" office:value="0.538937290190425" calcext:value-type="float">
            <text:p>0,5389372902</text:p>
          </table:table-cell>
          <table:table-cell table:formula="of:=[.O586]-[.O831]" office:value-type="float" office:value="0.0000187440496483899" calcext:value-type="float">
            <text:p>0,000018744</text:p>
          </table:table-cell>
          <table:table-cell table:formula="of:=[.P586]-[.P831]" office:value-type="string" office:string-value="" calcext:value-type="error">
            <text:p>#DIV/0 !</text:p>
          </table:table-cell>
          <table:table-cell table:formula="of:=[.Q586]-[.Q831]" office:value-type="string" office:string-value="" calcext:value-type="error">
            <text:p>#DIV/0 !</text:p>
          </table:table-cell>
          <table:table-cell table:formula="of:=[.R586]-[.R831]" office:value-type="string" office:string-value="" calcext:value-type="error">
            <text:p>#VALEUR !</text:p>
          </table:table-cell>
          <table:table-cell table:formula="of:=[.S586]-[.S831]" office:value-type="float" office:value="0.00790560355132545" calcext:value-type="float">
            <text:p>0,0079056036</text:p>
          </table:table-cell>
          <table:table-cell table:formula="of:=[.T586]-[.T831]" office:value-type="string" office:string-value="" calcext:value-type="error">
            <text:p>#DIV/0 !</text:p>
          </table:table-cell>
          <table:table-cell table:formula="of:=[.U586]-[.U831]" office:value-type="string" office:string-value="" calcext:value-type="error">
            <text:p>#DIV/0 !</text:p>
          </table:table-cell>
          <table:table-cell table:formula="of:=[.V586]-[.V83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number-columns-repeated="1023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number-columns-repeated="1023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number-columns-repeated="1023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number-columns-repeated="1023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55:54.476481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5:56:37.658145462</dc:date>
    <meta:generator>LibreOffice/4.2.8.2$Linux_X86_64 LibreOffice_project/420m0$Build-2</meta:generator>
    <meta:editing-duration>PT28M49S</meta:editing-duration>
    <meta:editing-cycles>9</meta:editing-cycles>
    <meta:document-statistic meta:table-count="1" meta:cell-count="14064" meta:object-count="0"/>
  </office:meta>
</office:document-meta>
</file>